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hakhtarske direction Russian army shelled Vuhledar, Prechystivka, Novoukrayinka and Zolot...</text:span>
</text:h>
      <text:p text:style-name="P4">
Authors: liveuamap (Language: en)</text:p>
      <text:p text:style-name="P4">
Time: 2023-05-01T-57:59:00</text:p>
      <text:p text:style-name="P4">
Location: Donetsk (Latitude:47.79298 Longtitude:36.98324)</text:p>
      <text:p text:style-name="P4">
Videos: []</text:p>
      <text:p text:style-name="P4">
Images: []</text:p>
      <text:p text:style-name="P4">
Tags: ["Russia"]</text:p>
      <text:p text:style-name="P4">
ID: 22559727</text:p>
      <!--METADATA-->
      <text:p text:style-name="P4">
At Shakhtarske direction Russian army shelled Vuhledar, Prechystivka,Novoukrayinka and Zolota Nyva, - General Staff of Armed Forces of Ukraine saysin the morning report</text:p>
      <text:p text:style-name="P4">
News Collection Link: <text:a xlink:type="simple" xlink:href="https://liveuamap.com/en/2023/1-may-at-shakhtarske-direction-russian-army-shelled-vuhledar" text:style-name="Internet_20_link" text:visited-style-name="Visited_20_Internet_20_Link">
https://liveuamap.com/en/2023/1-may-at-shakhtarske-direction-russian-army-shelled-vuhledar</text:a>
</text:p>
      <text:p text:style-name="P4">
Source: <text:a xlink:type="simple" xlink:href="https://t.me/lumsrc/4654" text:style-name="Internet_20_link" text:visited-style-name="Visited_20_Internet_20_Link">
https://t.me/lumsrc/4654</text:a>
</text:p>
      <!--NEWS-->
      <text:h text:style-name="P10" text:outline-level="1">
<text:span text:style-name="T4">
Chernihivska Oblast(22:12). Red Alert: aerial threat. Sirens sounding. Take cover now!</text:span>
</text:h>
      <text:p text:style-name="P4">
Authors: liveuamap (Language: en)</text:p>
      <text:p text:style-name="P4">
Time: 2023-05-01T16:13:00</text:p>
      <text:p text:style-name="P4">
Location: Chernihivska Oblast (Latitude:51.33272 Longtitude:32.00121)</text:p>
      <text:p text:style-name="P4">
Videos: []</text:p>
      <text:p text:style-name="P4">
Images: []</text:p>
      <text:p text:style-name="P4">
Tags: ["Europe", "Central and Eastern Europe"]</text:p>
      <text:p text:style-name="P4">
ID: 22559851</text:p>
      <!--METADATA-->
      <text:p text:style-name="P4">
Chernihivska Oblast(22:12). Red Alert: aerial threat. Sirens sounding. Takecover now!</text:p>
      <text:p text:style-name="P4">
News Collection Link: <text:a xlink:type="simple" xlink:href="https://liveuamap.com/en/2023/01-may-chernihivska-oblast2212-red-alert-aerig" text:style-name="Internet_20_link" text:visited-style-name="Visited_20_Internet_20_Link">
https://liveuamap.com/en/2023/01-may-chernihivska-oblast2212-red-alert-aerig</text:a>
</text:p>
      <text:p text:style-name="P4">
Source: <text:a xlink:type="simple" xlink:href="https://t.me/suspilnechernihiv/18152" text:style-name="Internet_20_link" text:visited-style-name="Visited_20_Internet_20_Link">
https://t.me/suspilnechernihiv/18152</text:a>
</text:p>
      <!--NEWS-->
      <text:h text:style-name="P10" text:outline-level="1">
<text:span text:style-name="T4">
Donetsk Oblast(23:35). Red Alert: aerial threat. Sirens sounding. Take cover now!</text:span>
</text:h>
      <text:p text:style-name="P4">
Authors: liveuamap (Language: en)</text:p>
      <text:p text:style-name="P4">
Time: 2023-05-01T17:35:00</text:p>
      <text:p text:style-name="P4">
Location: Donetsk Oblast (Latitude:48.72796 Longtitude:37.57739)</text:p>
      <text:p text:style-name="P4">
Videos: []</text:p>
      <text:p text:style-name="P4">
Images: []</text:p>
      <text:p text:style-name="P4">
Tags: ["Europe", "Central and Eastern Europe"]</text:p>
      <text:p text:style-name="P4">
ID: 22559853</text:p>
      <!--METADATA-->
      <text:p text:style-name="P4">
Donetsk Oblast(23:35). Red Alert: aerial threat. Sirens sounding. Take covernow!</text:p>
      <text:p text:style-name="P4">
News Collection Link: <text:a xlink:type="simple" xlink:href="https://liveuamap.com/en/2023/01-may-donetsk-oblast2335-red-alert-aerial-thg" text:style-name="Internet_20_link" text:visited-style-name="Visited_20_Internet_20_Link">
https://liveuamap.com/en/2023/01-may-donetsk-oblast2335-red-alert-aerial-thg</text:a>
</text:p>
      <text:p text:style-name="P4">
Source: <text:a xlink:type="simple" xlink:href="https://t.me/air_alert_ua/44180" text:style-name="Internet_20_link" text:visited-style-name="Visited_20_Internet_20_Link">
https://t.me/air_alert_ua/44180</text:a>
</text:p>
      <!--NEWS-->
      <text:h text:style-name="P10" text:outline-level="1">
<text:span text:style-name="T4">
Poltavska Oblast, Kharkiv, Kharkivska Oblast(23:37). Red Alert: aerial threat. Sirens soundin...</text:span>
</text:h>
      <text:p text:style-name="P4">
Authors: liveuamap (Language: en)</text:p>
      <text:p text:style-name="P4">
Time: 2023-05-01T17:37:00</text:p>
      <text:p text:style-name="P4">
Location: Poltavska Oblast (Latitude:49.47655 Longtitude:33.81963)</text:p>
      <text:p text:style-name="P4">
Videos: []</text:p>
      <text:p text:style-name="P4">
Images: []</text:p>
      <text:p text:style-name="P4">
Tags: ["Europe", "Central and Eastern Europe"]</text:p>
      <text:p text:style-name="P4">
ID: 22559854</text:p>
      <!--METADATA-->
      <text:p text:style-name="P4">
Poltavska Oblast, Kharkiv, Kharkivska Oblast(23:37). Red Alert: aerial threat.Sirens sounding. Take cover now!</text:p>
      <text:p text:style-name="P4">
News Collection Link: <text:a xlink:type="simple" xlink:href="https://liveuamap.com/en/2023/01-may-poltavska-oblast-kharkiv-kharkivska-obg" text:style-name="Internet_20_link" text:visited-style-name="Visited_20_Internet_20_Link">
https://liveuamap.com/en/2023/01-may-poltavska-oblast-kharkiv-kharkivska-obg</text:a>
</text:p>
      <text:p text:style-name="P4">
Source: <text:a xlink:type="simple" xlink:href="https://t.me/air_alert_ua/44182" text:style-name="Internet_20_link" text:visited-style-name="Visited_20_Internet_20_Link">
https://t.me/air_alert_ua/44182</text:a>
</text:p>
      <!--NEWS-->
      <text:h text:style-name="P10" text:outline-level="1">
<text:span text:style-name="T4">
Donetsk Oblast(00:59). Red Alert: aerial threat. Sirens sounding. Take cover now!</text:span>
</text:h>
      <text:p text:style-name="P4">
Authors: liveuamap (Language: en)</text:p>
      <text:p text:style-name="P4">
Time: 2023-05-01T19:00:00</text:p>
      <text:p text:style-name="P4">
Location: Donetsk Oblast (Latitude:48.72632 Longtitude:37.57688)</text:p>
      <text:p text:style-name="P4">
Videos: []</text:p>
      <text:p text:style-name="P4">
Images: []</text:p>
      <text:p text:style-name="P4">
Tags: ["Europe", "Central and Eastern Europe"]</text:p>
      <text:p text:style-name="P4">
ID: 22559855</text:p>
      <!--METADATA-->
      <text:p text:style-name="P4">
Donetsk Oblast(00:59). Red Alert: aerial threat. Sirens sounding. Take covernow!</text:p>
      <text:p text:style-name="P4">
News Collection Link: <text:a xlink:type="simple" xlink:href="https://liveuamap.com/en/2023/01-may-donetsk-oblast0059-red-alert-aerial-thg" text:style-name="Internet_20_link" text:visited-style-name="Visited_20_Internet_20_Link">
https://liveuamap.com/en/2023/01-may-donetsk-oblast0059-red-alert-aerial-thg</text:a>
</text:p>
      <text:p text:style-name="P4">
Source: <text:a xlink:type="simple" xlink:href="https://t.me/air_alert_ua/44186" text:style-name="Internet_20_link" text:visited-style-name="Visited_20_Internet_20_Link">
https://t.me/air_alert_ua/44186</text:a>
</text:p>
      <!--NEWS-->
      <text:h text:style-name="P10" text:outline-level="1">
<text:span text:style-name="T4">
Chernihivska Oblast, Sumska Oblast(02:59). Red Alert: aerial threat. Sirens sounding. Take co...</text:span>
</text:h>
      <text:p text:style-name="P4">
Authors: liveuamap (Language: en)</text:p>
      <text:p text:style-name="P4">
Time: 2023-05-01T21:00:00</text:p>
      <text:p text:style-name="P4">
Location: Chernihivska Oblast (Latitude:51.33333000 Longtitude:32.00000000)</text:p>
      <text:p text:style-name="P4">
Videos: []</text:p>
      <text:p text:style-name="P4">
Images: []</text:p>
      <text:p text:style-name="P4">
Tags: ["Europe", "Central and Eastern Europe"]</text:p>
      <text:p text:style-name="P4">
ID: 22559856</text:p>
      <!--METADATA-->
      <text:p text:style-name="P4">
Chernihivska Oblast, Sumska Oblast(02:59). Red Alert: aerial threat. Sirenssounding. Take cover now!</text:p>
      <text:p text:style-name="P4">
News Collection Link: <text:a xlink:type="simple" xlink:href="https://liveuamap.com/en/2023/02-may-chernihivska-oblast-sumska-oblast0259-g" text:style-name="Internet_20_link" text:visited-style-name="Visited_20_Internet_20_Link">
https://liveuamap.com/en/2023/02-may-chernihivska-oblast-sumska-oblast0259-g</text:a>
</text:p>
      <text:p text:style-name="P4">
Source: <text:a xlink:type="simple" xlink:href="https://t.me/air_alert_ua/44189" text:style-name="Internet_20_link" text:visited-style-name="Visited_20_Internet_20_Link">
https://t.me/air_alert_ua/44189</text:a>
</text:p>
      <!--NEWS-->
      <text:h text:style-name="P10" text:outline-level="1">
<text:span text:style-name="T4">
Donetsk Oblast(04:00). Red Alert: aerial threat. Sirens sounding. Take cover now!</text:span>
</text:h>
      <text:p text:style-name="P4">
Authors: liveuamap (Language: en)</text:p>
      <text:p text:style-name="P4">
Time: 2023-05-01T22:01:00</text:p>
      <text:p text:style-name="P4">
Location: Donetsk Oblast (Latitude:48.72775 Longtitude:37.57895)</text:p>
      <text:p text:style-name="P4">
Videos: []</text:p>
      <text:p text:style-name="P4">
Images: []</text:p>
      <text:p text:style-name="P4">
Tags: ["Europe", "Central and Eastern Europe"]</text:p>
      <text:p text:style-name="P4">
ID: 22559858</text:p>
      <!--METADATA-->
      <text:p text:style-name="P4">
Donetsk Oblast(04:00). Red Alert: aerial threat. Sirens sounding. Take covernow!</text:p>
      <text:p text:style-name="P4">
News Collection Link: <text:a xlink:type="simple" xlink:href="https://liveuamap.com/en/2023/02-may-donetsk-oblast0400-red-alert-aerial-thg" text:style-name="Internet_20_link" text:visited-style-name="Visited_20_Internet_20_Link">
https://liveuamap.com/en/2023/02-may-donetsk-oblast0400-red-alert-aerial-thg</text:a>
</text:p>
      <text:p text:style-name="P4">
Source: <text:a xlink:type="simple" xlink:href="https://t.me/air_alert_ua/44192" text:style-name="Internet_20_link" text:visited-style-name="Visited_20_Internet_20_Link">
https://t.me/air_alert_ua/44192</text:a>
</text:p>
      <!--NEWS-->
      <text:h text:style-name="P10" text:outline-level="1">
<text:span text:style-name="T4">
Donetsk Oblast(05:35). Red Alert: aerial threat. Sirens sounding. Take cover now!</text:span>
</text:h>
      <text:p text:style-name="P4">
Authors: liveuamap (Language: en)</text:p>
      <text:p text:style-name="P4">
Time: 2023-05-01T23:36:00</text:p>
      <text:p text:style-name="P4">
Location: Donetsk Oblast (Latitude:48.72793 Longtitude:37.57807)</text:p>
      <text:p text:style-name="P4">
Videos: []</text:p>
      <text:p text:style-name="P4">
Images: []</text:p>
      <text:p text:style-name="P4">
Tags: ["Europe", "Central and Eastern Europe"]</text:p>
      <text:p text:style-name="P4">
ID: 22559859</text:p>
      <!--METADATA-->
      <text:p text:style-name="P4">
Donetsk Oblast(05:35). Red Alert: aerial threat. Sirens sounding. Take covernow!</text:p>
      <text:p text:style-name="P4">
News Collection Link: <text:a xlink:type="simple" xlink:href="https://liveuamap.com/en/2023/02-may-donetsk-oblast0535-red-alert-aerial-thg" text:style-name="Internet_20_link" text:visited-style-name="Visited_20_Internet_20_Link">
https://liveuamap.com/en/2023/02-may-donetsk-oblast0535-red-alert-aerial-thg</text:a>
</text:p>
      <text:p text:style-name="P4">
Source: <text:a xlink:type="simple" xlink:href="https://t.me/air_alert_ua/44195" text:style-name="Internet_20_link" text:visited-style-name="Visited_20_Internet_20_Link">
https://t.me/air_alert_ua/44195</text:a>
</text:p>
      <!--NEWS-->
      <text:h text:style-name="P10" text:outline-level="1">
<text:span text:style-name="T4">
Kharkiv, Kharkivska Oblast(05:36). Red Alert: aerial threat. Sirens sounding. Take cover now!</text:span>
</text:h>
      <text:p text:style-name="P4">
Authors: liveuamap (Language: en)</text:p>
      <text:p text:style-name="P4">
Time: 2023-05-01T23:38:00</text:p>
      <text:p text:style-name="P4">
Location: Kharkiv (Latitude:49.9802 Longtitude:36.25333)</text:p>
      <text:p text:style-name="P4">
Videos: []</text:p>
      <text:p text:style-name="P4">
Images: []</text:p>
      <text:p text:style-name="P4">
Tags: ["Europe", "Central and Eastern Europe"]</text:p>
      <text:p text:style-name="P4">
ID: 22559860</text:p>
      <!--METADATA-->
      <text:p text:style-name="P4">
Kharkiv, Kharkivska Oblast(05:36). Red Alert: aerial threat. Sirens sounding.Take cover now!</text:p>
      <text:p text:style-name="P4">
News Collection Link: <text:a xlink:type="simple" xlink:href="https://liveuamap.com/en/2023/02-may-kharkiv-kharkivska-oblast0536-red-alerg" text:style-name="Internet_20_link" text:visited-style-name="Visited_20_Internet_20_Link">
https://liveuamap.com/en/2023/02-may-kharkiv-kharkivska-oblast0536-red-alerg</text:a>
</text:p>
      <text:p text:style-name="P4">
Source: <text:a xlink:type="simple" xlink:href="https://t.me/air_alert_ua/44196" text:style-name="Internet_20_link" text:visited-style-name="Visited_20_Internet_20_Link">
https://t.me/air_alert_ua/44196</text:a>
</text:p>
      <!--NEWS-->
      <text:h text:style-name="P10" text:outline-level="1">
<text:span text:style-name="T4">
Армієць Ілля Ковтун завоював два «золота» на етапі КС зі спортивної гімнастики</text:span>
</text:h>
      <text:p text:style-name="P4">
Author: ['АРМІЯINFORM']</text:p>
      <text:p text:style-name="P4">
Time: 2023-05-01T35:00:00-04:00</text:p>
      <text:p text:style-name="P4">
Description: Українець, представник ЗС України, Ілля Ковтун завоював дві золоті нагороди на етап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173b20fe7c9c074274621.jpg" text:style-name="Internet_20_link" text:visited-style-name="Visited_20_Internet_20_Link">
6173b20fe7c9c074274621.jpg</text:a>
']</text:p>
      <text:p text:style-name="P4">
Tags: ['АРМІЙСЬКИЙ СПОРТ', 'ІЛЛЯ КОВТУН', 'СПОРТИВНА ГІМНАСТИКА']</text:p>
      <text:p text:style-name="P4">
Category: News</text:p>
      <!--METADATA-->
      <text:p text:style-name="P4">
<draw:frame draw:style-name="fr1" draw:name="Image2" text:anchor-type="as-char" svg:width="6.9236in" svg:height="4.617176in" draw:z-index="0">
<draw:image xlink:href="../Images/AРМІЯINFORM/2023-05-01T35-00-00-04-00/6173b20fe7c9c074274621.jpg" xlink:type="simple" xlink:show="embed" xlink:actuate="onLoad" draw:mime-type="image/jpeg"/>
</draw:frame>
</text:p>
      <text:p text:style-name="P4">
Українець, представник ЗС України, Ілля Ковтун завоював дві золоті нагороди наетапі Кубка світу зі спортивної гімнастики в Каїрі.</text:p>
      <text:p text:style-name="P4">
Про це<text:a xlink:type="simple" xlink:href="https%3A%2F%2Fwww.facebook.com%2Folympicua%2Fposts%2Fpfbid02VxFL2rfrsncTLepjVFcX6qrNRYyHAxw9mdJaPSDT2fyMjLU8M3fLabTUsXYRvh9ol&amp;show_text=true&amp;width=500" text:style-name="Internet_20_link" text:visited-style-name="Visited_20_Internet_20_Link">
повідомляє</text:a>
Національний олімпійський комітет України.</text:p>
      <text:p text:style-name="P4">
Ілля Ковтун завоював золоті нагороди у вправах на перекладині (14,100 балів)та на паралельних брусах (14,830 балів).</text:p>
      <text:p text:style-name="P4">
Раніше Ілля переміг у фіналі вільних вправ та здобув «бронзу» у вправах кінь-махи.</text:p>
      <text:p text:style-name="P4">
Source: <text:a xlink:type="simple" xlink:href="https://armyinform.com.ua/2023/05/01/armiyecz-illya-kovtun-zavoyuvav-dva-zolota-na-etapi-ks-zi-sportyvnoyi-gimnastyky/" text:style-name="Internet_20_link" text:visited-style-name="Visited_20_Internet_20_Link">
https://armyinform.com.ua/2023/05/01/armiyecz-illya-kovtun-zavoyuvav-dva-zolota-na-etapi-ks-zi-sportyvnoyi-gimnastyky/</text:a>
</text:p>
      <!--NEWS-->
      <text:h text:style-name="P10" text:outline-level="1">
<text:span text:style-name="T4">
На Херсонщині готують шляхи евакуації людей на випадок масованого обстрілу</text:span>
</text:h>
      <text:p text:style-name="P4">
Author: ['АРМІЯINFORM']</text:p>
      <text:p text:style-name="P4">
Time: 2023-05-01T36:00:00-04:00</text:p>
      <text:p text:style-name="P4">
Description: Останніми днями росіяни посилили обстріли Херсонщини. Через це місцева влада виріш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79028-1_large.jpg" text:style-name="Internet_20_link" text:visited-style-name="Visited_20_Internet_20_Link">
179028-1_large.jpg</text:a>
']</text:p>
      <text:p text:style-name="P4">
Tags: ['ВОРОЖІ ОБСТРІЛИ', 'ХЕРСОНЩИНА']</text:p>
      <text:p text:style-name="P4">
Category: News</text:p>
      <!--METADATA-->
      <text:p text:style-name="P4">
<draw:frame draw:style-name="fr1" draw:name="Image3" text:anchor-type="as-char" svg:width="6.9236in" svg:height="4.615733in" draw:z-index="0">
<draw:image xlink:href="../Images/AРМІЯINFORM/2023-05-01T36-00-00-04-00/179028-1_large.jpg" xlink:type="simple" xlink:show="embed" xlink:actuate="onLoad" draw:mime-type="image/jpeg"/>
</draw:frame>
</text:p>
      <text:p text:style-name="P4">
Останніми днями росіяни посилили обстріли Херсонщини. Через це місцева владавирішила вжити додаткових заходів безпеки щодо цивільного населення. Зокрема,завчасно опрацювати шляхи евакуації у разі масованого обстрілу.</text:p>
      <text:p text:style-name="P4">
Про це <text:a xlink:type="simple" xlink:href="https://minre.gov.ua/2023/04/30/vlada-hersonshhyny-vzhyvaye-dodatkovyh-zahodiv-bezpeky-shhodo-czyvilnogo-naselennya/" text:style-name="Internet_20_link" text:visited-style-name="Visited_20_Internet_20_Link">
повідомляє</text:a>
Мінреінтеграції.</text:p>
      <text:p text:style-name="P4">
Визначені безпечні маршрути виїзду транспорту з населених пунктів, місцятимчасового проживання людей, а також порядок забезпечення їх ліками та їжею.</text:p>
      <text:p text:style-name="P4">
Крім того, адміністрація складає списки маломобільних мешканців, які не можутьсамостійно дістатися до місця збору. А також багатодітних сімей, які живутьбіля лінії зіткнення.</text:p>
      <text:p text:style-name="P4">
Source: <text:a xlink:type="simple" xlink:href="https://armyinform.com.ua/2023/05/01/na-hersonshhyni-gotuyut-shlyahy-evakuacziyi-lyudej-na-vypadok-masovanogo-obstrilu/" text:style-name="Internet_20_link" text:visited-style-name="Visited_20_Internet_20_Link">
https://armyinform.com.ua/2023/05/01/na-hersonshhyni-gotuyut-shlyahy-evakuacziyi-lyudej-na-vypadok-masovanogo-obstrilu/</text:a>
</text:p>
      <!--NEWS-->
      <text:h text:style-name="P10" text:outline-level="1">
<text:span text:style-name="T4">
Президент Чехії залишив послання росіянам на військовій техніці</text:span>
</text:h>
      <text:p text:style-name="P4">
Author: ['АРМІЯINFORM']</text:p>
      <text:p text:style-name="P4">
Time: 2023-05-01T37:00:00-04:00</text:p>
      <text:p text:style-name="P4">
Description: Президент Чехії Петр Павел під час візиту в Україну зробив напис на броні війсь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5oadewaaqdih9-1.jpg" text:style-name="Internet_20_link" text:visited-style-name="Visited_20_Internet_20_Link">
fu5oadewaaqdih9-1.jpg</text:a>
']</text:p>
      <text:p text:style-name="P4">
Tags: ['ПЕТР ПАВЕЛ', 'ЧЕХІЯ']</text:p>
      <text:p text:style-name="P4">
Category: News</text:p>
      <!--METADATA-->
      <text:p text:style-name="P4">
<draw:frame draw:style-name="fr1" draw:name="Image4" text:anchor-type="as-char" svg:width="6.9236in" svg:height="6.9236in" draw:z-index="0">
<draw:image xlink:href="../Images/AРМІЯINFORM/2023-05-01T37-00-00-04-00/fu5oadewaaqdih9-1.jpg" xlink:type="simple" xlink:show="embed" xlink:actuate="onLoad" draw:mime-type="image/jpeg"/>
</draw:frame>
</text:p>
      <text:p text:style-name="P4">
Президент Чехії Петр Павел під час візиту в Україну зробив напис на бронівійськової техніки ЗСУ, закликаючи забиратися з України.</text:p>
      <text:p text:style-name="P4">
Про це<text:a xlink:type="simple" xlink:href="https://twitter.com/prezidentpavel/status/1652344338406416385" text:style-name="Internet_20_link" text:visited-style-name="Visited_20_Internet_20_Link">
йдеться</text:a>
 у його Twitter.</text:p>
      <text:p text:style-name="P4">
«russia, go home», — написав Петр Павел.</text:p>
      <text:p text:style-name="P4">
Президент Чехії зазначив, що йому знайоме це відчуття, коли ваш підрозділрушає на передову, і ви хочете йти з ним, хочете вести й бути прикладом.</text:p>
      <text:p text:style-name="P4">
«Як командир, я завжди був поруч зі своїми солдатами. Зараз це вже не мояроль. Я приїхав сюди, щоб підбадьорити їх. Ми з вами. Ви помститеся заполеглих, ви відстоїте свободу. росія, забирайся додому», — написав президентЧехії.</text:p>
      <text:p text:style-name="P4">
Як повідомлялося, Петр Павел разом зі словацькою колегою Зузаною Чапутовоюздійснив візит в Україну, під час якого вони побували в Києві, Бучі,Бородянці.</text:p>
      <text:p text:style-name="P4">
Source: <text:a xlink:type="simple" xlink:href="https://armyinform.com.ua/2023/05/01/prezydent-chehiyi-zalyshyv-poslannya-rosiyanam-na-vijskovij-tehniczi/" text:style-name="Internet_20_link" text:visited-style-name="Visited_20_Internet_20_Link">
https://armyinform.com.ua/2023/05/01/prezydent-chehiyi-zalyshyv-poslannya-rosiyanam-na-vijskovij-tehniczi/</text:a>
</text:p>
      <!--NEWS-->
      <text:h text:style-name="P10" text:outline-level="1">
<text:span text:style-name="T4">
Україна закликала світ пришвидшити конфіскацію російських активів</text:span>
</text:h>
      <text:p text:style-name="P4">
Author: ['АРМІЯINFORM']</text:p>
      <text:p text:style-name="P4">
Time: 2023-05-01T38:00:00-04:00</text:p>
      <text:p text:style-name="P4">
Description: Україна закликає світову спільноту сфокусуватися на посиленні імплементації санкцій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82858776-642.jpeg" text:style-name="Internet_20_link" text:visited-style-name="Visited_20_Internet_20_Link">
630_360_1682858776-642.jpeg</text:a>
']</text:p>
      <text:p text:style-name="P4">
Tags: ['КРАХ РОСІЙСЬКОЇ ЕКОНОМІКИ']</text:p>
      <text:p text:style-name="P4">
Category: News</text:p>
      <!--METADATA-->
      <text:p text:style-name="P4">
<draw:frame draw:style-name="fr1" draw:name="Image5" text:anchor-type="as-char" svg:width="6.9236in" svg:height="3.956343in" draw:z-index="0">
<draw:image xlink:href="../Images/AРМІЯINFORM/2023-05-01T38-00-00-04-00/630_360_1682858776-642.jpeg" xlink:type="simple" xlink:show="embed" xlink:actuate="onLoad" draw:mime-type="image/jpeg"/>
</draw:frame>
</text:p>
      <text:p text:style-name="P4">
Україна закликає світову спільноту сфокусуватися на посиленні імплементаціїсанкцій до росії та прискорити розробку механізмів конфіскації російськихактивів, аби спрямування їх на відновлення нашої країни.</text:p>
      <text:p text:style-name="P4">
Про це<text:a xlink:type="simple" xlink:href="http://mof.gov.ua/uk/news/the_aggressor_must_compensate_ukraine_for_its_losses_the_process_of_confiscation_of_russian_assets_should_be_accelerated_sergii_marchenko_during_an_informal_meeting_of_eu_ministers_of_economy_and_finance-3982" text:style-name="Internet_20_link" text:visited-style-name="Visited_20_Internet_20_Link">
повідомляє</text:a>
пресслужба Мінфіну за підсумками зустрічі міністра фінансів України СергіяМарченка з міністрами економіки та фінансів країн Європейського Союзу(ECOFIN), яка проходила у Стокгольмі в контексті головування Швеції в Раді ЄС.</text:p>
      <text:p text:style-name="P4">
«Масштаб труднощів, які Україна переживає вже понад рік, є безпрецедентним уновітній історії. Незважаючи на це, нам вдається успішно протистояти шокам тавикликам війни завдяки згуртованості українців, виваженій політиці урядуУкраїни та вагомій міжнародній підтримці. Сьогодні наша фінансова системабезперечно у кращому стані, ніж рік тому, а економіка демонструє поступовевідновлення», — зауважив Сергій Марченко.</text:p>
      <text:p text:style-name="P4">
Source: <text:a xlink:type="simple" xlink:href="https://armyinform.com.ua/2023/05/01/ukrayina-zaklykala-svit-pryshvydshyty-konfiskacziyu-rosijskyh-aktyviv/" text:style-name="Internet_20_link" text:visited-style-name="Visited_20_Internet_20_Link">
https://armyinform.com.ua/2023/05/01/ukrayina-zaklykala-svit-pryshvydshyty-konfiskacziyu-rosijskyh-aktyviv/</text:a>
</text:p>
      <!--NEWS-->
      <text:h text:style-name="P10" text:outline-level="1">
<text:span text:style-name="T4">
Україна та Японія домовились про співпрацю у сфері цифрової трансформації</text:span>
</text:h>
      <text:p text:style-name="P4">
Author: ['АРМІЯINFORM']</text:p>
      <text:p text:style-name="P4">
Time: 2023-05-01T39:00:00-04:00</text:p>
      <text:p text:style-name="P4">
Description: Мінцифра, Держспецзв'язку та Міністерство цифровізації Японії вперше уклали тристоронн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blrmqeq-scaled.jpeg" text:style-name="Internet_20_link" text:visited-style-name="Visited_20_Internet_20_Link">
6blrmqeq-scaled.jpeg</text:a>
']</text:p>
      <text:p text:style-name="P4">
Tags: ['МЕМОРАНДУМ', 'УКРАЇНА', 'ЦИФРОВА ТРАНСФОРМАЦІЯ ДЛЯ УКРАЇНИ', 'ЯПОНІЯ']</text:p>
      <text:p text:style-name="P4">
Category: News</text:p>
      <!--METADATA-->
      <text:p text:style-name="P4">
<draw:frame draw:style-name="fr1" draw:name="Image6" text:anchor-type="as-char" svg:width="6.9236in" svg:height="4.615733in" draw:z-index="0">
<draw:image xlink:href="../Images/AРМІЯINFORM/2023-05-01T39-00-00-04-00/6blrmqeq-scaled.jpeg" xlink:type="simple" xlink:show="embed" xlink:actuate="onLoad" draw:mime-type="image/jpeg"/>
</draw:frame>
</text:p>
      <text:p text:style-name="P4">
Мінцифра, Держспецзв'язку та Міністерство цифровізації Японії вперше уклалитристоронній меморандум, що стане початком потужного діджитал-співробітництваміж країнами.</text:p>
      <text:p text:style-name="P4">
Про це <text:a xlink:type="simple" xlink:href="https://thedigital.gov.ua/news/pochatok-potuzhnoi-tsifrovoi-spivpratsi-mintsifra-derzhspetszvyazku-ta-ministerstvo-tsifrovizatsii-yaponii-pidpisali-memorandum" text:style-name="Internet_20_link" text:visited-style-name="Visited_20_Internet_20_Link">
повідомляє</text:a>
 Міністерство цифровоїтрансформації України.</text:p>
      <text:p text:style-name="P4">
Документ підписали на онлайн-зустрічі Віцепрем’єр-міністра з інновацій,розвитку освіти, науки та технологій — Міністра цифрової трансформації УкраїниМихайла Федорова з Міністром цифровізації Японії Таро Коно під час робочоговізиту заступника Валерії Іонан у Токіо.</text:p>
      <text:p text:style-name="P4">
«Уряд Японії зараз сфокусувався на покращенні сфери держсервісів. Тому півторароку тому там з’явилося Міністерство цифровізації. В Україні цей процес триваєвже понад 3 роки — будуємо найзручнішу цифрову державу, запускаємо новіонлайн-послуги навіть попри виклики війни. Переконаний, що японсько-українськівідносини мають великий потенціал, адже обмін цифровими кейсами між нашимикраїнами буде корисний обом сторонам», — зазначив Михайло Федоров.</text:p>
      <text:p text:style-name="P4">
У межах меморандуму Японія допомагатиме Україні розвивати інновації тапосилювати кіберзахист. Сьогодні Україна протистоїть ворогу не лише на фронті,а й у кіберпросторі. Технологічні рішення Японії допоможуть посилитиукраїнські цифрові кордони та захистити інформаційні системи об’єктівкритичної інфраструктури. Також під час зустрічі міністри домовилися про обміннайкращими практиками розвитку IT-галузі та розбудови електронного уряду.</text:p>
      <text:p text:style-name="P4">
Source: <text:a xlink:type="simple" xlink:href="https://armyinform.com.ua/2023/05/01/ukrayina-ta-yaponiya-domovylys-pro-spivpraczyu-u-sferi-czyfrovoyi-transformacziyi/" text:style-name="Internet_20_link" text:visited-style-name="Visited_20_Internet_20_Link">
https://armyinform.com.ua/2023/05/01/ukrayina-ta-yaponiya-domovylys-pro-spivpraczyu-u-sferi-czyfrovoyi-transformacziyi/</text:a>
</text:p>
      <!--NEWS-->
      <text:h text:style-name="P10" text:outline-level="1">
<text:span text:style-name="T4">
В Ірпені зʼявився мурал, присвячений Бахмуту</text:span>
</text:h>
      <text:p text:style-name="P4">
Author: ['АРМІЯINFORM']</text:p>
      <text:p text:style-name="P4">
Time: 2023-05-01T40:00:00-04:00</text:p>
      <text:p text:style-name="P4">
Description: У місті Ірпінь на Київщині відбулося відкриття муралу, присвяченого Бахмуту.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82874003-940-e1682878507221.jpg" text:style-name="Internet_20_link" text:visited-style-name="Visited_20_Internet_20_Link">
1682874003-940-e1682878507221.jpg</text:a>
', '<text:a xlink:type="simple" xlink:href="https://armyinform.com.ua/wp-content/uploads/2023/04/1682873997-730-150x150.jpg" text:style-name="Internet_20_link" text:visited-style-name="Visited_20_Internet_20_Link">
1682873997-730-150x150.jpg</text:a>
', '<text:a xlink:type="simple" xlink:href="https://armyinform.com.ua/wp-content/uploads/2023/04/1682873984-742-150x150.jpg" text:style-name="Internet_20_link" text:visited-style-name="Visited_20_Internet_20_Link">
1682873984-742-150x150.jpg</text:a>
']</text:p>
      <text:p text:style-name="P4">
Tags: ['БАХМУТ', 'ІРПІНЬ', 'КИЇВЩИНА', 'МУРАЛ', 'ОЛЕКСАНДР МАРКУШИН']</text:p>
      <text:p text:style-name="P4">
Category: News</text:p>
      <!--METADATA-->
      <text:p text:style-name="P4">
<draw:frame draw:style-name="fr1" draw:name="Image7" text:anchor-type="as-char" svg:width="6.9236in" svg:height="5.060871in" draw:z-index="0">
<draw:image xlink:href="../Images/AРМІЯINFORM/2023-05-01T40-00-00-04-00/1682874003-940-e1682878507221.jpg" xlink:type="simple" xlink:show="embed" xlink:actuate="onLoad" draw:mime-type="image/jpeg"/>
</draw:frame>
</text:p>
      <text:p text:style-name="P4">
У місті Ірпінь на Київщині відбулося відкриття муралу, присвяченого Бахмуту.</text:p>
      <text:p text:style-name="P4">
Про це <text:a xlink:type="simple" xlink:href="http://t.me/s/markushyn" text:style-name="Internet_20_link" text:visited-style-name="Visited_20_Internet_20_Link">
повідомив</text:a>
 у Telegram мер Ірпеня ОлександрМаркушин.</text:p>
      <text:p text:style-name="P4">
Мурал, на якому зображено пачку легендарної «Артемсолі», має назву «Ірпінь таБахмут – міста відважних людей». На муралі також є напис «Бахмут, Ірпінь звами».</text:p>
      <text:p text:style-name="P4">
<text:a xlink:type="simple" xlink:href="https://armyinform.com.ua/wp-content/uploads/2023/04/1682873997-730.jpg" text:style-name="Internet_20_link" text:visited-style-name="Visited_20_Internet_20_Link">
<draw:frame draw:style-name="fr1" draw:name="Image8" text:anchor-type="as-char" svg:width="6.9236in" svg:height="6.9236in" draw:z-index="0">
<draw:image xlink:href="../Images/AРМІЯINFORM/2023-05-01T40-00-00-04-00/1682873997-730-150x150.jpg" xlink:type="simple" xlink:show="embed" xlink:actuate="onLoad" draw:mime-type="image/jpeg"/>
</draw:frame>
</text:a>
</text:p>
      <text:p text:style-name="P4">
<text:a xlink:type="simple" xlink:href="https://armyinform.com.ua/wp-content/uploads/2023/04/1682873984-742.jpg" text:style-name="Internet_20_link" text:visited-style-name="Visited_20_Internet_20_Link">
<draw:frame draw:style-name="fr1" draw:name="Image9" text:anchor-type="as-char" svg:width="6.9236in" svg:height="6.9236in" draw:z-index="0">
<draw:image xlink:href="../Images/AРМІЯINFORM/2023-05-01T40-00-00-04-00/1682873984-742-150x150.jpg" xlink:type="simple" xlink:show="embed" xlink:actuate="onLoad" draw:mime-type="image/jpeg"/>
</draw:frame>
</text:a>
</text:p>
      <text:p text:style-name="P4">
Стінопис створено за ініціативи української рок-музикантки та композиторкиДаші Суворової, рідним містом якої є Бахмут.</text:p>
      <text:p text:style-name="P4">
Автором муралу став український художник Іван Шульгін.</text:p>
      <text:p text:style-name="P4">
Source: <text:a xlink:type="simple" xlink:href="https://armyinform.com.ua/2023/05/01/v-irpeni-z%ca%bcyavyvsya-mural-prysvyachenyj-bahmutu/" text:style-name="Internet_20_link" text:visited-style-name="Visited_20_Internet_20_Link">
https://armyinform.com.ua/2023/05/01/v-irpeni-z%ca%bcyavyvsya-mural-prysvyachenyj-bahmutu/</text:a>
</text:p>
      <!--NEWS-->
      <text:h text:style-name="P10" text:outline-level="1">
<text:span text:style-name="T4">
У Мінреінтеграції дали поради ВПО, як не стати жертвами шахраїв</text:span>
</text:h>
      <text:p text:style-name="P4">
Author: ['АРМІЯINFORM']</text:p>
      <text:p text:style-name="P4">
Time: 2023-05-01T41:00:00-04:00</text:p>
      <text:p text:style-name="P4">
Description: У соціальних мережах і телеграм-каналах знову активізувалися шахраї, які ніби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42a4ae4b170f441150bec8a073bb06c.jpg" text:style-name="Internet_20_link" text:visited-style-name="Visited_20_Internet_20_Link">
042a4ae4b170f441150bec8a073bb06c.jpg</text:a>
']</text:p>
      <text:p text:style-name="P4">
Tags: ['ІНФОРМАЦІЙНА БЕЗПЕКА', 'МІНРЕІНТЕГРАЦІЇ']</text:p>
      <text:p text:style-name="P4">
Category: News</text:p>
      <!--METADATA-->
      <text:p text:style-name="P4">
<draw:frame draw:style-name="fr1" draw:name="Image10" text:anchor-type="as-char" svg:width="6.9236in" svg:height="4.624965in" draw:z-index="0">
<draw:image xlink:href="../Images/AРМІЯINFORM/2023-05-01T41-00-00-04-00/042a4ae4b170f441150bec8a073bb06c.jpg" xlink:type="simple" xlink:show="embed" xlink:actuate="onLoad" draw:mime-type="image/jpeg"/>
</draw:frame>
</text:p>
      <text:p text:style-name="P4">
У соціальних мережах і телеграм-каналах знову активізувалися шахраї, якінібито пропонують допомогу для внутрішньо переміщених осіб від міжнароднихорганізацій.</text:p>
      <text:p text:style-name="P4">
Про це <text:a xlink:type="simple" xlink:href="https://minre.gov.ua/2023/04/30/informaczijna-bezpeka-dlya-vpo-yak-ne-staty-zhertvamy-shahrayiv/" text:style-name="Internet_20_link" text:visited-style-name="Visited_20_Internet_20_Link">
повідомляє</text:a>
 Мінреінтеграції.</text:p>
      <text:p text:style-name="P4">
Також аферисти створюють фішингові сайти, які за інтерфейсом нагадують сайтидля оформлення соціальних виплат, зокрема єПідтримки, допомоги від ЄС, різнихпрограм благодійних фондів.</text:p>
      <text:p text:style-name="P4">
Вкотре нагадуємо, що вся інформація про отримання допомоги від міжнароднихдонорів публікується виключно на офіційних сайтах державних органів таміжнародних організацій.</text:p>
      <text:p text:style-name="P4">
На офіційному ресурсі можуть запитати анкетні дані та номер банківськогорахунку. Але міжнародний донор ніколи не буде просити надати дані щодобанківської картки. Тому у жодному разі не надавайте номер банківської картки,CVV-код і PIN-код до вашої картки.</text:p>
      <text:p text:style-name="P4">
Про випадки шахрайських дій повідомляйте до Національної поліції за номером:102.</text:p>
      <text:p text:style-name="P4">
Source: <text:a xlink:type="simple" xlink:href="https://armyinform.com.ua/2023/05/01/u-minreintegracziyi-daly-porady-vpo-yak-ne-staty-zhertvamy-shahrayiv/" text:style-name="Internet_20_link" text:visited-style-name="Visited_20_Internet_20_Link">
https://armyinform.com.ua/2023/05/01/u-minreintegracziyi-daly-porady-vpo-yak-ne-staty-zhertvamy-shahrayiv/</text:a>
</text:p>
      <!--NEWS-->
      <text:h text:style-name="P10" text:outline-level="1">
<text:span text:style-name="T4">
У Генштабі ЗСУ показали фото військових навчань медиків у Польщі</text:span>
</text:h>
      <text:p text:style-name="P4">
Author: ['АРМІЯINFORM']</text:p>
      <text:p text:style-name="P4">
Time: 2023-05-01T42:00:00-04:00</text:p>
      <text:p text:style-name="P4">
Description: У Генштабі ЗСУ показали, як медики ЗСУ навчаються надавати допомогу пораненим у ра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762220_163262103349085_3111066683019730636_n.jpg" text:style-name="Internet_20_link" text:visited-style-name="Visited_20_Internet_20_Link">
343762220_163262103349085_3111066683019730636_n.jpg</text:a>
', '<text:a xlink:type="simple" xlink:href="https://armyinform.com.ua/wp-content/uploads/2023/04/343604372_940076573861633_6050282218100472061_n-150x150.jpg" text:style-name="Internet_20_link" text:visited-style-name="Visited_20_Internet_20_Link">
343604372_940076573861633_6050282218100472061_n-150x150.jpg</text:a>
', '<text:a xlink:type="simple" xlink:href="https://armyinform.com.ua/wp-content/uploads/2023/04/343846841_1400565330483607_2895960371837916210_n-150x150.jpg" text:style-name="Internet_20_link" text:visited-style-name="Visited_20_Internet_20_Link">
343846841_1400565330483607_2895960371837916210_n-150x150.jpg</text:a>
', '<text:a xlink:type="simple" xlink:href="https://armyinform.com.ua/wp-content/uploads/2023/04/343936028_575308287756166_3342168513526102421_n-150x150.jpg" text:style-name="Internet_20_link" text:visited-style-name="Visited_20_Internet_20_Link">
343936028_575308287756166_3342168513526102421_n-150x150.jpg</text:a>
']</text:p>
      <text:p text:style-name="P4">
Tags: ['ВІЙСЬКОВІ МЕДИКИ', 'ПОЛЬЩА']</text:p>
      <text:p text:style-name="P4">
Category: News</text:p>
      <!--METADATA-->
      <text:p text:style-name="P4">
<draw:frame draw:style-name="fr1" draw:name="Image11" text:anchor-type="as-char" svg:width="6.9236in" svg:height="5.723095in" draw:z-index="0">
<draw:image xlink:href="../Images/AРМІЯINFORM/2023-05-01T42-00-00-04-00/343762220_163262103349085_3111066683019730636_n.jpg" xlink:type="simple" xlink:show="embed" xlink:actuate="onLoad" draw:mime-type="image/jpeg"/>
</draw:frame>
</text:p>
      <text:p text:style-name="P4">
У Генштабі ЗСУ показали, як медики ЗСУ навчаються надавати допомогу поранениму рамках навчальної операції Збройних Сил Канади UNIFIER у Польщі.</text:p>
      <text:p text:style-name="P4">
Про це<text:a xlink:type="simple" xlink:href="https://www.facebook.com/GeneralStaff.ua/posts/pfbid02NPYssWG5mzKBjk9otwmhMp4PqnB9WSEf3fvSqr6vkE2FJrT9xwECKutSjNuSXFWDl" text:style-name="Internet_20_link" text:visited-style-name="Visited_20_Internet_20_Link">
повідомляє</text:a>
Генштаб ЗСУ.</text:p>
      <text:p text:style-name="P4">
«Військовослужбовці Збройних Сил Канади проводять навчання згідно зістандартами «Тактичної допомоги пораненим в умовах бойових дій» для медиківЗбройних Сил України разом із військовослужбовцями Збройних Сил ВеликоїБританії», — йдеться у повідомленні.</text:p>
      <text:p text:style-name="P4">
Оборонне відомство подякувало своїм іноземним колегам за підтримку тадопомогу.</text:p>
      <text:p text:style-name="P4">
<text:a xlink:type="simple" xlink:href="https://armyinform.com.ua/wp-content/uploads/2023/04/343604372_940076573861633_6050282218100472061_n.jpg" text:style-name="Internet_20_link" text:visited-style-name="Visited_20_Internet_20_Link">
<draw:frame draw:style-name="fr1" draw:name="Image12" text:anchor-type="as-char" svg:width="6.9236in" svg:height="6.9236in" draw:z-index="0">
<draw:image xlink:href="../Images/AРМІЯINFORM/2023-05-01T42-00-00-04-00/343604372_940076573861633_6050282218100472061_n-150x150.jpg" xlink:type="simple" xlink:show="embed" xlink:actuate="onLoad" draw:mime-type="image/jpeg"/>
</draw:frame>
</text:a>
</text:p>
      <text:p text:style-name="P4">
<text:a xlink:type="simple" xlink:href="https://armyinform.com.ua/wp-content/uploads/2023/04/343846841_1400565330483607_2895960371837916210_n.jpg" text:style-name="Internet_20_link" text:visited-style-name="Visited_20_Internet_20_Link">
<draw:frame draw:style-name="fr1" draw:name="Image13" text:anchor-type="as-char" svg:width="6.9236in" svg:height="6.9236in" draw:z-index="0">
<draw:image xlink:href="../Images/AРМІЯINFORM/2023-05-01T42-00-00-04-00/343846841_1400565330483607_2895960371837916210_n-150x150.jpg" xlink:type="simple" xlink:show="embed" xlink:actuate="onLoad" draw:mime-type="image/jpeg"/>
</draw:frame>
</text:a>
</text:p>
      <text:p text:style-name="P4">
<text:a xlink:type="simple" xlink:href="https://armyinform.com.ua/wp-content/uploads/2023/04/343936028_575308287756166_3342168513526102421_n.jpg" text:style-name="Internet_20_link" text:visited-style-name="Visited_20_Internet_20_Link">
<draw:frame draw:style-name="fr1" draw:name="Image14" text:anchor-type="as-char" svg:width="6.9236in" svg:height="6.9236in" draw:z-index="0">
<draw:image xlink:href="../Images/AРМІЯINFORM/2023-05-01T42-00-00-04-00/343936028_575308287756166_3342168513526102421_n-150x150.jpg" xlink:type="simple" xlink:show="embed" xlink:actuate="onLoad" draw:mime-type="image/jpeg"/>
</draw:frame>
</text:a>
</text:p>
      <text:p text:style-name="P4">
Source: <text:a xlink:type="simple" xlink:href="https://armyinform.com.ua/2023/05/01/u-genshtabi-zsu-pokazaly-foto-vijskovyh-navchan-medykiv-zsu-u-polshhi/" text:style-name="Internet_20_link" text:visited-style-name="Visited_20_Internet_20_Link">
https://armyinform.com.ua/2023/05/01/u-genshtabi-zsu-pokazaly-foto-vijskovyh-navchan-medykiv-zsu-u-polshhi/</text:a>
</text:p>
      <!--NEWS-->
      <text:h text:style-name="P10" text:outline-level="1">
<text:span text:style-name="T4">
За добу ворог завдав 25 авіаударів, здійснив 45 обстрілів з РСЗВ</text:span>
</text:h>
      <text:p text:style-name="P4">
Author: ['АРМІЯINFORM']</text:p>
      <text:p text:style-name="P4">
Time: 2023-05-01T43:00:00-04:00</text:p>
      <text:p text:style-name="P4">
Description: Минулої доби противник завдав 27 авіаційних ударів та здійснив 45 обстрілів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71417_occupant34_gettyimages_new_960x380_0.jpg" text:style-name="Internet_20_link" text:visited-style-name="Visited_20_Internet_20_Link">
271417_occupant34_gettyimages_new_960x380_0.jpg</text:a>
']</text:p>
      <text:p text:style-name="P4">
Tags: ['ГЕНЕРАЛЬНИЙ ШТАБ ЗС УКРАЇНИ', 'ОПЕРАТИВНА ІНФОРМАЦІЯ']</text:p>
      <text:p text:style-name="P4">
Category: News</text:p>
      <!--METADATA-->
      <text:p text:style-name="P4">
<draw:frame draw:style-name="fr1" draw:name="Image15" text:anchor-type="as-char" svg:width="6.9236in" svg:height="3.606042in" draw:z-index="0">
<draw:image xlink:href="../Images/AРМІЯINFORM/2023-05-01T43-00-00-04-00/271417_occupant34_gettyimages_new_960x380_0.jpg" xlink:type="simple" xlink:show="embed" xlink:actuate="onLoad" draw:mime-type="image/jpeg"/>
</draw:frame>
 <text:span text:style-name="T4">
🔥Ситуація щодо російського вторгнення</text:span>
</text:p>
      <text:p text:style-name="P4">
Минулої доби противник завдав 27 авіаційних ударів та здійснив 45 обстрілів зреактивних систем залпового вогню по позиціях наших військ і населенихпунктах.</text:p>
      <text:p text:style-name="P4">
Про це<text:a xlink:type="simple" xlink:href="https%3A%2F%2Fwww.facebook.com%2FGeneralStaff.ua%2Fposts%2Fpfbid0pyeYq6RFYzrqTw79jiokE4qdtQWvuWh6NrSuLYnJ7NVRhDiPECZB5YTKhoeMtK6l&amp;show_text=true&amp;width=500" text:style-name="Internet_20_link" text:visited-style-name="Visited_20_Internet_20_Link">
йдеться</text:a>
в оперативній інформації Генерального штабу ЗСУ.</text:p>
      <text:p text:style-name="P4">
Унаслідок обстрілів є загиблі та поранені серед цивільного населення.</text:p>
      <text:p text:style-name="P4">
російська федерація і надалі застосовує тактику терору. Крім того, завдав 5ракетних ударів по містах Краматорськ, Костянтинівка та Павлоград.</text:p>
      <text:p text:style-name="P4">
У Генштабі ЗСУ зазначили, що ймовірність завдання ракетних та авіаційнихударів по всій території України залишається високою.</text:p>
      <text:p text:style-name="P4">
Source: <text:a xlink:type="simple" xlink:href="https://armyinform.com.ua/2023/05/01/za-dobu-vorog-zavdav-25-aviaudariv-zdijsnyv-45-obstriliv-z-rszv/" text:style-name="Internet_20_link" text:visited-style-name="Visited_20_Internet_20_Link">
https://armyinform.com.ua/2023/05/01/za-dobu-vorog-zavdav-25-aviaudariv-zdijsnyv-45-obstriliv-z-rszv/</text:a>
</text:p>
      <!--NEWS-->
      <text:h text:style-name="P10" text:outline-level="1">
<text:span text:style-name="T4">
Сили ППО знищили 15 із 18 крилатих ракет, випущених по Україні</text:span>
</text:h>
      <text:p text:style-name="P4">
Author: ['АРМІЯINFORM']</text:p>
      <text:p text:style-name="P4">
Time: 2023-05-01T44:00:00-04:00</text:p>
      <text:p text:style-name="P4">
Description: Уночі 1 травня Сили протиповітряної оборони знищили 15 із 18 крилатих ракет, які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68847371158538761_y-e1682915567400.jpg" text:style-name="Internet_20_link" text:visited-style-name="Visited_20_Internet_20_Link">
photo_5368847371158538761_y-e1682915567400.jpg</text:a>
']</text:p>
      <text:p text:style-name="P4">
Tags: ['ВАЛЕРІЙ ЗАЛУЖНИЙ', 'ГОЛОВНОКОМАНДУВАЧ ЗБРОЙНИХ СИЛ УКРАЇНИ', 'ППО', 'РАКЕТНА АТАКА']</text:p>
      <text:p text:style-name="P4">
Category: News</text:p>
      <!--METADATA-->
      <text:p text:style-name="P4">
<draw:frame draw:style-name="fr1" draw:name="Image16" text:anchor-type="as-char" svg:width="6.9236in" svg:height="5.243986in" draw:z-index="0">
<draw:image xlink:href="../Images/AРМІЯINFORM/2023-05-01T44-00-00-04-00/photo_5368847371158538761_y-e1682915567400.jpg" xlink:type="simple" xlink:show="embed" xlink:actuate="onLoad" draw:mime-type="image/jpeg"/>
</draw:frame>
</text:p>
      <text:p text:style-name="P4">
Уночі 1 травня Сили протиповітряної оборони знищили 15 із 18 крилатих ракет,які рф випустила по Україні.</text:p>
      <text:p text:style-name="P4">
Про це <text:a xlink:type="simple" xlink:href="https://t.me/CinCAFU/489" text:style-name="Internet_20_link" text:visited-style-name="Visited_20_Internet_20_Link">
повідомляє</text:a>
 Головнокомандувач ЗСУ генералВалерій Залужний.</text:p>
      <text:p text:style-name="P4">
«Близько 02:30 ночі російські окупанти атакували Україну із літаківстратегічної авіації – дев’яти Ту-95 з району Оленєгорськ (Мурманська обл.) тадвох Ту-160 із району Каспійського моря.</text:p>
      <text:p text:style-name="P4">
Загалом було випущено 18 крилатих ракет повітряного базування Х-101/Х-555.</text:p>
      <text:p text:style-name="P4">
Силами та засобами протиповітряної оборони Повітряних Сил Збройних Сил Українизнищено 15!» — йдеться у його дописі.</text:p>
      <text:p text:style-name="P4">
Source: <text:a xlink:type="simple" xlink:href="https://armyinform.com.ua/2023/05/01/syly-ppo-znyshhyly-15-iz-18-krylatyh-raket-vypushhenyh-po-ukrayini/" text:style-name="Internet_20_link" text:visited-style-name="Visited_20_Internet_20_Link">
https://armyinform.com.ua/2023/05/01/syly-ppo-znyshhyly-15-iz-18-krylatyh-raket-vypushhenyh-po-ukrayini/</text:a>
</text:p>
      <!--NEWS-->
      <text:h text:style-name="P10" text:outline-level="1">
<text:span text:style-name="T4">
Окупанти готуються кинути в бій нову партію завербованих ув’язнених осіб</text:span>
</text:h>
      <text:p text:style-name="P4">
Author: ['АРМІЯINFORM']</text:p>
      <text:p text:style-name="P4">
Time: 2023-05-01T45:00:00-04:00</text:p>
      <text:p text:style-name="P4">
Description: Противник і надалі намагається поповняти свої втрати в живій силі за рахун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8_main-v1674191265.jpg" text:style-name="Internet_20_link" text:visited-style-name="Visited_20_Internet_20_Link">
18_main-v1674191265.jpg</text:a>
']</text:p>
      <text:p text:style-name="P4">
Tags: ['ГЕНЕРАЛЬНИЙ ШТАБ ЗС УКРАЇНИ', 'ДУТА ВЕЛИЧ РОСАРМІЇ', 'ОПЕРАТИВНА ІНФОРМАЦІЯ']</text:p>
      <text:p text:style-name="P4">
Category: News</text:p>
      <!--METADATA-->
      <text:p text:style-name="P4">
<draw:frame draw:style-name="fr1" draw:name="Image17" text:anchor-type="as-char" svg:width="6.9236in" svg:height="4.61903in" draw:z-index="0">
<draw:image xlink:href="../Images/AРМІЯINFORM/2023-05-01T45-00-00-04-00/18_main-v1674191265.jpg" xlink:type="simple" xlink:show="embed" xlink:actuate="onLoad" draw:mime-type="image/jpeg"/>
</draw:frame>
 <text:span text:style-name="T4">
🔥 Ситуація щодо російськоговторгнення</text:span>
</text:p>
      <text:p text:style-name="P4">
Противник і надалі намагається поповняти свої втрати в живій силі за рахунокув’язнених осіб.</text:p>
      <text:p text:style-name="P4">
Про це<text:a xlink:type="simple" xlink:href="https%3A%2F%2Fwww.facebook.com%2FGeneralStaff.ua%2Fposts%2Fpfbid0pyeYq6RFYzrqTw79jiokE4qdtQWvuWh6NrSuLYnJ7NVRhDiPECZB5YTKhoeMtK6l&amp;show_text=true&amp;width=500" text:style-name="Internet_20_link" text:visited-style-name="Visited_20_Internet_20_Link">
йдеться</text:a>
в оперативній інформації Генерального штабу ЗСУ.</text:p>
      <text:p text:style-name="P4">
Так, нещодавно відзначено прибуття близько 400 таких осіб, завербованих пвк«вагнер», до одного із польових таборів окупантів у Бердянському районіЗапорізької області.</text:p>
      <text:p text:style-name="P4">
Подібне поповнення очікується і в районі Луганська. Відомо про запланованупідготовку на одному із полігонів поблизу міста до 200 осіб із числазасуджених.</text:p>
      <text:p text:style-name="P4">
Підготовка триватиме декілька тижнів. Особовому складу комендантської роти,яка буде забезпечувати охорону цього контингенту, віддано наказ про відкриттявогню на ураження при будь-яких спробах до втечі чи непокорі.</text:p>
      <text:p text:style-name="P4">
Source: <text:a xlink:type="simple" xlink:href="https://armyinform.com.ua/2023/05/01/okupanty-gotuyutsya-kynuty-v-bij-novu-partiyu-zaverbovanyh-uvyaznenyh-osib/" text:style-name="Internet_20_link" text:visited-style-name="Visited_20_Internet_20_Link">
https://armyinform.com.ua/2023/05/01/okupanty-gotuyutsya-kynuty-v-bij-novu-partiyu-zaverbovanyh-uvyaznenyh-osib/</text:a>
</text:p>
      <!--NEWS-->
      <text:h text:style-name="P10" text:outline-level="1">
<text:span text:style-name="T4">
3700 танків росармії знищили Сили оборони з початку широкомасштабної агресії</text:span>
</text:h>
      <text:p text:style-name="P4">
Author: ['АРМІЯINFORM']</text:p>
      <text:p text:style-name="P4">
Time: 2023-05-01T46:00:00-04:00</text:p>
      <text:p text:style-name="P4">
Description: Загальні бойові втрати противника з 24.02.22 по 01.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1629843-597d-4ebb-8396-52bfe9ee66d9-scaled.jpg" text:style-name="Internet_20_link" text:visited-style-name="Visited_20_Internet_20_Link">
41629843-597d-4ebb-8396-52bfe9ee66d9-scaled.jpg</text:a>
']</text:p>
      <text:p text:style-name="P4">
Tags: ['STOPRUSSIA', 'ВТОРГНЕННЯ РФ', 'ВТРАТИ ВОРОГА', 'ГШ ЗСУ']</text:p>
      <text:p text:style-name="P4">
Category: News</text:p>
      <!--METADATA-->
      <text:p text:style-name="P4">
<draw:frame draw:style-name="fr1" draw:name="Image18" text:anchor-type="as-char" svg:width="6.9236in" svg:height="6.987066in" draw:z-index="0">
<draw:image xlink:href="../Images/AРМІЯINFORM/2023-05-01T46-00-00-04-00/41629843-597d-4ebb-8396-52bfe9ee66d9-scaled.jpg" xlink:type="simple" xlink:show="embed" xlink:actuate="onLoad" draw:mime-type="image/jpeg"/>
</draw:frame>
</text:p>
      <text:p text:style-name="P4">
Загальні бойові втрати противника з 24.02.22 по 01.05.23 орієнтовностановлять:</text:p>
      <ul>
        <li>
<text:span text:style-name="T4">
особового складу ‒</text:span>
 190960 (+450) осіб ліквідовано  * <text:span text:style-name="T4">
танків ‒</text:span>
 3700 (+1)  * <text:span text:style-name="T4">
бойових броньованих машин ‒</text:span>
 7192 (+3)  * <text:span text:style-name="T4">
артилерійських систем ‒</text:span>
 2921 (+7)  * <text:span text:style-name="T4">
РСЗВ ‒</text:span>
 544 (0)  * <text:span text:style-name="T4">
засоби ППО ‒</text:span>
 295 (0)  * <text:span text:style-name="T4">
літаків ‒</text:span>
 308 (0)  * <text:span text:style-name="T4">
гелікоптерів ‒</text:span>
 294 (0)  * <text:span text:style-name="T4">
БПЛА оперативно-тактичного рівня ‒</text:span>
 2476 (+1)  * <text:span text:style-name="T4">
крилаті ракети ‒</text:span>
 932 (0)  * <text:span text:style-name="T4">
кораблі / катери ‒</text:span>
 18 (0)  * <text:span text:style-name="T4">
автомобільної техніки та автоцистерн ‒</text:span>
 5845 (+3)  * <text:span text:style-name="T4">
спеціальна техніка ‒</text:span>
 359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1.05.23.</text:p>
      <text:p text:style-name="P4">
Source: <text:a xlink:type="simple" xlink:href="https://armyinform.com.ua/2023/05/01/3700-tankiv-rosarmiyi-znyshhyly-syly-oborony-z-pochatku-shyrokomasshtabnoyi-agresiyi/" text:style-name="Internet_20_link" text:visited-style-name="Visited_20_Internet_20_Link">
https://armyinform.com.ua/2023/05/01/3700-tankiv-rosarmiyi-znyshhyly-syly-oborony-z-pochatku-shyrokomasshtabnoyi-agresiyi/</text:a>
</text:p>
      <!--NEWS-->
      <text:h text:style-name="P10" text:outline-level="1">
<text:span text:style-name="T4">
Загарбники кидають на Бахмут всі свої ресурси, але місто не взяти — Олександр Сирський</text:span>
</text:h>
      <text:p text:style-name="P4">
Author: ['АРМІЯINFORM']</text:p>
      <text:p text:style-name="P4">
Time: 2023-05-01T47:00:00-04:00</text:p>
      <text:p text:style-name="P4">
Description: Командувач Східного угруповання військ генерал-полковник Олександр Сирський вчора, 3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cd3cb13-5783-474a-98c4-78ddd5827d9a.jpg" text:style-name="Internet_20_link" text:visited-style-name="Visited_20_Internet_20_Link">
1cd3cb13-5783-474a-98c4-78ddd5827d9a.jpg</text:a>
', '<text:a xlink:type="simple" xlink:href="https://armyinform.com.ua/wp-content/uploads/2023/05/14d52f78-e4be-4357-b0b6-54f1879ed80a-150x150.jpg" text:style-name="Internet_20_link" text:visited-style-name="Visited_20_Internet_20_Link">
14d52f78-e4be-4357-b0b6-54f1879ed80a-150x150.jpg</text:a>
', '<text:a xlink:type="simple" xlink:href="https://armyinform.com.ua/wp-content/uploads/2023/05/3bab7a0b-d136-4f57-958e-358f46c00510-150x150.jpg" text:style-name="Internet_20_link" text:visited-style-name="Visited_20_Internet_20_Link">
3bab7a0b-d136-4f57-958e-358f46c00510-150x150.jpg</text:a>
']</text:p>
      <text:p text:style-name="P4">
Tags: ['STOPRUSSIA', 'АГРЕСІЯ РФ', 'БАХМУТ', 'ВТОРГНЕННЯ РФ', 'ЛИМАНСЬКИЙ НАПРЯМОК', 'ОЛЕКСАНДР СИРСЬКИЙ']</text:p>
      <text:p text:style-name="P4">
Category: News</text:p>
      <!--METADATA-->
      <text:p text:style-name="P4">
<draw:frame draw:style-name="fr1" draw:name="Image19" text:anchor-type="as-char" svg:width="6.9236in" svg:height="4.32725in" draw:z-index="0">
<draw:image xlink:href="../Images/AРМІЯINFORM/2023-05-01T47-00-00-04-00/1cd3cb13-5783-474a-98c4-78ddd5827d9a.jpg" xlink:type="simple" xlink:show="embed" xlink:actuate="onLoad" draw:mime-type="image/jpeg"/>
</draw:frame>
</text:p>
      <text:p text:style-name="P4">
Командувач Східного угруповання військ генерал-полковник Олександр Сирськийвчора, 30 квітня, працював на декількох напрямках в районах бойових дій.</text:p>
      <text:p text:style-name="P4">
Про це <text:a xlink:type="simple" xlink:href="https://t.me/militarymediacenter/1818" text:style-name="Internet_20_link" text:visited-style-name="Visited_20_Internet_20_Link">
інформує</text:a>
 Military MediaCenter.</text:p>
      <text:p text:style-name="P4">
На <text:span text:style-name="T4">
Лиманському напрямку,</text:span>
 зазначив генерал-полковник Олександр Сирський,наші оборонці протягом кількох останніх днів відбили численні штурми.</text:p>
      <text:p text:style-name="P4">
«Спроби ворога захопити наші позиції не вдались. Противник зазнав втрат, намибули взяті в полон 10 ворожих солдатів», — заявив він.</text:p>
      <text:p text:style-name="P4">
Командувач Східного угруповання військ також повідомив про інтенсивні бойовідії на <text:span text:style-name="T4">
Бахмутському напрямку</text:span>
 : «Ворог провів численні атаки, намагаючисьпрорвати оборону наших позицій на декількох напрямках. Втім, завдяки стійкостіта мужності захисників Фортеці, дії ворога зазнали невдачі».</text:p>
      <text:p text:style-name="P4">
За словами генерал-полковника Олександра Сирського, щоб просунутись впередворог застосовує максимум зусиль та не рахується ні з чим.</text:p>
      <text:p text:style-name="P4">
«Попри значні втрати, у бій постійно кидаються нові штурмові групи «вагнера»,бійців інших приватних компаній, десантників. Але взяти місто під контрольпротивнику не вдається. Ситуація доволі складна. Разом з тим, на окремихділянках міста ворог був контратакований нашими підрозділами та залишив деякіпозиціі», — поінформував командувач Східного угруповання військ генерал-полковник Олександр Сирський.</text:p>
      <text:p text:style-name="P4">
<text:a xlink:type="simple" xlink:href="https://armyinform.com.ua/wp-content/uploads/2023/05/14d52f78-e4be-4357-b0b6-54f1879ed80a.jpg" text:style-name="Internet_20_link" text:visited-style-name="Visited_20_Internet_20_Link">
<draw:frame draw:style-name="fr1" draw:name="Image20" text:anchor-type="as-char" svg:width="6.9236in" svg:height="6.9236in" draw:z-index="0">
<draw:image xlink:href="../Images/AРМІЯINFORM/2023-05-01T47-00-00-04-00/14d52f78-e4be-4357-b0b6-54f1879ed80a-150x150.jpg" xlink:type="simple" xlink:show="embed" xlink:actuate="onLoad" draw:mime-type="image/jpeg"/>
</draw:frame>
</text:a>
</text:p>
      <text:p text:style-name="P4">
<text:a xlink:type="simple" xlink:href="https://armyinform.com.ua/wp-content/uploads/2023/05/3bab7a0b-d136-4f57-958e-358f46c00510.jpg" text:style-name="Internet_20_link" text:visited-style-name="Visited_20_Internet_20_Link">
<draw:frame draw:style-name="fr1" draw:name="Image21" text:anchor-type="as-char" svg:width="6.9236in" svg:height="6.9236in" draw:z-index="0">
<draw:image xlink:href="../Images/AРМІЯINFORM/2023-05-01T47-00-00-04-00/3bab7a0b-d136-4f57-958e-358f46c00510-150x150.jpg" xlink:type="simple" xlink:show="embed" xlink:actuate="onLoad" draw:mime-type="image/jpeg"/>
</draw:frame>
</text:a>
</text:p>
      <text:p text:style-name="P4">
Оборонцям Бахмута, які відзначились у боях, командувач вручив нагороди тацінні подарунки.</text:p>
      <text:p text:style-name="P4">
Source: <text:a xlink:type="simple" xlink:href="https://armyinform.com.ua/2023/05/01/zagarbnyky-kydayut-na-bahmut-vsi-svoyi-resursy-ale-misto-ne-vzyaty-oleksandr-syrskyj/" text:style-name="Internet_20_link" text:visited-style-name="Visited_20_Internet_20_Link">
https://armyinform.com.ua/2023/05/01/zagarbnyky-kydayut-na-bahmut-vsi-svoyi-resursy-ale-misto-ne-vzyaty-oleksandr-syrskyj/</text:a>
</text:p>
      <!--NEWS-->
      <text:h text:style-name="P10" text:outline-level="1">
<text:span text:style-name="T4">
Авіація Сил оборони завдала чотири удари по позиціях ворога та знищила БПЛА «Орлан-10»</text:span>
</text:h>
      <text:p text:style-name="P4">
Author: ['АРМІЯINFORM']</text:p>
      <text:p text:style-name="P4">
Time: 2023-05-01T48:00:00-04:00</text:p>
      <text:p text:style-name="P4">
Description: Авіація Сил оборони за минулу добу завдала чотири удари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4716659_133572549699360_4090853789205641792_n.jpg" text:style-name="Internet_20_link" text:visited-style-name="Visited_20_Internet_20_Link">
344716659_133572549699360_4090853789205641792_n.jpg</text:a>
']</text:p>
      <text:p text:style-name="P4">
Tags: ['БПЛА', 'ВТРАТИ ВОРОГА', 'ГЕНЕРАЛЬНИЙ ШТАБ ЗС УКРАЇНИ', 'ОПЕРАТИВНА ІНФОРМАЦІЯ', 'ОРЛАН-10', 'ХРОНІКА ОБОРОНИ']</text:p>
      <text:p text:style-name="P4">
Category: News</text:p>
      <!--METADATA-->
      <text:p text:style-name="P4">
<draw:frame draw:style-name="fr1" draw:name="Image22" text:anchor-type="as-char" svg:width="6.9236in" svg:height="4.608521in" draw:z-index="0">
<draw:image xlink:href="../Images/AРМІЯINFORM/2023-05-01T48-00-00-04-00/344716659_133572549699360_4090853789205641792_n.jpg" xlink:type="simple" xlink:show="embed" xlink:actuate="onLoad" draw:mime-type="image/jpeg"/>
</draw:frame>
<text:span text:style-name="T4">
🔥 Ситуація щодо російського вторгнення</text:span>
</text:p>
      <text:p text:style-name="P4">
Авіація Сил оборони за минулу добу завдала чотири удари по районахзосередження особового складу противника. Також збито ворожий розвідувальнийБПЛА типу «Орлан-10».</text:p>
      <text:p text:style-name="P4">
Про це<text:a xlink:type="simple" xlink:href="https%3A%2F%2Fwww.facebook.com%2FGeneralStaff.ua%2Fposts%2Fpfbid0pyeYq6RFYzrqTw79jiokE4qdtQWvuWh6NrSuLYnJ7NVRhDiPECZB5YTKhoeMtK6l&amp;show_text=true&amp;width=500" text:style-name="Internet_20_link" text:visited-style-name="Visited_20_Internet_20_Link">
йдеться</text:a>
в оперативній інформації Генерального штабу ЗСУ.</text:p>
      <text:p text:style-name="P4">
Підрозділи ракетних військ і артилерії уразили п’ять районів зосередженняживої сили, склад боєприпасів, два райони зосередження ворожої артилерії талогістичний центр російських окупантів.</text:p>
      <text:h text:style-name="P10" text:outline-level="1">
<text:span text:style-name="T4">
</text:span>
</text:h>
      <text:h text:style-name="P10" text:outline-level="1">
<text:span text:style-name="T4">
</text:span>
</text:h>
      <text:p text:style-name="P4">
Source: <text:a xlink:type="simple" xlink:href="https://armyinform.com.ua/2023/05/01/aviacziya-syl-oborony-zavdala-chotyry-udary-po-pozycziyah-voroga-ta-znyshhyla-bpla-orlan-10/" text:style-name="Internet_20_link" text:visited-style-name="Visited_20_Internet_20_Link">
https://armyinform.com.ua/2023/05/01/aviacziya-syl-oborony-zavdala-chotyry-udary-po-pozycziyah-voroga-ta-znyshhyla-bpla-orlan-10/</text:a>
</text:p>
      <!--NEWS-->
      <text:h text:style-name="P10" text:outline-level="1">
<text:span text:style-name="T4">
В Україні галузь виробництва протезів потребує серйозного реформування — Михайло Цимбалюк</text:span>
</text:h>
      <text:p text:style-name="P4">
Author: ['АРМІЯINFORM']</text:p>
      <text:p text:style-name="P4">
Time: 2023-05-01T81:00:00-04:00</text:p>
      <text:p text:style-name="P4">
Description: Наразі декілька тисяч громадян України очікують на протези, які простіше виготовля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63321078-8001.jpeg" text:style-name="Internet_20_link" text:visited-style-name="Visited_20_Internet_20_Link">
1663321078-8001.jpeg</text:a>
']</text:p>
      <text:p text:style-name="P4">
Tags: ['ВТОРГНЕННЯ РФ', 'ПРОТЕЗУВАННЯ', 'СОЦЗАХИСТ ПІД ЧАС ВІЙНИ']</text:p>
      <text:p text:style-name="P4">
Category: News</text:p>
      <!--METADATA-->
      <text:p text:style-name="P4">
<draw:frame draw:style-name="fr1" draw:name="Image23" text:anchor-type="as-char" svg:width="6.9236in" svg:height="4.615733in" draw:z-index="0">
<draw:image xlink:href="../Images/AРМІЯINFORM/2023-05-01T81-00-00-04-00/1663321078-8001.jpeg" xlink:type="simple" xlink:show="embed" xlink:actuate="onLoad" draw:mime-type="image/jpeg"/>
</draw:frame>
Фото: Укрінформ</text:p>
      <text:p text:style-name="P4">
Наразі декілька тисяч громадян України очікують на протези, які простішевиготовляти та обслуговувати вітчизняним фахівцям. Згідно із чиннимзаконодавством все протезування в Україні є безкоштовним. І це дуже важливознати тим громадянам, які сьогодні сумніваються, чи варто встановлюватипротез. Тут відповідь має бути однозначною — варто.</text:p>
      <text:p text:style-name="P4">
—Галузь виробництва протезів потребує серйозного реформування, тому що вминулі роки вона відійшла на другий план, були закриті декілька важливихзаводів України: київський, львівський, тернопільський, черкаський. Нинідержава запланувала на це більше бюджетних коштів на 2023 рік, бо декількатисяч громадян України, насамперед військовослужбовців, очікують напротезування, — <text:a xlink:type="simple" xlink:href="https://www.youtube.com/watch" text:style-name="Internet_20_link" text:visited-style-name="Visited_20_Internet_20_Link">
зазначив</text:a>
 першийзаступник голови Комітету Верховної Ради України з питань соціальної політикита захисту прав ветеранів Михайло Цимбалюк.</text:p>
      <text:p text:style-name="P4">
<text:span text:style-name="T4">
Цьогоріч у державному бюджеті на протезування передбачено понад 356 млн грн(минулого року</text:span>
 <text:span text:style-name="T4">
— менш ніж 24 млн грн). Загалом у 2023 на реабілітаціювійськових заплановано понад 2,5 млрд грн. Окрім протезів, кошти підуть напротезно-ортопедичні вироби, спеціальні засоби для самообслуговування тазасоби для пересування.</text:span>
</text:p>
      <text:p text:style-name="P4">
Михайло Цимбалюк наголосив на необхідності розвитку саме вітчизняної галузіпротезування, зокрема, що нам потрібні добре підготовлені лікарі та бригадиреабілітологів, здатні місяцями працювати над відновленням людини післявстановлення протеза.</text:p>
      <text:p text:style-name="P4">
— Коли ми звертаємося по допомогу до міжнародних партнерів, громадяни Українимають кілька місяців перебувати за кордоном з метою протезування. Ба більше, умайбутньому протези потребують обслуговування, а якщо протез встановлений закордоном, то громадянину доведеться виїжджати туди, витрачати кошти і час, —пояснив він.</text:p>
      <text:p text:style-name="P4">
Однозначно більш доцільно встановлювати протез, освоювати його та проходитиреабілітаційний курс у вітчизняних центрах протезування, вважає МихайлоЦимбалюк. В Україні працюють як державні, так і приватні реабілітаційніцентри, тож можна проаналізувати пропозиції і обрати — послуги з протезуваннябезкоштовні.</text:p>
      <text:p text:style-name="P4">
— Насправді лікарів не вистачає, — визнає Микола Цимбалюк, — однак нині вжестворені спеціальні (мультидисциплінарні) бригади, щоб розширити цю галузь ігарантувати державне протезування. До речі, вже є дуже серйозні сучасні взірцівітчизняного виробництва, і в майбутньому українці зможуть тут, в Україні,проходити обслуговування протезів. Я впевнений, що найближчими роками ця сферавідновиться з урахуванням світового досвіду.</text:p>
      <text:p text:style-name="P4">
Однією з проблем сфери протезування залишається бюрократизована комунікаціяміж тими, хто потребує протезування, і державними установами.</text:p>
      <text:p text:style-name="P4">
— Насправді проблема є, бо коли людина втрачає кінцівку, вона інколипсихологічно надломлена, тож важливо, щоб і органи місцевого самоврядування, ідержавні структури Мінсоцполітики не чекали, поки громадянин чи громадянказвернуться до них, а самі проводили відповідну роботу, — зазначив МиколаЦимбалюк. — Важливо, щоб люди знали, куди звертатися, і не втрачалидорогоцінний час, бо період відновлення, від початку встановлення протеза і дозавершення, триває від трьох до шести місяців. Це процес непростий, і чимпізніше він починається, тим складніша майбутня реабілітація.</text:p>
      <text:p text:style-name="P4">
Нагадаємо, військовослужбовець, який має довідку про поранення (навіть якщойому поки що не оформлено інвалідність), має право на безкоштовне отриманняпротеза незалежно від кількості ампутацій.</text:p>
      <text:p text:style-name="P4">
Державна процедура протезування наразі досить складна, вона передбачає низкукроків. Згідно з нею нині алгоритм дій є таким:</text:p>
      <text:p text:style-name="P4">
По-перше, травмована людина має самостійно обрати протезне підприємство, а цедосить важко, якщо ти ніколи з цим не стикався: не просто оцінити технічніможливості, забезпечення відповідним персоналом і сумлінність підприємства, щонадає послуги з протезування.</text:p>
      <text:p text:style-name="P4">
По-друге, після вибору виконавця роботи підписується договір з протезнимпідприємством, а воно, зі свого боку, укладає договір з Мінсоцполітики.</text:p>
      <text:p text:style-name="P4">
Серед існуючих проблем — найпоширеніша — це затримка протезування. Зазвичайвона може бути пов’язана з тим, що підприємства не приступають до роботи надзамовленням доти, доки не надійдуть бюджетні кошти. З іншого боку, якщопідприємство не має достатніх виробничих спроможностей, то термін виготовленняпротеза теж може затягнутися. Тож, варто не зволікати і звертатися щодопротезування якомога швидше.</text:p>
      <text:p text:style-name="P4">
<text:span text:style-name="T5">
Підготувала Леся Медведенко</text:span>
</text:p>
      <text:p text:style-name="P4">
Source: <text:a xlink:type="simple" xlink:href="https://armyinform.com.ua/2023/05/01/v-ukrayini-galuz-vyrobnycztva-proteziv-potrebuye-serjoznogo-reformuvannya-myhajlo-czymbalyuk/" text:style-name="Internet_20_link" text:visited-style-name="Visited_20_Internet_20_Link">
https://armyinform.com.ua/2023/05/01/v-ukrayini-galuz-vyrobnycztva-proteziv-potrebuye-serjoznogo-reformuvannya-myhajlo-czymbalyuk/</text:a>
</text:p>
      <!--NEWS-->
      <text:h text:style-name="P10" text:outline-level="1">
<text:span text:style-name="T4">
На кожен удар російські окупанти отримають нашу відповідь — звернення Президента України</text:span>
</text:h>
      <text:p text:style-name="P4">
Author: ['АРМІЯINFORM']</text:p>
      <text:p text:style-name="P4">
Time: 2023-05-01T96:00:00-04:00</text:p>
      <text:p text:style-name="P4">
Description: Цей понеділок і новий тиждень почав із годинної наради з усіма рівнями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5cc8868197ae413e5e2e4ee9f864933_1679599781_extra_large.png" text:style-name="Internet_20_link" text:visited-style-name="Visited_20_Internet_20_Link">
c5cc8868197ae413e5e2e4ee9f864933_1679599781_extra_large.png</text:a>
']</text:p>
      <text:p text:style-name="P4">
Tags: ['STOPRUSSIA', 'АГРЕСІЯ РФ', 'ВТОРГНЕННЯ РФ', 'ОФІС ПРЕЗИДЕНТА УКРАЇНИ']</text:p>
      <text:p text:style-name="P4">
Category: News</text:p>
      <!--METADATA-->
      <text:p text:style-name="P4">
<draw:frame draw:style-name="fr1" draw:name="Image24" text:anchor-type="as-char" svg:width="6.9236in" svg:height="3.859907in" draw:z-index="0">
<draw:image xlink:href="../Images/AРМІЯINFORM/2023-05-01T96-00-00-04-00/c5cc8868197ae413e5e2e4ee9f864933_1679599781_extra_large.png" xlink:type="simple" xlink:show="embed" xlink:actuate="onLoad" draw:mime-type="image/png"/>
</draw:frame>
Президент України Володимир Зеленський</text:p>
      <text:p text:style-name="P4">
Цей понеділок і новий тиждень почав із годинної наради з усіма рівнямиуправління державою та захистом. Голова уряду, міністри, Офіс. ДоповідалиГоловком, керівники ГУР і Служби зовнішньої розвідки, голова СБУ, секретарРНБО.</text:p>
      <text:p text:style-name="P4">
Перше питання – наслідки російських ударів, зокрема ракетних. Лише за минулуніч, від опівночі до сьомої ранку, вдалося збити 15 російських ракет. Але, нажаль, не всі. Поки не всі. Максимально активно працюємо з партнерами, щобзахист нашого неба став іще надійнішим.</text:p>
      <text:p text:style-name="P4">
Обговорили на вранішній нараді ймовірну поведінку ворога найближчим часом,скоординували наші оборонні кроки.</text:p>
      <text:p text:style-name="P4">
Окремо – питання зброї та снарядів для наших воїнів. Також – ситуація на покищо окупованій території й протидія росії. Жодного шансу окупанту на нашійземлі! Ворогу – лише знищення.</text:p>
      <text:p text:style-name="P4">
Ось лише один приклад сьогодні. Чернігівщина, село Лизунівка, це північобласті, неподалік державного кордону. Там російська авіабомба зруйнувала щеодну українську школу… На жаль, цей удар забрав життя підлітка – хлопець 2009року народження… 14 років дитині! Він просто був неподалік школи. Моїспівчуття рідним і близьким!</text:p>
      <text:p text:style-name="P4">
Павлоград Дніпропетровської області. Ракети терористів забрали життя двохлюдей, зовсім молодих хлопців… Мої співчуття родинам! Ще сорок людей – жінки,діти, чоловіки – отримали допомогу після поранень і травмувань.</text:p>
      <text:p text:style-name="P4">
На кожен такий удар російські окупанти отримають нашу відповідь. І я дякуювсім нашим воїнам, які це забезпечують щодня й щоночі. Які захищають нашіпозиції, відбивають російські штурми, допомагають своїм вогнем побратимам, хтопоруч на позиціях, і по максимуму знищують окупанта. Що більше українськоївлучності, що більше української взаємопідтримки, то швидше російське зло будезнищене.</text:p>
      <text:p text:style-name="P4">
Джерело: <text:a xlink:type="simple" xlink:href="https://www.president.gov.ua/news/na-kozhen-udar-rosijski-okupanti-otrimayut-nashu-vidpovid-zv-82581" text:style-name="Internet_20_link" text:visited-style-name="Visited_20_Internet_20_Link">
Офіс Президента</text:a>
</text:p>
      <text:p text:style-name="P4">
Source: <text:a xlink:type="simple" xlink:href="https://armyinform.com.ua/2023/05/01/na-kozhen-udar-rosijski-okupanty-otrymayut-nashu-vidpovid-zvernennya-prezydenta-ukrayiny/" text:style-name="Internet_20_link" text:visited-style-name="Visited_20_Internet_20_Link">
https://armyinform.com.ua/2023/05/01/na-kozhen-udar-rosijski-okupanty-otrymayut-nashu-vidpovid-zvernennya-prezydenta-ukrayiny/</text:a>
</text:p>
      <!--NEWS-->
      <text:h text:style-name="P10" text:outline-level="1">
<text:span text:style-name="T4">
Україна і Канада готують програму довготривалої оборонної співпраці</text:span>
</text:h>
      <text:p text:style-name="P4">
Author: ['АРМІЯINFORM']</text:p>
      <text:p text:style-name="P4">
Time: 2023-05-01T97:00:00-04:00</text:p>
      <text:p text:style-name="P4">
Description: Про це Президент України повідомив під час свого вечірнього звернення.  «Я дякую усі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3a10bcd047158c000decd0cba0cfea31_1677528765_extra_large.jpeg" text:style-name="Internet_20_link" text:visited-style-name="Visited_20_Internet_20_Link">
3a10bcd047158c000decd0cba0cfea31_1677528765_extra_large.jpeg</text:a>
']</text:p>
      <text:p text:style-name="P4">
Tags: ['STOPRUSSIA', 'АГРЕСІЯ РФ', 'ВОЛОДИМИР ЗЕЛЕНСЬКИЙ', 'ВТОРГНЕННЯ РФ']</text:p>
      <text:p text:style-name="P4">
Category: News</text:p>
      <!--METADATA-->
      <text:p text:style-name="P4">
<draw:frame draw:style-name="fr1" draw:name="Image25" text:anchor-type="as-char" svg:width="6.9236in" svg:height="4.088277in" draw:z-index="0">
<draw:image xlink:href="../Images/AРМІЯINFORM/2023-05-01T97-00-00-04-00/3a10bcd047158c000decd0cba0cfea31_1677528765_extra_large.jpeg" xlink:type="simple" xlink:show="embed" xlink:actuate="onLoad" draw:mime-type="image/jpeg"/>
</draw:frame>
Президент України Володимир Зеленський</text:p>
      <text:p text:style-name="P4">
Про це Президент України <text:a xlink:type="simple" xlink:href="https://www.president.gov.ua/news/na-kozhen-udar-rosijski-okupanti-otrimayut-nashu-vidpovid-zv-82581" text:style-name="Internet_20_link" text:visited-style-name="Visited_20_Internet_20_Link">
повідомив</text:a>
 під час своговечірнього звернення.</text:p>
      <text:p text:style-name="P4">
«Я дякую усім нашим партнерам, хто бачить спільне завдання України та світусаме так: очевидна поразка держави-терориста й справедливий мир для України тавсієї Європи. Сьогодні провів кілька нарад щодо нашої дипломатичної роботи утравні, яка наближає саме такий мир — справедливий, саме такий результат цієївійни — поразку окупанта», — зазначив Володимир Зеленський.</text:p>
      <text:p text:style-name="P4">
Глава держави провів сьогодні й кілька телефонних переговорів.</text:p>
      <text:p text:style-name="P4">
— Подякував Канаді й особисто Премʼєр-міністру Трюдо за незмінну підтримкунашої держави. Ми готуємо програму довготривалої оборонної співпраці міжУкраїною та Канадою. Дуже важливо: Канада вже почала конфіскацію російськихактивів. І це вагомий приклад для всіх інших у світі. Обговорили й санкційнийтиск, і нашу політичну взаємодію, — повідомив Президент України.</text:p>
      <text:p text:style-name="P4">
Також Глава держави говорив сьогодні із Премʼєр-міністром Нової ЗеландіїГіпкінсом. Він подякував за принциповість у захисті міжнародного права та заучасть Нової Зеландії в підготовці наших воїнів.</text:p>
      <text:p text:style-name="P4">
Source: <text:a xlink:type="simple" xlink:href="https://armyinform.com.ua/2023/05/01/mizh-ukrayinoyu-i-kanadoyu-gotuyetsya-programa-dovgotryvaloyi-mizhnarodnoyi-spivpraczi/" text:style-name="Internet_20_link" text:visited-style-name="Visited_20_Internet_20_Link">
https://armyinform.com.ua/2023/05/01/mizh-ukrayinoyu-i-kanadoyu-gotuyetsya-programa-dovgotryvaloyi-mizhnarodnoyi-spivpraczi/</text:a>
</text:p>
      <!--NEWS-->
      <text:h text:style-name="P10" text:outline-level="1">
<text:span text:style-name="T4">
У Львові відбудеться форум військових письменників</text:span>
</text:h>
      <text:p text:style-name="P4">
Author: ['Микола Блонар']</text:p>
      <text:p text:style-name="P4">
Time: 2023-05-01T98:00:00-04:00</text:p>
      <text:p text:style-name="P4">
Description: Упродовж 4–6 травня на Львівщині відбудеться Всеукраїнський форум військ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orum_vijskovyh_pysmennykiv.jpeg" text:style-name="Internet_20_link" text:visited-style-name="Visited_20_Internet_20_Link">
forum_vijskovyh_pysmennykiv.jpeg</text:a>
']</text:p>
      <text:p text:style-name="P4">
Tags: ['ПИСЬМЕННИКИ', 'ФОРУМ']</text:p>
      <text:p text:style-name="P4">
Category: News</text:p>
      <!--METADATA-->
      <text:p text:style-name="P4">
<draw:frame draw:style-name="fr1" draw:name="Image26" text:anchor-type="as-char" svg:width="6.9236in" svg:height="5.798515in" draw:z-index="0">
<draw:image xlink:href="../Images/AРМІЯINFORM/2023-05-01T98-00-00-04-00/forum_vijskovyh_pysmennykiv.jpeg" xlink:type="simple" xlink:show="embed" xlink:actuate="onLoad" draw:mime-type="image/jpeg"/>
</draw:frame>
</text:p>
      <text:p text:style-name="P4">
Упродовж 4–6 травня на Львівщині відбудеться Всеукраїнський форум військовихписьменників. Він об’єднає авторів, серед яких є чинні військовослужбовці Силоборони України, волонтери, цивільні та військові журналісти, представникипресслужб військових частин ЗС України, а також українські літератори, які зпочатком широкомасштабного вторгнення взяли до рук зброю, щоб захищатиБатьківщину.</text:p>
      <text:p text:style-name="P4">
Форум відбуватиметься вже вп’яте. Він спрямований на те, аби його учасникимали можливість поділитися досвідом, набутим з початком війни рф, та статимісцем для неформального спілкування з відвідувачами.</text:p>
      <text:p text:style-name="P4">
Локаціями проведення стануть заклади культури Львова та населених пунктівобласті.</text:p>
      <text:p text:style-name="P4">
У програмі передбачено презентації книг, неформальне спілкування зістудентами, учнями, а також участь у благодійних акціях.</text:p>
      <text:p text:style-name="P4">
До слова, організаторами форуму виступила Львівська бібліотека для юнацтваімені Романа Іваничука, Департамент з питань культури, національностей тарелігій Львівської обласної військової адміністрації.</text:p>
      <text:p text:style-name="P4">
Долучитись до подій можна буде в офлайн та онлайн-форматі (відеотрансляцій) на<text:a xlink:type="simple" xlink:href="https://www.facebook.com/militarywritersforum/" text:style-name="Internet_20_link" text:visited-style-name="Visited_20_Internet_20_Link">
сторінці</text:a>
 форуму.</text:p>
      <text:p text:style-name="P4">
Source: <text:a xlink:type="simple" xlink:href="https://armyinform.com.ua/2023/05/01/u-lvovi-vidbudetsya-forum-vijskovyh-pysmennykiv/" text:style-name="Internet_20_link" text:visited-style-name="Visited_20_Internet_20_Link">
https://armyinform.com.ua/2023/05/01/u-lvovi-vidbudetsya-forum-vijskovyh-pysmennykiv/</text:a>
</text:p>
      <!--NEWS-->
      <text:h text:style-name="P10" text:outline-level="1">
<text:span text:style-name="T4">
У МЗС відреагували на публікацію DPA про сумніви щодо членства України в НАТО</text:span>
</text:h>
      <text:p text:style-name="P4">
Authors: Ukrinform (Person)</text:p>
      <text:p text:style-name="P4">
Publisher: Укринформ (Organization)</text:p>
      <text:p text:style-name="P4">
Published Time: 2023-05-02T-111:41:00+03:00</text:p>
      <text:p text:style-name="P4">
Modified Time: 2023-05-02T18:41:00+03:00</text:p>
      <text:p text:style-name="P4">
Description: Вступ України до НАТО – в інтересах самого Альянсу, аргументи проти цього становлять набір помилкових суджень, які давно втратили свою актуальність. — Укрінформ.</text:p>
      <text:p text:style-name="P4">
Images: ["<text:a xlink:type="simple" xlink:href="https://static.ukrinform.com/photos/2020_11/thumb_files/630_360_1606038592-463.jpg" text:style-name="Internet_20_link" text:visited-style-name="Visited_20_Internet_20_Link">
630_360_16060...</text:a>
"]</text:p>
      <text:p text:style-name="P4">
Tags: ['МЗС', 'НАТО', 'Україна', 'dpa ']</text:p>
      <text:p text:style-name="P4">
Type: Article</text:p>
      <!--METADATA-->
      <text:p text:style-name="P4">
<draw:frame draw:style-name="fr1" draw:name="Image27" text:anchor-type="as-char" svg:width="6.9236in" svg:height="3.956343in" draw:z-index="0">
<draw:image xlink:href="../Images/yкринформ/2023-05-02T-111-41-00-03-00/630_360_1606038592-463.jpg" xlink:type="simple" xlink:show="embed" xlink:actuate="onLoad" draw:mime-type="image/jpeg"/>
</draw:frame>
 ВступУкраїни до НАТО – в інтересах самого Альянсу, аргументи проти цього становлятьнабір помилкових суджень, які давно втратили свою актуальність.</text:p>
      <text:p text:style-name="P4">
Про це йдеться у дописі в Фейсбуці речника МЗС Олега Ніколенка у відповідь напублікацію Німецького агентства преси (DPA).</text:p>
      <text:p text:style-name="P4">
Він нагадав, що у контексті підготовки до саміту <text:a xlink:type="simple" xlink:href="https://www.ukrinform.ua/tag-nato" text:style-name="Internet_20_link" text:visited-style-name="Visited_20_Internet_20_Link">
</text:a>
 у Вільнюсі німецькі журналісти,посилаючись на неназваних співрозмовників, стверджують, що кроки до членства вНАТО можуть відволікти від «набагато важливішої підтримки України». Окрімтого, на думку DPA, нові зобов’язання перед НАТО можуть підштовхнути росію добільш агресивної війни. Далі агентство робить висновок, що прогрес, ймовірно,буде можливий лише після досягнення Україною успіхів в протидії російськійагресії.</text:p>
      <text:p text:style-name="P4">
«Зазначені аргументи становлять набір помилкових суджень, які давно втратилисвою актуальність», - заявив Ніколенко.</text:p>
      <text:p text:style-name="P4">
Він констатував, що попереду дійсно важливі битви, але Україна вже досяглавражаючих успіхів в обороні від російської агресії.</text:p>
      <text:p text:style-name="P4">
«В лютому 2022 року скептики давали Україні 72 години, а оптимісти – тиждень.Завдяки героїзму українських захисників та захисниць, а також міжнароднійпідтримці, Україна не лише витримала удар, але і проводить успішні операції зізвільнення окупованих територій. Не буде перебільшенням назвати українськуармію найсильнішою армією Європи. Українці зараз роблять найбільший внесок вєвроатлантичну безпеку», - переконаний речник МЗС.</text:p>
      <text:p text:style-name="P4">
Окрім того, зауважив він, раніше ми вже чули аргументи про необхідністьутримуватися від кроків, які нібито можуть «спровокувати» росію на новуагресію. У цьому контексті Ніколенко процитував міністра закордонних справДмитра Кулебу, який наголошував, що «єдине, що провокує росію – ценевизначеність». Натомість просування на шляху до вступу України в НАТОзмусить росію вгамувати свою агресію, спрогнозував речник МЗС.</text:p>
      <text:p text:style-name="P4">
Він також висловив переконання, що поточна міжнародна підтримка України впротидії російським окупантам не суперечить, а навпаки доповнює процес набуттячленства в НАТО.</text:p>
      <text:p text:style-name="P4">
«Майбутнє євроатлантичної безпеки вирішується на полі бою в Україні, а вступнашої держави до НАТО гарантуватиме стратегічну безпеку всього Альянсу.Україна – це не проблема, а перевага для НАТО. Тому у відповідь нарозмірковування анонімних джерел ми наголошуємо, що вступ України до НАТО – вінтересах самого Альянсу і закликаємо партнерів проявити лідерство», -підкреслив Ніколенко.</text:p>
      <text:p text:style-name="P4">
<text:span text:style-name="T4">
Читайте також:</text:span>
 <text:a xlink:type="simple" xlink:href="https://www.ukrinform.ua/rubric-polytics/3703660-ukraina-v-nato-e-najkrasim-sposobom-svidse-zaversiti-vijnu-ermak.html" text:style-name="Internet_20_link" text:visited-style-name="Visited_20_Internet_20_Link">
 <text:span text:style-name="T4">
НАТО</text:span>
 </text:a>
</text:p>
      <text:p text:style-name="P4">
Він додав, що міністр закордонних справ Дмитро Кулеба чітко окресливукраїнські очікування: на саміті у Вільнюсі Україна розраховує отриматизобов’язання від союзників, яке визначить шлях до нашого вступу в НАТО.</text:p>
      <text:p text:style-name="P4">
«Час для такого кроку давно назрів», - підсумував речник МЗС.</text:p>
      <text:p text:style-name="P4">
Як повідомлялося, Німецьке агентства преси (DPA) з посиланням на власніджерела заявило, що такі члени НАТО, як США та Німеччина, нещодавно зазачиненими дверима дали зрозуміти, що поки що не хочуть брати на себе жоднихзобов'язань, які б виходили за межі розпливчастої декларації НАТО від 2008року.</text:p>
      <text:p text:style-name="P4">
Source: <text:a xlink:type="simple" xlink:href="https://www.ukrinform.ua/rubric-polytics/3703776-u-mzs-vidreaguvali-na-publikaciu-dpa-pro-sumnivi-sodo-clenstva-ukraini-v-nato.html" text:style-name="Internet_20_link" text:visited-style-name="Visited_20_Internet_20_Link">
https://www.ukrinform.ua/rubric-polytics/3703776-u-mzs-vidreaguvali-na-publikaciu-dpa-pro-sumnivi-sodo-clenstva-ukraini-v-nato.html</text:a>
</text:p>
      <!--NEWS-->
      <text:h text:style-name="P10" text:outline-level="1">
<text:span text:style-name="T4">
Poltavska Oblast(14:32). Red Alert: aerial threat. Sirens sounding. Take cover now!</text:span>
</text:h>
      <text:p text:style-name="P4">
Authors: liveuamap (Language: en)</text:p>
      <text:p text:style-name="P4">
Time: 2023-05-02T-11:33:00</text:p>
      <text:p text:style-name="P4">
Location: Poltavska Oblast (Latitude:49.47618 Longtitude:33.81785)</text:p>
      <text:p text:style-name="P4">
Videos: []</text:p>
      <text:p text:style-name="P4">
Images: []</text:p>
      <text:p text:style-name="P4">
Tags: ["Europe", "Central and Eastern Europe"]</text:p>
      <text:p text:style-name="P4">
ID: 22559974</text:p>
      <!--METADATA-->
      <text:p text:style-name="P4">
Poltavska Oblast(14:32). Red Alert: aerial threat. Sirens sounding. Take covernow!</text:p>
      <text:p text:style-name="P4">
News Collection Link: <text:a xlink:type="simple" xlink:href="https://liveuamap.com/en/2023/02-may-poltavska-oblast1432-red-alert-aerial-g" text:style-name="Internet_20_link" text:visited-style-name="Visited_20_Internet_20_Link">
https://liveuamap.com/en/2023/02-may-poltavska-oblast1432-red-alert-aerial-g</text:a>
</text:p>
      <text:p text:style-name="P4">
Source: <text:a xlink:type="simple" xlink:href="https://t.me/suspilnepoltava/10984" text:style-name="Internet_20_link" text:visited-style-name="Visited_20_Internet_20_Link">
https://t.me/suspilnepoltava/10984</text:a>
</text:p>
      <!--NEWS-->
      <text:h text:style-name="P10" text:outline-level="1">
<text:span text:style-name="T4">
Федоров – про ранковий вибух у Мелітополі: Постраждав колаборант</text:span>
</text:h>
      <text:p text:style-name="P4">
Authors: Ukrinform (Person)</text:p>
      <text:p text:style-name="P4">
Publisher: Укринформ (Organization)</text:p>
      <text:p text:style-name="P4">
Published Time: 2023-05-02T-162:34:00+03:00</text:p>
      <text:p text:style-name="P4">
Modified Time: 2023-05-02T16:34:00+03:00</text:p>
      <text:p text:style-name="P4">
Description: Сьогодні зранку внаслідок вибуху в Мелітополі постраждав поліцейський, який пішов на співпрацю з ворогом. — Укрінформ.</text:p>
      <text:p text:style-name="P4">
Images: ["<text:a xlink:type="simple" xlink:href="https://static.ukrinform.com/photos/2023_03/thumb_files/630_360_1678792923-194.jpg" text:style-name="Internet_20_link" text:visited-style-name="Visited_20_Internet_20_Link">
630_360_16787...</text:a>
"]</text:p>
      <text:p text:style-name="P4">
Tags: ['Мелітополь', 'Вибух', 'Колаборант', 'Федоров']</text:p>
      <text:p text:style-name="P4">
Type: Article</text:p>
      <!--METADATA-->
      <text:p text:style-name="P4">
<draw:frame draw:style-name="fr1" draw:name="Image28" text:anchor-type="as-char" svg:width="6.9236in" svg:height="3.956343in" draw:z-index="0">
<draw:image xlink:href="../Images/yкринформ/2023-05-02T-162-34-00-03-00/630_360_1678792923-194.jpg" xlink:type="simple" xlink:show="embed" xlink:actuate="onLoad" draw:mime-type="image/jpeg"/>
</draw:frame>
 Сьогоднізранку внаслідок вибуху в Мелітополі постраждав поліцейський, який пішов наспівпрацю з ворогом.</text:p>
      <text:p text:style-name="P4">
Про це в <text:a xlink:type="simple" xlink:href="https://t.me/ivan_fedorov_melitopol/1850" text:style-name="Internet_20_link" text:visited-style-name="Visited_20_Internet_20_Link">
 </text:a>
 повідомляє міськийголова Мелітополя Іван Федоров, передає Укрінформ.</text:p>
      <text:p text:style-name="P4">
«За уточненими даними сьогоднішній ранковий <text:a xlink:type="simple" xlink:href="https://www.ukrinform.ua/tag-vibuh" text:style-name="Internet_20_link" text:visited-style-name="Visited_20_Internet_20_Link">
 </text:a>
 «постукав у будинок» заступника начальника так званого управліннявнутрішніх справ тимчасово окупованої частини Запорізької області, коли тойвідкривав ворота», - йдеться у дописі.</text:p>
      <text:p text:style-name="P4">
Він додав, що завтрашній ранок зрадник зустрічатиме вже у лікарні.</text:p>
      <text:p text:style-name="P4">
Ранковий вибух в Мелітополі, то він був не надпотужний, його чули лише окремірайони міста, наголосив Федоров.</text:p>
      <text:p text:style-name="P4">
<text:span text:style-name="T4">
Читайте також:</text:span>
 <text:a xlink:type="simple" xlink:href="https://www.ukrinform.ua/rubric-ato/3702904-v-melitopoli-prolunav-vibuh-v-goteli-u-akomu-bazuvalis-okupanti-andrusenko.html" text:style-name="Internet_20_link" text:visited-style-name="Visited_20_Internet_20_Link">
 <text:span text:style-name="T4">
Мелітополі</text:span>
 </text:a>
</text:p>
      <text:p text:style-name="P4">
У той час в ефірі національного телемарафону "Єдині новини" Федоров сказав, щовчора ввечері в Токмаку було ліквідовано штаб та місце відпочинку особовогоскладу російської армії. Також гучно було в Михайлівці, де, за словамиФедорова, було помічено скупчення загарбників.</text:p>
      <text:p text:style-name="P4">
Source: <text:a xlink:type="simple" xlink:href="https://www.ukrinform.ua/rubric-regions/3703693-fedorov-pro-rankovij-vibuh-u-melitopoli-postrazdav-kolaborant.html" text:style-name="Internet_20_link" text:visited-style-name="Visited_20_Internet_20_Link">
https://www.ukrinform.ua/rubric-regions/3703693-fedorov-pro-rankovij-vibuh-u-melitopoli-postrazdav-kolaborant.html</text:a>
</text:p>
      <!--NEWS-->
      <text:h text:style-name="P10" text:outline-level="1">
<text:span text:style-name="T4">
АПЛ: «Арсенал» із Зінченком переграв «Челсі» Мудрика</text:span>
</text:h>
      <text:p text:style-name="P4">
Authors: Ukrinform (Person)</text:p>
      <text:p text:style-name="P4">
Publisher: Укринформ (Organization)</text:p>
      <text:p text:style-name="P4">
Published Time: 2023-05-02T-18:57:00+03:00</text:p>
      <text:p text:style-name="P4">
Modified Time: 2023-05-02T23:57:00+03:00</text:p>
      <text:p text:style-name="P4">
Description: В Англійській прем'єр-лізі (АПЛ) тривають матчі 34-го туру футбольного чемпіонату. — Укрінформ.</text:p>
      <text:p text:style-name="P4">
Images: ["<text:a xlink:type="simple" xlink:href="https://static.ukrinform.com/photos/2023_05/thumb_files/630_360_1683061044-641.jpg" text:style-name="Internet_20_link" text:visited-style-name="Visited_20_Internet_20_Link">
630_360_16830...</text:a>
"]</text:p>
      <text:p text:style-name="P4">
Tags: ['Арсенал', 'Челсі', 'Футбол', 'Зінченко', 'АПЛ']</text:p>
      <text:p text:style-name="P4">
Type: Article</text:p>
      <!--METADATA-->
      <text:p text:style-name="P4">
<draw:frame draw:style-name="fr1" draw:name="Image29" text:anchor-type="as-char" svg:width="6.9236in" svg:height="3.956343in" draw:z-index="0">
<draw:image xlink:href="../Images/yкринформ/2023-05-02T-18-57-00-03-00/630_360_1683061044-641.jpg" xlink:type="simple" xlink:show="embed" xlink:actuate="onLoad" draw:mime-type="image/jpeg"/>
</draw:frame>
 ВАнглійській прем'єр-лізі (АПЛ) тривають матчі 34-го туру футбольногочемпіонату.</text:p>
      <text:p text:style-name="P4">
«Арсенал» на домашній арені «Емірейтс Стедіум» у Лондоні змусив капітулювати«Челсі» - 3:1, перервавши свою 4-матчеву серію без перемог, передає Укрінформ.</text:p>
      <text:p text:style-name="P4">
Результативними ударами у господарів відзначилися Мартін Едегор, який оформивдубль на 18-й та 31-й хвилинах, та Габріел Жезус (34). У складі гостей авторомголу став Чуквунонсо Мадуеке (65)</text:p>
      <text:p text:style-name="P4">
Український захисник Олександр Зінченко вийшов у старті «Арсенала»,поступившись місцем на полі шотландцю Кірану Тірні на 73-й хвилині.</text:p>
      <text:p text:style-name="P4">
Форвард «Челсі» Михайло Мудрик у свою чергу замінив на 71-й хвилині нападниказбірної Англії Рахіма Стерлінга.</text:p>
      <text:p text:style-name="P4">
<text:span text:style-name="T4">
Читайте також:</text:span>
 <text:a xlink:type="simple" xlink:href="https://www.ukrinform.ua/rubric-sports/3703380-apl-everton-z-mikolenkom-unik-porazki-u-lesteri.html" text:style-name="Internet_20_link" text:visited-style-name="Visited_20_Internet_20_Link">
 <text:span text:style-name="T4">
АПЛ</text:span>
 </text:a>
</text:p>
      <text:p text:style-name="P4">
В активі «Арсенала» - 78 очок, який відновив лідерство у турнірній таблиціАПЛ. Другим йде «Манчестер Сіті» (76), маючи на дві гри менше. 3 травня«містяни» прийматимуть лондонський «Вест Гем».</text:p>
      <text:p text:style-name="P4">
Фото: AFP.</text:p>
      <text:p text:style-name="P4">
Source: <text:a xlink:type="simple" xlink:href="https://www.ukrinform.ua/rubric-sports/3703884-apl-arsenal-iz-zincenkom-peregrav-celsi-mudrika.html" text:style-name="Internet_20_link" text:visited-style-name="Visited_20_Internet_20_Link">
https://www.ukrinform.ua/rubric-sports/3703884-apl-arsenal-iz-zincenkom-peregrav-celsi-mudrika.html</text:a>
</text:p>
      <!--NEWS-->
      <text:h text:style-name="P10" text:outline-level="1">
<text:span text:style-name="T4">
Dnipro, Dnipropetrovska Oblast(12:30). Red Alert: aerial threat. Sirens sounding. Take cover ...</text:span>
</text:h>
      <text:p text:style-name="P4">
Authors: liveuamap (Language: en)</text:p>
      <text:p text:style-name="P4">
Time: 2023-05-02T-20:31:00</text:p>
      <text:p text:style-name="P4">
Location: Dnipro (Latitude:48.45930000 Longtitude:35.03865000)</text:p>
      <text:p text:style-name="P4">
Videos: []</text:p>
      <text:p text:style-name="P4">
Images: []</text:p>
      <text:p text:style-name="P4">
Tags: ["Europe", "Central and Eastern Europe"]</text:p>
      <text:p text:style-name="P4">
ID: 22559966</text:p>
      <!--METADATA-->
      <text:p text:style-name="P4">
Dnipro, Dnipropetrovska Oblast(12:30). Red Alert: aerial threat. Sirenssounding. Take cover now!</text:p>
      <text:p text:style-name="P4">
News Collection Link: <text:a xlink:type="simple" xlink:href="https://liveuamap.com/en/2023/02-may-dnipro-dnipropetrovska-oblast1230-red-g" text:style-name="Internet_20_link" text:visited-style-name="Visited_20_Internet_20_Link">
https://liveuamap.com/en/2023/02-may-dnipro-dnipropetrovska-oblast1230-red-g</text:a>
</text:p>
      <text:p text:style-name="P4">
Source: <text:a xlink:type="simple" xlink:href="https://t.me/suspilnednipro/14968" text:style-name="Internet_20_link" text:visited-style-name="Visited_20_Internet_20_Link">
https://t.me/suspilnednipro/14968</text:a>
</text:p>
      <!--NEWS-->
      <text:h text:style-name="P10" text:outline-level="1">
<text:span text:style-name="T4">
Єрмак зустрівся з українськими й іноземними журналістами</text:span>
</text:h>
      <text:p text:style-name="P4">
Authors: Ukrinform (Person)</text:p>
      <text:p text:style-name="P4">
Publisher: Укринформ (Organization)</text:p>
      <text:p text:style-name="P4">
Published Time: 2023-05-02T-20:52:00+03:00</text:p>
      <text:p text:style-name="P4">
Modified Time: 2023-05-02T23:52:00+03:00</text:p>
      <text:p text:style-name="P4">
Description: Керівник Офісу Президента Андрій Єрмак провів зустріч з представниками українських та іноземних ЗМІ. — Укрінформ.</text:p>
      <text:p text:style-name="P4">
Images: ["<text:a xlink:type="simple" xlink:href="https://static.ukrinform.com/photos/2023_05/thumb_files/630_360_1683060645-674.jpeg" text:style-name="Internet_20_link" text:visited-style-name="Visited_20_Internet_20_Link">
630_360_16830...</text:a>
", "<text:a xlink:type="simple" xlink:href="https://static.ukrinform.com/photos/2023_05/1683060645-425.jpeg" text:style-name="Internet_20_link" text:visited-style-name="Visited_20_Internet_20_Link">
1683060645-42...</text:a>
", "<text:a xlink:type="simple" xlink:href="https://static.ukrinform.com/photos/2023_05/1683060645-818.jpeg" text:style-name="Internet_20_link" text:visited-style-name="Visited_20_Internet_20_Link">
1683060645-81...</text:a>
"]</text:p>
      <text:p text:style-name="P4">
Tags: ['ЗМІ', 'Журналіст', 'Єрмак', 'Офіс Президента', 'Жовква']</text:p>
      <text:p text:style-name="P4">
Type: Article</text:p>
      <!--METADATA-->
      <text:p text:style-name="P4">
<draw:frame draw:style-name="fr1" draw:name="Image30" text:anchor-type="as-char" svg:width="6.9236in" svg:height="3.956343in" draw:z-index="0">
<draw:image xlink:href="../Images/yкринформ/2023-05-02T-20-52-00-03-00/630_360_1683060645-674.jpeg" xlink:type="simple" xlink:show="embed" xlink:actuate="onLoad" draw:mime-type="image/jpeg"/>
</draw:frame>
 КерівникОфісу Президента Андрій Єрмак провів зустріч з представниками українських таіноземних ЗМІ.</text:p>
      <text:p text:style-name="P4">
У заході також узяв участь заступник керівника ОП Ігор Жовква, передаєУкрінформ із посиланням на <text:a xlink:type="simple" xlink:href="https://www.president.gov.ua/news/mi-hochemo-otrimati-politichnij-signal-yakij-uzhe-sogodni-ch-82597" text:style-name="Internet_20_link" text:visited-style-name="Visited_20_Internet_20_Link">
 </text:a>
 .</text:p>
      <text:p text:style-name="P4">
Ключовою темою стало обговорення стратегічних безпекових питань, зокремаопрацювання з міжнародними партнерами умов вступу України в НАТО, проміжнихбезпекових гарантій, військово-технічної та гуманітарної підтримки нашоїдержави тощо.</text:p>
      <text:p text:style-name="P4">
За словами Єрмака, Україна очікує на чіткий сигнал від НАТО щодо підтримки їїчленства на Вільнюському саміті. Водночас він відзначив важливість наданнянашій державі ефективних безпекових гарантій на весь період, що передуватимеповній інтеграції в Альянс.</text:p>
      <text:p text:style-name="P4">
<draw:frame draw:style-name="fr1" draw:name="Image31" text:anchor-type="as-char" svg:width="6.9236in" svg:height="4.604691in" draw:z-index="0">
<draw:image xlink:href="../Images/yкринформ/2023-05-02T-20-52-00-03-00/1683060645-425.jpeg" xlink:type="simple" xlink:show="embed" xlink:actuate="onLoad" draw:mime-type="image/jpeg"/>
</draw:frame>
</text:p>
      <text:p text:style-name="P4">
«Ми бачимо можливість зробити ці гарантії реальними, і вони мають працювати довступу України в <text:a xlink:type="simple" xlink:href="https://www.ukrinform.ua/tag-nato" text:style-name="Internet_20_link" text:visited-style-name="Visited_20_Internet_20_Link">
 </text:a>
 . Також ми хочемоотримати політичний сигнал, який уже сьогодні чітко закріпить майбутнє Українив НАТО, і зворотного шляху вже не буде. Буде тільки питання часу», – наголосивкерівник ОП.</text:p>
      <text:p text:style-name="P4">
Він додав, що Україна докладає максимум зусиль, працюючи індивідуально зкожною країною та знаходячи відповідні аргументи, щоб розвіяти будь-якісумніви в безальтернативності приєднання нашої держави до Альянсу.</text:p>
      <text:p text:style-name="P4">
<draw:frame draw:style-name="fr1" draw:name="Image32" text:anchor-type="as-char" svg:width="6.9236in" svg:height="4.604691in" draw:z-index="0">
<draw:image xlink:href="../Images/yкринформ/2023-05-02T-20-52-00-03-00/1683060645-818.jpeg" xlink:type="simple" xlink:show="embed" xlink:actuate="onLoad" draw:mime-type="image/jpeg"/>
</draw:frame>
</text:p>
      <text:p text:style-name="P4">
Як зазначається, важливою темою розмови було також подальше нарощуванняекономічного тиску на росію. Нещодавно презентований групою Макфола-Єрмакасанкційний План 2.0 передбачає комплекс заходів, реалізація яких дасть змогупосилити вплив на країну-агресора та зменшити її військовий потенціал. У цьомуконтексті передусім ідеться про залучення країн G7.</text:p>
      <text:p text:style-name="P4">
Керівник Офісу Президента також висловив сподівання на продовження діалогу зкраїнами Глобального півдня та їх долучення до реалізації української формулимиру, запропонованої Президентом Володимиром Зеленським.</text:p>
      <text:p text:style-name="P4">
<text:span text:style-name="T4">
Читайте також:</text:span>
 <text:a xlink:type="simple" xlink:href="https://www.ukrinform.ua/rubric-polytics/3703660-ukraina-v-nato-e-najkrasim-sposobom-svidse-zaversiti-vijnu-ermak.html" text:style-name="Internet_20_link" text:visited-style-name="Visited_20_Internet_20_Link">
 <text:span text:style-name="T4">
Єрмак</text:span>
 </text:a>
</text:p>
      <text:p text:style-name="P4">
Також на зустрічі обговорили реалізацію зернової угоди. Окрему увагу приділилироботі влади з визволення українців, які перебувають у полоні.</text:p>
      <text:p text:style-name="P4">
«Найважливішою цінністю для нас є і завжди залишатиметься життя та здоров’якожної людини. Цього непохитного принципу, неодноразово озвученого ПрезидентомЗеленським, ми дотримуємося в усіх ключових питаннях. Зокрема, під часпланування нашого контрнаступу, і в процесі роботи з повернення нашихполонених, і в реалізації гуманітарної продовольчої програми для країн, щостраждають від голоду», – наголосив керівник Офісу Президента.</text:p>
      <text:p text:style-name="P4">
<text:span text:style-name="T5">
Фото: ОП</text:span>
</text:p>
      <text:p text:style-name="P4">
Source: <text:a xlink:type="simple" xlink:href="https://www.ukrinform.ua/rubric-polytics/3703883-ermak-zustrivsa-z-ukrainskimi-j-inozemnimi-zurnalistami.html" text:style-name="Internet_20_link" text:visited-style-name="Visited_20_Internet_20_Link">
https://www.ukrinform.ua/rubric-polytics/3703883-ermak-zustrivsa-z-ukrainskimi-j-inozemnimi-zurnalistami.html</text:a>
</text:p>
      <!--NEWS-->
      <text:h text:style-name="P10" text:outline-level="1">
<text:span text:style-name="T4">
путіна, лукашенка та інших диктаторів не запросили на коронацію Чарльза III - ЗМІ</text:span>
</text:h>
      <text:p text:style-name="P4">
Authors: Ukrinform (Person)</text:p>
      <text:p text:style-name="P4">
Publisher: Укринформ (Organization)</text:p>
      <text:p text:style-name="P4">
Published Time: 2023-05-02T-22:34:00+03:00</text:p>
      <text:p text:style-name="P4">
Modified Time: 2023-05-02T23:34:00+03:00</text:p>
      <text:p text:style-name="P4">
Description: Сполучене Королівство Великої Британії й Північної Ірландії не запросило на церемонію коронації Чарльза III лідерів кількох держав, де панують авторитарні й диктаторські режими, в тому числі росії та білорусі. — Укрінформ.</text:p>
      <text:p text:style-name="P4">
Images: ["<text:a xlink:type="simple" xlink:href="https://static.ukrinform.com/photos/2023_05/thumb_files/630_360_1683059723-687.png" text:style-name="Internet_20_link" text:visited-style-name="Visited_20_Internet_20_Link">
630_360_16830...</text:a>
"]</text:p>
      <text:p text:style-name="P4">
Tags: ['Британія', 'лукашенко', 'путін', 'Чарльз ІІІ', 'Коронація']</text:p>
      <text:p text:style-name="P4">
Type: Article</text:p>
      <!--METADATA-->
      <text:p text:style-name="P4">
<draw:frame draw:style-name="fr1" draw:name="Image33" text:anchor-type="as-char" svg:width="6.9236in" svg:height="3.956343in" draw:z-index="0">
<draw:image xlink:href="../Images/yкринформ/2023-05-02T-22-34-00-03-00/630_360_1683059723-687.png" xlink:type="simple" xlink:show="embed" xlink:actuate="onLoad" draw:mime-type="image/png"/>
</draw:frame>
 СполученеКоролівство Великої Британії й Північної Ірландії не запросило на церемоніюкоронації Чарльза III лідерів кількох держав, де панують авторитарні йдиктаторські режими, в тому числі росії та білорусі.</text:p>
      <text:p text:style-name="P4">
Про це повідомляє <text:a xlink:type="simple" xlink:href="http://www.reuters.com/world/russia-belarus-iran-myanmar-not-invited-king-charles-coronation-uk-source-2023-05-02/" text:style-name="Internet_20_link" text:visited-style-name="Visited_20_Internet_20_Link">
 </text:a>
 ізпосиланням на обізнане джерело, передає Укрінформ.</text:p>
      <text:p text:style-name="P4">
«Британія не надіслала запрошень на церемонію коронації короля Чарльза лідерамросії, білорусі, Ірану, М'янми, Сирії, Афганістану та Венесуели», - вказуєтьсяв публікації</text:p>
      <text:p text:style-name="P4">
Водночас на подію запрошені глави держав, з якими Велика Британія маєповноцінні дипломатичні відносини, а також представники британських володінь ізаморських територій.</text:p>
      <text:p text:style-name="P4">
Також уточнюється, що запрошення були надіслані високопоставленим <text:a xlink:type="simple" xlink:href="https://www.ukrinform.ua/tag-diplomati" text:style-name="Internet_20_link" text:visited-style-name="Visited_20_Internet_20_Link">
</text:a>
 Північної Кореї та Нікарагуа, однакне главам цих держав.</text:p>
      <text:p text:style-name="P4">
<text:span text:style-name="T4">
Читайте також:</text:span>
 <text:a xlink:type="simple" xlink:href="https://www.ukrinform.ua/rubric-world/3696686-u-koronacii-carlza-iii-vizmut-ucast-sist-tisac-vijskovosluzbovciv.html" text:style-name="Internet_20_link" text:visited-style-name="Visited_20_Internet_20_Link">
 <text:span text:style-name="T4">
коронаці</text:span>
 </text:a>
</text:p>
      <text:p text:style-name="P4">
Як повідомляв Укрінформ, міністр закордонних справ <text:a xlink:type="simple" xlink:href="http://www.ukrinform.ua/rubric-polytics/3703568-ukrainu-na-koronacii-carlza-iii-predstavlatime-delegacia-visokogo-rivna-kuleba.html" text:style-name="Internet_20_link" text:visited-style-name="Visited_20_Internet_20_Link">
</text:a>
 , що на коронаціїЧарльза ІІІ буде представлена високоповажна українська делегація.</text:p>
      <text:p text:style-name="P4">
Урочиста церемонія запланована на суботу, 6 травня, у Вестмінстерськомуабатстві в Лондоні.</text:p>
      <text:p text:style-name="P4">
Source: <text:a xlink:type="simple" xlink:href="https://www.ukrinform.ua/rubric-world/3703882-putina-lukasenka-ta-insih-diktatoriv-ne-zaprosili-na-koronaciu-carlza-iii-zmi.html" text:style-name="Internet_20_link" text:visited-style-name="Visited_20_Internet_20_Link">
https://www.ukrinform.ua/rubric-world/3703882-putina-lukasenka-ta-insih-diktatoriv-ne-zaprosili-na-koronaciu-carlza-iii-zmi.html</text:a>
</text:p>
      <!--NEWS-->
      <text:h text:style-name="P10" text:outline-level="1">
<text:span text:style-name="T4">
Президент нагородив 63 військових</text:span>
</text:h>
      <text:p text:style-name="P4">
Authors: Ukrinform (Person)</text:p>
      <text:p text:style-name="P4">
Publisher: Укринформ (Organization)</text:p>
      <text:p text:style-name="P4">
Published Time: 2023-05-02T-24:15:00+03:00</text:p>
      <text:p text:style-name="P4">
Modified Time: 2023-05-02T23:15:00+03:00</text:p>
      <text:p text:style-name="P4">
Description: Президент Володимир Зеленський відзначив державними нагородами 63 захисників України. — Укрінформ.</text:p>
      <text:p text:style-name="P4">
Images: ["<text:a xlink:type="simple" xlink:href="https://static.ukrinform.com/photos/2022_12/thumb_files/630_360_1671115306-366.jpeg" text:style-name="Internet_20_link" text:visited-style-name="Visited_20_Internet_20_Link">
630_360_16711...</text:a>
"]</text:p>
      <text:p text:style-name="P4">
Tags: ['Нагорода', 'Військові', 'Зеленський']</text:p>
      <text:p text:style-name="P4">
Type: Article</text:p>
      <!--METADATA-->
      <text:p text:style-name="P4">
<draw:frame draw:style-name="fr1" draw:name="Image34" text:anchor-type="as-char" svg:width="6.9236in" svg:height="3.956343in" draw:z-index="0">
<draw:image xlink:href="../Images/yкринформ/2023-05-02T-24-15-00-03-00/630_360_1671115306-366.jpeg" xlink:type="simple" xlink:show="embed" xlink:actuate="onLoad" draw:mime-type="image/jpeg"/>
</draw:frame>
Президент Володимир Зеленський відзначив державними нагородами 63 захисниківУкраїни.</text:p>
      <text:p text:style-name="P4">
Як передає Укрінформ, відповідний указ <text:a xlink:type="simple" xlink:href="https://www.president.gov.ua/documents/2602023-46661" text:style-name="Internet_20_link" text:visited-style-name="Visited_20_Internet_20_Link">
</text:a>
 оприлюднений на сайтіглави держави.</text:p>
      <text:p text:style-name="P4">
Згідно з документом, за особисту мужність, виявлену у захисті державногосуверенітету та територіальної цілісності України, самовіддане виконаннявійськового обов’язку оборонці <text:a xlink:type="simple" xlink:href="https://www.ukrinform.ua/tag-nagoroda" text:style-name="Internet_20_link" text:visited-style-name="Visited_20_Internet_20_Link">
 </text:a>
орденом "За мужність" та медаллю "За військову службу Україні".</text:p>
      <text:p text:style-name="P4">
<text:span text:style-name="T4">
Читайте також:</text:span>
 <text:a xlink:type="simple" xlink:href="https://www.ukrinform.ua/rubric-society/3702747-prezident-nagorodiv-pocesnou-vidznakou-za-muznist-ta-vidvagu-tri-prikordonni-zagoni.html" text:style-name="Internet_20_link" text:visited-style-name="Visited_20_Internet_20_Link">
 <text:span text:style-name="T4">
нагородив</text:span>
 </text:a>
</text:p>
      <text:p text:style-name="P4">
Як повідомляв <text:a xlink:type="simple" xlink:href="https://www.ukrinform.ua/rubric-ato/3703566-zelenskij-nagorodiv-292-bijciv-189-z-nih-posmertno.html" text:style-name="Internet_20_link" text:visited-style-name="Visited_20_Internet_20_Link">
 </text:a>
 , указами від 1 травняПрезидент нагородив 292 військовослужбовців, 189 з них — посмертно.</text:p>
      <text:p text:style-name="P4">
<text:span text:style-name="T5">
Фото: ОП</text:span>
</text:p>
      <text:p text:style-name="P4">
Source: <text:a xlink:type="simple" xlink:href="https://www.ukrinform.ua/rubric-ato/3703877-prezident-nagorodiv-63-vijskovih.html" text:style-name="Internet_20_link" text:visited-style-name="Visited_20_Internet_20_Link">
https://www.ukrinform.ua/rubric-ato/3703877-prezident-nagorodiv-63-vijskovih.html</text:a>
</text:p>
      <!--NEWS-->
      <text:h text:style-name="P10" text:outline-level="1">
<text:span text:style-name="T4">
Пентагон підтвердив, що продовжить надавати допомогу Україні</text:span>
</text:h>
      <text:p text:style-name="P4">
Authors: Ukrinform (Person)</text:p>
      <text:p text:style-name="P4">
Publisher: Укринформ (Organization)</text:p>
      <text:p text:style-name="P4">
Published Time: 2023-05-02T-26:01:00+03:00</text:p>
      <text:p text:style-name="P4">
Modified Time: 2023-05-02T23:01:00+03:00</text:p>
      <text:p text:style-name="P4">
Description: Сполучені Штати мають намір виділяти Україні нові транші військової допомоги й перебувають у постійному контакті з керівництвом нашої держави, аби визначати найактуальніші потреби ЗСУ. — Укрінформ.</text:p>
      <text:p text:style-name="P4">
Images: ["<text:a xlink:type="simple" xlink:href="https://static.ukrinform.com/photos/2016_07/thumb_files/630_360_1467320804-6747.jpg" text:style-name="Internet_20_link" text:visited-style-name="Visited_20_Internet_20_Link">
630_360_14673...</text:a>
"]</text:p>
      <text:p text:style-name="P4">
Tags: ['Пентагон', 'США', 'Зброя', 'допомога', 'Війна з росією']</text:p>
      <text:p text:style-name="P4">
Type: Article</text:p>
      <!--METADATA-->
      <text:p text:style-name="P4">
<draw:frame draw:style-name="fr1" draw:name="Image35" text:anchor-type="as-char" svg:width="6.9236in" svg:height="3.956343in" draw:z-index="0">
<draw:image xlink:href="../Images/yкринформ/2023-05-02T-26-01-00-03-00/630_360_1467320804-6747.jpg" xlink:type="simple" xlink:show="embed" xlink:actuate="onLoad" draw:mime-type="image/jpeg"/>
</draw:frame>
Сполучені Штати мають намір виділяти Україні нові транші військової допомоги йперебувають у постійному контакті з керівництвом нашої держави, аби визначатинайактуальніші потреби ЗСУ.</text:p>
      <text:p text:style-name="P4">
Про це заявив на брифінгу речник Пентагону генерал Патрік Райдер, передаєвласний кореспондент Укрінформу.</text:p>
      <text:p text:style-name="P4">
«Ми продовжимо підтримувати Україну у сфері безпеки, як і робили раніше», -відповів представник оборонного відомства США на запитання про підготовкунового пакета допомоги для Збройних сил України, які готуються доконтрнаступу.</text:p>
      <text:p text:style-name="P4">
Райдер зауважив, що не вдаватиметься в деталі процесу, та не став уточнювати,коли саме буде оголошений наступний транш. Однак генерал зауважив, що <text:a xlink:type="simple" xlink:href="https://www.ukrinform.ua/tag-ssa" text:style-name="Internet_20_link" text:visited-style-name="Visited_20_Internet_20_Link">
</text:a>
 «від самого початку» тісно співпрацюють зукраїнськими керівництвом, а також із союзниками та партнерами, аби визначати,що потрібно Україні для захисту суверенітету та повернення захоплених росієютериторій.</text:p>
      <text:p text:style-name="P4">
<text:span text:style-name="T4">
Читайте також:</text:span>
 <text:a xlink:type="simple" xlink:href="https://www.ukrinform.ua/rubric-ato/3701774-zbroa-dla-ukraini-stati-cogo-tizna-obgovorat-z-partnerami-priskorenna-postacan.html" text:style-name="Internet_20_link" text:visited-style-name="Visited_20_Internet_20_Link">
 </text:a>
</text:p>
      <text:p text:style-name="P4">
Як повідомляв Укрінформ, напередодні представник Білого дому Джон Кірбізаявив, що <text:a xlink:type="simple" xlink:href="http://www.ukrinform.ua/rubric-ato/3703379-bilij-dim-anonsuvav-novij-paket-vijskovoi-dopomogi-ukraini.html" text:style-name="Internet_20_link" text:visited-style-name="Visited_20_Internet_20_Link">
 </text:a>
 . Він також повідомив, що СШАпередали нашій країні майже 100% військової допомоги, про яку просилаукраїнська сторона.</text:p>
      <text:p text:style-name="P4">
Source: <text:a xlink:type="simple" xlink:href="https://www.ukrinform.ua/rubric-ato/3703876-pentagon-pidtverdiv-so-prodovzit-nadavati-dopomogu-ukraini.html" text:style-name="Internet_20_link" text:visited-style-name="Visited_20_Internet_20_Link">
https://www.ukrinform.ua/rubric-ato/3703876-pentagon-pidtverdiv-so-prodovzit-nadavati-dopomogu-ukraini.html</text:a>
</text:p>
      <!--NEWS-->
      <text:h text:style-name="P10" text:outline-level="1">
<text:span text:style-name="T4">
Війська рф обстріляли два селища на Херсонщині, є загиблий і поранена</text:span>
</text:h>
      <text:p text:style-name="P4">
Authors: Ukrinform (Person)</text:p>
      <text:p text:style-name="P4">
Publisher: Укринформ (Organization)</text:p>
      <text:p text:style-name="P4">
Published Time: 2023-05-02T-29:43:00+03:00</text:p>
      <text:p text:style-name="P4">
Modified Time: 2023-05-02T22:43:00+03:00</text:p>
      <text:p text:style-name="P4">
Description: Російські загарбники ввечері 2 травня завдали ударів по селищах Козацьке та Дніпровське Херсонської області. — Укрінформ.</text:p>
      <text:p text:style-name="P4">
Images: ["<text:a xlink:type="simple" xlink:href="https://static.ukrinform.com/photos/2023_04/thumb_files/630_360_1680878030-989.jpg" text:style-name="Internet_20_link" text:visited-style-name="Visited_20_Internet_20_Link">
630_360_16808...</text:a>
"]</text:p>
      <text:p text:style-name="P4">
Tags: ['Херсонщина', 'Обстріл', 'Поранені', 'Загибель', 'Війна з росією']</text:p>
      <text:p text:style-name="P4">
Type: Article</text:p>
      <!--METADATA-->
      <text:p text:style-name="P4">
<draw:frame draw:style-name="fr1" draw:name="Image36" text:anchor-type="as-char" svg:width="6.9236in" svg:height="3.956343in" draw:z-index="0">
<draw:image xlink:href="../Images/yкринформ/2023-05-02T-29-43-00-03-00/630_360_1680878030-989.jpg" xlink:type="simple" xlink:show="embed" xlink:actuate="onLoad" draw:mime-type="image/jpeg"/>
</draw:frame>
 Російськізагарбники ввечері 2 травня завдали ударів по селищах Козацьке та ДніпровськеХерсонської області.</text:p>
      <text:p text:style-name="P4">
Як передає Укрінформ, про це Херсонська обласна військова адміністраціяповідомила в <text:a xlink:type="simple" xlink:href="http://t.me/khersonskaODA/5531" text:style-name="Internet_20_link" text:visited-style-name="Visited_20_Internet_20_Link">
 </text:a>
 .</text:p>
      <text:p text:style-name="P4">
За даними ОВА, у селищі Козацьке Новокаховської громади через ворожий обстрілзагинув 66-річний чоловік.</text:p>
      <text:p text:style-name="P4">
Унаслідок ударів російської артилерії по Дніпровському Білозерської <text:a xlink:type="simple" xlink:href="https://www.ukrinform.ua/tag-tergromada" text:style-name="Internet_20_link" text:visited-style-name="Visited_20_Internet_20_Link">
</text:a>
 поранення дістала 78-річна жінка.Постраждалу госпіталізували у тяжкому стані.</text:p>
      <text:p text:style-name="P4">
Як повідомляв Укрінформ, надвечір 2 травня в Херсонській області росіяни <text:a xlink:type="simple" xlink:href="http://www.ukrinform.ua/rubric-ato/3703773-rosiani-obstrilali-selo-na-hersonsini-poranenij-pidlitok.html" text:style-name="Internet_20_link" text:visited-style-name="Visited_20_Internet_20_Link">
</text:a>
 Бериславської громади, поранивши підлітка.</text:p>
      <text:p text:style-name="P4">
Раніше загарбники <text:a xlink:type="simple" xlink:href="http://www.ukrinform.ua/rubric-ato/3703627-na-hersonsini-kilkist-zagiblih-cerez-vorozij-obstril-zrosla-do-troh-ludej.html" text:style-name="Internet_20_link" text:visited-style-name="Visited_20_Internet_20_Link">
 </text:a>
 .Унаслідок ворожих ударів троє жителів області загинули, ще п’ятеро дісталипоранення.</text:p>
      <text:p text:style-name="P4">
Source: <text:a xlink:type="simple" xlink:href="https://www.ukrinform.ua/rubric-ato/3703873-vijska-rf-obstrilali-dva-selisa-na-hersonsini-e-zagiblij-i-poranena.html" text:style-name="Internet_20_link" text:visited-style-name="Visited_20_Internet_20_Link">
https://www.ukrinform.ua/rubric-ato/3703873-vijska-rf-obstrilali-dva-selisa-na-hersonsini-e-zagiblij-i-poranena.html</text:a>
</text:p>
      <!--NEWS-->
      <text:h text:style-name="P10" text:outline-level="1">
<text:span text:style-name="T4">
Білий дім: Ми раді почути від спікера Маккарті слова на підтримку України</text:span>
</text:h>
      <text:p text:style-name="P4">
Authors: Ukrinform (Person)</text:p>
      <text:p text:style-name="P4">
Publisher: Укринформ (Organization)</text:p>
      <text:p text:style-name="P4">
Published Time: 2023-05-02T-31:35:00+03:00</text:p>
      <text:p text:style-name="P4">
Modified Time: 2023-05-02T22:35:00+03:00</text:p>
      <text:p text:style-name="P4">
Description: Адміністрація Байдена вітає заяву спікера Палати представників республіканця Кевіна Маккарті про необхідність подальшої масштабної підтримки України. — Укрінформ.</text:p>
      <text:p text:style-name="P4">
Images: ["<text:a xlink:type="simple" xlink:href="https://static.ukrinform.com/photos/2023_05/thumb_files/630_360_1683037313-390.jpg" text:style-name="Internet_20_link" text:visited-style-name="Visited_20_Internet_20_Link">
630_360_16830...</text:a>
"]</text:p>
      <text:p text:style-name="P4">
Tags: ['Конгрес США', 'Білий дім', 'Війна з росією']</text:p>
      <text:p text:style-name="P4">
Type: Article</text:p>
      <!--METADATA-->
      <text:p text:style-name="P4">
<draw:frame draw:style-name="fr1" draw:name="Image37" text:anchor-type="as-char" svg:width="6.9236in" svg:height="3.956343in" draw:z-index="0">
<draw:image xlink:href="../Images/yкринформ/2023-05-02T-31-35-00-03-00/630_360_1683037313-390.jpg" xlink:type="simple" xlink:show="embed" xlink:actuate="onLoad" draw:mime-type="image/jpeg"/>
</draw:frame>
Адміністрація Байдена вітає заяву спікера Палати представників республіканцяКевіна Маккарті про необхідність подальшої масштабної підтримки України.</text:p>
      <text:p text:style-name="P4">
Так прокоментувала виступ лідера нижньої палати Конгресу США речниця Білогодому Карін Жан-П’єр, передає власний кореспондент Укрінформу.</text:p>
      <text:p text:style-name="P4">
«Ми раді почути, що спікер Маккарті погоджується з тим, що продовжуватипідтримку України – життєво важливо. Було приємно чути, як він відкинувпропаганду, яку поширюють російські державні ЗМІ», - сказала вона.</text:p>
      <text:p text:style-name="P4">
Представниця Білого дому нагадала, що впродовж останнього року президентБайден згуртував світ на підтримку України, яка протистоїть російськійагресії. І широка двопартійна підтримка, яку демонстрував <text:a xlink:type="simple" xlink:href="https://www.ukrinform.ua/tag-kongres-ssa" text:style-name="Internet_20_link" text:visited-style-name="Visited_20_Internet_20_Link">
</text:a>
 , була критично необхідною для цихзусиль.</text:p>
      <text:p text:style-name="P4">
«Важливо, щоби ця підтримка продовжувалася, і ми безумовно раді почути це відспікера Маккарті», - підкреслила Жан-П’єр.</text:p>
      <text:p text:style-name="P4">
<text:span text:style-name="T4">
Читайте також:</text:span>
 <text:a xlink:type="simple" xlink:href="https://www.ukrinform.ua/rubric-ato/3703379-bilij-dim-anonsuvav-novij-paket-vijskovoi-dopomogi-ukraini.html" text:style-name="Internet_20_link" text:visited-style-name="Visited_20_Internet_20_Link">
 <text:span text:style-name="T4">
Білий</text:span>
 <text:span text:style-name="T4">
дім</text:span>
 </text:a>
</text:p>
      <text:p text:style-name="P4">
Як повідомляв Укрінформ, напередодні під час візиту до Ізраїлю спікер Палатипредставників США республіканець Кевін Маккарті у відповідь на словаросійського журналіста <text:a xlink:type="simple" xlink:href="http://www.ukrinform.ua/rubric-polytics/3703722-spiker-palati-predstavnikiv-ssa-zaklikav-rosiu-piti-z-ukraini.html" text:style-name="Internet_20_link" text:visited-style-name="Visited_20_Internet_20_Link">
 </text:a>
</text:p>
      <text:p text:style-name="P4">
Маккарті також засудив москву за «вбивство (українських – ред.) дітей» тадистанціювався від деяких членів Республіканської партії, котрі виступаютьпроти подальшої допомоги Україні з боку США.</text:p>
      <text:p text:style-name="P4">
<text:span text:style-name="T5">
Фото: Tom Williams/CQ-Roll Call, Inc via Getty Images</text:span>
</text:p>
      <text:p text:style-name="P4">
Source: <text:a xlink:type="simple" xlink:href="https://www.ukrinform.ua/rubric-polytics/3703872-bilij-dim-mi-radi-pocuti-vid-spikera-makkarti-slova-na-pidtrimku-ukraini.html" text:style-name="Internet_20_link" text:visited-style-name="Visited_20_Internet_20_Link">
https://www.ukrinform.ua/rubric-polytics/3703872-bilij-dim-mi-radi-pocuti-vid-spikera-makkarti-slova-na-pidtrimku-ukraini.html</text:a>
</text:p>
      <!--NEWS-->
      <text:h text:style-name="P10" text:outline-level="1">
<text:span text:style-name="T4">
Ла Ліга: «Барселона» у більшості мінімально обіграла «Осасуну»</text:span>
</text:h>
      <text:p text:style-name="P4">
Authors: Ukrinform (Person)</text:p>
      <text:p text:style-name="P4">
Publisher: Укринформ (Organization)</text:p>
      <text:p text:style-name="P4">
Published Time: 2023-05-02T-33:32:28+03:00</text:p>
      <text:p text:style-name="P4">
Modified Time: 2023-05-02T22:32:28+03:00</text:p>
      <text:p text:style-name="P4">
Description: Футболісти «Барселони» завдали поразки «Осасуні» у 33-му турі елітного дивізіону чемпіонату Іспанії. — Укрінформ.</text:p>
      <text:p text:style-name="P4">
Images: ["<text:a xlink:type="simple" xlink:href="https://static.ukrinform.com/photos/2023_05/thumb_files/630_360_1683055842-158.jpg" text:style-name="Internet_20_link" text:visited-style-name="Visited_20_Internet_20_Link">
630_360_16830...</text:a>
"]</text:p>
      <text:p text:style-name="P4">
Tags: ['Барселона', 'Футбол']</text:p>
      <text:p text:style-name="P4">
Type: Article</text:p>
      <!--METADATA-->
      <text:p text:style-name="P4">
<draw:frame draw:style-name="fr1" draw:name="Image38" text:anchor-type="as-char" svg:width="6.9236in" svg:height="3.956343in" draw:z-index="0">
<draw:image xlink:href="../Images/yкринформ/2023-05-02T-33-32-28-03-00/630_360_1683055842-158.jpg" xlink:type="simple" xlink:show="embed" xlink:actuate="onLoad" draw:mime-type="image/jpeg"/>
</draw:frame>
Футболісти «Барселони» завдали поразки «Осасуні» у 33-му турі елітногодивізіону чемпіонату Іспанії.</text:p>
      <text:p text:style-name="P4">
Поєдинок на «Камп Ноу» в Барселоні завершився на користь господарів з рахунком1:0, передає Укрінформ.</text:p>
      <text:p text:style-name="P4">
Успіх каталонцям приніс захисник Хорді Альба, якому на 85-й хвилині асистувавФренкі де Йонг.</text:p>
      <text:p text:style-name="P4">
На 27-й хвилині гості залишилися у меншості після вилучення Хорхе Еррандо(затримка суперника).</text:p>
      <text:p text:style-name="P4">
<text:span text:style-name="T4">
Читайте також:</text:span>
 <text:a xlink:type="simple" xlink:href="https://www.ukrinform.ua/rubric-sports/3703377-asist-cigankova-dopomig-zironi-obigrati-sevilu-v-matci-la-ligi.html" text:style-name="Internet_20_link" text:visited-style-name="Visited_20_Internet_20_Link">
 </text:a>
</text:p>
      <text:p text:style-name="P4">
«Барселона» набрала 82 очки і продовжує лідирувати у турнірній таблиці ЛаЛіги. Другим йде «Реал» (68). «Вершкові» сьогодні на Reale Arena у Сан-Себастьяні зустрічаються з місцевим «Реал Сосьєдадом» (58), який нині посідаєчетверте місце у Прімері. Третю позицію зберігає мадридський «Атлетико» (66),якому завтра протистоятиме «Кадіс».</text:p>
      <text:p text:style-name="P4">
Фото: AFP.</text:p>
      <text:p text:style-name="P4">
Source: <text:a xlink:type="simple" xlink:href="https://www.ukrinform.ua/rubric-sports/3703871-la-liga-barselona-u-bilsosti-minimalno-obigrala-osasunu.html" text:style-name="Internet_20_link" text:visited-style-name="Visited_20_Internet_20_Link">
https://www.ukrinform.ua/rubric-sports/3703871-la-liga-barselona-u-bilsosti-minimalno-obigrala-osasunu.html</text:a>
</text:p>
      <!--NEWS-->
      <text:h text:style-name="P10" text:outline-level="1">
<text:span text:style-name="T4">
Ворог обстріляв з артилерії та мінометів ще чотири населені пункти Сумщини і Чернігівщини</text:span>
</text:h>
      <text:p text:style-name="P4">
Authors: Ukrinform (Person)</text:p>
      <text:p text:style-name="P4">
Publisher: Укринформ (Organization)</text:p>
      <text:p text:style-name="P4">
Published Time: 2023-05-02T-35:23:00+03:00</text:p>
      <text:p text:style-name="P4">
Modified Time: 2023-05-02T22:23:00+03:00</text:p>
      <text:p text:style-name="P4">
Description: російські війська у другій половині дня 2 травня обстріляли з артилерії й мінометів чотири населені пункти Чернігівської та Сумської областей, здійснивши загалом понад 40 влучань.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39" text:anchor-type="as-char" svg:width="6.9236in" svg:height="3.956343in" draw:z-index="0">
<draw:image xlink:href="../Images/yкринформ/2023-05-02T-35-23-00-03-00/630_360_1667124180-530.jpg" xlink:type="simple" xlink:show="embed" xlink:actuate="onLoad" draw:mime-type="image/jpeg"/>
</draw:frame>
 російськівійська у другій половині дня 2 травня обстріляли з артилерії й мінометівчотири населені пункти Чернігівської та Сумської областей, здійснивши загаломпонад 40 влучань.</text:p>
      <text:p text:style-name="P4">
Як передає Укрінформ, про це оперативне командування "Північ" повідомило в <text:a xlink:type="simple" xlink:href="https://t.me/ok_pivnich1/2248" text:style-name="Internet_20_link" text:visited-style-name="Visited_20_Internet_20_Link">
</text:a>
 .</text:p>
      <text:p text:style-name="P4">
Зокрема, з 15:25 до 15:45 відбулися вісім <text:a xlink:type="simple" xlink:href="https://www.ukrinform.ua/tag-obstril" text:style-name="Internet_20_link" text:visited-style-name="Visited_20_Internet_20_Link">
 </text:a>
 , імовірно, зі ствольної артилерії по селу Залізний МістЧернігівської області.</text:p>
      <text:p text:style-name="P4">
З 16:50 до 17:10 в районі цього ж населеного пункту зафіксовані ще вісімвлучань, імовірно, з такої ж зброї. Унаслідок ворожого обстрілу загорілисягосподарчі будівлі та житловий будинок.</text:p>
      <text:p text:style-name="P4">
За даними командування, будинок знищений вогнем. Інформація про постраждалихне надходила.</text:p>
      <text:p text:style-name="P4">
З 15:05 до 16:05 в районі села Зноб-Трубчевське Сумської області загарбникиздійснили 16 влучань, імовірно, теж зі ствольної артилерії.</text:p>
      <text:p text:style-name="P4">
<text:span text:style-name="T4">
Читайте також:</text:span>
 <text:a xlink:type="simple" xlink:href="https://www.ukrinform.ua/rubric-ato/3703614-zagarbniki-vdarili-z-artilerii-po-prikordonnomu-mistu-na-sumsini.html" text:style-name="Internet_20_link" text:visited-style-name="Visited_20_Internet_20_Link">
 <text:span text:style-name="T4">
Сумщин</text:span>
 </text:a>
</text:p>
      <text:p text:style-name="P4">
З 20:35 до 20:40 зафіксовані два влучання, імовірно, з такої ж зброї в районіБаранівки, з 20:05 до 20:35 — сім влучань, імовірно, з міномета120-міліметрового калібру, в районі Шалигіного.</text:p>
      <text:p text:style-name="P4">
Про втрати серед місцевого населення чи пошкодження цивільної інфраструктуриінформація не надходила.</text:p>
      <text:p text:style-name="P4">
Як повідомляв <text:a xlink:type="simple" xlink:href="https://www.ukrinform.ua/rubric-ato/3703437-rosijska-armia-vnoci-ta-zranku-obstriluvala-prikordonna-cernigivsini-j-sumsini.html" text:style-name="Internet_20_link" text:visited-style-name="Visited_20_Internet_20_Link">
 </text:a>
 , 2травня пообіді російська армія завдала ударів по населених пунктах Семенівка,Гірськ, Красний Хутір, Буда-Вороб'ївська, Миколаївка й БудівельнеЧернігівської та Сумської областей.</text:p>
      <text:p text:style-name="P4">
Source: <text:a xlink:type="simple" xlink:href="https://www.ukrinform.ua/rubric-ato/3703869-vorog-obstrilav-z-artilerii-ta-minometiv-se-cotiri-naseleni-punkti-sumsini-i-cernigivsini.html" text:style-name="Internet_20_link" text:visited-style-name="Visited_20_Internet_20_Link">
https://www.ukrinform.ua/rubric-ato/3703869-vorog-obstrilav-z-artilerii-ta-minometiv-se-cotiri-naseleni-punkti-sumsini-i-cernigivsini.html</text:a>
</text:p>
      <!--NEWS-->
      <text:h text:style-name="P10" text:outline-level="1">
<text:span text:style-name="T4">
Експрем'єру Молдови висунули звинувачення через концесію аеропорту</text:span>
</text:h>
      <text:p text:style-name="P4">
Authors: Ukrinform (Person)</text:p>
      <text:p text:style-name="P4">
Publisher: Укринформ (Organization)</text:p>
      <text:p text:style-name="P4">
Published Time: 2023-05-02T-37:18:00+03:00</text:p>
      <text:p text:style-name="P4">
Modified Time: 2023-05-02T22:18:00+03:00</text:p>
      <text:p text:style-name="P4">
Description: Колишньому прем'єр-міністру Молдови Юріє Лянке висунуто звинувачення у зловживанні владою через концесію, що передала контроль над головним аеропортом країни бізнесмену в еміграції. — Укрінформ.</text:p>
      <text:p text:style-name="P4">
Images: ["<text:a xlink:type="simple" xlink:href="https://static.ukrinform.com/photos/2023_05/thumb_files/630_360_1683055078-567.jpg" text:style-name="Internet_20_link" text:visited-style-name="Visited_20_Internet_20_Link">
630_360_16830...</text:a>
"]</text:p>
      <text:p text:style-name="P4">
Tags: ['Аеропорт', 'Молдова', "Прем'єр", 'Концесія']</text:p>
      <text:p text:style-name="P4">
Type: Article</text:p>
      <!--METADATA-->
      <text:p text:style-name="P4">
<draw:frame draw:style-name="fr1" draw:name="Image40" text:anchor-type="as-char" svg:width="6.9236in" svg:height="3.956343in" draw:z-index="0">
<draw:image xlink:href="../Images/yкринформ/2023-05-02T-37-18-00-03-00/630_360_1683055078-567.jpg" xlink:type="simple" xlink:show="embed" xlink:actuate="onLoad" draw:mime-type="image/jpeg"/>
</draw:frame>
Колишньому прем'єр-міністру Молдови Юріє Лянке висунуто звинувачення узловживанні владою через концесію, що передала контроль над головнимаеропортом країни бізнесмену в еміграції.</text:p>
      <text:p text:style-name="P4">
Як передає Укрінформ, про це повідомляє <text:a xlink:type="simple" xlink:href="https://www.reuters.com/world/europe/moldovan-ex-prime-minister-charged-over-airport-concession-2023-05-02/" text:style-name="Internet_20_link" text:visited-style-name="Visited_20_Internet_20_Link">
</text:a>
 .</text:p>
      <text:p text:style-name="P4">
Вероніка Драгалін, голова антикорупційної прокуратури <text:a xlink:type="simple" xlink:href="https://www.ukrinform.ua/tag-moldova" text:style-name="Internet_20_link" text:visited-style-name="Visited_20_Internet_20_Link">
</text:a>
 , заявила, що колишньому мініструекономіки і шістьом іншим колишнім чиновникам також висунуті аналогічнізвинувачення в рамках кримінальної справи, яку, за її словами, було переданодо суду.</text:p>
      <text:p text:style-name="P4">
"Всі обвинувачені не визнали себе винними", - заявила вона на пресконференціїв столиці Молдови, Кишиневі.</text:p>
      <text:p text:style-name="P4">
Як повідомлялося, концесія 2013 року передала контроль над Кишинівськимміжнародним аеропортом на 49-річний термін компанії, пов'язаній з політиком ібізнесменом Іланом Шором, який втік з Молдови у 2019 році після обранняпрозахідного президента Майї Санду.</text:p>
      <text:p text:style-name="P4">
<text:span text:style-name="T4">
Читайте також:</text:span>
 <text:a xlink:type="simple" xlink:href="https://www.ukrinform.ua/rubric-world/3703021-u-moldovi-zatrimali-vicegolovu-prorosijskoi-partii-sor-tauber.html" text:style-name="Internet_20_link" text:visited-style-name="Visited_20_Internet_20_Link">
 </text:a>
</text:p>
      <text:p text:style-name="P4">
У листопаді минулого року апеляційний суд постановив, що контроль надаеропортом має повернутися до держави.</text:p>
      <text:p text:style-name="P4">
Source: <text:a xlink:type="simple" xlink:href="https://www.ukrinform.ua/rubric-world/3703868-ekspremeru-moldovi-visunuli-zvinuvacenna-cerez-koncesiu-aeroportu.html" text:style-name="Internet_20_link" text:visited-style-name="Visited_20_Internet_20_Link">
https://www.ukrinform.ua/rubric-world/3703868-ekspremeru-moldovi-visunuli-zvinuvacenna-cerez-koncesiu-aeroportu.html</text:a>
</text:p>
      <!--NEWS-->
      <text:h text:style-name="P10" text:outline-level="1">
<text:span text:style-name="T4">
Єврокомісія завтра представить Акт з підтримки виробництва боєприпасів для України</text:span>
</text:h>
      <text:p text:style-name="P4">
Authors: Ukrinform (Person)</text:p>
      <text:p text:style-name="P4">
Publisher: Укринформ (Organization)</text:p>
      <text:p text:style-name="P4">
Published Time: 2023-05-02T-39:14:00+03:00</text:p>
      <text:p text:style-name="P4">
Modified Time: 2023-05-02T22:14:00+03:00</text:p>
      <text:p text:style-name="P4">
Description: Єврокомісія має намір вже завтра ухвалити документ, метою якого є прискорення виробництва артилерійських боєприпасів для швидкої відповіді на потреби України та для заповнення арсеналів країн ЄС. — Укрінформ.</text:p>
      <text:p text:style-name="P4">
Images: ["<text:a xlink:type="simple" xlink:href="https://static.ukrinform.com/photos/2023_04/thumb_files/630_360_1682729651-392.jpg" text:style-name="Internet_20_link" text:visited-style-name="Visited_20_Internet_20_Link">
630_360_16827...</text:a>
"]</text:p>
      <text:p text:style-name="P4">
Tags: ['Єврокомісія', 'Боєприпаси', 'Фон дер Ляєн', 'Війна з росією']</text:p>
      <text:p text:style-name="P4">
Type: Article</text:p>
      <!--METADATA-->
      <text:p text:style-name="P4">
<draw:frame draw:style-name="fr1" draw:name="Image41" text:anchor-type="as-char" svg:width="6.9236in" svg:height="3.949857in" draw:z-index="0">
<draw:image xlink:href="../Images/yкринформ/2023-05-02T-39-14-00-03-00/630_360_1682729651-392.jpg" xlink:type="simple" xlink:show="embed" xlink:actuate="onLoad" draw:mime-type="image/jpeg"/>
</draw:frame>
Єврокомісія має намір вже завтра ухвалити документ, метою якого є прискореннявиробництва артилерійських боєприпасів для швидкої відповіді на потребиУкраїни та для заповнення арсеналів країн ЄС.</text:p>
      <text:p text:style-name="P4">
Як передає Укрінформ, про це у <text:a xlink:type="simple" xlink:href="http://twitter.com/vonderleyen/status/1653435924875825155" text:style-name="Internet_20_link" text:visited-style-name="Visited_20_Internet_20_Link">
</text:a>
 повідомилапрезидент Єврокомісії Урсула фон дер Ляєн.</text:p>
      <text:p text:style-name="P4">
«Рада зустрітися з Президентом Чеської Республіки Павелом у Празі. Подякувалайому за стійку підтримку Чехії на адресу України. Ми маємо терміново нароститивиробництво, замовлення та доставку боєприпасів. Саме тому Європейська комісіязавтра представить Акт з підтримки виробництва боєприпасів», - написалаочільниця ЄК.</text:p>
      <text:p text:style-name="Quotations">

<text:p text:style-name="P4">
Glad to meet with <text:a xlink:type="simple" xlink:href="https://twitter.com/prezidentpavel" text:style-name="Internet_20_link" text:visited-style-name="Visited_20_Internet_20_Link">
&gt;
 </text:a>
 in Prague.  &gt;
  &gt;
  I thanked him for Czechia's staunch support to Ukraine.  &gt;
  &gt;
  We need to urgently step up production, procurement, delivery of&gt;
 ammunition.  &gt;
  &gt;
  This is why the <text:a xlink:type="simple" xlink:href="https://twitter.com/EU_Commission" text:style-name="Internet_20_link" text:visited-style-name="Visited_20_Internet_20_Link">
 </text:a>
&gt;
 will present the Act in Support of Ammunition Production tomorrow. <text:a xlink:type="simple" xlink:href="https://t.co/irJzLKIIog" text:style-name="Internet_20_link" text:visited-style-name="Visited_20_Internet_20_Link">
&gt;
 </text:a>
&gt;
&gt;
 — Ursula von der Leyen (@vonderleyen) <text:a xlink:type="simple" xlink:href="https://twitter.com/vonderleyen/status/1653435924875825155" text:style-name="Internet_20_link" text:visited-style-name="Visited_20_Internet_20_Link">
&gt;
 </text:a>
</text:p>

</text:p>
      <text:p text:style-name="P4">
Як повідомлялося, країни ЄС погодили політичне рішення надати Україні мільйонснарядів протягом року для підтримки здатності нашої країни на самооборонупроти російської агресії.</text:p>
      <text:p text:style-name="P4">
<text:span text:style-name="T4">
Читайте також:</text:span>
 <text:a xlink:type="simple" xlink:href="https://www.ukrinform.ua/rubric-ato/3703387-u-serpni-ukraina-pocne-otrimuvati-boepripasi-do-ustanovok-gepard-solc.html" text:style-name="Internet_20_link" text:visited-style-name="Visited_20_Internet_20_Link">
 <text:span text:style-name="T4">
боєприпас</text:span>
 </text:a>
</text:p>
      <text:p text:style-name="P4">
Реалізація такого рішення передбачає поєднання трьох шляхів.</text:p>
      <text:p text:style-name="P4">
Перший - виділення 1 мільярда євро для компенсації країнам <text:a xlink:type="simple" xlink:href="https://www.ukrinform.ua/tag-evrosouz" text:style-name="Internet_20_link" text:visited-style-name="Visited_20_Internet_20_Link">
</text:a>
 постачань уже наявних боєприпасів зармійських складів. Другий – використання ще 1 мільярда євро для спільногозамовлення боєприпасів, що використовуватимуться для поповнення арсеналів українах-членах та для продовження постачання для України. Третій шляхпередбачає перспективне нарощування спроможностей європейської оборонноїпромисловості для відповіді на виклики у сфері безпеки й оборони, що постаютьперед ЄС та його країнами наслідок агресивної війни росії проти України.</text:p>
      <text:p text:style-name="P4">
Source: <text:a xlink:type="simple" xlink:href="https://www.ukrinform.ua/rubric-ato/3703867-evrokomisia-zavtra-predstavit-akt-z-pidtrimki-virobnictva-boepripasiv-dla-ukraini.html" text:style-name="Internet_20_link" text:visited-style-name="Visited_20_Internet_20_Link">
https://www.ukrinform.ua/rubric-ato/3703867-evrokomisia-zavtra-predstavit-akt-z-pidtrimki-virobnictva-boepripasiv-dla-ukraini.html</text:a>
</text:p>
      <!--NEWS-->
      <text:h text:style-name="P10" text:outline-level="1">
<text:span text:style-name="T4">
рф у кіберпросторі, як і на полі бою, намагається атакувати цивільну інфраструктуру – Держспецзв’язку</text:span>
</text:h>
      <text:p text:style-name="P4">
Authors: Ukrinform (Person)</text:p>
      <text:p text:style-name="P4">
Publisher: Укринформ (Organization)</text:p>
      <text:p text:style-name="P4">
Published Time: 2023-05-02T-41:10:00+03:00</text:p>
      <text:p text:style-name="P4">
Modified Time: 2023-05-02T22:10:00+03:00</text:p>
      <text:p text:style-name="P4">
Description: Урядова команда реагування на комп’ютерні надзвичайні події України CERT-UA відслідковує діяльність понад 80 хакерських груп, більшість із яких - угруповання з російської федерації, а 90% їх членів становлять російські військові. — Укрінформ.</text:p>
      <text:p text:style-name="P4">
Images: ["<text:a xlink:type="simple" xlink:href="https://static.ukrinform.com/photos/2022_09/thumb_files/630_360_1662202935-829.jpg" text:style-name="Internet_20_link" text:visited-style-name="Visited_20_Internet_20_Link">
630_360_16622...</text:a>
"]</text:p>
      <text:p text:style-name="P4">
Tags: ['Інфраструктура', 'Кібератака', 'Хакери', 'Війна з росією']</text:p>
      <text:p text:style-name="P4">
Type: Article</text:p>
      <!--METADATA-->
      <text:p text:style-name="P4">
<draw:frame draw:style-name="fr1" draw:name="Image42" text:anchor-type="as-char" svg:width="6.9236in" svg:height="3.956343in" draw:z-index="0">
<draw:image xlink:href="../Images/yкринформ/2023-05-02T-41-10-00-03-00/630_360_1662202935-829.jpg" xlink:type="simple" xlink:show="embed" xlink:actuate="onLoad" draw:mime-type="image/jpeg"/>
</draw:frame>
 Урядовакоманда реагування на комп’ютерні надзвичайні події України CERT-UAвідслідковує діяльність понад 80 хакерських груп, більшість із яких -угруповання з російської федерації, а 90% їх членів становлять російськівійськові.</text:p>
      <text:p text:style-name="P4">
Про це розповів речник Держспецзв’язку Володимир Кондрашов в ефірітелемарафону «Єдині новини», повідомляє Укрінформ.</text:p>
      <text:p text:style-name="P4">
«Звідки йдуть атаки? Урядова команда реагування на комп’ютерні надзвичайніподії CERT-UA, яка займається в ручному режимі запобіганням, виявленням іреагуванням на <text:a xlink:type="simple" xlink:href="https://www.ukrinform.ua/tag-kiberataka" text:style-name="Internet_20_link" text:visited-style-name="Visited_20_Internet_20_Link">
 </text:a>
 , кіберінциденти,відслідковує діяльність понад 80 груп, більшість із яких – це хакерськіугруповання з російської федерації, і 90% членів таких хакерських угруповань -це є російські військові. Тобто ми бачимо, що росія у кіберпросторівикористовує таку саму тактику, як і на конвенційному полі бою, тобто вонанамагається атакувати цивільну інфраструктуру», - зазначив він.</text:p>
      <text:p text:style-name="P4">
Кондрашов зауважив, що за перші чотири місяці цього року тільки в ручномурежимі командою CERT-UA було відбито й опрацьовано 700 кіберінцидентів,третина з них – це атаки на органи влади. Так, він зауважив, що у квітніопрацьовано 151 атаку і кіберінцидент, 54 з яких - на органи влади. Це у 2,5раза більше, ніж атак на сектор сил безпеки й оборони.</text:p>
      <text:p text:style-name="P4">
Також речник Держспецзв’язку проінформував, що за квітень системи автоматичнозаблокували 24 млн кібератак, із яких 23 млн – це були сканування.</text:p>
      <text:p text:style-name="P4">
Кондрашов підкреслив, що попри певне зменшення кількості атак в тому чи іншомусекторі, систематичність, складність цих атак і їх інтенсивність залишаєтьсядуже високою, а основна ціль – це цивільна інфраструктура, комерційніструктури, органи влади і кожен громадянин.</text:p>
      <text:p text:style-name="P4">
Він також наголосив, що у більшості випадків своїх стратегічних цілейзловмисники не досягають.</text:p>
      <text:p text:style-name="P4">
«Те, що наші системи працюють, - уже приклад нашої стійкості і нашої здатностіпротистояти ворогу», - сказав речник Держспецзв’язку.</text:p>
      <text:p text:style-name="P4">
<text:span text:style-name="T4">
Читайте також:</text:span>
 <text:a xlink:type="simple" xlink:href="https://www.ukrinform.ua/rubric-technology/3702479-derzspeczvazku-poperedzae-pro-kiberataku-fejkovimi-onovlennami-operacijnoi-sistemi.html" text:style-name="Internet_20_link" text:visited-style-name="Visited_20_Internet_20_Link">
 </text:a>
</text:p>
      <text:p text:style-name="P4">
Водночас Кондрашов додав, стійкість України забезпечується в тому числі йміжнародним партнерством.</text:p>
      <text:p text:style-name="P4">
«У глобальному світі бути захищеному одному неможливо. Можна бути захищенимтільки колективно. І побудова спільного колективного кіберпростору захищеногосвіту – це наше основне завдання, і ми співпрацюємо з усіма цивілізованимикраїнами, у тому числі зі США, Великою Британією, країнами ЄС для налагодженняспівпраці», - пояснив він.</text:p>
      <text:p text:style-name="P4">
Як повідомляв <text:a xlink:type="simple" xlink:href="https://www.ukrinform.ua/rubric-technology/3691554-kabmin-zatverdiv-poradok-reaguvanna-na-kiberincidenti-ta-kiberataki.html" text:style-name="Internet_20_link" text:visited-style-name="Visited_20_Internet_20_Link">
 </text:a>
 , КабінетМіністрів затвердив Порядок реагування на кіберінциденти та кібератаки.</text:p>
      <text:p text:style-name="P4">
Source: <text:a xlink:type="simple" xlink:href="https://www.ukrinform.ua/rubric-technology/3703865-rf-u-kiberprostori-ak-i-na-poli-bou-namagaetsa-atakuvati-civilnu-infrastrukturu-derzspeczvazku.html" text:style-name="Internet_20_link" text:visited-style-name="Visited_20_Internet_20_Link">
https://www.ukrinform.ua/rubric-technology/3703865-rf-u-kiberprostori-ak-i-na-poli-bou-namagaetsa-atakuvati-civilnu-infrastrukturu-derzspeczvazku.html</text:a>
</text:p>
      <!--NEWS-->
      <text:h text:style-name="P10" text:outline-level="1">
<text:span text:style-name="T4">
У Брянській області вдруге за дві доби підірвали колії - з рейок зійшов вантажний потяг</text:span>
</text:h>
      <text:p text:style-name="P4">
Authors: Ukrinform (Person)</text:p>
      <text:p text:style-name="P4">
Publisher: Укринформ (Organization)</text:p>
      <text:p text:style-name="P4">
Published Time: 2023-05-02T-43:03:00+03:00</text:p>
      <text:p text:style-name="P4">
Modified Time: 2023-05-02T22:03:00+03:00</text:p>
      <text:p text:style-name="P4">
Description: Губернатор Брянської області рф Олександр Богомаз заявив, що неподалік станції Снєжетьська спрацював вибуховий пристрій, внаслідок чого з рейок зійшов локомотив та вантажні вагони. — Укрінформ.</text:p>
      <text:p text:style-name="P4">
Images: ["<text:a xlink:type="simple" xlink:href="https://static.ukrinform.com/photos/2018_05/thumb_files/630_360_1525342645-9660.jpg" text:style-name="Internet_20_link" text:visited-style-name="Visited_20_Internet_20_Link">
630_360_15253...</text:a>
"]</text:p>
      <text:p text:style-name="P4">
Tags: ['Вибух', 'Залізниця', 'росія']</text:p>
      <text:p text:style-name="P4">
Type: Article</text:p>
      <!--METADATA-->
      <text:p text:style-name="P4">
<draw:frame draw:style-name="fr1" draw:name="Image43" text:anchor-type="as-char" svg:width="6.9236in" svg:height="3.956343in" draw:z-index="0">
<draw:image xlink:href="../Images/yкринформ/2023-05-02T-43-03-00-03-00/630_360_1525342645-9660.jpg" xlink:type="simple" xlink:show="embed" xlink:actuate="onLoad" draw:mime-type="image/jpeg"/>
</draw:frame>
Губернатор Брянської області рф Олександр Богомаз заявив, що неподалік станціїСнєжетьська спрацював вибуховий пристрій, внаслідок чого з рейок зійшовлокомотив та вантажні вагони.</text:p>
      <text:p text:style-name="P4">
Про це повідомляється в <text:a xlink:type="simple" xlink:href="https://t.me/avbogomaz/2476" text:style-name="Internet_20_link" text:visited-style-name="Visited_20_Internet_20_Link">
 </text:a>
 , передає Укрінформ.</text:p>
      <text:p text:style-name="P4">
«У районі залізничної станції Снєжетьська спрацював невстановлений вибуховийпристрій. Постраждалих немає. Внаслідок події з рейок зійшов <text:a xlink:type="simple" xlink:href="https://www.ukrinform.ua/tag-potag" text:style-name="Internet_20_link" text:visited-style-name="Visited_20_Internet_20_Link">
</text:a>
 та кілька вагонів вантажного складу. Усіоперативні служби працюють на місці», - пише Богомаз.</text:p>
      <text:p text:style-name="P4">
Пізніше <text:a xlink:type="simple" xlink:href="https://t.me/rbc_news/73226" text:style-name="Internet_20_link" text:visited-style-name="Visited_20_Internet_20_Link">
 </text:a>
 уточнило інформацію – аварія сталасяна перегоні Снєжетьська – Білі Береги, внаслідок чого з рейок зійшло 20вагонів. Рух на цій залізничній дільниці призупинено. Повідомляється, нібивідкритого горіння немає, проте на місце аварії відправлені дві пожежні групи,а також пожежний і два відновлювальні поїзди.</text:p>
      <text:p text:style-name="P4">
<text:span text:style-name="T4">
Читайте також:</text:span>
 <text:a xlink:type="simple" xlink:href="https://www.ukrinform.ua/rubric-crimea/3703859-na-bazi-zagarbnikiv-poblizu-simferopola-stavsa-vibuh-zmi.html" text:style-name="Internet_20_link" text:visited-style-name="Visited_20_Internet_20_Link">
 <text:span text:style-name="T4">
вибух</text:span>
 </text:a>
</text:p>
      <text:p text:style-name="P4">
Як повідомлялося в понеділок, у Брянській області на перегоні Розсуха-Унечачерез пошкодження колії, за попередніми даними після підриву, <text:a xlink:type="simple" xlink:href="https://www.ukrinform.ua/rubric-world/3703058-u-rf-zijsov-z-rejok-poizd-iz-naftoproduktami-jmovirno-cerez-pidriv-kolii.html" text:style-name="Internet_20_link" text:visited-style-name="Visited_20_Internet_20_Link">
</text:a>
 . Він був завантаженийнафтопродуктами та пиломатеріалами. Близько 8 вагонів перекинулися. Внаслідокаварії сталася пожежа.</text:p>
      <text:p text:style-name="P4">
Source: <text:a xlink:type="simple" xlink:href="https://www.ukrinform.ua/rubric-world/3703863-u-branskij-oblasti-vdruge-za-dvi-dobi-pidirvali-zaliznicni-kolii-z-rejok-zijsov-vantaznij-potag.html" text:style-name="Internet_20_link" text:visited-style-name="Visited_20_Internet_20_Link">
https://www.ukrinform.ua/rubric-world/3703863-u-branskij-oblasti-vdruge-za-dvi-dobi-pidirvali-zaliznicni-kolii-z-rejok-zijsov-vantaznij-potag.html</text:a>
</text:p>
      <!--NEWS-->
      <text:h text:style-name="P10" text:outline-level="1">
<text:span text:style-name="T4">
Жителі ТОТ можуть брати російські паспорти, аби зберегти собі життя - Данілов</text:span>
</text:h>
      <text:p text:style-name="P4">
Authors: Ukrinform (Person)</text:p>
      <text:p text:style-name="P4">
Publisher: Укринформ (Organization)</text:p>
      <text:p text:style-name="P4">
Published Time: 2023-05-02T-46:59:00+03:00</text:p>
      <text:p text:style-name="P4">
Modified Time: 2023-05-02T21:59:00+03:00</text:p>
      <text:p text:style-name="P4">
Description: Секретар РНБО Олексій Данілов радить жителям тимчасово захоплених територій брати російські паспорти, аби уникнути небезпеки для життя. — Укрінформ.</text:p>
      <text:p text:style-name="P4">
Images: ["<text:a xlink:type="simple" xlink:href="https://static.ukrinform.com/photos/2023_04/thumb_files/630_360_1680783783-785.jpg" text:style-name="Internet_20_link" text:visited-style-name="Visited_20_Internet_20_Link">
630_360_16807...</text:a>
"]</text:p>
      <text:p text:style-name="P4">
Tags: ['Окупація', 'Паспорт', 'Данілов', 'Війна з росією', 'Єдині новини']</text:p>
      <text:p text:style-name="P4">
Type: Article</text:p>
      <!--METADATA-->
      <text:p text:style-name="P4">
<draw:frame draw:style-name="fr1" draw:name="Image44" text:anchor-type="as-char" svg:width="6.9236in" svg:height="3.956343in" draw:z-index="0">
<draw:image xlink:href="../Images/yкринформ/2023-05-02T-46-59-00-03-00/630_360_1680783783-785.jpg" xlink:type="simple" xlink:show="embed" xlink:actuate="onLoad" draw:mime-type="image/jpeg"/>
</draw:frame>
 СекретарРНБО Олексій Данілов радить жителям тимчасово захоплених територій братиросійські паспорти, аби уникнути небезпеки для життя.</text:p>
      <text:p text:style-name="P4">
Про це Данілов сказав в ефірі телемарафону «Єдині новини», передає Укрінформ.</text:p>
      <text:p text:style-name="P4">
«Найцінніше в людини – це її життя. І якщо загрожує небезпека, якщо можутьпозбавити життя, то людина має прийняти для себе непросте рішення, але вижитиобов’язково, за будь-яких умов», - наголосив він.</text:p>
      <text:p text:style-name="P4">
За словами секретаря РНБО, це не є провиною громадян України, які опинилися натимчасово захоплених територіях і які дуже потрібні для розбудови держави.</text:p>
      <text:p text:style-name="P4">
Водночас <text:a xlink:type="simple" xlink:href="https://www.ukrinform.ua/tag-danilov" text:style-name="Internet_20_link" text:visited-style-name="Visited_20_Internet_20_Link">
 </text:a>
 попередив, що інакшою єситуація з тими, хто працює з окупантами, допомагає їм та виконує їхнівказівки: «Ми точно зможемо розібратись після звільнення наших територій - укого були які життєві обставини».</text:p>
      <text:p text:style-name="P4">
<text:span text:style-name="T4">
Читайте також:</text:span>
 <text:a xlink:type="simple" xlink:href="https://www.ukrinform.ua/rubric-ato/3699915-rosia-rozdae-svoi-pasporti-na-okupovanih-teritoriah-sob-pokazati-vtorgnenna-ak-uspih-rozvidka-britanii.html" text:style-name="Internet_20_link" text:visited-style-name="Visited_20_Internet_20_Link">
 <text:span text:style-name="T4">
паспорт</text:span>
 </text:a>
</text:p>
      <text:p text:style-name="P4">
Як повідомляв Укрінформ, Уповноважений Верховної Ради з прав людини ДмитроЛубінець сказав, що українці, які перебувають на ТОТ, задля збереженнявласного життя <text:a xlink:type="simple" xlink:href="http://www.ukrinform.ua/rubric-society/3702838-lubinec-radit-ukraincam-na-okupovanih-teritoriah-brati-pasport-rf-zaradi-zberezenna-zitta.html" text:style-name="Internet_20_link" text:visited-style-name="Visited_20_Internet_20_Link">
 </text:a>
 або в будь-який спосіб виїжджати з таких територій.</text:p>
      <text:p text:style-name="P4">
Своєю чергою віцепрем’єр - міністр з питань реінтеграції тимчасово окупованихтериторій Ірина Верещук рекомендувала жителям ТОТ не брати російські паспортита по змозі виїжджати звідти.</text:p>
      <text:p text:style-name="P4">
Source: <text:a xlink:type="simple" xlink:href="https://www.ukrinform.ua/rubric-society/3703864-ziteli-tot-mozut-brati-rosijski-pasporti-abi-zberegti-sobi-zitta-danilov.html" text:style-name="Internet_20_link" text:visited-style-name="Visited_20_Internet_20_Link">
https://www.ukrinform.ua/rubric-society/3703864-ziteli-tot-mozut-brati-rosijski-pasporti-abi-zberegti-sobi-zitta-danilov.html</text:a>
</text:p>
      <!--NEWS-->
      <text:h text:style-name="P10" text:outline-level="1">
<text:span text:style-name="T4">
ВР у першому читанні ухвалила законопроєкт про реформу на ринку реклами</text:span>
</text:h>
      <text:p text:style-name="P4">
Authors: Ukrinform (Person)</text:p>
      <text:p text:style-name="P4">
Publisher: Укринформ (Organization)</text:p>
      <text:p text:style-name="P4">
Published Time: 2023-05-02T-48:53:00+03:00</text:p>
      <text:p text:style-name="P4">
Modified Time: 2023-05-02T21:53:00+03:00</text:p>
      <text:p text:style-name="P4">
Description: Верховна Рада ухвалила в першому читанні законопроєкт, який імплементує в національне законодавство України окремі положення acquis Європейського Союзу у сфері аудіовізуальної реклами. — Укрінформ.</text:p>
      <text:p text:style-name="P4">
Images: ["<text:a xlink:type="simple" xlink:href="https://static.ukrinform.com/photos/2019_12/thumb_files/630_360_1576709528-502.jpg" text:style-name="Internet_20_link" text:visited-style-name="Visited_20_Internet_20_Link">
630_360_15767...</text:a>
"]</text:p>
      <text:p text:style-name="P4">
Tags: ['Реклама', 'Ткаченко', 'Законопроєкт', 'Верховна Рада']</text:p>
      <text:p text:style-name="P4">
Type: Article</text:p>
      <!--METADATA-->
      <text:p text:style-name="P4">
<draw:frame draw:style-name="fr1" draw:name="Image45" text:anchor-type="as-char" svg:width="6.9236in" svg:height="3.956343in" draw:z-index="0">
<draw:image xlink:href="../Images/yкринформ/2023-05-02T-48-53-00-03-00/630_360_1576709528-502.jpg" xlink:type="simple" xlink:show="embed" xlink:actuate="onLoad" draw:mime-type="image/jpeg"/>
</draw:frame>
 ВерховнаРада ухвалила в першому читанні законопроєкт, який імплементує в національнезаконодавство України окремі положення acquis Європейського Союзу у сферіаудіовізуальної реклами.</text:p>
      <text:p text:style-name="P4">
Про це міністр культури та інформаційної політики Олександр Ткаченко повідомиву <text:a xlink:type="simple" xlink:href="https://t.me/otkachenkokyiv/3495" text:style-name="Internet_20_link" text:visited-style-name="Visited_20_Internet_20_Link">
 </text:a>
 , передає Укрінформ.</text:p>
      <text:p text:style-name="P4">
"Сьогодні Верховна Рада конституційною більшістю у 320 голосів ухвалила упершому читанні один із ключових євроінтеграційних <text:a xlink:type="simple" xlink:href="https://www.ukrinform.ua/tag-zakon" text:style-name="Internet_20_link" text:visited-style-name="Visited_20_Internet_20_Link">
</text:a>
 №9206, який імплементує в українськезаконодавство про рекламу acquis ЄС", — зазначив міністр.</text:p>
      <text:p text:style-name="P4">
Як пояснив Ткаченко, документ є доповненням до вже ухваленого закону "Промедіа", після ухвалення в цілому він закриє всі вимоги з боку ЄвропейськогоСоюзу щодо аудіовізуальних послуг в Україні.</text:p>
      <text:p text:style-name="P4">
Законопроєктом передбачене, зокрема, введення терміну й регулювання "продакт-плейсмент", встановлення критеріїв, за якими реклама вважається такою, щопотрапляє під юрисдикцію України, заборона будь-якої реклами резидентівкраїни-агресора і розширення заборони вміщувати в рекламі дискримінаційнітвердження та/або зображення.</text:p>
      <text:p text:style-name="P4">
До ключових положень належить також дозвіл на показ зброї у соціальнійрекламі, спрощення правил переривання рекламою трансляції фільмів (за виняткомсеріалів і документальних фільмів), програм новин і програм для дітей (нечастіше, ніж один раз на кожні 30 хвилин) та збільшення квоти реклами влінійних аудіальних й аудіовізуальних медіа до 20%, що розраховується длячасових проміжків з 6:00 до 18:00 та з 18:00 до 24:00.</text:p>
      <text:p text:style-name="P4">
<text:span text:style-name="T4">
Читайте також:</text:span>
 <text:a xlink:type="simple" xlink:href="https://www.ukrinform.ua/rubric-ato/3696776-youtube-dozvolae-rozmisuvati-video-aki-reklamuut-pvk-vagner-sunday-times.html" text:style-name="Internet_20_link" text:visited-style-name="Visited_20_Internet_20_Link">
 <text:span text:style-name="T4">
рекламу</text:span>
 </text:a>
</text:p>
      <text:p text:style-name="P4">
Серед іншого, передбачене саморегулювання й співрегулювання у сфері рекламишляхом прийняття кодексів (правил) створення та розповсюдження реклами,зокрема щодо реклами алкогольних напоїв, з метою зменшення її впливу на дітей.</text:p>
      <text:p text:style-name="P4">
"Дякую народним депутатам за єдність та рішучу підтримку важливих законів нашляху до європейського майбутнього України", — додав глава МКІП.</text:p>
      <text:p text:style-name="P4">
Як повідомлялося, ухвалення закону про рекламу є однією із семи кандидатськихрекомендацій Європейської комісії, які Україна має виконати для вступу до ЄС.</text:p>
      <text:p text:style-name="P4">
Source: <text:a xlink:type="simple" xlink:href="https://www.ukrinform.ua/rubric-society/3703861-vr-u-persomu-citanni-uhvalila-zakonoproekt-pro-reformu-na-rinku-reklami.html" text:style-name="Internet_20_link" text:visited-style-name="Visited_20_Internet_20_Link">
https://www.ukrinform.ua/rubric-society/3703861-vr-u-persomu-citanni-uhvalila-zakonoproekt-pro-reformu-na-rinku-reklami.html</text:a>
</text:p>
      <!--NEWS-->
      <text:h text:style-name="P10" text:outline-level="1">
<text:span text:style-name="T4">
На базі загарбників поблизу Сімферополя стався вибух - ЗМІ</text:span>
</text:h>
      <text:p text:style-name="P4">
Authors: Ukrinform (Person)</text:p>
      <text:p text:style-name="P4">
Publisher: Укринформ (Organization)</text:p>
      <text:p text:style-name="P4">
Published Time: 2023-05-02T-50:40:00+03:00</text:p>
      <text:p text:style-name="P4">
Modified Time: 2023-05-02T21:40:00+03:00</text:p>
      <text:p text:style-name="P4">
Description: На колишній навчально-тренувальній базі прикордонників неподалік аеропорту тимчасово окупованого Сімферополя стався вибух. — Укрінформ.</text:p>
      <text:p text:style-name="P4">
Images: ["<text:a xlink:type="simple" xlink:href="https://static.ukrinform.com/photos/2022_12/thumb_files/630_360_1669987737-966.jpg" text:style-name="Internet_20_link" text:visited-style-name="Visited_20_Internet_20_Link">
630_360_16699...</text:a>
", "<text:a xlink:type="simple" xlink:href="https://static.ukrinform.com/photos/2023_05/1683052682-121.jpg" text:style-name="Internet_20_link" text:visited-style-name="Visited_20_Internet_20_Link">
1683052682-12...</text:a>
", "<text:a xlink:type="simple" xlink:href="https://static.ukrinform.com/photos/2023_05/1683052682-905.jpg" text:style-name="Internet_20_link" text:visited-style-name="Visited_20_Internet_20_Link">
1683052682-90...</text:a>
"]</text:p>
      <text:p text:style-name="P4">
Tags: ['Крим', 'Прикордонники', 'Вибух', 'Російські військові']</text:p>
      <text:p text:style-name="P4">
Type: Article</text:p>
      <!--METADATA-->
      <text:p text:style-name="P4">
<draw:frame draw:style-name="fr1" draw:name="Image46" text:anchor-type="as-char" svg:width="6.9236in" svg:height="3.956343in" draw:z-index="0">
<draw:image xlink:href="../Images/yкринформ/2023-05-02T-50-40-00-03-00/630_360_1669987737-966.jpg" xlink:type="simple" xlink:show="embed" xlink:actuate="onLoad" draw:mime-type="image/jpeg"/>
</draw:frame>
 Наколишній навчально-тренувальній базі прикордонників неподалік аеропортутимчасово окупованого Сімферополя стався вибух.</text:p>
      <text:p text:style-name="P4">
Про це повідомляє в <text:a xlink:type="simple" xlink:href="http://t.me/radiosvoboda/40221" text:style-name="Internet_20_link" text:visited-style-name="Visited_20_Internet_20_Link">
 </text:a>
 Радио Свобода, передаєУкрінформ.</text:p>
      <text:p text:style-name="P4">
«За опублікованими фотографіями можна геолокувати місце вибуху: це колишнянавчально-тренувальна база прикордонників у районі балки Джабанак поряд ізселищем Шкільне, за кілька кілометрів від аеропорту Сімферополя», - йдеться уповідомленні.</text:p>
      <text:p text:style-name="P4">
<draw:frame draw:style-name="fr1" draw:name="Image47" text:anchor-type="as-char" svg:width="6.9236in" svg:height="7.152931in" draw:z-index="0">
<draw:image xlink:href="../Images/yкринформ/2023-05-02T-50-40-00-03-00/1683052682-121.jpg" xlink:type="simple" xlink:show="embed" xlink:actuate="onLoad" draw:mime-type="image/jpeg"/>
</draw:frame>
</text:p>
      <text:p text:style-name="P4">
Спочатку російські Телеграм-канали писали про звуки <text:a xlink:type="simple" xlink:href="https://www.ukrinform.ua/tag-vibuh" text:style-name="Internet_20_link" text:visited-style-name="Visited_20_Internet_20_Link">
</text:a>
 у Севастополі. Але Радіо Свободастверджує, що йде саме про базу російських прикордонних військ підСімферополем.</text:p>
      <text:p text:style-name="P4">
<draw:frame draw:style-name="fr1" draw:name="Image48" text:anchor-type="as-char" svg:width="6.9236in" svg:height="3.883237in" draw:z-index="0">
<draw:image xlink:href="../Images/yкринформ/2023-05-02T-50-40-00-03-00/1683052682-905.jpg" xlink:type="simple" xlink:show="embed" xlink:actuate="onLoad" draw:mime-type="image/jpeg"/>
</draw:frame>
</text:p>
      <text:p text:style-name="P4">
<text:span text:style-name="T4">
Читайте також:</text:span>
 <text:a xlink:type="simple" xlink:href="https://www.ukrinform.ua/rubric-ato/3702904-v-melitopoli-prolunav-vibuh-v-goteli-u-akomu-bazuvalis-okupanti-andrusenko.html" text:style-name="Internet_20_link" text:visited-style-name="Visited_20_Internet_20_Link">
 <text:span text:style-name="T4">
Мелітопо</text:span>
 </text:a>
</text:p>
      <text:p text:style-name="P4">
Як <text:a xlink:type="simple" xlink:href="http://www.ukrinform.ua/rubric-crimea/3703652-vid-pocatku-roku-v-okupovanomu-krimu-zafiksuvali-ponad-30-vibuhiv-eksperti.html" text:style-name="Internet_20_link" text:visited-style-name="Visited_20_Internet_20_Link">
 </text:a>
 , у тимчасовоокупованому росіянами Криму від початку 2023 року було зафіксовано понад 30вибухів в різних районах.</text:p>
      <text:p text:style-name="P4">
Source: <text:a xlink:type="simple" xlink:href="https://www.ukrinform.ua/rubric-crimea/3703859-na-bazi-zagarbnikiv-poblizu-simferopola-stavsa-vibuh-zmi.html" text:style-name="Internet_20_link" text:visited-style-name="Visited_20_Internet_20_Link">
https://www.ukrinform.ua/rubric-crimea/3703859-na-bazi-zagarbnikiv-poblizu-simferopola-stavsa-vibuh-zmi.html</text:a>
</text:p>
      <!--NEWS-->
      <text:h text:style-name="P10" text:outline-level="1">
<text:span text:style-name="T4">
У кінотеатрі Відня покажуть документальні фільми про воєнні злочини рф в Україні</text:span>
</text:h>
      <text:p text:style-name="P4">
Authors: Ukrinform (Person)</text:p>
      <text:p text:style-name="P4">
Publisher: Укринформ (Organization)</text:p>
      <text:p text:style-name="P4">
Published Time: 2023-05-02T-52:39:00+03:00</text:p>
      <text:p text:style-name="P4">
Modified Time: 2023-05-02T21:39:00+03:00</text:p>
      <text:p text:style-name="P4">
Description: У віденському кінотеатрі Schikaneder Kino у середу відбудеться спеціальний показ українських документальних фільмів про російські воєнні злочини. — Укрінформ.</text:p>
      <text:p text:style-name="P4">
Images: ["<text:a xlink:type="simple" xlink:href="https://static.ukrinform.com/photos/2021_08/thumb_files/630_360_1630171870-547.jpeg" text:style-name="Internet_20_link" text:visited-style-name="Visited_20_Internet_20_Link">
630_360_16301...</text:a>
"]</text:p>
      <text:p text:style-name="P4">
Tags: ['Відень', 'Кінотеатр', 'Документальне кіно', 'Війна з росією']</text:p>
      <text:p text:style-name="P4">
Type: Article</text:p>
      <!--METADATA-->
      <text:p text:style-name="P4">
<draw:frame draw:style-name="fr1" draw:name="Image49" text:anchor-type="as-char" svg:width="6.9236in" svg:height="3.956343in" draw:z-index="0">
<draw:image xlink:href="../Images/yкринформ/2023-05-02T-52-39-00-03-00/630_360_1630171870-547.jpeg" xlink:type="simple" xlink:show="embed" xlink:actuate="onLoad" draw:mime-type="image/jpeg"/>
</draw:frame>
 Увіденському кінотеатрі Schikaneder Kino у середу відбудеться спеціальний показукраїнських документальних фільмів про російські воєнні злочини.</text:p>
      <text:p text:style-name="P4">
Як передає Укрінформ, про це повідомляється на <text:a xlink:type="simple" xlink:href="https://www.iwm.at/documenting-ukraine/news/ukrainian-documentaries-at-schikaneder-kino" text:style-name="Internet_20_link" text:visited-style-name="Visited_20_Internet_20_Link">
</text:a>
 , австрійського Інституту наук про людину (IWM).</text:p>
      <text:p text:style-name="P4">
"3 травня о 20:15 Інститут наук про людину (IWM) та проєкт "Україна свідчить"(The Reckoning Project: Ukraine Testifies) представлять спеціальний показукраїнських документальних <text:a xlink:type="simple" xlink:href="https://www.ukrinform.ua/tag-kino" text:style-name="Internet_20_link" text:visited-style-name="Visited_20_Internet_20_Link">
 </text:a>
 проросійські воєнні злочини в кінотеатрі Schikaneder Kino у співпраці з Thishuman world - Міжнародним фестивалем документального кіно про права людини", -йдеться у повідомленні.</text:p>
      <text:p text:style-name="P4">
У кінотеатрі глядачі зможуть побачити наступні стрічки:</text:p>
      <text:p text:style-name="P4">
"Чернігів. 03.03.2022" – після російських бомбардувань житлових кварталівЧернігова місцеві жителі розповідають, як вони вижили та втратили своїхблизьких.</text:p>
      <text:p text:style-name="P4">
"Найстрашніші дні мого життя. Ягідне" - у маленькому селі російська арміяутримувала в полоні 367 місцевих жителів у шкільному підвалі у Ягідному наЧернігівщині.</text:p>
      <text:p text:style-name="P4">
"Станція Краматорськ. Катя" – історія 12-річної дівчинки, яка втратила матірпід час російського ракетного обстрілу залізничної станції міста Краматорськна Донеччині.</text:p>
      <text:p text:style-name="P4">
"Поверніть мене татові" – фільм про те, як троє дітей з Маріуполя, якихнасильно депортували до росії, ледве врятувалися від усиновлення в російськійсім'ї.</text:p>
      <text:p text:style-name="P4">
"Лікарня в заручниках" – стрічка про роботу лікарні в умовах російськоїокупації у Снігурівці Миколаївської області.</text:p>
      <text:p text:style-name="P4">
"Втрачений рай. Віктор Маруняк" – голова окупованого села Стара Збур'ївка наХерсонщині Віктор Маруняк розповідає про тортури у російському полоні, післячого був змушений виїхати.</text:p>
      <text:p text:style-name="P4">
<text:span text:style-name="T4">
Читайте також:</text:span>
 <text:a xlink:type="simple" xlink:href="https://www.ukrinform.ua/rubric-culture/3702362-film-evrodonbas-pokazut-na-najbilsomu-u-pivnicnij-americi-festivali-dokumentalnogo-kino.html" text:style-name="Internet_20_link" text:visited-style-name="Visited_20_Internet_20_Link">
 <text:span text:style-name="T4">
документальн</text:span>
 </text:a>
</text:p>
      <text:p text:style-name="P4">
Після показу відбудеться дискусія з українською журналісткою та письменницею,співзасновницею The Reckoning Project Наталією Гуменюк, яка спеціалізується нависвітленні конфліктів.</text:p>
      <text:p text:style-name="P4">
Як повідомляв Укрінформ, фільм українського режисера Аліси Коваленко “Ми незгаснемо” отримала нагороду на фестивалі CROSSING EUROPE Filmfestival Linz вАвстрії.</text:p>
      <text:p text:style-name="P4">
<text:span text:style-name="T5">
Фото: credo</text:span>
</text:p>
      <text:p text:style-name="P4">
Source: <text:a xlink:type="simple" xlink:href="https://www.ukrinform.ua/rubric-culture/3703856-u-kinoteatri-vidna-pokazut-dokumentalni-filmi-pro-voenni-zlocini-rf-v-ukraini.html" text:style-name="Internet_20_link" text:visited-style-name="Visited_20_Internet_20_Link">
https://www.ukrinform.ua/rubric-culture/3703856-u-kinoteatri-vidna-pokazut-dokumentalni-filmi-pro-voenni-zlocini-rf-v-ukraini.html</text:a>
</text:p>
      <!--NEWS-->
      <text:h text:style-name="P10" text:outline-level="1">
<text:span text:style-name="T4">
Матчі 24-го туру футбольної Прем'єр-ліги України пройдуть 3-4 травня</text:span>
</text:h>
      <text:p text:style-name="P4">
Authors: Ukrinform (Person)</text:p>
      <text:p text:style-name="P4">
Publisher: Укринформ (Organization)</text:p>
      <text:p text:style-name="P4">
Published Time: 2023-05-02T-54:37:00+03:00</text:p>
      <text:p text:style-name="P4">
Modified Time: 2023-05-02T21:37:00+03:00</text:p>
      <text:p text:style-name="P4">
Description: У чемпіонаті України з футболу серед команд Прем'єр-ліги (УПЛ) 3-4 травня пройдуть поєдинки чергового, 24-го туру. — Укрінформ.</text:p>
      <text:p text:style-name="P4">
Images: ["<text:a xlink:type="simple" xlink:href="https://static.ukrinform.com/photos/2017_12/thumb_files/630_360_1513842861-1324.jpg" text:style-name="Internet_20_link" text:visited-style-name="Visited_20_Internet_20_Link">
630_360_15138...</text:a>
"]</text:p>
      <text:p text:style-name="P4">
Tags: ['Футбол', "Прем'єр-ліга"]</text:p>
      <text:p text:style-name="P4">
Type: Article</text:p>
      <!--METADATA-->
      <text:p text:style-name="P4">
<draw:frame draw:style-name="fr1" draw:name="Image50" text:anchor-type="as-char" svg:width="6.9236in" svg:height="3.956343in" draw:z-index="0">
<draw:image xlink:href="../Images/yкринформ/2023-05-02T-54-37-00-03-00/630_360_1513842861-1324.jpg" xlink:type="simple" xlink:show="embed" xlink:actuate="onLoad" draw:mime-type="image/jpeg"/>
</draw:frame>
 Учемпіонаті України з футболу серед команд Прем'єр-ліги (УПЛ) 3-4 травняпройдуть поєдинки чергового, 24-го туру.</text:p>
      <text:p text:style-name="P4">
Перший ігровий день о 13.00 розпочнуть матчі між донецьким «Шахтарем» тазакарпатським «Минаєм», «Дніпром-1» та харківським «Металістом», передаєУкрінформ.</text:p>
      <text:p text:style-name="P4">
У середу, 3 травня, також зіграють «Львів» та «Олександрії» (14.00), луганська«Зоря» та рівненський «Верес» (15.00), одеський «Чорноморець» та ковалівський«Колос» (15.00).</text:p>
      <text:p text:style-name="P4">
Програму туру в четвер, 4 травня, завершать поєдинки «Інгульця» із Петрового зкриворізьким «Кривбасом» (13.00), харківського «Металіста 1925» із львівським«Рухом» (13.00), полтавської «Ворскли» з київським «Динамо» (15.00).</text:p>
      <text:p text:style-name="P4">
<text:span text:style-name="T4">
Читайте також:</text:span>
 <text:a xlink:type="simple" xlink:href="https://www.ukrinform.ua/rubric-sports/3702599-forvard-ta-trener-zori-najkrasi-u-23mu-turi-upl.html" text:style-name="Internet_20_link" text:visited-style-name="Visited_20_Internet_20_Link">
 </text:a>
</text:p>
      <text:p text:style-name="P4">
У турнірній таблиці УПЛ лідирує «Шахтар», у якого 56 очок (після 23-х ігор),далі - «Дніпро-1» - 41 (22), «Зоря» - 49 (23), «Динамо» - 44 (23),«Олександрія» - 34 (22), «Кривбас» - 31 (23), «Ворскла» - 30 (23), «Колос» -30 (23)...</text:p>
      <text:p text:style-name="P4">
Source: <text:a xlink:type="simple" xlink:href="https://www.ukrinform.ua/rubric-sports/3702725-matci-24go-turu-futbolnoi-premerligi-ukraini-projdut-34-travna.html" text:style-name="Internet_20_link" text:visited-style-name="Visited_20_Internet_20_Link">
https://www.ukrinform.ua/rubric-sports/3702725-matci-24go-turu-futbolnoi-premerligi-ukraini-projdut-34-travna.html</text:a>
</text:p>
      <!--NEWS-->
      <text:h text:style-name="P10" text:outline-level="1">
<text:span text:style-name="T4">
На східному фронті ворог концентрує зусилля на захопленні Бахмута та Мар’їнки - Міноборони</text:span>
</text:h>
      <text:p text:style-name="P4">
Authors: Ukrinform (Person)</text:p>
      <text:p text:style-name="P4">
Publisher: Укринформ (Organization)</text:p>
      <text:p text:style-name="P4">
Published Time: 2023-05-02T-56:33:00+03:00</text:p>
      <text:p text:style-name="P4">
Modified Time: 2023-05-02T21:33:00+03:00</text:p>
      <text:p text:style-name="P4">
Description: Свої основні зусилля ворог концентрує біля Бахмута та Мар’їнки з метою захоплення цих населених пунктів. — Укрінформ.</text:p>
      <text:p text:style-name="P4">
Images: ["<text:a xlink:type="simple" xlink:href="https://static.ukrinform.com/photos/2022_08/thumb_files/630_360_1659680502-569.jpg" text:style-name="Internet_20_link" text:visited-style-name="Visited_20_Internet_20_Link">
630_360_16596...</text:a>
"]</text:p>
      <text:p text:style-name="P4">
Tags: ['Бахмут', "Мар'їнка", 'Війна з росією', 'Ганна Маляр', 'Єдині новини']</text:p>
      <text:p text:style-name="P4">
Type: Article</text:p>
      <!--METADATA-->
      <text:p text:style-name="P4">
<draw:frame draw:style-name="fr1" draw:name="Image51" text:anchor-type="as-char" svg:width="6.9236in" svg:height="3.956343in" draw:z-index="0">
<draw:image xlink:href="../Images/yкринформ/2023-05-02T-56-33-00-03-00/630_360_1659680502-569.jpg" xlink:type="simple" xlink:show="embed" xlink:actuate="onLoad" draw:mime-type="image/jpeg"/>
</draw:frame>
 Своїосновні зусилля ворог концентрує біля Бахмута та Мар’їнки з метою захопленняцих населених пунктів.</text:p>
      <text:p text:style-name="P4">
Про це в ефірі загальнонаціонального телемарафону «Єдині новини» повідомилазаступниця міністра оборони України Ганна Маляр, передає Укрінформ зпосиланням на <text:a xlink:type="simple" xlink:href="https://armyinform.com.ua/2023/05/02/na-shidnomu-fronti-vorog-konczentruye-osnovni-zusyllya-na-zahoplenni-bahmuta-ta-maryinky-ganna-malyar/" text:style-name="Internet_20_link" text:visited-style-name="Visited_20_Internet_20_Link">
 </text:a>
 .</text:p>
      <text:p text:style-name="P4">
За її словами, у зв’язку з цим Сили оборони України мають на це відповіднимчином реагувати та у відповідь також концентрують свої основні сили на цьомупроміжку фронту з метою зупинити противника і не дати йому реалізувати своїплани.</text:p>
      <text:p text:style-name="P4">
"Нині там тривають дуже запеклі бої. І якщо проаналізувати ситуацію станом назараз, то основний акцент <text:a xlink:type="simple" xlink:href="https://www.ukrinform.ua/tag-rosijski-vijskovi" text:style-name="Internet_20_link" text:visited-style-name="Visited_20_Internet_20_Link">
 </text:a>
роблять на захопленні багатоповерхових будинків і споруд. Саме в такий спосібвони намагаються знищити наші позиції. Таку тактику противник ужевикористовував свого часу в Сирії. По-іншому він воювати не може, бо програєнам у вуличних боях", — повідомила Маляр.</text:p>
      <text:p text:style-name="P4">
Заступниця міністра оборони України також розповіла, що, крім ведення успішнихоборонних дій, Сили оборони України також здійснюють і штурмові наступальнідії.</text:p>
      <text:p text:style-name="P4">
"Загалом війна — це постійний рух і динаміка. Тому говорити про якісьостаточні результати там, звісно, зарано. Десь є позиції, які втрачаємо ми.Так само є позиції, з яких ми відтісняємо ворога. На східному фронті триваютьзапеклі бої, але станом на зараз ми тримаємо контроль над нашими населенимипунктами", — підкреслила Маляр.</text:p>
      <text:p text:style-name="P4">
<text:span text:style-name="T4">
Читайте також:</text:span>
 <text:a xlink:type="simple" xlink:href="https://www.ukrinform.ua/rubric-ato/3703807-na-limanskokupanskomu-napramku-vorog-die-obaclivise-i-ne-jde-na-sturm-cerevatij.html" text:style-name="Internet_20_link" text:visited-style-name="Visited_20_Internet_20_Link">
 <text:span text:style-name="T4">
Череватий</text:span>
 </text:a>
</text:p>
      <text:p text:style-name="P4">
Як повідомляв <text:a xlink:type="simple" xlink:href="https://www.ukrinform.ua/rubric-ato/3703794-vorog-nastupae-na-cotiroh-napramkah-najzapeklisi-boi-za-bahmut-i-marinku.html" text:style-name="Internet_20_link" text:visited-style-name="Visited_20_Internet_20_Link">
 </text:a>
 , наБахмутському напрямку російська армія продовжує вести наступальні дії. Бої вмісті Бахмут тривають.</text:p>
      <text:p text:style-name="P4">
Source: <text:a xlink:type="simple" xlink:href="https://www.ukrinform.ua/rubric-ato/3703854-na-shidnomu-fronti-vorog-koncentrue-zusilla-na-zahoplenni-bahmuta-ta-marinki-minoboroni.html" text:style-name="Internet_20_link" text:visited-style-name="Visited_20_Internet_20_Link">
https://www.ukrinform.ua/rubric-ato/3703854-na-shidnomu-fronti-vorog-koncentrue-zusilla-na-zahoplenni-bahmuta-ta-marinki-minoboroni.html</text:a>
</text:p>
      <!--NEWS-->
      <text:h text:style-name="P10" text:outline-level="1">
<text:span text:style-name="T4">
Рада ухвалила закон щодо забезпечення якості вищої освіти</text:span>
</text:h>
      <text:p text:style-name="P4">
Authors: Ukrinform (Person)</text:p>
      <text:p text:style-name="P4">
Publisher: Укринформ (Organization)</text:p>
      <text:p text:style-name="P4">
Published Time: 2023-05-02T-58:28:00+03:00</text:p>
      <text:p text:style-name="P4">
Modified Time: 2023-05-02T21:28:00+03:00</text:p>
      <text:p text:style-name="P4">
Description: Верховна Рада ухвалила зміни до деяких законів щодо удосконалення механізму забезпечення якості вищої освіти. — Укрінформ.</text:p>
      <text:p text:style-name="P4">
Images: ["<text:a xlink:type="simple" xlink:href="https://static.ukrinform.com/photos/2023_01/thumb_files/630_360_1673282829-815.jpeg" text:style-name="Internet_20_link" text:visited-style-name="Visited_20_Internet_20_Link">
630_360_16732...</text:a>
"]</text:p>
      <text:p text:style-name="P4">
Tags: ['Закон', 'Верховна Рада', 'Освіта у вишах України ']</text:p>
      <text:p text:style-name="P4">
Type: Article</text:p>
      <!--METADATA-->
      <text:p text:style-name="P4">
<draw:frame draw:style-name="fr1" draw:name="Image52" text:anchor-type="as-char" svg:width="6.9236in" svg:height="3.956343in" draw:z-index="0">
<draw:image xlink:href="../Images/yкринформ/2023-05-02T-58-28-00-03-00/630_360_1673282829-815.jpeg" xlink:type="simple" xlink:show="embed" xlink:actuate="onLoad" draw:mime-type="image/jpeg"/>
</draw:frame>
 ВерховнаРада ухвалила зміни до деяких законів щодо удосконалення механізмузабезпечення якості вищої освіти.</text:p>
      <text:p text:style-name="P4">
Про це народний депутат із парламентської фракції «Голос» Ярослав Железнякповідомив у <text:a xlink:type="simple" xlink:href="http://t.me/yzheleznyak/3988" text:style-name="Internet_20_link" text:visited-style-name="Visited_20_Internet_20_Link">
 </text:a>
 , передає Укрінформ.</text:p>
      <text:p text:style-name="P4">
Він уточнив, що за ухвалення закону «Про внесення змін до деяких законівУкраїни щодо забезпечення якості вищої освіти» ( <text:a xlink:type="simple" xlink:href="http://itd.rada.gov.ua/billInfo/Bills/Card/40579" text:style-name="Internet_20_link" text:visited-style-name="Visited_20_Internet_20_Link">
</text:a>
 ) проголосували 277депутатів.</text:p>
      <text:p text:style-name="P4">
Мета закону – вдосконалення механізму забезпечення якості вищої освіти.</text:p>
      <text:p text:style-name="P4">
Документ вносить зміни до законів України «Про вищу освіту», «Про освіту»,«Про запобігання корупції», «Про державну службу».</text:p>
      <text:p text:style-name="P4">
Крім того, уточнюється процедура формування складу Національного агентствазабезпечення якості вищої освіти, а також встановлюється структура агентства.Зокрема, вона має відповідати європейським вимогам, особливо в частиніфункціонування Апеляційної палати.</text:p>
      <text:p text:style-name="P4">
<text:span text:style-name="T4">
Читайте також:</text:span>
 <text:a xlink:type="simple" xlink:href="https://www.ukrinform.ua/rubric-polytics/3703822-rada-uhvalila-zakon-pro-sluzbu-v-organah-miscevogo-samovraduvanna.html" text:style-name="Internet_20_link" text:visited-style-name="Visited_20_Internet_20_Link">
 </text:a>
</text:p>
      <text:p text:style-name="P4">
Закон також передбачає запровадження постакредитаційного моніторингу –оцінювання органом, що ухвалив рішення про акредитацію, виконання наданих зарезультатами акредитації рекомендацій та/або відповідності критеріямакредитації.</text:p>
      <text:p text:style-name="P4">
Очікується, що запровадження змін, передбачених законом, дасть змогу шляхомсистемного реформування положень чинного законодавства удосконалити механізмзабезпечення якості вищої освіти та врахувати основні аспекти найкращихєвропейських практик у сфері освіти і науки.</text:p>
      <text:p text:style-name="P4">
<text:span text:style-name="T5">
Фото: ОП</text:span>
</text:p>
      <text:p text:style-name="P4">
Source: <text:a xlink:type="simple" xlink:href="https://www.ukrinform.ua/rubric-society/3703852-rada-uhvalila-zakon-sodo-zabezpecenna-akosti-visoi-osviti.html" text:style-name="Internet_20_link" text:visited-style-name="Visited_20_Internet_20_Link">
https://www.ukrinform.ua/rubric-society/3703852-rada-uhvalila-zakon-sodo-zabezpecenna-akosti-visoi-osviti.html</text:a>
</text:p>
      <!--NEWS-->
      <text:h text:style-name="P10" text:outline-level="1">
<text:span text:style-name="T4">
В Уганді солдат убив міністра, якого охороняв</text:span>
</text:h>
      <text:p text:style-name="P4">
Authors: Ukrinform (Person)</text:p>
      <text:p text:style-name="P4">
Publisher: Укринформ (Organization)</text:p>
      <text:p text:style-name="P4">
Published Time: 2023-05-02T-60:19:00+03:00</text:p>
      <text:p text:style-name="P4">
Modified Time: 2023-05-02T21:19:00+03:00</text:p>
      <text:p text:style-name="P4">
Description: Солдат угандійської національної армії застрелив високопосадовця, якого охороняв. — Укрінформ.</text:p>
      <text:p text:style-name="P4">
Images: ["<text:a xlink:type="simple" xlink:href="https://static.ukrinform.com/photos/2023_05/thumb_files/630_360_1683051433-851.jpg" text:style-name="Internet_20_link" text:visited-style-name="Visited_20_Internet_20_Link">
630_360_16830...</text:a>
"]</text:p>
      <text:p text:style-name="P4">
Tags: ['Військові', 'Вбивство', 'Уганда', 'охорона']</text:p>
      <text:p text:style-name="P4">
Type: Article</text:p>
      <!--METADATA-->
      <text:p text:style-name="P4">
<draw:frame draw:style-name="fr1" draw:name="Image53" text:anchor-type="as-char" svg:width="6.9236in" svg:height="3.956343in" draw:z-index="0">
<draw:image xlink:href="../Images/yкринформ/2023-05-02T-60-19-00-03-00/630_360_1683051433-851.jpg" xlink:type="simple" xlink:show="embed" xlink:actuate="onLoad" draw:mime-type="image/jpeg"/>
</draw:frame>
 Солдатугандійської національної армії застрелив високопосадовця, якого охороняв.</text:p>
      <text:p text:style-name="P4">
Як передає Укрінформ, про це повідомляє <text:a xlink:type="simple" xlink:href="https://www.bbc.com/news/world-africa-65454213" text:style-name="Internet_20_link" text:visited-style-name="Visited_20_Internet_20_Link">
 </text:a>
 .</text:p>
      <text:p text:style-name="P4">
Полковник у відставці Чарльз Окелло Енгола, який був міністром з питаньгендеру та праці, був <text:a xlink:type="simple" xlink:href="https://www.ukrinform.ua/tag-vbivstvo" text:style-name="Internet_20_link" text:visited-style-name="Visited_20_Internet_20_Link">
 </text:a>
 у своємубудинку у вівторок вранці.</text:p>
      <text:p text:style-name="P4">
Наразі незрозуміло, чи була суперечка між солдатом і полковником Енголою. Самсолдат, особистість якого ще не встановлена, застрелився.</text:p>
      <text:p text:style-name="P4">
За словами одного з очевидців, перед тим, як наставити на себе зброю, солдатходив околицями і стріляв у повітря. Перші повідомлення з місця подій свідчатьпро те, що кілька людей могли бути поранені.</text:p>
      <text:p text:style-name="P4">
Полковник Енгола був високопоставленим урядовцем і раніше обіймав посадузаступника міністра оборони.</text:p>
      <text:p text:style-name="P4">
<text:span text:style-name="T4">
Читайте також:</text:span>
 <text:a xlink:type="simple" xlink:href="https://www.ukrinform.ua/rubric-world/3703734-lider-kenijskogo-kultu-postav-pered-sudom-cerez-smert-100-sektantiv.html" text:style-name="Internet_20_link" text:visited-style-name="Visited_20_Internet_20_Link">
 <text:span text:style-name="T4">
перед</text:span>
 <text:span text:style-name="T4">
судом</text:span>
 </text:a>
</text:p>
      <text:p text:style-name="P4">
Спікер парламенту Уганди підтвердив смерть полковника Енголи в короткій заявіпід час ранкового засідання.</text:p>
      <text:p text:style-name="P4">
Як повідомляв <text:a xlink:type="simple" xlink:href="https://www.ukrinform.ua/rubric-world/3702070-u-burkinafaso-vnaslidok-napadu-na-vijskovij-zagin-zaginuli-33-soldati.html" text:style-name="Internet_20_link" text:visited-style-name="Visited_20_Internet_20_Link">
 </text:a>
 , на сходіБуркіна-Фасо внаслідок нападу на військовий пост загинули 33 солдати.</text:p>
      <text:p text:style-name="P4">
<text:span text:style-name="T5">
Фото: ALAMY</text:span>
</text:p>
      <text:p text:style-name="P4">
Source: <text:a xlink:type="simple" xlink:href="https://www.ukrinform.ua/rubric-world/3703848-v-ugandi-soldat-ubiv-ministra-akogo-ohoronav.html" text:style-name="Internet_20_link" text:visited-style-name="Visited_20_Internet_20_Link">
https://www.ukrinform.ua/rubric-world/3703848-v-ugandi-soldat-ubiv-ministra-akogo-ohoronav.html</text:a>
</text:p>
      <!--NEWS-->
      <text:h text:style-name="P10" text:outline-level="1">
<text:span text:style-name="T4">
В Іспанії мультфільм «Мавка. Лісова пісня» за перший тиждень прокату зібрав понад €321 500</text:span>
</text:h>
      <text:p text:style-name="P4">
Authors: Ukrinform (Person)</text:p>
      <text:p text:style-name="P4">
Publisher: Укринформ (Organization)</text:p>
      <text:p text:style-name="P4">
Published Time: 2023-05-02T-62:14:00+03:00</text:p>
      <text:p text:style-name="P4">
Modified Time: 2023-05-02T21:14:00+03:00</text:p>
      <text:p text:style-name="P4">
Description: В Іспанії український мультфільм “Мавка. Лісова пісня” за перший тиждень кінопрокату зібрав €321 684, анімація увійшла до п’ятірки найуспішніших фільмів іспанського прокату за вікенд. — Укрінформ.</text:p>
      <text:p text:style-name="P4">
Images: ["<text:a xlink:type="simple" xlink:href="https://static.ukrinform.com/photos/2023_02/thumb_files/630_360_1677507670-869.jpg" text:style-name="Internet_20_link" text:visited-style-name="Visited_20_Internet_20_Link">
630_360_16775...</text:a>
", "<text:a xlink:type="simple" xlink:href="https://static.ukrinform.com/photos/2023_05/1683051154-733.jpg" text:style-name="Internet_20_link" text:visited-style-name="Visited_20_Internet_20_Link">
1683051154-73...</text:a>
"]</text:p>
      <text:p text:style-name="P4">
Tags: ['Іспанія', 'Кіно', 'Леся Українка', 'Мультфільм']</text:p>
      <text:p text:style-name="P4">
Type: Article</text:p>
      <!--METADATA-->
      <text:p text:style-name="P4">
<draw:frame draw:style-name="fr1" draw:name="Image54" text:anchor-type="as-char" svg:width="6.9236in" svg:height="3.956343in" draw:z-index="0">
<draw:image xlink:href="../Images/yкринформ/2023-05-02T-62-14-00-03-00/630_360_1677507670-869.jpg" xlink:type="simple" xlink:show="embed" xlink:actuate="onLoad" draw:mime-type="image/jpeg"/>
</draw:frame>
 В Іспаніїукраїнський мультфільм “Мавка. Лісова пісня” за перший тиждень кінопрокатузібрав €321 684, анімація увійшла до п’ятірки найуспішніших фільмівіспанського прокату за вікенд.</text:p>
      <text:p text:style-name="P4">
Як передає Укрінформ, про це Державне агентство України з питань кіноповідомляє у <text:a xlink:type="simple" xlink:href="https://www.facebook.com/ukrainefilmagency/posts/pfbid02rxNthtGFb3QY9dYsmejJS7dbWW76wzcZ1JV6Us21rvX8auBdFXbCK2BNntGbu3Vel" text:style-name="Internet_20_link" text:visited-style-name="Visited_20_Internet_20_Link">
</text:a>
.</text:p>
      <text:p text:style-name="P4">
<draw:frame draw:style-name="fr1" draw:name="Image55" text:anchor-type="as-char" svg:width="6.9236in" svg:height="6.9236in" draw:z-index="0">
<draw:image xlink:href="../Images/yкринформ/2023-05-02T-62-14-00-03-00/1683051154-733.jpg" xlink:type="simple" xlink:show="embed" xlink:actuate="onLoad" draw:mime-type="image/jpeg"/>
</draw:frame>
</text:p>
      <text:p text:style-name="P4">
“За перший тиждень кінопрокату “Мавки” в Іспанії на <text:a xlink:type="simple" xlink:href="https://www.ukrinform.ua/tag-kino" text:style-name="Internet_20_link" text:visited-style-name="Visited_20_Internet_20_Link">
</text:a>
 було куплено 50 064 квитки, а касовізбори склали €321 684. Завдяки цим результатам “Мавка” потрапила у п’ятіркунайуспішніших фільмів іспанського прокату за вікенд, посіла другу позиціюіспанського прокату за вікенд серед нових релізів, віддавши першістьіспанському екшену FATUM та очолила рейтинг кінострічок від незалежнихдистриб'юторів,” - ідеться у повідомленні.</text:p>
      <text:p text:style-name="P4">
Анімаційний фільм створено за підтримки Державного агентства України з питанькіно, Агентства США з міжнародного розвитку (USAID Ukraine - USAID Україна).</text:p>
      <text:p text:style-name="P4">
Кінотеатральну дистрибуцію в Україні здійснюють FILM.UA Distribution таKinomania Film Distribution. Генеральним медіапартнером проєкту виступає канал“1+1”.</text:p>
      <text:p text:style-name="P4">
Як повідомляв Укрінформ, анімаційна <text:a xlink:type="simple" xlink:href="https://www.ukrinform.ua/rubric-culture/3700669-multfilm-mavka-lisova-pisna-pokazut-ukrainskou-na-velikih-ekranah-ssa-i-kanadi.html" text:style-name="Internet_20_link" text:visited-style-name="Visited_20_Internet_20_Link">
 </text:a>
 у травні вийде українською на великих екранах СШАта Канади.</text:p>
      <text:p text:style-name="P4">
<text:span text:style-name="T5">
Фото: usfa.gov.ua</text:span>
</text:p>
      <text:p text:style-name="P4">
Source: <text:a xlink:type="simple" xlink:href="https://www.ukrinform.ua/rubric-culture/3703846-v-ispanii-multfilm-mavka-lisova-pisna-za-persij-tizden-prokatu-zibrav-ponad-3215-tisaci.html" text:style-name="Internet_20_link" text:visited-style-name="Visited_20_Internet_20_Link">
https://www.ukrinform.ua/rubric-culture/3703846-v-ispanii-multfilm-mavka-lisova-pisna-za-persij-tizden-prokatu-zibrav-ponad-3215-tisaci.html</text:a>
</text:p>
      <!--NEWS-->
      <text:h text:style-name="P10" text:outline-level="1">
<text:span text:style-name="T4">
Зеленський: Буде багато переговорів і міжнародних заходів, які посилять нашу оборону</text:span>
</text:h>
      <text:p text:style-name="P4">
Authors: Ukrinform (Person)</text:p>
      <text:p text:style-name="P4">
Publisher: Укринформ (Organization)</text:p>
      <text:p text:style-name="P4">
Published Time: 2023-05-02T-64:11:00+03:00</text:p>
      <text:p text:style-name="P4">
Modified Time: 2023-05-02T21:11:00+03:00</text:p>
      <text:p text:style-name="P4">
Description: Володимир Зеленський заявив, що травень і наступні місяці будуть для України активним періодом у міжнародній площині. — Укрінформ.</text:p>
      <text:p text:style-name="P4">
Images: ["<text:a xlink:type="simple" xlink:href="https://static.ukrinform.com/photos/2023_04/thumb_files/630_360_1682522773-211.jpeg" text:style-name="Internet_20_link" text:visited-style-name="Visited_20_Internet_20_Link">
630_360_16825...</text:a>
"]</text:p>
      <text:p text:style-name="P4">
Tags: ['Переговори', 'Україна', 'Зеленський', 'Війна з росією']</text:p>
      <text:p text:style-name="P4">
Type: Article</text:p>
      <!--METADATA-->
      <text:p text:style-name="P4">
<draw:frame draw:style-name="fr1" draw:name="Image56" text:anchor-type="as-char" svg:width="6.9236in" svg:height="3.956343in" draw:z-index="0">
<draw:image xlink:href="../Images/yкринформ/2023-05-02T-64-11-00-03-00/630_360_1682522773-211.jpeg" xlink:type="simple" xlink:show="embed" xlink:actuate="onLoad" draw:mime-type="image/jpeg"/>
</draw:frame>
Володимир Зеленський заявив, що травень і наступні місяці будуть для Україниактивним періодом у міжнародній площині.</text:p>
      <text:p text:style-name="P4">
Про це Президент України сказав у <text:a xlink:type="simple" xlink:href="https://www.youtube.com/watch" text:style-name="Internet_20_link" text:visited-style-name="Visited_20_Internet_20_Link">
</text:a>
 , передає Укрінформ</text:p>
      <text:p text:style-name="P4">
"Цей травень і наступні місяці будуть доволі активними для України вміжнародній площині. Буде багато переговорної роботи, міжнародні заходи, якіпосилять нашу оборону. Все опрацьовуємо", - зазначив він.</text:p>
      <text:p text:style-name="P4">
_Відео:<text:a xlink:type="simple" xlink:href="https://t.me/OP_UA/9387" text:style-name="Internet_20_link" text:visited-style-name="Visited_20_Internet_20_Link">
 </text:a>
 _</text:p>
      <text:p text:style-name="P4">
Президент також повідомив, що зустрівся з делегацією парламенту Португалії начолі зі спікером.</text:p>
      <text:p text:style-name="P4">
"Подякував за підтримку нашої держави й людей. Тематика розмови – доволіширока, але головне все ж це те, що нас об’єднує… Це безпека для всіхєвропейців, стабільність, а отже, це подальший розвиток і посиленняєвропейської та євроатлантичної спільноти. В цьому контексті зазначив, якихрішень очікуємо від саміту партнерів у Вільнюсі в липні, саміту НАТО", -розпові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ato/3703827-ukraina-gotue-velikij-sankcijnij-paket-dla-rf-zelenskij.html" text:style-name="Internet_20_link" text:visited-style-name="Visited_20_Internet_20_Link">
 <text:span text:style-name="T4">
Зеленський</text:span>
 </text:a>
</text:p>
      <text:p text:style-name="P4">
Крім того, сьогодні відбулася розмова з головою Африканського Союзу,президентом Коморських Островів.</text:p>
      <text:p text:style-name="P4">
"Важлива розмова й важливі спільні розуміння. Подякував за підтримку наглобальних майданчиках, зокрема в ООН. Запросив приєднатися до реалізаціїнашої Формули миру й запевнив, що Україна готова бути надійним гарантомпродовольчої безпеки. Ми робимо все, щоб ліквідувати будь-яку шкоду відросійської агресії як для наших людей, так і для всіх наших партнерів", -наголосив глава держави.</text:p>
      <text:p text:style-name="P4">
Як повідомлялося, Володимир Зеленський подякував Португалії за безпековупідтримку, у тому числі танки Leopard 2. Він висловив сподівання, що уряд іпарламент цієї країни зможуть ухвалити необхідні рішення для посиленняспроможностей українських захисників на передовій.</text:p>
      <text:p text:style-name="P4">
<text:span text:style-name="T5">
Фото: ОП</text:span>
</text:p>
      <text:p text:style-name="P4">
Source: <text:a xlink:type="simple" xlink:href="https://www.ukrinform.ua/rubric-polytics/3703847-zelenskij-bude-bagato-peregovoriv-i-miznarodnih-zahodiv-aki-posilat-nasu-oboronu.html" text:style-name="Internet_20_link" text:visited-style-name="Visited_20_Internet_20_Link">
https://www.ukrinform.ua/rubric-polytics/3703847-zelenskij-bude-bagato-peregovoriv-i-miznarodnih-zahodiv-aki-posilat-nasu-oboronu.html</text:a>
</text:p>
      <!--NEWS-->
      <text:h text:style-name="P10" text:outline-level="1">
<text:span text:style-name="T4">
Епіфаній не бачить сенсу в можливому об'єднанні з УПЦ МП</text:span>
</text:h>
      <text:p text:style-name="P4">
Authors: Ukrinform (Person)</text:p>
      <text:p text:style-name="P4">
Publisher: Укринформ (Organization)</text:p>
      <text:p text:style-name="P4">
Published Time: 2023-05-02T-66:04:03+03:00</text:p>
      <text:p text:style-name="P4">
Modified Time: 2023-05-02T21:04:03+03:00</text:p>
      <text:p text:style-name="P4">
Description: Предстоятель Православної церкви України митрополит Епіфаній не бачить сенсу в об'єднанні з представниками УПЦ МП. — Укрінформ.</text:p>
      <text:p text:style-name="P4">
Images: ["<text:a xlink:type="simple" xlink:href="https://static.ukrinform.com/photos/2023_01/thumb_files/630_360_1673007223-146.jpeg" text:style-name="Internet_20_link" text:visited-style-name="Visited_20_Internet_20_Link">
630_360_16730...</text:a>
"]</text:p>
      <text:p text:style-name="P4">
Tags: ['УПЦ МП', 'Агресія РФ', 'росія', 'РПЦ', 'Епіфаній', 'Православна церква України']</text:p>
      <text:p text:style-name="P4">
Type: Article</text:p>
      <!--METADATA-->
      <text:p text:style-name="P4">
<draw:frame draw:style-name="fr1" draw:name="Image57" text:anchor-type="as-char" svg:width="6.9236in" svg:height="3.956343in" draw:z-index="0">
<draw:image xlink:href="../Images/yкринформ/2023-05-02T-66-04-03-03-00/630_360_1673007223-146.jpeg" xlink:type="simple" xlink:show="embed" xlink:actuate="onLoad" draw:mime-type="image/jpeg"/>
</draw:frame>
Предстоятель Православної церкви України митрополит Епіфаній не бачить сенсу воб'єднанні з представниками УПЦ МП.</text:p>
      <text:p text:style-name="P4">
Про це Епіфаній сказав в інтерв'ю <text:a xlink:type="simple" xlink:href="https://gazeta.ua/articles/opinions-journal/_rishennya-schodo-cerkovnogo-kalendarya-vinesut-u-travni/1142349" text:style-name="Internet_20_link" text:visited-style-name="Visited_20_Internet_20_Link">
 </text:a>
 <text:a xlink:type="simple" xlink:href="https://gazeta.ua/articles/opinions-journal/_rishennya-schodo-cerkovnogo-kalendarya-vinesut-u-travni/1142349" text:style-name="Internet_20_link" text:visited-style-name="Visited_20_Internet_20_Link">
</text:a>
 , передає Укрінформ.</text:p>
      <text:p text:style-name="P4">
"Немає сенсу говорити про ймовірне об'єднання з тими, хто цьому відвертопротивиться, бо має абсолютно відмінні цінності та пріоритети. У цьому немаєніякого сенсу. Нам не потрібні у своїх лавах колаборанти, які ненавидять усеукраїнське, чи ті, кому навіть жахіття, спричинені повномасштабним російськимнападом, не відкрили очей і не стали поштовхом для переоцінки перебування ускладі московського патріархату. Водночас ми відкриті для тих, хто щиро йвіддано хоче служити Богу та своєму українському народу, а не лише маскуєтьсяй не шукає, як фарисеї, різноманітних безглуздих виправдань власному небажаннюпоривати зв'язок із "русскім міром", – сказав <text:a xlink:type="simple" xlink:href="https://www.ukrinform.ua/tag-epifanij" text:style-name="Internet_20_link" text:visited-style-name="Visited_20_Internet_20_Link">
</text:a>
 .</text:p>
      <text:p text:style-name="P4">
Він також зауважив, що повернення Україні святинь, як-от Почаївська Лавра,Київська лавра залежить від рішучості влади.</text:p>
      <text:p text:style-name="P4">
<text:span text:style-name="T4">
Читайте також:</text:span>
 <text:a xlink:type="simple" xlink:href="https://www.ukrinform.ua/rubric-society/3690008-viselenna-upc-mp-iz-kievopecerskoi-lavri-moze-trivati-misacami-ekspert.html" text:style-name="Internet_20_link" text:visited-style-name="Visited_20_Internet_20_Link">
 </text:a>
</text:p>
      <text:p text:style-name="P4">
"Ці святині й так належать Україні та українському народу. Однак ними поки щопродовжують користуватися ті, хто насправді не любить цей народ. Бо не любитьпо-справжньому нашу мову й культуру, не знає і не хоче знати нашу справжнюісторію та в унісон із Кремлем не визнає нашого права на державну та церковнунезалежність. Коли і як ці люди перестануть паразитувати на наших святинях,залежить від української влади та її рішучості в цьому насправді важливому йдля держави питанні", - сказав він.</text:p>
      <text:p text:style-name="P4">
<text:span text:style-name="T4">
Читайте також:</text:span>
 <text:a xlink:type="simple" xlink:href="https://www.ukrinform.ua/rubric-society/3703838-tkacenko-anonsuvav-robotu-komisii-mkip-u-pocaivskij-lavri.html" text:style-name="Internet_20_link" text:visited-style-name="Visited_20_Internet_20_Link">
 <text:span text:style-name="T4">
Ткаченко</text:span>
 </text:a>
</text:p>
      <text:p text:style-name="P4">
Як повідомляв Укрінформ, <text:a xlink:type="simple" xlink:href="https://www.ukrinform.ua/rubric-society/3703824-pcu-viznacitsa-z-perehodom-na-novij-kalendar-u-travni-epifanij.html" text:style-name="Internet_20_link" text:visited-style-name="Visited_20_Internet_20_Link">
 </text:a>
 з переходом на новий календар у травні.</text:p>
      <text:p text:style-name="P4">
<text:span text:style-name="T5">
Фото: Епіфаній, Facebook</text:span>
</text:p>
      <text:p text:style-name="P4">
Source: <text:a xlink:type="simple" xlink:href="https://www.ukrinform.ua/rubric-society/3703841-epifanij-ne-bacit-sensu-v-mozlivomu-obednanni-z-upc-mp.html" text:style-name="Internet_20_link" text:visited-style-name="Visited_20_Internet_20_Link">
https://www.ukrinform.ua/rubric-society/3703841-epifanij-ne-bacit-sensu-v-mozlivomu-obednanni-z-upc-mp.html</text:a>
</text:p>
      <!--NEWS-->
      <text:h text:style-name="P10" text:outline-level="1">
<text:span text:style-name="T4">
Ткаченко анонсував роботу комісії МКІП у Почаївській Лаврі</text:span>
</text:h>
      <text:p text:style-name="P4">
Authors: Ukrinform (Person)</text:p>
      <text:p text:style-name="P4">
Publisher: Укринформ (Organization)</text:p>
      <text:p text:style-name="P4">
Published Time: 2023-05-02T-69:57:04+03:00</text:p>
      <text:p text:style-name="P4">
Modified Time: 2023-05-02T20:57:04+03:00</text:p>
      <text:p text:style-name="P4">
Description: Аудиторська комісія Міністерства культуру та інформаційної політики незабаром розпочне перевірку роботи Кременецького заповідника, у тому числі Почаївської Лаври. — Укрінформ.</text:p>
      <text:p text:style-name="P4">
Images: ["<text:a xlink:type="simple" xlink:href="https://static.ukrinform.com/photos/2023_03/thumb_files/630_360_1677827870-133.jpg" text:style-name="Internet_20_link" text:visited-style-name="Visited_20_Internet_20_Link">
630_360_16778...</text:a>
"]</text:p>
      <text:p text:style-name="P4">
Tags: ['Ткаченко', 'УПЦ МП', 'Почаївська Лавра', 'МКІП ']</text:p>
      <text:p text:style-name="P4">
Type: Article</text:p>
      <!--METADATA-->
      <text:p text:style-name="P4">
<draw:frame draw:style-name="fr1" draw:name="Image58" text:anchor-type="as-char" svg:width="6.9236in" svg:height="3.956343in" draw:z-index="0">
<draw:image xlink:href="../Images/yкринформ/2023-05-02T-69-57-04-03-00/630_360_1677827870-133.jpg" xlink:type="simple" xlink:show="embed" xlink:actuate="onLoad" draw:mime-type="image/jpeg"/>
</draw:frame>
Аудиторська комісія Міністерства культуру та інформаційної політики незабаромрозпочне перевірку роботи Кременецького заповідника, у тому числі ПочаївськоїЛаври.</text:p>
      <text:p text:style-name="P4">
Про це розповів міністр культури та інформаційної політики Олександр Ткаченков ефірі телемарафону «Єдині новини».</text:p>
      <text:p text:style-name="P4">
«Ми передбачаємо, що найближчим часом розпочне роботу аудиторська комісіяМінкульту щодо перевірки роботи Кременецького заповідника і Почаївської Лаври.Після цього готові будемо повідомити вам додаткову інформацію», - сказав <text:a xlink:type="simple" xlink:href="https://www.ukrinform.ua/tag-tkacenko" text:style-name="Internet_20_link" text:visited-style-name="Visited_20_Internet_20_Link">
</text:a>
 .</text:p>
      <text:p text:style-name="P4">
<text:span text:style-name="T4">
Читайте також:</text:span>
 <text:a xlink:type="simple" xlink:href="https://www.ukrinform.ua/rubric-society/3703699-komisia-mkip-peredala-u-koristuvanna-16-korpusiv-kievopecerskoi-lavri-u-zadovilnomu-stani.html" text:style-name="Internet_20_link" text:visited-style-name="Visited_20_Internet_20_Link">
 <text:span text:style-name="T4">
лаври</text:span>
 </text:a>
</text:p>
      <text:p text:style-name="P4">
Водночас міністр нагадав, що комісія МКІП продовжує роботу з обстеженняоб’єктів на території Києво-Печерської Лаври для їх повернення в управліннядержавою.</text:p>
      <text:p text:style-name="P4">
За словами Ткаченка, цей процес зараз поліпшився з точки зору порозуміння збоку представників монастиря УПЦ (МП).</text:p>
      <text:p text:style-name="P4">
<text:span text:style-name="T4">
Читайте також:</text:span>
 <text:a xlink:type="simple" xlink:href="https://www.ukrinform.ua/rubric-society/3702042-ogolosili-pidozru-poslusniku-pocaivskoi-lavri-akij-vipravdovuvav-rosijsku-agresiu.html" text:style-name="Internet_20_link" text:visited-style-name="Visited_20_Internet_20_Link">
 </text:a>
</text:p>
      <text:p text:style-name="P4">
Як повідомляв Укрінформ, Національний заповідник "Києво-Печерська лавра"оголосив про розірвання договору про оренду з Українською православною церквоюмосковського патріархату з 29 березня 2023 року, проте тривалий час невідоміособи зачиняли приміщення Лаври зсередини та перешкоджали початку діяльностікомісії з інвентаризації майна.</text:p>
      <text:p text:style-name="P4">
29 квітня голова комісії МКІП з приймання-передачі державного майнаНаціонального заповідника «Києво-Печерська лавра» Мар’яна Томинпроінформувала, що комісія <text:a xlink:type="simple" xlink:href="https://www.ukrinform.ua/rubric-society/3702506-komisia-mkip-obstezila-11-iz-79-korpusiv-na-teritorii-kievopecerskoi-lavri.html" text:style-name="Internet_20_link" text:visited-style-name="Visited_20_Internet_20_Link">
 </text:a>
 на території Лаври.</text:p>
      <text:p text:style-name="P4">
<text:span text:style-name="T5">
Фото: Вікіпедія</text:span>
</text:p>
      <text:p text:style-name="P4">
Source: <text:a xlink:type="simple" xlink:href="https://www.ukrinform.ua/rubric-society/3703838-tkacenko-anonsuvav-robotu-komisii-mkip-u-pocaivskij-lavri.html" text:style-name="Internet_20_link" text:visited-style-name="Visited_20_Internet_20_Link">
https://www.ukrinform.ua/rubric-society/3703838-tkacenko-anonsuvav-robotu-komisii-mkip-u-pocaivskij-lavri.html</text:a>
</text:p>
      <!--NEWS-->
      <text:h text:style-name="P10" text:outline-level="1">
<text:span text:style-name="T4">
Блінкен пояснив, як США ставляться до перспектив «миротворства» Китаю в Україні</text:span>
</text:h>
      <text:p text:style-name="P4">
Authors: Ukrinform (Person)</text:p>
      <text:p text:style-name="P4">
Publisher: Укринформ (Organization)</text:p>
      <text:p text:style-name="P4">
Published Time: 2023-05-02T-96:20:16+03:00</text:p>
      <text:p text:style-name="P4">
Modified Time: 2023-05-02T19:20:16+03:00</text:p>
      <text:p text:style-name="P4">
Description: Сполучені Штати відкриті до зусиль Китаю щодо просування миру в Україні, однак всі ініціативи мають ґрунтуватися на відновленні базових принципів - територіальної цілісності, суверенітету й незалежності Української держави. — Укрінформ.</text:p>
      <text:p text:style-name="P4">
Images: ["<text:a xlink:type="simple" xlink:href="https://static.ukrinform.com/photos/2023_01/thumb_files/630_360_1674007118-313.jpg" text:style-name="Internet_20_link" text:visited-style-name="Visited_20_Internet_20_Link">
630_360_16740...</text:a>
"]</text:p>
      <text:p text:style-name="P4">
Tags: ['Китай', 'Україна', 'Блінкен', 'Війна з росією']</text:p>
      <text:p text:style-name="P4">
Type: Article</text:p>
      <!--METADATA-->
      <text:p text:style-name="P4">
<draw:frame draw:style-name="fr1" draw:name="Image59" text:anchor-type="as-char" svg:width="6.9236in" svg:height="3.956343in" draw:z-index="0">
<draw:image xlink:href="../Images/yкринформ/2023-05-02T-96-20-16-03-00/630_360_1674007118-313.jpg" xlink:type="simple" xlink:show="embed" xlink:actuate="onLoad" draw:mime-type="image/jpeg"/>
</draw:frame>
 СполученіШтати відкриті до зусиль Китаю щодо просування миру в Україні, однак всіініціативи мають ґрунтуватися на відновленні базових принципів -територіальної цілісності, суверенітету й незалежності Української держави.</text:p>
      <text:p text:style-name="P4">
Про це <text:a xlink:type="simple" xlink:href="https://www.state.gov/secretary-antony-j-blinken-with-ben-hall-of-fox-news/" text:style-name="Internet_20_link" text:visited-style-name="Visited_20_Internet_20_Link">
 </text:a>
 у інтерв’ю телеканалу Fox News державний секретар США ЕнтоніБлінкен, передає Укрінформ.</text:p>
      <text:p text:style-name="P4">
«Ми відкрито ставимося до будь-якої країни, яка долучається до відповідальнихзусиль, спрямованих на просування миру»,- зауважив глава американськоїдипломатії у відповідь на запитання, чи готові США до того, щоби після розмовиЗеленського і Сі <text:a xlink:type="simple" xlink:href="https://www.ukrinform.ua/tag-kitaj" text:style-name="Internet_20_link" text:visited-style-name="Visited_20_Internet_20_Link">
 </text:a>
 став миротворцем.</text:p>
      <text:p text:style-name="P4">
Блінкен уточнив, що в основі цього процесу мають враховуватися певні підходи.</text:p>
      <text:p text:style-name="P4">
<text:span text:style-name="T4">
Читайте також:</text:span>
 <text:a xlink:type="simple" xlink:href="https://www.ukrinform.ua/rubric-polytics/3703759-ssa-pragnut-abi-kitaj-zmusiv-rosiu-pripiniti-vijnu-posol.html" text:style-name="Internet_20_link" text:visited-style-name="Visited_20_Internet_20_Link">
 <text:span text:style-name="T4">
Китай</text:span>
 </text:a>
</text:p>
      <text:p text:style-name="P4">
«Перш за все, все починається з визнання того, що фундаментально поставлено накарту – це територіальна цілісність, суверенітет і незалежність України, томубудь-яка мирна угода повинна ґрунтуватися на цьому», - зауважив державнийсекретар США.</text:p>
      <text:p text:style-name="P4">
Крім того, за його словами, дуже важливо, щоби кожен, хто бере участь узміцненні миру, спілкувався напряму з українською стороною, яка є жертвою цієїагресії.</text:p>
      <text:p text:style-name="P4">
<text:span text:style-name="T4">
Читайте також:</text:span>
 <text:a xlink:type="simple" xlink:href="https://www.ukrinform.ua/rubric-world/3703349-kitaj-pidtrimav-rezoluciu-genasamblei-oon-aka-mistit-zgadku-pro-rosijsku-agresiu.html" text:style-name="Internet_20_link" text:visited-style-name="Visited_20_Internet_20_Link">
 <text:span text:style-name="T4">
Китай</text:span>
 </text:a>
</text:p>
      <text:p text:style-name="P4">
Як повідомляв Укрінформ, Президент України Володимир Зеленський 26 квітняпровів годинну телефонну розмову з Головою КНР Сі Цзіньпіном. За результатамипереговорів у МЗС України <text:a xlink:type="simple" xlink:href="https://www.ukrinform.ua/rubric-polytics/3702742-v-mzs-ukraini-ne-viklucaut-poserednictva-pekina-u-pripinenni-vijni.html" text:style-name="Internet_20_link" text:visited-style-name="Visited_20_Internet_20_Link">
 </text:a>
 у завершенні розв’язаної росією війни проти України.</text:p>
      <text:p text:style-name="P4">
Source: <text:a xlink:type="simple" xlink:href="https://www.ukrinform.ua/rubric-polytics/3703800-blinken-poasniv-ak-ssa-stavlatsa-do-perspektiv-mirotvorstva-kitau-v-ukraini.html" text:style-name="Internet_20_link" text:visited-style-name="Visited_20_Internet_20_Link">
https://www.ukrinform.ua/rubric-polytics/3703800-blinken-poasniv-ak-ssa-stavlatsa-do-perspektiv-mirotvorstva-kitau-v-ukraini.html</text:a>
</text:p>
      <!--NEWS-->
      <text:h text:style-name="P10" text:outline-level="1">
<text:span text:style-name="T4">
Russian army shelled Nikopol late evening yesterday</text:span>
</text:h>
      <text:p text:style-name="P4">
Authors: liveuamap (Language: en)</text:p>
      <text:p text:style-name="P4">
Time: 2023-05-02T01:39:00</text:p>
      <text:p text:style-name="P4">
Location: Zaporizhia (Latitude:47.56471 Longtitude:34.39322)</text:p>
      <text:p text:style-name="P4">
Videos: []</text:p>
      <text:p text:style-name="P4">
Images: []</text:p>
      <text:p text:style-name="P4">
Tags: []</text:p>
      <text:p text:style-name="P4">
ID: 22559861</text:p>
      <!--METADATA-->
      <text:p text:style-name="P4">
Russian army shelled Nikopol late evening yesterday</text:p>
      <text:p text:style-name="P4">
News Collection Link: <text:a xlink:type="simple" xlink:href="https://liveuamap.com/en/2023/2-may-russian-army-shelled-nikopol-late-evening-yesterday" text:style-name="Internet_20_link" text:visited-style-name="Visited_20_Internet_20_Link">
https://liveuamap.com/en/2023/2-may-russian-army-shelled-nikopol-late-evening-yesterday</text:a>
</text:p>
      <text:p text:style-name="P4">
Source: <text:a xlink:type="simple" xlink:href="https://t.me/hyevuy_dnepr/51336" text:style-name="Internet_20_link" text:visited-style-name="Visited_20_Internet_20_Link">
https://t.me/hyevuy_dnepr/51336</text:a>
</text:p>
      <!--NEWS-->
      <text:h text:style-name="P10" text:outline-level="1">
<text:span text:style-name="T4">
Zaporizka Oblast(09:30). Red Alert: aerial threat. Sirens sounding. Take cover now!</text:span>
</text:h>
      <text:p text:style-name="P4">
Authors: liveuamap (Language: en)</text:p>
      <text:p text:style-name="P4">
Time: 2023-05-02T03:32:00</text:p>
      <text:p text:style-name="P4">
Location: Zaporizka Oblast (Latitude:47.611701 Longtitude:35.764011)</text:p>
      <text:p text:style-name="P4">
Videos: []</text:p>
      <text:p text:style-name="P4">
Images: []</text:p>
      <text:p text:style-name="P4">
Tags: ["Europe", "Central and Eastern Europe"]</text:p>
      <text:p text:style-name="P4">
ID: 22559905</text:p>
      <!--METADATA-->
      <text:p text:style-name="P4">
Zaporizka Oblast(09:30). Red Alert: aerial threat. Sirens sounding. Take covernow!</text:p>
      <text:p text:style-name="P4">
News Collection Link: <text:a xlink:type="simple" xlink:href="https://liveuamap.com/en/2023/02-may-zaporizka-oblast0930-red-alert-aerial-g" text:style-name="Internet_20_link" text:visited-style-name="Visited_20_Internet_20_Link">
https://liveuamap.com/en/2023/02-may-zaporizka-oblast0930-red-alert-aerial-g</text:a>
</text:p>
      <text:p text:style-name="P4">
Source: <text:a xlink:type="simple" xlink:href="https://t.me/air_alert_ua/44203" text:style-name="Internet_20_link" text:visited-style-name="Visited_20_Internet_20_Link">
https://t.me/air_alert_ua/44203</text:a>
</text:p>
      <!--NEWS-->
      <text:h text:style-name="P10" text:outline-level="1">
<text:span text:style-name="T4">
Sumska Oblast, Chernihivska Oblast(09:37). Red Alert: aerial threat. Sirens sounding. Take co...</text:span>
</text:h>
      <text:p text:style-name="P4">
Authors: liveuamap (Language: en)</text:p>
      <text:p text:style-name="P4">
Time: 2023-05-02T03:38:00</text:p>
      <text:p text:style-name="P4">
Location: Sumska Oblast (Latitude:50.99972 Longtitude:33.99914)</text:p>
      <text:p text:style-name="P4">
Videos: []</text:p>
      <text:p text:style-name="P4">
Images: []</text:p>
      <text:p text:style-name="P4">
Tags: ["Europe", "Central and Eastern Europe"]</text:p>
      <text:p text:style-name="P4">
ID: 22559920</text:p>
      <!--METADATA-->
      <text:p text:style-name="P4">
Sumska Oblast, Chernihivska Oblast(09:37). Red Alert: aerial threat. Sirenssounding. Take cover now!</text:p>
      <text:p text:style-name="P4">
News Collection Link: <text:a xlink:type="simple" xlink:href="https://liveuamap.com/en/2023/02-may-sumska-oblast-chernihivska-oblast0937-g" text:style-name="Internet_20_link" text:visited-style-name="Visited_20_Internet_20_Link">
https://liveuamap.com/en/2023/02-may-sumska-oblast-chernihivska-oblast0937-g</text:a>
</text:p>
      <text:p text:style-name="P4">
Source: <text:a xlink:type="simple" xlink:href="https://t.me/air_alert_ua/44205" text:style-name="Internet_20_link" text:visited-style-name="Visited_20_Internet_20_Link">
https://t.me/air_alert_ua/44205</text:a>
</text:p>
      <!--NEWS-->
      <text:h text:style-name="P10" text:outline-level="1">
<text:span text:style-name="T4">
Kherson, Khersonska Oblast(09:48). Red Alert: aerial threat. Sirens sounding. Take cover now!</text:span>
</text:h>
      <text:p text:style-name="P4">
Authors: liveuamap (Language: en)</text:p>
      <text:p text:style-name="P4">
Time: 2023-05-02T03:53:00</text:p>
      <text:p text:style-name="P4">
Location: Kherson (Latitude:46.65638 Longtitude:32.61808)</text:p>
      <text:p text:style-name="P4">
Videos: []</text:p>
      <text:p text:style-name="P4">
Images: []</text:p>
      <text:p text:style-name="P4">
Tags: ["Europe", "Central and Eastern Europe"]</text:p>
      <text:p text:style-name="P4">
ID: 22559948</text:p>
      <!--METADATA-->
      <text:p text:style-name="P4">
Kherson, Khersonska Oblast(09:48). Red Alert: aerial threat. Sirens sounding.Take cover now!</text:p>
      <text:p text:style-name="P4">
News Collection Link: <text:a xlink:type="simple" xlink:href="https://liveuamap.com/en/2023/02-may-kherson-khersonska-oblast0948-red-alerg" text:style-name="Internet_20_link" text:visited-style-name="Visited_20_Internet_20_Link">
https://liveuamap.com/en/2023/02-may-kherson-khersonska-oblast0948-red-alerg</text:a>
</text:p>
      <text:p text:style-name="P4">
Source: <text:a xlink:type="simple" xlink:href="https://t.me/air_alert_ua/44206" text:style-name="Internet_20_link" text:visited-style-name="Visited_20_Internet_20_Link">
https://t.me/air_alert_ua/44206</text:a>
</text:p>
      <!--NEWS-->
      <text:h text:style-name="P10" text:outline-level="1">
<text:span text:style-name="T4">
3 Russian servicemen wounded as result of explosion of devices dropped from the drones at Sus...</text:span>
</text:h>
      <text:p text:style-name="P4">
Authors: liveuamap (Language: en)</text:p>
      <text:p text:style-name="P4">
Time: 2023-05-02T04:02:19</text:p>
      <text:p text:style-name="P4">
Location: Bryansk,Bryanskaya oblast' (Latitude:52.73959 Longtitude:33.38496)</text:p>
      <text:p text:style-name="P4">
Videos: []</text:p>
      <text:p text:style-name="P4">
Images: ["<text:a xlink:type="simple" xlink:href="https://liveuamap.com/pics/2023/05/02/22559951_0.png" text:style-name="Internet_20_link" text:visited-style-name="Visited_20_Internet_20_Link">
22559951_0.png</text:a>
"]</text:p>
      <text:p text:style-name="P4">
Tags: ["Russia", "Central and Eastern Europe"]</text:p>
      <text:p text:style-name="P4">
ID: 22559951</text:p>
      <!--METADATA-->
      <text:p text:style-name="P4">
3 Russian servicemen wounded as result of explosion of devices dropped fromthe drones at Sushany village of Klimove district and Valuets of Pochepskdistrict of Briansk region</text:p>
      <text:p text:style-name="P4">
<draw:frame draw:style-name="fr1" draw:name="Image60" text:anchor-type="as-char" svg:width="6.9236in" svg:height="6.070455in" draw:z-index="0">
<draw:image xlink:href="../Images/liveuamap/2023-05-02T04-02-19/22559951_0.png" xlink:type="simple" xlink:show="embed" xlink:actuate="onLoad" draw:mime-type="image/png"/>
</draw:frame>
</text:p>
      <text:p text:style-name="P4">
News Collection Link: <text:a xlink:type="simple" xlink:href="https://liveuamap.com/en/2023/2-may-3-russian-servicemen-wounded-as-result-of-explosion" text:style-name="Internet_20_link" text:visited-style-name="Visited_20_Internet_20_Link">
https://liveuamap.com/en/2023/2-may-3-russian-servicemen-wounded-as-result-of-explosion</text:a>
</text:p>
      <text:p text:style-name="P4">
Source: <text:a xlink:type="simple" xlink:href="https://twitter.com/olehbatkovych/status/1653302664518590467" text:style-name="Internet_20_link" text:visited-style-name="Visited_20_Internet_20_Link">
https://twitter.com/olehbatkovych/status/1653302664518590467</text:a>
</text:p>
      <!--NEWS-->
      <text:h text:style-name="P10" text:outline-level="1">
<text:span text:style-name="T4">
Russian army conducted missile strike at Kramatorsk</text:span>
</text:h>
      <text:p text:style-name="P4">
Authors: liveuamap (Language: en)</text:p>
      <text:p text:style-name="P4">
Time: 2023-05-02T04:08:34</text:p>
      <text:p text:style-name="P4">
Location: Donetsk Oblast (Latitude:48.73649 Longtitude:37.57702)</text:p>
      <text:p text:style-name="P4">
Videos: []</text:p>
      <text:p text:style-name="P4">
Images: ["<text:a xlink:type="simple" xlink:href="https://liveuamap.com/pics/2023/05/02/22559954_0.jpg" text:style-name="Internet_20_link" text:visited-style-name="Visited_20_Internet_20_Link">
22559954_0.jpg</text:a>
", "<text:a xlink:type="simple" xlink:href="https://liveuamap.com/pics/2023/05/02/22559954_1.jpg" text:style-name="Internet_20_link" text:visited-style-name="Visited_20_Internet_20_Link">
22559954_1.jpg</text:a>
", "<text:a xlink:type="simple" xlink:href="https://liveuamap.com/pics/2023/05/02/22559954_2.jpg" text:style-name="Internet_20_link" text:visited-style-name="Visited_20_Internet_20_Link">
22559954_2.jpg</text:a>
", "<text:a xlink:type="simple" xlink:href="https://liveuamap.com/pics/2023/05/02/22559954_3.jpg" text:style-name="Internet_20_link" text:visited-style-name="Visited_20_Internet_20_Link">
22559954_3.jpg</text:a>
", "<text:a xlink:type="simple" xlink:href="https://liveuamap.com/pics/2023/05/02/22559954_4.jpg" text:style-name="Internet_20_link" text:visited-style-name="Visited_20_Internet_20_Link">
22559954_4.jpg</text:a>
"]</text:p>
      <text:p text:style-name="P4">
Tags: ["Europe"]</text:p>
      <text:p text:style-name="P4">
ID: 22559954</text:p>
      <!--METADATA-->
      <text:p text:style-name="P4">
Russian army conducted missile strike at Kramatorsk</text:p>
      <text:p text:style-name="P4">
<draw:frame draw:style-name="fr1" draw:name="Image61" text:anchor-type="as-char" svg:width="6.9236in" svg:height="9.231467in" draw:z-index="0">
<draw:image xlink:href="../Images/liveuamap/2023-05-02T04-08-34/22559954_0.jpg" xlink:type="simple" xlink:show="embed" xlink:actuate="onLoad" draw:mime-type="image/jpeg"/>
</draw:frame>
<draw:frame draw:style-name="fr1" draw:name="Image62" text:anchor-type="as-char" svg:width="6.9236in" svg:height="9.231467in" draw:z-index="0">
<draw:image xlink:href="../Images/liveuamap/2023-05-02T04-08-34/22559954_1.jpg" xlink:type="simple" xlink:show="embed" xlink:actuate="onLoad" draw:mime-type="image/jpeg"/>
</draw:frame>
<draw:frame draw:style-name="fr1" draw:name="Image63" text:anchor-type="as-char" svg:width="6.9236in" svg:height="9.231467in" draw:z-index="0">
<draw:image xlink:href="../Images/liveuamap/2023-05-02T04-08-34/22559954_2.jpg" xlink:type="simple" xlink:show="embed" xlink:actuate="onLoad" draw:mime-type="image/jpeg"/>
</draw:frame>
<draw:frame draw:style-name="fr1" draw:name="Image64" text:anchor-type="as-char" svg:width="6.9236in" svg:height="9.231467in" draw:z-index="0">
<draw:image xlink:href="../Images/liveuamap/2023-05-02T04-08-34/22559954_3.jpg" xlink:type="simple" xlink:show="embed" xlink:actuate="onLoad" draw:mime-type="image/jpeg"/>
</draw:frame>
<draw:frame draw:style-name="fr1" draw:name="Image65" text:anchor-type="as-char" svg:width="6.9236in" svg:height="9.231467in" draw:z-index="0">
<draw:image xlink:href="../Images/liveuamap/2023-05-02T04-08-34/22559954_4.jpg" xlink:type="simple" xlink:show="embed" xlink:actuate="onLoad" draw:mime-type="image/jpeg"/>
</draw:frame>
</text:p>
      <text:p text:style-name="P4">
News Collection Link: <text:a xlink:type="simple" xlink:href="https://liveuamap.com/en/2023/2-may-russian-army-conducted-missile-strike-at-kramatorsk" text:style-name="Internet_20_link" text:visited-style-name="Visited_20_Internet_20_Link">
https://liveuamap.com/en/2023/2-may-russian-army-conducted-missile-strike-at-kramatorsk</text:a>
</text:p>
      <text:p text:style-name="P4">
Source: <text:a xlink:type="simple" xlink:href="https://t.me/pavlokyrylenko_donoda/7775" text:style-name="Internet_20_link" text:visited-style-name="Visited_20_Internet_20_Link">
https://t.me/pavlokyrylenko_donoda/7775</text:a>
</text:p>
      <!--NEWS-->
      <text:h text:style-name="P10" text:outline-level="1">
<text:span text:style-name="T4">
Sumska Oblast, Poltavska Oblast, Zaporizka Oblast, Donetsk Oblast(12:31). Red Alert: aerial t...</text:span>
</text:h>
      <text:p text:style-name="P4">
Authors: liveuamap (Language: en)</text:p>
      <text:p text:style-name="P4">
Time: 2023-05-02T06:31:00</text:p>
      <text:p text:style-name="P4">
Location: Sumska Oblast (Latitude:51.00000000 Longtitude:34.00000000)</text:p>
      <text:p text:style-name="P4">
Videos: []</text:p>
      <text:p text:style-name="P4">
Images: []</text:p>
      <text:p text:style-name="P4">
Tags: ["Europe", "Central and Eastern Europe"]</text:p>
      <text:p text:style-name="P4">
ID: 22559967</text:p>
      <!--METADATA-->
      <text:p text:style-name="P4">
Sumska Oblast, Poltavska Oblast, Zaporizka Oblast, Donetsk Oblast(12:31). RedAlert: aerial threat. Sirens sounding. Take cover now!</text:p>
      <text:p text:style-name="P4">
News Collection Link: <text:a xlink:type="simple" xlink:href="https://liveuamap.com/en/2023/02-may-sumska-oblast-poltavska-oblast-zaporizg" text:style-name="Internet_20_link" text:visited-style-name="Visited_20_Internet_20_Link">
https://liveuamap.com/en/2023/02-may-sumska-oblast-poltavska-oblast-zaporizg</text:a>
</text:p>
      <text:p text:style-name="P4">
Source: <text:a xlink:type="simple" xlink:href="https://t.me/air_alert_ua/44216" text:style-name="Internet_20_link" text:visited-style-name="Visited_20_Internet_20_Link">
https://t.me/air_alert_ua/44216</text:a>
</text:p>
      <!--NEWS-->
      <text:h text:style-name="P10" text:outline-level="1">
<text:span text:style-name="T4">
Kharkiv, Kharkivska Oblast(12:31). Red Alert: aerial threat. Sirens sounding. Take cover now!</text:span>
</text:h>
      <text:p text:style-name="P4">
Authors: liveuamap (Language: en)</text:p>
      <text:p text:style-name="P4">
Time: 2023-05-02T06:32:00</text:p>
      <text:p text:style-name="P4">
Location: Kharkiv (Latitude:49.9812 Longtitude:36.25223)</text:p>
      <text:p text:style-name="P4">
Videos: []</text:p>
      <text:p text:style-name="P4">
Images: []</text:p>
      <text:p text:style-name="P4">
Tags: ["Europe", "Central and Eastern Europe"]</text:p>
      <text:p text:style-name="P4">
ID: 22559968</text:p>
      <!--METADATA-->
      <text:p text:style-name="P4">
Kharkiv, Kharkivska Oblast(12:31). Red Alert: aerial threat. Sirens sounding.Take cover now!</text:p>
      <text:p text:style-name="P4">
News Collection Link: <text:a xlink:type="simple" xlink:href="https://liveuamap.com/en/2023/02-may-kharkiv-kharkivska-oblast1231-red-alerg" text:style-name="Internet_20_link" text:visited-style-name="Visited_20_Internet_20_Link">
https://liveuamap.com/en/2023/02-may-kharkiv-kharkivska-oblast1231-red-alerg</text:a>
</text:p>
      <text:p text:style-name="P4">
Source: <text:a xlink:type="simple" xlink:href="https://t.me/suspilnekharkiv/24431" text:style-name="Internet_20_link" text:visited-style-name="Visited_20_Internet_20_Link">
https://t.me/suspilnekharkiv/24431</text:a>
</text:p>
      <!--NEWS-->
      <text:h text:style-name="P10" text:outline-level="1">
<text:span text:style-name="T4">
1 person killed, 4 wounded as result of shelling in Bilozerka community of Kherson region</text:span>
</text:h>
      <text:p text:style-name="P4">
Authors: liveuamap (Language: en)</text:p>
      <text:p text:style-name="P4">
Time: 2023-05-02T06:39:20</text:p>
      <text:p text:style-name="P4">
Location: Kherson (Latitude:46.62421 Longtitude:32.43851)</text:p>
      <text:p text:style-name="P4">
Videos: []</text:p>
      <text:p text:style-name="P4">
Images: []</text:p>
      <text:p text:style-name="P4">
Tags: ["Europe", "Central and Eastern Europe"]</text:p>
      <text:p text:style-name="P4">
ID: 22559969</text:p>
      <!--METADATA-->
      <text:p text:style-name="P4">
1 person killed, 4 wounded as result of shelling in Bilozerka community ofKherson region</text:p>
      <text:p text:style-name="P4">
News Collection Link: <text:a xlink:type="simple" xlink:href="https://liveuamap.com/en/2023/2-may-1-person-killed-4-wounded-as-result-of-shelling-in" text:style-name="Internet_20_link" text:visited-style-name="Visited_20_Internet_20_Link">
https://liveuamap.com/en/2023/2-may-1-person-killed-4-wounded-as-result-of-shelling-in</text:a>
</text:p>
      <text:p text:style-name="P4">
Source: <text:a xlink:type="simple" xlink:href="https://t.me/channel24_ua/86665" text:style-name="Internet_20_link" text:visited-style-name="Visited_20_Internet_20_Link">
https://t.me/channel24_ua/86665</text:a>
</text:p>
      <!--NEWS-->
      <text:h text:style-name="P10" text:outline-level="1">
<text:span text:style-name="T4">
Deputy commander of occupational police in Zaporizhzhia region wounded as result of explosion...</text:span>
</text:h>
      <text:p text:style-name="P4">
Authors: liveuamap (Language: en)</text:p>
      <text:p text:style-name="P4">
Time: 2023-05-02T07:55:09</text:p>
      <text:p text:style-name="P4">
Location: Melitopol',Zaporizhia Oblast (Latitude:46.85655 Longtitude:35.37014)</text:p>
      <text:p text:style-name="P4">
Videos: []</text:p>
      <text:p text:style-name="P4">
Images: []</text:p>
      <text:p text:style-name="P4">
Tags: []</text:p>
      <text:p text:style-name="P4">
ID: 22559972</text:p>
      <!--METADATA-->
      <text:p text:style-name="P4">
Deputy commander of occupational police in Zaporizhzhia region wounded asresult of explosion in Melitopol</text:p>
      <text:p text:style-name="P4">
News Collection Link: <text:a xlink:type="simple" xlink:href="https://liveuamap.com/en/2023/2-may-deputy-commander-of-occupational-police-in-zaporizhzhia" text:style-name="Internet_20_link" text:visited-style-name="Visited_20_Internet_20_Link">
https://liveuamap.com/en/2023/2-may-deputy-commander-of-occupational-police-in-zaporizhzhia</text:a>
</text:p>
      <text:p text:style-name="P4">
Source: <text:a xlink:type="simple" xlink:href="https://t.me/rusbrief/113602" text:style-name="Internet_20_link" text:visited-style-name="Visited_20_Internet_20_Link">
https://t.me/rusbrief/113602</text:a>
</text:p>
      <!--NEWS-->
      <text:h text:style-name="P10" text:outline-level="1">
<text:span text:style-name="T4">
Zaporizka Oblast(14:32). Red Alert: aerial threat. Sirens sounding. Take cover now!</text:span>
</text:h>
      <text:p text:style-name="P4">
Authors: liveuamap (Language: en)</text:p>
      <text:p text:style-name="P4">
Time: 2023-05-02T08:32:00</text:p>
      <text:p text:style-name="P4">
Location: Zaporizka Oblast (Latitude:47.611311 Longtitude:35.765721)</text:p>
      <text:p text:style-name="P4">
Videos: []</text:p>
      <text:p text:style-name="P4">
Images: []</text:p>
      <text:p text:style-name="P4">
Tags: ["Europe", "Central and Eastern Europe"]</text:p>
      <text:p text:style-name="P4">
ID: 22559973</text:p>
      <!--METADATA-->
      <text:p text:style-name="P4">
Zaporizka Oblast(14:32). Red Alert: aerial threat. Sirens sounding. Take covernow!</text:p>
      <text:p text:style-name="P4">
News Collection Link: <text:a xlink:type="simple" xlink:href="https://liveuamap.com/en/2023/02-may-zaporizka-oblast1432-red-alert-aerial-g" text:style-name="Internet_20_link" text:visited-style-name="Visited_20_Internet_20_Link">
https://liveuamap.com/en/2023/02-may-zaporizka-oblast1432-red-alert-aerial-g</text:a>
</text:p>
      <text:p text:style-name="P4">
Source: <text:a xlink:type="simple" xlink:href="https://t.me/suspilnezaporizhzhya/12533" text:style-name="Internet_20_link" text:visited-style-name="Visited_20_Internet_20_Link">
https://t.me/suspilnezaporizhzhya/12533</text:a>
</text:p>
      <!--NEWS-->
      <text:h text:style-name="P10" text:outline-level="1">
<text:span text:style-name="T4">
Dnipro, Dnipropetrovska Oblast(14:31). Red Alert: aerial threat. Sirens sounding. Take cover ...</text:span>
</text:h>
      <text:p text:style-name="P4">
Authors: liveuamap (Language: en)</text:p>
      <text:p text:style-name="P4">
Time: 2023-05-02T08:33:00</text:p>
      <text:p text:style-name="P4">
Location: Dnipro (Latitude:48.4597 Longtitude:35.03937)</text:p>
      <text:p text:style-name="P4">
Videos: []</text:p>
      <text:p text:style-name="P4">
Images: []</text:p>
      <text:p text:style-name="P4">
Tags: ["Europe", "Central and Eastern Europe"]</text:p>
      <text:p text:style-name="P4">
ID: 22559975</text:p>
      <!--METADATA-->
      <text:p text:style-name="P4">
Dnipro, Dnipropetrovska Oblast(14:31). Red Alert: aerial threat. Sirenssounding. Take cover now!</text:p>
      <text:p text:style-name="P4">
News Collection Link: <text:a xlink:type="simple" xlink:href="https://liveuamap.com/en/2023/02-may-dnipro-dnipropetrovska-oblast1431-red-g" text:style-name="Internet_20_link" text:visited-style-name="Visited_20_Internet_20_Link">
https://liveuamap.com/en/2023/02-may-dnipro-dnipropetrovska-oblast1431-red-g</text:a>
</text:p>
      <text:p text:style-name="P4">
Source: <text:a xlink:type="simple" xlink:href="https://t.me/suspilnednipro/14971" text:style-name="Internet_20_link" text:visited-style-name="Visited_20_Internet_20_Link">
https://t.me/suspilnednipro/14971</text:a>
</text:p>
      <!--NEWS-->
      <text:h text:style-name="P10" text:outline-level="1">
<text:span text:style-name="T4">
Kirovohradska Oblast, Mykolaiv, Mykolayivska Oblast, Kherson, Khersonska Oblast(14:33). Red A...</text:span>
</text:h>
      <text:p text:style-name="P4">
Authors: liveuamap (Language: en)</text:p>
      <text:p text:style-name="P4">
Time: 2023-05-02T08:34:00</text:p>
      <text:p text:style-name="P4">
Location: Kirovohradska Oblast (Latitude:48.50000000 Longtitude:32.00000000)</text:p>
      <text:p text:style-name="P4">
Videos: []</text:p>
      <text:p text:style-name="P4">
Images: []</text:p>
      <text:p text:style-name="P4">
Tags: ["Europe", "Central and Eastern Europe"]</text:p>
      <text:p text:style-name="P4">
ID: 22559976</text:p>
      <!--METADATA-->
      <text:p text:style-name="P4">
Kirovohradska Oblast, Mykolaiv, Mykolayivska Oblast, Kherson, KhersonskaOblast(14:33). Red Alert: aerial threat. Sirens sounding. Take cover now!</text:p>
      <text:p text:style-name="P4">
News Collection Link: <text:a xlink:type="simple" xlink:href="https://liveuamap.com/en/2023/02-may-kirovohradska-oblast-mykolaiv-mykolayig" text:style-name="Internet_20_link" text:visited-style-name="Visited_20_Internet_20_Link">
https://liveuamap.com/en/2023/02-may-kirovohradska-oblast-mykolaiv-mykolayig</text:a>
</text:p>
      <text:p text:style-name="P4">
Source: <text:a xlink:type="simple" xlink:href="https://t.me/air_alert_ua/44229" text:style-name="Internet_20_link" text:visited-style-name="Visited_20_Internet_20_Link">
https://t.me/air_alert_ua/44229</text:a>
</text:p>
      <!--NEWS-->
      <text:h text:style-name="P10" text:outline-level="1">
<text:span text:style-name="T4">
Russian airplanes dropped 2 guided bombs at the island near Veletenske village, killing 3 and...</text:span>
</text:h>
      <text:p text:style-name="P4">
Authors: liveuamap (Language: en)</text:p>
      <text:p text:style-name="P4">
Time: 2023-05-02T08:39:59</text:p>
      <text:p text:style-name="P4">
Location: Ukraine (Latitude:46.56133 Longtitude:32.3935)</text:p>
      <text:p text:style-name="P4">
Videos: []</text:p>
      <text:p text:style-name="P4">
Images: []</text:p>
      <text:p text:style-name="P4">
Tags: ["Europe", "Central and Eastern Europe"]</text:p>
      <text:p text:style-name="P4">
ID: 22559977</text:p>
      <!--METADATA-->
      <text:p text:style-name="P4">
Russian airplanes dropped 2 guided bombs at the island near Veletenskevillage, killing 3 and wounding 5</text:p>
      <text:p text:style-name="P4">
News Collection Link: <text:a xlink:type="simple" xlink:href="https://liveuamap.com/en/2023/2-may-russian-airplanes-dropped-2-guided-bombs-at-the-island" text:style-name="Internet_20_link" text:visited-style-name="Visited_20_Internet_20_Link">
https://liveuamap.com/en/2023/2-may-russian-airplanes-dropped-2-guided-bombs-at-the-island</text:a>
</text:p>
      <text:p text:style-name="P4">
Source: <text:a xlink:type="simple" xlink:href="https://t.me/babel/31796" text:style-name="Internet_20_link" text:visited-style-name="Visited_20_Internet_20_Link">
https://t.me/babel/31796</text:a>
</text:p>
      <!--NEWS-->
      <text:h text:style-name="P10" text:outline-level="1">
<text:span text:style-name="T4">
Explosions were reported in Zaporizhzhia</text:span>
</text:h>
      <text:p text:style-name="P4">
Authors: liveuamap (Language: en)</text:p>
      <text:p text:style-name="P4">
Time: 2023-05-02T08:41:20</text:p>
      <text:p text:style-name="P4">
Location: Zaporizhzhia (Latitude:47.83574 Longtitude:35.09668)</text:p>
      <text:p text:style-name="P4">
Videos: []</text:p>
      <text:p text:style-name="P4">
Images: []</text:p>
      <text:p text:style-name="P4">
Tags: ["Europe", "Central and Eastern Europe"]</text:p>
      <text:p text:style-name="P4">
ID: 22559978</text:p>
      <!--METADATA-->
      <text:p text:style-name="P4">
Explosions were reported in Zaporizhzhia</text:p>
      <text:p text:style-name="P4">
News Collection Link: <text:a xlink:type="simple" xlink:href="https://liveuamap.com/en/2023/2-may-explosions-were-reported-in-zaporizhzhia" text:style-name="Internet_20_link" text:visited-style-name="Visited_20_Internet_20_Link">
https://liveuamap.com/en/2023/2-may-explosions-were-reported-in-zaporizhzhia</text:a>
</text:p>
      <text:p text:style-name="P4">
Source: <text:a xlink:type="simple" xlink:href="https://t.me/suspilnezaporizhzhya/12532" text:style-name="Internet_20_link" text:visited-style-name="Visited_20_Internet_20_Link">
https://t.me/suspilnezaporizhzhya/12532</text:a>
</text:p>
      <!--NEWS-->
      <text:h text:style-name="P10" text:outline-level="1">
<text:span text:style-name="T4">
Air defense is active in South-Western Crimea</text:span>
</text:h>
      <text:p text:style-name="P4">
Authors: liveuamap (Language: en)</text:p>
      <text:p text:style-name="P4">
Time: 2023-05-02T08:49:55</text:p>
      <text:p text:style-name="P4">
Location: Crimea (Latitude:44.8388 Longtitude:33.55873)</text:p>
      <text:p text:style-name="P4">
Videos: []</text:p>
      <text:p text:style-name="P4">
Images: ["<text:a xlink:type="simple" xlink:href="https://liveuamap.com/pics/2023/05/02/22559984_0.jpg" text:style-name="Internet_20_link" text:visited-style-name="Visited_20_Internet_20_Link">
22559984_0.jpg</text:a>
"]</text:p>
      <text:p text:style-name="P4">
Tags: ["Europe", "Central and Eastern Europe"]</text:p>
      <text:p text:style-name="P4">
ID: 22559984</text:p>
      <!--METADATA-->
      <text:p text:style-name="P4">
Air defense is active in South-Western Crimea</text:p>
      <text:p text:style-name="P4">
<draw:frame draw:style-name="fr1" draw:name="Image66" text:anchor-type="as-char" svg:width="6.9236in" svg:height="6.9236in" draw:z-index="0">
<draw:image xlink:href="../Images/liveuamap/2023-05-02T08-49-55/22559984_0.jpg" xlink:type="simple" xlink:show="embed" xlink:actuate="onLoad" draw:mime-type="image/jpeg"/>
</draw:frame>
</text:p>
      <text:p text:style-name="P4">
News Collection Link: <text:a xlink:type="simple" xlink:href="https://liveuamap.com/en/2023/2-may-air-defense-is-active-in-southwestern-crimea" text:style-name="Internet_20_link" text:visited-style-name="Visited_20_Internet_20_Link">
https://liveuamap.com/en/2023/2-may-air-defense-is-active-in-southwestern-crimea</text:a>
</text:p>
      <text:p text:style-name="P4">
Source: <text:a xlink:type="simple" xlink:href="https://t.me/huyovy_kharkiv/108012" text:style-name="Internet_20_link" text:visited-style-name="Visited_20_Internet_20_Link">
https://t.me/huyovy_kharkiv/108012</text:a>
</text:p>
      <!--NEWS-->
      <text:h text:style-name="P10" text:outline-level="1">
<text:span text:style-name="T4">
Ukrainian Parliament extended Martial law and general mobilisation for another 90 days</text:span>
</text:h>
      <text:p text:style-name="P4">
Authors: liveuamap (Language: en)</text:p>
      <text:p text:style-name="P4">
Time: 2023-05-02T09:04:04</text:p>
      <text:p text:style-name="P4">
Location: Kyiv, Kyiv city (Latitude:50.4458 Longtitude:30.5373)</text:p>
      <text:p text:style-name="P4">
Videos: []</text:p>
      <text:p text:style-name="P4">
Images: []</text:p>
      <text:p text:style-name="P4">
Tags: ["Europe", "Central and Eastern Europe"]</text:p>
      <text:p text:style-name="P4">
ID: 22559985</text:p>
      <!--METADATA-->
      <text:p text:style-name="P4">
Ukrainian Parliament extended Martial law and general mobilisation for another90 days</text:p>
      <text:p text:style-name="P4">
News Collection Link: <text:a xlink:type="simple" xlink:href="https://liveuamap.com/en/2023/2-may-ukrainian-parliament-extended-martial-law-and-general" text:style-name="Internet_20_link" text:visited-style-name="Visited_20_Internet_20_Link">
https://liveuamap.com/en/2023/2-may-ukrainian-parliament-extended-martial-law-and-general</text:a>
</text:p>
      <text:p text:style-name="P4">
Source: <text:a xlink:type="simple" xlink:href="https://t.me/ukrinform_news/97788" text:style-name="Internet_20_link" text:visited-style-name="Visited_20_Internet_20_Link">
https://t.me/ukrinform_news/97788</text:a>
</text:p>
      <!--NEWS-->
      <text:h text:style-name="P10" text:outline-level="1">
<text:span text:style-name="T4">
Donetsk Oblast, Zaporizka Oblast(15:41). Red Alert: aerial threat. Sirens sounding. Take cove...</text:span>
</text:h>
      <text:p text:style-name="P4">
Authors: liveuamap (Language: en)</text:p>
      <text:p text:style-name="P4">
Time: 2023-05-02T09:41:00</text:p>
      <text:p text:style-name="P4">
Location: Donetsk Oblast (Latitude:48.72807 Longtitude:37.57828)</text:p>
      <text:p text:style-name="P4">
Videos: []</text:p>
      <text:p text:style-name="P4">
Images: []</text:p>
      <text:p text:style-name="P4">
Tags: ["Europe", "Central and Eastern Europe"]</text:p>
      <text:p text:style-name="P4">
ID: 22559986</text:p>
      <!--METADATA-->
      <text:p text:style-name="P4">
Donetsk Oblast, Zaporizka Oblast(15:41). Red Alert: aerial threat. Sirenssounding. Take cover now!</text:p>
      <text:p text:style-name="P4">
News Collection Link: <text:a xlink:type="simple" xlink:href="https://liveuamap.com/en/2023/02-may-donetsk-oblast-zaporizka-oblast1541-reg" text:style-name="Internet_20_link" text:visited-style-name="Visited_20_Internet_20_Link">
https://liveuamap.com/en/2023/02-may-donetsk-oblast-zaporizka-oblast1541-reg</text:a>
</text:p>
      <text:p text:style-name="P4">
Source: <text:a xlink:type="simple" xlink:href="https://t.me/air_alert_ua/44239" text:style-name="Internet_20_link" text:visited-style-name="Visited_20_Internet_20_Link">
https://t.me/air_alert_ua/44239</text:a>
</text:p>
      <!--NEWS-->
      <text:h text:style-name="P10" text:outline-level="1">
<text:span text:style-name="T4">
Explosions were reported in Sevastopol, according to occupational authorities due to the trai...</text:span>
</text:h>
      <text:p text:style-name="P4">
Authors: liveuamap (Language: en)</text:p>
      <text:p text:style-name="P4">
Time: 2023-05-02T12:54:53</text:p>
      <text:p text:style-name="P4">
Location: Sevastopol (Latitude:44.76937 Longtitude:33.59756)</text:p>
      <text:p text:style-name="P4">
Videos: []</text:p>
      <text:p text:style-name="P4">
Images: ["<text:a xlink:type="simple" xlink:href="https://liveuamap.com/pics/2023/05/02/22560045_0.jpg" text:style-name="Internet_20_link" text:visited-style-name="Visited_20_Internet_20_Link">
22560045_0.jpg</text:a>
"]</text:p>
      <text:p text:style-name="P4">
Tags: ["Europe", "Central and Eastern Europe"]</text:p>
      <text:p text:style-name="P4">
ID: 22560045</text:p>
      <!--METADATA-->
      <text:p text:style-name="P4">
Explosions were reported in Sevastopol, according to occupational authoritiesdue to the training of air defense</text:p>
      <text:p text:style-name="P4">
<draw:frame draw:style-name="fr1" draw:name="Image67" text:anchor-type="as-char" svg:width="6.9236in" svg:height="9.231467in" draw:z-index="0">
<draw:image xlink:href="../Images/liveuamap/2023-05-02T12-54-53/22560045_0.jpg" xlink:type="simple" xlink:show="embed" xlink:actuate="onLoad" draw:mime-type="image/jpeg"/>
</draw:frame>
</text:p>
      <text:p text:style-name="P4">
News Collection Link: <text:a xlink:type="simple" xlink:href="https://liveuamap.com/en/2023/2-may-explosions-were-reported-in-sevastopol-according-to" text:style-name="Internet_20_link" text:visited-style-name="Visited_20_Internet_20_Link">
https://liveuamap.com/en/2023/2-may-explosions-were-reported-in-sevastopol-according-to</text:a>
</text:p>
      <text:p text:style-name="P4">
Source: <text:a xlink:type="simple" xlink:href="https://t.me/Tsaplienko/30948" text:style-name="Internet_20_link" text:visited-style-name="Visited_20_Internet_20_Link">
https://t.me/Tsaplienko/30948</text:a>
</text:p>
      <!--NEWS-->
      <text:h text:style-name="P10" text:outline-level="1">
<text:span text:style-name="T4">
Russian army shelled Nikopol district 4 times today, used drones against Marhanets community</text:span>
</text:h>
      <text:p text:style-name="P4">
Authors: liveuamap (Language: en)</text:p>
      <text:p text:style-name="P4">
Time: 2023-05-02T13:06:34</text:p>
      <text:p text:style-name="P4">
Location: Marhanets (Latitude:47.64596 Longtitude:34.64264)</text:p>
      <text:p text:style-name="P4">
Videos: []</text:p>
      <text:p text:style-name="P4">
Images: ["<text:a xlink:type="simple" xlink:href="https://liveuamap.com/pics/2023/05/02/22560051_0.jpg" text:style-name="Internet_20_link" text:visited-style-name="Visited_20_Internet_20_Link">
22560051_0.jpg</text:a>
"]</text:p>
      <text:p text:style-name="P4">
Tags: ["Europe", "Central and Eastern Europe"]</text:p>
      <text:p text:style-name="P4">
ID: 22560051</text:p>
      <!--METADATA-->
      <text:p text:style-name="P4">
Russian army shelled Nikopol district 4 times today, used drones againstMarhanets community</text:p>
      <text:p text:style-name="P4">
<draw:frame draw:style-name="fr1" draw:name="Image68" text:anchor-type="as-char" svg:width="6.9236in" svg:height="5.772552in" draw:z-index="0">
<draw:image xlink:href="../Images/liveuamap/2023-05-02T13-06-34/22560051_0.jpg" xlink:type="simple" xlink:show="embed" xlink:actuate="onLoad" draw:mime-type="image/jpeg"/>
</draw:frame>
</text:p>
      <text:p text:style-name="P4">
News Collection Link: <text:a xlink:type="simple" xlink:href="https://liveuamap.com/en/2023/2-may-russian-army-shelled-nikopol-district-4-times-today" text:style-name="Internet_20_link" text:visited-style-name="Visited_20_Internet_20_Link">
https://liveuamap.com/en/2023/2-may-russian-army-shelled-nikopol-district-4-times-today</text:a>
</text:p>
      <text:p text:style-name="P4">
Source: <text:a xlink:type="simple" xlink:href="https://t.me/hyevuy_dnepr/51387" text:style-name="Internet_20_link" text:visited-style-name="Visited_20_Internet_20_Link">
https://t.me/hyevuy_dnepr/51387</text:a>
</text:p>
      <!--NEWS-->
      <text:h text:style-name="P10" text:outline-level="1">
<text:span text:style-name="T4">
Freight train derailed in Briansk region of Russia in a suspected saboteur attack</text:span>
</text:h>
      <text:p text:style-name="P4">
Authors: liveuamap (Language: en)</text:p>
      <text:p text:style-name="P4">
Time: 2023-05-02T14:17:52</text:p>
      <text:p text:style-name="P4">
Location: Briansk (Latitude:53.21353 Longtitude:34.50377)</text:p>
      <text:p text:style-name="P4">
Videos: []</text:p>
      <text:p text:style-name="P4">
Images: ["<text:a xlink:type="simple" xlink:href="https://liveuamap.com/pics/2023/05/02/22560070_0.jpg" text:style-name="Internet_20_link" text:visited-style-name="Visited_20_Internet_20_Link">
22560070_0.jpg</text:a>
"]</text:p>
      <text:p text:style-name="P4">
Tags: ["Russia"]</text:p>
      <text:p text:style-name="P4">
ID: 22560070</text:p>
      <!--METADATA-->
      <text:p text:style-name="P4">
Freight train derailed in Briansk region of Russia in a suspected saboteurattack</text:p>
      <text:p text:style-name="P4">
<draw:frame draw:style-name="fr1" draw:name="Image69" text:anchor-type="as-char" svg:width="6.9236in" svg:height="9.768748in" draw:z-index="0">
<draw:image xlink:href="../Images/liveuamap/2023-05-02T14-17-52/22560070_0.jpg" xlink:type="simple" xlink:show="embed" xlink:actuate="onLoad" draw:mime-type="image/jpeg"/>
</draw:frame>
</text:p>
      <text:p text:style-name="P4">
News Collection Link: <text:a xlink:type="simple" xlink:href="https://liveuamap.com/en/2023/2-may-freight-train-derailed-in-briansk-region-of-russia" text:style-name="Internet_20_link" text:visited-style-name="Visited_20_Internet_20_Link">
https://liveuamap.com/en/2023/2-may-freight-train-derailed-in-briansk-region-of-russia</text:a>
</text:p>
      <text:p text:style-name="P4">
Source: <text:a xlink:type="simple" xlink:href="https://t.me/ENews112/13685" text:style-name="Internet_20_link" text:visited-style-name="Visited_20_Internet_20_Link">
https://t.me/ENews112/13685</text:a>
</text:p>
      <!--NEWS-->
      <text:h text:style-name="P10" text:outline-level="1">
<text:span text:style-name="T4">
Chernihivska Oblast, Sumska Oblast(20:51). Red Alert: aerial threat. Sirens sounding. Take co...</text:span>
</text:h>
      <text:p text:style-name="P4">
Authors: liveuamap (Language: en)</text:p>
      <text:p text:style-name="P4">
Time: 2023-05-02T14:53:00</text:p>
      <text:p text:style-name="P4">
Location: Chernihivska Oblast (Latitude:51.33288 Longtitude:32.0009)</text:p>
      <text:p text:style-name="P4">
Videos: []</text:p>
      <text:p text:style-name="P4">
Images: []</text:p>
      <text:p text:style-name="P4">
Tags: ["Europe", "Central and Eastern Europe"]</text:p>
      <text:p text:style-name="P4">
ID: 22560077</text:p>
      <!--METADATA-->
      <text:p text:style-name="P4">
Chernihivska Oblast, Sumska Oblast(20:51). Red Alert: aerial threat. Sirenssounding. Take cover now!</text:p>
      <text:p text:style-name="P4">
News Collection Link: <text:a xlink:type="simple" xlink:href="https://liveuamap.com/en/2023/02-may-chernihivska-oblast-sumska-oblast2051-g" text:style-name="Internet_20_link" text:visited-style-name="Visited_20_Internet_20_Link">
https://liveuamap.com/en/2023/02-may-chernihivska-oblast-sumska-oblast2051-g</text:a>
</text:p>
      <text:p text:style-name="P4">
Source: <text:a xlink:type="simple" xlink:href="https://t.me/air_alert_ua/44247" text:style-name="Internet_20_link" text:visited-style-name="Visited_20_Internet_20_Link">
https://t.me/air_alert_ua/44247</text:a>
</text:p>
      <!--NEWS-->
      <text:h text:style-name="P10" text:outline-level="1">
<text:span text:style-name="T4">
Zaporizka Oblast(21:27). Red Alert: aerial threat. Sirens sounding. Take cover now!</text:span>
</text:h>
      <text:p text:style-name="P4">
Authors: liveuamap (Language: en)</text:p>
      <text:p text:style-name="P4">
Time: 2023-05-02T15:28:00</text:p>
      <text:p text:style-name="P4">
Location: Zaporizka Oblast (Latitude:47.612021 Longtitude:35.765261)</text:p>
      <text:p text:style-name="P4">
Videos: []</text:p>
      <text:p text:style-name="P4">
Images: []</text:p>
      <text:p text:style-name="P4">
Tags: ["Europe", "Central and Eastern Europe"]</text:p>
      <text:p text:style-name="P4">
ID: 22560080</text:p>
      <!--METADATA-->
      <text:p text:style-name="P4">
Zaporizka Oblast(21:27). Red Alert: aerial threat. Sirens sounding. Take covernow!</text:p>
      <text:p text:style-name="P4">
News Collection Link: <text:a xlink:type="simple" xlink:href="https://liveuamap.com/en/2023/02-may-zaporizka-oblast2127-red-alert-aerial-g" text:style-name="Internet_20_link" text:visited-style-name="Visited_20_Internet_20_Link">
https://liveuamap.com/en/2023/02-may-zaporizka-oblast2127-red-alert-aerial-g</text:a>
</text:p>
      <text:p text:style-name="P4">
Source: <text:a xlink:type="simple" xlink:href="https://t.me/air_alert_ua/44249" text:style-name="Internet_20_link" text:visited-style-name="Visited_20_Internet_20_Link">
https://t.me/air_alert_ua/44249</text:a>
</text:p>
      <!--NEWS-->
      <text:h text:style-name="P10" text:outline-level="1">
<text:span text:style-name="T4">
Dnipro, Dnipropetrovska Oblast(21:47). Red Alert: aerial threat. Sirens sounding. Take cover ...</text:span>
</text:h>
      <text:p text:style-name="P4">
Authors: liveuamap (Language: en)</text:p>
      <text:p text:style-name="P4">
Time: 2023-05-02T15:47:00</text:p>
      <text:p text:style-name="P4">
Location: Dnipro (Latitude:48.45877 Longtitude:35.038)</text:p>
      <text:p text:style-name="P4">
Videos: []</text:p>
      <text:p text:style-name="P4">
Images: []</text:p>
      <text:p text:style-name="P4">
Tags: ["Europe", "Central and Eastern Europe"]</text:p>
      <text:p text:style-name="P4">
ID: 22560081</text:p>
      <!--METADATA-->
      <text:p text:style-name="P4">
Dnipro, Dnipropetrovska Oblast(21:47). Red Alert: aerial threat. Sirenssounding. Take cover now!</text:p>
      <text:p text:style-name="P4">
News Collection Link: <text:a xlink:type="simple" xlink:href="https://liveuamap.com/en/2023/02-may-dnipro-dnipropetrovska-oblast2147-red-g" text:style-name="Internet_20_link" text:visited-style-name="Visited_20_Internet_20_Link">
https://liveuamap.com/en/2023/02-may-dnipro-dnipropetrovska-oblast2147-red-g</text:a>
</text:p>
      <text:p text:style-name="P4">
Source: <text:a xlink:type="simple" xlink:href="https://t.me/suspilnednipro/14986" text:style-name="Internet_20_link" text:visited-style-name="Visited_20_Internet_20_Link">
https://t.me/suspilnednipro/14986</text:a>
</text:p>
      <!--NEWS-->
      <text:h text:style-name="P10" text:outline-level="1">
<text:span text:style-name="T4">
Chernihivska Oblast(21:48). Red Alert: aerial threat. Sirens sounding. Take cover now!</text:span>
</text:h>
      <text:p text:style-name="P4">
Authors: liveuamap (Language: en)</text:p>
      <text:p text:style-name="P4">
Time: 2023-05-02T15:49:00</text:p>
      <text:p text:style-name="P4">
Location: Chernihivska Oblast (Latitude:51.33419 Longtitude:31.99989)</text:p>
      <text:p text:style-name="P4">
Videos: []</text:p>
      <text:p text:style-name="P4">
Images: []</text:p>
      <text:p text:style-name="P4">
Tags: ["Europe", "Central and Eastern Europe"]</text:p>
      <text:p text:style-name="P4">
ID: 22560082</text:p>
      <!--METADATA-->
      <text:p text:style-name="P4">
Chernihivska Oblast(21:48). Red Alert: aerial threat. Sirens sounding. Takecover now!</text:p>
      <text:p text:style-name="P4">
News Collection Link: <text:a xlink:type="simple" xlink:href="https://liveuamap.com/en/2023/02-may-chernihivska-oblast2148-red-alert-aerig" text:style-name="Internet_20_link" text:visited-style-name="Visited_20_Internet_20_Link">
https://liveuamap.com/en/2023/02-may-chernihivska-oblast2148-red-alert-aerig</text:a>
</text:p>
      <text:p text:style-name="P4">
Source: <text:a xlink:type="simple" xlink:href="https://t.me/suspilnechernihiv/18195" text:style-name="Internet_20_link" text:visited-style-name="Visited_20_Internet_20_Link">
https://t.me/suspilnechernihiv/18195</text:a>
</text:p>
      <!--NEWS-->
      <text:h text:style-name="P10" text:outline-level="1">
<text:span text:style-name="T4">
Donetsk Oblast(21:54). Red Alert: aerial threat. Sirens sounding. Take cover now!</text:span>
</text:h>
      <text:p text:style-name="P4">
Authors: liveuamap (Language: en)</text:p>
      <text:p text:style-name="P4">
Time: 2023-05-02T15:56:00</text:p>
      <text:p text:style-name="P4">
Location: Donetsk Oblast (Latitude:48.72744 Longtitude:37.5781)</text:p>
      <text:p text:style-name="P4">
Videos: []</text:p>
      <text:p text:style-name="P4">
Images: []</text:p>
      <text:p text:style-name="P4">
Tags: ["Europe", "Central and Eastern Europe"]</text:p>
      <text:p text:style-name="P4">
ID: 22560083</text:p>
      <!--METADATA-->
      <text:p text:style-name="P4">
Donetsk Oblast(21:54). Red Alert: aerial threat. Sirens sounding. Take covernow!</text:p>
      <text:p text:style-name="P4">
News Collection Link: <text:a xlink:type="simple" xlink:href="https://liveuamap.com/en/2023/02-may-donetsk-oblast2154-red-alert-aerial-thg" text:style-name="Internet_20_link" text:visited-style-name="Visited_20_Internet_20_Link">
https://liveuamap.com/en/2023/02-may-donetsk-oblast2154-red-alert-aerial-thg</text:a>
</text:p>
      <text:p text:style-name="P4">
Source: <text:a xlink:type="simple" xlink:href="https://t.me/air_alert_ua/44252" text:style-name="Internet_20_link" text:visited-style-name="Visited_20_Internet_20_Link">
https://t.me/air_alert_ua/44252</text:a>
</text:p>
      <!--NEWS-->
      <text:h text:style-name="P10" text:outline-level="1">
<text:span text:style-name="T4">
1 person killed as result of shelling in Kozatske of Nova Kakhovka community of Kherson region</text:span>
</text:h>
      <text:p text:style-name="P4">
Authors: liveuamap (Language: en)</text:p>
      <text:p text:style-name="P4">
Time: 2023-05-02T16:07:34</text:p>
      <text:p text:style-name="P4">
Location: Nova Kakhovka, Khersons'ka oblast (Latitude:46.78525 Longtitude:33.33509)</text:p>
      <text:p text:style-name="P4">
Videos: []</text:p>
      <text:p text:style-name="P4">
Images: []</text:p>
      <text:p text:style-name="P4">
Tags: ["Europe", "Central and Eastern Europe"]</text:p>
      <text:p text:style-name="P4">
ID: 22560085</text:p>
      <!--METADATA-->
      <text:p text:style-name="P4">
1 person killed as result of shelling in Kozatske of Nova Kakhovka communityof Kherson region</text:p>
      <text:p text:style-name="P4">
News Collection Link: <text:a xlink:type="simple" xlink:href="https://liveuamap.com/en/2023/2-may-1-person-killed-as-result-of-shelling-in-kozatske-of" text:style-name="Internet_20_link" text:visited-style-name="Visited_20_Internet_20_Link">
https://liveuamap.com/en/2023/2-may-1-person-killed-as-result-of-shelling-in-kozatske-of</text:a>
</text:p>
      <text:p text:style-name="P4">
Source: <text:a xlink:type="simple" xlink:href="https://t.me/suspilnenews/20358" text:style-name="Internet_20_link" text:visited-style-name="Visited_20_Internet_20_Link">
https://t.me/suspilnenews/20358</text:a>
</text:p>
      <!--NEWS-->
      <text:h text:style-name="P10" text:outline-level="1">
<text:span text:style-name="T4">
Explosions were reported in Kherson</text:span>
</text:h>
      <text:p text:style-name="P4">
Authors: liveuamap (Language: en)</text:p>
      <text:p text:style-name="P4">
Time: 2023-05-02T16:08:18</text:p>
      <text:p text:style-name="P4">
Location: Kherson (Latitude:46.65226 Longtitude:32.57978)</text:p>
      <text:p text:style-name="P4">
Videos: []</text:p>
      <text:p text:style-name="P4">
Images: []</text:p>
      <text:p text:style-name="P4">
Tags: ["Europe", "Central and Eastern Europe"]</text:p>
      <text:p text:style-name="P4">
ID: 22560086</text:p>
      <!--METADATA-->
      <text:p text:style-name="P4">
Explosions were reported in Kherson</text:p>
      <text:p text:style-name="P4">
News Collection Link: <text:a xlink:type="simple" xlink:href="https://liveuamap.com/en/2023/2-may-explosions-were-reported-in-kherson-" text:style-name="Internet_20_link" text:visited-style-name="Visited_20_Internet_20_Link">
https://liveuamap.com/en/2023/2-may-explosions-were-reported-in-kherson-</text:a>
</text:p>
      <text:p text:style-name="P4">
Source: <text:a xlink:type="simple" xlink:href="https://t.me/suspilnenews/20359" text:style-name="Internet_20_link" text:visited-style-name="Visited_20_Internet_20_Link">
https://t.me/suspilnenews/20359</text:a>
</text:p>
      <!--NEWS-->
      <text:h text:style-name="P10" text:outline-level="1">
<text:span text:style-name="T4">
Shelling reported in Kharkiv region</text:span>
</text:h>
      <text:p text:style-name="P4">
Authors: liveuamap (Language: en)</text:p>
      <text:p text:style-name="P4">
Time: 2023-05-02T16:09:22</text:p>
      <text:p text:style-name="P4">
Location: Kharkiv (Latitude:50.07829 Longtitude:36.33762)</text:p>
      <text:p text:style-name="P4">
Videos: []</text:p>
      <text:p text:style-name="P4">
Images: []</text:p>
      <text:p text:style-name="P4">
Tags: []</text:p>
      <text:p text:style-name="P4">
ID: 22560087</text:p>
      <!--METADATA-->
      <text:p text:style-name="P4">
Shelling reported in Kharkiv region</text:p>
      <text:p text:style-name="P4">
News Collection Link: <text:a xlink:type="simple" xlink:href="https://liveuamap.com/en/2023/2-may-shelling-reported-in-kharkiv-region-" text:style-name="Internet_20_link" text:visited-style-name="Visited_20_Internet_20_Link">
https://liveuamap.com/en/2023/2-may-shelling-reported-in-kharkiv-region-</text:a>
</text:p>
      <text:p text:style-name="P4">
Source: <text:a xlink:type="simple" xlink:href="https://t.me/kharkivlife/60296" text:style-name="Internet_20_link" text:visited-style-name="Visited_20_Internet_20_Link">
https://t.me/kharkivlife/60296</text:a>
</text:p>
      <!--NEWS-->
      <text:h text:style-name="P10" text:outline-level="1">
<text:span text:style-name="T4">
НАЗК виявило ознаки незаконного збагачення народної депутатки Шол</text:span>
</text:h>
      <text:p text:style-name="P4">
Authors: Ukrinform (Person)</text:p>
      <text:p text:style-name="P4">
Publisher: Укринформ (Organization)</text:p>
      <text:p text:style-name="P4">
Published Time: 2023-05-02T16:23:00+03:00</text:p>
      <text:p text:style-name="P4">
Modified Time: 2023-05-02T16:23:00+03:00</text:p>
      <text:p text:style-name="P4">
Description: Національне агентство з питань запобігання корупції виявило ознаки незаконного збагачення народної депутатки Маргарити Шол, щодо якої Вищий антикорупційний суд закрив кримінальне провадження за фактом недостовірного декларування. — Укрінформ.</text:p>
      <text:p text:style-name="P4">
Images: ["<text:a xlink:type="simple" xlink:href="https://static.ukrinform.com/photos/2023_05/thumb_files/630_360_1683033695-350.jpg" text:style-name="Internet_20_link" text:visited-style-name="Visited_20_Internet_20_Link">
630_360_16830...</text:a>
"]</text:p>
      <text:p text:style-name="P4">
Tags: ['Депутат', 'Е-декларації', 'НАЗК']</text:p>
      <text:p text:style-name="P4">
Type: Article</text:p>
      <!--METADATA-->
      <text:p text:style-name="P4">
<draw:frame draw:style-name="fr1" draw:name="Image70" text:anchor-type="as-char" svg:width="6.9236in" svg:height="3.956343in" draw:z-index="0">
<draw:image xlink:href="../Images/yкринформ/2023-05-02T16-23-00-03-00/630_360_1683033695-350.jpg" xlink:type="simple" xlink:show="embed" xlink:actuate="onLoad" draw:mime-type="image/jpeg"/>
</draw:frame>
Національне агентство з питань запобігання корупції виявило ознаки незаконногозбагачення народної депутатки Маргарити Шол, щодо якої Вищий антикорупційнийсуд закрив кримінальне провадження за фактом недостовірного декларування.</text:p>
      <text:p text:style-name="P4">
Про це повідомляє Укрінформ із посилання на <text:a xlink:type="simple" xlink:href="https://nazk.gov.ua/uk/novyny/nazk-vyyavylo-oznaky-kryminalnogo-pravoporushennya-v-diyah-narodnoyi-deputatky/" text:style-name="Internet_20_link" text:visited-style-name="Visited_20_Internet_20_Link">
</text:a>
 .</text:p>
      <text:p text:style-name="P4">
«Народна депутатка, голова підкомітету з питань розвитку базових галузей вагропромисловому комплексі Комітету ВР з питань аграрної та земельної політикиМаргарита Шол у своїй <text:a xlink:type="simple" xlink:href="https://www.ukrinform.ua/tag-edeklaracii" text:style-name="Internet_20_link" text:visited-style-name="Visited_20_Internet_20_Link">
 </text:a>
 за 2020рік вказала 561 349 грн грошових активів, а її дохід за два наступних рокироботи в парламенті склав 824 999 грн. Однак впродовж цього часу вона задопомогою третіх осіб набула активів на 10 466 820 грн», - зазначили вагентстві.</text:p>
      <text:p text:style-name="P4">
За даними НАЗК, це зокрема квартира в Києві вартістю 1 млн 871 000 грн; BMWM760Li 2021 року випуску вартістю 3 млн 800 тис. грн; Toyota Land Cruiser 2002019 року випуску вартістю 2 млн 54 680 тис. грн; Honda Accord 2012 рокувипуску вартістю 310 тис. 580 грн; Lexus GX 460 2019 року випуску вартістю 1млн грн; Lexus RX 350 2014 року випуску вартістю 1 млн 430 560 тис. грн.</text:p>
      <text:p text:style-name="P4">
«Хоча депутатка намагалася відвести від себе підозри в незаконному збагаченні,офіційно розлучившись з чоловіком, проте НАЗК встановило факти їхньогоспільного проживання у квартирі, а також спільного користування автомобілями»,- додали в агентстві.</text:p>
      <text:p text:style-name="P4">
Як зауважили у НАЗК, придбана у 2021 році квартира в Солом’янському районіКиєва, перебуває у власності батька її колишнього чоловіка, а автомобілізареєстровані на матір її колишнього чоловіка та його близьку особу. Вартістьактивів перевищує їхні доходи.</text:p>
      <text:p text:style-name="P4">
Беручи до уваги усі зазначені вище факти, НАЗК надіслало матеріали щодоМаргарити Шол до Офісу генерального прокурора для внесення відомостей до ЄРДРза ознаками кримінального правопорушення та здійснення досудового слідства зметою притягнення Маргарити Шол до кримінальної відповідальності.</text:p>
      <text:p text:style-name="P4">
<text:span text:style-name="T4">
Читайте також:</text:span>
 <text:a xlink:type="simple" xlink:href="https://www.ukrinform.ua/rubric-polytics/3696843-nazk-z-berezna-napravlae-zapiti-sodo-perevirki-partiam-aki-otrimuut-finansuvanna-z-budzetu.html" text:style-name="Internet_20_link" text:visited-style-name="Visited_20_Internet_20_Link">
 <text:span text:style-name="T4">
НАЗК</text:span>
 </text:a>
</text:p>
      <text:p text:style-name="P4">
Як повідомлялося, минулого тижня ВАКС закрив кримінальне провадження щодоМаргарити Шол за обвинуваченням у декларуванні недостовірної інформації узв’язку з закінченням строків давності.</text:p>
      <text:p text:style-name="P4">
Підставою для провадження стали матеріали НАЗК, яке встановило, що Шол невказала у декларації квартиру вартістю майже 5 млн грн, яку орендувалапротягом 2020 року.</text:p>
      <text:p text:style-name="P4">
22 грудня 2022 року їй було повідомлено про підозру, а зважаючи на те, щодепутатка не з’являлась за викликами для проведення слідчих дій, її булооголошено у розшук.</text:p>
      <text:p text:style-name="P4">
Source: <text:a xlink:type="simple" xlink:href="https://www.ukrinform.ua/rubric-society/3703688-nazk-viavilo-oznaki-nezakonnogo-zbagacenna-narodnoi-deputatki-sol.html" text:style-name="Internet_20_link" text:visited-style-name="Visited_20_Internet_20_Link">
https://www.ukrinform.ua/rubric-society/3703688-nazk-viavilo-oznaki-nezakonnogo-zbagacenna-narodnoi-deputatki-sol.html</text:a>
</text:p>
      <!--NEWS-->
      <text:h text:style-name="P10" text:outline-level="1">
<text:span text:style-name="T4">
Військове меморіальне кладовище буде на Броварському проспекті - Рада ухвалила закон</text:span>
</text:h>
      <text:p text:style-name="P4">
Authors: Ukrinform (Person)</text:p>
      <text:p text:style-name="P4">
Publisher: Укринформ (Organization)</text:p>
      <text:p text:style-name="P4">
Published Time: 2023-05-02T16:27:20+03:00</text:p>
      <text:p text:style-name="P4">
Modified Time: 2023-05-02T16:27:20+03:00</text:p>
      <text:p text:style-name="P4">
Description: Верховна Рада ухвалила Закон "Про внесення змін до законів України щодо забезпечення розміщення Національного військового меморіального кладовища в місті Києві" (№9240). — Укрінформ.</text:p>
      <text:p text:style-name="P4">
Images: ["<text:a xlink:type="simple" xlink:href="https://static.ukrinform.com/photos/2021_12/thumb_files/630_360_1639650370-236.jpg" text:style-name="Internet_20_link" text:visited-style-name="Visited_20_Internet_20_Link">
630_360_16396...</text:a>
"]</text:p>
      <text:p text:style-name="P4">
Tags: ['Закон', 'Верховна Рада', 'Військові', 'Кладовище', 'Київ', 'Війна з росією']</text:p>
      <text:p text:style-name="P4">
Type: Article</text:p>
      <!--METADATA-->
      <text:p text:style-name="P4">
<draw:frame draw:style-name="fr1" draw:name="Image71" text:anchor-type="as-char" svg:width="6.9236in" svg:height="3.956343in" draw:z-index="0">
<draw:image xlink:href="../Images/yкринформ/2023-05-02T16-27-20-03-00/630_360_1639650370-236.jpg" xlink:type="simple" xlink:show="embed" xlink:actuate="onLoad" draw:mime-type="image/jpeg"/>
</draw:frame>
 ВерховнаРада ухвалила Закон "Про внесення змін до законів України щодо забезпеченнярозміщення Національного військового меморіального кладовища в місті Києві"(№9240).</text:p>
      <text:p text:style-name="P4">
Про це народний депутат із парламентської фракції "Голос" Ярослав Железнякповідомив у <text:a xlink:type="simple" xlink:href="https://t.me/yzheleznyak/3991" text:style-name="Internet_20_link" text:visited-style-name="Visited_20_Internet_20_Link">
 </text:a>
 , передає Укрінформ.</text:p>
      <text:p text:style-name="P4">
Він уточнив, що ухвалення відповідного законодавчого акту підтримали 322парламентарії.</text:p>
      <text:p text:style-name="P4">
Законом передбачається передача в користування та зміна цільового призначенняземельних ділянок державної і комунальної власності для розміщенняНаціонального військового меморіального кладовища на Броварському проспекті уДніпровському районі міста Києва; можливість зміни цільового призначенняземельних ділянок для розміщення меморіального кладовища без розробленнямістобудівної документації та погодження парламенту; можливість відведенняземельних ділянок для розміщення кладовища без погодження Кабінету Міністрів;можливість вилучення лісових земель для будівництва та експлуатаціїНаціонального військового меморіального кладовища без відшкодування збитківвласникам землі та землекористувачам; можливість перепоховання намеморіальному кладовищі Героїв України, яким із 2014 року вручено орден“Золота Зірка”, та перепоховання видатних борців за незалежність України у ХХстолітті за рішенням уряду.</text:p>
      <text:p text:style-name="P4">
Також в тексті документа зазначається, що проєктування меморіального кладовищаможе здійснюватися без одержання містобудівних умов та обмежень забудовиземельних ділянок. При цьому забороняється вилучати, змінювати цільовепризначення або подальшу передачу земельної ділянки або її частини укористування.</text:p>
      <text:p text:style-name="P4">
Замовником проєктування та будівництва Національного військового меморіальногокладовища і відповідальним за його утримання та охорону визначаєтьсяМіністерство ветеранів України.</text:p>
      <text:p text:style-name="P4">
<text:span text:style-name="T4">
Читайте також:</text:span>
 <text:a xlink:type="simple" xlink:href="https://www.ukrinform.ua/rubric-society/3699934-ukraina-stvoruvatime-memorial-zahisnikam-za-zrazkom-arlingtonskogo-cvintara-u-ssa-laputina.html" text:style-name="Internet_20_link" text:visited-style-name="Visited_20_Internet_20_Link">
 <text:span text:style-name="T4">
меморіал</text:span>
 </text:a>
</text:p>
      <text:p text:style-name="P4">
Як повідомлялося, 31 травня 2022 року Верховна Рада ухвалила Закон України"Про внесення змін до деяких законів України щодо Національного <text:a xlink:type="simple" xlink:href="https://www.ukrinform.ua/tag-vijskovi" text:style-name="Internet_20_link" text:visited-style-name="Visited_20_Internet_20_Link">
</text:a>
 меморіального кладовища", яким назаконодавчому рівні закріплено поняття Національного військового меморіальногокладовища та особливості його правового статусу.</text:p>
      <text:p text:style-name="P4">
20 квітня 2023 року Київська міська рада виділила земельну діяльну підстворення Національного військового меморіального кладовища в Биківні вДеснянському районі Києва між Броварським проспектом і вулицею Бобринецькою.</text:p>
      <text:p text:style-name="P4">
Source: <text:a xlink:type="simple" xlink:href="https://www.ukrinform.ua/rubric-society/3703689-vijskove-memorialne-kladovise-bude-na-brovarskomu-prospekti-rada-uhvalila-zakon.html" text:style-name="Internet_20_link" text:visited-style-name="Visited_20_Internet_20_Link">
https://www.ukrinform.ua/rubric-society/3703689-vijskove-memorialne-kladovise-bude-na-brovarskomu-prospekti-rada-uhvalila-zakon.html</text:a>
</text:p>
      <!--NEWS-->
      <text:h text:style-name="P10" text:outline-level="1">
<text:span text:style-name="T4">
У білорусі кількість військових рф зменшилася до 2800 - прикордонники</text:span>
</text:h>
      <text:p text:style-name="P4">
Authors: Ukrinform (Person)</text:p>
      <text:p text:style-name="P4">
Publisher: Укринформ (Organization)</text:p>
      <text:p text:style-name="P4">
Published Time: 2023-05-02T16:28:00+03:00</text:p>
      <text:p text:style-name="P4">
Modified Time: 2023-05-02T16:28:00+03:00</text:p>
      <text:p text:style-name="P4">
Description: На території білорусі розвідка не фіксує наявності ударного угрупування російських військових. Територія рб використовується як майданчик для підготовки підрозділів російської армії. — Укрінформ.</text:p>
      <text:p text:style-name="P4">
Images: ["<text:a xlink:type="simple" xlink:href="https://static.ukrinform.com/photos/2022_05/thumb_files/630_360_1653320888-103.jpg" text:style-name="Internet_20_link" text:visited-style-name="Visited_20_Internet_20_Link">
630_360_16533...</text:a>
"]</text:p>
      <text:p text:style-name="P4">
Tags: ['білорусь', 'Прикордонники', 'Війна з росією', 'Єдині новини']</text:p>
      <text:p text:style-name="P4">
Type: Article</text:p>
      <!--METADATA-->
      <text:p text:style-name="P4">
<draw:frame draw:style-name="fr1" draw:name="Image72" text:anchor-type="as-char" svg:width="6.9236in" svg:height="3.956343in" draw:z-index="0">
<draw:image xlink:href="../Images/yкринформ/2023-05-02T16-28-00-03-00/630_360_1653320888-103.jpg" xlink:type="simple" xlink:show="embed" xlink:actuate="onLoad" draw:mime-type="image/jpeg"/>
</draw:frame>
 Натериторії білорусі розвідка не фіксує наявності ударного угрупуванняросійських військових. Територія рб використовується як майданчик дляпідготовки підрозділів російської армії.</text:p>
      <text:p text:style-name="P4">
Про це в ефірі телемарафону «Єдині новини» повідомив речник ДПСУ АндрійДемченко, передає Укрінформ.</text:p>
      <text:p text:style-name="P4">
«На території білорусі не фіксується наявність ударного угрупування військ рф.На цей момент на території білорусі знаходиться значно менше сил рф, ніж булокілька місяців тому. Раніше розвідка фіксувала їх на рівні десь 10-11 тисячвійськовослужбовців рф, на цей час це близько 2 тисячі 800 військових рф, якіпродовжують підготовку на полігонах рб», - повідомив речник.</text:p>
      <text:p text:style-name="P4">
Демченко пояснив, що після підготовки в білорусі їх перекинуть у <text:a xlink:type="simple" xlink:href="https://www.ukrinform.ua/tag-rosia" text:style-name="Internet_20_link" text:visited-style-name="Visited_20_Internet_20_Link">
</text:a>
 , щоб посилити угрупування на сходіУкраїни де ведуться повномасштабні бойові дії.</text:p>
      <text:p text:style-name="P4">
<text:span text:style-name="T4">
Читайте також:</text:span>
 <text:a xlink:type="simple" xlink:href="https://www.ukrinform.ua/rubric-ato/3699864-zagrozi-povtornogo-nastupu-rosian-iz-bilorusi-zaraz-nemae-budanov.html" text:style-name="Internet_20_link" text:visited-style-name="Visited_20_Internet_20_Link">
 </text:a>
</text:p>
      <text:p text:style-name="P4">
Як повідомляв Укрінформ, самопроголошений президент білорусі олександрлукашенко зібрав нараду з «актуальних питань забезпечення безпеки та заходівщодо охорони державного кордону», посилаючись на нібито існуючі провокації накордоні та проникнення «диверсантів».</text:p>
      <text:p text:style-name="P4">
Source: <text:a xlink:type="simple" xlink:href="https://www.ukrinform.ua/rubric-ato/3703690-u-bilorusi-kilkist-vijskovih-rf-zmensilasa-do-2800-prikordonniki.html" text:style-name="Internet_20_link" text:visited-style-name="Visited_20_Internet_20_Link">
https://www.ukrinform.ua/rubric-ato/3703690-u-bilorusi-kilkist-vijskovih-rf-zmensilasa-do-2800-prikordonniki.html</text:a>
</text:p>
      <!--NEWS-->
      <text:h text:style-name="P10" text:outline-level="1">
<text:span text:style-name="T4">
Рада визнала політичний режим у росії як «рашизм»</text:span>
</text:h>
      <text:p text:style-name="P4">
Authors: Ukrinform (Person)</text:p>
      <text:p text:style-name="P4">
Publisher: Укринформ (Organization)</text:p>
      <text:p text:style-name="P4">
Published Time: 2023-05-02T16:34:00+03:00</text:p>
      <text:p text:style-name="P4">
Modified Time: 2023-05-02T16:34:00+03:00</text:p>
      <text:p text:style-name="P4">
Description: Верховна Рада України засудила рашизм як базову ідеологію державної політики російської федерації. — Укрінформ.</text:p>
      <text:p text:style-name="P4">
Images: ["<text:a xlink:type="simple" xlink:href="https://static.ukrinform.com/photos/2019_10/thumb_files/630_360_1570013236-899.jpg" text:style-name="Internet_20_link" text:visited-style-name="Visited_20_Internet_20_Link">
630_360_15700...</text:a>
"]</text:p>
      <text:p text:style-name="P4">
Tags: ['путін', 'росія', 'Верховна Рада', 'Війна з росією']</text:p>
      <text:p text:style-name="P4">
Type: Article</text:p>
      <!--METADATA-->
      <text:p text:style-name="P4">
<draw:frame draw:style-name="fr1" draw:name="Image73" text:anchor-type="as-char" svg:width="6.9236in" svg:height="3.956343in" draw:z-index="0">
<draw:image xlink:href="../Images/yкринформ/2023-05-02T16-34-00-03-00/630_360_1570013236-899.jpg" xlink:type="simple" xlink:show="embed" xlink:actuate="onLoad" draw:mime-type="image/jpeg"/>
</draw:frame>
 ВерховнаРада України засудила рашизм як базову ідеологію державної політики російськоїфедерації.</text:p>
      <text:p text:style-name="P4">
Про ухвалення <text:a xlink:type="simple" xlink:href="http://itd.rada.gov.ua/billInfo/Bills/Card/41531" text:style-name="Internet_20_link" text:visited-style-name="Visited_20_Internet_20_Link">
 </text:a>
 "Про заявуВерховної Ради України" Про використання політичним режимом російськоїфедерації ідеології рашизму, засудження засад і практик рашизму яктоталітарних і людиноненависницьких" (№9101) у <text:a xlink:type="simple" xlink:href="http://t.me/yzheleznyak/3988" text:style-name="Internet_20_link" text:visited-style-name="Visited_20_Internet_20_Link">
</text:a>
 повідомив народний депутат із фракції "Голос"Ярослав Железняк, передає Укрінформ.</text:p>
      <text:p text:style-name="P4">
Відповідною заявою Верховна Рада засуджує рашизм як ідеологію і практики, щолежать в основі державної політики російської федерації.</text:p>
      <text:p text:style-name="P4">
Український парламент звертається до Організації Об’єднаних Націй,Європейського парламенту, Парламентської асамблеї Ради Європи, Парламентськоїасамблеї ОБСЄ, Парламентської асамблеї <text:a xlink:type="simple" xlink:href="https://www.ukrinform.ua/tag-nato" text:style-name="Internet_20_link" text:visited-style-name="Visited_20_Internet_20_Link">
 </text:a>
, урядів та парламентів іноземних держав із закликом підтримати засудженняідеології, політики та практик рашизму.</text:p>
      <text:p text:style-name="P4">
ВР також засудила російський нацистський тоталітарний режим президентаволодимира путіна, який використовує ідеологію рашизму, як злочинний, а такожзакликала міжнародну спільноту приєднатися до визнання чинного політичногорежиму росії – злочинним, російської федерації – державою-терористом, а дії,вчинені її органами та політичним і військовим керівництвом під часповномасштабної збройної агресії проти України, – геноцидом українськогонароду.</text:p>
      <text:p text:style-name="P4">
<text:span text:style-name="T4">
Читайте також:</text:span>
 <text:a xlink:type="simple" xlink:href="https://www.ukrinform.ua/rubric-polytics/3695935-ak-i-comu-agresivna-rosijska-idearasizm-dozili-do-xxi-stolitta.html" text:style-name="Internet_20_link" text:visited-style-name="Visited_20_Internet_20_Link">
 </text:a>
</text:p>
      <text:p text:style-name="P4">
Окрім того, український парламент закликає міжнародне співтовариство вжитидієвих заходів для притягнення військово-політичного керівництва рф довідповідальності за вчинення проти України й українського народу злочинуагресії, воєнних злочинів, злочинів проти людяності та злочину геноциду.</text:p>
      <text:p text:style-name="P4">
Водночас <text:a xlink:type="simple" xlink:href="https://www.ukrinform.ua/tag-verhovna-rada" text:style-name="Internet_20_link" text:visited-style-name="Visited_20_Internet_20_Link">
 </text:a>
 звертається до державсвіту із закликом об’єднати зусилля для подолання загроз, що становлять длямиру та безпеки діючий політичний режим російської федерації, ідеологія тапрактики рашизму.</text:p>
      <text:p text:style-name="P4">
<text:span text:style-name="T4">
Читайте також:</text:span>
 <text:a xlink:type="simple" xlink:href="https://www.ukrinform.ua/rubric-ato/3700712-prezident-kozen-proav-teroru-rf-dodatkovi-argumenti-so-vse-mae-zaversitis-u-tribunali.html" text:style-name="Internet_20_link" text:visited-style-name="Visited_20_Internet_20_Link">
 </text:a>
</text:p>
      <text:p text:style-name="P4">
Як повідомлялося, після восьми років ведення гібридної війни проти України 24лютого 2022 року російська федерація розпочала повномасштабне вторгнення. Силиоборони України чинять запеклий опір російським військам. Станом на 2 травняукраїнські захисники <text:a xlink:type="simple" xlink:href="https://www.ukrinform.ua/rubric-ato/370341" text:style-name="Internet_20_link" text:visited-style-name="Visited_20_Internet_20_Link">
 </text:a>
 понад 191тис. загарбників.</text:p>
      <text:p text:style-name="P4">
Source: <text:a xlink:type="simple" xlink:href="https://www.ukrinform.ua/rubric-polytics/3703692-rada-zvernulas-do-svitu-iz-zaklikom-zasuditi-rasizm-ta-viznati-rf-derzavouteroristom.html" text:style-name="Internet_20_link" text:visited-style-name="Visited_20_Internet_20_Link">
https://www.ukrinform.ua/rubric-polytics/3703692-rada-zvernulas-do-svitu-iz-zaklikom-zasuditi-rasizm-ta-viznati-rf-derzavouteroristom.html</text:a>
</text:p>
      <!--NEWS-->
      <text:h text:style-name="P10" text:outline-level="1">
<text:span text:style-name="T4">
В ОП уточнили наслідки обстрілу Херсонщини: росіяни скинули дві авіабомби, троє загиблих</text:span>
</text:h>
      <text:p text:style-name="P4">
Authors: Ukrinform (Person)</text:p>
      <text:p text:style-name="P4">
Publisher: Укринформ (Organization)</text:p>
      <text:p text:style-name="P4">
Published Time: 2023-05-02T16:37:42+03:00</text:p>
      <text:p text:style-name="P4">
Modified Time: 2023-05-02T16:37:42+03:00</text:p>
      <text:p text:style-name="P4">
Description: російська армія скинула на острів біля села Велетенське Херсонської області дві керовані авіабомби, унаслідок чого три людини загинули, ще п’ятеро зазнали поранень. — Укрінформ.</text:p>
      <text:p text:style-name="P4">
Images: ["<text:a xlink:type="simple" xlink:href="https://static.ukrinform.com/photos/2022_09/thumb_files/630_360_1663073594-382.jpg" text:style-name="Internet_20_link" text:visited-style-name="Visited_20_Internet_20_Link">
630_360_16630...</text:a>
"]</text:p>
      <text:p text:style-name="P4">
Tags: ['Херсонщина', 'Обстріл', 'Російські військові', 'Єрмак', 'Офіс Президента', 'Бомба', 'Війна з росією']</text:p>
      <text:p text:style-name="P4">
Type: Article</text:p>
      <!--METADATA-->
      <text:p text:style-name="P4">
<draw:frame draw:style-name="fr1" draw:name="Image74" text:anchor-type="as-char" svg:width="6.9236in" svg:height="3.956343in" draw:z-index="0">
<draw:image xlink:href="../Images/yкринформ/2023-05-02T16-37-42-03-00/630_360_1663073594-382.jpg" xlink:type="simple" xlink:show="embed" xlink:actuate="onLoad" draw:mime-type="image/jpeg"/>
</draw:frame>
 російськаармія скинула на острів біля села Велетенське Херсонської області дві керованіавіабомби, унаслідок чого три людини загинули, ще п’ятеро зазнали поранень.</text:p>
      <text:p text:style-name="P4">
Про це повідомив керівник Офісу Президента Андрій Єрмак у <text:a xlink:type="simple" xlink:href="https://t.me/ermaka2022/2551" text:style-name="Internet_20_link" text:visited-style-name="Visited_20_Internet_20_Link">
</text:a>
 передає Укрінформ.</text:p>
      <text:p text:style-name="P4">
« <text:a xlink:type="simple" xlink:href="https://www.ukrinform.ua/tag-hersonsina" text:style-name="Internet_20_link" text:visited-style-name="Visited_20_Internet_20_Link">
 </text:a>
 . росіяни скинули на острів, щопоблизу села Велетенське, дві керовані авіабомби. Внаслідок атаки росіянпостраждали вісім осіб: три людини загинули, п‘ятеро – поранені. Терористи», -зазначив Єрмак.</text:p>
      <text:p text:style-name="P4">
<text:span text:style-name="T4">
Читайте також:</text:span>
 <text:a xlink:type="simple" xlink:href="https://www.ukrinform.ua/rubric-ato/3703614-zagarbniki-vdarili-z-artilerii-po-prikordonnomu-mistu-na-sumsini.html" text:style-name="Internet_20_link" text:visited-style-name="Visited_20_Internet_20_Link">
 </text:a>
</text:p>
      <text:p text:style-name="P4">
Як повідомлялося, 2 травня російські війська <text:a xlink:type="simple" xlink:href="https://www.ukrinform.ua/rubric-ato/3703627-na-hersonsini-kilkist-zagiblih-cerez-vorozij-obstril-zrosla-do-troh-ludej.html" text:style-name="Internet_20_link" text:visited-style-name="Visited_20_Internet_20_Link">
</text:a>
 та кількох сіл у Білозерськійгромаді.</text:p>
      <text:p text:style-name="P4">
Source: <text:a xlink:type="simple" xlink:href="https://www.ukrinform.ua/rubric-ato/3703696-v-op-utocnili-naslidki-obstrilu-hersonsini-rosiani-skinuli-dvi-aviabombi-troe-zagiblih.html" text:style-name="Internet_20_link" text:visited-style-name="Visited_20_Internet_20_Link">
https://www.ukrinform.ua/rubric-ato/3703696-v-op-utocnili-naslidki-obstrilu-hersonsini-rosiani-skinuli-dvi-aviabombi-troe-zagiblih.html</text:a>
</text:p>
      <!--NEWS-->
      <text:h text:style-name="P10" text:outline-level="1">
<text:span text:style-name="T4">
Вісьмох росіян не допустили до участі на ЧС-2023 з дзюдо</text:span>
</text:h>
      <text:p text:style-name="P4">
Authors: Ukrinform (Person)</text:p>
      <text:p text:style-name="P4">
Publisher: Укринформ (Organization)</text:p>
      <text:p text:style-name="P4">
Published Time: 2023-05-02T16:39:00+03:00</text:p>
      <text:p text:style-name="P4">
Modified Time: 2023-05-02T16:39:00+03:00</text:p>
      <text:p text:style-name="P4">
Description: Україна бойкотує турнір через участь дзюдоїстів росії та білорусі. — Укрінформ.</text:p>
      <text:p text:style-name="P4">
Images: ["<text:a xlink:type="simple" xlink:href="https://static.ukrinform.com/photos/2023_05/thumb_files/630_360_1683034637-539.jpg" text:style-name="Internet_20_link" text:visited-style-name="Visited_20_Internet_20_Link">
630_360_16830...</text:a>
"]</text:p>
      <text:p text:style-name="P4">
Tags: ['Дзюдо']</text:p>
      <text:p text:style-name="P4">
Type: Article</text:p>
      <!--METADATA-->
      <text:p text:style-name="P4">
<draw:frame draw:style-name="fr1" draw:name="Image75" text:anchor-type="as-char" svg:width="6.9236in" svg:height="3.956343in" draw:z-index="0">
<draw:image xlink:href="../Images/yкринформ/2023-05-02T16-39-00-03-00/630_360_1683034637-539.jpg" xlink:type="simple" xlink:show="embed" xlink:actuate="onLoad" draw:mime-type="image/jpeg"/>
</draw:frame>
 Українабойкотує турнір через участь дзюдоїстів росії та білорусі.</text:p>
      <text:p text:style-name="P4">
Міжнародна федерація дзюдо підтвердила участь спортсменів з росії та білорусіна чемпіонаті світу, однак на турнір не допустять вісім членів делегації, якібули заявлені - про це <text:a xlink:type="simple" xlink:href="https://www.ijf.org/news/show/international-judo-federation-allows-neutral-individual-athletes-from-russia-and-belarus-to-compete-in-world-judo-championships-in-doha-2023" text:style-name="Internet_20_link" text:visited-style-name="Visited_20_Internet_20_Link">
 </text:a>
 на офіційному сайті IJF,передає Укрінформ.</text:p>
      <text:p text:style-name="P4">
«Виконавчий комітет Міжнародної федерації дзюдо проголосував за дозвілнейтральним спортсменам з росії та білорусі брати участь у чемпіонаті світу здзюдо 2023 року в Досі, як індивідуальним нейтральним спортсменам. ВиконкомIJF отримав список запропонованих учасників та доручив провести незалежнуперевірку спортсменів та делегатів, щоб переконатися, що вони не здійснюваливійськову пропаганду під час професійної діяльності, а також у соціальнихмережах. До участі у чемпіонаті світу з дзюдо 2023 року та у змаганнях IJFдопущені лише спортсмени, які працюють у Федеральному тренувальномуспортивному центрі збірних команд росії, а також спортсмени, про яких не буловиявлено інформацію про підтримку російського вторгнення в Україну. Післяпроведення ретельних розслідувань вісім членів делегації було виключено зісписку учасників після голосування у Виконавчому комітеті. Рішення булоприйнято згідно з правилами, політикою IJF та принципом чесної гри», - йдетьсяу листі Міжнародної федерації дзюдо.</text:p>
      <text:p text:style-name="P4">
Через допуск спортсменів з росії та білорусі збірна України була змушена <text:a xlink:type="simple" xlink:href="https://www.ukrinform.ua/rubric-sports/3702758-ukraina-bojkotuvatime-cempionat-svitu-z-dzudo-cerez-dopusk-atletiv-rosii-ta-bilorusi.html" text:style-name="Internet_20_link" text:visited-style-name="Visited_20_Internet_20_Link">
</text:a>
 своюзаявку на чемпіонат світу.</text:p>
      <text:p text:style-name="P4">
Чемпіонат світу з дзюдо відбудеться з 7 до 13 травня у Досі. Крім медалей,спортсмени боротимуться за здобуття очок, які будуть йти в олімпійськийрейтинг - саме він визначатиме відбір на Ігри-2024 у кожній ваговій категорії.</text:p>
      <text:p text:style-name="P4">
<text:span text:style-name="T4">
Читайте також:</text:span>
 <text:a xlink:type="simple" xlink:href="https://www.ukrinform.ua/rubric-sports/3702563-miznarodna-federacia-dzudo-dopustila-rosian-ta-bilorusiv-do-miznarodnih-zmagan.html" text:style-name="Internet_20_link" text:visited-style-name="Visited_20_Internet_20_Link">
 <text:span text:style-name="T4">
дзюдо</text:span>
 </text:a>
</text:p>
      <text:p text:style-name="P4">
Як повідомляв Укрінформ, Міжнародна федерація дзюдо (IJF) дозволиласпортсменам з росії та білорусі виступати під нейтральним прапором наміжнародних змаганнях під своєю егідою.</text:p>
      <text:p text:style-name="P4">
Фото: Getty Image</text:p>
      <text:p text:style-name="P4">
Source: <text:a xlink:type="simple" xlink:href="https://www.ukrinform.ua/rubric-sports/3703697-vismoh-rosian-ne-dopustili-do-ucasti-na-cs2023-z-dzudo.html" text:style-name="Internet_20_link" text:visited-style-name="Visited_20_Internet_20_Link">
https://www.ukrinform.ua/rubric-sports/3703697-vismoh-rosian-ne-dopustili-do-ucasti-na-cs2023-z-dzudo.html</text:a>
</text:p>
      <!--NEWS-->
      <text:h text:style-name="P10" text:outline-level="1">
<text:span text:style-name="T4">
Комісія МКІП передала у користування 16 корпусів Києво-Печерської лаври у задовільному стані</text:span>
</text:h>
      <text:p text:style-name="P4">
Authors: Ukrinform (Person)</text:p>
      <text:p text:style-name="P4">
Publisher: Укринформ (Organization)</text:p>
      <text:p text:style-name="P4">
Published Time: 2023-05-02T16:44:00+03:00</text:p>
      <text:p text:style-name="P4">
Modified Time: 2023-05-02T16:44:00+03:00</text:p>
      <text:p text:style-name="P4">
Description: Комісія Міністерства культури та інформаційної політики передала у користування Національного заповідника «Києво-Печерська лавра» 16 корпусів, які перебувають у задовільному стані. — Укрінформ.</text:p>
      <text:p text:style-name="P4">
Images: ["<text:a xlink:type="simple" xlink:href="https://static.ukrinform.com/photos/2022_02/thumb_files/630_360_1643734509-658.jpg" text:style-name="Internet_20_link" text:visited-style-name="Visited_20_Internet_20_Link">
630_360_16437...</text:a>
"]</text:p>
      <text:p text:style-name="P4">
Tags: ['Заповідник', 'Київська Лавра', 'МКІП ']</text:p>
      <text:p text:style-name="P4">
Type: Article</text:p>
      <!--METADATA-->
      <text:p text:style-name="P4">
<draw:frame draw:style-name="fr1" draw:name="Image76" text:anchor-type="as-char" svg:width="6.9236in" svg:height="3.956343in" draw:z-index="0">
<draw:image xlink:href="../Images/yкринформ/2023-05-02T16-44-00-03-00/630_360_1643734509-658.jpg" xlink:type="simple" xlink:show="embed" xlink:actuate="onLoad" draw:mime-type="image/jpeg"/>
</draw:frame>
 КомісіяМіністерства культури та інформаційної політики передала у користуванняНаціонального заповідника «Києво-Печерська лавра» 16 корпусів, які перебуваютьу задовільному стані.</text:p>
      <text:p text:style-name="P4">
Про це повідомляє <text:a xlink:type="simple" xlink:href="https://mkip.gov.ua/news/9078.html" text:style-name="Internet_20_link" text:visited-style-name="Visited_20_Internet_20_Link">
 </text:a>
 , передає Укрінформ.</text:p>
      <text:p text:style-name="P4">
"Протягом 1 та 2 травня 2023 року комісія з приймання-передачі державногомайна Національного заповідника « <text:a xlink:type="simple" xlink:href="https://www.ukrinform.ua/tag-kiivska-lavra" text:style-name="Internet_20_link" text:visited-style-name="Visited_20_Internet_20_Link">
 </text:a>
 » передала у користування Заповідника 16 корпусів. Це пам’ятки якнаціонального, так і місцевого значення", - йдеться у повідомленні.</text:p>
      <text:p text:style-name="P4">
Серед них: келії Гостинного двору (корпус № 55), будинок господарський (корпус№ 60), лікарня гостинного двору з церквою Богородиці Всіх скорботних радість(корпус № 68), келії Гостинного двору (корпус № 69), келії Гостинного двору(корпус № 58), келії Гостинного двору (корпус № 71), сторожка Гостинного двору(корпус № 71-а), а також корпуси: №№ 72, 72-а, 74-а, 77, 77-а, 77-б, 111, 113,251 (комплекс споруд Галереї від Ближніх до Дальніх печер, підпірна стінаДебоскета, Ротонда підпірної стіни Дебоскета, лікарня з церквою, водонапірнавежа).</text:p>
      <text:p text:style-name="P4">
<text:span text:style-name="T4">
Читайте також:</text:span>
 <text:a xlink:type="simple" xlink:href="https://www.ukrinform.ua/rubric-kyiv/3698593-iz-dverej-xviii-stolitta-u-kievopecerskij-lavri-ohoronci-zrobili-misen-dla-noziv.html" text:style-name="Internet_20_link" text:visited-style-name="Visited_20_Internet_20_Link">
 <text:span text:style-name="T4">
мішень</text:span>
 </text:a>
</text:p>
      <text:p text:style-name="P4">
Як зазначається, представники монастиря забезпечили доступ Комісії доприміщень. При огляді та прийманні в користування Заповідником приміщенькорпусів проводилась фото та відеофіксація. Приміщення перебувають узадовільному стані.</text:p>
      <text:p text:style-name="P4">
Як повідомляв Укрінформ, Національний заповідник "Києво-Печерська лавра"оголосив про розірвання договору про оренду з Українською православною церквоюмосковського патріархату з 29 березня 2023 року, проте тривалий час невідоміособи зачиняли приміщення Лаври зсередини та перешкоджали початку діяльностікомісії з інвентаризації майна.</text:p>
      <text:p text:style-name="P4">
Source: <text:a xlink:type="simple" xlink:href="https://www.ukrinform.ua/rubric-society/3703699-komisia-mkip-peredala-u-koristuvanna-16-korpusiv-kievopecerskoi-lavri-u-zadovilnomu-stani.html" text:style-name="Internet_20_link" text:visited-style-name="Visited_20_Internet_20_Link">
https://www.ukrinform.ua/rubric-society/3703699-komisia-mkip-peredala-u-koristuvanna-16-korpusiv-kievopecerskoi-lavri-u-zadovilnomu-stani.html</text:a>
</text:p>
      <!--NEWS-->
      <text:h text:style-name="P10" text:outline-level="1">
<text:span text:style-name="T4">
Лерос заявляє, що Верховний Суд визнав незаконним рішення ВР про відсторонення від засідань</text:span>
</text:h>
      <text:p text:style-name="P4">
Authors: Ukrinform (Person)</text:p>
      <text:p text:style-name="P4">
Publisher: Укринформ (Organization)</text:p>
      <text:p text:style-name="P4">
Published Time: 2023-05-02T16:47:00+03:00</text:p>
      <text:p text:style-name="P4">
Modified Time: 2023-05-02T16:47:00+03:00</text:p>
      <text:p text:style-name="P4">
Description: Верховний Суд визнав незаконним рішення Верховної Ради про відсторонення від пленарних засідань парламенту народного депутата Гео Лероса. — Укрінформ.</text:p>
      <text:p text:style-name="P4">
Images: ["<text:a xlink:type="simple" xlink:href="https://static.ukrinform.com/photos/2020_05/thumb_files/630_360_1590656538-9432.jpeg" text:style-name="Internet_20_link" text:visited-style-name="Visited_20_Internet_20_Link">
630_360_15906...</text:a>
"]</text:p>
      <text:p text:style-name="P4">
Tags: ['Верховний Суд', 'Верховна Рада', 'Гео Лерос']</text:p>
      <text:p text:style-name="P4">
Type: Article</text:p>
      <!--METADATA-->
      <text:p text:style-name="P4">
<draw:frame draw:style-name="fr1" draw:name="Image77" text:anchor-type="as-char" svg:width="6.9236in" svg:height="3.956343in" draw:z-index="0">
<draw:image xlink:href="../Images/yкринформ/2023-05-02T16-47-00-03-00/630_360_1590656538-9432.jpeg" xlink:type="simple" xlink:show="embed" xlink:actuate="onLoad" draw:mime-type="image/jpeg"/>
</draw:frame>
Верховний Суд визнав незаконним рішення Верховної Ради про відсторонення відпленарних засідань парламенту народного депутата Гео Лероса.</text:p>
      <text:p text:style-name="P4">
Про це Лерос повідомив у <text:a xlink:type="simple" xlink:href="https://t.me/GeoLeros/873" text:style-name="Internet_20_link" text:visited-style-name="Visited_20_Internet_20_Link">
 </text:a>
 передає Укрінформ.</text:p>
      <text:p text:style-name="P4">
“Сьогодні я виграв суд у <text:a xlink:type="simple" xlink:href="https://www.ukrinform.ua/tag-verhovna-rada" text:style-name="Internet_20_link" text:visited-style-name="Visited_20_Internet_20_Link">
 </text:a>
 щодомого незаконного відсторонення від відвідування пленарних засідань на рік”, -написав депутат.</text:p>
      <text:p text:style-name="P4">
Як додав Лерос, “хай буде соромно всім, хто голосував за моє незаконневідсторонення. Скоро побачимось на роботі".</text:p>
      <text:p text:style-name="P4">
Як повідомляв Укрінформ, 23 лютого 2023 року <text:a xlink:type="simple" xlink:href="https://www.ukrinform.ua/rubric-polytics/3674165-lerosa-vidstoronili-do-kinca-roku-vid-ucasti-u-zasidannah-radi.html" text:style-name="Internet_20_link" text:visited-style-name="Visited_20_Internet_20_Link">
</text:a>
 рішення відсторонити <text:a xlink:type="simple" xlink:href="https://www.ukrinform.ua/rubric-polytics/3674165-lerosa-vidstoronili-do-kinca-roku-vid-ucasti-u-zasidannah-radi.html" text:style-name="Internet_20_link" text:visited-style-name="Visited_20_Internet_20_Link">
</text:a>
 позафракційного народногодепутата Гео Лероса від участі у пленарних засіданнях до кінця року.</text:p>
      <text:p text:style-name="P4">
<text:span text:style-name="T4">
Читайте також:</text:span>
 <text:a xlink:type="simple" xlink:href="https://www.ukrinform.ua/rubric-society/3703688-nazk-viavilo-oznaki-nezakonnogo-zbagacenna-narodnoi-deputatki-sol.html" text:style-name="Internet_20_link" text:visited-style-name="Visited_20_Internet_20_Link">
 <text:span text:style-name="T4">
депутат</text:span>
 </text:a>
</text:p>
      <text:p text:style-name="P4">
Лерос стверджував, що його відсторонили через критику на адресу глави ОфісуПрезидента Андрія Єрмака.</text:p>
      <text:p text:style-name="P4">
Гео Лерос пройшов до Верховної Рада від “Слуги народу”, однак у вересні 2020року фракція партії "Слуга народу" <text:a xlink:type="simple" xlink:href="https://www.ukrinform.ua/rubric-polytics/3091684-za-viklucenna-lerosa-pidpisalisa-blizko-dvohsot-slug-narodu-getmancev.html" text:style-name="Internet_20_link" text:visited-style-name="Visited_20_Internet_20_Link">
 </text:a>
 зі свого складу.</text:p>
      <text:p text:style-name="P4">
Перед цим Лерос під час виступу з трибуни парламенту розкритикував ПрезидентаВолодимира Зеленського, звинувативши у порушенні передвиборчих обіцянок.</text:p>
      <text:p text:style-name="P4">
Source: <text:a xlink:type="simple" xlink:href="https://www.ukrinform.ua/rubric-polytics/3703701-leros-zaavlae-so-verhovnij-sud-viznav-nezakonnim-risenna-vr-pro-vidstoronenna-vid-zasidan.html" text:style-name="Internet_20_link" text:visited-style-name="Visited_20_Internet_20_Link">
https://www.ukrinform.ua/rubric-polytics/3703701-leros-zaavlae-so-verhovnij-sud-viznav-nezakonnim-risenna-vr-pro-vidstoronenna-vid-zasidan.html</text:a>
</text:p>
      <!--NEWS-->
      <text:h text:style-name="P10" text:outline-level="1">
<text:span text:style-name="T4">
Молодіжна збірна України з футболу проведе збір в Австрії</text:span>
</text:h>
      <text:p text:style-name="P4">
Authors: Ukrinform (Person)</text:p>
      <text:p text:style-name="P4">
Publisher: Укринформ (Organization)</text:p>
      <text:p text:style-name="P4">
Published Time: 2023-05-02T16:52:00+03:00</text:p>
      <text:p text:style-name="P4">
Modified Time: 2023-05-02T16:52:00+03:00</text:p>
      <text:p text:style-name="P4">
Description: Початок збору – 8 червня. — Укрінформ.</text:p>
      <text:p text:style-name="P4">
Images: ["<text:a xlink:type="simple" xlink:href="https://static.ukrinform.com/photos/2023_05/thumb_files/630_360_1683035385-967.jpg" text:style-name="Internet_20_link" text:visited-style-name="Visited_20_Internet_20_Link">
630_360_16830...</text:a>
"]</text:p>
      <text:p text:style-name="P4">
Tags: ['Футбол']</text:p>
      <text:p text:style-name="P4">
Type: Article</text:p>
      <!--METADATA-->
      <text:p text:style-name="P4">
<draw:frame draw:style-name="fr1" draw:name="Image78" text:anchor-type="as-char" svg:width="6.9236in" svg:height="3.956343in" draw:z-index="0">
<draw:image xlink:href="../Images/yкринформ/2023-05-02T16-52-00-03-00/630_360_1683035385-967.jpg" xlink:type="simple" xlink:show="embed" xlink:actuate="onLoad" draw:mime-type="image/jpeg"/>
</draw:frame>
 Початокзбору – 8 червня.</text:p>
      <text:p text:style-name="P4">
Тренувальний збір команди Руслана Ротаня перед фінальною частиною Євро-2023(U-21) відбудеться в Австрії, орієнтовна дата початку збору – 8 червня, <text:a xlink:type="simple" xlink:href="https://t.me/tatotake_ua/1707" text:style-name="Internet_20_link" text:visited-style-name="Visited_20_Internet_20_Link">
</text:a>
 ТаТоТаке, передає Укрінформ.</text:p>
      <text:p text:style-name="P4">
Збірна України U-21 потрапила до групи В на Євро-2023, де зіграє з Румунією,Хорватією та Іспанією. У плей-офф молодіжного чемпіонату Європи вийдуть по двінайкращі команди з кожного квартету.</text:p>
      <text:p text:style-name="P4">
Перший матч групового турніру проти хорватських однолітків Україна проведе 21червня.</text:p>
      <text:p text:style-name="P4">
<text:span text:style-name="T4">
Читайте також:</text:span>
 <text:a xlink:type="simple" xlink:href="https://www.ukrinform.ua/rubric-sports/3688246-ukrainska-molodizka-postupilasa-futbolistam-italii-u-kontrolnomu-matci.html" text:style-name="Internet_20_link" text:visited-style-name="Visited_20_Internet_20_Link">
 </text:a>
</text:p>
      <text:p text:style-name="P4">
Як повідомляв Укрінформ, у березні збірна України U-21 поступилася одноліткамз Італії у контрольному матчі (1:3).</text:p>
      <text:p text:style-name="P4">
Фото: uaf.ua</text:p>
      <text:p text:style-name="P4">
Source: <text:a xlink:type="simple" xlink:href="https://www.ukrinform.ua/rubric-sports/3703703-molodizna-zbirna-ukraini-z-futbolu-provede-zbir-v-avstrii.html" text:style-name="Internet_20_link" text:visited-style-name="Visited_20_Internet_20_Link">
https://www.ukrinform.ua/rubric-sports/3703703-molodizna-zbirna-ukraini-z-futbolu-provede-zbir-v-avstrii.html</text:a>
</text:p>
      <!--NEWS-->
      <text:h text:style-name="P10" text:outline-level="1">
<text:span text:style-name="T4">
ВР закликає світ запровадити санкції проти «росатому»</text:span>
</text:h>
      <text:p text:style-name="P4">
Authors: Ukrinform (Person)</text:p>
      <text:p text:style-name="P4">
Publisher: Укринформ (Organization)</text:p>
      <text:p text:style-name="P4">
Published Time: 2023-05-02T17:00:00+03:00</text:p>
      <text:p text:style-name="P4">
Modified Time: 2023-05-02T17:00:00+03:00</text:p>
      <text:p text:style-name="P4">
Description: Верховна Рада України закликає парламенти всіх іноземних держав, Європарламенту та Міжнародного агентства з атомної енергії ввести санкції проти російської державної корпорації з атомної енергії "росатом". — Укрінформ.</text:p>
      <text:p text:style-name="P4">
Images: ["<text:a xlink:type="simple" xlink:href="https://static.ukrinform.com/photos/2023_04/thumb_files/630_360_1682685211-525.jpg" text:style-name="Internet_20_link" text:visited-style-name="Visited_20_Internet_20_Link">
630_360_16826...</text:a>
"]</text:p>
      <text:p text:style-name="P4">
Tags: ['Антиросійські санкції', 'Верховна Рада', 'Росатом', 'Атомна енергетика']</text:p>
      <text:p text:style-name="P4">
Type: Article</text:p>
      <!--METADATA-->
      <text:p text:style-name="P4">
<draw:frame draw:style-name="fr1" draw:name="Image79" text:anchor-type="as-char" svg:width="6.9236in" svg:height="3.956343in" draw:z-index="0">
<draw:image xlink:href="../Images/yкринформ/2023-05-02T17-00-00-03-00/630_360_1682685211-525.jpg" xlink:type="simple" xlink:show="embed" xlink:actuate="onLoad" draw:mime-type="image/jpeg"/>
</draw:frame>
 ВерховнаРада України закликає парламенти всіх іноземних держав, Європарламенту таМіжнародного агентства з атомної енергії ввести санкції проти російськоїдержавної корпорації з атомної енергії "росатом".</text:p>
      <text:p text:style-name="P4">
Про ухвалення відповідної постанови <text:a xlink:type="simple" xlink:href="https://itd.rada.gov.ua/billInfo/Bills/Card/41413" text:style-name="Internet_20_link" text:visited-style-name="Visited_20_Internet_20_Link">
</text:a>
 повідомив у <text:a xlink:type="simple" xlink:href="https://t.me/yzheleznyak/3988" text:style-name="Internet_20_link" text:visited-style-name="Visited_20_Internet_20_Link">
</text:a>
 народний депутат із фракції "Голос" ЯрославЖелезняк, передає Укрінформ.</text:p>
      <text:p text:style-name="P4">
За його словами, ухвалення постанови підтримали 298 парламентаріїв.</text:p>
      <text:p text:style-name="P4">
Зокрема, ВР звертається із вимогою запровадити заходи для припинення співпраціз росією в галузі ядерної <text:a xlink:type="simple" xlink:href="https://www.ukrinform.ua/tag-energetika" text:style-name="Internet_20_link" text:visited-style-name="Visited_20_Internet_20_Link">
 </text:a>
 .Натомість знайти альтернативних постачальників товарів та послуг у сферіатомної енергетики і розширення потужностей внутрішнього виробництва в ядернійгалузі. Український парламент також закликає належним чином відреагувати нанеприпустимі порушення, які вже вчинені "росатомом" та його підлеглими натериторії України, за допомогою системи санкцій.</text:p>
      <text:p text:style-name="P4">
<text:span text:style-name="T4">
Читайте також:</text:span>
 <text:a xlink:type="simple" xlink:href="https://www.ukrinform.ua/rubric-polytics/3700849-mzs-u-ricnicu-cornobilskoi-avarii-zaklikalo-svit-do-posilenna-sankcij-proti-rosatomu.html" text:style-name="Internet_20_link" text:visited-style-name="Visited_20_Internet_20_Link">
 <text:span text:style-name="T4">
росатом</text:span>
 </text:a>
</text:p>
      <text:p text:style-name="P4">
Водночас Верховна Рада звертається до міжнародної спільноти із проханнямстворити робочі групи для розробки конкретних цілей на найближчі роки,спрямованих на зменшення співпраці з російською федерацією та державноюкорпорацією з атомної енергії "росатом", а також афілійованих із нею фізичнихта юридичних осіб.</text:p>
      <text:p text:style-name="P4">
Як повідомлялося, 12 квітня Державний департамент США запровадив обмеженняпроти кількох структур оборонного сектору рф, а також організацій, якіпідтримують війну рф проти України, у тому числі пов’язаних із "росатомом".</text:p>
      <text:p text:style-name="P4">
Source: <text:a xlink:type="simple" xlink:href="https://www.ukrinform.ua/rubric-economy/3703705-vr-zaklikae-svit-zaprovaditi-sankcii-proti-rosatomu.html" text:style-name="Internet_20_link" text:visited-style-name="Visited_20_Internet_20_Link">
https://www.ukrinform.ua/rubric-economy/3703705-vr-zaklikae-svit-zaprovaditi-sankcii-proti-rosatomu.html</text:a>
</text:p>
      <!--NEWS-->
      <text:h text:style-name="P10" text:outline-level="1">
<text:span text:style-name="T4">
Що зміниться у роботі військово-лікарських комісій - Рада ухвалила два закони</text:span>
</text:h>
      <text:p text:style-name="P4">
Authors: Ukrinform (Person)</text:p>
      <text:p text:style-name="P4">
Publisher: Укринформ (Organization)</text:p>
      <text:p text:style-name="P4">
Published Time: 2023-05-02T17:03:00+03:00</text:p>
      <text:p text:style-name="P4">
Modified Time: 2023-05-02T17:03:00+03:00</text:p>
      <text:p text:style-name="P4">
Description: Верховна Рада ухвалила два закони для удосконалення діяльності військово-лікарських комісій. — Укрінформ.</text:p>
      <text:p text:style-name="P4">
Images: ["<text:a xlink:type="simple" xlink:href="https://static.ukrinform.com/photos/2023_01/thumb_files/630_360_1675107920-435.jpg" text:style-name="Internet_20_link" text:visited-style-name="Visited_20_Internet_20_Link">
630_360_16751...</text:a>
"]</text:p>
      <text:p text:style-name="P4">
Tags: ['Медицина', 'Верховна Рада', 'Військові', 'Війна з росією', 'ВЛК']</text:p>
      <text:p text:style-name="P4">
Type: Article</text:p>
      <!--METADATA-->
      <text:p text:style-name="P4">
<draw:frame draw:style-name="fr1" draw:name="Image80" text:anchor-type="as-char" svg:width="6.9236in" svg:height="3.956343in" draw:z-index="0">
<draw:image xlink:href="../Images/yкринформ/2023-05-02T17-03-00-03-00/630_360_1675107920-435.jpg" xlink:type="simple" xlink:show="embed" xlink:actuate="onLoad" draw:mime-type="image/jpeg"/>
</draw:frame>
 ВерховнаРада ухвалила два закони для удосконалення діяльності військово-лікарськихкомісій.</text:p>
      <text:p text:style-name="P4">
Про це народний депутат із парламентської фракції “Голос” Ярослав Железнякповідомив у <text:a xlink:type="simple" xlink:href="https://t.me/yzheleznyak/3990" text:style-name="Internet_20_link" text:visited-style-name="Visited_20_Internet_20_Link">
 </text:a>
 , передає Укрінформ.</text:p>
      <text:p text:style-name="P4">
Йдеться про законодавчі акти “Про внесення змін до статті 70 Основзаконодавства України про охорону здоров’я (щодо роботи військово-лікарськихкомісій)” ( <text:a xlink:type="simple" xlink:href="https://itd.rada.gov.ua/billInfo/Bills/Card/41659" text:style-name="Internet_20_link" text:visited-style-name="Visited_20_Internet_20_Link">
 </text:a>
 ) та “Провнесення змін до Статуту внутрішньої Служби Збройних сил України щодоудосконалення питань оформлення документів та лікування <text:a xlink:type="simple" xlink:href="https://www.ukrinform.ua/tag-vijskovi" text:style-name="Internet_20_link" text:visited-style-name="Visited_20_Internet_20_Link">
</text:a>
 під час дії воєнного стану” ( <text:a xlink:type="simple" xlink:href="https://itd.rada.gov.ua/billInfo/Bills/Card/41665" text:style-name="Internet_20_link" text:visited-style-name="Visited_20_Internet_20_Link">
</text:a>
 ).</text:p>
      <text:p text:style-name="P4">
Так, документ №9154 передбачає, що військово-лікарські комісії зможутьстворюватися не тільки при територіальних центрах комплектування та соціальноїпідтримки і закладах охорони здоров'я сектору безпеки та оборони, а ще й придержавних і комунальних закладах охорони здоров’я.</text:p>
      <text:p text:style-name="P4">
Своєю чергою закон №9158 пропонує внести зміни до Статуту внутрішньої службиЗбройних сил України. Відповідні зміни передбачають уточнення обов’язківначальника медичної служби бригади.</text:p>
      <text:p text:style-name="P4">
<text:span text:style-name="T4">
Читайте також:</text:span>
 <text:a xlink:type="simple" xlink:href="https://www.ukrinform.ua/rubric-ato/3702550-u-minoboroni-perevirili-robotu-vlk-u-rajonah-bojovih-dij.html" text:style-name="Internet_20_link" text:visited-style-name="Visited_20_Internet_20_Link">
 <text:span text:style-name="T4">
ВЛК</text:span>
 </text:a>
</text:p>
      <text:p text:style-name="P4">
Також визначаються підстави для видачі начальником медслужби військовоїчастини довідки про обставини травми (поранення, контузії, каліцтва) – післяпроведення службового чи спеціального розслідування або без проведення такогорозслідування (на підставі рапорту командира).</text:p>
      <text:p text:style-name="P4">
Окрім того, запроваджується механізм направлення медичних та інших документівдо військового закладу охорони здоров’я або територіального центрукомплектування і соціальної підтримки, а також до військової частинитериторіальним центром комплектування та соціальної підтримки.</text:p>
      <text:p text:style-name="P4">
Водночас встановлюється норма для військовослужбовців, які відповідно довисновку ВЛК мають право на відпустку для лікування у зв'язку з хворобою абовизнані непридатними до військової служби, щодо можливості направлятися упорядку, встановленому Міністерством оборони України, територіальним центромкомплектування та соціальної підтримки, до місця проведення відпустки або дляоформлення документів на звільнення.</text:p>
      <text:p text:style-name="P4">
<text:span text:style-name="T4">
Читайте також:</text:span>
 <text:a xlink:type="simple" xlink:href="https://www.ukrinform.ua/rubric-ato/3703675-rada-prodovzila-voennij-stan-ta-zagalnu-mobilizaciu-se-na-90-dib.html" text:style-name="Internet_20_link" text:visited-style-name="Visited_20_Internet_20_Link">
 </text:a>
</text:p>
      <text:p text:style-name="P4">
Як повідомлялося, військовослужбовці, які проходили або проходять лікуванняпоранень, отриманих під час виконання бойових завдань із захисту та оборониУкраїни, висловлюють обурення через неналежне надання їм медичної допомоги.</text:p>
      <text:p text:style-name="P4">
В Україні розробили план цифровізації процесів проходження військово-лікарської комісії. Її реформування триватиме упродовж року.</text:p>
      <text:p text:style-name="P4">
Source: <text:a xlink:type="simple" xlink:href="https://www.ukrinform.ua/rubric-society/3703706-so-zminitsa-u-roboti-vijskovolikarskih-komisij-rada-uhvalila-dva-zakoni.html" text:style-name="Internet_20_link" text:visited-style-name="Visited_20_Internet_20_Link">
https://www.ukrinform.ua/rubric-society/3703706-so-zminitsa-u-roboti-vijskovolikarskih-komisij-rada-uhvalila-dva-zakoni.html</text:a>
</text:p>
      <!--NEWS-->
      <text:h text:style-name="P10" text:outline-level="1">
<text:span text:style-name="T4">
єЧергу запускають на 16 пунктах пропуску в західному напрямку – Шмигаль</text:span>
</text:h>
      <text:p text:style-name="P4">
Authors: Ukrinform (Person)</text:p>
      <text:p text:style-name="P4">
Publisher: Укринформ (Organization)</text:p>
      <text:p text:style-name="P4">
Published Time: 2023-05-02T17:07:00+03:00</text:p>
      <text:p text:style-name="P4">
Modified Time: 2023-05-02T17:07:00+03:00</text:p>
      <text:p text:style-name="P4">
Description: Уряд запускає на 16 пунктах пропуску в західному напрямку електронну систему перетину кордону єЧерга, що була успішно протестована на двох пунктах пропуску. — Укрінформ.</text:p>
      <text:p text:style-name="P4">
Images: ["<text:a xlink:type="simple" xlink:href="https://static.ukrinform.com/photos/2023_02/thumb_files/630_360_1676995305-131.jpg" text:style-name="Internet_20_link" text:visited-style-name="Visited_20_Internet_20_Link">
630_360_16769...</text:a>
"]</text:p>
      <text:p text:style-name="P4">
Tags: ['Кабмін', 'Кордон', 'Шмигаль', 'Електронна черга']</text:p>
      <text:p text:style-name="P4">
Type: Article</text:p>
      <!--METADATA-->
      <text:p text:style-name="P4">
<draw:frame draw:style-name="fr1" draw:name="Image81" text:anchor-type="as-char" svg:width="6.9236in" svg:height="3.956343in" draw:z-index="0">
<draw:image xlink:href="../Images/yкринформ/2023-05-02T17-07-00-03-00/630_360_1676995305-131.jpg" xlink:type="simple" xlink:show="embed" xlink:actuate="onLoad" draw:mime-type="image/jpeg"/>
</draw:frame>
 Урядзапускає на 16 пунктах пропуску в західному напрямку електронну системуперетину кордону єЧерга, що була успішно протестована на двох пунктахпропуску.</text:p>
      <text:p text:style-name="P4">
Про це Прем'єр-міністр України Денис Шмигаль <text:a xlink:type="simple" xlink:href="https://t.me/Denys_Smyhal/5148" text:style-name="Internet_20_link" text:visited-style-name="Visited_20_Internet_20_Link">
</text:a>
 на засіданні уряду, передає Укрінформ.</text:p>
      <text:p text:style-name="P4">
«На 16 пунктах пропуску в західному напрямку ми запускаємо електронну системуєЧерга. З кінця минулого року вона була успішно апробована на двох пунктахпропуску. Тепер єЧерга стане доступною для усіх водіїв вантажного транспорту,які перетинають кордон», - сказав Шмигаль.</text:p>
      <text:p text:style-name="P4">
Відео: <text:a xlink:type="simple" xlink:href="https://t.me/Denys_Smyhal/5148" text:style-name="Internet_20_link" text:visited-style-name="Visited_20_Internet_20_Link">
 </text:a>
</text:p>
      <text:p text:style-name="P4">
За його словами, після реєстрації через застосунок користувач отримаєповідомлення про свій статус у черзі, її просування, час заїзду до пунктупропуску.</text:p>
      <text:p text:style-name="P4">
«Переваги єЧерги для українців: простий алгоритм дій, мінімум зусиль з бокукористувача, колосальна економія часу. Переваги для бізнесу: зменшення збитківчерез простій, оптимізація бізнес-процесів, прозорість та однакові правила длявсіх. Переваги для держави: впорядкування перевезень, ліквідація фізичнихчерг, аналіз транспортних потоків», - підкреслив Прем'єр-міністр.</text:p>
      <text:p text:style-name="P4">
<text:span text:style-name="T4">
Читайте також:</text:span>
 <text:a xlink:type="simple" xlink:href="https://www.ukrinform.ua/rubric-technology/3688487-v-ukraini-zapustili-zastosunok-ecerga-dla-vodiiv-aki-peretinaut-pp-agodindorogusk.html" text:style-name="Internet_20_link" text:visited-style-name="Visited_20_Internet_20_Link">
 <text:span text:style-name="T4">
єЧерга</text:span>
 </text:a>
</text:p>
      <text:p text:style-name="P4">
Шмигаль упевнений в тому, що єЧерга стане універсальною системою для всіхвидів транспорту. «З наступного тижня нею зможуть користуватися водіївантажівок, з липня – водії автобусів, з серпня – власники легкових авто.Нашамета – зробити перетин кордону максимально швидким та зручним», - підкресливглава уряду.</text:p>
      <text:p text:style-name="P4">
Як повідомлялось, у грудні 2022 року на пункті пропуску «Ягодин – Дорогуськ»запрацювала електронна черга перетину <text:a xlink:type="simple" xlink:href="https://www.ukrinform.ua/tag-kordon" text:style-name="Internet_20_link" text:visited-style-name="Visited_20_Internet_20_Link">
 </text:a>
. Вона була розроблена спеціально для українського ПП і враховує особливостіукраїнської нормативно-правової бази.</text:p>
      <text:p text:style-name="P4">
Source: <text:a xlink:type="simple" xlink:href="https://www.ukrinform.ua/rubric-economy/3703719-ecergu-zapuskaut-na-16-punktah-propusku-v-zahidnomu-napramku-smigal.html" text:style-name="Internet_20_link" text:visited-style-name="Visited_20_Internet_20_Link">
https://www.ukrinform.ua/rubric-economy/3703719-ecergu-zapuskaut-na-16-punktah-propusku-v-zahidnomu-napramku-smigal.html</text:a>
</text:p>
      <!--NEWS-->
      <text:h text:style-name="P10" text:outline-level="1">
<text:span text:style-name="T4">
Чопський прикордонний загін позиватиметься через звинувачення у смерті ведмедя</text:span>
</text:h>
      <text:p text:style-name="P4">
Authors: Ukrinform (Person)</text:p>
      <text:p text:style-name="P4">
Publisher: Укринформ (Organization)</text:p>
      <text:p text:style-name="P4">
Published Time: 2023-05-02T17:07:42+03:00</text:p>
      <text:p text:style-name="P4">
Modified Time: 2023-05-02T17:07:42+03:00</text:p>
      <text:p text:style-name="P4">
Description: Чопський прикордонний загін Державної прикордонної служби України позиватиметься до автора публікації про, нібито, причетність прикордонників до смерті дикої тварини (ведмедя). — Укрінформ.</text:p>
      <text:p text:style-name="P4">
Images: ["<text:a xlink:type="simple" xlink:href="https://static.ukrinform.com/photos/2020_02/thumb_files/630_360_1582135276-970.jpg" text:style-name="Internet_20_link" text:visited-style-name="Visited_20_Internet_20_Link">
630_360_15821...</text:a>
", "<text:a xlink:type="simple" xlink:href="https://static.ukrinform.com/photos/2023_05/1683035997-324.jpg" text:style-name="Internet_20_link" text:visited-style-name="Visited_20_Internet_20_Link">
1683035997-32...</text:a>
", "<text:a xlink:type="simple" xlink:href="https://static.ukrinform.com/photos/2023_05/1683035997-270.jpg" text:style-name="Internet_20_link" text:visited-style-name="Visited_20_Internet_20_Link">
1683035997-27...</text:a>
", "<text:a xlink:type="simple" xlink:href="https://static.ukrinform.com/photos/2023_05/1683036042-414.jpg" text:style-name="Internet_20_link" text:visited-style-name="Visited_20_Internet_20_Link">
1683036042-41...</text:a>
", "<text:a xlink:type="simple" xlink:href="https://static.ukrinform.com/photos/2023_05/1683036042-836.jpg" text:style-name="Internet_20_link" text:visited-style-name="Visited_20_Internet_20_Link">
1683036042-83...</text:a>
"]</text:p>
      <text:p text:style-name="P4">
Tags: ['Прикордонники', 'Суд', 'Тварини', 'Загибель']</text:p>
      <text:p text:style-name="P4">
Type: Article</text:p>
      <!--METADATA-->
      <text:p text:style-name="P4">
<draw:frame draw:style-name="fr1" draw:name="Image82" text:anchor-type="as-char" svg:width="6.9236in" svg:height="3.956343in" draw:z-index="0">
<draw:image xlink:href="../Images/yкринформ/2023-05-02T17-07-42-03-00/630_360_1582135276-970.jpg" xlink:type="simple" xlink:show="embed" xlink:actuate="onLoad" draw:mime-type="image/jpeg"/>
</draw:frame>
 Чопськийприкордонний загін Державної прикордонної служби України позиватиметься доавтора публікації про, нібито, причетність прикордонників до смерті дикоїтварини (ведмедя).</text:p>
      <text:p text:style-name="P4">
Про це йдеться у заяві <text:a xlink:type="simple" xlink:href="http://www.facebook.com/zahidnuy.kordon/posts/pfbid0LGahAzcDYR62xGU1P9cfTaixN8ScAs26KmCbuZaALr85CgxeMgfDUMhCUJBTixrol" text:style-name="Internet_20_link" text:visited-style-name="Visited_20_Internet_20_Link">
</text:a>
, оприлюдненій у Фейсбуці, передає Укрінформ.</text:p>
      <text:p text:style-name="P4">
«Чопським прикордонним загоном буде подано позов до суду на автора публікаціїза наклеп», - повідомляється у дописі.</text:p>
      <text:p text:style-name="P4">
У ДПСУ вкотре наголошують, що звинувачення прикордонників представникомУжанського національного парку у смерті дикої тварини (ведмедиці) -безпідставне. Поширена інформація зроблена виключно на припущеннях та домислахбез реального підтвердження.</text:p>
      <text:p text:style-name="P4">
«1 травня, на ділянку прикордонного підрозділу «Кам'яниця», де прикордонникивиявили труп ведмедя, було викликано співробітників Національної поліції,ветеринара, а також запрошено автора допису. Правоохоронці ідентифікувалимісцевість, що зображена на поширеному фото, та провели огляд місця», - додалиу ДПСУ.</text:p>
      <text:p text:style-name="P4">
<draw:frame draw:style-name="fr1" draw:name="Image83" text:anchor-type="as-char" svg:width="6.9236in" svg:height="4.615733in" draw:z-index="0">
<draw:image xlink:href="../Images/yкринформ/2023-05-02T17-07-42-03-00/1683035997-324.jpg" xlink:type="simple" xlink:show="embed" xlink:actuate="onLoad" draw:mime-type="image/jpeg"/>
</draw:frame>
</text:p>
      <text:p text:style-name="P4">
<draw:frame draw:style-name="fr1" draw:name="Image84" text:anchor-type="as-char" svg:width="6.9236in" svg:height="4.615733in" draw:z-index="0">
<draw:image xlink:href="../Images/yкринформ/2023-05-02T17-07-42-03-00/1683035997-270.jpg" xlink:type="simple" xlink:show="embed" xlink:actuate="onLoad" draw:mime-type="image/jpeg"/>
</draw:frame>
</text:p>
      <text:p text:style-name="P4">
Також група могла пересвідчитись про наявність акту комісії, яка підтвердила,що смерть тварини – самця ведмедя, а не ведмедиці, настала внаслідок природнихпричин. Акт про це підписаний представниками Ужгородського управлінняДержпродспоживслужби в Закарпатській області, Кам’яницького лісництва, головоюта єгерем Закарпатського товариства мисливців і рибалок «Лісівник», а такожмисливствознавцем Ужгородського лісового господарства.</text:p>
      <text:p text:style-name="P4">
<draw:frame draw:style-name="fr1" draw:name="Image85" text:anchor-type="as-char" svg:width="5.625in" svg:height="10.0in" draw:z-index="0">
<draw:image xlink:href="../Images/yкринформ/2023-05-02T17-07-42-03-00/1683036042-414.jpg" xlink:type="simple" xlink:show="embed" xlink:actuate="onLoad" draw:mime-type="image/jpeg"/>
</draw:frame>
</text:p>
      <text:p text:style-name="P4">
<draw:frame draw:style-name="fr1" draw:name="Image86" text:anchor-type="as-char" svg:width="5.625in" svg:height="10.0in" draw:z-index="0">
<draw:image xlink:href="../Images/yкринформ/2023-05-02T17-07-42-03-00/1683036042-836.jpg" xlink:type="simple" xlink:show="embed" xlink:actuate="onLoad" draw:mime-type="image/jpeg"/>
</draw:frame>
</text:p>
      <text:p text:style-name="P4">
Ексгумація тіла тварини буде здійснена після залучення відповіднихспеціалістів.</text:p>
      <text:p text:style-name="P4">
Окрім того, в ДПСУ зазначили, що відстань від місця, де знайшли труп тварини,до місця, де прикордонники відділу «Стужиця» зафільмували ведмежа, про щозазначав автор допису, становить близько 60 кілометрів.</text:p>
      <text:p text:style-name="P4">
<text:span text:style-name="T4">
Читайте також:</text:span>
 <text:a xlink:type="simple" xlink:href="https://www.ukrinform.ua/rubric-regions/3694346-v-odesi-lebedam-varvarski-pidrizali-krila-zoozahisniki-ratuut-tvarin.html" text:style-name="Internet_20_link" text:visited-style-name="Visited_20_Internet_20_Link">
 <text:span text:style-name="T4">
зоозахисники</text:span>
 </text:a>
</text:p>
      <text:p text:style-name="P4">
Мертвого ведмедя військовослужбовці прикордонного підрозділу виявили під часпатрулювання з охорони державного кордону, яке відбувається зі штатною зброєюта боєприпасами, що перебувають на постійному обліку, підкреслили в ДПСУ.</text:p>
      <text:p text:style-name="P4">
А також наголосили, що прикордонники у ході виконання завдань вживають усіхзаходів задля недопущення незаконного полювання, риболовлі та браконьєрства наділянці відповідальності та упереджують такі дії.</text:p>
      <text:p text:style-name="P4">
Державна прикордонна служба України пропонує природоохоронним та зоозахисниморганізаціям долучитися до з’ясування усіх обставин у даній справі, аджеприкордонники не вчиняли тих дій, у яких їх звинувачують і будуть вдячні задопомогу у встановленні істини.</text:p>
      <text:p text:style-name="P4">
<text:span text:style-name="T4">
Читайте також:</text:span>
 <text:a xlink:type="simple" xlink:href="https://www.ukrinform.ua/rubric-regions/3697847-zoozahisniki-zvernulisa-do-policii-cerez-skandalnu-zjomku-z-morskimi-kotikami-v-odesi.html" text:style-name="Internet_20_link" text:visited-style-name="Visited_20_Internet_20_Link">
 <text:span text:style-name="T4">
Зоозахисники</text:span>
 </text:a>
</text:p>
      <text:p text:style-name="P4">
Як повідомлялося, раніше начальник відділу державної охорони ПЗФ Ужанськогонацпарку Владислав Каменца опублікував допис у Фейсбуці та фото чоловіків уформі прикордонників біля мертвої ведмедиці.</text:p>
      <text:p text:style-name="P4">
Як стверджують в Ужанському нацпарку, вони мають підстави вважати, щоведмедиця була знищена в результаті незаконного полювання, організованого таздійсненого посадовими особами ДПС України.</text:p>
      <text:p text:style-name="P4">
16 квітня на території колишнього Великоберезнянського району знайшли ведмежа,яке прибилося до села Домашин. Його передали працівникам Ужанського нацпарку,а ті, своєю чергою, передали його на реабілітацію до Центру реабілітаціїбурого ведмедя НПП "Синевир". Після реабілітації ведмежа обіцяють зновувипустити в дику природу.</text:p>
      <text:p text:style-name="P4">
Source: <text:a xlink:type="simple" xlink:href="https://www.ukrinform.ua/rubric-regions/3703708-copskij-prikordonnij-zagin-pozivatimetsa-cerez-zvinuvacenna-u-smerti-vedmeda.html" text:style-name="Internet_20_link" text:visited-style-name="Visited_20_Internet_20_Link">
https://www.ukrinform.ua/rubric-regions/3703708-copskij-prikordonnij-zagin-pozivatimetsa-cerez-zvinuvacenna-u-smerti-vedmeda.html</text:a>
</text:p>
      <!--NEWS-->
      <text:h text:style-name="P10" text:outline-level="1">
<text:span text:style-name="T4">
У Мюнхені відбувся захід, присвячений Україні та людям, які їй допомагають</text:span>
</text:h>
      <text:p text:style-name="P4">
Authors: Ukrinform (Person)</text:p>
      <text:p text:style-name="P4">
Publisher: Укринформ (Organization)</text:p>
      <text:p text:style-name="P4">
Published Time: 2023-05-02T17:11:00+03:00</text:p>
      <text:p text:style-name="P4">
Modified Time: 2023-05-02T17:11:00+03:00</text:p>
      <text:p text:style-name="P4">
Description: За підтримки Баварського міністерства сім’ї, праці та соціальної політики у німецькому Мюнхені відбувся захід, присвячений Україні та людям, які у свій вільний час продовжують надавати їй допомогу. — Укрінформ.</text:p>
      <text:p text:style-name="P4">
Images: ["<text:a xlink:type="simple" xlink:href="https://static.ukrinform.com/photos/2023_05/thumb_files/630_360_1683034360-317.jpg" text:style-name="Internet_20_link" text:visited-style-name="Visited_20_Internet_20_Link">
630_360_16830...</text:a>
", "<text:a xlink:type="simple" xlink:href="https://static.ukrinform.com/photos/2023_05/1683034393-329.jpg" text:style-name="Internet_20_link" text:visited-style-name="Visited_20_Internet_20_Link">
1683034393-32...</text:a>
", "<text:a xlink:type="simple" xlink:href="https://static.ukrinform.com/photos/2023_05/1683034393-394.jpg" text:style-name="Internet_20_link" text:visited-style-name="Visited_20_Internet_20_Link">
1683034393-39...</text:a>
", "<text:a xlink:type="simple" xlink:href="https://static.ukrinform.com/photos/2023_05/1683034393-807.jpg" text:style-name="Internet_20_link" text:visited-style-name="Visited_20_Internet_20_Link">
1683034393-80...</text:a>
"]</text:p>
      <text:p text:style-name="P4">
Tags: ['Діаспора', 'Консульство', 'Мюнхен', 'Німеччина']</text:p>
      <text:p text:style-name="P4">
Type: Article</text:p>
      <!--METADATA-->
      <text:p text:style-name="P4">
<draw:frame draw:style-name="fr1" draw:name="Image87" text:anchor-type="as-char" svg:width="6.9236in" svg:height="3.956343in" draw:z-index="0">
<draw:image xlink:href="../Images/yкринформ/2023-05-02T17-11-00-03-00/630_360_1683034360-317.jpg" xlink:type="simple" xlink:show="embed" xlink:actuate="onLoad" draw:mime-type="image/jpeg"/>
</draw:frame>
 Запідтримки Баварського міністерства сім’ї, праці та соціальної політики унімецькому Мюнхені відбувся захід, присвячений Україні та людям, які у свійвільний час продовжують надавати їй допомогу.</text:p>
      <text:p text:style-name="P4">
Як передає Укрінформ, про це йдеться на <text:a xlink:type="simple" xlink:href="https://www.facebook.com/UKRinMunich/posts/pfbid0oSzdEAg6R8DwNZyDDc1a2cErjM8t5NUeei4WPukoeQ22R2fZYzLDaCD1JpDhjnKl" text:style-name="Internet_20_link" text:visited-style-name="Visited_20_Internet_20_Link">
</text:a>
Генерального консульства України у Мюнхені.</text:p>
      <text:p text:style-name="P4">
<draw:frame draw:style-name="fr1" draw:name="Image88" text:anchor-type="as-char" svg:width="6.9236in" svg:height="9.231467in" draw:z-index="0">
<draw:image xlink:href="../Images/yкринформ/2023-05-02T17-11-00-03-00/1683034393-329.jpg" xlink:type="simple" xlink:show="embed" xlink:actuate="onLoad" draw:mime-type="image/jpeg"/>
</draw:frame>
</text:p>
      <text:p text:style-name="P4">
За повідомленням, урочиста частина заходу розпочалася вітальними словамиМіністерки з питань сім‘ї, праці та соціальної політики Ульріке Шарф тагенерального консула Юрія Ярмілка.</text:p>
      <text:p text:style-name="P4">
<draw:frame draw:style-name="fr1" draw:name="Image89" text:anchor-type="as-char" svg:width="6.9236in" svg:height="9.231467in" draw:z-index="0">
<draw:image xlink:href="../Images/yкринформ/2023-05-02T17-11-00-03-00/1683034393-394.jpg" xlink:type="simple" xlink:show="embed" xlink:actuate="onLoad" draw:mime-type="image/jpeg"/>
</draw:frame>
</text:p>
      <text:p text:style-name="P4">
Пан Ярмілко у своєму зверненні висловив слова вдячності як Баварському уряду,так і гостям заходу за їхню почесну місію та беззаперечну підтримку України, атакож впевненість у перемозі України.</text:p>
      <text:p text:style-name="P4">
<draw:frame draw:style-name="fr1" draw:name="Image90" text:anchor-type="as-char" svg:width="6.9236in" svg:height="9.231467in" draw:z-index="0">
<draw:image xlink:href="../Images/yкринформ/2023-05-02T17-11-00-03-00/1683034393-807.jpg" xlink:type="simple" xlink:show="embed" xlink:actuate="onLoad" draw:mime-type="image/jpeg"/>
</draw:frame>
</text:p>
      <text:p text:style-name="P4">
У Генконсульстві додали, що музичний супровід цього дня забезпечили місцевийгурт та українська співачка, яка проживає в Аугсбурзі, Євгенія Соболевська.</text:p>
      <text:p text:style-name="P4">
Нагадаємо, благодійна організація з Мюнхена <text:a xlink:type="simple" xlink:href="https://www.ukrinform.ua/rubric-diaspora/3682653-blagodijna-organizacia-z-munhena-peredala-tri-avtomobili-dla-ukrainskih-medbrigad.html" text:style-name="Internet_20_link" text:visited-style-name="Visited_20_Internet_20_Link">
</text:a>
 три автомобілідля українських медичних бригад.</text:p>
      <text:p text:style-name="P4">
<text:span text:style-name="T5">
Фото: Generalkonsulat der Ukraine in München / Фейсбук</text:span>
</text:p>
      <text:p text:style-name="P4">
Source: <text:a xlink:type="simple" xlink:href="https://www.ukrinform.ua/rubric-diaspora/3703694-u-munheni-vidbuvsa-zahid-prisvacenij-ukraini-ta-ludam-aki-ij-dopomagaut.html" text:style-name="Internet_20_link" text:visited-style-name="Visited_20_Internet_20_Link">
https://www.ukrinform.ua/rubric-diaspora/3703694-u-munheni-vidbuvsa-zahid-prisvacenij-ukraini-ta-ludam-aki-ij-dopomagaut.html</text:a>
</text:p>
      <!--NEWS-->
      <text:h text:style-name="P10" text:outline-level="1">
<text:span text:style-name="T4">
Ексміністр освіти Шкарлет став першим проректором Чернігівської політехніки</text:span>
</text:h>
      <text:p text:style-name="P4">
Authors: Ukrinform (Person)</text:p>
      <text:p text:style-name="P4">
Publisher: Укринформ (Organization)</text:p>
      <text:p text:style-name="P4">
Published Time: 2023-05-02T17:11:10+03:00</text:p>
      <text:p text:style-name="P4">
Modified Time: 2023-05-02T17:11:10+03:00</text:p>
      <text:p text:style-name="P4">
Description: Колишнього міністра освіти і науки України Сергія Шкарлета призначили на посаду в університеті "Чернігівська політехніка". — Укрінформ.</text:p>
      <text:p text:style-name="P4">
Images: ["<text:a xlink:type="simple" xlink:href="https://static.ukrinform.com/photos/2021_09/thumb_files/630_360_1630480234-5881.jpeg" text:style-name="Internet_20_link" text:visited-style-name="Visited_20_Internet_20_Link">
630_360_16304...</text:a>
"]</text:p>
      <text:p text:style-name="P4">
Tags: ['Освіта', 'Чернігів', 'Шкарлет', 'Університет']</text:p>
      <text:p text:style-name="P4">
Type: Article</text:p>
      <!--METADATA-->
      <text:p text:style-name="P4">
<draw:frame draw:style-name="fr1" draw:name="Image91" text:anchor-type="as-char" svg:width="6.9236in" svg:height="3.956343in" draw:z-index="0">
<draw:image xlink:href="../Images/yкринформ/2023-05-02T17-11-10-03-00/630_360_1630480234-5881.jpeg" xlink:type="simple" xlink:show="embed" xlink:actuate="onLoad" draw:mime-type="image/jpeg"/>
</draw:frame>
Колишнього міністра освіти і науки України Сергія Шкарлета призначили напосаду в університеті "Чернігівська політехніка".</text:p>
      <text:p text:style-name="P4">
Про це повідомляє <text:a xlink:type="simple" xlink:href="https://suspilne.media/463220-kolisnij-ministr-osviti-sergij-skarlet-stav-persim-prorektorom-cernigivskoi-politehniki/" text:style-name="Internet_20_link" text:visited-style-name="Visited_20_Internet_20_Link">
 </text:a>
 , передаєУкрінформ.</text:p>
      <text:p text:style-name="P4">
"1 травня 2023 року ексміністра освіти і науки України Сергія Шкарлетапризначили першим проректором Національного університету "Чернігівськаполітехніка", - йдеться в повідомленні.</text:p>
      <text:p text:style-name="P4">
Сергія <text:a xlink:type="simple" xlink:href="https://www.ukrinform.ua/tag-skarlet" text:style-name="Internet_20_link" text:visited-style-name="Visited_20_Internet_20_Link">
 </text:a>
 призначили міністром освіти інауки 17 грудня 2020 року. Це рішення ухвалили на засіданні Верховної Ради. Занього тоді проголосувала мінімальна більшість депутатів – 226. А присягу вінзачитував під вигуки "Ганьба" з сесійної зали.</text:p>
      <text:p text:style-name="P4">
<text:span text:style-name="T4">
Читайте також:</text:span>
 <text:a xlink:type="simple" xlink:href="https://www.ukrinform.ua/rubric-society/3702234-v-universitetah-vidna-projsla-vistavka-nevidani-diplomi-pro-zagiblih-ukrainskih-studentiv.html" text:style-name="Internet_20_link" text:visited-style-name="Visited_20_Internet_20_Link">
 <text:span text:style-name="T4">
університет</text:span>
 </text:a>
</text:p>
      <text:p text:style-name="P4">
20 березня 2023 року Верховна Рада проголосувала за відставку міністра освітиі науки Сергія Шкарлета. До призначення в Міносвіти він працював ректоромЧернігівського державного технологічного університету.</text:p>
      <text:p text:style-name="P4">
Source: <text:a xlink:type="simple" xlink:href="https://www.ukrinform.ua/rubric-regions/3703714-eksministr-osviti-skarlet-stav-persim-prorektorom-cernigivskoi-politehniki.html" text:style-name="Internet_20_link" text:visited-style-name="Visited_20_Internet_20_Link">
https://www.ukrinform.ua/rubric-regions/3703714-eksministr-osviti-skarlet-stav-persim-prorektorom-cernigivskoi-politehniki.html</text:a>
</text:p>
      <!--NEWS-->
      <text:h text:style-name="P10" text:outline-level="1">
<text:span text:style-name="T4">
СБУ запобігла вивезенню в Іран двигунів до військово-транспортних літаків</text:span>
</text:h>
      <text:p text:style-name="P4">
Authors: Ukrinform (Person)</text:p>
      <text:p text:style-name="P4">
Publisher: Укринформ (Organization)</text:p>
      <text:p text:style-name="P4">
Published Time: 2023-05-02T17:13:36+03:00</text:p>
      <text:p text:style-name="P4">
Modified Time: 2023-05-02T17:13:36+03:00</text:p>
      <text:p text:style-name="P4">
Description: Служба безпеки запобігла спробі незаконного вивезення за межі України авіаційних комплектуючих, що підлягають державному експортному контролю. — Укрінформ.</text:p>
      <text:p text:style-name="P4">
Images: ["<text:a xlink:type="simple" xlink:href="https://static.ukrinform.com/photos/2018_01/thumb_files/630_360_1516183389-5454.jpg" text:style-name="Internet_20_link" text:visited-style-name="Visited_20_Internet_20_Link">
630_360_15161...</text:a>
", "<text:a xlink:type="simple" xlink:href="https://static.ukrinform.com/photos/2023_05/1683036643-286.jpg" text:style-name="Internet_20_link" text:visited-style-name="Visited_20_Internet_20_Link">
1683036643-28...</text:a>
", "<text:a xlink:type="simple" xlink:href="https://static.ukrinform.com/photos/2023_05/1683036643-649.jpg" text:style-name="Internet_20_link" text:visited-style-name="Visited_20_Internet_20_Link">
1683036643-64...</text:a>
"]</text:p>
      <text:p text:style-name="P4">
Tags: ['Авіа', 'Дніпро', 'Іран', 'СБУ', 'Двигун']</text:p>
      <text:p text:style-name="P4">
Type: Article</text:p>
      <!--METADATA-->
      <text:p text:style-name="P4">
<draw:frame draw:style-name="fr1" draw:name="Image92" text:anchor-type="as-char" svg:width="6.9236in" svg:height="3.956343in" draw:z-index="0">
<draw:image xlink:href="../Images/yкринформ/2023-05-02T17-13-36-03-00/630_360_1516183389-5454.jpg" xlink:type="simple" xlink:show="embed" xlink:actuate="onLoad" draw:mime-type="image/jpeg"/>
</draw:frame>
 Службабезпеки запобігла спробі незаконного вивезення за межі України авіаційнихкомплектуючих, що підлягають державному експортному контролю.</text:p>
      <text:p text:style-name="P4">
Як передає Укрінформ, про це СБУ повідомляє у <text:a xlink:type="simple" xlink:href="http://t.me/SBUkr/8158" text:style-name="Internet_20_link" text:visited-style-name="Visited_20_Internet_20_Link">
 </text:a>
 .</text:p>
      <text:p text:style-name="P4">
Зокрема, зазначається, що в ході комплексних заходів у Дніпрі викрито двохпідприємців, які намагалися нелегально переправити до Ірану два турбореактивніавіадвигуни Д-36 для продажу.</text:p>
      <text:p text:style-name="P4">
<draw:frame draw:style-name="fr1" draw:name="Image93" text:anchor-type="as-char" svg:width="6.9236in" svg:height="4.615733in" draw:z-index="0">
<draw:image xlink:href="../Images/yкринформ/2023-05-02T17-13-36-03-00/1683036643-286.jpg" xlink:type="simple" xlink:show="embed" xlink:actuate="onLoad" draw:mime-type="image/jpeg"/>
</draw:frame>
</text:p>
      <text:p text:style-name="P4">
<draw:frame draw:style-name="fr1" draw:name="Image94" text:anchor-type="as-char" svg:width="6.9236in" svg:height="4.615733in" draw:z-index="0">
<draw:image xlink:href="../Images/yкринформ/2023-05-02T17-13-36-03-00/1683036643-649.jpg" xlink:type="simple" xlink:show="embed" xlink:actuate="onLoad" draw:mime-type="image/jpeg"/>
</draw:frame>
</text:p>
      <text:p text:style-name="P4">
Встановлено, що українську продукцію фігуранти планували реалізувати іноземцямза 400 тис. дол.</text:p>
      <text:p text:style-name="P4">
«Замовники» планували використати відповідне високотехнологічне обладнання навійськово-транспортних літаках Ан-74.</text:p>
      <text:p text:style-name="P4">
Для маскування злочинної діяльності зловмисники хотіли вивезти авіадвигуни зУкраїни під виглядом комплектуючих для магістральних газогонів. Для цьоговносили недостовірні відомості до товарно-транспортних декларацій.</text:p>
      <text:p text:style-name="P4">
Співробітники СБУ своєчасно викрили оборудку і заблокували її.</text:p>
      <text:p text:style-name="P4">
<text:span text:style-name="T4">
Читайте також:</text:span>
 <text:a xlink:type="simple" xlink:href="https://www.ukrinform.ua/rubric-society/3700489-sbu-zatrimala-rosijskih-agentiv-odin-z-nih-zaklikav-udariti-satanou-po-krainah-zahodu.html" text:style-name="Internet_20_link" text:visited-style-name="Visited_20_Internet_20_Link">
 <text:span text:style-name="T4">
СБУ</text:span>
 </text:a>
</text:p>
      <text:p text:style-name="P4">
За даними слідства, організаторами «схеми» є двоє власників дніпровськоїкомпанії, яка спеціалізується на вантажних перевезеннях до країн БлизькогоСходу й Африки.</text:p>
      <text:p text:style-name="P4">
За оперативною інформацією, двигуни, які вони намагались нелегально вивезти закордон, раніше були викрадені під час ліквідації одного з держпідприємств.</text:p>
      <text:p text:style-name="P4">
Ділки планували зробити «косметичний» ремонт цих агрегатів і виготовити на нихпідроблені документи для подальшого продажу.</text:p>
      <text:p text:style-name="P4">
Зловмисники зберігали авіапродукцію в ангарі на території підприємства. Саметам її виявили правоохоронці при обшуках за місцем роботи фігурантів.</text:p>
      <text:p text:style-name="P4">
<text:span text:style-name="T4">
Читайте також:</text:span>
 <text:a xlink:type="simple" xlink:href="https://www.ukrinform.ua/rubric-regions/3703385-sbu-likviduvala-proksicentr-cerez-akij-rosia-provodila-informacijni-specoperacii.html" text:style-name="Internet_20_link" text:visited-style-name="Visited_20_Internet_20_Link">
 <text:span text:style-name="T4">
СБУ</text:span>
 </text:a>
</text:p>
      <text:p text:style-name="P4">
Двигуни вилучено для проведення експертиз. Після цього буде вирішено питаннящодо їх передачі на потреби оборонно-промислового комплексу України.</text:p>
      <text:p text:style-name="P4">
У межах кримінального провадження, розпочатого слідчими <text:a xlink:type="simple" xlink:href="https://www.ukrinform.ua/tag-sbu" text:style-name="Internet_20_link" text:visited-style-name="Visited_20_Internet_20_Link">
</text:a>
 за ч. 1 ст. 333 Кримінального кодексуУкраїни (порушення порядку здійснення міжнародних передач товарів, щопідлягають державному експортному контролю), триває розслідування длявстановлення всіх обставин злочину і притягнення винних до відповідальності.</text:p>
      <text:p text:style-name="P4">
<text:span text:style-name="T4">
Читайте також:</text:span>
 <text:a xlink:type="simple" xlink:href="https://www.ukrinform.ua/rubric-society/3703640-sbu-vikrila-dilkiv-aki-profinansuvali-bojovikiv-dnr-bils-ak-na-50-miljoniv.html" text:style-name="Internet_20_link" text:visited-style-name="Visited_20_Internet_20_Link">
 <text:span text:style-name="T4">
СБУ</text:span>
 </text:a>
</text:p>
      <text:p text:style-name="P4">
Як повідомлялось, іранські безпілотники, які росія використовує у війні протиУкраїни, сконструйовані завдяки вкраденим західним технологіям.</text:p>
      <text:p text:style-name="P4">
Source: <text:a xlink:type="simple" xlink:href="https://www.ukrinform.ua/rubric-society/3703716-sbu-zapobigla-vivezennu-v-iran-dviguniv-do-vijskovotransportnih-litakiv.html" text:style-name="Internet_20_link" text:visited-style-name="Visited_20_Internet_20_Link">
https://www.ukrinform.ua/rubric-society/3703716-sbu-zapobigla-vivezennu-v-iran-dviguniv-do-vijskovotransportnih-litakiv.html</text:a>
</text:p>
      <!--NEWS-->
      <text:h text:style-name="P10" text:outline-level="1">
<text:span text:style-name="T4">
Лідери Сербії та Косова поновлюють переговори щодо нормалізації відносин за підтримки ЄС</text:span>
</text:h>
      <text:p text:style-name="P4">
Authors: Ukrinform (Person)</text:p>
      <text:p text:style-name="P4">
Publisher: Укринформ (Organization)</text:p>
      <text:p text:style-name="P4">
Published Time: 2023-05-02T17:17:00+03:00</text:p>
      <text:p text:style-name="P4">
Modified Time: 2023-05-02T17:17:00+03:00</text:p>
      <text:p text:style-name="P4">
Description: Президент Сербії Александр Вучич та голова уряду Косово Альбін Курті зустрінуться сьогодні у Брюсселі, щоб продовжити переговори щодо реалізації підтриманого ЄС плану про нормалізацію відносин. — Укрінформ.</text:p>
      <text:p text:style-name="P4">
Images: ["<text:a xlink:type="simple" xlink:href="https://static.ukrinform.com/photos/2023_03/thumb_files/630_360_1679189864-102.jpg" text:style-name="Internet_20_link" text:visited-style-name="Visited_20_Internet_20_Link">
630_360_16791...</text:a>
"]</text:p>
      <text:p text:style-name="P4">
Tags: ['Євросоюз', 'Косово', 'Переговори', 'Сербія']</text:p>
      <text:p text:style-name="P4">
Type: Article</text:p>
      <!--METADATA-->
      <text:p text:style-name="P4">
<draw:frame draw:style-name="fr1" draw:name="Image95" text:anchor-type="as-char" svg:width="6.9236in" svg:height="3.956343in" draw:z-index="0">
<draw:image xlink:href="../Images/yкринформ/2023-05-02T17-17-00-03-00/630_360_1679189864-102.jpg" xlink:type="simple" xlink:show="embed" xlink:actuate="onLoad" draw:mime-type="image/jpeg"/>
</draw:frame>
 ПрезидентСербії Александр Вучич та голова уряду Косово Альбін Курті зустрінутьсясьогодні у Брюсселі, щоб продовжити переговори щодо реалізації підтриманого ЄСплану про нормалізацію відносин.</text:p>
      <text:p text:style-name="P4">
Як передає Укрінформ, про це повідомляє <text:a xlink:type="simple" xlink:href="https://apnews.com/article/kosovo-serbia-war-eu-talks-normalize-ties-f74676933896a44e085051ede58da25b" text:style-name="Internet_20_link" text:visited-style-name="Visited_20_Internet_20_Link">
 </text:a>
</text:p>
      <text:p text:style-name="P4">
Високий представник ЄС Жозеп Боррель скликає зустріч на високому рівні міжпрезидентом <text:a xlink:type="simple" xlink:href="https://www.ukrinform.ua/tag-serbia" text:style-name="Internet_20_link" text:visited-style-name="Visited_20_Internet_20_Link">
 </text:a>
 Александром Вучичем тапрем'єр-міністром Косово Альбіном Курті.</text:p>
      <text:p text:style-name="P4">
Очікується, що сторони схвалять спільну декларацію щодо зниклих безвісти осіб,а також обговорять перший проєкт статуту про створення асоціаціїмуніципалітетів із сербською більшістю в Косово — два делікатних питання дляколишніх ворогів.</text:p>
      <text:p text:style-name="P4">
Ця зустріч відбувається після зустрічі у лютому, коли обидва лідери далимовчазне схвалення спонсорованому ЄС плану з подолання багатомісячноїполітичної кризи, а також березневого саміту в Північній Македонії, де Белградта Приштина попередньо домовилися про те, як реалізовувати цей план.</text:p>
      <text:p text:style-name="P4">
Мірослав Лайчак, представник Борреля на переговорах між Белградом таПриштиною, сказав, що сьогоднішня зустріч є «вирішальним кроком вперед, іважливо уникати будь-яких дій, які можуть погіршити атмосферу».</text:p>
      <text:p text:style-name="P4">
Зазначається, що деякі з домовленостей, досягнутих між двома країнами під час12-річних переговорів за сприяння ЄС, вже були застосовані.</text:p>
      <text:p text:style-name="P4">
Брюссель та Вашингтон часто втручаються, щоб врегулювати напружені ситуаціїміж Белградом та Приштиною, особливо в останній рік після російськоговторгнення в Україну.</text:p>
      <text:p text:style-name="P4">
<text:span text:style-name="T4">
Читайте також:</text:span>
 <text:a xlink:type="simple" xlink:href="https://www.ukrinform.ua/rubric-world/3684571-vucic-za-normalni-vidnosini-z-kosovom-ale-ugodi-pidpisuvati-ne-bude.html" text:style-name="Internet_20_link" text:visited-style-name="Visited_20_Internet_20_Link">
 <text:span text:style-name="T4">
Вучич</text:span>
 </text:a>
</text:p>
      <text:p text:style-name="P4">
Белград наполягає на тому, що Приштина повинна виконати угоду від 2013 рокупро створення асоціації муніципалітетів на півночі Косова, де більшістьнаселення становлять серби. Така структура координувала б роботу з освіти,охорони здоров'я, землеустрою та економічного розвитку на місцевому рівні.Втім Конституційний суд Косова визнав цей план неконституційним, постановивши,що він не включає представників інших етнічних груп.</text:p>
      <text:p text:style-name="P4">
Сербія каже, що прогрес у переговорах неможливий, поки не буде розглянутопитання асоціації муніципалітетів.</text:p>
      <text:p text:style-name="P4">
<text:span text:style-name="T5">
Фото: Twitter / Josep Borrell Fontelles</text:span>
</text:p>
      <text:p text:style-name="P4">
Source: <text:a xlink:type="simple" xlink:href="https://www.ukrinform.ua/rubric-world/3703717-lideri-serbii-ta-kosova-ponovluut-peregovori-sodo-normalizacii-vidnosin-za-pidtrimki-es.html" text:style-name="Internet_20_link" text:visited-style-name="Visited_20_Internet_20_Link">
https://www.ukrinform.ua/rubric-world/3703717-lideri-serbii-ta-kosova-ponovluut-peregovori-sodo-normalizacii-vidnosin-za-pidtrimki-es.html</text:a>
</text:p>
      <!--NEWS-->
      <text:h text:style-name="P10" text:outline-level="1">
<text:span text:style-name="T4">
Уряд удосконалює Єдину цифрову систему управління процесом відбудови</text:span>
</text:h>
      <text:p text:style-name="P4">
Authors: Ukrinform (Person)</text:p>
      <text:p text:style-name="P4">
Publisher: Укринформ (Organization)</text:p>
      <text:p text:style-name="P4">
Published Time: 2023-05-02T17:20:00+03:00</text:p>
      <text:p text:style-name="P4">
Modified Time: 2023-05-02T17:20:00+03:00</text:p>
      <text:p text:style-name="P4">
Description: Кабінет Міністрів ухвалив рішення, яке дозволить удосконалити Єдину цифрову систему управління процесом відбудови. — Укрінформ.</text:p>
      <text:p text:style-name="P4">
Images: ["<text:a xlink:type="simple" xlink:href="https://static.ukrinform.com/photos/2023_05/thumb_files/630_360_1683037893-677.jpg" text:style-name="Internet_20_link" text:visited-style-name="Visited_20_Internet_20_Link">
630_360_16830...</text:a>
"]</text:p>
      <text:p text:style-name="P4">
Tags: ['Будівництво', 'Уряд', 'Шмигаль', 'Відбудова']</text:p>
      <text:p text:style-name="P4">
Type: Article</text:p>
      <!--METADATA-->
      <text:p text:style-name="P4">
<draw:frame draw:style-name="fr1" draw:name="Image96" text:anchor-type="as-char" svg:width="6.9236in" svg:height="3.956343in" draw:z-index="0">
<draw:image xlink:href="../Images/yкринформ/2023-05-02T17-20-00-03-00/630_360_1683037893-677.jpg" xlink:type="simple" xlink:show="embed" xlink:actuate="onLoad" draw:mime-type="image/jpeg"/>
</draw:frame>
 КабінетМіністрів ухвалив рішення, яке дозволить удосконалити Єдину цифрову системууправління процесом відбудови.</text:p>
      <text:p text:style-name="P4">
Про це Прем'єр-міністр Денис Шмигаль сказав на <text:a xlink:type="simple" xlink:href="https://t.me/Denys_Smyhal/5148" text:style-name="Internet_20_link" text:visited-style-name="Visited_20_Internet_20_Link">
</text:a>
 , передає Укрінформ.</text:p>
      <text:p text:style-name="P4">
«Сьогодні також ухвалюємо ще одне знакове рішення щодо диджиталізації.Вдосконалюємо Єдину цифрову систему управління процесом <text:a xlink:type="simple" xlink:href="https://www.ukrinform.ua/tag-budivnictvo" text:style-name="Internet_20_link" text:visited-style-name="Visited_20_Internet_20_Link">
</text:a>
 . Цей експериментальний проєкт маєтри цілі», - зазначив Шмигаль.</text:p>
      <text:p text:style-name="P4">
За його словами, перша ціль — пришвидшити відбудову, посилити їїінклюзивність. Друга — забезпечити прозорість процесів і підвищити довіругромадян та іноземних партнерів. Третя – ефективніше залучати ресурси навідновлення.</text:p>
      <text:p text:style-name="P4">
«Наразі поширюємо дію проєкту не лише на інфраструктуру, але й на будівництвота нерухомість. Координуватиме проєкт Міністерство розвитку громад, територійта інфраструктури. Оновлюємо реєстраційні процедури», - підкреслив Прем'єр-міністр.</text:p>
      <text:p text:style-name="P4">
<text:span text:style-name="T4">
Читайте також:</text:span>
 <text:a xlink:type="simple" xlink:href="https://www.ukrinform.ua/rubric-vidbudova/3702511-povoenna-vidbudova-mae-zdijsnuvatisa-za-onovlenimi-budivelnimi-standartami-sulak.html" text:style-name="Internet_20_link" text:visited-style-name="Visited_20_Internet_20_Link">
 <text:span text:style-name="T4">
відбудова</text:span>
 </text:a>
</text:p>
      <text:p text:style-name="P4">
За його словами, урядова постанова вдосконалює та автоматизує функціоналДержавного реєстру прав. Державні реєстратори та підприємці звільняються відплати за отримання витягів з Держреєстру обтяжень рухомого майна. Будереалізований принцип «єдиного вікна» для отримання права на будівництво тадержреєстрацію права власності на збудований об’єкт.</text:p>
      <text:p text:style-name="P4">
Як повідомлялося, понад 10 нових цифрових інструментів планують розробити таудосконалити для прозорого і підзвітного процесу відбудови України.</text:p>
      <text:p text:style-name="P4">
<text:span text:style-name="T5">
Фото: Денис Шмигаль / Телеграм</text:span>
</text:p>
      <text:p text:style-name="P4">
Source: <text:a xlink:type="simple" xlink:href="https://www.ukrinform.ua/rubric-vidbudova/3703730-urad-udoskonalue-edinu-cifrovu-sistemu-upravlinna-procesom-vidbudovi.html" text:style-name="Internet_20_link" text:visited-style-name="Visited_20_Internet_20_Link">
https://www.ukrinform.ua/rubric-vidbudova/3703730-urad-udoskonalue-edinu-cifrovu-sistemu-upravlinna-procesom-vidbudovi.html</text:a>
</text:p>
      <!--NEWS-->
      <text:h text:style-name="P10" text:outline-level="1">
<text:span text:style-name="T4">
Рада ухвалила закон про припинення судноплавства на час воєнного стану</text:span>
</text:h>
      <text:p text:style-name="P4">
Authors: Ukrinform (Person)</text:p>
      <text:p text:style-name="P4">
Publisher: Укринформ (Organization)</text:p>
      <text:p text:style-name="P4">
Published Time: 2023-05-02T17:23:00+03:00</text:p>
      <text:p text:style-name="P4">
Modified Time: 2023-05-02T17:23:00+03:00</text:p>
      <text:p text:style-name="P4">
Description: Верховна Рада ухвалила закон, який дозволить Адміністрації судноплавства тимчасово припиняти судноплавство під час воєнного або надзвичайного стану. — Укрінформ.</text:p>
      <text:p text:style-name="P4">
Images: ["<text:a xlink:type="simple" xlink:href="https://static.ukrinform.com/photos/2019_12/thumb_files/630_360_1576709528-502.jpg" text:style-name="Internet_20_link" text:visited-style-name="Visited_20_Internet_20_Link">
630_360_15767...</text:a>
"]</text:p>
      <text:p text:style-name="P4">
Tags: ['Воєнний стан', 'Верховна Рада', 'Судноплавство']</text:p>
      <text:p text:style-name="P4">
Type: Article</text:p>
      <!--METADATA-->
      <text:p text:style-name="P4">
<draw:frame draw:style-name="fr1" draw:name="Image97" text:anchor-type="as-char" svg:width="6.9236in" svg:height="3.956343in" draw:z-index="0">
<draw:image xlink:href="../Images/yкринформ/2023-05-02T17-23-00-03-00/630_360_1576709528-502.jpg" xlink:type="simple" xlink:show="embed" xlink:actuate="onLoad" draw:mime-type="image/jpeg"/>
</draw:frame>
 ВерховнаРада ухвалила закон, який дозволить Адміністрації судноплавства тимчасовоприпиняти судноплавство під час воєнного або надзвичайного стану.</text:p>
      <text:p text:style-name="P4">
Законопроєкт №7651 в цілому підтримав 261 народний депутат, передає Укрінформіз посиланням <text:a xlink:type="simple" xlink:href="https://t.me/yzheleznyak/3988" text:style-name="Internet_20_link" text:visited-style-name="Visited_20_Internet_20_Link">
 </text:a>
 парламентарія ЯрославаЖелезняка.</text:p>
      <text:p text:style-name="P4">
Відповідно до пояснювальної записки, чинне законодавство передбачає, щонавігаційний період на внутрішніх водних шляхах є цілорічним, а також визначаєвичерпний перелік випадків, коли може бути встановлена перерва у навігації, аколи - тимчасово припинене судноплавство на окремих ділянках водних шляхів.</text:p>
      <text:p text:style-name="P4">
Водночас цей перелік не враховує питання судноплавства у період <text:a xlink:type="simple" xlink:href="https://www.ukrinform.ua/tag-voennij-stan" text:style-name="Internet_20_link" text:visited-style-name="Visited_20_Internet_20_Link">
</text:a>
 . Документ усуває цю прогалину,дозволивши Адміністрації судноплавства тимчасово припиняти судноплавство умісцевостях, які є небезпечними через наближення до територій, на якихведуться бойові дії або на яких запроваджено надзвичайний стан.</text:p>
      <text:p text:style-name="P4">
<text:span text:style-name="T4">
Читайте також:</text:span>
 <text:a xlink:type="simple" xlink:href="https://www.ukrinform.ua/rubric-regions/3700680-na-hersonsini-civilnim-povnistu-zaboronili-koristuvatisa-plavzasobami-ova.html" text:style-name="Internet_20_link" text:visited-style-name="Visited_20_Internet_20_Link">
 </text:a>
</text:p>
      <text:p text:style-name="P4">
Як повідомлялось, Міністерство відновлення, Адміністрація судноплавства,Моррічсервіс у співпраці з USAID реалізують реформу сфери дипломуванняморяків. Вона передбачає створення нового Реєстру документів моряків,цифровізацію та автоматизацію сервісів для моряків.</text:p>
      <text:p text:style-name="P4">
Source: <text:a xlink:type="simple" xlink:href="https://www.ukrinform.ua/rubric-economy/3703720-rada-uhvalila-zakon-pro-pripinenna-sudnoplavstva-na-cas-voennogo-stanu.html" text:style-name="Internet_20_link" text:visited-style-name="Visited_20_Internet_20_Link">
https://www.ukrinform.ua/rubric-economy/3703720-rada-uhvalila-zakon-pro-pripinenna-sudnoplavstva-na-cas-voennogo-stanu.html</text:a>
</text:p>
      <!--NEWS-->
      <text:h text:style-name="P10" text:outline-level="1">
<text:span text:style-name="T4">
Спікер Палати представників США закликав росію піти з України</text:span>
</text:h>
      <text:p text:style-name="P4">
Authors: Ukrinform (Person)</text:p>
      <text:p text:style-name="P4">
Publisher: Укринформ (Organization)</text:p>
      <text:p text:style-name="P4">
Published Time: 2023-05-02T17:25:37+03:00</text:p>
      <text:p text:style-name="P4">
Modified Time: 2023-05-02T17:25:37+03:00</text:p>
      <text:p text:style-name="P4">
Description: Спікер Палати представників Конгресу США Кевін Маккарті виступив за подальшу підтримку України та заявив, що росія має піти з України. — Укрінформ.</text:p>
      <text:p text:style-name="P4">
Images: ["<text:a xlink:type="simple" xlink:href="https://static.ukrinform.com/photos/2023_05/thumb_files/630_360_1683037255-689.jpg" text:style-name="Internet_20_link" text:visited-style-name="Visited_20_Internet_20_Link">
630_360_16830...</text:a>
"]</text:p>
      <text:p text:style-name="P4">
Tags: ['Ізраїль', 'Україна', 'Агресія РФ', 'Конгрес США']</text:p>
      <text:p text:style-name="P4">
Type: Article</text:p>
      <!--METADATA-->
      <text:p text:style-name="P4">
<draw:frame draw:style-name="fr1" draw:name="Image98" text:anchor-type="as-char" svg:width="6.9236in" svg:height="3.956343in" draw:z-index="0">
<draw:image xlink:href="../Images/yкринформ/2023-05-02T17-25-37-03-00/630_360_1683037255-689.jpg" xlink:type="simple" xlink:show="embed" xlink:actuate="onLoad" draw:mime-type="image/jpeg"/>
</draw:frame>
 СпікерПалати представників Конгресу США Кевін Маккарті виступив за подальшупідтримку України та заявив, що росія має піти з України.</text:p>
      <text:p text:style-name="P4">
Про це Маккарті заявив в Ізраїлі, куди приїхав у ході першого закордонноговізиту як спікер Палати представників, передає Укрінформ із посиланням на <text:a xlink:type="simple" xlink:href="https://www.golosameriki.com/a/house-speaker-says-/7074835.html" text:style-name="Internet_20_link" text:visited-style-name="Visited_20_Internet_20_Link">
</text:a>
 <text:a xlink:type="simple" xlink:href="https://www.golosameriki.com/a/house-speaker-says-/7074835.html" text:style-name="Internet_20_link" text:visited-style-name="Visited_20_Internet_20_Link">
</text:a>
 <text:a xlink:type="simple" xlink:href="https://www.golosameriki.com/a/house-speaker-says-/7074835.html" text:style-name="Internet_20_link" text:visited-style-name="Visited_20_Internet_20_Link">
</text:a>
</text:p>
      <text:p text:style-name="P4">
Наголошується, що Маккарті засудив москву за «вбивство (українських – ред.)дітей» та дистанціювався від деяких членів своєї Республіканської партії, яківиступають проти додаткової великої допомоги Україні з боку <text:a xlink:type="simple" xlink:href="https://www.ukrinform.ua/tag-kongres-ssa" text:style-name="Internet_20_link" text:visited-style-name="Visited_20_Internet_20_Link">
</text:a>
 для відбиття російськоговторгнення.</text:p>
      <text:p text:style-name="P4">
Він рішуче наголосив на своїй підтримці України і відкинув припущення, що непідтримує відправку військової та фінансової допомоги Києву.</text:p>
      <text:p text:style-name="P4">
<text:span text:style-name="T4">
Читайте також:</text:span>
 <text:a xlink:type="simple" xlink:href="https://www.ukrinform.ua/rubric-polytics/3702636-pelosi-vpevnena-so-obidvi-partii-kongresu-ssa-pidtrimuvatimut-ukrainu-do-peremogi.html" text:style-name="Internet_20_link" text:visited-style-name="Visited_20_Internet_20_Link">
 </text:a>
</text:p>
      <text:p text:style-name="P4">
«Я голосую за допомогу Україні. Я підтримую допомогу Україні», – заявивМаккарті, відповідаючи на запитання російського журналіста.</text:p>
      <text:p text:style-name="P4">
«Я не підтримую те, що ваша країна (рф – ред.) зробила з Україною. Я непідтримую вчинення вами вбивства дітей. Ви маєте піти», – продовжив спікер.</text:p>
      <text:p text:style-name="P4">
Він додав, що США продовжать підтримувати Україну, оскільки «решта світубачить це так, як воно є».</text:p>
      <text:p text:style-name="P4">
Маккарті приїхав до Єрусалима на чолі двопартійної делегації американськихзаконодавців. Це його перша поїздка за кордон як нового спікера, а його виступв ізраїльському Кнесеті буде першим виступом спікера Палати представників за25 років.</text:p>
      <text:p text:style-name="P4">
<text:span text:style-name="T4">
Читайте також:</text:span>
 <text:a xlink:type="simple" xlink:href="https://www.ukrinform.ua/rubric-ato/3702239-vazlivi-rezolucii-pare-ta-kongresu-ssa-svit-vpevnenij-u-nasij-peremozi.html" text:style-name="Internet_20_link" text:visited-style-name="Visited_20_Internet_20_Link">
 </text:a>
</text:p>
      <text:p text:style-name="P4">
Незабаром Конгрес буде знову розглядати прохання про надання великої допомогиУкраїні, і Маккарті потрібно буде спрямовувати республіканську політику в ходідебатів, особливо з огляду на позицію прихильників Дональда Трампа, яківисловлювалися проти закордонних витрат для протидії агресії президента росіїволодимира путіна в Україні.</text:p>
      <text:p text:style-name="P4">
Раніше Маккарті говорив, що Україна не отримає «незаповнений чек», але пізнішенаполягав, що, як спікер, він підтримуватиме зусилля США щодо протидії росії,працюючи при цьому над забезпеченням нагляду за використанням грошейамериканських платників податків за кордоном.</text:p>
      <text:p text:style-name="P4">
<text:span text:style-name="T5">
Фото: Ting Shen/Bloomberg/Getty Images</text:span>
</text:p>
      <text:p text:style-name="P4">
Source: <text:a xlink:type="simple" xlink:href="https://www.ukrinform.ua/rubric-polytics/3703722-spiker-palati-predstavnikiv-ssa-zaklikav-rosiu-piti-z-ukraini.html" text:style-name="Internet_20_link" text:visited-style-name="Visited_20_Internet_20_Link">
https://www.ukrinform.ua/rubric-polytics/3703722-spiker-palati-predstavnikiv-ssa-zaklikav-rosiu-piti-z-ukraini.html</text:a>
</text:p>
      <!--NEWS-->
      <text:h text:style-name="P10" text:outline-level="1">
<text:span text:style-name="T4">
Блохін отримав орден «Легенда українського футболу»</text:span>
</text:h>
      <text:p text:style-name="P4">
Authors: Ukrinform (Person)</text:p>
      <text:p text:style-name="P4">
Publisher: Укринформ (Organization)</text:p>
      <text:p text:style-name="P4">
Published Time: 2023-05-02T17:28:00+03:00</text:p>
      <text:p text:style-name="P4">
Modified Time: 2023-05-02T17:28:00+03:00</text:p>
      <text:p text:style-name="P4">
Description: Блохін зараз працює співголовою Комітету національних збірних команд УАФ та Ради стратегічного розвитку професіонального футболу УАФ. — Укрінформ.</text:p>
      <text:p text:style-name="P4">
Images: ["<text:a xlink:type="simple" xlink:href="https://static.ukrinform.com/photos/2023_05/thumb_files/630_360_1683037651-643.jpg" text:style-name="Internet_20_link" text:visited-style-name="Visited_20_Internet_20_Link">
630_360_16830...</text:a>
"]</text:p>
      <text:p text:style-name="P4">
Tags: ['Блохін', 'Футбол']</text:p>
      <text:p text:style-name="P4">
Type: Article</text:p>
      <!--METADATA-->
      <text:p text:style-name="P4">
<draw:frame draw:style-name="fr1" draw:name="Image99" text:anchor-type="as-char" svg:width="6.9236in" svg:height="3.956343in" draw:z-index="0">
<draw:image xlink:href="../Images/yкринформ/2023-05-02T17-28-00-03-00/630_360_1683037651-643.jpg" xlink:type="simple" xlink:show="embed" xlink:actuate="onLoad" draw:mime-type="image/jpeg"/>
</draw:frame>
 Блохінзараз працює співголовою Комітету національних збірних команд УАФ та Радистратегічного розвитку професіонального футболу УАФ.</text:p>
      <text:p text:style-name="P4">
З нагоди Всеукраїнського дня футболу та за історичний внесок у розвитокукраїнського футболу володар «Золотого м’яча»-1975 і екс-наставникнаціональної збірної України Олег Блохін отримав із рук Андрія Павелка орден«Легенда українського футболу», <text:a xlink:type="simple" xlink:href="https://uaf.ua/article/48149" text:style-name="Internet_20_link" text:visited-style-name="Visited_20_Internet_20_Link">
 </text:a>
 пресслужбаУкраїнської асоціації футболу, передає Укрінформ.</text:p>
      <text:p text:style-name="P4">
«Вдячний Українській асоціації футболу й особисто Андрію Павелку за визнаннята високу оцінку моєї роботи! Футбол спирається на зв’язок поколінь та їхнідосягнення, які є стимулом для молоді і зовсім маленьких шанувальників гри.Пишаюся тим, що представляю саме українську футбольну школу, тим, що мавможливість прославляти український футбол на найвищому міжнародному рівні.Також вдячний УАФ та її керівництву за можливість продовжувати свою роботузаради розвитку нашого футболу. Це є особливо цінним для мене в такийнадзвичайно складний для нашої країни час випробувань», - сказав Блохін післяотримання нагороди.</text:p>
      <text:p text:style-name="P4">
<text:span text:style-name="T4">
Читайте також:</text:span>
 <text:a xlink:type="simple" xlink:href="https://www.ukrinform.ua/rubric-sports/3703633-zinoca-zbirna-ukraina-z-futbolu-diznalasa-supernic-u-lizi-nacij-uefa.html" text:style-name="Internet_20_link" text:visited-style-name="Visited_20_Internet_20_Link">
 <text:span text:style-name="T4">
Жіноча</text:span>
 </text:a>
</text:p>
      <text:p text:style-name="P4">
Як повідомляв Укрінформ, національна жіноча збірна України дізналася іменасвоїх суперників у груповому турнірі Ліги В у першому в історії розіграші Лігинацій УЄФА.</text:p>
      <text:p text:style-name="P4">
Фото: uaf.ua</text:p>
      <text:p text:style-name="P4">
Source: <text:a xlink:type="simple" xlink:href="https://www.ukrinform.ua/rubric-sports/3703725-blohin-otrimav-orden-legenda-ukrainskogo-futbolu.html" text:style-name="Internet_20_link" text:visited-style-name="Visited_20_Internet_20_Link">
https://www.ukrinform.ua/rubric-sports/3703725-blohin-otrimav-orden-legenda-ukrainskogo-futbolu.html</text:a>
</text:p>
      <!--NEWS-->
      <text:h text:style-name="P10" text:outline-level="1">
<text:span text:style-name="T4">
Уряд запускає процедуру корпоратизації Енергоатому</text:span>
</text:h>
      <text:p text:style-name="P4">
Authors: Ukrinform (Person)</text:p>
      <text:p text:style-name="P4">
Publisher: Укринформ (Organization)</text:p>
      <text:p text:style-name="P4">
Published Time: 2023-05-02T17:28:37+03:00</text:p>
      <text:p text:style-name="P4">
Modified Time: 2023-05-02T17:28:37+03:00</text:p>
      <text:p text:style-name="P4">
Description: Кабінет Міністрів ухвалив рішення про запуск процедури корпоратизації Енергоатому. — Укрінформ.</text:p>
      <text:p text:style-name="P4">
Images: ["<text:a xlink:type="simple" xlink:href="https://static.ukrinform.com/photos/2020_05/thumb_files/630_360_1589906244-994.jpg" text:style-name="Internet_20_link" text:visited-style-name="Visited_20_Internet_20_Link">
630_360_15899...</text:a>
"]</text:p>
      <text:p text:style-name="P4">
Tags: ['Енергоатом', 'Уряд', 'Шмигаль']</text:p>
      <text:p text:style-name="P4">
Type: Article</text:p>
      <!--METADATA-->
      <text:p text:style-name="P4">
<draw:frame draw:style-name="fr1" draw:name="Image100" text:anchor-type="as-char" svg:width="6.9236in" svg:height="3.956343in" draw:z-index="0">
<draw:image xlink:href="../Images/yкринформ/2023-05-02T17-28-37-03-00/630_360_1589906244-994.jpg" xlink:type="simple" xlink:show="embed" xlink:actuate="onLoad" draw:mime-type="image/jpeg"/>
</draw:frame>
 КабінетМіністрів ухвалив рішення про запуск процедури корпоратизації Енергоатому.</text:p>
      <text:p text:style-name="P4">
Про це Прем'єр-міністр Денис Шмигаль <text:a xlink:type="simple" xlink:href="http://t.me/Denys_Smyhal/5148" text:style-name="Internet_20_link" text:visited-style-name="Visited_20_Internet_20_Link">
 </text:a>
 назасіданні уряду, передає Укрінформ.</text:p>
      <text:p text:style-name="P4">
«Сьогоднішнім урядовим рішенням запускаємо процедури корпоратизації. Упідсумку підвищимо ефективність управління, залучимо додаткові кошти нареалізацію нових проєктів, посилимо нашу енергетичну незалежність», - заявив <text:a xlink:type="simple" xlink:href="https://www.ukrinform.ua/tag-smigal" text:style-name="Internet_20_link" text:visited-style-name="Visited_20_Internet_20_Link">
</text:a>
 .</text:p>
      <text:p text:style-name="P4">
За його словами, Кабмін на виконання ухваленого парламентом закону трансформуєЕнергоатом в акціонерне товариство. «Енергоатом — один з найбільших операторівАЕС в Європі, компанія стратегічно важлива для енергетичної безпеки держави.Приводимо її до міжнародних стандартів корпоративного управління», -підкреслив Прем'єр-міністр.</text:p>
      <text:p text:style-name="P4">
При цьому, запевнив він, буде збережено у власності держави 100% акційпідприємства.</text:p>
      <text:p text:style-name="P4">
<text:span text:style-name="T4">
Читайте також:</text:span>
 <text:a xlink:type="simple" xlink:href="https://www.ukrinform.ua/rubric-economy/3701432-prozorroprodazi-povnistu-zaversili-proces-korporatizacii.html" text:style-name="Internet_20_link" text:visited-style-name="Visited_20_Internet_20_Link">
 <text:span text:style-name="T4">
корпоратизації</text:span>
 </text:a>
</text:p>
      <text:p text:style-name="P4">
Як повідомлялося, 23 березня набув чинності <text:a xlink:type="simple" xlink:href="https://www.ukrinform.ua/rubric-economy/3686028-zakon-pro-" text:style-name="Internet_20_link" text:visited-style-name="Visited_20_Internet_20_Link">
</text:a>
 прокорпоратизацію ДП «НАЕК «Енергоатом».</text:p>
      <text:p text:style-name="P4">
Енергоатом є оператором чотирьох атомних електростанцій — Запорізької,Рівненської, Південноукраїнської та Хмельницької, на яких експлуатується 15атомних енергоблоків (13 енергоблоків типу ВВЕР-1000 і два – ВВЕР-440)загальною встановленою потужністю 13 835 МВт) Також до складу компанії входитьТашлицька ГАЕС (453 МВт), Олександрівська ГЕС (25 МВт) та Централізованесховище відпрацьованого ядерного палива у Чорнобильській зоні.</text:p>
      <text:p text:style-name="P4">
Source: <text:a xlink:type="simple" xlink:href="https://www.ukrinform.ua/rubric-economy/3703726-urad-zapuskae-proceduru-korporatizacii-energoatomu.html" text:style-name="Internet_20_link" text:visited-style-name="Visited_20_Internet_20_Link">
https://www.ukrinform.ua/rubric-economy/3703726-urad-zapuskae-proceduru-korporatizacii-energoatomu.html</text:a>
</text:p>
      <!--NEWS-->
      <text:h text:style-name="P10" text:outline-level="1">
<text:span text:style-name="T4">
На Миколаївщині розробили проєкт будинку на 1700 квартир для переселенців</text:span>
</text:h>
      <text:p text:style-name="P4">
Authors: Ukrinform (Person)</text:p>
      <text:p text:style-name="P4">
Publisher: Укринформ (Organization)</text:p>
      <text:p text:style-name="P4">
Published Time: 2023-05-02T17:29:00+03:00</text:p>
      <text:p text:style-name="P4">
Modified Time: 2023-05-02T17:29:00+03:00</text:p>
      <text:p text:style-name="P4">
Description: На Миколаївщині розробили проєкт 26-секційної будівлі, розрахованої на понад 1700 квартир для внутрішньо переміщених осіб (ВПО). — Укрінформ.</text:p>
      <text:p text:style-name="P4">
Images: ["<text:a xlink:type="simple" xlink:href="https://static.ukrinform.com/photos/2021_04/thumb_files/630_360_1617369105-115.jpg" text:style-name="Internet_20_link" text:visited-style-name="Visited_20_Internet_20_Link">
630_360_16173...</text:a>
"]</text:p>
      <text:p text:style-name="P4">
Tags: ['Будинок профспілок', 'Миколаївщина', 'Житло', 'Відбудова']</text:p>
      <text:p text:style-name="P4">
Type: Article</text:p>
      <!--METADATA-->
      <text:p text:style-name="P4">
<draw:frame draw:style-name="fr1" draw:name="Image101" text:anchor-type="as-char" svg:width="6.9236in" svg:height="3.956343in" draw:z-index="0">
<draw:image xlink:href="../Images/yкринформ/2023-05-02T17-29-00-03-00/630_360_1617369105-115.jpg" xlink:type="simple" xlink:show="embed" xlink:actuate="onLoad" draw:mime-type="image/jpeg"/>
</draw:frame>
 НаМиколаївщині розробили проєкт 26-секційної будівлі, розрахованої на понад 1700квартир для внутрішньо переміщених осіб (ВПО).</text:p>
      <text:p text:style-name="P4">
Про це сказав заступник голови Миколаївської ОВА Олександр Трайтлі під часконференції Офісу омбудсмена стосовно роботи з ВПО, передає кореспондентУкрінформу.</text:p>
      <text:p text:style-name="P4">
«Ми поставили перед собою амбітну ціль – створили проєкт на <text:a xlink:type="simple" xlink:href="https://www.ukrinform.ua/tag-budivnictvo" text:style-name="Internet_20_link" text:visited-style-name="Visited_20_Internet_20_Link">
</text:a>
 у місті Первомайську 26-секційноїбудівлі на понад 1700 квартир для ВПО. Запрошую всіх донорів, міжнародніустанови приєднатися і допомогти нам реалізувати цей проєкт», - сказавТрайтлі.</text:p>
      <text:p text:style-name="P4">
Він також зазначив, що проблема забезпечення житлом зараз дуже актуальна.Багато мешканців області втратили власні помешкання через обстріли, якітривали майже рік. Тому сьогодні частина людей буде тимчасово розміщена умодульних будиночках, отриманих від Європейської комісії, де є все необхіднедля комфортного проживання.</text:p>
      <text:p text:style-name="P4">
«Внутрішньо переміщені особи та люди, які залишилися без житла внаслідоквоєнних дій, житимуть у цих будиночках в очікуванні поки буде відремонтованечи відновлене з нуля власне житло», - зазначив заступник голови ОВА.</text:p>
      <text:p text:style-name="P4">
<text:span text:style-name="T4">
Читайте також:</text:span>
 <text:a xlink:type="simple" xlink:href="https://www.ukrinform.ua/rubric-vidbudova/3703612-mikolaiv-otrimav-tri-kilometri-novih-polietilenovih-trub-vid-danii.html" text:style-name="Internet_20_link" text:visited-style-name="Visited_20_Internet_20_Link">
 <text:span text:style-name="T4">
Миколаїв</text:span>
 </text:a>
</text:p>
      <text:p text:style-name="P4">
Як повідомлялося, на Миколаївщині російські загарбники з початку війнизруйнували понад 10,7 тисячі житлових будинків.</text:p>
      <text:p text:style-name="P4">
Source: <text:a xlink:type="simple" xlink:href="https://www.ukrinform.ua/rubric-vidbudova/3703665-na-mikolaivsini-rozrobili-proekt-budinku-na-1700-kvartir-dla-pereselenciv.html" text:style-name="Internet_20_link" text:visited-style-name="Visited_20_Internet_20_Link">
https://www.ukrinform.ua/rubric-vidbudova/3703665-na-mikolaivsini-rozrobili-proekt-budinku-na-1700-kvartir-dla-pereselenciv.html</text:a>
</text:p>
      <!--NEWS-->
      <text:h text:style-name="P10" text:outline-level="1">
<text:span text:style-name="T4">
Лука Модрич відхилив пропозицію «Аль-Насра»</text:span>
</text:h>
      <text:p text:style-name="P4">
Authors: Ukrinform (Person)</text:p>
      <text:p text:style-name="P4">
Publisher: Укринформ (Organization)</text:p>
      <text:p text:style-name="P4">
Published Time: 2023-05-02T17:33:00+03:00</text:p>
      <text:p text:style-name="P4">
Modified Time: 2023-05-02T17:33:00+03:00</text:p>
      <text:p text:style-name="P4">
Description: Футболіст хоче продовжити контракт із «Реалом». — Укрінформ.</text:p>
      <text:p text:style-name="P4">
Images: ["<text:a xlink:type="simple" xlink:href="https://static.ukrinform.com/photos/2023_05/thumb_files/630_360_1683037914-735.jpg" text:style-name="Internet_20_link" text:visited-style-name="Visited_20_Internet_20_Link">
630_360_16830...</text:a>
"]</text:p>
      <text:p text:style-name="P4">
Tags: ['Футбол', 'Реал Мадрид', 'Лука Модрич']</text:p>
      <text:p text:style-name="P4">
Type: Article</text:p>
      <!--METADATA-->
      <text:p text:style-name="P4">
<draw:frame draw:style-name="fr1" draw:name="Image102" text:anchor-type="as-char" svg:width="6.9236in" svg:height="3.956343in" draw:z-index="0">
<draw:image xlink:href="../Images/yкринформ/2023-05-02T17-33-00-03-00/630_360_1683037914-735.jpg" xlink:type="simple" xlink:show="embed" xlink:actuate="onLoad" draw:mime-type="image/jpeg"/>
</draw:frame>
 Футболістхоче продовжити контракт із «Реалом».</text:p>
      <text:p text:style-name="P4">
Півзахисник «Реал» Лука Модрич відмовився від ще одної пропозиції «Аль-Насра»,<text:a xlink:type="simple" xlink:href="https://twitter.com/RudyGaletti/status/1653369255268687879" text:style-name="Internet_20_link" text:visited-style-name="Visited_20_Internet_20_Link">
 </text:a>
 журналіст РудіГалетті, передає Укрінформ.</text:p>
      <text:p text:style-name="P4">
Раніше аравійський клуб вже пропонував йому перехід.</text:p>
      <text:p text:style-name="P4">
За «Аль-Наср» виступає колишній гравець мадридського клубу Кріштіану Роналду.</text:p>
      <text:p text:style-name="P4">
За даними джерела, хорват не планує залишати Європу. Він хотів би продовжитиконтракт з «Реалом». Поточна угода діє до кінця сезону.</text:p>
      <text:p text:style-name="P4">
37-річний футболіст у поточному сезоні провів 44 матчі за «Реал». В йогоактиві 6 голів та 6 асистів.</text:p>
      <text:p text:style-name="P4">
<text:span text:style-name="T4">
Читайте також:</text:span>
 <text:a xlink:type="simple" xlink:href="https://www.ukrinform.ua/rubric-sports/3697683-lc-real-madrid-i-milan-projsli-do-cvertfinalu-zmagan.html" text:style-name="Internet_20_link" text:visited-style-name="Visited_20_Internet_20_Link">
 <text:span text:style-name="T4">
Реал</text:span>
 <text:span text:style-name="T4">
Мадрид</text:span>
 </text:a>
</text:p>
      <text:p text:style-name="P4">
Як повідомляв Укрінформ, «Реал» йде на другому місці у Ла Лізі, у півфіналіЛіги чемпіонів команда Карло Анчелотті зіграє із «Манчестер Сіті».</text:p>
      <text:p text:style-name="P4">
Фото: Getty Image</text:p>
      <text:p text:style-name="P4">
Source: <text:a xlink:type="simple" xlink:href="https://www.ukrinform.ua/rubric-sports/3703729-modric-vidhiliv-propoziciu-alnasra.html" text:style-name="Internet_20_link" text:visited-style-name="Visited_20_Internet_20_Link">
https://www.ukrinform.ua/rubric-sports/3703729-modric-vidhiliv-propoziciu-alnasra.html</text:a>
</text:p>
      <!--NEWS-->
      <text:h text:style-name="P10" text:outline-level="1">
<text:span text:style-name="T4">
Україна запустила модернізовану лінію електропередачі з Польщею</text:span>
</text:h>
      <text:p text:style-name="P4">
Authors: Ukrinform (Person)</text:p>
      <text:p text:style-name="P4">
Publisher: Укринформ (Organization)</text:p>
      <text:p text:style-name="P4">
Published Time: 2023-05-02T17:35:00+03:00</text:p>
      <text:p text:style-name="P4">
Modified Time: 2023-05-02T17:35:00+03:00</text:p>
      <text:p text:style-name="P4">
Description: Україна та Польща запустили в роботу міждержавну лінію електропередачі; лінія вже успішно пройшла триденний тестовий період. — Укрінформ.</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Польща', 'Уряд', 'Шмигаль']</text:p>
      <text:p text:style-name="P4">
Type: Article</text:p>
      <!--METADATA-->
      <text:p text:style-name="P4">
<draw:frame draw:style-name="fr1" draw:name="Image103" text:anchor-type="as-char" svg:width="6.9236in" svg:height="3.956343in" draw:z-index="0">
<draw:image xlink:href="../Images/yкринформ/2023-05-02T17-35-00-03-00/630_360_1675414663-980.jpg" xlink:type="simple" xlink:show="embed" xlink:actuate="onLoad" draw:mime-type="image/jpeg"/>
</draw:frame>
 Україна таПольща запустили в роботу міждержавну лінію електропередачі; лінія вже успішнопройшла триденний тестовий період.</text:p>
      <text:p text:style-name="P4">
Як передає Укрінформ, про це заявив Прем’єр-міністр України Денис Шмигаль підчас <text:a xlink:type="simple" xlink:href="http://t.me/Denys_Smyhal/5148" text:style-name="Internet_20_link" text:visited-style-name="Visited_20_Internet_20_Link">
 </text:a>
 уряду 2 травня.</text:p>
      <text:p text:style-name="P4">
«Після модернізації запущена в роботу міждержавна лінія електропередачі міжУкраїною та Польщею. Спеціалісти Укренерго та їхні польські колеги з компаніїPSE швидко провели всі роботи. А європейські партнери надали близько тисячіодиниць обладнання. Лінія працює вже з 27 квітня. Вона успішно пройшлатриденний тестовий період», – сказав <text:a xlink:type="simple" xlink:href="https://www.ukrinform.ua/tag-smigal" text:style-name="Internet_20_link" text:visited-style-name="Visited_20_Internet_20_Link">
 </text:a>
.</text:p>
      <text:p text:style-name="P4">
<text:span text:style-name="T4">
Читайте також:</text:span>
 <text:a xlink:type="simple" xlink:href="https://www.ukrinform.ua/rubric-vidbudova/3699441-ukraina-otrimala-vid-polsi-majze-15-tisaci-tonn-obladnanna-vidnovlenna-infrastrukturi.html" text:style-name="Internet_20_link" text:visited-style-name="Visited_20_Internet_20_Link">
 </text:a>
</text:p>
      <text:p text:style-name="P4">
За його словами, додатковий потужний інтерконектор збільшує експортно-імпортніможливості. Саме шляхом продажу електроенергії Україна накопичує ресурси навідновлення енергетики до нового опалювального сезону. В разі ж потребиУкраїна активізує імпорт для отримання аварійної допомоги від сусідів.</text:p>
      <text:p text:style-name="P4">
«Рух України до Євросоюзу – це не лише амбіції, а й конкретні результати. Мипродовжуємо успішну секторальну інтеграцію в ЄС. Прямо зараз робимо важливийкрок до об’єднання наших енергосистем», - додав Шмигаль.</text:p>
      <text:p text:style-name="P4">
«Загальна вартість проєкту склала 350 мільйонів гривень. Крім того, низканеобхідного обладнання була надана безкоштовно нашими польськими партнерами»,– йдеться у <text:a xlink:type="simple" xlink:href="https://t.me/Ukrenergo/2066" text:style-name="Internet_20_link" text:visited-style-name="Visited_20_Internet_20_Link">
 </text:a>
 НЕК «Укренерго».</text:p>
      <text:p text:style-name="P4">
Зазначається, що загальна протяжність лінії сягає майже 400 км, причому понад70% з них проходить територією України. Лінія підключена до магістральноїенергомережі через відкритий розподільний пристрій на одному з українськихенергооб’єктів.</text:p>
      <text:p text:style-name="P4">
«Основний обсяг робіт був виконаний у цьому вузлі, щоб вироблена українськоюенергосистемою електроенергія могла бути перетворена на європейську напругу400 кВ та передана до Європи. 125 фахівців працювали на будівництві об’єкта збоку України протягом п’яти місяців під час війни», – додали в Укренерго.</text:p>
      <text:p text:style-name="P4">
<text:span text:style-name="T4">
Читайте також:</text:span>
 <text:a xlink:type="simple" xlink:href="https://www.ukrinform.ua/rubric-economy/3700811-ukraina-i-dania-uklali-ugodu-pro-rozsirenna-spivpraci-u-galuzi-vitrovoi-generacii.html" text:style-name="Internet_20_link" text:visited-style-name="Visited_20_Internet_20_Link">
 </text:a>
</text:p>
      <text:p text:style-name="P4">
Як повідомляв Укрінформ, енергетичне сполучення Хмельницька АЕС - Жешувнапругою 750 кВ не діяло з середини 90-их минулого століття. Україна давнозакликала відновити цю лінію з <text:a xlink:type="simple" xlink:href="https://www.ukrinform.ua/tag-polsa" text:style-name="Internet_20_link" text:visited-style-name="Visited_20_Internet_20_Link">
 </text:a>
 .Польська енергетична компанія PSE наполягала, що відновлення роботи цієї ЛЕП зтакою напругою є неможливими через екологічні вимоги і відсутність відповіднихтехнічних норм. Тому PSE вирішила перебудувати цю ЛЕП на 400 кВ ісинхронізувати її з українською енергосистемою.</text:p>
      <text:p text:style-name="P4">
ДП «НАЕК «Енергоатом» готується до запуску повітряної лінії, яка через Польщуз'єднає українську та європейську енергосистеми.</text:p>
      <text:p text:style-name="P4">
Source: <text:a xlink:type="simple" xlink:href="https://www.ukrinform.ua/rubric-economy/3703731-ukraina-zapustila-modernizovanu-liniu-elektroperedaci-z-polseu.html" text:style-name="Internet_20_link" text:visited-style-name="Visited_20_Internet_20_Link">
https://www.ukrinform.ua/rubric-economy/3703731-ukraina-zapustila-modernizovanu-liniu-elektroperedaci-z-polseu.html</text:a>
</text:p>
      <!--NEWS-->
      <text:h text:style-name="P10" text:outline-level="1">
<text:span text:style-name="T4">
Херсонська ОВА починає розробляти проєкт комплексного відновлення області</text:span>
</text:h>
      <text:p text:style-name="P4">
Authors: Ukrinform (Person)</text:p>
      <text:p text:style-name="P4">
Publisher: Укринформ (Organization)</text:p>
      <text:p text:style-name="P4">
Published Time: 2023-05-02T17:38:52+03:00</text:p>
      <text:p text:style-name="P4">
Modified Time: 2023-05-02T17:38:52+03:00</text:p>
      <text:p text:style-name="P4">
Description: Херсонська ОВА оголосила про початок розроблення проєкту Програми комплексного відновлення області. — Укрінформ.</text:p>
      <text:p text:style-name="P4">
Images: ["<text:a xlink:type="simple" xlink:href="https://static.ukrinform.com/photos/2022_06/thumb_files/630_360_1655495952-558.jpg" text:style-name="Internet_20_link" text:visited-style-name="Visited_20_Internet_20_Link">
630_360_16554...</text:a>
"]</text:p>
      <text:p text:style-name="P4">
Tags: ['Херсонщина', 'Відбудова']</text:p>
      <text:p text:style-name="P4">
Type: Article</text:p>
      <!--METADATA-->
      <text:p text:style-name="P4">
<draw:frame draw:style-name="fr1" draw:name="Image104" text:anchor-type="as-char" svg:width="6.9236in" svg:height="3.956343in" draw:z-index="0">
<draw:image xlink:href="../Images/yкринформ/2023-05-02T17-38-52-03-00/630_360_1655495952-558.jpg" xlink:type="simple" xlink:show="embed" xlink:actuate="onLoad" draw:mime-type="image/jpeg"/>
</draw:frame>
 ХерсонськаОВА оголосила про початок розроблення проєкту Програми комплексноговідновлення області.</text:p>
      <text:p text:style-name="P4">
Про це Херсонська ОВА повідомила у <text:a xlink:type="simple" xlink:href="https://www.facebook.com/photo" text:style-name="Internet_20_link" text:visited-style-name="Visited_20_Internet_20_Link">
</text:a>
 ,передає Укрінформ.</text:p>
      <text:p text:style-name="P4">
«Херсонська ОВА оголошує про початок розроблення проєкту Програми комплексноговідновлення <text:a xlink:type="simple" xlink:href="https://www.ukrinform.ua/tag-hersonsina" text:style-name="Internet_20_link" text:visited-style-name="Visited_20_Internet_20_Link">
 </text:a>
 на період до 2027року», - йдеться у повідомленні.</text:p>
      <text:p text:style-name="P4">
Як інформує <text:a xlink:type="simple" xlink:href="https://khoda.gov.ua/rozporjadzhennja-pro-rozroblennja-pro%D1%94ktu-programi-kompleksnogo%C2%A0v%D1%96dnovlennja-hersonshhini-na-per%D1%96od-do%C2%A02027-roku" text:style-name="Internet_20_link" text:visited-style-name="Visited_20_Internet_20_Link">
 </text:a>
 , відповідно до розпорядження начальникаобласної військової адміністрації від 2 травня 2023 року № 202, затвердженосклад робочої групи, а також розпочали прийом пропозицій від громадськості допроєкту Програми.</text:p>
      <text:p text:style-name="P4">
Зазначається, що пропозиції просять надсилати до 1 червня 2023 року управліннюмістобудування та архітектури ОДА на електронну адресуupr.arhitektura@ukr.net.</text:p>
      <text:p text:style-name="P4">
<text:span text:style-name="T4">
Читайте також:</text:span>
 <text:a xlink:type="simple" xlink:href="https://www.ukrinform.ua/rubric-vidbudova/3701094-smigal-pro-konferenciu-u-rimi-maemo-spilnu-zacikavlenist-v-realizacii-proektiv-vidbudovi.html" text:style-name="Internet_20_link" text:visited-style-name="Visited_20_Internet_20_Link">
 <text:span text:style-name="T4">
Римі</text:span>
 </text:a>
</text:p>
      <text:p text:style-name="P4">
Анонімні пропозиції не реєструються і не розглядаються.</text:p>
      <text:p text:style-name="P4">
Як повідомлялося, <text:a xlink:type="simple" xlink:href="https://www.ukrinform.ua/rubric-vidbudova/3698349-hersonsina-akim-bude-region-pisla-povnoi-jogo-deokupacii.html" text:style-name="Internet_20_link" text:visited-style-name="Visited_20_Internet_20_Link">
 </text:a>
 щодо майбутнього регіону після повної його деокупації – провиклики та шляхи їх вирішення.</text:p>
      <text:p text:style-name="P4">
Source: <text:a xlink:type="simple" xlink:href="https://www.ukrinform.ua/rubric-vidbudova/3703733-hersonska-ova-pocinae-rozroblati-proekt-kompleksnogo-vidnovlenna-oblasti.html" text:style-name="Internet_20_link" text:visited-style-name="Visited_20_Internet_20_Link">
https://www.ukrinform.ua/rubric-vidbudova/3703733-hersonska-ova-pocinae-rozroblati-proekt-kompleksnogo-vidnovlenna-oblasti.html</text:a>
</text:p>
      <!--NEWS-->
      <text:h text:style-name="P10" text:outline-level="1">
<text:span text:style-name="T4">
Лідер кенійського культу постав перед судом через смерть 100 сектантів</text:span>
</text:h>
      <text:p text:style-name="P4">
Authors: Ukrinform (Person)</text:p>
      <text:p text:style-name="P4">
Publisher: Укринформ (Organization)</text:p>
      <text:p text:style-name="P4">
Published Time: 2023-05-02T17:39:00+03:00</text:p>
      <text:p text:style-name="P4">
Modified Time: 2023-05-02T17:39:00+03:00</text:p>
      <text:p text:style-name="P4">
Description: Лідер кенійського культу, якого звинувачують у тому, що він наказував своїм послідовникам морити себе голодом до смерті, постав перед судом у вівторок, 2 травня. — Укрінформ.</text:p>
      <text:p text:style-name="P4">
Images: ["<text:a xlink:type="simple" xlink:href="https://static.ukrinform.com/photos/2017_05/thumb_files/630_360_1494432026-9526.jpg" text:style-name="Internet_20_link" text:visited-style-name="Visited_20_Internet_20_Link">
630_360_14944...</text:a>
"]</text:p>
      <text:p text:style-name="P4">
Tags: ['Голод', 'Кенія', 'Суд', 'Вбивство']</text:p>
      <text:p text:style-name="P4">
Type: Article</text:p>
      <!--METADATA-->
      <text:p text:style-name="P4">
<draw:frame draw:style-name="fr1" draw:name="Image105" text:anchor-type="as-char" svg:width="6.9236in" svg:height="3.956343in" draw:z-index="0">
<draw:image xlink:href="../Images/yкринформ/2023-05-02T17-39-00-03-00/630_360_1494432026-9526.jpg" xlink:type="simple" xlink:show="embed" xlink:actuate="onLoad" draw:mime-type="image/jpeg"/>
</draw:frame>
 Лідеркенійського культу, якого звинувачують у тому, що він наказував своїмпослідовникам морити себе голодом до смерті, постав перед судом у вівторок, 2травня.</text:p>
      <text:p text:style-name="P4">
Як передає Укрінформ, про це повідомляє <text:a xlink:type="simple" xlink:href="https://www.reuters.com/world/africa/kenyan-cult-leader-appears-court-after-more-than-100-followers-die-2023-05-02/" text:style-name="Internet_20_link" text:visited-style-name="Visited_20_Internet_20_Link">
</text:a>
 .</text:p>
      <text:p text:style-name="P4">
Кенійська влада заявляє, що загиблі були членами Міжнародної Церкви "ДобраНовина", очолюваної 50-річним Полом Маккензі. Чоловік заявляв, що кінець світумає відбутися 15 квітня і наказав своїм послідовникам вбити себе <text:a xlink:type="simple" xlink:href="https://www.ukrinform.ua/tag-goloduvanna" text:style-name="Internet_20_link" text:visited-style-name="Visited_20_Internet_20_Link">
</text:a>
 , щоб першими потрапити на небеса.</text:p>
      <text:p text:style-name="P4">
Громадське телебачення показало, як Маккензі з'явився в суді в прибережномумісті Малінді, що знаходиться за півтори години їзди на машині від лісуШакахола, де були знайдені масові поховання членів секти.</text:p>
      <text:p text:style-name="P4">
<text:span text:style-name="T4">
Читайте також:</text:span>
 <text:a xlink:type="simple" xlink:href="https://www.ukrinform.ua/rubric-world/3701759-kilkist-zertv-kultu-v-kenii-zrosla-do-103-zatrimali-se-odnogo-pastora.html" text:style-name="Internet_20_link" text:visited-style-name="Visited_20_Internet_20_Link">
 <text:span text:style-name="T4">
Кенії</text:span>
 </text:a>
</text:p>
      <text:p text:style-name="P4">
Кенійські ЗМІ повідомили, що суд Малінді передав справу до більшого портовогоміста Момбаса.</text:p>
      <text:p text:style-name="P4">
Як повідомляв <text:a xlink:type="simple" xlink:href="https://www.ukrinform.ua/rubric-world/3703364-sprava-kenijskih-sektantiv-diti-pomirali-vid-golodu-ta-udusenna.html" text:style-name="Internet_20_link" text:visited-style-name="Visited_20_Internet_20_Link">
 </text:a>
 , кенійськіпатологоанатоми оприлюднили перші висновки при розтині дитячих тіл, пов'язанізі справою щодо кенійського релігійного культу.</text:p>
      <text:p text:style-name="P4">
Source: <text:a xlink:type="simple" xlink:href="https://www.ukrinform.ua/rubric-world/3703734-lider-kenijskogo-kultu-postav-pered-sudom-cerez-smert-100-sektantiv.html" text:style-name="Internet_20_link" text:visited-style-name="Visited_20_Internet_20_Link">
https://www.ukrinform.ua/rubric-world/3703734-lider-kenijskogo-kultu-postav-pered-sudom-cerez-smert-100-sektantiv.html</text:a>
</text:p>
      <!--NEWS-->
      <text:h text:style-name="P10" text:outline-level="1">
<text:span text:style-name="T4">
Ізраїль заявляє, що Сектор Гази випустив по його території 22 ракети - є постраждалі</text:span>
</text:h>
      <text:p text:style-name="P4">
Authors: Ukrinform (Person)</text:p>
      <text:p text:style-name="P4">
Publisher: Укринформ (Organization)</text:p>
      <text:p text:style-name="P4">
Published Time: 2023-05-02T17:45:00+03:00</text:p>
      <text:p text:style-name="P4">
Modified Time: 2023-05-02T17:45:00+03:00</text:p>
      <text:p text:style-name="P4">
Description: Армія оборони Ізраїлю (ЦАХАЛ) заявляє, що палестинці запустили по Ізраїлю 22 ракети із Сектору Гази. — Укрінформ.</text:p>
      <text:p text:style-name="P4">
Images: ["<text:a xlink:type="simple" xlink:href="https://static.ukrinform.com/photos/2020_07/thumb_files/630_360_1594004564-485.jpg" text:style-name="Internet_20_link" text:visited-style-name="Visited_20_Internet_20_Link">
630_360_15940...</text:a>
"]</text:p>
      <text:p text:style-name="P4">
Tags: ['Ізраїль', 'Обстріл', 'Сектор Гази', 'ППО']</text:p>
      <text:p text:style-name="P4">
Type: Article</text:p>
      <!--METADATA-->
      <text:p text:style-name="P4">
<draw:frame draw:style-name="fr1" draw:name="Image106" text:anchor-type="as-char" svg:width="6.9236in" svg:height="3.956343in" draw:z-index="0">
<draw:image xlink:href="../Images/yкринформ/2023-05-02T17-45-00-03-00/630_360_1594004564-485.jpg" xlink:type="simple" xlink:show="embed" xlink:actuate="onLoad" draw:mime-type="image/jpeg"/>
</draw:frame>
 Арміяоборони Ізраїлю (ЦАХАЛ) заявляє, що палестинці запустили по Ізраїлю 22 ракетиіз Сектору Гази.</text:p>
      <text:p text:style-name="P4">
Про це повідомляє <text:a xlink:type="simple" xlink:href="https://www.timesofisrael.com/liveblog-may-2-2023/" text:style-name="Internet_20_link" text:visited-style-name="Visited_20_Internet_20_Link">
 </text:a>
 ,передає Укрінформ.</text:p>
      <text:p text:style-name="P4">
ЦАХАЛ зазначає, що з 22 <text:a xlink:type="simple" xlink:href="https://www.ukrinform.ua/tag-raketa" text:style-name="Internet_20_link" text:visited-style-name="Visited_20_Internet_20_Link">
 </text:a>
 чотириперехопили системою ППО «Залізний купол», а 16 впали на відкритій місцевості.</text:p>
      <text:p text:style-name="P4">
За повідомленням служби швидкої допомоги «Маген Давид Адом», одна з ракетвлучила в будівельний майданчик у місті Сдерот, в результаті чого уламкамибуло важко поранено одного чоловіка. Ще двоє робітників отримали легкіпоранення. Усіх трьох постраждалих госпіталізували в Ашкелоні.</text:p>
      <text:p text:style-name="P4">
<text:span text:style-name="T4">
Читайте також:</text:span>
 <text:a xlink:type="simple" xlink:href="https://www.ukrinform.ua/rubric-world/3703651-izrail-zavdav-udaru-po-sirii-zaginuv-vijskovij-reuters.html" text:style-name="Internet_20_link" text:visited-style-name="Visited_20_Internet_20_Link">
 <text:span text:style-name="T4">
Ізраїль</text:span>
 </text:a>
</text:p>
      <text:p text:style-name="P4">
Як повідомляв Укрінформ, у лютому представники Ізраїлю та Палестинизустрічалися у Йорданії для переговорів з приводу запобігання подальшійескалації насильства.</text:p>
      <text:p text:style-name="P4">
Source: <text:a xlink:type="simple" xlink:href="https://www.ukrinform.ua/rubric-world/3703737-izrail-zaavlae-so-sektor-gazi-vipustiv-po-jogo-teritorii-22-raketi-e-postrazdali.html" text:style-name="Internet_20_link" text:visited-style-name="Visited_20_Internet_20_Link">
https://www.ukrinform.ua/rubric-world/3703737-izrail-zaavlae-so-sektor-gazi-vipustiv-po-jogo-teritorii-22-raketi-e-postrazdali.html</text:a>
</text:p>
      <!--NEWS-->
      <text:h text:style-name="P10" text:outline-level="1">
<text:span text:style-name="T4">
Рада підтримала законопроєкт про оподаткування контрольованих іноземних компаній</text:span>
</text:h>
      <text:p text:style-name="P4">
Authors: Ukrinform (Person)</text:p>
      <text:p text:style-name="P4">
Publisher: Укринформ (Organization)</text:p>
      <text:p text:style-name="P4">
Published Time: 2023-05-02T17:45:21+03:00</text:p>
      <text:p text:style-name="P4">
Modified Time: 2023-05-02T17:45:21+03:00</text:p>
      <text:p text:style-name="P4">
Description: Верховна Рада ухвалила в першому читанні законопроєкт №8137, який спрямований на удосконалення процедур адміністрування оподаткування контрольованих іноземних компаній. — Укрінформ.</text:p>
      <text:p text:style-name="P4">
Images: ["<text:a xlink:type="simple" xlink:href="https://static.ukrinform.com/photos/2020_07/thumb_files/630_360_1595421032-112.jpg" text:style-name="Internet_20_link" text:visited-style-name="Visited_20_Internet_20_Link">
630_360_15954...</text:a>
"]</text:p>
      <text:p text:style-name="P4">
Tags: ['Бізнес', 'Податки', 'Законопроєкт', 'Верховна Рада']</text:p>
      <text:p text:style-name="P4">
Type: Article</text:p>
      <!--METADATA-->
      <text:p text:style-name="P4">
<draw:frame draw:style-name="fr1" draw:name="Image107" text:anchor-type="as-char" svg:width="6.9236in" svg:height="3.956343in" draw:z-index="0">
<draw:image xlink:href="../Images/yкринформ/2023-05-02T17-45-21-03-00/630_360_1595421032-112.jpg" xlink:type="simple" xlink:show="embed" xlink:actuate="onLoad" draw:mime-type="image/jpeg"/>
</draw:frame>
 ВерховнаРада ухвалила в першому читанні законопроєкт №8137, який спрямований наудосконалення процедур адміністрування оподаткування контрольованих іноземнихкомпаній.</text:p>
      <text:p text:style-name="P4">
Про це повідомляє Укрінформ з посиланням на сайт <text:a xlink:type="simple" xlink:href="https://itd.rada.gov.ua/billInfo/Bills/Card/40683" text:style-name="Internet_20_link" text:visited-style-name="Visited_20_Internet_20_Link">
</text:a>
 .</text:p>
      <text:p text:style-name="P4">
«Прийняття законопроєкту «Про внесення змін до Податкового кодексу Українищодо вдосконалення оподаткування контрольованих іноземних компаній» дозволитьзробити процедури адміністрування розкриття інформації про контрольованііноземні компанії більш простими та досконалими, що в кінцевому результатізабезпечить кращий баланс між публічними та приватними інтересами», - йдетьсяв пояснювальній записці до законодавчої ініціативи.</text:p>
      <text:p text:style-name="P4">
Документ вносить зміни до Податкового кодексу, яким надає можливість дляплатників податків подавати звіт про контрольовані іноземні компанії таздійснювати їх розрахунок чистого доходу за звітний період разом ізвідповідною податковою звітністю за наступний рік після звітного.</text:p>
      <text:p text:style-name="P4">
Також уточено, в яких випадках та щодо якої інформації платника податківможуть надсилатись запити що стосуються іноземних компаній, та підстави дляпроведення документальних позапланових перевірок з дотримання податковогозаконодавства такими компаній.</text:p>
      <text:p text:style-name="P4">
Зменшуються і <text:a xlink:type="simple" xlink:href="https://www.ukrinform.ua/tag-straf" text:style-name="Internet_20_link" text:visited-style-name="Visited_20_Internet_20_Link">
 </text:a>
 за несвоєчасне поданняповідомлення про набуття частки в іноземній юридичній особі, утворенні безстатусу юридичної особи, або про початок здійснення фактичного контролю заіноземною юридичною особою, або про відчуження частки в іноземній юридичнійособі, або припинення здійснення фактичного контролю над нею.</text:p>
      <text:p text:style-name="P4">
Крім цього, спрощено порядок розрахунку скоригованого чистого доходу іноземнихконтрольованих компаній та скасовано необхідність подачі відповідноїдокументації з трансферного ціноутворення щодо таких іноземних компаній.</text:p>
      <text:p text:style-name="P4">
<text:span text:style-name="T4">
Читайте також:</text:span>
 <text:a xlink:type="simple" xlink:href="https://www.ukrinform.ua/rubric-economy/3703343-zmensenna-podatkiv-negativno-vplivatime-na-dovgostrokove-ekonomicne-zrostanna-ukraini-mvf.html" text:style-name="Internet_20_link" text:visited-style-name="Visited_20_Internet_20_Link">
 <text:span text:style-name="T4">
МВФ</text:span>
 </text:a>
</text:p>
      <text:p text:style-name="P4">
Як повідомлялось, законопроєкт №8137 зареєстровано у парламенті у 2022 році.На переконання бізнесу, його прийняття є важливим, адже 1 травня 2023 рокунастає час подавати звіти до ДПС по контрольованим іноземним компаніям. Прицьому частина компаній не встигла підготуватись до нових вимог (прийнятих у2020, але в частині КІК набрали чинності лише у 2022) законодавства.</text:p>
      <text:p text:style-name="P4">
Водночас, штрафи за неправильно подану звітність, некоректно надану інформацію– значні. Наприклад, за неподання повідомлення про КІК штраф складає 300прожиткових мінімумів для працездатної особи на 1 січня звітного року (805 200грн).</text:p>
      <text:p text:style-name="P4">
За неподання звіту з контрольованих іноземних компаній – 268 400 грн, заневідображення контрольованих операцій – 3% від доходу КІК або 25%скоригованого прибутку, в залежності від того, яка сума більша, але не більше2 684 000 грн.</text:p>
      <text:p text:style-name="P4">
Source: <text:a xlink:type="simple" xlink:href="https://www.ukrinform.ua/rubric-economy/3703738-rada-pidtrimala-zakonoproekt-pro-opodatkuvanna-kontrolovanih-inozemnih-kompanij.html" text:style-name="Internet_20_link" text:visited-style-name="Visited_20_Internet_20_Link">
https://www.ukrinform.ua/rubric-economy/3703738-rada-pidtrimala-zakonoproekt-pro-opodatkuvanna-kontrolovanih-inozemnih-kompanij.html</text:a>
</text:p>
      <!--NEWS-->
      <text:h text:style-name="P10" text:outline-level="1">
<text:span text:style-name="T4">
У Силах тероборони спростували загибель командувача Танцюри</text:span>
</text:h>
      <text:p text:style-name="P4">
Authors: Ukrinform (Person)</text:p>
      <text:p text:style-name="P4">
Publisher: Укринформ (Organization)</text:p>
      <text:p text:style-name="P4">
Published Time: 2023-05-02T17:46:37+03:00</text:p>
      <text:p text:style-name="P4">
Modified Time: 2023-05-02T17:46:37+03:00</text:p>
      <text:p text:style-name="P4">
Description: Інформація про нібито загибель командувача Сил Територіальної оборони ЗСУ Ігоря Танцюри під Бахмутом є фейком. — Укрінформ.</text:p>
      <text:p text:style-name="P4">
Images: ["<text:a xlink:type="simple" xlink:href="https://static.ukrinform.com/photos/2023_05/thumb_files/630_360_1683038652-189.jpg" text:style-name="Internet_20_link" text:visited-style-name="Visited_20_Internet_20_Link">
630_360_16830...</text:a>
"]</text:p>
      <text:p text:style-name="P4">
Tags: ['Бахмут', 'Фейк', 'Пригожин', 'Тероборона', 'Війна з росією']</text:p>
      <text:p text:style-name="P4">
Type: Article</text:p>
      <!--METADATA-->
      <text:p text:style-name="P4">
<draw:frame draw:style-name="fr1" draw:name="Image108" text:anchor-type="as-char" svg:width="6.9236in" svg:height="3.956343in" draw:z-index="0">
<draw:image xlink:href="../Images/yкринформ/2023-05-02T17-46-37-03-00/630_360_1683038652-189.jpg" xlink:type="simple" xlink:show="embed" xlink:actuate="onLoad" draw:mime-type="image/jpeg"/>
</draw:frame>
 Інформаціяпро нібито загибель командувача Сил Територіальної оборони ЗСУ Ігоря Танцюрипід Бахмутом є фейком.</text:p>
      <text:p text:style-name="P4">
Як передає Укрінформ, про це заявив речник Командування Сил тероборони ЗСУДенис Зелінський <text:a xlink:type="simple" xlink:href="http://suspilne.media/462710-433-den-povnomasstabnoi-vijni-rosii-proti-ukraini-tekstovij-onlajn/" text:style-name="Internet_20_link" text:visited-style-name="Visited_20_Internet_20_Link">
 </text:a>
 .</text:p>
      <text:p text:style-name="P4">
"Ми офіційно спростовуємо це твердження. Ми не коментуємо будь-яких вкидівворожої <text:a xlink:type="simple" xlink:href="https://www.ukrinform.ua/tag-propaganda" text:style-name="Internet_20_link" text:visited-style-name="Visited_20_Internet_20_Link">
 </text:a>
 . Всі живі та здорові", —сказав Зелінський.</text:p>
      <text:p text:style-name="P4">
<text:span text:style-name="T4">
Читайте також:</text:span>
 <text:a xlink:type="simple" xlink:href="https://www.ukrinform.ua/rubric-ato/3703276-zaavi-prigozina-pro-nestacu-resursiv-mozut-buti-vorozou-ipso-ekspert.html" text:style-name="Internet_20_link" text:visited-style-name="Visited_20_Internet_20_Link">
 <text:span text:style-name="T4">
пригожин</text:span>
 </text:a>
</text:p>
      <text:p text:style-name="P4">
Як повідомлялось, раніше ворожі пабліки написали з посиланням на ватажка"вагнерівців" євгена пригожина, що під Бахмутом знищили автомобіль, у якому,"імовірно, перебував" командувач Сил ТрО Ігор Танцюра.</text:p>
      <text:p text:style-name="P4">
Source: <text:a xlink:type="simple" xlink:href="https://www.ukrinform.ua/rubric-ato/3703740-u-silah-teroboroni-sprostuvali-zagibel-komanduvaca-tancuri.html" text:style-name="Internet_20_link" text:visited-style-name="Visited_20_Internet_20_Link">
https://www.ukrinform.ua/rubric-ato/3703740-u-silah-teroboroni-sprostuvali-zagibel-komanduvaca-tancuri.html</text:a>
</text:p>
      <!--NEWS-->
      <text:h text:style-name="P10" text:outline-level="1">
<text:span text:style-name="T4">
В Ірпені відкрили відбудований після ворожих артобстрілів відділ поліції</text:span>
</text:h>
      <text:p text:style-name="P4">
Authors: Ukrinform (Person)</text:p>
      <text:p text:style-name="P4">
Publisher: Укринформ (Organization)</text:p>
      <text:p text:style-name="P4">
Published Time: 2023-05-02T17:48:00+03:00</text:p>
      <text:p text:style-name="P4">
Modified Time: 2023-05-02T17:48:00+03:00</text:p>
      <text:p text:style-name="P4">
Description: В Ірпені Київської області у вівторок відбулося відкриття відбудованого після артилерійських обстрілів рф відділу поліції. — Укрінформ.</text:p>
      <text:p text:style-name="P4">
Images: ["<text:a xlink:type="simple" xlink:href="https://static.ukrinform.com/photos/2023_05/thumb_files/630_360_1683038866-860.jpg" text:style-name="Internet_20_link" text:visited-style-name="Visited_20_Internet_20_Link">
630_360_16830...</text:a>
"]</text:p>
      <text:p text:style-name="P4">
Tags: ['Ірпінь', 'Обстріл', 'Поліція', 'Відбудова']</text:p>
      <text:p text:style-name="P4">
Type: Article</text:p>
      <!--METADATA-->
      <text:p text:style-name="P4">
<draw:frame draw:style-name="fr1" draw:name="Image109" text:anchor-type="as-char" svg:width="6.9236in" svg:height="3.956343in" draw:z-index="0">
<draw:image xlink:href="../Images/yкринформ/2023-05-02T17-48-00-03-00/630_360_1683038866-860.jpg" xlink:type="simple" xlink:show="embed" xlink:actuate="onLoad" draw:mime-type="image/jpeg"/>
</draw:frame>
 В ІрпеніКиївської області у вівторок відбулося відкриття відбудованого післяартилерійських обстрілів рф відділу поліції.</text:p>
      <text:p text:style-name="P4">
Про це у <text:a xlink:type="simple" xlink:href="https://www.facebook.com/ivan.vyhivskyi.npu/posts/pfbid02aCxJf9twk5jHN96ZDLA1YmUNyMXUK2Zx5VwiwkEWFJEMysjaUPKzF417Hnk5QKjEl" text:style-name="Internet_20_link" text:visited-style-name="Visited_20_Internet_20_Link">
</text:a>
поінформував т.в.о. голови Національної поліції України (НПУ) Іван Вигівський,передає Укрінформ.</text:p>
      <text:p text:style-name="P4">
“Сьогодні в Ірпені ми відкрили для громадян відбудований та відновлений післяартобстрілів ворога відділ <text:a xlink:type="simple" xlink:href="https://www.ukrinform.ua/tag-policia" text:style-name="Internet_20_link" text:visited-style-name="Visited_20_Internet_20_Link">
 </text:a>
 . Трохибільше року тому це місце стало надійним укриттям – правоохоронці зайнялиоборону та більше тижня захищали близько ста місцевих мешканців, якіпереховувались у поліцейському тирі”, - заявив він.</text:p>
      <text:p text:style-name="P4">
Вигівський поінформував, що під час евакуації громадян загинули у тому числі іполіцейські. Зокрема, в Ірпіні загинув дільничний офіцер, капітан поліціїСергій Близнюк, а у Бучі - оперуповноважений капітан поліції Київщини ЮрійЧабах.</text:p>
      <text:p text:style-name="P4">
Вони були нагороджені Указом Президента України Володимира Зеленського завідвагу та героїзм орденами “За мужність” III ступеня (посмертно).</text:p>
      <text:p text:style-name="P4">
“Цей відділ поліції – перший з часу повномасштабного вторгнення відбудованийта відремонтований поліцейський відділ. Він є символом повернення донормального життя всієї громади”, - уточнив глава Нацполіції України.</text:p>
      <text:p text:style-name="P4">
<text:span text:style-name="T4">
Читайте також:</text:span>
 <text:a xlink:type="simple" xlink:href="https://www.ukrinform.ua/rubric-regions/3699319-v-irpeni-startuvala-akcia-1-miljon-derev-zitta.html" text:style-name="Internet_20_link" text:visited-style-name="Visited_20_Internet_20_Link">
 <text:span text:style-name="T4">
Ірпені</text:span>
 </text:a>
</text:p>
      <text:p text:style-name="P4">
Він запевнив, що вони обов’язково повернуть і відновлять присутністьправоохоронців у кожному українському місті.</text:p>
      <text:p text:style-name="P4">
Своєю чергою у пресслужбі Нацполіції <text:a xlink:type="simple" xlink:href="https://twitter.com/NPU_GOV_UA/status/1653363774005424128" text:style-name="Internet_20_link" text:visited-style-name="Visited_20_Internet_20_Link">
</text:a>
 , що разом із тимвідбулося відкриття скверу пам’яті загиблого поліцейського Близнюка.</text:p>
      <text:p text:style-name="Quotations">

<text:p text:style-name="P4">
Разом із тим відбулося відкриття скверу пам’яті загиблого тоді поліцейського&gt;
 Сергія Близнюка. <text:a xlink:type="simple" xlink:href="https://t.co/yAxR5wCAls" text:style-name="Internet_20_link" text:visited-style-name="Visited_20_Internet_20_Link">
 </text:a>
&gt;
&gt;
 — Національна поліція України (@NPU_GOV_UA) <text:a xlink:type="simple" xlink:href="https://twitter.com/NPU_GOV_UA/status/1653363774005424128" text:style-name="Internet_20_link" text:visited-style-name="Visited_20_Internet_20_Link">
&gt;
 </text:a>
</text:p>

</text:p>
      <text:p text:style-name="P4">
Як повідомлялося, 10 квітня очільник поліції Київщини Андрій Нєбитовпоінформував, що проєктування нового відділення поліції у Бородянці, яке будезбудоване коштом американського бізнесмена Говарда Баффета, вже завершено.</text:p>
      <text:p text:style-name="P4">
<text:span text:style-name="T5">
Фото: Іван Вигівський / Фейсбук</text:span>
</text:p>
      <text:p text:style-name="P4">
Source: <text:a xlink:type="simple" xlink:href="https://www.ukrinform.ua/rubric-vidbudova/3703741-v-irpeni-vidkrili-vidbudovanij-pisla-vorozih-artobstriliv-viddil-policii.html" text:style-name="Internet_20_link" text:visited-style-name="Visited_20_Internet_20_Link">
https://www.ukrinform.ua/rubric-vidbudova/3703741-v-irpeni-vidkrili-vidbudovanij-pisla-vorozih-artobstriliv-viddil-policii.html</text:a>
</text:p>
      <!--NEWS-->
      <text:h text:style-name="P10" text:outline-level="1">
<text:span text:style-name="T4">
Позов Довженко-центру до Держкіно: суд почав розгляд справи</text:span>
</text:h>
      <text:p text:style-name="P4">
Authors: Ukrinform (Person)</text:p>
      <text:p text:style-name="P4">
Publisher: Укринформ (Organization)</text:p>
      <text:p text:style-name="P4">
Published Time: 2023-05-02T17:51:00+03:00</text:p>
      <text:p text:style-name="P4">
Modified Time: 2023-05-02T17:51:00+03:00</text:p>
      <text:p text:style-name="P4">
Description: Господарський суд Києва 2 травня провів перше засідання щодо позову Довженко-центру проти Державного агенства з питань кіно. — Укрінформ.</text:p>
      <text:p text:style-name="P4">
Images: ["<text:a xlink:type="simple" xlink:href="https://static.ukrinform.com/photos/2023_05/thumb_files/630_360_1683038681-8117.jpeg" text:style-name="Internet_20_link" text:visited-style-name="Visited_20_Internet_20_Link">
630_360_16830...</text:a>
", "<text:a xlink:type="simple" xlink:href="https://static.ukrinform.com/photos/2023_05/thumb_files/630_360_1683038681-1002.jpeg" text:style-name="Internet_20_link" text:visited-style-name="Visited_20_Internet_20_Link">
630_360_16830...</text:a>
", "<text:a xlink:type="simple" xlink:href="https://static.ukrinform.com/photos/2023_05/thumb_files/630_360_1683038681-3728.jpeg" text:style-name="Internet_20_link" text:visited-style-name="Visited_20_Internet_20_Link">
630_360_16830...</text:a>
", "<text:a xlink:type="simple" xlink:href="https://static.ukrinform.com/photos/2023_05/thumb_files/630_360_1683038681-2384.jpeg" text:style-name="Internet_20_link" text:visited-style-name="Visited_20_Internet_20_Link">
630_360_16830...</text:a>
", "<text:a xlink:type="simple" xlink:href="https://static.ukrinform.com/photos/2023_05/thumb_files/630_360_1683038681-1142.jpeg" text:style-name="Internet_20_link" text:visited-style-name="Visited_20_Internet_20_Link">
630_360_16830...</text:a>
", "<text:a xlink:type="simple" xlink:href="https://static.ukrinform.com/photos/2023_05/thumb_files/630_360_1683038681-3047.jpeg" text:style-name="Internet_20_link" text:visited-style-name="Visited_20_Internet_20_Link">
630_360_16830...</text:a>
", "<text:a xlink:type="simple" xlink:href="https://static.ukrinform.com/photos/2023_05/thumb_files/630_360_1683038682-2197.jpeg" text:style-name="Internet_20_link" text:visited-style-name="Visited_20_Internet_20_Link">
630_360_16830...</text:a>
", "<text:a xlink:type="simple" xlink:href="https://static.ukrinform.com/photos/2023_05/thumb_files/630_360_1683038682-3905.jpeg" text:style-name="Internet_20_link" text:visited-style-name="Visited_20_Internet_20_Link">
630_360_16830...</text:a>
", "<text:a xlink:type="simple" xlink:href="https://static.ukrinform.com/photos/2023_05/thumb_files/630_360_1683038682-2595.jpeg" text:style-name="Internet_20_link" text:visited-style-name="Visited_20_Internet_20_Link">
630_360_16830...</text:a>
"]</text:p>
      <text:p text:style-name="P4">
Tags: ['Позов', 'Суд', 'Держкіно', 'Довженко-центр']</text:p>
      <text:p text:style-name="P4">
Type: Article</text:p>
      <!--METADATA-->
      <text:p text:style-name="P4">
<draw:frame draw:style-name="fr1" draw:name="Image110" text:anchor-type="as-char" svg:width="6.9236in" svg:height="3.956343in" draw:z-index="0">
<draw:image xlink:href="../Images/yкринформ/2023-05-02T17-51-00-03-00/630_360_1683038681-8117.jpeg" xlink:type="simple" xlink:show="embed" xlink:actuate="onLoad" draw:mime-type="image/jpeg"/>
</draw:frame>
Господарський суд Києва 2 травня провів перше засідання щодо позову Довженко-центру проти Державного агенства з питань кіно.</text:p>
      <text:p text:style-name="P4">
Про це повідомляє кореспондент Укрінформу.</text:p>
      <text:p text:style-name="P4">
Довженко-Центр вимагає скасувати наказ про "реорганізацію" установи.</text:p>
      <text:p text:style-name="P4">
Суд під час засідання вислухав позицію обох сторін. Згодом взяв перерву тапереніс засідання на 4 травня на 12.00. На наступному засіданні заслухаютьпредставників Міністерства культури та інформаційної політики та керівникаДовженко-центру Олену Гончарук.</text:p>
      <text:p text:style-name="P4">
<draw:frame draw:style-name="fr1" draw:name="Image111" text:anchor-type="as-char" svg:width="6.9236in" svg:height="3.956343in" draw:z-index="0">
<draw:image xlink:href="../Images/yкринформ/2023-05-02T17-51-00-03-00/630_360_1683038681-1002.jpeg" xlink:type="simple" xlink:show="embed" xlink:actuate="onLoad" draw:mime-type="image/jpeg"/>
</draw:frame>
Засідання суду щодо позову Довженко-Центр проти Держкіно / Фото: РусланКанюка, Укрінформ  <text:a xlink:type="simple" xlink:href="https://static.ukrinform.com/photos/2023_05/1683038681-1002.jpeg" text:style-name="Internet_20_link" text:visited-style-name="Visited_20_Internet_20_Link">
<draw:frame draw:style-name="fr1" draw:name="Image112" text:anchor-type="as-char" svg:width="6.9236in" svg:height="3.956343in" draw:z-index="0">
<draw:image xlink:href="../Images/yкринформ/2023-05-02T17-51-00-03-00/630_360_1683038681-1002.jpeg" xlink:type="simple" xlink:show="embed" xlink:actuate="onLoad" draw:mime-type="image/jpeg"/>
</draw:frame>
</text:a>
 <text:a xlink:type="simple" xlink:href="https://static.ukrinform.com/photos/2023_05/1683038681-3728.jpeg" text:style-name="Internet_20_link" text:visited-style-name="Visited_20_Internet_20_Link">
<draw:frame draw:style-name="fr1" draw:name="Image113" text:anchor-type="as-char" svg:width="6.9236in" svg:height="3.956343in" draw:z-index="0">
<draw:image xlink:href="../Images/yкринформ/2023-05-02T17-51-00-03-00/630_360_1683038681-3728.jpeg" xlink:type="simple" xlink:show="embed" xlink:actuate="onLoad" draw:mime-type="image/jpeg"/>
</draw:frame>
</text:a>
 <text:a xlink:type="simple" xlink:href="https://static.ukrinform.com/photos/2023_05/1683038681-2384.jpeg" text:style-name="Internet_20_link" text:visited-style-name="Visited_20_Internet_20_Link">
<draw:frame draw:style-name="fr1" draw:name="Image114" text:anchor-type="as-char" svg:width="6.9236in" svg:height="3.956343in" draw:z-index="0">
<draw:image xlink:href="../Images/yкринформ/2023-05-02T17-51-00-03-00/630_360_1683038681-2384.jpeg" xlink:type="simple" xlink:show="embed" xlink:actuate="onLoad" draw:mime-type="image/jpeg"/>
</draw:frame>
</text:a>
 <text:a xlink:type="simple" xlink:href="https://static.ukrinform.com/photos/2023_05/1683038681-8117.jpeg" text:style-name="Internet_20_link" text:visited-style-name="Visited_20_Internet_20_Link">
<draw:frame draw:style-name="fr1" draw:name="Image115" text:anchor-type="as-char" svg:width="6.9236in" svg:height="3.956343in" draw:z-index="0">
<draw:image xlink:href="../Images/yкринформ/2023-05-02T17-51-00-03-00/630_360_1683038681-8117.jpeg" xlink:type="simple" xlink:show="embed" xlink:actuate="onLoad" draw:mime-type="image/jpeg"/>
</draw:frame>
</text:a>
 <text:a xlink:type="simple" xlink:href="https://static.ukrinform.com/photos/2023_05/1683038681-1142.jpeg" text:style-name="Internet_20_link" text:visited-style-name="Visited_20_Internet_20_Link">
<draw:frame draw:style-name="fr1" draw:name="Image116" text:anchor-type="as-char" svg:width="6.9236in" svg:height="3.956343in" draw:z-index="0">
<draw:image xlink:href="../Images/yкринформ/2023-05-02T17-51-00-03-00/630_360_1683038681-1142.jpeg" xlink:type="simple" xlink:show="embed" xlink:actuate="onLoad" draw:mime-type="image/jpeg"/>
</draw:frame>
</text:a>
 <text:a xlink:type="simple" xlink:href="https://static.ukrinform.com/photos/2023_05/1683038681-3047.jpeg" text:style-name="Internet_20_link" text:visited-style-name="Visited_20_Internet_20_Link">
<draw:frame draw:style-name="fr1" draw:name="Image117" text:anchor-type="as-char" svg:width="6.9236in" svg:height="3.956343in" draw:z-index="0">
<draw:image xlink:href="../Images/yкринформ/2023-05-02T17-51-00-03-00/630_360_1683038681-3047.jpeg" xlink:type="simple" xlink:show="embed" xlink:actuate="onLoad" draw:mime-type="image/jpeg"/>
</draw:frame>
</text:a>
 <text:a xlink:type="simple" xlink:href="https://static.ukrinform.com/photos/2023_05/1683038682-2197.jpeg" text:style-name="Internet_20_link" text:visited-style-name="Visited_20_Internet_20_Link">
<draw:frame draw:style-name="fr1" draw:name="Image118" text:anchor-type="as-char" svg:width="6.9236in" svg:height="3.956343in" draw:z-index="0">
<draw:image xlink:href="../Images/yкринформ/2023-05-02T17-51-00-03-00/630_360_1683038682-2197.jpeg" xlink:type="simple" xlink:show="embed" xlink:actuate="onLoad" draw:mime-type="image/jpeg"/>
</draw:frame>
</text:a>
 <text:a xlink:type="simple" xlink:href="https://static.ukrinform.com/photos/2023_05/1683038682-3905.jpeg" text:style-name="Internet_20_link" text:visited-style-name="Visited_20_Internet_20_Link">
<draw:frame draw:style-name="fr1" draw:name="Image119" text:anchor-type="as-char" svg:width="6.9236in" svg:height="3.956343in" draw:z-index="0">
<draw:image xlink:href="../Images/yкринформ/2023-05-02T17-51-00-03-00/630_360_1683038682-3905.jpeg" xlink:type="simple" xlink:show="embed" xlink:actuate="onLoad" draw:mime-type="image/jpeg"/>
</draw:frame>
</text:a>
 <text:a xlink:type="simple" xlink:href="https://static.ukrinform.com/photos/2023_05/1683038682-2595.jpeg" text:style-name="Internet_20_link" text:visited-style-name="Visited_20_Internet_20_Link">
<draw:frame draw:style-name="fr1" draw:name="Image120" text:anchor-type="as-char" svg:width="6.9236in" svg:height="3.956343in" draw:z-index="0">
<draw:image xlink:href="../Images/yкринформ/2023-05-02T17-51-00-03-00/630_360_1683038682-2595.jpeg" xlink:type="simple" xlink:show="embed" xlink:actuate="onLoad" draw:mime-type="image/jpeg"/>
</draw:frame>
</text:a>
</text:p>
      <text:p text:style-name="P4">
Як повідомляв Укрінформ, у серпні 2022 року <text:a xlink:type="simple" xlink:href="https://www.ukrinform.ua/tag-derzkino" text:style-name="Internet_20_link" text:visited-style-name="Visited_20_Internet_20_Link">
 </text:a>
 видало наказ про реорганізацію Довженко-Центру, згідно з яким фільмиз колекції та майно Довженко-Центру мають бути передані державній установі“Науковий центр кінематографії України”.</text:p>
      <text:p text:style-name="P4">
<text:span text:style-name="T4">
Читайте також:</text:span>
 <text:a xlink:type="simple" xlink:href="https://www.ukrinform.ua/rubric-culture/3673176-derzkino-ne-pidpisalo-kontrakt-z-obranou-kerivniceu-dovzenkocentru.html" text:style-name="Internet_20_link" text:visited-style-name="Visited_20_Internet_20_Link">
 <text:span text:style-name="T4">
Довженко</text:span>
 <text:span text:style-name="T4">
центру</text:span>
</text:a>
</text:p>
      <text:p text:style-name="P4">
Зі структури Довженко-Центру має бути виокремлено державне підприємство“Українська анімаційна студія”, до якої будуть передані авторські права наукраїнську анімацію, що зараз належать Центру.</text:p>
      <text:p text:style-name="P4">
Source: <text:a xlink:type="simple" xlink:href="https://www.ukrinform.ua/rubric-culture/3703745-pozov-dovzenkocentru-do-derzkino-sud-pocav-rozglad-spravi.html" text:style-name="Internet_20_link" text:visited-style-name="Visited_20_Internet_20_Link">
https://www.ukrinform.ua/rubric-culture/3703745-pozov-dovzenkocentru-do-derzkino-sud-pocav-rozglad-spravi.html</text:a>
</text:p>
      <!--NEWS-->
      <text:h text:style-name="P10" text:outline-level="1">
<text:span text:style-name="T4">
В Україні за тиждень зафіксували майже 8,9 тисячі нових випадків коронавірусу</text:span>
</text:h>
      <text:p text:style-name="P4">
Authors: Ukrinform (Person)</text:p>
      <text:p text:style-name="P4">
Publisher: Укринформ (Organization)</text:p>
      <text:p text:style-name="P4">
Published Time: 2023-05-02T17:53:00+03:00</text:p>
      <text:p text:style-name="P4">
Modified Time: 2023-05-02T17:53:00+03:00</text:p>
      <text:p text:style-name="P4">
Description: За минулий тиждень в Україні зафіксовано майже 8,9 тис. нових випадків COVID-19. — Укрінформ.</text:p>
      <text:p text:style-name="P4">
Images: ["<text:a xlink:type="simple" xlink:href="https://static.ukrinform.com/photos/2020_04/thumb_files/630_360_1586260833-500.jpg" text:style-name="Internet_20_link" text:visited-style-name="Visited_20_Internet_20_Link">
630_360_15862...</text:a>
"]</text:p>
      <text:p text:style-name="P4">
Tags: ['МОЗ', 'Україна', 'Хвороба', 'Коронавірус']</text:p>
      <text:p text:style-name="P4">
Type: Article</text:p>
      <!--METADATA-->
      <text:p text:style-name="P4">
<draw:frame draw:style-name="fr1" draw:name="Image121" text:anchor-type="as-char" svg:width="6.9236in" svg:height="3.956343in" draw:z-index="0">
<draw:image xlink:href="../Images/yкринформ/2023-05-02T17-53-00-03-00/630_360_1586260833-500.jpg" xlink:type="simple" xlink:show="embed" xlink:actuate="onLoad" draw:mime-type="image/jpeg"/>
</draw:frame>
 За минулийтиждень в Україні зафіксовано майже 8,9 тис. нових випадків COVID-19.</text:p>
      <text:p text:style-name="P4">
Про це повідомляє <text:a xlink:type="simple" xlink:href="https://moz.gov.ua/article/news/zahvorjuvanist-na-covid-19-znizhuetsja-prote-schotizhnja-vid-nogo-vmirae-majzhe-100-ljudej-%e2%80%93-moz" text:style-name="Internet_20_link" text:visited-style-name="Visited_20_Internet_20_Link">
 </text:a>
 , передає Укрінформ.</text:p>
      <text:p text:style-name="P4">
"За останній тиждень (період з 21 до 27 квітня) кількість зареєстрованихвипадків зменшилася на 18% у порівнянні з попереднім тижнем і становила 8898випадків. Серед них 1546 випадків <text:a xlink:type="simple" xlink:href="https://www.ukrinform.ua/tag-koronavirus" text:style-name="Internet_20_link" text:visited-style-name="Visited_20_Internet_20_Link">
 </text:a>
 - у дітей", - йдеться у повідомленні.</text:p>
      <text:p text:style-name="P4">
Протягом тижня було проведено понад 110,5 тис. досліджень із виявленнязахворювання. До медичних закладів госпіталізували 2735 осіб.</text:p>
      <text:p text:style-name="P4">
Водночас, як наголошують в МОЗ, люди продовжують помирати внаслідок ускладненьCOVID-19: 82 таких випадки зафіксовано минулого тижня. Більшість померлих –особи віком 60+. Саме вони мають найвищий ризик розвитку постковіднихускладнень.</text:p>
      <text:p text:style-name="P4">
У міністерстві наголошують, що найкращим способом захиститися від важкогоперебігу недуги залишається вакцинація. В Україні проти COVID-19 можутьвакцинуватися дорослі і діти від 5 років.</text:p>
      <text:p text:style-name="P4">
Ті, хто старше 18 років, повинні отримати базовий курс щеплень проти COVID-19однією дозою вакцини Janssen або двома дозами вакцин CoronaVac чи Pfizer.Через 5 місяців після первинного курсу всім людям, старшим за 18 років, слідзробити перше бустерне щеплення. Через 4 місяці після першого бустерногощеплення можна робити друге.</text:p>
      <text:p text:style-name="P4">
<text:span text:style-name="T4">
Читайте також:</text:span>
 <text:a xlink:type="simple" xlink:href="https://www.ukrinform.ua/rubric-society/3700567-v-ukraini-prodovzili-karantin-cerez-covid19-do-lipna.html" text:style-name="Internet_20_link" text:visited-style-name="Visited_20_Internet_20_Link">
 </text:a>
</text:p>
      <text:p text:style-name="P4">
Зараз, за даними МОЗ, рівень вакцинації недостатній для формуванняколективного імунітету проти COVID-19. Принаймні одну дозу вакцини з початкувакцинальної кампанії отримали понад 16,3 мільйона українців. Майже 15,5мільйона осіб в Україні отримали дві дози вакцини. Станом на 23.04.2023 понад12,3 мільйона осіб не отримали першої бустерної дози, тобто не маютьповноцінного захисту.</text:p>
      <text:p text:style-name="P4">
Як повідомляв Укрінформ, за даними МОЗ, в Україні доступні близько 8 млн дозвакцини проти COVID-19. Зараз використовуються чотири типи вакцини: однодозоваJanssen виробництва Johnson &amp; Johnson, вакцина “Комірнаті” виробництва Pfizer— дитяча та доросла форми, вакцина CoronaVac китайського виробництва.</text:p>
      <text:p text:style-name="P4">
Source: <text:a xlink:type="simple" xlink:href="https://www.ukrinform.ua/rubric-society/3703746-v-ukraini-za-tizden-zafiksuvali-majze-89-tisaci-novih-vipadkiv-koronavirusu.html" text:style-name="Internet_20_link" text:visited-style-name="Visited_20_Internet_20_Link">
https://www.ukrinform.ua/rubric-society/3703746-v-ukraini-za-tizden-zafiksuvali-majze-89-tisaci-novih-vipadkiv-koronavirusu.html</text:a>
</text:p>
      <!--NEWS-->
      <text:h text:style-name="P10" text:outline-level="1">
<text:span text:style-name="T4">
Україна вийшла ще з однієї угоди СНД</text:span>
</text:h>
      <text:p text:style-name="P4">
Authors: Ukrinform (Person)</text:p>
      <text:p text:style-name="P4">
Publisher: Укринформ (Organization)</text:p>
      <text:p text:style-name="P4">
Published Time: 2023-05-02T17:56:26+03:00</text:p>
      <text:p text:style-name="P4">
Modified Time: 2023-05-02T17:56:26+03:00</text:p>
      <text:p text:style-name="P4">
Description: Кабінет Міністрів ухвалив рішення про вихід України з угоди про співробітництво держав-учасниць СНД у боротьбі із злочинністю на транспорті. — Укрінформ.</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СНД', 'Транспорт', 'Угода']</text:p>
      <text:p text:style-name="P4">
Type: Article</text:p>
      <!--METADATA-->
      <text:p text:style-name="P4">
<draw:frame draw:style-name="fr1" draw:name="Image122" text:anchor-type="as-char" svg:width="6.9236in" svg:height="3.956343in" draw:z-index="0">
<draw:image xlink:href="../Images/yкринформ/2023-05-02T17-56-26-03-00/630_360_1659708198-453.jpg" xlink:type="simple" xlink:show="embed" xlink:actuate="onLoad" draw:mime-type="image/jpeg"/>
</draw:frame>
 КабінетМіністрів ухвалив рішення про вихід України з угоди про співробітництводержав-учасниць СНД у боротьбі із злочинністю на транспорті.</text:p>
      <text:p text:style-name="P4">
Про це повідомив у <text:a xlink:type="simple" xlink:href="https://www.ukrinform.ua/rubric-polytics/3651363-ukraina-vijsla-se-z-dvoh-ugod-snd.html" text:style-name="Internet_20_link" text:visited-style-name="Visited_20_Internet_20_Link">
 </text:a>
 постійний представникКабміну у Верховній Раді Тарас Мельничук, передає Укрінформ.</text:p>
      <text:p text:style-name="P4">
«Здійснено вихід України з Угоди про співробітництво держав-учасницьСпівдружності Незалежних Держав у боротьбі із злочинністю на <text:a xlink:type="simple" xlink:href="https://www.ukrinform.ua/tag-transport" text:style-name="Internet_20_link" text:visited-style-name="Visited_20_Internet_20_Link">
</text:a>
 », - написав Мельничук.</text:p>
      <text:p text:style-name="P4">
Ця угода була підписана в Астані 15 вересня 2004 року.</text:p>
      <text:p text:style-name="P4">
<text:span text:style-name="T4">
Читайте також:</text:span>
 <text:a xlink:type="simple" xlink:href="https://www.ukrinform.ua/rubric-polytics/3694103-ukraina-vijsla-z-protokolu-snd-pro-spilni-antiteroristicni-zahodi.html" text:style-name="Internet_20_link" text:visited-style-name="Visited_20_Internet_20_Link">
 <text:span text:style-name="T4">
СНД</text:span>
 </text:a>
</text:p>
      <text:p text:style-name="P4">
Як повідомляв Укрінформ, раніше Україна вийшла з двох угод СНД - з Конвенціїпро передачу осіб, які страждають психічними розладами, для проведенняпримусового лікування та з Угоди про порядок вирішення спорів, пов’язаних зіздійсненням господарської діяльності.</text:p>
      <text:p text:style-name="P4">
Source: <text:a xlink:type="simple" xlink:href="https://www.ukrinform.ua/rubric-polytics/3703748-ukraina-vijsla-se-z-odniei-ugodi-snd.html" text:style-name="Internet_20_link" text:visited-style-name="Visited_20_Internet_20_Link">
https://www.ukrinform.ua/rubric-polytics/3703748-ukraina-vijsla-se-z-odniei-ugodi-snd.html</text:a>
</text:p>
      <!--NEWS-->
      <text:h text:style-name="P10" text:outline-level="1">
<text:span text:style-name="T4">
На Запоріжжі українські бійці знищили ворожий безпілотник</text:span>
</text:h>
      <text:p text:style-name="P4">
Authors: Ukrinform (Person)</text:p>
      <text:p text:style-name="P4">
Publisher: Укринформ (Organization)</text:p>
      <text:p text:style-name="P4">
Published Time: 2023-05-02T17:58:00+03:00</text:p>
      <text:p text:style-name="P4">
Modified Time: 2023-05-02T17:58:00+03:00</text:p>
      <text:p text:style-name="P4">
Description: В Запорізькій області український зенітний ракетний полк знищив російський безпілотний літальний апарат. — Укрінформ.</text:p>
      <text:p text:style-name="P4">
Images: ["<text:a xlink:type="simple" xlink:href="https://static.ukrinform.com/photos/2017_12/thumb_files/630_360_1514550897-3853.jpg" text:style-name="Internet_20_link" text:visited-style-name="Visited_20_Internet_20_Link">
630_360_15145...</text:a>
"]</text:p>
      <text:p text:style-name="P4">
Tags: ['Безпілотник', 'ЗСУ', 'Запоріжжя', 'Війна з росією']</text:p>
      <text:p text:style-name="P4">
Type: Article</text:p>
      <!--METADATA-->
      <text:p text:style-name="P4">
<draw:frame draw:style-name="fr1" draw:name="Image123" text:anchor-type="as-char" svg:width="6.9236in" svg:height="3.956343in" draw:z-index="0">
<draw:image xlink:href="../Images/yкринформ/2023-05-02T17-58-00-03-00/630_360_1514550897-3853.jpg" xlink:type="simple" xlink:show="embed" xlink:actuate="onLoad" draw:mime-type="image/jpeg"/>
</draw:frame>
 ВЗапорізькій області український зенітний ракетний полк знищив російськийбезпілотний літальний апарат.</text:p>
      <text:p text:style-name="P4">
Як передає Укрінформ, про це Повітряне командування "Схід" повідомляє у <text:a xlink:type="simple" xlink:href="https://www.facebook.com/pvkshid/posts/pfbid037xg2GwkFmVWybtESz7ckPpjXQJmthBBXksBRKAwWBxWEBW7SKXGaN57bmhiWGWpwl" text:style-name="Internet_20_link" text:visited-style-name="Visited_20_Internet_20_Link">
</text:a>
.</text:p>
      <text:p text:style-name="P4">
“В Запорізькій області підрозділом Нікопольського зенітного ракетного полкузнищено ворожий <text:a xlink:type="simple" xlink:href="https://www.ukrinform.ua/tag-bezpilotnik" text:style-name="Internet_20_link" text:visited-style-name="Visited_20_Internet_20_Link">
 </text:a>
 , імовірноОрлан”, - ідеться в повідомленні.</text:p>
      <text:p text:style-name="P4">
<text:span text:style-name="T4">
Читайте також:</text:span>
 <text:a xlink:type="simple" xlink:href="https://www.ukrinform.ua/rubric-ato/3703291-na-doneccini-prikordonniki-zbili-rosijskij-bezpilotnik-postrilom-z-antidronovoi-rusnici.html" text:style-name="Internet_20_link" text:visited-style-name="Visited_20_Internet_20_Link">
 <text:span text:style-name="T4">
безпілотник</text:span>
 </text:a>
</text:p>
      <text:p text:style-name="P4">
Як повідомляв <text:a xlink:type="simple" xlink:href="https://www.ukrinform.ua/rubric-ato/3703416-ukrainski-zahisniki-znisili-vze-191-420-rosian.html" text:style-name="Internet_20_link" text:visited-style-name="Visited_20_Internet_20_Link">
 </text:a>
 , українські Сили оборони з 24лютого 2022 року по 2 травня 2023 року ліквідували 191 тисячу 420 російськихагресорів, при цьому 460 осіб - за минулу добу.</text:p>
      <text:p text:style-name="P4">
Source: <text:a xlink:type="simple" xlink:href="https://www.ukrinform.ua/rubric-ato/3703750-na-zaporizzi-ukrainski-bijci-znisili-vorozij-bezpilotnik.html" text:style-name="Internet_20_link" text:visited-style-name="Visited_20_Internet_20_Link">
https://www.ukrinform.ua/rubric-ato/3703750-na-zaporizzi-ukrainski-bijci-znisili-vorozij-bezpilotnik.html</text:a>
</text:p>
      <!--NEWS-->
      <text:h text:style-name="P10" text:outline-level="1">
<text:span text:style-name="T4">
На Донбасі майже 200 ув’язнених помістили в ШІЗО через відмову від паспортів рф – правозахисники</text:span>
</text:h>
      <text:p text:style-name="P4">
Authors: Ukrinform (Person)</text:p>
      <text:p text:style-name="P4">
Publisher: Укринформ (Organization)</text:p>
      <text:p text:style-name="P4">
Published Time: 2023-05-02T18:03:49+03:00</text:p>
      <text:p text:style-name="P4">
Modified Time: 2023-05-02T18:03:49+03:00</text:p>
      <text:p text:style-name="P4">
Description: На тимчасово окупованих територіях України проходять процеси примусової паспортизації росії та відмова від українського громадянства ув'язнених. — Укрінформ.</text:p>
      <text:p text:style-name="P4">
Images: ["<text:a xlink:type="simple" xlink:href="https://static.ukrinform.com/photos/2018_08/thumb_files/630_360_1534342460-3207.jpg" text:style-name="Internet_20_link" text:visited-style-name="Visited_20_Internet_20_Link">
630_360_15343...</text:a>
"]</text:p>
      <text:p text:style-name="P4">
Tags: ['Донеччина', 'Луганщина', "В'язниця", 'Паспортизація Донбасу', 'Війна з росією']</text:p>
      <text:p text:style-name="P4">
Type: Article</text:p>
      <!--METADATA-->
      <text:p text:style-name="P4">
<draw:frame draw:style-name="fr1" draw:name="Image124" text:anchor-type="as-char" svg:width="6.9236in" svg:height="3.956343in" draw:z-index="0">
<draw:image xlink:href="../Images/yкринформ/2023-05-02T18-03-49-03-00/630_360_1534342460-3207.jpg" xlink:type="simple" xlink:show="embed" xlink:actuate="onLoad" draw:mime-type="image/jpeg"/>
</draw:frame>
 Натимчасово окупованих територіях України проходять процеси примусовоїпаспортизації росії та відмова від українського громадянства ув'язнених.</text:p>
      <text:p text:style-name="P4">
Про це Східна правозахисна група повідомила в <text:a xlink:type="simple" xlink:href="https://www.facebook.com/EAST.HR.GROUP7/posts/pfbid02Lb9SnE1jwCuKLJBJWpLBnVr4iVBFAHNY46KPBtZWd99pz9v4ZpPQj92Y8fQvZjfBl" text:style-name="Internet_20_link" text:visited-style-name="Visited_20_Internet_20_Link">
</text:a>
, передає Укрінформ.</text:p>
      <text:p text:style-name="P4">
«Примусова паспортизація росії триває в місцях позбавлення волі на окупованихтериторіях України. Для тих ув’язнених, хто відмовився отримувати <text:a xlink:type="simple" xlink:href="https://www.ukrinform.ua/tag-pasport" text:style-name="Internet_20_link" text:visited-style-name="Visited_20_Internet_20_Link">
</text:a>
 росії та відмовлятися від українськогогромадянства, передбачено покарання у вигляді переміщення ув'язненого уштрафний ізолятор», - ідеться в повідомленні.</text:p>
      <text:p text:style-name="P4">
Проте зазначається, що багато ув’язнених відмовляються від отримання паспортаросії, оскільки побоюються перегляду вироків за законами росії та збільшеннявже одержаного покарання.</text:p>
      <text:p text:style-name="P4">
<text:span text:style-name="T4">
Читайте також:</text:span>
 <text:a xlink:type="simple" xlink:href="https://www.ukrinform.ua/rubric-regions/3700009-na-hersonsini-zagarbniki-pogrozuut-zalisiti-bez-medposlug-ludej-aki-ne-otrimali-pasportiv-rf.html" text:style-name="Internet_20_link" text:visited-style-name="Visited_20_Internet_20_Link">
 </text:a>
</text:p>
      <text:p text:style-name="P4">
«На даний момент відомо, що в колоніях на окупованих територіях Луганської таДонецької областей репресії застосовані до 183 ув'язнених, яких помістили вШІЗО», - додали в СПГ.</text:p>
      <text:p text:style-name="P4">
Як повідомляв Укрінформ, підозрюваний у воєнних злочинах президент росіїволодимир путін підписав указ, що <text:a xlink:type="simple" xlink:href="https://www.ukrinform.ua/rubric-ato/3701757-putin-pidpisav-ukaz-so-dozvolae-deportuvati-ukrainciv-z-timcasovo-okupovanih-teritorij.html" text:style-name="Internet_20_link" text:visited-style-name="Visited_20_Internet_20_Link">
 </text:a>
 , які не взяли громадянство рф. Указ передбачає, щогромадяни України або власники "паспортів" маріонеткових "днр", "лнр" маютьабо стати громадянами росії, або заявити, що не бажають цього робити. Ті, хтообере другий варіант, з 1 липня 2024 року вважатимуться іноземцями і,відповідно, можуть бути депортовані.</text:p>
      <text:p text:style-name="P4">
Source: <text:a xlink:type="simple" xlink:href="https://www.ukrinform.ua/rubric-society/3703751-na-donbasi-majze-200-uvaznenih-pomistili-v-sizo-cerez-vidmovu-vid-pasportiv-rf-pravozahisniki.html" text:style-name="Internet_20_link" text:visited-style-name="Visited_20_Internet_20_Link">
https://www.ukrinform.ua/rubric-society/3703751-na-donbasi-majze-200-uvaznenih-pomistili-v-sizo-cerez-vidmovu-vid-pasportiv-rf-pravozahisniki.html</text:a>
</text:p>
      <!--NEWS-->
      <text:h text:style-name="P10" text:outline-level="1">
<text:span text:style-name="T4">
Уряд створив індустріальний парк «Долина Стрий» на Львівщині</text:span>
</text:h>
      <text:p text:style-name="P4">
Authors: Ukrinform (Person)</text:p>
      <text:p text:style-name="P4">
Publisher: Укринформ (Organization)</text:p>
      <text:p text:style-name="P4">
Published Time: 2023-05-02T18:04:00+03:00</text:p>
      <text:p text:style-name="P4">
Modified Time: 2023-05-02T18:04:00+03:00</text:p>
      <text:p text:style-name="P4">
Description: Кабінет Міністрів утворив індустріальний парк «Долина Стрий» у Львівській області. — Укрінформ.</text:p>
      <text:p text:style-name="P4">
Images: ["<text:a xlink:type="simple" xlink:href="https://static.ukrinform.com/photos/2023_05/thumb_files/630_360_1683039717-170.jpg" text:style-name="Internet_20_link" text:visited-style-name="Visited_20_Internet_20_Link">
630_360_16830...</text:a>
"]</text:p>
      <text:p text:style-name="P4">
Tags: ['Економіка', 'Львівщина', 'Уряд', 'Індустріальні парки']</text:p>
      <text:p text:style-name="P4">
Type: Article</text:p>
      <!--METADATA-->
      <text:p text:style-name="P4">
<draw:frame draw:style-name="fr1" draw:name="Image125" text:anchor-type="as-char" svg:width="6.9236in" svg:height="3.956343in" draw:z-index="0">
<draw:image xlink:href="../Images/yкринформ/2023-05-02T18-04-00-03-00/630_360_1683039717-170.jpg" xlink:type="simple" xlink:show="embed" xlink:actuate="onLoad" draw:mime-type="image/jpeg"/>
</draw:frame>
 КабінетМіністрів утворив індустріальний парк «Долина Стрий» у Львівській області.</text:p>
      <text:p text:style-name="P4">
Про це Прем'єр-міністр України Денис Шмигаль сказав на <text:a xlink:type="simple" xlink:href="https://t.me/Denys_Smyhal/5148" text:style-name="Internet_20_link" text:visited-style-name="Visited_20_Internet_20_Link">
</text:a>
 , передає Укрінформ.</text:p>
      <text:p text:style-name="P4">
«Сьогодні створюємо ще один індустріальний парк – «Долина Стрий» на <text:a xlink:type="simple" xlink:href="https://www.ukrinform.ua/tag-lvivsina" text:style-name="Internet_20_link" text:visited-style-name="Visited_20_Internet_20_Link">
</text:a>
 . Очікуємо на створення близько 700робочих місць та на розвиток переробки в регіоні. Зокрема, в харчовійпромисловості, деревообробці, машинобудуванні», - сказав Шмигаль.</text:p>
      <text:p text:style-name="P4">
За його словами, уряд тримає послідовний курс на всебічну підтримку бізнесу.</text:p>
      <text:p text:style-name="P4">
<text:span text:style-name="T4">
Читайте також:</text:span>
 <text:a xlink:type="simple" xlink:href="https://www.ukrinform.ua/rubric-economy/3674771-urad-shvaliv-strategiu-rozvitku-industrialnih-parkiv-do-2030-roku.html" text:style-name="Internet_20_link" text:visited-style-name="Visited_20_Internet_20_Link">
 <text:span text:style-name="T4">
індустріальних</text:span>
 <text:span text:style-name="T4">
парк</text:span>
</text:a>
</text:p>
      <text:p text:style-name="P4">
Як повідомляв Укрінформ, наприкінці 2022 року Кабінет Міністрів схваливрішення про запуск двох індустріальних парків - у Львівській і Тернопільськійобластях.</text:p>
      <text:p text:style-name="P4">
<text:span text:style-name="T5">
Фото: Денис Шмигаль / Телеграм</text:span>
</text:p>
      <text:p text:style-name="P4">
Source: <text:a xlink:type="simple" xlink:href="https://www.ukrinform.ua/rubric-economy/3703752-urad-stvoriv-industrialnij-park-dolina-strij-na-lvivsini.html" text:style-name="Internet_20_link" text:visited-style-name="Visited_20_Internet_20_Link">
https://www.ukrinform.ua/rubric-economy/3703752-urad-stvoriv-industrialnij-park-dolina-strij-na-lvivsini.html</text:a>
</text:p>
      <!--NEWS-->
      <text:h text:style-name="P10" text:outline-level="1">
<text:span text:style-name="T4">
Новий посол України в Латвії розпочав свою роботу</text:span>
</text:h>
      <text:p text:style-name="P4">
Authors: Ukrinform (Person)</text:p>
      <text:p text:style-name="P4">
Publisher: Укринформ (Organization)</text:p>
      <text:p text:style-name="P4">
Published Time: 2023-05-02T18:07:58+03:00</text:p>
      <text:p text:style-name="P4">
Modified Time: 2023-05-02T18:07:58+03:00</text:p>
      <text:p text:style-name="P4">
Description: Президент Латвії Егілс Левітс у вівторок прийняв вірчі грамоти в нового посла України Анатолія Куцевола, що означає офіційний початок роботи дипломата на цій посаді. — Укрінформ.</text:p>
      <text:p text:style-name="P4">
Images: ["<text:a xlink:type="simple" xlink:href="https://static.ukrinform.com/photos/2023_05/thumb_files/630_360_1683039803-2963.jpeg" text:style-name="Internet_20_link" text:visited-style-name="Visited_20_Internet_20_Link">
630_360_16830...</text:a>
", "<text:a xlink:type="simple" xlink:href="https://static.ukrinform.com/photos/2023_05/thumb_files/630_360_1683039803-1287.jpeg" text:style-name="Internet_20_link" text:visited-style-name="Visited_20_Internet_20_Link">
630_360_16830...</text:a>
", "<text:a xlink:type="simple" xlink:href="https://static.ukrinform.com/photos/2023_05/thumb_files/630_360_1683039803-1626.jpeg" text:style-name="Internet_20_link" text:visited-style-name="Visited_20_Internet_20_Link">
630_360_16830...</text:a>
", "<text:a xlink:type="simple" xlink:href="https://static.ukrinform.com/photos/2023_05/thumb_files/630_360_1683039803-8779.jpeg" text:style-name="Internet_20_link" text:visited-style-name="Visited_20_Internet_20_Link">
630_360_16830...</text:a>
", "<text:a xlink:type="simple" xlink:href="https://static.ukrinform.com/photos/2023_05/thumb_files/630_360_1683039803-5281.jpeg" text:style-name="Internet_20_link" text:visited-style-name="Visited_20_Internet_20_Link">
630_360_16830...</text:a>
", "<text:a xlink:type="simple" xlink:href="https://static.ukrinform.com/photos/2023_05/thumb_files/630_360_1683039803-5225.jpeg" text:style-name="Internet_20_link" text:visited-style-name="Visited_20_Internet_20_Link">
630_360_16830...</text:a>
", "<text:a xlink:type="simple" xlink:href="https://static.ukrinform.com/photos/2023_05/thumb_files/630_360_1683039804-8150.jpeg" text:style-name="Internet_20_link" text:visited-style-name="Visited_20_Internet_20_Link">
630_360_16830...</text:a>
"]</text:p>
      <text:p text:style-name="P4">
Tags: ['Латвія', 'Посол']</text:p>
      <text:p text:style-name="P4">
Type: Article</text:p>
      <!--METADATA-->
      <text:p text:style-name="P4">
<draw:frame draw:style-name="fr1" draw:name="Image126" text:anchor-type="as-char" svg:width="6.9236in" svg:height="3.956343in" draw:z-index="0">
<draw:image xlink:href="../Images/yкринформ/2023-05-02T18-07-58-03-00/630_360_1683039803-2963.jpeg" xlink:type="simple" xlink:show="embed" xlink:actuate="onLoad" draw:mime-type="image/jpeg"/>
</draw:frame>
Президент Латвії Егілс Левітс у вівторок прийняв вірчі грамоти в нового послаУкраїни Анатолія Куцевола, що означає офіційний початок роботи дипломата націй посаді.</text:p>
      <text:p text:style-name="P4">
Про це повідомляє Укрінформ з <text:a xlink:type="simple" xlink:href="http://www.president.lv/lv/jaunums/valsts-prezidents-akredite-arvalstu-vestniekus-latvija-18" text:style-name="Internet_20_link" text:visited-style-name="Visited_20_Internet_20_Link">
 </text:a>
 на пресслужбу президентаЛатвії.</text:p>
      <text:p text:style-name="P4">
<draw:frame draw:style-name="fr1" draw:name="Image127" text:anchor-type="as-char" svg:width="6.9236in" svg:height="3.956343in" draw:z-index="0">
<draw:image xlink:href="../Images/yкринформ/2023-05-02T18-07-58-03-00/630_360_1683039803-1287.jpeg" xlink:type="simple" xlink:show="embed" xlink:actuate="onLoad" draw:mime-type="image/jpeg"/>
</draw:frame>
 Новийпосол України в Латвії розпочав свою роботу / Фото: Ilmārs Znotiņš, Valstsprezidenta kanceleja  <text:a xlink:type="simple" xlink:href="https://static.ukrinform.com/photos/2023_05/1683039803-1287.jpeg" text:style-name="Internet_20_link" text:visited-style-name="Visited_20_Internet_20_Link">
<draw:frame draw:style-name="fr1" draw:name="Image128" text:anchor-type="as-char" svg:width="6.9236in" svg:height="3.956343in" draw:z-index="0">
<draw:image xlink:href="../Images/yкринформ/2023-05-02T18-07-58-03-00/630_360_1683039803-1287.jpeg" xlink:type="simple" xlink:show="embed" xlink:actuate="onLoad" draw:mime-type="image/jpeg"/>
</draw:frame>
</text:a>
 <text:a xlink:type="simple" xlink:href="https://static.ukrinform.com/photos/2023_05/1683039803-1626.jpeg" text:style-name="Internet_20_link" text:visited-style-name="Visited_20_Internet_20_Link">
<draw:frame draw:style-name="fr1" draw:name="Image129" text:anchor-type="as-char" svg:width="6.9236in" svg:height="3.956343in" draw:z-index="0">
<draw:image xlink:href="../Images/yкринформ/2023-05-02T18-07-58-03-00/630_360_1683039803-1626.jpeg" xlink:type="simple" xlink:show="embed" xlink:actuate="onLoad" draw:mime-type="image/jpeg"/>
</draw:frame>
</text:a>
 <text:a xlink:type="simple" xlink:href="https://static.ukrinform.com/photos/2023_05/1683039803-8779.jpeg" text:style-name="Internet_20_link" text:visited-style-name="Visited_20_Internet_20_Link">
<draw:frame draw:style-name="fr1" draw:name="Image130" text:anchor-type="as-char" svg:width="6.9236in" svg:height="3.956343in" draw:z-index="0">
<draw:image xlink:href="../Images/yкринформ/2023-05-02T18-07-58-03-00/630_360_1683039803-8779.jpeg" xlink:type="simple" xlink:show="embed" xlink:actuate="onLoad" draw:mime-type="image/jpeg"/>
</draw:frame>
</text:a>
 <text:a xlink:type="simple" xlink:href="https://static.ukrinform.com/photos/2023_05/1683039803-5281.jpeg" text:style-name="Internet_20_link" text:visited-style-name="Visited_20_Internet_20_Link">
<draw:frame draw:style-name="fr1" draw:name="Image131" text:anchor-type="as-char" svg:width="6.9236in" svg:height="3.956343in" draw:z-index="0">
<draw:image xlink:href="../Images/yкринформ/2023-05-02T18-07-58-03-00/630_360_1683039803-5281.jpeg" xlink:type="simple" xlink:show="embed" xlink:actuate="onLoad" draw:mime-type="image/jpeg"/>
</draw:frame>
</text:a>
 <text:a xlink:type="simple" xlink:href="https://static.ukrinform.com/photos/2023_05/1683039803-2963.jpeg" text:style-name="Internet_20_link" text:visited-style-name="Visited_20_Internet_20_Link">
<draw:frame draw:style-name="fr1" draw:name="Image132" text:anchor-type="as-char" svg:width="6.9236in" svg:height="3.956343in" draw:z-index="0">
<draw:image xlink:href="../Images/yкринформ/2023-05-02T18-07-58-03-00/630_360_1683039803-2963.jpeg" xlink:type="simple" xlink:show="embed" xlink:actuate="onLoad" draw:mime-type="image/jpeg"/>
</draw:frame>
</text:a>
 <text:a xlink:type="simple" xlink:href="https://static.ukrinform.com/photos/2023_05/1683039803-5225.jpeg" text:style-name="Internet_20_link" text:visited-style-name="Visited_20_Internet_20_Link">
<draw:frame draw:style-name="fr1" draw:name="Image133" text:anchor-type="as-char" svg:width="6.9236in" svg:height="3.956343in" draw:z-index="0">
<draw:image xlink:href="../Images/yкринформ/2023-05-02T18-07-58-03-00/630_360_1683039803-5225.jpeg" xlink:type="simple" xlink:show="embed" xlink:actuate="onLoad" draw:mime-type="image/jpeg"/>
</draw:frame>
</text:a>
 <text:a xlink:type="simple" xlink:href="https://static.ukrinform.com/photos/2023_05/1683039804-8150.jpeg" text:style-name="Internet_20_link" text:visited-style-name="Visited_20_Internet_20_Link">
<draw:frame draw:style-name="fr1" draw:name="Image134" text:anchor-type="as-char" svg:width="6.9236in" svg:height="3.956343in" draw:z-index="0">
<draw:image xlink:href="../Images/yкринформ/2023-05-02T18-07-58-03-00/630_360_1683039804-8150.jpeg" xlink:type="simple" xlink:show="embed" xlink:actuate="onLoad" draw:mime-type="image/jpeg"/>
</draw:frame>
</text:a>
</text:p>
      <text:p text:style-name="P4">
Також пресслужба оприлюднила <text:a xlink:type="simple" xlink:href="http://www.youtube.com/watch" text:style-name="Internet_20_link" text:visited-style-name="Visited_20_Internet_20_Link">
 </text:a>
 зцеремонії вручення вірчих грамот.</text:p>
      <text:p text:style-name="P4">
Своєю чергою посольство України в Латвії <text:a xlink:type="simple" xlink:href="http://www.facebook.com/UKRinLatvia/posts/625186476308076" text:style-name="Internet_20_link" text:visited-style-name="Visited_20_Internet_20_Link">
</text:a>
 , що Куцевол іЛевітс після церемонії обговорили широке коло тем. Зокрема, поточну ситуацію вУкраїні, пов’язану з підготовкою ЗСУ до контрнаступальних дій на фронті. Уцьому контексті посол наголосив на важливості продовження надання Україні відзахідних партнерів зброї та боєприпасів для звільнення усіх окупованих росієюукраїнських територій.</text:p>
      <text:p text:style-name="P4">
«Анатолій Куцевол подякував латвійській стороні за підтримку надання Україністатусу кандидата на членство в ЄС і підтримку у перспективі членства в НАТО,а також за участь Латвії у розслідуванні воєнних злочинів росії на територіїУкраїни», – йдеться у повідомленні посольства.</text:p>
      <text:p text:style-name="P4">
Під час розмови Левітс підкреслив важливість створення спеціального трибуналудля притягнення країни-агресорки до відповідальності та виплати репараційУкраїні, перш за все, коштом заморожених активів рф.</text:p>
      <text:p text:style-name="P4">
<text:span text:style-name="T4">
Читайте також:</text:span>
 <text:a xlink:type="simple" xlink:href="https://www.ukrinform.ua/rubric-polytics/3702009-venediktova-stala-poslom-u-lihtenstejni-za-sumisnictvom.html" text:style-name="Internet_20_link" text:visited-style-name="Visited_20_Internet_20_Link">
 <text:span text:style-name="T4">
Венедіктова</text:span>
 </text:a>
</text:p>
      <text:p text:style-name="P4">
Посол України висловив вдячність за проведення в Латвії програм навчання дляукраїнських військових, а також за прийняття на лікування та реабілітацію умедичні заклади Латвії поранених українських захисників.</text:p>
      <text:p text:style-name="P4">
Крім того, сторони обговорили співпрацю в межах реалізації української"формули миру" та транспортних коридорів, необхідних для експорту українськоїагропродукції.</text:p>
      <text:p text:style-name="P4">
<text:span text:style-name="T4">
Читайте також:</text:span>
 <text:a xlink:type="simple" xlink:href="https://www.ukrinform.ua/rubric-society/3703683-posol-nimeccini-zustrilasa-z-glavou-ugkc-svatoslavom.html" text:style-name="Internet_20_link" text:visited-style-name="Visited_20_Internet_20_Link">
 <text:span text:style-name="T4">
Посол</text:span>
 </text:a>
</text:p>
      <text:p text:style-name="P4">
Як повідомляв Укрінформ, Президент України Володимир Зеленський призначивАнатолія Куцевола новим послом у Латвії в грудні 2022 року. До того Куцеволпрацював заступником Державного секретаря Кабінету Міністрів України.</text:p>
      <text:p text:style-name="P4">
Перед ним українське дипломатичне представництво в Ризі з 2019 року очолювавОлександр Міщенко.</text:p>
      <text:p text:style-name="P4">
Source: <text:a xlink:type="simple" xlink:href="https://www.ukrinform.ua/rubric-polytics/3703754-novij-posol-ukraini-v-latvii-rozpocav-svou-robotu.html" text:style-name="Internet_20_link" text:visited-style-name="Visited_20_Internet_20_Link">
https://www.ukrinform.ua/rubric-polytics/3703754-novij-posol-ukraini-v-latvii-rozpocav-svou-robotu.html</text:a>
</text:p>
      <!--NEWS-->
      <text:h text:style-name="P10" text:outline-level="1">
<text:span text:style-name="T4">
Прикордонники відбили атаку у Бахмуті, росіяни відійшли з втратами</text:span>
</text:h>
      <text:p text:style-name="P4">
Authors: Ukrinform (Person)</text:p>
      <text:p text:style-name="P4">
Publisher: Укринформ (Organization)</text:p>
      <text:p text:style-name="P4">
Published Time: 2023-05-02T18:14:00+03:00</text:p>
      <text:p text:style-name="P4">
Modified Time: 2023-05-02T18:14:00+03:00</text:p>
      <text:p text:style-name="P4">
Description: У Бахмуті Донецької області бійці Державної прикордонної служби України завадили російським загарбникам змінити тактичне положення та відбили чергову ворожу атаку на опорний пункт. — Укрінформ.</text:p>
      <text:p text:style-name="P4">
Images: ["<text:a xlink:type="simple" xlink:href="https://static.ukrinform.com/photos/2023_04/thumb_files/630_360_1681308262-366.jpeg" text:style-name="Internet_20_link" text:visited-style-name="Visited_20_Internet_20_Link">
630_360_16813...</text:a>
"]</text:p>
      <text:p text:style-name="P4">
Tags: ['Бахмут', 'Прикордонники', 'Війна з росією']</text:p>
      <text:p text:style-name="P4">
Type: Article</text:p>
      <!--METADATA-->
      <text:p text:style-name="P4">
<draw:frame draw:style-name="fr1" draw:name="Image135" text:anchor-type="as-char" svg:width="6.9236in" svg:height="3.956343in" draw:z-index="0">
<draw:image xlink:href="../Images/yкринформ/2023-05-02T18-14-00-03-00/630_360_1681308262-366.jpeg" xlink:type="simple" xlink:show="embed" xlink:actuate="onLoad" draw:mime-type="image/jpeg"/>
</draw:frame>
 У БахмутіДонецької області бійці Державної прикордонної служби України завадилиросійським загарбникам змінити тактичне положення та відбили чергову ворожуатаку на опорний пункт.</text:p>
      <text:p text:style-name="P4">
Як передає Укрінформ, про це ДПСУ повідомила в <text:a xlink:type="simple" xlink:href="http://t.me/DPSUkr/10960" text:style-name="Internet_20_link" text:visited-style-name="Visited_20_Internet_20_Link">
 </text:a>
 .</text:p>
      <text:p text:style-name="P4">
Так, під час спроб російської піхоти зайняти ближчі позиції до рубежу оборониприкордонники у стрілецькій сутичці змусили загарбників відійти.</text:p>
      <text:p text:style-name="P4">
У сусідньому кварталі, задіявши стрілецьку <text:a xlink:type="simple" xlink:href="https://www.ukrinform.ua/tag-zbroa" text:style-name="Internet_20_link" text:visited-style-name="Visited_20_Internet_20_Link">
 </text:a>
 та гранатомети, оборонці відбили атаку росіян на опорний пунктприкордонників.</text:p>
      <text:p text:style-name="P4">
<text:span text:style-name="T4">
Читайте також:</text:span>
 <text:a xlink:type="simple" xlink:href="https://www.ukrinform.ua/rubric-ato/3703303-sturmuvati-zagarbnikiv-v-urbanizovanij-miscevosti-dosit-skladno-naev.html" text:style-name="Internet_20_link" text:visited-style-name="Visited_20_Internet_20_Link">
 </text:a>
</text:p>
      <text:p text:style-name="P4">
"Стрілецька зброя та гранатомети наших захисників змусили окупантів з втратамивідійти", — зазначили в ДПСУ.</text:p>
      <text:p text:style-name="P4">
В іншому секторі оборони Бахмута прикордонники збили два російськібезпілотники.</text:p>
      <text:p text:style-name="P4">
<text:span text:style-name="T4">
Читайте також:</text:span>
 <text:a xlink:type="simple" xlink:href="https://www.ukrinform.ua/rubric-ato/3703424-sirskij-vidvidav-ukrainskih-bijciv-na-bahmutskomu-napramku.html" text:style-name="Internet_20_link" text:visited-style-name="Visited_20_Internet_20_Link">
 <text:span text:style-name="T4">
Бахмут</text:span>
 </text:a>
</text:p>
      <text:p text:style-name="P4">
Як повідомляв Укрінформ, на <text:a xlink:type="simple" xlink:href="https://www.ukrinform.ua/rubric-ato/3703402-aviacia-sil-oboroni-znisila-tri-rosijski-zrk.html" text:style-name="Internet_20_link" text:visited-style-name="Visited_20_Internet_20_Link">
 </text:a>
 російська арміяпродовжує вести наступальні дії. Бої в місті Бахмут тривають.</text:p>
      <text:p text:style-name="P4">
<text:span text:style-name="T5">
Фото: ДПСУ</text:span>
</text:p>
      <text:p text:style-name="P4">
Source: <text:a xlink:type="simple" xlink:href="https://www.ukrinform.ua/rubric-ato/3703758-prikordonniki-vidbili-ataku-u-bahmuti-rosiani-vidijsli-z-vtratami.html" text:style-name="Internet_20_link" text:visited-style-name="Visited_20_Internet_20_Link">
https://www.ukrinform.ua/rubric-ato/3703758-prikordonniki-vidbili-ataku-u-bahmuti-rosiani-vidijsli-z-vtratami.html</text:a>
</text:p>
      <!--NEWS-->
      <text:h text:style-name="P10" text:outline-level="1">
<text:span text:style-name="T4">
Офіс омбудсмена назвав найпоширеніші порушення у місцях поселення переселенців</text:span>
</text:h>
      <text:p text:style-name="P4">
Authors: Ukrinform (Person)</text:p>
      <text:p text:style-name="P4">
Publisher: Укринформ (Organization)</text:p>
      <text:p text:style-name="P4">
Published Time: 2023-05-02T18:14:01+03:00</text:p>
      <text:p text:style-name="P4">
Modified Time: 2023-05-02T18:14:01+03:00</text:p>
      <text:p text:style-name="P4">
Description: Серед найпоширеніших порушень, зафіксованих під час моніторингу Офісом омбудсмена місць компактного поселення внутрішньо переміщених осіб, - проблема відсутності особистого простору і неналежні санітарно-гігієнічні умови. — Укрінформ.</text:p>
      <text:p text:style-name="P4">
Images: ["<text:a xlink:type="simple" xlink:href="https://static.ukrinform.com/photos/2018_05/thumb_files/630_360_1525774348-3351.jpg" text:style-name="Internet_20_link" text:visited-style-name="Visited_20_Internet_20_Link">
630_360_15257...</text:a>
"]</text:p>
      <text:p text:style-name="P4">
Tags: ['Омбудсмен', 'Переселенці', 'Житло']</text:p>
      <text:p text:style-name="P4">
Type: Article</text:p>
      <!--METADATA-->
      <text:p text:style-name="P4">
<draw:frame draw:style-name="fr1" draw:name="Image136" text:anchor-type="as-char" svg:width="6.9236in" svg:height="3.956343in" draw:z-index="0">
<draw:image xlink:href="../Images/yкринформ/2023-05-02T18-14-01-03-00/630_360_1525774348-3351.jpg" xlink:type="simple" xlink:show="embed" xlink:actuate="onLoad" draw:mime-type="image/jpeg"/>
</draw:frame>
 Середнайпоширеніших порушень, зафіксованих під час моніторингу Офісом омбудсменамісць компактного поселення внутрішньо переміщених осіб, - проблемавідсутності особистого простору і неналежні санітарно-гігієнічні умови.</text:p>
      <text:p text:style-name="P4">
Про це під час конференції "Право на гідність у місцях компактного поселення"заявила представниця уповноваженого Верховної Ради з прав громадян,постраждалих внаслідок збройної агресії проти України Ольга Алтуніна, передаєкореспондент Укрінформу.</text:p>
      <text:p text:style-name="P4">
За її словами, Офіс уповноваженого з прав людини за останні пів року здійснивмоніторинг близько 300 таких об'єктів.</text:p>
      <text:p text:style-name="P4">
"Є проблема відсутності особистого простору. Ми бачимо, що у нас люди подекудимешкають у спортзалах, спорткомплексах, деякі проживають в одній кімнаті по10-15 людей. Це дорослі люди, діти, громадяни різної статі", - зазначила вона.</text:p>
      <text:p text:style-name="P4">
<text:span text:style-name="T4">
Читайте також:</text:span>
 <text:a xlink:type="simple" xlink:href="https://www.ukrinform.ua/rubric-society/3703645-catbot-turbota-stvorenij-dla-pereselenciv-z-urahuvannam-identicnosti-pravozahisnik.html" text:style-name="Internet_20_link" text:visited-style-name="Visited_20_Internet_20_Link">
 <text:span text:style-name="T4">
переселенці</text:span>
 </text:a>
</text:p>
      <text:p text:style-name="P4">
За її словами, ще однією проблемою, яку вони зафіксували, є непристосованістьМКП до потреб жінок і дітей. Зокрема, це стосується доступу дітей до освітитощо.</text:p>
      <text:p text:style-name="P4">
Також представниця уповноваженого вказала на неналежні санітарно-гігієнічніумови в МКП: не всюди є вода і можливість зробити відповідні ремонти.</text:p>
      <text:p text:style-name="P4">
Алтуніна заявила, що проблема наявності плісняви є проблемою, мабуть, 90відсотків всіх місць компактного поселення.</text:p>
      <text:p text:style-name="P4">
"Інше питання - непристосованість МКП до потреб людей з інвалідністю. Наступнапроблема - це недотримання вимог пожежної безпеки, зокрема, майже всюди немаєвогнегасників тощо", - сказала вона.</text:p>
      <text:p text:style-name="P4">
Як заявила представниця Офісу омбудсмена, вони дійшли невтішного висновку щодотого, що держава, закликавши людей залишити місця свого проживання іевакуювавши із тимчасово окупованих територій та з територій, де ведутьсяактивних бойові дії, залишила їх сам на сам з проблемою розміщення у МКП.</text:p>
      <text:p text:style-name="P4">
<text:span text:style-name="T4">
Читайте також:</text:span>
 <text:a xlink:type="simple" xlink:href="https://www.ukrinform.ua/rubric-society/3702985-pid-cas-voennogo-stanu-pereselenci-mozut-otrimuvati-medicnu-dopomogu-bez-deklaracii-lubinec.html" text:style-name="Internet_20_link" text:visited-style-name="Visited_20_Internet_20_Link">
 <text:span text:style-name="T4">
переселенці</text:span>
 </text:a>
</text:p>
      <text:p text:style-name="P4">
Алтуніна зазначила, що станом на сьогодні в державі немає жодного документа,який би регламентував мінімальні стандарти або будь-які стандарти перебуванняцих людей у таких місцях.</text:p>
      <text:p text:style-name="P4">
Вона заявила, що Офіс омбудсмена рекомендує внести зміни до законодавства ічітко визначити, хто буде нести відповідальність за розміщення <text:a xlink:type="simple" xlink:href="https://www.ukrinform.ua/tag-pereselenci" text:style-name="Internet_20_link" text:visited-style-name="Visited_20_Internet_20_Link">
</text:a>
 , за контроль за гідними умовамиїхнього проживання.</text:p>
      <text:p text:style-name="P4">
Як повідомляв Укрінформ, в Україні <text:a xlink:type="simple" xlink:href="https://www.ukrinform.ua/rubric-society/3700653-v-ukraini-stvorili-ponad-miljon-misc-dla-prozivanna-pereselenciv-zvit-tsk.html" text:style-name="Internet_20_link" text:visited-style-name="Visited_20_Internet_20_Link">
 </text:a>
 4 857 200 внутрішньо переміщених осіб. Для нихстворено більше мільйона місць для проживання.</text:p>
      <text:p text:style-name="P4">
Source: <text:a xlink:type="simple" xlink:href="https://www.ukrinform.ua/rubric-society/3703757-ofis-ombudsmena-nazvav-najposirenisi-porusenna-u-miscah-poselenna-pereselenciv.html" text:style-name="Internet_20_link" text:visited-style-name="Visited_20_Internet_20_Link">
https://www.ukrinform.ua/rubric-society/3703757-ofis-ombudsmena-nazvav-najposirenisi-porusenna-u-miscah-poselenna-pereselenciv.html</text:a>
</text:p>
      <!--NEWS-->
      <text:h text:style-name="P10" text:outline-level="1">
<text:span text:style-name="T4">
США прагнуть, аби Китай змусив росію припинити війну – посол</text:span>
</text:h>
      <text:p text:style-name="P4">
Authors: Ukrinform (Person)</text:p>
      <text:p text:style-name="P4">
Publisher: Укринформ (Organization)</text:p>
      <text:p text:style-name="P4">
Published Time: 2023-05-02T18:17:58+03:00</text:p>
      <text:p text:style-name="P4">
Modified Time: 2023-05-02T18:17:58+03:00</text:p>
      <text:p text:style-name="P4">
Description: Китай має натиснути на путіна, щоби той припинив будь-які бойові дії в Україні, вивів свої війська, а Україна відновила свій суверенітет повною мірою. — Укрінформ.</text:p>
      <text:p text:style-name="P4">
Images: ["<text:a xlink:type="simple" xlink:href="https://static.ukrinform.com/photos/2023_05/thumb_files/630_360_1683040627-428.jpg" text:style-name="Internet_20_link" text:visited-style-name="Visited_20_Internet_20_Link">
630_360_16830...</text:a>
"]</text:p>
      <text:p text:style-name="P4">
Tags: ['Китай', 'США', 'Україна', 'Війна з росією']</text:p>
      <text:p text:style-name="P4">
Type: Article</text:p>
      <!--METADATA-->
      <text:p text:style-name="P4">
<draw:frame draw:style-name="fr1" draw:name="Image137" text:anchor-type="as-char" svg:width="6.9236in" svg:height="3.956343in" draw:z-index="0">
<draw:image xlink:href="../Images/yкринформ/2023-05-02T18-17-58-03-00/630_360_1683040627-428.jpg" xlink:type="simple" xlink:show="embed" xlink:actuate="onLoad" draw:mime-type="image/jpeg"/>
</draw:frame>
 Китай маєнатиснути на путіна, щоби той припинив будь-які бойові дії в Україні, вивівсвої війська, а Україна відновила свій суверенітет повною мірою.</text:p>
      <text:p text:style-name="P4">
Таку позицію офіційного Вашингтона висловив у вівторок американський посол вКитаї Ніколас Бернс під час прямого включення, організованого ЦентромСтімсона, передає власний кореспондент Укрінформу.</text:p>
      <text:p text:style-name="P4">
«Китай має дуже тісні відносини з росією, відносини, у яких підтримує росію»,- зауважив посол США в Пекіні.</text:p>
      <text:p text:style-name="P4">
Він зазначив, що інформаційне поле КНР наповнене проросійськими наративами,мовляв, у війні в Україні винуваті США й НАТО, що є абсурдом. Однак, за йогословами, проблему війни створила одна людина – володимир путін, а цивілізованесуспільство намагається відстояти принципи, закладені в Статуті ООН.</text:p>
      <text:p text:style-name="P4">
<text:span text:style-name="T4">
Читайте також:</text:span>
 <text:a xlink:type="simple" xlink:href="https://www.ukrinform.ua/rubric-polytics/3703322-dla-kitau-bude-rozumnim-priednatisa-do-mirnogo-planu-zelenskogo-posol-britanii.html" text:style-name="Internet_20_link" text:visited-style-name="Visited_20_Internet_20_Link">
 <text:span text:style-name="T4">
Китаю</text:span>
 </text:a>
</text:p>
      <text:p text:style-name="P4">
«Те, що ми маємо побачити з боку Китаю – щоби він підштовхнув росію довиведення її військ, щоби Україна змогла повернути всю свою територію і зновустати повністю суверенною в усіх аспектах цього слова», - зауваживамериканський дипломат.</text:p>
      <text:p text:style-name="P4">
Він пояснив, що росія має припинити бомбардування мирних кварталів, шкіл,лікарень та житлових будинків.</text:p>
      <text:p text:style-name="P4">
Крім того, посол зауважив, що Сполучені Штати хотіли би працювати з китайськоюстороною у сфері глобальної продовольчої безпеки, особливо на тлі жорстокої йнеправомірної агресії рф проти України. У цьому зв’язку він наголосив наважливості продовження чорноморської «зернової угоди», яка забезпечує поставкипродовольства, зокрема, в країни Африки й Азії, які гостро потребують цього.</text:p>
      <text:p text:style-name="P4">
<text:span text:style-name="T4">
Читайте також:</text:span>
 <text:a xlink:type="simple" xlink:href="https://www.ukrinform.ua/rubric-polytics/3702742-v-mzs-ukraini-ne-viklucaut-poserednictva-pekina-u-pripinenni-vijni.html" text:style-name="Internet_20_link" text:visited-style-name="Visited_20_Internet_20_Link">
 </text:a>
</text:p>
      <text:p text:style-name="P4">
Бернс також позитивно оцінив факт розмови лідера <text:a xlink:type="simple" xlink:href="https://www.ukrinform.ua/tag-kitaj" text:style-name="Internet_20_link" text:visited-style-name="Visited_20_Internet_20_Link">
</text:a>
 Сі Цзіньпіна з Президентом України. «Мивпродовж багатьох місяців пропонували китайцям підтримувати контакти нанайвищому рівні з президентом Зеленським», - зауважив у цьому зв’язкупредставник США.</text:p>
      <text:p text:style-name="P4">
У цьому контексті він назвав недавню розмову лідерів «хорошим першим кроком»,втім зауважив, що необхідно почекати, як ситуація розвиватиметься далі.</text:p>
      <text:p text:style-name="P4">
Як повідомлялося, Президент України Володимир Зеленський 26 квітня провівгодинну <text:a xlink:type="simple" xlink:href="https://www.ukrinform.ua/rubric-polytics/3701129-rozmova-zelenskogo-ta-si-czinpina-detali.html" text:style-name="Internet_20_link" text:visited-style-name="Visited_20_Internet_20_Link">
 </text:a>
</text:p>
      <text:p text:style-name="P4">
<text:span text:style-name="T5">
Фото: Alex Wong/Getty Images</text:span>
</text:p>
      <text:p text:style-name="P4">
Source: <text:a xlink:type="simple" xlink:href="https://www.ukrinform.ua/rubric-polytics/3703759-ssa-pragnut-abi-kitaj-zmusiv-rosiu-pripiniti-vijnu-posol.html" text:style-name="Internet_20_link" text:visited-style-name="Visited_20_Internet_20_Link">
https://www.ukrinform.ua/rubric-polytics/3703759-ssa-pragnut-abi-kitaj-zmusiv-rosiu-pripiniti-vijnu-posol.html</text:a>
</text:p>
      <!--NEWS-->
      <text:h text:style-name="P10" text:outline-level="1">
<text:span text:style-name="T4">
Наступного року Україна може прийняти стартовий етап Джиро д’Італія</text:span>
</text:h>
      <text:p text:style-name="P4">
Authors: Ukrinform (Person)</text:p>
      <text:p text:style-name="P4">
Publisher: Укринформ (Organization)</text:p>
      <text:p text:style-name="P4">
Published Time: 2023-05-02T18:20:00+03:00</text:p>
      <text:p text:style-name="P4">
Modified Time: 2023-05-02T18:20:00+03:00</text:p>
      <text:p text:style-name="P4">
Description: Це станеться, якщо в Україні нічого не загрожуватиме учасникам гонки, враховуючи повномасштабне вторгнення росії. — Укрінформ.</text:p>
      <text:p text:style-name="P4">
Images: ["<text:a xlink:type="simple" xlink:href="https://static.ukrinform.com/photos/2023_05/thumb_files/630_360_1683040708-793.jpg" text:style-name="Internet_20_link" text:visited-style-name="Visited_20_Internet_20_Link">
630_360_16830...</text:a>
"]</text:p>
      <text:p text:style-name="P4">
Tags: ['Велогонка']</text:p>
      <text:p text:style-name="P4">
Type: Article</text:p>
      <!--METADATA-->
      <text:p text:style-name="P4">
<draw:frame draw:style-name="fr1" draw:name="Image138" text:anchor-type="as-char" svg:width="6.9236in" svg:height="3.956343in" draw:z-index="0">
<draw:image xlink:href="../Images/yкринформ/2023-05-02T18-20-00-03-00/630_360_1683040708-793.jpg" xlink:type="simple" xlink:show="embed" xlink:actuate="onLoad" draw:mime-type="image/jpeg"/>
</draw:frame>
 Цестанеться, якщо в Україні нічого не загрожуватиме учасникам гонки, враховуючиповномасштабне вторгнення росії.</text:p>
      <text:p text:style-name="P4">
Таку заяву зробив глава МЗС Італії Антоніо Таяні в <text:a xlink:type="simple" xlink:href="https://www.agenzianova.com/en/news/tajani-la-prossima-edizione-del-giro-ditalia-partira-dallucraina-se-la-situazione-lo-permettera/" text:style-name="Internet_20_link" text:visited-style-name="Visited_20_Internet_20_Link">
</text:a>
 виданню AgenziaNova, передає Укрінформ.</text:p>
      <text:p text:style-name="P4">
«Це був би знак уваги до країни, яку ми дуже сильно підтримуємо. Звичайно,мають бути [необхідні] умови, і ситуація повинна сприяти цьому», – сказавміністр закордонних справ Італії.</text:p>
      <text:p text:style-name="P4">
Джиро д'Італія 14 разів розпочиналася за межами Італії. У 2022 році вонастартувала в столиці Угорщини – Будапешті, а завершились у Вероні.</text:p>
      <text:p text:style-name="P4">
Цьогоріч змагання розпочнуться у суботу, 6 травня, у італійському Ортоні.Фініш багатоденної велогонки відбудеться 28 травня у Римі.</text:p>
      <text:p text:style-name="P4">
Загалом в історії Джиро д<code>
Італія виступали 26 українців. Найчастіше з нашихвелосипедистів на Джиро стартував Сергій Гончар – 10 разів. Станом на 2 травняна Джиро д</code>
Італія-2023 не заявлено жодного з українських гонщиків.</text:p>
      <text:p text:style-name="P4">
<text:span text:style-name="T4">
Читайте також:</text:span>
 <text:a xlink:type="simple" xlink:href="https://www.ukrinform.ua/rubric-sports/3631134-v-ukraini-zavivsa-drugij-velogonsik-u-svitovomu-turi.html" text:style-name="Internet_20_link" text:visited-style-name="Visited_20_Internet_20_Link">
 </text:a>
</text:p>
      <text:p text:style-name="P4">
Як повідомляв Укрінформ, минулого року Джиро д`Італія виграв австралієць ДжейХіндлі, який виступав за команду «Bora-Hansgrohe».</text:p>
      <text:p text:style-name="P4">
Фото: Getty Image</text:p>
      <text:p text:style-name="P4">
Source: <text:a xlink:type="simple" xlink:href="https://www.ukrinform.ua/rubric-sports/3703760-nastupnogo-roku-ukraina-moze-prijnati-startovij-etap-dziro-ditalia.html" text:style-name="Internet_20_link" text:visited-style-name="Visited_20_Internet_20_Link">
https://www.ukrinform.ua/rubric-sports/3703760-nastupnogo-roku-ukraina-moze-prijnati-startovij-etap-dziro-ditalia.html</text:a>
</text:p>
      <!--NEWS-->
      <text:h text:style-name="P10" text:outline-level="1">
<text:span text:style-name="T4">
Уряд призначив тимчасового керівника Держлісагентства</text:span>
</text:h>
      <text:p text:style-name="P4">
Authors: Ukrinform (Person)</text:p>
      <text:p text:style-name="P4">
Publisher: Укринформ (Organization)</text:p>
      <text:p text:style-name="P4">
Published Time: 2023-05-02T18:23:02+03:00</text:p>
      <text:p text:style-name="P4">
Modified Time: 2023-05-02T18:23:02+03:00</text:p>
      <text:p text:style-name="P4">
Description: Кабінет Міністрів своїм розпорядженням тимчасово поклав обов’язки голови Державного агентства лісових ресурсів на Віктора Смаля, який обіймав посаду заступника цього органу.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Призначення', 'Держлісагентство']</text:p>
      <text:p text:style-name="P4">
Type: Article</text:p>
      <!--METADATA-->
      <text:p text:style-name="P4">
<draw:frame draw:style-name="fr1" draw:name="Image139" text:anchor-type="as-char" svg:width="6.9236in" svg:height="3.956343in" draw:z-index="0">
<draw:image xlink:href="../Images/yкринформ/2023-05-02T18-23-02-03-00/630_360_1678738628-217.jpg" xlink:type="simple" xlink:show="embed" xlink:actuate="onLoad" draw:mime-type="image/jpeg"/>
</draw:frame>
 КабінетМіністрів своїм розпорядженням тимчасово поклав обов’язки голови Державногоагентства лісових ресурсів на Віктора Смаля, який обіймав посаду заступникацього органу.</text:p>
      <text:p text:style-name="P4">
Про це повідомляє Укрінформ із посилання на <text:a xlink:type="simple" xlink:href="https://t.me/uriad24/2366" text:style-name="Internet_20_link" text:visited-style-name="Visited_20_Internet_20_Link">
 </text:a>
Уряд online.</text:p>
      <text:p text:style-name="P4">
«На своєму засіданні 2 травня <text:a xlink:type="simple" xlink:href="https://www.ukrinform.ua/tag-kabmin" text:style-name="Internet_20_link" text:visited-style-name="Visited_20_Internet_20_Link">
 </text:a>
 ухваливрозпорядження… про тимчасове покладення обов’язків голови Державного агентствалісових ресурсів на Віктора Смаля (заступник зазначеного агентства з питаньцифрового розвитку, цифрових трансформацій і цифровізації)», - йдеться уповідомленні.</text:p>
      <text:p text:style-name="P4">
<text:span text:style-name="T4">
Читайте також:</text:span>
 <text:a xlink:type="simple" xlink:href="https://www.ukrinform.ua/rubric-economy/3702103-urad-zvilniv-golovu-derzlisagentstva-bolohovca-u-zvazku-z-perehodom-na-insu-posadu.html" text:style-name="Internet_20_link" text:visited-style-name="Visited_20_Internet_20_Link">
 <text:span text:style-name="T4">
Держлісагентства</text:span>
 </text:a>
</text:p>
      <text:p text:style-name="P4">
Як повідомлялося, 1 лютого 2023 року своїм розпорядженням КМУ <text:a xlink:type="simple" xlink:href="https://www.ukrinform.ua/rubric-economy/3663483-urad-priznaciv-timcasovih-kerivnikiv-mitnoi-sluzbi-ta-derzprodspozivsluzbi.html" text:style-name="Internet_20_link" text:visited-style-name="Visited_20_Internet_20_Link">
</text:a>
 з посади першогозаступника голови Державного агентства лісових ресурсів України за угодоюсторін.</text:p>
      <text:p text:style-name="P4">
Source: <text:a xlink:type="simple" xlink:href="https://www.ukrinform.ua/rubric-economy/3703761-urad-priznaciv-timcasovogo-kerivnika-derzlisagentstva.html" text:style-name="Internet_20_link" text:visited-style-name="Visited_20_Internet_20_Link">
https://www.ukrinform.ua/rubric-economy/3703761-urad-priznaciv-timcasovogo-kerivnika-derzlisagentstva.html</text:a>
</text:p>
      <!--NEWS-->
      <text:h text:style-name="P10" text:outline-level="1">
<text:span text:style-name="T4">
У Раді створять робочу комісію для врегулювання ситуації з виплатами військовим</text:span>
</text:h>
      <text:p text:style-name="P4">
Authors: Ukrinform (Person)</text:p>
      <text:p text:style-name="P4">
Publisher: Укринформ (Organization)</text:p>
      <text:p text:style-name="P4">
Published Time: 2023-05-02T18:24:20+03:00</text:p>
      <text:p text:style-name="P4">
Modified Time: 2023-05-02T18:24:20+03:00</text:p>
      <text:p text:style-name="P4">
Description: У Верховній Раді створять робочу комісію, яка повинна врегулювати ситуацію з виплатами українським військовослужбовцям, які дають відсіч ворогу. — Укрінформ.</text:p>
      <text:p text:style-name="P4">
Images: ["<text:a xlink:type="simple" xlink:href="https://static.ukrinform.com/photos/2023_04/thumb_files/630_360_1682685211-525.jpg" text:style-name="Internet_20_link" text:visited-style-name="Visited_20_Internet_20_Link">
630_360_16826...</text:a>
"]</text:p>
      <text:p text:style-name="P4">
Tags: ['Фінанси', 'Оборона', 'Гроші', 'Військові', 'Війна з росією']</text:p>
      <text:p text:style-name="P4">
Type: Article</text:p>
      <!--METADATA-->
      <text:p text:style-name="P4">
<draw:frame draw:style-name="fr1" draw:name="Image140" text:anchor-type="as-char" svg:width="6.9236in" svg:height="3.956343in" draw:z-index="0">
<draw:image xlink:href="../Images/yкринформ/2023-05-02T18-24-20-03-00/630_360_1682685211-525.jpg" xlink:type="simple" xlink:show="embed" xlink:actuate="onLoad" draw:mime-type="image/jpeg"/>
</draw:frame>
 УВерховній Раді створять робочу комісію, яка повинна врегулювати ситуацію звиплатами українським військовослужбовцям, які дають відсіч ворогу.</text:p>
      <text:p text:style-name="P4">
Про це повідомив член Комітету з питань бюджету Тарас Батенко, передаєУкрінформ з посиланням на пресслужбу <text:a xlink:type="simple" xlink:href="http://t.me/verkhovnaradaukrainy/49795" text:style-name="Internet_20_link" text:visited-style-name="Visited_20_Internet_20_Link">
</text:a>
.</text:p>
      <text:p text:style-name="P4">
«Ми отримали офіційний лист від головнокомандувача <text:a xlink:type="simple" xlink:href="https://www.ukrinform.ua/tag-zsu" text:style-name="Internet_20_link" text:visited-style-name="Visited_20_Internet_20_Link">
</text:a>
 Валерія Залужного, який просить відкластирозгляд цього питання та допрацювати його, створивши робочу групу. Необхідно,аби усі категорії військовослужбовців були рівні в правах, враховуючи сегментфінансової спроможності держави. Але оплата праці військових залишаєтьсяпріоритетом», - зазначив депутат.</text:p>
      <text:p text:style-name="P4">
Він уточнив, що фінансування Збройних сил України постійно зростає, аджестворюються нові бригади, які потребують додаткових коштів. Наразі фінансовийрік становить 1 трильйон 525 млрд гривень, а держава заробляє – 1 трильйон 200млрд, що є дисбалансом.</text:p>
      <text:p text:style-name="P4">
«Ми шукаємо порозуміння, в який спосіб будуть знаходитись кошти. Буде створенаробоча комісія й на наступне пленарне засідання проблема з 30 тисячами будевнормована та справедливо вирішена», - додав Батенко.</text:p>
      <text:p text:style-name="P4">
<text:span text:style-name="T4">
Читайте також:</text:span>
 <text:a xlink:type="simple" xlink:href="https://www.ukrinform.ua/rubric-society/3700495-viplati-vijskovim-pid-cas-likuvanna-venislavskij-rozpoviv-pro-perspektivi-virisenna-pitanna.html" text:style-name="Internet_20_link" text:visited-style-name="Visited_20_Internet_20_Link">
 </text:a>
</text:p>
      <text:p text:style-name="P4">
Як повідомлялось, 10 квітня депутати підтримали рішення про поверненнявійськовослужбовцям додаткових щомісячних виплат у розмірі 30 тисяч гривень.Щоправда, виплати поки не відновлені, оскільки не передбачено джерела їхдостатнього фінансування.</text:p>
      <text:p text:style-name="P4">
Source: <text:a xlink:type="simple" xlink:href="https://www.ukrinform.ua/rubric-society/3703762-u-radi-stvorat-robocu-komisiu-dla-vreguluvanna-situacii-z-viplatami-vijskovim.html" text:style-name="Internet_20_link" text:visited-style-name="Visited_20_Internet_20_Link">
https://www.ukrinform.ua/rubric-society/3703762-u-radi-stvorat-robocu-komisiu-dla-vreguluvanna-situacii-z-viplatami-vijskovim.html</text:a>
</text:p>
      <!--NEWS-->
      <text:h text:style-name="P10" text:outline-level="1">
<text:span text:style-name="T4">
Уряд розширив перелік переселенців, які мають право на тимчасове житло</text:span>
</text:h>
      <text:p text:style-name="P4">
Authors: Ukrinform (Person)</text:p>
      <text:p text:style-name="P4">
Publisher: Укринформ (Organization)</text:p>
      <text:p text:style-name="P4">
Published Time: 2023-05-02T18:25:32+03:00</text:p>
      <text:p text:style-name="P4">
Modified Time: 2023-05-02T18:25:32+03:00</text:p>
      <text:p text:style-name="P4">
Description: Кабінет Міністрів доповнив перелік категорій внутрішньо переміщених осіб, які мають право на отримання тимчасового житла. — Укрінформ.</text:p>
      <text:p text:style-name="P4">
Images: ["<text:a xlink:type="simple" xlink:href="https://static.ukrinform.com/photos/2023_03/thumb_files/630_360_1679771891-661.jpeg" text:style-name="Internet_20_link" text:visited-style-name="Visited_20_Internet_20_Link">
630_360_16797...</text:a>
"]</text:p>
      <text:p text:style-name="P4">
Tags: ['Переселенці', 'Уряд', 'Житло']</text:p>
      <text:p text:style-name="P4">
Type: Article</text:p>
      <!--METADATA-->
      <text:p text:style-name="P4">
<draw:frame draw:style-name="fr1" draw:name="Image141" text:anchor-type="as-char" svg:width="6.9236in" svg:height="3.956343in" draw:z-index="0">
<draw:image xlink:href="../Images/yкринформ/2023-05-02T18-25-32-03-00/630_360_1679771891-661.jpeg" xlink:type="simple" xlink:show="embed" xlink:actuate="onLoad" draw:mime-type="image/jpeg"/>
</draw:frame>
 КабінетМіністрів доповнив перелік категорій внутрішньо переміщених осіб, які маютьправо на отримання тимчасового житла.</text:p>
      <text:p text:style-name="P4">
Як передає Укрінформ, про це Міністерство з питань реінтеграції тимчасовоокупованих територій України повідомляє у <text:a xlink:type="simple" xlink:href="https://t.me/minre_ua/3230" text:style-name="Internet_20_link" text:visited-style-name="Visited_20_Internet_20_Link">
</text:a>
.</text:p>
      <text:p text:style-name="P4">
“Сьогодні Кабмін схвалив зміни до Порядку формування фондів житла,призначеного для тимчасового проживання <text:a xlink:type="simple" xlink:href="https://www.ukrinform.ua/tag-pereselenci" text:style-name="Internet_20_link" text:visited-style-name="Visited_20_Internet_20_Link">
 </text:a>
 . Цей фонд формується органами місцевого самоврядування”, -ідеться у повідомленні.</text:p>
      <text:p text:style-name="P4">
<text:span text:style-name="T4">
Читайте також:</text:span>
 <text:a xlink:type="simple" xlink:href="https://www.ukrinform.ua/rubric-vidbudova/3703665-na-mikolaivsini-rozrobili-proekt-budinku-na-1700-kvartir-dla-pereselenciv.html" text:style-name="Internet_20_link" text:visited-style-name="Visited_20_Internet_20_Link">
 <text:span text:style-name="T4">
переселенці</text:span>
 </text:a>
</text:p>
      <text:p text:style-name="P4">
Житлові приміщення для тимчасового проживання, зокрема, будуть надаватися зфонду внутрішньо переміщеним особам з-поміж працівників підприємств, що булирелоковані у безпечні регіони. А також – ВПО, які належать до вразливих верствнаселення.</text:p>
      <text:p text:style-name="P4">
Кабмін затвердив перелік соціально незахищених категорій населення з-поміжвнутрішньо переміщених осіб, які мають право на отримання тимчасового житла.</text:p>
      <text:p text:style-name="P4">
<text:span text:style-name="T4">
Читайте також:</text:span>
 <text:a xlink:type="simple" xlink:href="https://www.ukrinform.ua/rubric-society/3703757-ofis-ombudsmena-nazvav-najposirenisi-porusenna-u-miscah-poselenna-pereselenciv.html" text:style-name="Internet_20_link" text:visited-style-name="Visited_20_Internet_20_Link">
 <text:span text:style-name="T4">
переселенці</text:span>
 </text:a>
</text:p>
      <text:p text:style-name="P4">
До вразливих категорій, зокрема, належать особи з інвалідністю, особи вікомпонад 60 років, діти-сироти та позбавлені батьківського піклування і особи,які самостійно виховують дитину, а також сім’ї військовослужбовців, які берутьбезпосередню участь у бойових діях, багатодітні та малозабезпечені сім’ї.</text:p>
      <text:p text:style-name="P4">
Як повідомляв Укрінформ, у квітні Уряд удосконалив механізм виплати державноїдопомоги евакуйованим із небезпечних регіонів.</text:p>
      <text:p text:style-name="P4">
Source: <text:a xlink:type="simple" xlink:href="https://www.ukrinform.ua/rubric-society/3703763-urad-rozsiriv-perelik-pereselenciv-aki-maut-pravo-na-timcasove-zitlo.html" text:style-name="Internet_20_link" text:visited-style-name="Visited_20_Internet_20_Link">
https://www.ukrinform.ua/rubric-society/3703763-urad-rozsiriv-perelik-pereselenciv-aki-maut-pravo-na-timcasove-zitlo.html</text:a>
</text:p>
      <!--NEWS-->
      <text:h text:style-name="P10" text:outline-level="1">
<text:span text:style-name="T4">
Всеросійська федерація легкої атлетики відмовилася приймати до свого складу Севастополь та Крим</text:span>
</text:h>
      <text:p text:style-name="P4">
Authors: Ukrinform (Person)</text:p>
      <text:p text:style-name="P4">
Publisher: Укринформ (Organization)</text:p>
      <text:p text:style-name="P4">
Published Time: 2023-05-02T18:26:52+03:00</text:p>
      <text:p text:style-name="P4">
Modified Time: 2023-05-02T18:26:52+03:00</text:p>
      <text:p text:style-name="P4">
Description: Це зроблено для того, аби мати можливість відновити своє членство у World Athletics. — Укрінформ.</text:p>
      <text:p text:style-name="P4">
Images: ["<text:a xlink:type="simple" xlink:href="https://static.ukrinform.com/photos/2023_05/thumb_files/630_360_1683041128-199.jpg" text:style-name="Internet_20_link" text:visited-style-name="Visited_20_Internet_20_Link">
630_360_16830...</text:a>
"]</text:p>
      <text:p text:style-name="P4">
Tags: ['Легка атлетика']</text:p>
      <text:p text:style-name="P4">
Type: Article</text:p>
      <!--METADATA-->
      <text:p text:style-name="P4">
<draw:frame draw:style-name="fr1" draw:name="Image142" text:anchor-type="as-char" svg:width="6.9236in" svg:height="3.956343in" draw:z-index="0">
<draw:image xlink:href="../Images/yкринформ/2023-05-02T18-26-52-03-00/630_360_1683041128-199.jpg" xlink:type="simple" xlink:show="embed" xlink:actuate="onLoad" draw:mime-type="image/jpeg"/>
</draw:frame>
 Цезроблено для того, аби мати можливість відновити своє членство у WorldAthletics.</text:p>
      <text:p text:style-name="P4">
Таку <text:a xlink:type="simple" xlink:href="https://sevastopol.su/news/vserossiyskaya-federaciya-legkoy-atletiki-otkazalas-prinimat-sevastopol-i-krym" text:style-name="Internet_20_link" text:visited-style-name="Visited_20_Internet_20_Link">
 </text:a>
 зробив президент Федерації легкоїатлетики Севастополя (ФЛАС) Ігор Паклін, передає Укрінформ.</text:p>
      <text:p text:style-name="P4">
«Міністерство спорту росії вирішило, що ми (Федерація легкої атлетикиСевастополя) просто як юрособа зареєструємось і працюватимемо паралельно зВФЛА, але без підтвердження членства у всеросійській федерації. Поки уСевастополі не з’явиться критий легкоатлетичний манеж, про розвиток як про видспорту говорити дуже складно, оскільки без такого манежу спортсмени втрачають4-5 місяців підготовки на рік. Севастополь не заслужив такого ставлення. Цефедеральне місто. І не мати жодного легкоатлетичного манежу – це принизливо»,– наголосив Паклін.</text:p>
      <text:p text:style-name="P4">
<text:span text:style-name="T4">
Читайте також:</text:span>
 <text:a xlink:type="simple" xlink:href="https://www.ukrinform.ua/rubric-sports/3703697-vismoh-rosian-ne-dopustili-do-ucasti-na-cs2023-z-dzudo.html" text:style-name="Internet_20_link" text:visited-style-name="Visited_20_Internet_20_Link">
 <text:span text:style-name="T4">
дзюдо</text:span>
 </text:a>
</text:p>
      <text:p text:style-name="P4">
Як повідомляв Укрінформ, членство ВФЛА у World Athletics було припинено в 2015році через допінг-скандал.</text:p>
      <text:p text:style-name="P4">
Фото: Getty Image</text:p>
      <text:p text:style-name="P4">
Source: <text:a xlink:type="simple" xlink:href="https://www.ukrinform.ua/rubric-sports/3703764-vserosijska-federacia-legkoi-atletiki-vidmovilasa-prijmati-do-svogo-skladu-sevastopol-ta-krim.html" text:style-name="Internet_20_link" text:visited-style-name="Visited_20_Internet_20_Link">
https://www.ukrinform.ua/rubric-sports/3703764-vserosijska-federacia-legkoi-atletiki-vidmovilasa-prijmati-do-svogo-skladu-sevastopol-ta-krim.html</text:a>
</text:p>
      <!--NEWS-->
      <text:h text:style-name="P10" text:outline-level="1">
<text:span text:style-name="T4">
Мінфін: дефіцит держбюджету за чотири місяці – майже 253 мільярди</text:span>
</text:h>
      <text:p text:style-name="P4">
Authors: Ukrinform (Person)</text:p>
      <text:p text:style-name="P4">
Publisher: Укринформ (Organization)</text:p>
      <text:p text:style-name="P4">
Published Time: 2023-05-02T18:30:40+03:00</text:p>
      <text:p text:style-name="P4">
Modified Time: 2023-05-02T18:30:40+03:00</text:p>
      <text:p text:style-name="P4">
Description: У квітні до загального фонду держбюджету надійшло 162,8 млрд грн, з початку року - 551,6 млрд грн. Дефіцит бюджету за чотири місяці становив 252,9 млрд грн. — Укрінформ.</text:p>
      <text:p text:style-name="P4">
Images: ["<text:a xlink:type="simple" xlink:href="https://static.ukrinform.com/photos/2018_10/thumb_files/630_360_1539178844-949.jpeg" text:style-name="Internet_20_link" text:visited-style-name="Visited_20_Internet_20_Link">
630_360_15391...</text:a>
"]</text:p>
      <text:p text:style-name="P4">
Tags: ['Бюджет', 'Мінфін', 'Дефіцит']</text:p>
      <text:p text:style-name="P4">
Type: Article</text:p>
      <!--METADATA-->
      <text:p text:style-name="P4">
<draw:frame draw:style-name="fr1" draw:name="Image143" text:anchor-type="as-char" svg:width="6.9236in" svg:height="3.956343in" draw:z-index="0">
<draw:image xlink:href="../Images/yкринформ/2023-05-02T18-30-40-03-00/630_360_1539178844-949.jpeg" xlink:type="simple" xlink:show="embed" xlink:actuate="onLoad" draw:mime-type="image/jpeg"/>
</draw:frame>
 У квітнідо загального фонду держбюджету надійшло 162,8 млрд грн, з початку року -551,6 млрд грн. Дефіцит бюджету за чотири місяці становив 252,9 млрд грн.</text:p>
      <text:p text:style-name="P4">
Як передає Укрінформ, про це повідомляє <text:a xlink:type="simple" xlink:href="https://www.mof.gov.ua/uk/news/u_kvitni_do_zagalnogo_fondu_derzhavnogo_biudzhetu_nadiishlo_1628_mlrd_griven-3987" text:style-name="Internet_20_link" text:visited-style-name="Visited_20_Internet_20_Link">
</text:a>
</text:p>
      <text:p text:style-name="P4">
"За оперативними даними Державної казначейської служби, за квітень 2023 рокудо загального фонду державного бюджету надійшло 162,8 млрд гривень", - йдетьсяу повідомленні.</text:p>
      <text:p text:style-name="P4">
Зазначається, що серед платежів, справляння яких контролюють податкові тамитні органи, основні надходження були отримані за рахунок: <text:a xlink:type="simple" xlink:href="https://www.ukrinform.ua/tag-podatki" text:style-name="Internet_20_link" text:visited-style-name="Visited_20_Internet_20_Link">
</text:a>
 на додану вартість з ввезених на митнутериторію України товарів - 25,1 млрд грн, податку на додану вартість звироблених в Україні товарів - 16,6 млрд грн (зібрано 28,0 млрд, відшкодовано– 11,4 млрд грн), податку на доходи фізичних осіб та військового збору - 13,4млрд грн, акцизного податку - 9,9 млрд грн, рентної плати за користуваннянадрами - 4,9 млрд грн, податку на прибуток підприємств - 2,3 млрд грн таввізного та вивізного мита - 2,2 млрд грн.</text:p>
      <text:p text:style-name="P4">
При цьому виконання місячного розпису доходів Державною податковою службоюстановило 107,3% (+ 3,2 млрд грн).</text:p>
      <text:p text:style-name="P4">
Надходження ЄСВ до Пенсійного фонду та фондів соціального страхування у квітністановили 37,9 млрд грн.</text:p>
      <text:p text:style-name="P4">
<text:span text:style-name="T4">
Читайте також:</text:span>
 <text:a xlink:type="simple" xlink:href="https://www.ukrinform.ua/rubric-economy/3703313-plan-po-nadhodzennu-podatkiv-do-budzetu-u-kvitni-perevikonali-na-7-getmancev.html" text:style-name="Internet_20_link" text:visited-style-name="Visited_20_Internet_20_Link">
 </text:a>
</text:p>
      <text:p text:style-name="P4">
У квітні Україна отримала від США 45,7 млрд грн у вигляді міжнародної допомоги(грантів). Одночасно 35,9 млрд грн надійшло до загального фонду державногобюджету від НБУ.</text:p>
      <text:p text:style-name="P4">
Загалом за оперативними даними Держказначейства за січень-квітень 2023 року дозагального фонду державного бюджету надійшло 551,6 млрд грн. В цілому, запідсумками перших чотирьох місяців поточного року, до загального іспеціального фондів державного бюджету надійшло 787,6 млрд грн податків,зборів та інших платежів. Надходження ЄСВ до Пенсійного фонду та фондівсоціального страхування склали 143,2 млрд грн.</text:p>
      <text:p text:style-name="P4">
За січень-квітень 2023 року касові видатки державного бюджету становили 1043,2 млрд грн, у тому числі загального фонду – 865,2 млрд грн, або 93,8% відрозпису звітного періоду.</text:p>
      <text:p text:style-name="P4">
<text:span text:style-name="T4">
Читайте також:</text:span>
 <text:a xlink:type="simple" xlink:href="https://www.ukrinform.ua/rubric-economy/3703312-povernenna-doplat-vijskovim-moze-zbilsiti-deficit-ukrainskogo-budzetu-mvf.html" text:style-name="Internet_20_link" text:visited-style-name="Visited_20_Internet_20_Link">
 <text:span text:style-name="T4">
МВФ</text:span>
 </text:a>
</text:p>
      <text:p text:style-name="P4">
За чотири місяці цього року державний бюджет виконано з дефіцитом у сумі 252,9млрд грн, у тому числі загальний фонд – у сумі 310,3 млрд грн, протизапланованого розписом загального фонду на січень-квітень 2023 року дефіциту560,1 млрд гривень.</text:p>
      <text:p text:style-name="P4">
Як повідомляв Укрінформ, у 2022 році до загального фонду державного бюджетунадійшло 1 491,1 млрд гривень.</text:p>
      <text:p text:style-name="P4">
Source: <text:a xlink:type="simple" xlink:href="https://www.ukrinform.ua/rubric-economy/3703766-minfin-deficit-derzbudzetu-za-cotiri-misaci-majze-253-milardi.html" text:style-name="Internet_20_link" text:visited-style-name="Visited_20_Internet_20_Link">
https://www.ukrinform.ua/rubric-economy/3703766-minfin-deficit-derzbudzetu-za-cotiri-misaci-majze-253-milardi.html</text:a>
</text:p>
      <!--NEWS-->
      <text:h text:style-name="P10" text:outline-level="1">
<text:span text:style-name="T4">
Розмінування полів: в Україні обстежили вже близько 70 тисяч гектарів</text:span>
</text:h>
      <text:p text:style-name="P4">
Authors: Ukrinform (Person)</text:p>
      <text:p text:style-name="P4">
Publisher: Укринформ (Organization)</text:p>
      <text:p text:style-name="P4">
Published Time: 2023-05-02T18:31:00+03:00</text:p>
      <text:p text:style-name="P4">
Modified Time: 2023-05-02T18:31:00+03:00</text:p>
      <text:p text:style-name="P4">
Description: В Україні у межах гуманітарного розмінування сільськогосподарських земель вже обстежено близько 70 тисяч гектарів. — Укрінформ.</text:p>
      <text:p text:style-name="P4">
Images: ["<text:a xlink:type="simple" xlink:href="https://static.ukrinform.com/photos/2023_04/thumb_files/630_360_1681825638-800.jpg" text:style-name="Internet_20_link" text:visited-style-name="Visited_20_Internet_20_Link">
630_360_16818...</text:a>
"]</text:p>
      <text:p text:style-name="P4">
Tags: ['Розмінування', 'Сільське господарство', 'Земля', 'Єдині новини']</text:p>
      <text:p text:style-name="P4">
Type: Article</text:p>
      <!--METADATA-->
      <text:p text:style-name="P4">
<draw:frame draw:style-name="fr1" draw:name="Image144" text:anchor-type="as-char" svg:width="6.9236in" svg:height="3.956343in" draw:z-index="0">
<draw:image xlink:href="../Images/yкринформ/2023-05-02T18-31-00-03-00/630_360_1681825638-800.jpg" xlink:type="simple" xlink:show="embed" xlink:actuate="onLoad" draw:mime-type="image/jpeg"/>
</draw:frame>
 В Україніу межах гуманітарного розмінування сільськогосподарських земель вже обстеженоблизько 70 тисяч гектарів.</text:p>
      <text:p text:style-name="P4">
Як повідомляє кореспондент Укрінформу, про це розповів заступник міністрааграрної політики та продовольства України з питань цифрового розвитку,цифрових трансформацій і цифровізації Денис Башлик під час телемарафону "Єдиніновини".</text:p>
      <text:p text:style-name="P4">
"Урядом складено план пріоритетності розмінування, в який включені трикатегорії земель. Перші − землі, на яких є багаторічні насадження, овочеві табаштанні культури, другий − це рілля, третє − несільськогосподарські землі.Якщо брати до уваги першу категорію, найпріоритетніші землі, нині обстеженоприблизно 70 тис. га сільськогосподарської <text:a xlink:type="simple" xlink:href="https://www.ukrinform.ua/tag-zemla" text:style-name="Internet_20_link" text:visited-style-name="Visited_20_Internet_20_Link">
 </text:a>
 ", - сказав заступник міністра.</text:p>
      <text:p text:style-name="P4">
Башлик зазначив, що процес розмінування сільськогосподарських земель в Українівідбувається повільно через обмежені ресурси. Зокрема, швидкість розмінуваннязалежить від кількості саперів, залучених у процес, а також кількості машин,необхідних для проведення робіт з розмінування.</text:p>
      <text:p text:style-name="P4">
<text:span text:style-name="T4">
Читайте також:</text:span>
 <text:a xlink:type="simple" xlink:href="https://www.ukrinform.ua/rubric-vidbudova/3702054-urad-vidkrivae-specrahunok-dla-gumanitarnogo-rozminuvanna-smigal.html" text:style-name="Internet_20_link" text:visited-style-name="Visited_20_Internet_20_Link">
 <text:span text:style-name="T4">
розмінування</text:span>
 </text:a>
</text:p>
      <text:p text:style-name="P4">
Заступник міністра пояснив, що розмінування сільгоспземель в Українівідбувається у три етапи: нетехнічне обстеження (перевірка на наявність мін),безпосереднє розмінування та контроль якості. Після чого надається відповіднадовідка про те, що земля є розмінованою і її можна обробляти.</text:p>
      <text:p text:style-name="P4">
Він також додав, що ціна розмінування 1 га сільськогосподарської землізалежить від рівня забрудненості мінами та вибухонебезпечними предметами. Засловами Башлика, в середньому вартість розмінування одного гектара варіюєтьсявід 5 тис. до 10 тис. грн.</text:p>
      <text:p text:style-name="P4">
<text:span text:style-name="T4">
Читайте також:</text:span>
 <text:a xlink:type="simple" xlink:href="https://www.ukrinform.ua/rubric-society/3700550-dsns-potrebue-sonajmense-60-masin-mehanizovanogo-rozminuvanna.html" text:style-name="Internet_20_link" text:visited-style-name="Visited_20_Internet_20_Link">
 <text:span text:style-name="T4">
розмінування</text:span>
 </text:a>
</text:p>
      <text:p text:style-name="P4">
Як повідомляв Укрінформ, для гуманітарного розмінування Україна потребує вдесятки разів більше фахівців, аніж працюють сьогодні. Найбільша площазабруднених земель на півдні і сході України. В Херсонській області требаобстежити понад 208 тис. га, у Харківській області - майже 160 тис. га, а вМиколаївській - більше 85 тис. га.</text:p>
      <text:p text:style-name="P4">
Загалом відповідно до плану заходів щодо гуманітарного розмінування земельсільськогосподарського призначення в Україні має бути обстежено та розмінованопонад 470,8 тис. га на території Дніпропетровської, Київської, Миколаївської,Сумської, Харківської, Запорізької, Херсонської, Чернігівської та Черкаськоїобластей.</text:p>
      <text:p text:style-name="P4">
Source: <text:a xlink:type="simple" xlink:href="https://www.ukrinform.ua/rubric-economy/3703769-rozminuvanna-poliv-v-ukraini-obstezili-vze-blizko-70-tisac-gektariv.html" text:style-name="Internet_20_link" text:visited-style-name="Visited_20_Internet_20_Link">
https://www.ukrinform.ua/rubric-economy/3703769-rozminuvanna-poliv-v-ukraini-obstezili-vze-blizko-70-tisac-gektariv.html</text:a>
</text:p>
      <!--NEWS-->
      <text:h text:style-name="P10" text:outline-level="1">
<text:span text:style-name="T4">
росіяни обстріляли село на Херсонщині, поранений підліток</text:span>
</text:h>
      <text:p text:style-name="P4">
Authors: Ukrinform (Person)</text:p>
      <text:p text:style-name="P4">
Publisher: Укринформ (Organization)</text:p>
      <text:p text:style-name="P4">
Published Time: 2023-05-02T18:38:32+03:00</text:p>
      <text:p text:style-name="P4">
Modified Time: 2023-05-02T18:38:32+03:00</text:p>
      <text:p text:style-name="P4">
Description: На Херсонщині ворог обстріляв село Урожайне у Бериславській громаді, поранений підліток. — Укрінформ.</text:p>
      <text:p text:style-name="P4">
Images: ["<text:a xlink:type="simple" xlink:href="https://static.ukrinform.com/photos/2022_10/thumb_files/630_360_1666685096-575.jpg" text:style-name="Internet_20_link" text:visited-style-name="Visited_20_Internet_20_Link">
630_360_16666...</text:a>
"]</text:p>
      <text:p text:style-name="P4">
Tags: ['Херсонщина', 'Поранені', 'Війна з росією']</text:p>
      <text:p text:style-name="P4">
Type: Article</text:p>
      <!--METADATA-->
      <text:p text:style-name="P4">
<draw:frame draw:style-name="fr1" draw:name="Image145" text:anchor-type="as-char" svg:width="6.9236in" svg:height="3.956343in" draw:z-index="0">
<draw:image xlink:href="../Images/yкринформ/2023-05-02T18-38-32-03-00/630_360_1666685096-575.jpg" xlink:type="simple" xlink:show="embed" xlink:actuate="onLoad" draw:mime-type="image/jpeg"/>
</draw:frame>
 НаХерсонщині ворог обстріляв село Урожайне у Бериславській громаді, пораненийпідліток.</text:p>
      <text:p text:style-name="P4">
Як передає Укрінформ, про це повідомляє <text:a xlink:type="simple" xlink:href="http://t.me/khersonskaODA/5529" text:style-name="Internet_20_link" text:visited-style-name="Visited_20_Internet_20_Link">
 </text:a>
 .</text:p>
      <text:p text:style-name="P4">
«росіяни обстріляли село Урожайне Бериславської громади, – поранення отримав17-річний підліток», - йдеться у повідомленні.</text:p>
      <text:p text:style-name="P4">
Як зазначається, до найближчого медзакладу постраждалого доправили українськівійськові. Нині лікарі надають йому необхідну допомогу, стан хлопця –задовільний.</text:p>
      <text:p text:style-name="P4">
<text:span text:style-name="T4">
Читайте також:</text:span>
 <text:a xlink:type="simple" xlink:href="https://www.ukrinform.ua/rubric-regions/3703512-raketnij-udar-po-pavlogradu-v-ova-rozpovili-pro-stan-poranenih-ditej.html" text:style-name="Internet_20_link" text:visited-style-name="Visited_20_Internet_20_Link">
 </text:a>
</text:p>
      <text:p text:style-name="P4">
Як <text:a xlink:type="simple" xlink:href="https://www.ukrinform.ua/rubric-ato/3703696-v-op-utocnili-naslidki-obstrilu-hersonsini-rosiani-skinuli-dvi-aviabombi-troe-zagiblih.html" text:style-name="Internet_20_link" text:visited-style-name="Visited_20_Internet_20_Link">
 </text:a>
Укрінформ, російська армія скинула на острів біля села Велетенське <text:a xlink:type="simple" xlink:href="https://www.ukrinform.ua/tag-hersonsina" text:style-name="Internet_20_link" text:visited-style-name="Visited_20_Internet_20_Link">
</text:a>
 дві керовані авіабомби, унаслідокчого три людини загинули, ще п’ятеро зазнали поранень.</text:p>
      <text:p text:style-name="P4">
<text:span text:style-name="T5">
Фото ілюстративне</text:span>
</text:p>
      <text:p text:style-name="P4">
Source: <text:a xlink:type="simple" xlink:href="https://www.ukrinform.ua/rubric-ato/3703773-rosiani-obstrilali-selo-na-hersonsini-poranenij-pidlitok.html" text:style-name="Internet_20_link" text:visited-style-name="Visited_20_Internet_20_Link">
https://www.ukrinform.ua/rubric-ato/3703773-rosiani-obstrilali-selo-na-hersonsini-poranenij-pidlitok.html</text:a>
</text:p>
      <!--NEWS-->
      <text:h text:style-name="P10" text:outline-level="1">
<text:span text:style-name="T4">
На Харківщині у полі підірвалися і померли двоє механізаторів</text:span>
</text:h>
      <text:p text:style-name="P4">
Authors: Ukrinform (Person)</text:p>
      <text:p text:style-name="P4">
Publisher: Укринформ (Organization)</text:p>
      <text:p text:style-name="P4">
Published Time: 2023-05-02T18:41:00+03:00</text:p>
      <text:p text:style-name="P4">
Modified Time: 2023-05-02T18:41:00+03:00</text:p>
      <text:p text:style-name="P4">
Description: На Харківщині двоє чоловіків, які підірвалися в полі під час сільськогосподарських робіт, від отриманих травм померли. — Укрінформ.</text:p>
      <text:p text:style-name="P4">
Images: ["<text:a xlink:type="simple" xlink:href="https://static.ukrinform.com/photos/2023_02/thumb_files/630_360_1676281282-210.jpg" text:style-name="Internet_20_link" text:visited-style-name="Visited_20_Internet_20_Link">
630_360_16762...</text:a>
"]</text:p>
      <text:p text:style-name="P4">
Tags: ['Міна', 'Харківщина', 'Війна з росією', 'Єдині новини']</text:p>
      <text:p text:style-name="P4">
Type: Article</text:p>
      <!--METADATA-->
      <text:p text:style-name="P4">
<draw:frame draw:style-name="fr1" draw:name="Image146" text:anchor-type="as-char" svg:width="6.9236in" svg:height="3.956343in" draw:z-index="0">
<draw:image xlink:href="../Images/yкринформ/2023-05-02T18-41-00-03-00/630_360_1676281282-210.jpg" xlink:type="simple" xlink:show="embed" xlink:actuate="onLoad" draw:mime-type="image/jpeg"/>
</draw:frame>
 НаХарківщині двоє чоловіків, які підірвалися в полі під чассільськогосподарських робіт, від отриманих травм померли.</text:p>
      <text:p text:style-name="P4">
Про це повідомив начальник Харківської обласної військової адміністрації ОлегСинєгубов в ефірі національного телемарафону «Єдині новини», передаєкореспондент Укрінформу.</text:p>
      <text:p text:style-name="P4">
«Сьогодні близько 14:20 в Ізюмському районі між селами Вербівка та Вовчий Ярлюди підірвалися на полі, які виїхали на сільськогосподарській техніці.Отримали поранення», - повідомив Синєгубов.</text:p>
      <text:p text:style-name="P4">
<text:span text:style-name="T4">
Читайте також:</text:span>
 <text:a xlink:type="simple" xlink:href="https://www.ukrinform.ua/rubric-regions/3697559-u-centri-balaklii-zinka-nastupila-na-minupelustku.html" text:style-name="Internet_20_link" text:visited-style-name="Visited_20_Internet_20_Link">
 </text:a>
</text:p>
      <text:p text:style-name="P4">
Він зазначив, що наразі на місці працюють спеціалісти <text:a xlink:type="simple" xlink:href="https://www.ukrinform.ua/tag-dsns" text:style-name="Internet_20_link" text:visited-style-name="Visited_20_Internet_20_Link">
</text:a>
 .</text:p>
      <text:p text:style-name="P4">
За його словами, загалом мінна небезпека в регіоні залишається дуже високою.</text:p>
      <text:p text:style-name="P4">
«Щодня підсилені піротехнічні підрозділи ДСНС працюють над розмінуваннямХарківщини. В цих роботах задіяно більше як 250 осіб та понад 100 одиницьспецтехніки», - зазначив начальник ОВА.</text:p>
      <text:p text:style-name="P4">
За даними адміністрації, в області виявлено та вже знешкоджено майже 66 тис.вибухонебезпечних предметів.</text:p>
      <text:p text:style-name="P4">
«За оновленою інформацією Харківського обласного центру екстреної медичноїдопомоги, 2 чоловіків 39 та 47 років, які підірвалися сьогодні в Ізюмськомурайоні, від отриманих травм загинули. На жаль, медики не змогли врятувати їхніжиття», - поінформував начальник ОВА у <text:a xlink:type="simple" xlink:href="https://t.me/synegubov/6102" text:style-name="Internet_20_link" text:visited-style-name="Visited_20_Internet_20_Link">
 </text:a>
 .</text:p>
      <text:p text:style-name="P4">
<text:span text:style-name="T4">
Читайте також:</text:span>
 <text:a xlink:type="simple" xlink:href="https://www.ukrinform.ua/rubric-regions/3697357-na-hersonsini-traktorist-pidirvavsa-na-mini.html" text:style-name="Internet_20_link" text:visited-style-name="Visited_20_Internet_20_Link">
 </text:a>
</text:p>
      <text:p text:style-name="P4">
Як повідомлялося, 27 квітня близько 16 години службовий автомобіль зенергетиками підірвався на протитанковій міні біля с. Токарівка Дергачівськоїгромади Харківського району (цей населений пункт перебував під окупацією відпочатку повномасштабного вторгнення до контрнаступу ЗСУ у вересні 2022 року).У результаті вибуху загинув 54-річний водій. Інші чотири енергетики отрималитравми різного ступеню важкості.</text:p>
      <text:p text:style-name="P4">
<text:span text:style-name="T5">
Фото ілюстративне</text:span>
</text:p>
      <text:p text:style-name="P4">
Source: <text:a xlink:type="simple" xlink:href="https://www.ukrinform.ua/rubric-regions/3703718-na-harkivsini-pidirvalisa-u-poli-dvoe-mehanizatoriv.html" text:style-name="Internet_20_link" text:visited-style-name="Visited_20_Internet_20_Link">
https://www.ukrinform.ua/rubric-regions/3703718-na-harkivsini-pidirvalisa-u-poli-dvoe-mehanizatoriv.html</text:a>
</text:p>
      <!--NEWS-->
      <text:h text:style-name="P10" text:outline-level="1">
<text:span text:style-name="T4">
Жіноча збірна України визначила розширений склад на матчі Золотої Євроліги з волейболу</text:span>
</text:h>
      <text:p text:style-name="P4">
Authors: Ukrinform (Person)</text:p>
      <text:p text:style-name="P4">
Publisher: Укринформ (Organization)</text:p>
      <text:p text:style-name="P4">
Published Time: 2023-05-02T18:42:27+03:00</text:p>
      <text:p text:style-name="P4">
Modified Time: 2023-05-02T18:42:27+03:00</text:p>
      <text:p text:style-name="P4">
Description: У травні на збірну очікують перші спаринги року з Німеччиною. — Укрінформ.</text:p>
      <text:p text:style-name="P4">
Images: ["<text:a xlink:type="simple" xlink:href="https://static.ukrinform.com/photos/2023_05/thumb_files/630_360_1683042018-841.jpeg" text:style-name="Internet_20_link" text:visited-style-name="Visited_20_Internet_20_Link">
630_360_16830...</text:a>
"]</text:p>
      <text:p text:style-name="P4">
Tags: ['Волейбол']</text:p>
      <text:p text:style-name="P4">
Type: Article</text:p>
      <!--METADATA-->
      <text:p text:style-name="P4">
<draw:frame draw:style-name="fr1" draw:name="Image147" text:anchor-type="as-char" svg:width="6.9236in" svg:height="3.956343in" draw:z-index="0">
<draw:image xlink:href="../Images/yкринформ/2023-05-02T18-42-27-03-00/630_360_1683042018-841.jpeg" xlink:type="simple" xlink:show="embed" xlink:actuate="onLoad" draw:mime-type="image/jpeg"/>
</draw:frame>
 У травніна збірну очікують перші спаринги року з Німеччиною.</text:p>
      <text:p text:style-name="P4">
Жіноча збірна України з волейболу наприкінці травня розпочне виступи вгруповому етапі Золотої Євроліги, у прийдешньому турнірі «синьо-жовті»стартують в групі С з Францією та Угорщиною, передає Укрінформ.</text:p>
      <text:p text:style-name="P4">
Підопічні Івана Петкова розпочали тренувальний збір у Чернівцях наприкінціквітня. Перед початком турніру збірна проведе серію спарингів проти Німеччини(19-20 травня) та Словаччини (22-23 травня).</text:p>
      <text:p text:style-name="P4">
У зборі беруть участь 27 волейболісток, їх перелік наводить <text:a xlink:type="simple" xlink:href="https://www.volleyball.ua/news/8513-zhinocha-zbirna-ukrayini-rozpochala-pidgotovku-do-zolotoyi-evroligi" text:style-name="Internet_20_link" text:visited-style-name="Visited_20_Internet_20_Link">
</text:a>
 Volleyball.ua.</text:p>
      <text:p text:style-name="P4">
<text:span text:style-name="T4">
Склад збірної України</text:span>
</text:p>
      <text:p text:style-name="P4">
<text:span text:style-name="T5">
Зв’язуючі</text:span>
 : Дар'я Шаргородська, Катерина Гусейнова (обидві — «Прометей»),Станіслава Парфьонова («Аланта»), Вікторія Олійник («Бекешчаба», Угорщина);</text:p>
      <text:p text:style-name="P4">
<text:span text:style-name="T5">
Ліберо</text:span>
 : Кристина Нємцева, Катерина Васильєва (обидві — «Прометей»), АлікаЛуценко («Аланта»), Яна Прокопова (Україна U17);</text:p>
      <text:p text:style-name="P4">
<text:span text:style-name="T5">
Центральні блокуючі</text:span>
 : Світлана Дорсман, Уляна Котар, Катерина Черкашина,Анастасія Маєвська (усі — «Прометей»), Катерина Жилінська, Поліна Герасимчук(обидві — Україна U17), Ксенія Пугач («ЛП Вієсті», Фінляндія);</text:p>
      <text:p text:style-name="P4">
<text:span text:style-name="T5">
Догравальниці</text:span>
 : Валерія Якушева («Добродій-Медуніверситет-ШВСМ»), ОлександраМіленко, Євгенія Хобер, Дарія Капланська, Марія Капланська (усі — «Прометей»),Маргарита Гейко (Україна U17), Юлія Димар («Стелла», Франція);</text:p>
      <text:p text:style-name="P4">
<text:span text:style-name="T5">
Діагональні</text:span>
 : Анна Артишук, Вікторія Даньчак, Поліна Дзюба (усі —«Прометей»), Анастасія Крайдуба («Ополе», Польща), Кіма Жаркова (Україна U17).</text:p>
      <text:p text:style-name="P4">
До Фіналу чотирьох з трьох команд у групі C вийде найсильніша збірна.</text:p>
      <text:p text:style-name="P4">
<text:span text:style-name="T4">
Читайте також:</text:span>
 <text:a xlink:type="simple" xlink:href="https://www.ukrinform.ua/rubric-sports/3703504-zbirni-ukraini-z-volejbolu-zigraut-u-zolotij-evrolizi2023.html" text:style-name="Internet_20_link" text:visited-style-name="Visited_20_Internet_20_Link">
 <text:span text:style-name="T4">
волейбол</text:span>
 </text:a>
</text:p>
      <text:p text:style-name="P4">
Як повідомляв Укрінформ, чоловіча збірна України теж стартує у ЗолотійЄвролізі наприкінці травня, суперниками команди Угіса Крастіньша у групістануть Бельгія, Хорватія та Північна Македонія.</text:p>
      <text:p text:style-name="P4">
Фото: volleyball.ua</text:p>
      <text:p text:style-name="P4">
Source: <text:a xlink:type="simple" xlink:href="https://www.ukrinform.ua/rubric-sports/3703777-zinoca-zbirna-ukraini-viznacila-rozsirenij-sklad-na-matci-zolotoi-evroligi-z-volejbolu.html" text:style-name="Internet_20_link" text:visited-style-name="Visited_20_Internet_20_Link">
https://www.ukrinform.ua/rubric-sports/3703777-zinoca-zbirna-ukraini-viznacila-rozsirenij-sklad-na-matci-zolotoi-evroligi-z-volejbolu.html</text:a>
</text:p>
      <!--NEWS-->
      <text:h text:style-name="P10" text:outline-level="1">
<text:span text:style-name="T4">
В окупованому Криму «суд» залишив під арештом правозахисника Джеппарова</text:span>
</text:h>
      <text:p text:style-name="P4">
Authors: Ukrinform (Person)</text:p>
      <text:p text:style-name="P4">
Publisher: Укринформ (Organization)</text:p>
      <text:p text:style-name="P4">
Published Time: 2023-05-02T18:44:34+03:00</text:p>
      <text:p text:style-name="P4">
Modified Time: 2023-05-02T18:44:34+03:00</text:p>
      <text:p text:style-name="P4">
Description: “Верховний суд” в окупованому Криму відхилив апеляційну скаргу на арешт правозахисника Абдурешита Джеппарова. — Укрінформ.</text:p>
      <text:p text:style-name="P4">
Images: ["<text:a xlink:type="simple" xlink:href="https://static.ukrinform.com/photos/2016_12/thumb_files/630_360_1482405064-5439.jpg" text:style-name="Internet_20_link" text:visited-style-name="Visited_20_Internet_20_Link">
630_360_14824...</text:a>
"]</text:p>
      <text:p text:style-name="P4">
Tags: ['Арешт', 'Кримські татари', 'Окупація Криму', 'Правозахисники', 'Суд', 'росія']</text:p>
      <text:p text:style-name="P4">
Type: Article</text:p>
      <!--METADATA-->
      <text:p text:style-name="P4">
<draw:frame draw:style-name="fr1" draw:name="Image148" text:anchor-type="as-char" svg:width="6.9236in" svg:height="3.956343in" draw:z-index="0">
<draw:image xlink:href="../Images/yкринформ/2023-05-02T18-44-34-03-00/630_360_1482405064-5439.jpg" xlink:type="simple" xlink:show="embed" xlink:actuate="onLoad" draw:mime-type="image/jpeg"/>
</draw:frame>
“Верховний суд” в окупованому Криму відхилив апеляційну скаргу на арештправозахисника Абдурешита Джеппарова.</text:p>
      <text:p text:style-name="P4">
Про це повідомив правозахисний проєкт <text:a xlink:type="simple" xlink:href="https://crimean-process.org/verhovnyj-sud-kryma-ostavil-v-sile-arest-pravozashhitnika-abdureshita-dzhepparova/" text:style-name="Internet_20_link" text:visited-style-name="Visited_20_Internet_20_Link">
 </text:a>
 , передає Укрінформ.</text:p>
      <text:p text:style-name="P4">
“Суддя Марина Калацей винесла рішення залишити скаргу без задоволення, арішення про арешт – без змін”, - йдеться в дописі.</text:p>
      <text:p text:style-name="P4">
Повідомляється, що слухачів до зали “суду” не допустили, хоча не булооголошено, що засідання закрите.</text:p>
      <text:p text:style-name="P4">
Абдурешита Джеппарова до “суду” також не доставили, хоча захист наполягав найого присутності. Окрім того, “суддя” відмовила захисникам у допиті свідка.</text:p>
      <text:p text:style-name="P4">
<text:span text:style-name="T4">
Читайте також:</text:span>
 <text:a xlink:type="simple" xlink:href="https://www.ukrinform.ua/rubric-crimea/3700888-dzemilev-krimskotatarskij-nacii-zagrozue-znisenna-akso-pivostriv-zalisitsa-pid-okupacieu.html" text:style-name="Internet_20_link" text:visited-style-name="Visited_20_Internet_20_Link">
 </text:a>
</text:p>
      <text:p text:style-name="P4">
Як повідомлялося, 26 квітня Білогорський районний «суд» заарештував на 12 діб<text:a xlink:type="simple" xlink:href="https://www.ukrinform.ua/tag-krimski-tatari" text:style-name="Internet_20_link" text:visited-style-name="Visited_20_Internet_20_Link">
 </text:a>
 Абдурешита Джеппарова «занепокору поліції». Перед цим <text:a xlink:type="simple" xlink:href="https://www.ukrinform.ua/rubric-crimea/3700347-u-krimu-rosijski-siloviki-prijsli-z-obsukom-do-pravozahisnika-dzepparova.html" text:style-name="Internet_20_link" text:visited-style-name="Visited_20_Internet_20_Link">
 </text:a>
 <text:a xlink:type="simple" xlink:href="https://www.ukrinform.ua/rubric-crimea/3700347-u-krimu-rosijski-siloviki-prijsli-z-obsukom-do-pravozahisnika-dzepparova.html" text:style-name="Internet_20_link" text:visited-style-name="Visited_20_Internet_20_Link">
 </text:a>
 йогопісля обшуку в його будинку в м. Білогірськ.</text:p>
      <text:p text:style-name="P4">
Source: <text:a xlink:type="simple" xlink:href="https://www.ukrinform.ua/rubric-crimea/3703778-v-okupovanomu-krimu-sud-zalisiv-pid-arestom-pravozahisnika-dzepparova.html" text:style-name="Internet_20_link" text:visited-style-name="Visited_20_Internet_20_Link">
https://www.ukrinform.ua/rubric-crimea/3703778-v-okupovanomu-krimu-sud-zalisiv-pid-arestom-pravozahisnika-dzepparova.html</text:a>
</text:p>
      <!--NEWS-->
      <text:h text:style-name="P10" text:outline-level="1">
<text:span text:style-name="T4">
Україна у квітні на третину скоротила експорт агропродукції - УКАБ</text:span>
</text:h>
      <text:p text:style-name="P4">
Authors: Ukrinform (Person)</text:p>
      <text:p text:style-name="P4">
Publisher: Укринформ (Organization)</text:p>
      <text:p text:style-name="P4">
Published Time: 2023-05-02T18:47:55+03:00</text:p>
      <text:p text:style-name="P4">
Modified Time: 2023-05-02T18:47:55+03:00</text:p>
      <text:p text:style-name="P4">
Description: У квітні 2023 року Україна експортувала 5,3 млн т продукції агропромислового комплексу, що на 31% менше, ніж у березні цього року. — Укрінформ.</text:p>
      <text:p text:style-name="P4">
Images: ["<text:a xlink:type="simple" xlink:href="https://static.ukrinform.com/photos/2023_02/thumb_files/630_360_1676909362-870.jpg" text:style-name="Internet_20_link" text:visited-style-name="Visited_20_Internet_20_Link">
630_360_16769...</text:a>
"]</text:p>
      <text:p text:style-name="P4">
Tags: ['Експорт', 'Продукти', 'Аграрії', 'УКАБ']</text:p>
      <text:p text:style-name="P4">
Type: Article</text:p>
      <!--METADATA-->
      <text:p text:style-name="P4">
<draw:frame draw:style-name="fr1" draw:name="Image149" text:anchor-type="as-char" svg:width="6.9236in" svg:height="3.956343in" draw:z-index="0">
<draw:image xlink:href="../Images/yкринформ/2023-05-02T18-47-55-03-00/630_360_1676909362-870.jpg" xlink:type="simple" xlink:show="embed" xlink:actuate="onLoad" draw:mime-type="image/jpeg"/>
</draw:frame>
 У квітні2023 року Україна експортувала 5,3 млн т продукції агропромислового комплексу,що на 31% менше, ніж у березні цього року.</text:p>
      <text:p text:style-name="P4">
Як передає Укрінформ, про це повідомляє <text:a xlink:type="simple" xlink:href="https://www.ucab.ua/ua/pres_sluzhba/novosti/za_kviten_misyats_eksport_ukrainskoi_agroproduktsii_skorotivsya_na_tretinu" text:style-name="Internet_20_link" text:visited-style-name="Visited_20_Internet_20_Link">
</text:a>
</text:p>
      <text:p text:style-name="P4">
Зазначається, що показник українського агроекспорту за квітень є найгіршим заостанні 8 місяців.</text:p>
      <text:p text:style-name="P4">
В асоціації додають, що минулого місяця проблеми зі здійсненням експортнихвідвантажень спостерігалися практично по всіх каналах. Зокрема, найбільшушкоду завдали: саботаж повноцінної роботи «зернового коридору» російськоюстороною, заборона імпорту всієї продукції АПК та тимчасова заборона транзитуПольщею, а також заборона імпорту певних видів агропромислової продукціїУгорщиною, Болгарією та Словаччиною.</text:p>
      <text:p text:style-name="P4">
При цьому, ще не вся продукція, відвантажена у квітні, встигла фізичноперетнути кордон і значна кількість транспорту ще стоїть в чергах на виїзд.</text:p>
      <text:p text:style-name="P4">
Повідомляється, що у квітні 2023 року падіння обсягів експортупродемонстрували всі групи продукції АПК, окрім рослинних олій. Найбільшепадіння обсягів експорту спостерігалося в експорті олійних культур.</text:p>
      <text:p text:style-name="P4">
За даними УКАБ, минулого місяця Україна експортувала 3,9 млн т зернових(частка кукурудзи - 59%, пшениці - 36%, ячменю - 5%) - це на 31% менше, ніж уберезні. Експорт олійних культур впав на 68% - до 216,6 тис. т (частка сої –77%, насіння соняшнику – 18% та ріпаку – 4%).</text:p>
      <text:p text:style-name="P4">
У квітні Україна <text:a xlink:type="simple" xlink:href="https://www.ukrinform.ua/tag-eksport" text:style-name="Internet_20_link" text:visited-style-name="Visited_20_Internet_20_Link">
 </text:a>
 564,2 тис. трослинних олій (частка соняшникової олії - 96%, соєвої - 4%). Експорт олійминулого місяці зріс на 1%. Експорт макухи після вилучення рослинних олійскоротився на 42% – до 262,5 тис. т (частка соняшникової - 89%, соєвої - 11%).</text:p>
      <text:p text:style-name="P4">
В асоціації вважають, що вирішення питання з відновленням експортних поставоку сусідні дружні країни дає підстави сподіватися, що наступного місяцяпоказники будуть кращі. Ще більше покращити ситуацію може налагодженняповноцінної роботи «зернового коридору». Це може бути досягнуто або за рахунокнормальної роботи російською стороною, або відновлення вільного судноплавства.</text:p>
      <text:p text:style-name="P4">
Як повідомляв Укрінформ, у квітні 2023 року Польща, Угорщина, Словаччина таБолгарія запровадили тимчасову заборону на імпорт зерна та інших видівсільськогосподарської продукції з України.</text:p>
      <text:p text:style-name="P4">
<text:span text:style-name="T4">
Читайте також:</text:span>
 <text:a xlink:type="simple" xlink:href="https://www.ukrinform.ua/rubric-economy/3703319-ukraina-eksportuvala-majze-416-miljona-tonn-zernovih.html" text:style-name="Internet_20_link" text:visited-style-name="Visited_20_Internet_20_Link">
 </text:a>
</text:p>
      <text:p text:style-name="P4">
Європейська комісія виступила проти цього рішення та ініціювала переговори заучастю України, Польщі, Угорщини, Румунії та Болгарії стосовно розблокуванняімпорту української сільськогосподарської продукції. За результатамипереговорів сторони домовились про встановлення тимчасової заборони наввезення на ринки цих країн ЄС пшениці, кукурудзи, ріпаку, соняшнику й олії зУкраїни. При цьому, транзит української агропродукції не обмежується.</text:p>
      <text:p text:style-name="P4">
Крім цього, Єврокомісія проведе перевірки можливих порушень на ринку у зв’язкуіз ввезенням інших видів української сільськогосподарської продукції, зокремам’яса птиці, молока та яєць.</text:p>
      <text:p text:style-name="P4">
Водночас, у квітні рф три рази саботувала роботу "зернового коридору", щоспричиняло зупинку перевірок суден, які прямували з або до українськихморських портів.</text:p>
      <text:p text:style-name="P4">
Source: <text:a xlink:type="simple" xlink:href="https://www.ukrinform.ua/rubric-ato/3703780-ukraina-u-kvitni-na-tretinu-skorotila-eksport-agroprodukcii-ukab.html" text:style-name="Internet_20_link" text:visited-style-name="Visited_20_Internet_20_Link">
https://www.ukrinform.ua/rubric-ato/3703780-ukraina-u-kvitni-na-tretinu-skorotila-eksport-agroprodukcii-ukab.html</text:a>
</text:p>
      <!--NEWS-->
      <text:h text:style-name="P10" text:outline-level="1">
<text:span text:style-name="T4">
НАТО на саміті у Вільнюсі має надати Україні гарантії безпеки - Моравецький</text:span>
</text:h>
      <text:p text:style-name="P4">
Authors: Ukrinform (Person)</text:p>
      <text:p text:style-name="P4">
Publisher: Укринформ (Organization)</text:p>
      <text:p text:style-name="P4">
Published Time: 2023-05-02T18:48:27+03:00</text:p>
      <text:p text:style-name="P4">
Modified Time: 2023-05-02T18:48:27+03:00</text:p>
      <text:p text:style-name="P4">
Description: Україні на липневому саміті НАТО у Вільнюсі необхідно надати якомога сильніші гарантії безпеки. — Укрінформ.</text:p>
      <text:p text:style-name="P4">
Images: ["<text:a xlink:type="simple" xlink:href="https://static.ukrinform.com/photos/2022_11/thumb_files/630_360_1668540078-906.jpg" text:style-name="Internet_20_link" text:visited-style-name="Visited_20_Internet_20_Link">
630_360_16685...</text:a>
"]</text:p>
      <text:p text:style-name="P4">
Tags: ['Литва', 'Саміт НАТО', 'Війна з росією']</text:p>
      <text:p text:style-name="P4">
Type: Article</text:p>
      <!--METADATA-->
      <text:p text:style-name="P4">
<draw:frame draw:style-name="fr1" draw:name="Image150" text:anchor-type="as-char" svg:width="6.9236in" svg:height="3.956343in" draw:z-index="0">
<draw:image xlink:href="../Images/yкринформ/2023-05-02T18-48-27-03-00/630_360_1668540078-906.jpg" xlink:type="simple" xlink:show="embed" xlink:actuate="onLoad" draw:mime-type="image/jpeg"/>
</draw:frame>
 Україні налипневому саміті НАТО у Вільнюсі необхідно надати якомога сильніші гарантіїбезпеки.</text:p>
      <text:p text:style-name="P4">
Про це заявив глава уряду Польщі Матеуш Моравецький під час спільноїпресконференції з прем’єр-міністром Литви Інгрідою Шимоніте у вівторок уВільнюсі, передає власний кореспондент Укрінформу.</text:p>
      <text:p text:style-name="P4">
Як зазначив польський прем’єр, не є таємницею, що українська армія готуєтьсядо наступу після героїчного відбиття атак росіян від осені минулого року, якісупроводжувалися варварськими ракетними обстрілами міст, цивільних таенергетичних об’єктів.</text:p>
      <text:p text:style-name="P4">
<text:span text:style-name="T4">
Читайте також:</text:span>
 <text:a xlink:type="simple" xlink:href="https://www.ukrinform.ua/rubric-polytics/3703571-risenna-pro-clenstvo-ukraini-v-nato-zalezit-vid-cotiroh-derzav-mzs.html" text:style-name="Internet_20_link" text:visited-style-name="Visited_20_Internet_20_Link">
 </text:a>
</text:p>
      <text:p text:style-name="P4">
Як підкреслив Моравецький, громадська думка в росії діє по-іншому, ніж наЗаході.</text:p>
      <text:p text:style-name="P4">
“Вільний світ є під дією різних чинників і підтримка України може виявитисяменш тривалою, ніж підтримка росіянами дій у кремлі. Тому наступний саміт <text:a xlink:type="simple" xlink:href="https://www.ukrinform.ua/tag-nato" text:style-name="Internet_20_link" text:visited-style-name="Visited_20_Internet_20_Link">
</text:a>
 у Вільнюсі буде дуже важливий у контекстіспільного напрацювання позиції по Україні для отримання, можливо, якомогасильніших гарантій безпеки для суверенітету України”, - підкресливМоравецький.</text:p>
      <text:p text:style-name="P4">
Він додав, що Польща і Литва ведуть дуже інтенсивні переговори з цього приводуна міжнародній арені, жодна міжнародна розмова з лідерами НАТО чи ЄС невідбувається без порушення цієї теми.</text:p>
      <text:p text:style-name="P4">
<text:span text:style-name="T4">
Читайте також:</text:span>
 <text:a xlink:type="simple" xlink:href="https://www.ukrinform.ua/rubric-polytics/3703660-ukraina-v-nato-e-najkrasim-sposobom-svidse-zaversiti-vijnu-ermak.html" text:style-name="Internet_20_link" text:visited-style-name="Visited_20_Internet_20_Link">
 </text:a>
</text:p>
      <text:p text:style-name="P4">
Глава польського уряду зазначив, що російська пропаганда намагається впливатина ситуацію у Польщі та Литві, змінювати настрої у суспільствах країн Заходу.Він назвав величезною роль Литви і Польщі у протидії цьому процесу на Заході.</text:p>
      <text:p text:style-name="P4">
Як повідомлялося, саміт НАТО відбудеться 11-12 липня у Вільнюсі.</text:p>
      <text:p text:style-name="P4">
Source: <text:a xlink:type="simple" xlink:href="https://www.ukrinform.ua/rubric-polytics/3703782-nato-na-samiti-u-vilnusi-mae-nadati-ukraini-garantii-bezpeki-moraveckij.html" text:style-name="Internet_20_link" text:visited-style-name="Visited_20_Internet_20_Link">
https://www.ukrinform.ua/rubric-polytics/3703782-nato-na-samiti-u-vilnusi-mae-nadati-ukraini-garantii-bezpeki-moraveckij.html</text:a>
</text:p>
      <!--NEWS-->
      <text:h text:style-name="P10" text:outline-level="1">
<text:span text:style-name="T4">
Данія виділить Україні близько $250 мільйонів на військові потреби</text:span>
</text:h>
      <text:p text:style-name="P4">
Authors: Ukrinform (Person)</text:p>
      <text:p text:style-name="P4">
Publisher: Укринформ (Organization)</text:p>
      <text:p text:style-name="P4">
Published Time: 2023-05-02T18:50:00+03:00</text:p>
      <text:p text:style-name="P4">
Modified Time: 2023-05-02T18:50:00+03:00</text:p>
      <text:p text:style-name="P4">
Description: Уряд Данії виділить Україні майже $250 мільйонів на військові потреби. — Укрінформ.</text:p>
      <text:p text:style-name="P4">
Images: ["<text:a xlink:type="simple" xlink:href="https://static.ukrinform.com/photos/2016_11/thumb_files/630_360_1480409511-5201.jpg" text:style-name="Internet_20_link" text:visited-style-name="Visited_20_Internet_20_Link">
630_360_14804...</text:a>
"]</text:p>
      <text:p text:style-name="P4">
Tags: ['Данія', 'Україна', 'допомога', 'Війна з росією']</text:p>
      <text:p text:style-name="P4">
Type: Article</text:p>
      <!--METADATA-->
      <text:p text:style-name="P4">
<draw:frame draw:style-name="fr1" draw:name="Image151" text:anchor-type="as-char" svg:width="6.9236in" svg:height="3.956343in" draw:z-index="0">
<draw:image xlink:href="../Images/yкринформ/2023-05-02T18-50-00-03-00/630_360_1480409511-5201.jpg" xlink:type="simple" xlink:show="embed" xlink:actuate="onLoad" draw:mime-type="image/jpeg"/>
</draw:frame>
 УрядДанії виділить Україні майже $250 мільйонів на військові потреби.</text:p>
      <text:p text:style-name="P4">
Про це повідомив міністр оборони Данії Трольс Лунд Пульсен, передає Укрінформз посиланням на <text:a xlink:type="simple" xlink:href="https://www.reuters.com/world/europe/denmark-donate-250-million-ukraine-military-purposes-2023-05-02/" text:style-name="Internet_20_link" text:visited-style-name="Visited_20_Internet_20_Link">
 </text:a>
 .</text:p>
      <text:p text:style-name="P4">
« <text:a xlink:type="simple" xlink:href="https://www.ukrinform.ua/tag-dania" text:style-name="Internet_20_link" text:visited-style-name="Visited_20_Internet_20_Link">
 </text:a>
 пожертвує Україні 1,7 млрд данськихкрон ($249,81 млн) на військові потреби, повідомив у вівторок міністр оборонискандинавської країни Трольс Лунд Пульсен», - йдеться у повідомленні.</text:p>
      <text:p text:style-name="P4">
Він також зазначив, що Данія скоротить свою військову присутність в Іраку,починаючи з початку 2024 року, і натомість зосередить свою військовуприсутність у країнах Балтії.</text:p>
      <text:p text:style-name="P4">
<text:span text:style-name="T4">
Читайте також:</text:span>
 <text:a xlink:type="simple" xlink:href="https://www.ukrinform.ua/rubric-vidbudova/3703264-dania-ta-kazahstan-persimi-zaavili-pro-gotovnist-vidnovluvati-infrastrukturu-mikolaivsini-kim.html" text:style-name="Internet_20_link" text:visited-style-name="Visited_20_Internet_20_Link">
 <text:span text:style-name="T4">
Данія</text:span>
 </text:a>
</text:p>
      <text:p text:style-name="P4">
Як повідомляв Укрінформ, уряд Данії заявив, що цього року створить фонд у 7мільярдів данських крон (1,01 мільярда доларів США) для військової, цивільноїта бізнес-допомоги Україні.</text:p>
      <text:p text:style-name="P4">
Source: <text:a xlink:type="simple" xlink:href="https://www.ukrinform.ua/rubric-ato/3703784-dania-vidilit-ukraini-blizko-250-miljoniv-na-vijskovi-potrebi.html" text:style-name="Internet_20_link" text:visited-style-name="Visited_20_Internet_20_Link">
https://www.ukrinform.ua/rubric-ato/3703784-dania-vidilit-ukraini-blizko-250-miljoniv-na-vijskovi-potrebi.html</text:a>
</text:p>
      <!--NEWS-->
      <text:h text:style-name="P10" text:outline-level="1">
<text:span text:style-name="T4">
Україна розірвала з Сирією угоду про торговельну, економічну і технічну співпрацю</text:span>
</text:h>
      <text:p text:style-name="P4">
Authors: Ukrinform (Person)</text:p>
      <text:p text:style-name="P4">
Publisher: Укринформ (Organization)</text:p>
      <text:p text:style-name="P4">
Published Time: 2023-05-02T18:52:00+03:00</text:p>
      <text:p text:style-name="P4">
Modified Time: 2023-05-02T18:52:00+03:00</text:p>
      <text:p text:style-name="P4">
Description: Верховна Рада 2 травня 2023 року прийняла закон, яким припинила дії угоди між урядом України та урядом Сирійської Арабської Республіки про торговельне, економічне і технічне співробітництво. — Укрінформ.</text:p>
      <text:p text:style-name="P4">
Images: ["<text:a xlink:type="simple" xlink:href="https://static.ukrinform.com/photos/2019_05/thumb_files/630_360_1559148328-156.jpg" text:style-name="Internet_20_link" text:visited-style-name="Visited_20_Internet_20_Link">
630_360_15591...</text:a>
"]</text:p>
      <text:p text:style-name="P4">
Tags: ['Сирія', 'Закон', 'Угода', 'Верховна Рада']</text:p>
      <text:p text:style-name="P4">
Type: Article</text:p>
      <!--METADATA-->
      <text:p text:style-name="P4">
<draw:frame draw:style-name="fr1" draw:name="Image152" text:anchor-type="as-char" svg:width="6.9236in" svg:height="3.956343in" draw:z-index="0">
<draw:image xlink:href="../Images/yкринформ/2023-05-02T18-52-00-03-00/630_360_1559148328-156.jpg" xlink:type="simple" xlink:show="embed" xlink:actuate="onLoad" draw:mime-type="image/jpeg"/>
</draw:frame>
 ВерховнаРада 2 травня 2023 року прийняла закон, яким припинила дії угоди між урядомУкраїни та урядом Сирійської Арабської Республіки про торговельне, економічнеі технічне співробітництво.</text:p>
      <text:p text:style-name="P4">
Про це повідомляє Укрінформ з посиланням на пресслужбу <text:a xlink:type="simple" xlink:href="http://www.rada.gov.ua/news/razom/236010.html" text:style-name="Internet_20_link" text:visited-style-name="Visited_20_Internet_20_Link">
</text:a>
 .</text:p>
      <text:p text:style-name="P4">
«Законом припинено дію угоди між урядом України та урядом <text:a xlink:type="simple" xlink:href="https://www.ukrinform.ua/tag-siria" text:style-name="Internet_20_link" text:visited-style-name="Visited_20_Internet_20_Link">
</text:a>
 (САР) про торговельне, економічне ітехнічне співробітництво та привести договірно-правову базу України досучасних реалій міжнародних відносин беручи до уваги втрату її актуальності»,- йдеться в повідомленні.</text:p>
      <text:p text:style-name="P4">
<text:span text:style-name="T4">
Читайте також:</text:span>
 <text:a xlink:type="simple" xlink:href="https://www.ukrinform.ua/rubric-polytics/3694085-ukraina-rozirvala-ugodu-z-rosieu-pro-poradok-peretinu-kordonu.html" text:style-name="Internet_20_link" text:visited-style-name="Visited_20_Internet_20_Link">
 <text:span text:style-name="T4">
розірвала</text:span>
 </text:a>
</text:p>
      <text:p text:style-name="P4">
Документ спрямований на захист національних інтересів у зв’язку із розривомдипломатичних відносин України із САР та підтримкою нею військово-політичногокерівництва рф щодо військового вторгнення на територію України, а такожвизнанням так званої «незалежності» тимчасово окупованих територій Донецькоїта Луганської областей України.</text:p>
      <text:p text:style-name="P4">
<text:span text:style-name="T4">
Читайте також:</text:span>
 <text:a xlink:type="simple" xlink:href="https://www.ukrinform.ua/rubric-technology/3694096-ukraina-rozirvala-ugodu-z-bilorussu-pro-spivpracu-v-galuzi-tehnicnogo-zahistu-informacii.html" text:style-name="Internet_20_link" text:visited-style-name="Visited_20_Internet_20_Link">
 <text:span text:style-name="T4">
розірвала</text:span>
 </text:a>
</text:p>
      <text:p text:style-name="P4">
Як повідомляв Укрінформ, влітку 2022 року Україна розірвала дипломатичнівідносини з Сирійською Арабською Республікою та запровадила торгове ембарго узв’язку з визнанням цією країною «незалежності» «лнр» та «днр».</text:p>
      <text:p text:style-name="P4">
Source: <text:a xlink:type="simple" xlink:href="https://www.ukrinform.ua/rubric-economy/3703786-ukraina-rozirvala-z-sirieu-ugodu-pro-torgovelnu-ekonomicnu-i-tehnicnu-spivpracu.html" text:style-name="Internet_20_link" text:visited-style-name="Visited_20_Internet_20_Link">
https://www.ukrinform.ua/rubric-economy/3703786-ukraina-rozirvala-z-sirieu-ugodu-pro-torgovelnu-ekonomicnu-i-tehnicnu-spivpracu.html</text:a>
</text:p>
      <!--NEWS-->
      <text:h text:style-name="P10" text:outline-level="1">
<text:span text:style-name="T4">
Дорожники відновили пряме сполучення Львів - Трускавець - Східниця</text:span>
</text:h>
      <text:p text:style-name="P4">
Authors: Ukrinform (Person)</text:p>
      <text:p text:style-name="P4">
Publisher: Укринформ (Organization)</text:p>
      <text:p text:style-name="P4">
Published Time: 2023-05-02T19:03:00+03:00</text:p>
      <text:p text:style-name="P4">
Modified Time: 2023-05-02T19:03:00+03:00</text:p>
      <text:p text:style-name="P4">
Description: Державне агентство відновлення та розвитку інфраструктури відновило пряме сполучення Львів - Трускавець - Східниця, встановивши тимчасовий міст на автошляху Т-14-02 у Львівській області. — Укрінформ.</text:p>
      <text:p text:style-name="P4">
Images: ["<text:a xlink:type="simple" xlink:href="https://static.ukrinform.com/photos/2023_05/thumb_files/630_360_1683043177-157.jpg" text:style-name="Internet_20_link" text:visited-style-name="Visited_20_Internet_20_Link">
630_360_16830...</text:a>
"]</text:p>
      <text:p text:style-name="P4">
Tags: ['Львів', 'Міст', 'Трускавець', 'Відбудова']</text:p>
      <text:p text:style-name="P4">
Type: Article</text:p>
      <!--METADATA-->
      <text:p text:style-name="P4">
<draw:frame draw:style-name="fr1" draw:name="Image153" text:anchor-type="as-char" svg:width="6.9236in" svg:height="3.956343in" draw:z-index="0">
<draw:image xlink:href="../Images/yкринформ/2023-05-02T19-03-00-03-00/630_360_1683043177-157.jpg" xlink:type="simple" xlink:show="embed" xlink:actuate="onLoad" draw:mime-type="image/jpeg"/>
</draw:frame>
 Державнеагентство відновлення та розвитку інфраструктури відновило пряме сполученняЛьвів - Трускавець - Східниця, встановивши тимчасовий міст на автошляхуТ-14-02 у Львівській області.</text:p>
      <text:p text:style-name="P4">
Про це повідомляє Міністерство розвитку громад, територій та інфраструктури у<text:a xlink:type="simple" xlink:href="https://www.facebook.com/Ministry.for.restoration/posts/pfbid0od5ScPHKoomTwHhkhaCLoXwMHmWCYj8895opuJmsZ9hACh7YSxb8X2av7Z2RCDhPl" text:style-name="Internet_20_link" text:visited-style-name="Visited_20_Internet_20_Link">
</text:a>
, передає Укрінформ.</text:p>
      <text:p text:style-name="P4">
«Переправу через річку Солониця – поблизу села Раневичі – вдалося відновити засприяння Адміністрації державних матеріальних резервів Чеської Республіки.Тимчасовий міст вона надала як гуманітарну допомогу. Через <text:a xlink:type="simple" xlink:href="https://www.ukrinform.ua/tag-mist" text:style-name="Internet_20_link" text:visited-style-name="Visited_20_Internet_20_Link">
</text:a>
 налагоджений реверсний рух, якийрегулюють світлофори з обох боків. Проїзд дозволено і легковому, і вантажномутранспорту», - йдеться в повідомленні.</text:p>
      <text:p text:style-name="P4">
У міністерстві переконані, що відновлення тимчасового мосту дозволить водіямдозволить якісніше скорегувати свій маршрут, розвантажить від транспортувулиці міста Дрогобич, а також покращить шлях до бальнеологічних курортівТрускавець та Східниця.</text:p>
      <text:p text:style-name="P4">
<text:span text:style-name="T4">
Читайте також:</text:span>
 <text:a xlink:type="simple" xlink:href="https://www.ukrinform.ua/rubric-vidbudova/3695842-na-cernigivsini-vidnovili-31-mist-iz-36-zrujnovanih-abo-poskodzenih.html" text:style-name="Internet_20_link" text:visited-style-name="Visited_20_Internet_20_Link">
 <text:span text:style-name="T4">
відновили</text:span>
 <text:span text:style-name="T4">
міст</text:span>
 </text:a>
</text:p>
      <text:p text:style-name="P4">
Як повідомлялось, Чехія – лідер неформального клубу підтримки українськихдоріг. Держава першою надіслала тимчасові металеві мости для відновленнясполучення у постраждалих регіонах. Упродовж 2022 року Чехія подарувалаУкраїні більше 10 переправ.</text:p>
      <text:p text:style-name="P4">
Source: <text:a xlink:type="simple" xlink:href="https://www.ukrinform.ua/rubric-vidbudova/3703792-dorozniki-vidnovili-prame-spolucenna-lviv-truskavec-shidnica.html" text:style-name="Internet_20_link" text:visited-style-name="Visited_20_Internet_20_Link">
https://www.ukrinform.ua/rubric-vidbudova/3703792-dorozniki-vidnovili-prame-spolucenna-lviv-truskavec-shidnica.html</text:a>
</text:p>
      <!--NEWS-->
      <text:h text:style-name="P10" text:outline-level="1">
<text:span text:style-name="T4">
росіяни обстріляли село на Чернігівщині, пошкоджені сім будинків</text:span>
</text:h>
      <text:p text:style-name="P4">
Authors: Ukrinform (Person)</text:p>
      <text:p text:style-name="P4">
Publisher: Укринформ (Organization)</text:p>
      <text:p text:style-name="P4">
Published Time: 2023-05-02T19:06:00+03:00</text:p>
      <text:p text:style-name="P4">
Modified Time: 2023-05-02T19:06:00+03:00</text:p>
      <text:p text:style-name="P4">
Description: Внаслідок обстрілу села Гірськ Сновської міської територіальної громади Чернігівської області пошкоджені сім житлових будинків і господарська споруда. — Укрінформ.</text:p>
      <text:p text:style-name="P4">
Images: ["<text:a xlink:type="simple" xlink:href="https://static.ukrinform.com/photos/2023_05/thumb_files/630_360_1683043558-156.jpg" text:style-name="Internet_20_link" text:visited-style-name="Visited_20_Internet_20_Link">
630_360_16830...</text:a>
"]</text:p>
      <text:p text:style-name="P4">
Tags: ['Обстріл', 'Чернігівщина', 'Війна з росією']</text:p>
      <text:p text:style-name="P4">
Type: Article</text:p>
      <!--METADATA-->
      <text:p text:style-name="P4">
<draw:frame draw:style-name="fr1" draw:name="Image154" text:anchor-type="as-char" svg:width="6.9236in" svg:height="3.956343in" draw:z-index="0">
<draw:image xlink:href="../Images/yкринформ/2023-05-02T19-06-00-03-00/630_360_1683043558-156.jpg" xlink:type="simple" xlink:show="embed" xlink:actuate="onLoad" draw:mime-type="image/jpeg"/>
</draw:frame>
 Внаслідокобстрілу села Гірськ Сновської міської територіальної громади Чернігівськоїобласті пошкоджені сім житлових будинків і господарська споруда.</text:p>
      <text:p text:style-name="P4">
Про це повідомив у <text:a xlink:type="simple" xlink:href="https://www.facebook.com/100078258157812/posts/237883032163634/" text:style-name="Internet_20_link" text:visited-style-name="Visited_20_Internet_20_Link">
</text:a>
 начальникКорюківської РВА Іван Ващенко, передає Укрінформ.</text:p>
      <text:p text:style-name="P4">
“В результаті обстрілу росіянами н.п. Гірськ, Сновської міської територіальноїгромади, що відбувся 02.05.2023 року, сім житлових будинків, одну господарськубудівлю пошкоджено та одну господарську будівлю знищено, в тому числі черезпожежу, спричинену обстрілом, один житловий будинок, одну господарськупошкоджено та одну господарську будівлю знищено”, - поінформував Ващенко.</text:p>
      <text:p text:style-name="P4">
За його словами, зараз проводяться роботи з відновлення пошкоджених мережелектропередач бригадами Корюківського РЕМ. Також на місці працюютьпредставники РВА, міської ради та рятувальники 8 ДПРЧ (м. Сновськ).</text:p>
      <text:p text:style-name="P4">
<text:span text:style-name="T4">
Читайте також:</text:span>
 <text:a xlink:type="simple" xlink:href="https://www.ukrinform.ua/rubric-ato/3703773-rosiani-obstrilali-selo-na-hersonsini-poranenij-pidlitok.html" text:style-name="Internet_20_link" text:visited-style-name="Visited_20_Internet_20_Link">
 <text:span text:style-name="T4">
обстріл</text:span>
 </text:a>
</text:p>
      <text:p text:style-name="P4">
Зазначається, що проводиться опитування населення щодо можливого тимчасовогопереміщення людей у безпечніші частини району.</text:p>
      <text:p text:style-name="P4">
Як <text:a xlink:type="simple" xlink:href="https://www.ukrinform.ua/rubric-ato/3703546-rosiani-zranku-zavdali-40-udariv-po-prikordonnu-cernigivsini.html" text:style-name="Internet_20_link" text:visited-style-name="Visited_20_Internet_20_Link">
 </text:a>
 Укрінформ, російськівійська 2 травня чотири рази обстріляли прикордоння Чернігівщини, завдавшизагалом 40 ударів.</text:p>
      <text:p text:style-name="P4">
<text:span text:style-name="T5">
Фото: Vashchenko Ivan, Facebook</text:span>
</text:p>
      <text:p text:style-name="P4">
Source: <text:a xlink:type="simple" xlink:href="https://www.ukrinform.ua/rubric-ato/3703793-rosiani-obstrilali-selo-na-cernigivsini-poskodzeni-sim-budinkiv.html" text:style-name="Internet_20_link" text:visited-style-name="Visited_20_Internet_20_Link">
https://www.ukrinform.ua/rubric-ato/3703793-rosiani-obstrilali-selo-na-cernigivsini-poskodzeni-sim-budinkiv.html</text:a>
</text:p>
      <!--NEWS-->
      <text:h text:style-name="P10" text:outline-level="1">
<text:span text:style-name="T4">
Ворог наступає на чотирьох напрямках, найзапекліші бої - за Бахмут і Мар’їнку</text:span>
</text:h>
      <text:p text:style-name="P4">
Authors: Ukrinform (Person)</text:p>
      <text:p text:style-name="P4">
Publisher: Укринформ (Organization)</text:p>
      <text:p text:style-name="P4">
Published Time: 2023-05-02T19:07:00+03:00</text:p>
      <text:p text:style-name="P4">
Modified Time: 2023-05-02T19:07:00+03:00</text:p>
      <text:p text:style-name="P4">
Description: Війська рф продовжують наступальні дії на Лиманському, Бахмутському, Авдіївському та Мар’їнському напрямках. Підрозділи Сил оборони на вказаних ділянках фронту протягом доби відбиті понад 20 атак. — Укрінформ.</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 '#stoprussia']</text:p>
      <text:p text:style-name="P4">
Type: Article</text:p>
      <!--METADATA-->
      <text:p text:style-name="P4">
<draw:frame draw:style-name="fr1" draw:name="Image155" text:anchor-type="as-char" svg:width="6.9236in" svg:height="3.956343in" draw:z-index="0">
<draw:image xlink:href="../Images/yкринформ/2023-05-02T19-07-00-03-00/630_360_1682620469-597.jpg" xlink:type="simple" xlink:show="embed" xlink:actuate="onLoad" draw:mime-type="image/jpeg"/>
</draw:frame>
 Війська рфпродовжують наступальні дії на Лиманському, Бахмутському, Авдіївському таМар’їнському напрямках. Підрозділи Сил оборони на вказаних ділянках фронтупротягом доби відбиті понад 20 атак.</text:p>
      <text:p text:style-name="P4">
Як передає Укрінформ, про це Генеральний штаб Збройних сил України повідомив у<text:a xlink:type="simple" xlink:href="https://www.facebook.com/GeneralStaff.ua/posts/pfbid0BLVLamnVCTA168MqaTmw67aD3boUy9DqSwR2jJ7zbzuUseacSmR9bhGuZ7j6WpSWl" text:style-name="Internet_20_link" text:visited-style-name="Visited_20_Internet_20_Link">
</text:a>
, оприлюднивши оперативну інформацію станом на 18:00 2 травня.</text:p>
      <text:p text:style-name="P4">
"Найзапекліші бої тривають за Бахмут та Мар’їнку, наші воїни стійко тримаютьоборону", — зазначили в Генштабі.</text:p>
      <text:p text:style-name="P4">
Підрозділи українських ракетних військ й артилерії протягом доби уразили пунктуправління та 12 районів зосередження живої сили російських загарбників.Уражені чотири склади боєприпасів, один засіб протиповітряної оборони та щеодна важлива ціль ворога.</text:p>
      <text:p text:style-name="P4">
Авіація Сил оборони України зі свого боку за добу здійснила п'ять ударів порайонах зосередження особового складу російської армії. Українськимизахисниками також збиті ще три ворожі безпілотники різних типів.</text:p>
      <text:p text:style-name="P4">
Протягом дня російські загарбники здійснили три ракетні й 30 авіаційнихударів, а також близько восьми обстрілів з реактивних систем залпового вогнюпо позиціях Сил оборони та населених пунктах.</text:p>
      <text:p text:style-name="P4">
Унаслідок чергових ворожих атак є поранені серед цивільного населення,зруйновані та пошкоджені приватні житлові будинки й інша цивільнаінфраструктура.</text:p>
      <text:p text:style-name="P4">
<text:span text:style-name="T4">
Читайте також:</text:span>
 <text:a xlink:type="simple" xlink:href="https://www.ukrinform.ua/rubric-ato/3703603-v-umovah-dii-zahidnih-sankcij-rosiani-zminuut-taktiku-vedenna-vijni-ignat.html" text:style-name="Internet_20_link" text:visited-style-name="Visited_20_Internet_20_Link">
 <text:span text:style-name="T4">
Ігнат</text:span>
 </text:a>
</text:p>
      <text:p text:style-name="P4">
У Генштабі застерігають: імовірність здійснення росіянами ракетних йавіаційних ударів по всій території України залишається високою.</text:p>
      <text:p text:style-name="P4">
На <text:span text:style-name="T4">
Волинському</text:span>
 та <text:span text:style-name="T4">
Поліському напрямках</text:span>
 ознаки формування наступальнихугруповань ворога не виявлені. На території республіки білорусь і надаліперебувають визначені підрозділи збройних сил рф.</text:p>
      <text:p text:style-name="P4">
На <text:span text:style-name="T4">
Сіверському</text:span>
 та <text:span text:style-name="T4">
Слобожанському напрямках</text:span>
 загарбники зберігаютьвійськову присутність у прикордонних з Україною районах Брянської, Курської йБєлгородської областей.</text:p>
      <text:p text:style-name="P4">
З артилерії та мінометів протягом доби росіяни обстрілювали Гасичівку, Єліне,Блешню, Карповичі, Тимоновичі, Леонівку й Мурав'ї Чернігівської області, Зноб-Новгородське, Уралове, Середина-Буду, Кучерівку, Рівне, Ворожбу, Волфине,Миколаївку й Миропілля Сумської області, а також Ветеринарне, Вільхівку,Гатище, Вовчанськ і Потихонове Харківської області.</text:p>
      <text:p text:style-name="P4">
На <text:span text:style-name="T4">
Куп’янському напрямку</text:span>
 ворог наступальних дій не проводив, натомістьзавдавав артилерійських і мінометних ударів по Красному Першому, Фиголівці,Новомлинську, Лиману Першому, Куп'янську, Кислівці, Крохмальному й БерестовомуХарківської області.</text:p>
      <text:p text:style-name="P4">
На <text:span text:style-name="T4">
Лиманському напрямку</text:span>
 війська рф вели безуспішні наступальні діїпівденніше від Діброви, з артилерії били по Макіївці Луганської області,Білогорівці, Верхньокам’янському та Спірному Донецької області.</text:p>
      <text:p text:style-name="P4">
На <text:span text:style-name="T4">
Бахмутському напрямку</text:span>
 ворог продовжує вести наступальні дії. Триваютьважкі бої за місто Бахмут. Протягом доби загарбники вели безуспішнінаступальні дії у напрямку Іванівського та Предтечиного.</text:p>
      <text:p text:style-name="P4">
<text:span text:style-name="T4">
Читайте також:</text:span>
 <text:a xlink:type="simple" xlink:href="https://www.ukrinform.ua/rubric-ato/3703758-prikordonniki-vidbili-ataku-u-bahmuti-rosiani-vidijsli-z-vtratami.html" text:style-name="Internet_20_link" text:visited-style-name="Visited_20_Internet_20_Link">
 <text:span text:style-name="T4">
Бахмуті</text:span>
 </text:a>
</text:p>
      <text:p text:style-name="P4">
Від ударів російської армії постраждали Васюківка, Оріхово-Василівка,Новомаркове, Григорівка, Хромове, Бахмут, Іванівське, Часів Яр, Костянтинівка,Предтечине, Диліївка та Південне Донецької області.</text:p>
      <text:p text:style-name="P4">
На <text:span text:style-name="T4">
Авдіївському напрямку</text:span>
 росіяни вели безуспішні наступальні дії в районіПервомайського, обстрілювали Новокалинове, Авдіївку, Сєверне, Тоненьке,Карлівку, Нетайлове і Первомайське Донецької області.</text:p>
      <text:p text:style-name="P4">
На <text:span text:style-name="T4">
Мар’їнському напрямку</text:span>
 протягом доби Сили оборони відбили численні атакизагарбників у районі Мар’їнки. Ворожих обстрілів зазнали Красногорівка,Георгіївка, Мар’їнка, Побєда й Новомихайлівка Донецької області.</text:p>
      <text:p text:style-name="P4">
На <text:span text:style-name="T4">
Шахтарському напрямку</text:span>
 протягом поточної доби війська рф наступальнихдій не проводили, натомість завдавали ударів по Новоукраїнці і ПречистівціДонецької області.</text:p>
      <text:p text:style-name="P4">
На <text:span text:style-name="T4">
Запорізькому</text:span>
 та <text:span text:style-name="T4">
Херсонському напрямках</text:span>
 російська армія продовжуєвести оборонні дії та обстрілювати населені пункти, що межують із лінієюбойового зіткнення. Під ворожі удари протягом доби потрапили загалом понад 30міст і сіл.</text:p>
      <text:p text:style-name="P4">
Так, від російських <text:a xlink:type="simple" xlink:href="https://www.ukrinform.ua/tag-obstril" text:style-name="Internet_20_link" text:visited-style-name="Visited_20_Internet_20_Link">
 </text:a>
 постраждали,зокрема, Времівка й Новосілка Донецької області, Гуляйполе, Білогір'я, МалаТокмачка, Новоданилівка, Новоандріївка та Кам’янське Запорізької області,Нікополь Дніпропетровської області, Херсон, Золота Балка, Дудчани, Качкарівка,Веселе, Львове, Іванівка, Микільське, Антонівка, Дніпровське й КізомисХерсонської області.</text:p>
      <text:p text:style-name="P4">
На тимчасово захоплених територіях України загарбники продовжують вдаватися донасильницького викрадення проукраїнського цивільних громадян й облаштовуватинові катівні для їх утримання.</text:p>
      <text:p text:style-name="P4">
Зокрема, одну з катівень російські терористи облаштували у відділі поліціїтимчасово захопленої Чаплинки Херсонської області. За інформацією Генштабу,там на цей час незаконно утримують до десяти цивільних осіб, серед яких єнеповнолітні.</text:p>
      <text:p text:style-name="P4">
Встановлено, що росіяни тримають людей у жорстких, нелюдське умовах,застосовують до них тортури. Є випадки, коли викрадених закатовували досмерті.</text:p>
      <text:p text:style-name="P4">
Як повідомляв Укрінформ, російські війська <text:a xlink:type="simple" xlink:href="https://www.ukrinform.ua/rubric-ato/3703574-rosia-sodna-vipuskae-po-ukraini-majze-20-kerovanih-aviabomb-ignat.html" text:style-name="Internet_20_link" text:visited-style-name="Visited_20_Internet_20_Link">
</text:a>
 , щоб нищити західну техніку й об’єктикритичної інфраструктури України. За даними Повітряних сил ЗСУ щодня ворогвипускає майже по 20 авіабомб.</text:p>
      <text:p text:style-name="P4">
Source: <text:a xlink:type="simple" xlink:href="https://www.ukrinform.ua/rubric-ato/3703794-vorog-nastupae-na-cotiroh-napramkah-najzapeklisi-boi-za-bahmut-i-marinku.html" text:style-name="Internet_20_link" text:visited-style-name="Visited_20_Internet_20_Link">
https://www.ukrinform.ua/rubric-ato/3703794-vorog-nastupae-na-cotiroh-napramkah-najzapeklisi-boi-za-bahmut-i-marinku.html</text:a>
</text:p>
      <!--NEWS-->
      <text:h text:style-name="P10" text:outline-level="1">
<text:span text:style-name="T4">
Зеленський уперше в історії поговорив із президентом Коморських островів</text:span>
</text:h>
      <text:p text:style-name="P4">
Authors: Ukrinform (Person)</text:p>
      <text:p text:style-name="P4">
Publisher: Укринформ (Organization)</text:p>
      <text:p text:style-name="P4">
Published Time: 2023-05-02T19:12:00+03:00</text:p>
      <text:p text:style-name="P4">
Modified Time: 2023-05-02T19:12:00+03:00</text:p>
      <text:p text:style-name="P4">
Description: Президент Володимир Зеленський обговорив із Коморських Островів Азалі Ассумані розвиток співпраці між Україною та Африкою, у тому числі в контексті продовольчої безпеки, та запросив долучитися до української Формули миру. — Укрінформ.</text:p>
      <text:p text:style-name="P4">
Images: ["<text:a xlink:type="simple" xlink:href="https://static.ukrinform.com/photos/2022_11/thumb_files/630_360_1668016045-783.jpeg" text:style-name="Internet_20_link" text:visited-style-name="Visited_20_Internet_20_Link">
630_360_16680...</text:a>
"]</text:p>
      <text:p text:style-name="P4">
Tags: ['Африка', 'Україна', 'Зеленський', 'Коморські острови']</text:p>
      <text:p text:style-name="P4">
Type: Article</text:p>
      <!--METADATA-->
      <text:p text:style-name="P4">
<draw:frame draw:style-name="fr1" draw:name="Image156" text:anchor-type="as-char" svg:width="6.9236in" svg:height="3.956343in" draw:z-index="0">
<draw:image xlink:href="../Images/yкринформ/2023-05-02T19-12-00-03-00/630_360_1668016045-783.jpeg" xlink:type="simple" xlink:show="embed" xlink:actuate="onLoad" draw:mime-type="image/jpeg"/>
</draw:frame>
 ПрезидентВолодимир Зеленський обговорив із Коморських Островів Азалі Ассумані розвитокспівпраці між Україною та Африкою, у тому числі в контексті продовольчоїбезпеки, та запросив долучитися до української Формули миру.</text:p>
      <text:p text:style-name="P4">
Про це глава держави повідомив у <text:a xlink:type="simple" xlink:href="https://twitter.com/ZelenskyyUa/status/1653423980944973825" text:style-name="Internet_20_link" text:visited-style-name="Visited_20_Internet_20_Link">
</text:a>
 , передаєУкрінформ.</text:p>
      <text:p text:style-name="P4">
«Радий першому в історії взаємин контакту з Президентом Коморських ОстровівАзалі Ассумані. Привітав колегу з обранням Головою Африканського Союзу.Зазначив, що Україна зацікавлена у розвитку співпраці з <text:a xlink:type="simple" xlink:href="https://www.ukrinform.ua/tag-afrika" text:style-name="Internet_20_link" text:visited-style-name="Visited_20_Internet_20_Link">
</text:a>
 й зі свого боку готова залишатисягарантом продовольчої безпеки світу. Подякував за принципову позицію тапідтримку України в ООН і на інших майданчиках. Запросив приєднатися дореалізації Формули миру», - зазначив Зеленський.</text:p>
      <text:p text:style-name="P4">
<text:span text:style-name="T4">
Читайте також:</text:span>
 <text:a xlink:type="simple" xlink:href="https://www.ukrinform.ua/rubric-polytics/3702299-premer-aponii-perekonuvatime-kraini-afriki-vidijti-vid-nejtralnosti-sodo-agresii-rf-proti-ukraini.html" text:style-name="Internet_20_link" text:visited-style-name="Visited_20_Internet_20_Link">
 <text:span text:style-name="T4">
Африки</text:span>
 </text:a>
</text:p>
      <text:p text:style-name="P4">
Африканський союз — міжурядова організація, що складається з 55 африканськихкраїн. Організація була заснована 9 липня 2002 року як спадкоємиця об'єднанихАфриканської економічної спільноти і Організації африканської єдності.</text:p>
      <text:p text:style-name="P4">
<text:span text:style-name="T5">
Фото: ОП</text:span>
</text:p>
      <text:p text:style-name="P4">
Source: <text:a xlink:type="simple" xlink:href="https://www.ukrinform.ua/rubric-polytics/3703796-zelenskij-uperse-v-istorii-pogovoriv-z-prezidentom-komorskih-ostroviv.html" text:style-name="Internet_20_link" text:visited-style-name="Visited_20_Internet_20_Link">
https://www.ukrinform.ua/rubric-polytics/3703796-zelenskij-uperse-v-istorii-pogovoriv-z-prezidentom-komorskih-ostroviv.html</text:a>
</text:p>
      <!--NEWS-->
      <text:h text:style-name="P10" text:outline-level="1">
<text:span text:style-name="T4">
Окупаційне керівництво Запорізької АЕС екстрено проситься у «відпустки»</text:span>
</text:h>
      <text:p text:style-name="P4">
Authors: Ukrinform (Person)</text:p>
      <text:p text:style-name="P4">
Publisher: Укринформ (Organization)</text:p>
      <text:p text:style-name="P4">
Published Time: 2023-05-02T19:17:00+03:00</text:p>
      <text:p text:style-name="P4">
Modified Time: 2023-05-02T19:17:00+03:00</text:p>
      <text:p text:style-name="P4">
Description: Окупаційне керівництво Запорізької АЕС відпрошується у росіян нібито у відпустки, шукаючи на заміну українських атомників. — Укрінформ.</text:p>
      <text:p text:style-name="P4">
Images: ["<text:a xlink:type="simple" xlink:href="https://static.ukrinform.com/photos/2022_08/thumb_files/630_360_1659601205-271.jpg" text:style-name="Internet_20_link" text:visited-style-name="Visited_20_Internet_20_Link">
630_360_16596...</text:a>
"]</text:p>
      <text:p text:style-name="P4">
Tags: ['Окупація', 'Російські військові', 'Колаборант', 'Запорізька АЕС']</text:p>
      <text:p text:style-name="P4">
Type: Article</text:p>
      <!--METADATA-->
      <text:p text:style-name="P4">
<draw:frame draw:style-name="fr1" draw:name="Image157" text:anchor-type="as-char" svg:width="6.9236in" svg:height="3.956343in" draw:z-index="0">
<draw:image xlink:href="../Images/yкринформ/2023-05-02T19-17-00-03-00/630_360_1659601205-271.jpg" xlink:type="simple" xlink:show="embed" xlink:actuate="onLoad" draw:mime-type="image/jpeg"/>
</draw:frame>
 Окупаційнекерівництво Запорізької АЕС відпрошується у росіян нібито у відпустки, шукаючина заміну українських атомників.</text:p>
      <text:p text:style-name="P4">
Як передає Укрінформ, про це повідомляє НАЕК «Енергоатом» у <text:a xlink:type="simple" xlink:href="https://t.me/energoatom_ua/12940" text:style-name="Internet_20_link" text:visited-style-name="Visited_20_Internet_20_Link">
</text:a>
 .</text:p>
      <text:p text:style-name="P4">
«Нинішні так звані керманичі Запорізької АЕС виявляють бажання масово«відпочити» поближче до Керченської протоки, відпрошуючись у росіян нібито увідпустки. Щоправда, через критичний брак персоналу «керівникам» середньоїланки згоди на це не дають. А от головний <text:a xlink:type="simple" xlink:href="https://www.ukrinform.ua/tag-kolaborant" text:style-name="Internet_20_link" text:visited-style-name="Visited_20_Internet_20_Link">
 </text:a>
 станції Юрій Чернічук з 1 травня вже чкурнув з Енергодара доКриму», - йдеться у повідомленні.</text:p>
      <text:p text:style-name="P4">
Зазначається, що окупанти намагаються знайти собі «заміну», підбурюючиатомників ЗАЕС погодитися виконувати їхні обов'язки.</text:p>
      <text:p text:style-name="P4">
<text:span text:style-name="T4">
Читайте також:</text:span>
 <text:a xlink:type="simple" xlink:href="https://www.ukrinform.ua/rubric-economy/3703621-glava-mzs-grecii-obgovorit-iz-gendirektorom-magate-situaciu-na-zaporizkij-aes.html" text:style-name="Internet_20_link" text:visited-style-name="Visited_20_Internet_20_Link">
 <text:span text:style-name="T4">
МАГАТЕ</text:span>
 </text:a>
</text:p>
      <text:p text:style-name="P4">
«Вкотре закликаємо мужніх працівників Запорізької станції й надалі непідписувати жодних контрактів з ворогом, аби не стати прямими посібникамиагресора та не руйнувати власне майбутнє», – додали в "Енергоатомі".</text:p>
      <text:p text:style-name="P4">
Як повідомлялося, російське "керівництво" Запорізької АЕС заявило експертамМАГАТЕ, що за контрактами з "росатомом" вже працюють 3 000 осіб, частиніперсоналу відмовили у доступі на станцію з "міркувань безпеки".</text:p>
      <text:p text:style-name="P4">
<text:span text:style-name="T5">
Фото: Енергоатом</text:span>
</text:p>
      <text:p text:style-name="P4">
Source: <text:a xlink:type="simple" xlink:href="https://www.ukrinform.ua/rubric-economy/3703798-okupacijne-kerivnictvo-zaporizkoi-aes-ekstreno-prositsa-u-vidpustki.html" text:style-name="Internet_20_link" text:visited-style-name="Visited_20_Internet_20_Link">
https://www.ukrinform.ua/rubric-economy/3703798-okupacijne-kerivnictvo-zaporizkoi-aes-ekstreno-prositsa-u-vidpustki.html</text:a>
</text:p>
      <!--NEWS-->
      <text:h text:style-name="P10" text:outline-level="1">
<text:span text:style-name="T4">
Снігур пробилася до другого кола тенісного турніру ITF в Іспанії</text:span>
</text:h>
      <text:p text:style-name="P4">
Authors: Ukrinform (Person)</text:p>
      <text:p text:style-name="P4">
Publisher: Укринформ (Organization)</text:p>
      <text:p text:style-name="P4">
Published Time: 2023-05-02T19:20:16+03:00</text:p>
      <text:p text:style-name="P4">
Modified Time: 2023-05-02T19:20:16+03:00</text:p>
      <text:p text:style-name="P4">
Description: Українка Дар'я Снігур із перемоги розпочала виступ на хардовому турнірі Міжнародної федерації тенісу (ITF) у Тосса дель Мар (Іспанія). — Укрінформ.</text:p>
      <text:p text:style-name="P4">
Images: ["<text:a xlink:type="simple" xlink:href="https://static.ukrinform.com/photos/2023_05/thumb_files/630_360_1683044380-899.jpg" text:style-name="Internet_20_link" text:visited-style-name="Visited_20_Internet_20_Link">
630_360_16830...</text:a>
"]</text:p>
      <text:p text:style-name="P4">
Tags: ['Теніс']</text:p>
      <text:p text:style-name="P4">
Type: Article</text:p>
      <!--METADATA-->
      <text:p text:style-name="P4">
<draw:frame draw:style-name="fr1" draw:name="Image158" text:anchor-type="as-char" svg:width="6.9236in" svg:height="3.956343in" draw:z-index="0">
<draw:image xlink:href="../Images/yкринформ/2023-05-02T19-20-16-03-00/630_360_1683044380-899.jpg" xlink:type="simple" xlink:show="embed" xlink:actuate="onLoad" draw:mime-type="image/jpeg"/>
</draw:frame>
 УкраїнкаДар'я Снігур із перемоги розпочала виступ на хардовому турнірі Міжнародноїфедерації тенісу (ITF) у Тосса дель Мар (Іспанія).</text:p>
      <text:p text:style-name="P4">
На старті змагань посіяна під першим номером Снігур у трьох сетах обігралаХелен Пеллікано з Мальти - 6:1, 4:6, 6:1, передає Укрінформ.</text:p>
      <text:p text:style-name="P4">
Путівку до чвертьфіналу Снігур зіграє з переможницею матчу між іспанкою ЛюсієюКортес Льоркою та румункою Аріною Васілеску.</text:p>
      <text:p text:style-name="P4">
<text:span text:style-name="T4">
Читайте також:</text:span>
 <text:a xlink:type="simple" xlink:href="https://www.ukrinform.ua/rubric-sports/3703604-elina-svitolina-podolala-perse-kolo-turniru-wta-125-u-francii.html" text:style-name="Internet_20_link" text:visited-style-name="Visited_20_Internet_20_Link">
 </text:a>
</text:p>
      <text:p text:style-name="P4">
Турнір триватиме до 7 травня.</text:p>
      <text:p text:style-name="P4">
Фото: Getty Images/Global Images Ukraine.</text:p>
      <text:p text:style-name="P4">
Source: <text:a xlink:type="simple" xlink:href="https://www.ukrinform.ua/rubric-sports/3703799-snigur-probilasa-do-drugogo-kola-tenisnogo-turniru-itf-v-ispanii.html" text:style-name="Internet_20_link" text:visited-style-name="Visited_20_Internet_20_Link">
https://www.ukrinform.ua/rubric-sports/3703799-snigur-probilasa-do-drugogo-kola-tenisnogo-turniru-itf-v-ispanii.html</text:a>
</text:p>
      <!--NEWS-->
      <text:h text:style-name="P10" text:outline-level="1">
<text:span text:style-name="T4">
Найкривавіші удари окупантів по цивільних</text:span>
</text:h>
      <text:p text:style-name="P4">
Authors: Ukrinform (Person)</text:p>
      <text:p text:style-name="P4">
Publisher: Укринформ (Organization)</text:p>
      <text:p text:style-name="P4">
Published Time: 2023-05-02T19:24:00+03:00</text:p>
      <text:p text:style-name="P4">
Modified Time: 2023-05-02T19:24:00+03:00</text:p>
      <text:p text:style-name="P4">
Description: Відлік атак ворога по цивільних починаємо з безпощадного обстрілу з РСЗВ «Ураган» дитсадка на Сумщині на другий день Великої війни — Укрінформ.</text:p>
      <text:p text:style-name="P4">
Images: ["<text:a xlink:type="simple" xlink:href="https://static.ukrinform.com/photos/2023_05/thumb_files/630_360_1683024824-638.jpg" text:style-name="Internet_20_link" text:visited-style-name="Visited_20_Internet_20_Link">
630_360_16830...</text:a>
", "<text:a xlink:type="simple" xlink:href="https://static.ukrinform.com/photos/2023_05/1683024796-940.jpg" text:style-name="Internet_20_link" text:visited-style-name="Visited_20_Internet_20_Link">
1683024796-94...</text:a>
"]</text:p>
      <text:p text:style-name="P4">
Tags: None</text:p>
      <text:p text:style-name="P4">
Type: Article</text:p>
      <!--METADATA-->
      <text:p text:style-name="P4">
<draw:frame draw:style-name="fr1" draw:name="Image159" text:anchor-type="as-char" svg:width="6.9236in" svg:height="3.956343in" draw:z-index="0">
<draw:image xlink:href="../Images/yкринформ/2023-05-02T19-24-00-03-00/630_360_1683024824-638.jpg" xlink:type="simple" xlink:show="embed" xlink:actuate="onLoad" draw:mime-type="image/jpeg"/>
</draw:frame>
 Відлікатак ворога по цивільних починаємо з безпощадного обстрілу з РСЗВ «Ураган»дитсадка на Сумщині на другий день Великої війни<draw:frame draw:style-name="fr1" draw:name="Image160" text:anchor-type="as-char" svg:width="1.910828in" svg:height="10.0in" draw:z-index="0">
<draw:image xlink:href="../Images/yкринформ/2023-05-02T19-24-00-03-00/1683024796-940.jpg" xlink:type="simple" xlink:show="embed" xlink:actuate="onLoad" draw:mime-type="image/jpeg"/>
</draw:frame>
 За інформацією ЗМІ</text:p>
      <text:p text:style-name="P4">
Source: <text:a xlink:type="simple" xlink:href="https://www.ukrinform.ua/rubric-ato/3703595-smertonosni-udari-zapodiani-ukraincam-vid-pocatku-velikoi-vijni.html" text:style-name="Internet_20_link" text:visited-style-name="Visited_20_Internet_20_Link">
https://www.ukrinform.ua/rubric-ato/3703595-smertonosni-udari-zapodiani-ukraincam-vid-pocatku-velikoi-vijni.html</text:a>
</text:p>
      <!--NEWS-->
      <text:h text:style-name="P10" text:outline-level="1">
<text:span text:style-name="T4">
Чернігівщина отримала чотири шкільні автобуси від Франції</text:span>
</text:h>
      <text:p text:style-name="P4">
Authors: Ukrinform (Person)</text:p>
      <text:p text:style-name="P4">
Publisher: Укринформ (Organization)</text:p>
      <text:p text:style-name="P4">
Published Time: 2023-05-02T19:26:00+03:00</text:p>
      <text:p text:style-name="P4">
Modified Time: 2023-05-02T19:26:00+03:00</text:p>
      <text:p text:style-name="P4">
Description: Чернігівщина отримала чотири шкільні автобуси від уряду Франції, які обслуговуватимуть три громади та центр патріотичного виховання. — Укрінформ.</text:p>
      <text:p text:style-name="P4">
Images: ["<text:a xlink:type="simple" xlink:href="https://static.ukrinform.com/photos/2023_05/thumb_files/630_360_1683044363-6899.jpeg" text:style-name="Internet_20_link" text:visited-style-name="Visited_20_Internet_20_Link">
630_360_16830...</text:a>
", "<text:a xlink:type="simple" xlink:href="https://static.ukrinform.com/photos/2023_05/thumb_files/630_360_1683044363-5326.jpeg" text:style-name="Internet_20_link" text:visited-style-name="Visited_20_Internet_20_Link">
630_360_16830...</text:a>
", "<text:a xlink:type="simple" xlink:href="https://static.ukrinform.com/photos/2023_05/thumb_files/630_360_1683044363-5383.jpeg" text:style-name="Internet_20_link" text:visited-style-name="Visited_20_Internet_20_Link">
630_360_16830...</text:a>
", "<text:a xlink:type="simple" xlink:href="https://static.ukrinform.com/photos/2023_05/thumb_files/630_360_1683044363-7003.jpeg" text:style-name="Internet_20_link" text:visited-style-name="Visited_20_Internet_20_Link">
630_360_16830...</text:a>
", "<text:a xlink:type="simple" xlink:href="https://static.ukrinform.com/photos/2023_05/thumb_files/630_360_1683044363-5865.jpeg" text:style-name="Internet_20_link" text:visited-style-name="Visited_20_Internet_20_Link">
630_360_16830...</text:a>
", "<text:a xlink:type="simple" xlink:href="https://static.ukrinform.com/photos/2023_05/thumb_files/630_360_1683044364-2665.jpeg" text:style-name="Internet_20_link" text:visited-style-name="Visited_20_Internet_20_Link">
630_360_16830...</text:a>
", "<text:a xlink:type="simple" xlink:href="https://static.ukrinform.com/photos/2023_05/thumb_files/630_360_1683044364-5521.jpeg" text:style-name="Internet_20_link" text:visited-style-name="Visited_20_Internet_20_Link">
630_360_16830...</text:a>
", "<text:a xlink:type="simple" xlink:href="https://static.ukrinform.com/photos/2023_05/thumb_files/630_360_1683044364-3129.jpeg" text:style-name="Internet_20_link" text:visited-style-name="Visited_20_Internet_20_Link">
630_360_16830...</text:a>
", "<text:a xlink:type="simple" xlink:href="https://static.ukrinform.com/photos/2023_05/thumb_files/630_360_1683044364-6506.jpeg" text:style-name="Internet_20_link" text:visited-style-name="Visited_20_Internet_20_Link">
630_360_16830...</text:a>
"]</text:p>
      <text:p text:style-name="P4">
Tags: ['Франція', 'Школа', 'Чернігівщина', 'Автобус']</text:p>
      <text:p text:style-name="P4">
Type: Article</text:p>
      <!--METADATA-->
      <text:p text:style-name="P4">
<draw:frame draw:style-name="fr1" draw:name="Image161" text:anchor-type="as-char" svg:width="6.9236in" svg:height="3.956343in" draw:z-index="0">
<draw:image xlink:href="../Images/yкринформ/2023-05-02T19-26-00-03-00/630_360_1683044363-6899.jpeg" xlink:type="simple" xlink:show="embed" xlink:actuate="onLoad" draw:mime-type="image/jpeg"/>
</draw:frame>
Чернігівщина отримала чотири шкільні автобуси від уряду Франції, якіобслуговуватимуть три громади та центр патріотичного виховання.</text:p>
      <text:p text:style-name="P4">
Про це повідомляє <text:a xlink:type="simple" xlink:href="https://cg.gov.ua/index.php" text:style-name="Internet_20_link" text:visited-style-name="Visited_20_Internet_20_Link">
 </text:a>
 , передаєУкрінформ.</text:p>
      <text:p text:style-name="P4">
Сьогодні транспорт поїхав у три громади — Бахмацьку, Яблунівську таПонорницьку. Ще один <text:a xlink:type="simple" xlink:href="https://www.ukrinform.ua/tag-avtobus" text:style-name="Internet_20_link" text:visited-style-name="Visited_20_Internet_20_Link">
 </text:a>
 призначений длякомунального позашкільного навчального закладу «Центр національно-патріотичного виховання, туризму та краєзнавства учнівської молоді».</text:p>
      <text:p text:style-name="P4">
<draw:frame draw:style-name="fr1" draw:name="Image162" text:anchor-type="as-char" svg:width="6.9236in" svg:height="3.956343in" draw:z-index="0">
<draw:image xlink:href="../Images/yкринформ/2023-05-02T19-26-00-03-00/630_360_1683044363-5326.jpeg" xlink:type="simple" xlink:show="embed" xlink:actuate="onLoad" draw:mime-type="image/jpeg"/>
</draw:frame>
Чернігівська область отримала шкільні автобуси із Франції / Фото: cg.gov.ua  <text:a xlink:type="simple" xlink:href="https://static.ukrinform.com/photos/2023_05/1683044363-5326.jpeg" text:style-name="Internet_20_link" text:visited-style-name="Visited_20_Internet_20_Link">
<draw:frame draw:style-name="fr1" draw:name="Image163" text:anchor-type="as-char" svg:width="6.9236in" svg:height="3.956343in" draw:z-index="0">
<draw:image xlink:href="../Images/yкринформ/2023-05-02T19-26-00-03-00/630_360_1683044363-5326.jpeg" xlink:type="simple" xlink:show="embed" xlink:actuate="onLoad" draw:mime-type="image/jpeg"/>
</draw:frame>
</text:a>
 <text:a xlink:type="simple" xlink:href="https://static.ukrinform.com/photos/2023_05/1683044363-5383.jpeg" text:style-name="Internet_20_link" text:visited-style-name="Visited_20_Internet_20_Link">
<draw:frame draw:style-name="fr1" draw:name="Image164" text:anchor-type="as-char" svg:width="6.9236in" svg:height="3.956343in" draw:z-index="0">
<draw:image xlink:href="../Images/yкринформ/2023-05-02T19-26-00-03-00/630_360_1683044363-5383.jpeg" xlink:type="simple" xlink:show="embed" xlink:actuate="onLoad" draw:mime-type="image/jpeg"/>
</draw:frame>
</text:a>
 <text:a xlink:type="simple" xlink:href="https://static.ukrinform.com/photos/2023_05/1683044363-6899.jpeg" text:style-name="Internet_20_link" text:visited-style-name="Visited_20_Internet_20_Link">
<draw:frame draw:style-name="fr1" draw:name="Image165" text:anchor-type="as-char" svg:width="6.9236in" svg:height="3.956343in" draw:z-index="0">
<draw:image xlink:href="../Images/yкринформ/2023-05-02T19-26-00-03-00/630_360_1683044363-6899.jpeg" xlink:type="simple" xlink:show="embed" xlink:actuate="onLoad" draw:mime-type="image/jpeg"/>
</draw:frame>
</text:a>
 <text:a xlink:type="simple" xlink:href="https://static.ukrinform.com/photos/2023_05/1683044363-7003.jpeg" text:style-name="Internet_20_link" text:visited-style-name="Visited_20_Internet_20_Link">
<draw:frame draw:style-name="fr1" draw:name="Image166" text:anchor-type="as-char" svg:width="6.9236in" svg:height="3.956343in" draw:z-index="0">
<draw:image xlink:href="../Images/yкринформ/2023-05-02T19-26-00-03-00/630_360_1683044363-7003.jpeg" xlink:type="simple" xlink:show="embed" xlink:actuate="onLoad" draw:mime-type="image/jpeg"/>
</draw:frame>
</text:a>
 <text:a xlink:type="simple" xlink:href="https://static.ukrinform.com/photos/2023_05/1683044363-5865.jpeg" text:style-name="Internet_20_link" text:visited-style-name="Visited_20_Internet_20_Link">
<draw:frame draw:style-name="fr1" draw:name="Image167" text:anchor-type="as-char" svg:width="6.9236in" svg:height="3.956343in" draw:z-index="0">
<draw:image xlink:href="../Images/yкринформ/2023-05-02T19-26-00-03-00/630_360_1683044363-5865.jpeg" xlink:type="simple" xlink:show="embed" xlink:actuate="onLoad" draw:mime-type="image/jpeg"/>
</draw:frame>
</text:a>
 <text:a xlink:type="simple" xlink:href="https://static.ukrinform.com/photos/2023_05/1683044364-2665.jpeg" text:style-name="Internet_20_link" text:visited-style-name="Visited_20_Internet_20_Link">
<draw:frame draw:style-name="fr1" draw:name="Image168" text:anchor-type="as-char" svg:width="6.9236in" svg:height="3.956343in" draw:z-index="0">
<draw:image xlink:href="../Images/yкринформ/2023-05-02T19-26-00-03-00/630_360_1683044364-2665.jpeg" xlink:type="simple" xlink:show="embed" xlink:actuate="onLoad" draw:mime-type="image/jpeg"/>
</draw:frame>
</text:a>
 <text:a xlink:type="simple" xlink:href="https://static.ukrinform.com/photos/2023_05/1683044364-5521.jpeg" text:style-name="Internet_20_link" text:visited-style-name="Visited_20_Internet_20_Link">
<draw:frame draw:style-name="fr1" draw:name="Image169" text:anchor-type="as-char" svg:width="6.9236in" svg:height="3.956343in" draw:z-index="0">
<draw:image xlink:href="../Images/yкринформ/2023-05-02T19-26-00-03-00/630_360_1683044364-5521.jpeg" xlink:type="simple" xlink:show="embed" xlink:actuate="onLoad" draw:mime-type="image/jpeg"/>
</draw:frame>
</text:a>
 <text:a xlink:type="simple" xlink:href="https://static.ukrinform.com/photos/2023_05/1683044364-3129.jpeg" text:style-name="Internet_20_link" text:visited-style-name="Visited_20_Internet_20_Link">
<draw:frame draw:style-name="fr1" draw:name="Image170" text:anchor-type="as-char" svg:width="6.9236in" svg:height="3.956343in" draw:z-index="0">
<draw:image xlink:href="../Images/yкринформ/2023-05-02T19-26-00-03-00/630_360_1683044364-3129.jpeg" xlink:type="simple" xlink:show="embed" xlink:actuate="onLoad" draw:mime-type="image/jpeg"/>
</draw:frame>
</text:a>
 <text:a xlink:type="simple" xlink:href="https://static.ukrinform.com/photos/2023_05/1683044364-6506.jpeg" text:style-name="Internet_20_link" text:visited-style-name="Visited_20_Internet_20_Link">
<draw:frame draw:style-name="fr1" draw:name="Image171" text:anchor-type="as-char" svg:width="6.9236in" svg:height="3.956343in" draw:z-index="0">
<draw:image xlink:href="../Images/yкринформ/2023-05-02T19-26-00-03-00/630_360_1683044364-6506.jpeg" xlink:type="simple" xlink:show="embed" xlink:actuate="onLoad" draw:mime-type="image/jpeg"/>
</draw:frame>
</text:a>
</text:p>
      <text:p text:style-name="P4">
«Уже втретє цього року ми передаємо автобуси, надані як благодійна допомогаурядами інших країн, зокрема сьогодні — французьким. Перша поставка була відуряду Австрії, друга – з Польщі за сприяння благодійної організації «ПіПлДІЙ», - йдеться у повідомленні.</text:p>
      <text:p text:style-name="P4">
Зазначається, що оскільки наразі велика територія з інфраструктурою перебуваєв неналежному стані, знос автобусного парку дуже значний. Також є втрати черезбойові дії.</text:p>
      <text:p text:style-name="P4">
<text:span text:style-name="T4">
Читайте також:</text:span>
 <text:a xlink:type="simple" xlink:href="https://www.ukrinform.ua/rubric-kyiv/3695434-kiiv-otrimav-cotiri-sucasni-avtobusi-vid-nimeckih-partneriv.html" text:style-name="Internet_20_link" text:visited-style-name="Visited_20_Internet_20_Link">
 <text:span text:style-name="T4">
автобуси</text:span>
 </text:a>
</text:p>
      <text:p text:style-name="P4">
«Раді тому, що десь раз у місяць поповнюємо автопарк громад новимиавтобусами», - сказала заступниця начальника ОВА Жанна Шерстюк під часпередачі ключів.</text:p>
      <text:p text:style-name="P4">
Як наголошувалось під час заходу, для оновлення автопарку, розвантаженнямаршрутів, здійснення заходів з оптимізації мережі закладів загальноїсередньої освіти Чернігівській області необхідно придбати ще 68 шкільнихавтобусів.</text:p>
      <text:p text:style-name="P4">
Source: <text:a xlink:type="simple" xlink:href="https://www.ukrinform.ua/rubric-regions/3703801-cernigivsina-otrimala-cotiri-skilni-avtobusi-vid-francii.html" text:style-name="Internet_20_link" text:visited-style-name="Visited_20_Internet_20_Link">
https://www.ukrinform.ua/rubric-regions/3703801-cernigivsina-otrimala-cotiri-skilni-avtobusi-vid-francii.html</text:a>
</text:p>
      <!--NEWS-->
      <text:h text:style-name="P10" text:outline-level="1">
<text:span text:style-name="T4">
Зеленський зустрівся з головою парламенту Португалії</text:span>
</text:h>
      <text:p text:style-name="P4">
Authors: Ukrinform (Person)</text:p>
      <text:p text:style-name="P4">
Publisher: Укринформ (Organization)</text:p>
      <text:p text:style-name="P4">
Published Time: 2023-05-02T19:30:00+03:00</text:p>
      <text:p text:style-name="P4">
Modified Time: 2023-05-02T19:30:00+03:00</text:p>
      <text:p text:style-name="P4">
Description: Президент Володимир Зеленський обговорив із головою парламенту Португалії Аугушту Сантушем Сілвою взаємодію між країнами на шляху інтеграції України до ЄС та очікування від липневого саміту НАТО, потреби українських захисників і формулу миру. — Укрінформ.</text:p>
      <text:p text:style-name="P4">
Images: ["<text:a xlink:type="simple" xlink:href="https://static.ukrinform.com/photos/2023_05/thumb_files/630_360_1683044484-120.jpeg" text:style-name="Internet_20_link" text:visited-style-name="Visited_20_Internet_20_Link">
630_360_16830...</text:a>
", "<text:a xlink:type="simple" xlink:href="https://static.ukrinform.com/photos/2023_05/1683044483-947.jpeg" text:style-name="Internet_20_link" text:visited-style-name="Visited_20_Internet_20_Link">
1683044483-94...</text:a>
", "<text:a xlink:type="simple" xlink:href="https://static.ukrinform.com/photos/2023_05/1683044489-612.jpeg" text:style-name="Internet_20_link" text:visited-style-name="Visited_20_Internet_20_Link">
1683044489-61...</text:a>
"]</text:p>
      <text:p text:style-name="P4">
Tags: ['Парламент', 'Португалія', 'Зеленський']</text:p>
      <text:p text:style-name="P4">
Type: Article</text:p>
      <!--METADATA-->
      <text:p text:style-name="P4">
<draw:frame draw:style-name="fr1" draw:name="Image172" text:anchor-type="as-char" svg:width="6.9236in" svg:height="3.956343in" draw:z-index="0">
<draw:image xlink:href="../Images/yкринформ/2023-05-02T19-30-00-03-00/630_360_1683044484-120.jpeg" xlink:type="simple" xlink:show="embed" xlink:actuate="onLoad" draw:mime-type="image/jpeg"/>
</draw:frame>
 ПрезидентВолодимир Зеленський обговорив із головою парламенту Португалії АугуштуСантушем Сілвою взаємодію між країнами на шляху інтеграції України до ЄС таочікування від липневого саміту НАТО, потреби українських захисників і формулумиру.</text:p>
      <text:p text:style-name="P4">
Про це йшлося під час зустрічі у Києві, повідомляє Укрінформ з посиланням на <text:a xlink:type="simple" xlink:href="https://www.president.gov.ua/news/prezident-ukrayini-proviv-zustrich-iz-golovoyu-parlamentu-po-82589" text:style-name="Internet_20_link" text:visited-style-name="Visited_20_Internet_20_Link">
</text:a>
 .</text:p>
      <text:p text:style-name="P4">
<draw:frame draw:style-name="fr1" draw:name="Image173" text:anchor-type="as-char" svg:width="6.9236in" svg:height="4.617948in" draw:z-index="0">
<draw:image xlink:href="../Images/yкринформ/2023-05-02T19-30-00-03-00/1683044483-947.jpeg" xlink:type="simple" xlink:show="embed" xlink:actuate="onLoad" draw:mime-type="image/jpeg"/>
</draw:frame>
</text:p>
      <text:p text:style-name="P4">
Президент подякував Португалії за ухвалені рішення та практичні кроки напідтримку України з початку повномасштабного вторгнення рф. Зокрема, буловідзначено важливість підтримки з боку <text:a xlink:type="simple" xlink:href="https://www.ukrinform.ua/tag-portugalia" text:style-name="Internet_20_link" text:visited-style-name="Visited_20_Internet_20_Link">
 </text:a>
 рішення про надання нашій державі статусу кандидата на членствоЄС, євроатлантичного курсу України та зміцнення ЗСУ.</text:p>
      <text:p text:style-name="P4">
<draw:frame draw:style-name="fr1" draw:name="Image174" text:anchor-type="as-char" svg:width="6.9236in" svg:height="4.617948in" draw:z-index="0">
<draw:image xlink:href="../Images/yкринформ/2023-05-02T19-30-00-03-00/1683044489-612.jpeg" xlink:type="simple" xlink:show="embed" xlink:actuate="onLoad" draw:mime-type="image/jpeg"/>
</draw:frame>
</text:p>
      <text:p text:style-name="P4">
Зеленський також висловив вдячність португальським партнерам за наданняприхистку десяткам тисяч українців, які були змушені шукати порятунку відвійни.</text:p>
      <text:p text:style-name="P4">
«Найголовніше, я хотів би подякувати вашому суспільству, яке завдяки діямуряду й парламенту було об’єднане в підтримці України та українців. Це дужеважливий сигнал віри в Україну», – зазначив він.</text:p>
      <text:p text:style-name="P4">
_<text:span text:style-name="T4">
Відео</text:span>
 : <text:a xlink:type="simple" xlink:href="https://t.me/V_Zelenskiy_official/6090" text:style-name="Internet_20_link" text:visited-style-name="Visited_20_Internet_20_Link">
 </text:a>
 _</text:p>
      <text:p text:style-name="P4">
Президент обговорив з головою португальського парламенту взаємодію міжУкраїною та Португалією на шляху інтеграції України в Європейський Союз іНАТО.</text:p>
      <text:p text:style-name="P4">
Глава держави наголосив на важливості початку переговорів до кінця поточногороку про вступ до ЄС.</text:p>
      <text:p text:style-name="P4">
<text:span text:style-name="T4">
Читайте також:</text:span>
 <text:a xlink:type="simple" xlink:href="https://www.ukrinform.ua/rubric-ato/3699135-portugalia-peredast-ukraini-pat-bronemasin.html" text:style-name="Internet_20_link" text:visited-style-name="Visited_20_Internet_20_Link">
 <text:span text:style-name="T4">
Португалія</text:span>
 </text:a>
</text:p>
      <text:p text:style-name="P4">
«Це стане потужним стимулом для українського суспільства й українськихзахисників, які вже понад 14 місяців стримують агресора», – акцентувавЗеленський.</text:p>
      <text:p text:style-name="P4">
Президент також окреслив очікування України від Вільнюського саміту НАТО,зокрема щодо створення механізму дієвих безпекових гарантій на період донабуття нашою державою членства в Альянсі.</text:p>
      <text:p text:style-name="P4">
Окрему увагу було приділено імплементації української формули миру. Президентподякував за підтримку Португалією мирних ініціатив нашої держави, зокрема вмежах ООН.</text:p>
      <text:p text:style-name="P4">
«Україна зацікавлена в залученні якомога ширшого кола країн до проведенняГлобального саміту миру», – сказав він і висловив сподівання, що Португаліяактивно підтримає зусилля України з підготовки цього саміту.</text:p>
      <text:p text:style-name="P4">
<text:span text:style-name="T4">
Читайте також:</text:span>
 <text:a xlink:type="simple" xlink:href="https://www.ukrinform.ua/rubric-world/3686805-portugalia-nadast-75-tisac-na-zbir-dokaziv-voennih-zlociniv-v-ukraini.html" text:style-name="Internet_20_link" text:visited-style-name="Visited_20_Internet_20_Link">
 <text:span text:style-name="T4">
Португалія</text:span>
 </text:a>
</text:p>
      <text:p text:style-name="P4">
Зеленський подякував за надану Португалією безпекову підтримку, у тому числіпередачу танків Leopard 2. Він поінформував делегацію португальськогопарламенту про першочергові потреби українських захисників у контекстіпідготовки до контрнаступу. Президент висловив сподівання, що уряд і парламентПортугалії зможуть ухвалити необхідні рішення для посилення спроможностейукраїнських захисників на передовій.</text:p>
      <text:p text:style-name="P4">
Під час зустрічі наголошувалося на налаштованості Української держави назміцнення політичного діалогу з Португальською Республікою й обговоренодвосторонні заходи високого рівня на найближчий час.</text:p>
      <text:p text:style-name="P4">
<text:span text:style-name="T5">
Фото: Офіс Президента</text:span>
</text:p>
      <text:p text:style-name="P4">
Source: <text:a xlink:type="simple" xlink:href="https://www.ukrinform.ua/rubric-polytics/3703804-zelenskij-zustrivsa-z-golovou-parlamentu-portugalii.html" text:style-name="Internet_20_link" text:visited-style-name="Visited_20_Internet_20_Link">
https://www.ukrinform.ua/rubric-polytics/3703804-zelenskij-zustrivsa-z-golovou-parlamentu-portugalii.html</text:a>
</text:p>
      <!--NEWS-->
      <text:h text:style-name="P10" text:outline-level="1">
<text:span text:style-name="T4">
Уряд удосконалив порядок оформлення довідок про перебування військових у полоні</text:span>
</text:h>
      <text:p text:style-name="P4">
Authors: Ukrinform (Person)</text:p>
      <text:p text:style-name="P4">
Publisher: Укринформ (Organization)</text:p>
      <text:p text:style-name="P4">
Published Time: 2023-05-02T19:31:16+03:00</text:p>
      <text:p text:style-name="P4">
Modified Time: 2023-05-02T19:31:16+03:00</text:p>
      <text:p text:style-name="P4">
Description: Кабінет Міністрів вніс зміни до Порядку оформлення довідок про перебування осіб у місцях несвободи внаслідок збройної агресії проти України або інтернування в нейтральних державах. — Укрінформ.</text:p>
      <text:p text:style-name="P4">
Images: ["<text:a xlink:type="simple" xlink:href="https://static.ukrinform.com/photos/2022_01/thumb_files/630_360_1643092726-230.jpg" text:style-name="Internet_20_link" text:visited-style-name="Visited_20_Internet_20_Link">
630_360_16430...</text:a>
"]</text:p>
      <text:p text:style-name="P4">
Tags: ['Кабмін', 'Полонені', 'Війна з росією']</text:p>
      <text:p text:style-name="P4">
Type: Article</text:p>
      <!--METADATA-->
      <text:p text:style-name="P4">
<draw:frame draw:style-name="fr1" draw:name="Image175" text:anchor-type="as-char" svg:width="6.9236in" svg:height="3.956343in" draw:z-index="0">
<draw:image xlink:href="../Images/yкринформ/2023-05-02T19-31-16-03-00/630_360_1643092726-230.jpg" xlink:type="simple" xlink:show="embed" xlink:actuate="onLoad" draw:mime-type="image/jpeg"/>
</draw:frame>
 КабінетМіністрів вніс зміни до Порядку оформлення довідок про перебування осіб умісцях несвободи внаслідок збройної агресії проти України або інтернування внейтральних державах.</text:p>
      <text:p text:style-name="P4">
Як передає Укрінформ, про це повідомило <text:a xlink:type="simple" xlink:href="https://minre.gov.ua/2023/05/02/uryad-udoskonalyv-poryadok-oformlennya-dovidok-pro-perebuvannya-vijskovosluzhbovcziv-u-poloni/" text:style-name="Internet_20_link" text:visited-style-name="Visited_20_Internet_20_Link">
</text:a>
 .</text:p>
      <text:p text:style-name="P4">
Відповідний проєкт постанови був підготований Мінреінтеграції. Згідно з ним,Національне інформаційне бюро може звертатися до силових відомств дляотримання довідки про перебування в полоні за зверненням та в інтересахвійськовополонених і звільнених із полону, а саме: до <text:a xlink:type="simple" xlink:href="https://www.ukrinform.ua/tag-minoboroni" text:style-name="Internet_20_link" text:visited-style-name="Visited_20_Internet_20_Link">
</text:a>
 , правоохоронного органу, командирапідрозділу Збройних сил, іншого законного військового формування чи органу Силбезпеки й оборони України.</text:p>
      <text:p text:style-name="P4">
Внесені зміни забезпечать дотримання вимог Закону України "Про захистперсональних даних", а також соціальний і правовий захист оборонців та їхніхродин.</text:p>
      <text:p text:style-name="P4">
<text:span text:style-name="T4">
Читайте також:</text:span>
 <text:a xlink:type="simple" xlink:href="https://www.ukrinform.ua/rubric-ato/3703194-obmin-polonenimi-vsih-na-vsih-vidbuvatimetsa-poetapno-koordstab.html" text:style-name="Internet_20_link" text:visited-style-name="Visited_20_Internet_20_Link">
 <text:span text:style-name="T4">
Коордштаб</text:span>
 </text:a>
</text:p>
      <text:p text:style-name="P4">
Як повідомлялося, довідка про перебування військовослужбовця в полоні входитьдо переліку обов’язкових документів, які подаються до Комісії приМінреінтеграції для встановлення факту позбавлення особи свободи внаслідокзбройної агресії проти України.</text:p>
      <text:p text:style-name="P4">
У разі ухвалення комісією відповідного рішення полонений та/або члени йогосім’ї мають право на державну грошову допомогу розміром 100 тисяч гривень.</text:p>
      <text:p text:style-name="P4">
Source: <text:a xlink:type="simple" xlink:href="https://www.ukrinform.ua/rubric-society/3703803-urad-udoskonaliv-poradok-oformlenna-dovidok-pro-perebuvanna-vijskovih-u-poloni.html" text:style-name="Internet_20_link" text:visited-style-name="Visited_20_Internet_20_Link">
https://www.ukrinform.ua/rubric-society/3703803-urad-udoskonaliv-poradok-oformlenna-dovidok-pro-perebuvanna-vijskovih-u-poloni.html</text:a>
</text:p>
      <!--NEWS-->
      <text:h text:style-name="P10" text:outline-level="1">
<text:span text:style-name="T4">
Мінфін розмістив ОВДП ще на ₴12 мільярдів</text:span>
</text:h>
      <text:p text:style-name="P4">
Authors: Ukrinform (Person)</text:p>
      <text:p text:style-name="P4">
Publisher: Укринформ (Organization)</text:p>
      <text:p text:style-name="P4">
Published Time: 2023-05-02T19:38:12+03:00</text:p>
      <text:p text:style-name="P4">
Modified Time: 2023-05-02T19:38:12+03:00</text:p>
      <text:p text:style-name="P4">
Description: Міністерство фінансів 2 травня 2023 року на аукціоні з розміщення облігацій внутрішньої державної позики (ОВДП) залучило до державного бюджету 12,012 млрд грн. — Укрінформ.</text:p>
      <text:p text:style-name="P4">
Images: ["<text:a xlink:type="simple" xlink:href="https://static.ukrinform.com/photos/2023_01/thumb_files/630_360_1673594754-631.jpg" text:style-name="Internet_20_link" text:visited-style-name="Visited_20_Internet_20_Link">
630_360_16735...</text:a>
", "<text:a xlink:type="simple" xlink:href="https://static.ukrinform.com/photos/2023_05/1683045424-628.jpg" text:style-name="Internet_20_link" text:visited-style-name="Visited_20_Internet_20_Link">
1683045424-62...</text:a>
"]</text:p>
      <text:p text:style-name="P4">
Tags: ['Аукціон', 'Мінфін', 'Облігації']</text:p>
      <text:p text:style-name="P4">
Type: Article</text:p>
      <!--METADATA-->
      <text:p text:style-name="P4">
<draw:frame draw:style-name="fr1" draw:name="Image176" text:anchor-type="as-char" svg:width="6.9236in" svg:height="3.956343in" draw:z-index="0">
<draw:image xlink:href="../Images/yкринформ/2023-05-02T19-38-12-03-00/630_360_1673594754-631.jpg" xlink:type="simple" xlink:show="embed" xlink:actuate="onLoad" draw:mime-type="image/jpeg"/>
</draw:frame>
Міністерство фінансів 2 травня 2023 року на аукціоні з розміщення облігаційвнутрішньої державної позики (ОВДП) залучило до державного бюджету 12,012 млрдгрн.</text:p>
      <text:p text:style-name="P4">
Як передає Укрінформ, про це повідомляє пресслужба міністерства у <text:a xlink:type="simple" xlink:href="https://www.facebook.com/minfin.gov.ua/posts/pfbid0gcpGaTfiGqgb3pSPXB8b8Qcf4RHLrSoyFSEP1krdp8HBYufXmBp76S33VAVkL6yYl" text:style-name="Internet_20_link" text:visited-style-name="Visited_20_Internet_20_Link">
</text:a>
.</text:p>
      <text:p text:style-name="P4">
"Сьогодні Міністерство фінансів України розмістило військові облігації на сумупонад 12 млрд грн в еквіваленті", - йдеться у повідомленні.</text:p>
      <text:p text:style-name="P4">
Міністерство фінансів запропонувало <text:a xlink:type="simple" xlink:href="https://www.ukrinform.ua/tag-investicii" text:style-name="Internet_20_link" text:visited-style-name="Visited_20_Internet_20_Link">
 </text:a>
 гривневі ОВДП: 111 млн грн під 18,5% з погашенням через 1 рік;4,458 млрд грн під 19,69% з погашенням через 2 роки; 3,117 млрд грн під 19,75%з погашенням через 2,8 років.</text:p>
      <text:p text:style-name="P4">
<draw:frame draw:style-name="fr1" draw:name="Image177" text:anchor-type="as-char" svg:width="6.9236in" svg:height="6.9236in" draw:z-index="0">
<draw:image xlink:href="../Images/yкринформ/2023-05-02T19-38-12-03-00/1683045424-628.jpg" xlink:type="simple" xlink:show="embed" xlink:actuate="onLoad" draw:mime-type="image/jpeg"/>
</draw:frame>
</text:p>
      <text:p text:style-name="P4">
Також було запропоновано ОВДП в доларах на $118 млн під 4,85% з погашеннямчерез рік.</text:p>
      <text:p text:style-name="P4">
Як повідомляв Укрінформ, від початку повномасштабної війни від продажуоблігацій внутрішньої державної позики (ОВДП) на аукціонах <text:a xlink:type="simple" xlink:href="https://www.ukrinform.ua/rubric-economy/3703528-za-cas-povnomasstabnoi-vijni-urad-zaluciv-vid-prodazu-ovdp-majze-429-milardiv.html" text:style-name="Internet_20_link" text:visited-style-name="Visited_20_Internet_20_Link">
</text:a>
 .</text:p>
      <text:p text:style-name="P4">
<text:span text:style-name="T4">
Читайте також:</text:span>
 <text:a xlink:type="simple" xlink:href="https://www.ukrinform.ua/rubric-economy/3703766-minfin-deficit-derzbudzetu-za-cotiri-misaci-majze-253-milardi.html" text:style-name="Internet_20_link" text:visited-style-name="Visited_20_Internet_20_Link">
 <text:span text:style-name="T4">
Мінфін</text:span>
 </text:a>
</text:p>
      <text:p text:style-name="P4">
У зв’язку з російською агресією український уряд ухвалив рішення про поетапнийвипуск військових облігацій в обсязі до 400 млрд грн. Мінфін проводитьаукціони з продажу ОВДП щовівторка, починаючи з 1 березня.</text:p>
      <text:p text:style-name="P4">
Source: <text:a xlink:type="simple" xlink:href="https://www.ukrinform.ua/rubric-economy/3703806-minfin-rozmistiv-ovdp-se-na-12-milardiv.html" text:style-name="Internet_20_link" text:visited-style-name="Visited_20_Internet_20_Link">
https://www.ukrinform.ua/rubric-economy/3703806-minfin-rozmistiv-ovdp-se-na-12-milardiv.html</text:a>
</text:p>
      <!--NEWS-->
      <text:h text:style-name="P10" text:outline-level="1">
<text:span text:style-name="T4">
На Лимансько-Куп’янському напрямку ворог діє обачливіше і не йде на штурм – Череватий</text:span>
</text:h>
      <text:p text:style-name="P4">
Authors: Ukrinform (Person)</text:p>
      <text:p text:style-name="P4">
Publisher: Укринформ (Organization)</text:p>
      <text:p text:style-name="P4">
Published Time: 2023-05-02T19:43:00+03:00</text:p>
      <text:p text:style-name="P4">
Modified Time: 2023-05-02T19:43:00+03:00</text:p>
      <text:p text:style-name="P4">
Description: Після Бахмутського Лимансько-Куп’янський напрямок залишається другим за активністю ведення бойових дій і там ворог використовує регулярні збройні сили. — Укрінформ.</text:p>
      <text:p text:style-name="P4">
Images: ["<text:a xlink:type="simple" xlink:href="https://static.ukrinform.com/photos/2023_05/thumb_files/630_360_1683045290-741.jpg" text:style-name="Internet_20_link" text:visited-style-name="Visited_20_Internet_20_Link">
630_360_16830...</text:a>
"]</text:p>
      <text:p text:style-name="P4">
Tags: ['Бахмут', 'Лиман', 'Війна з росією', 'Єдині новини']</text:p>
      <text:p text:style-name="P4">
Type: Article</text:p>
      <!--METADATA-->
      <text:p text:style-name="P4">
<draw:frame draw:style-name="fr1" draw:name="Image178" text:anchor-type="as-char" svg:width="6.9236in" svg:height="3.956343in" draw:z-index="0">
<draw:image xlink:href="../Images/yкринформ/2023-05-02T19-43-00-03-00/630_360_1683045290-741.jpg" xlink:type="simple" xlink:show="embed" xlink:actuate="onLoad" draw:mime-type="image/jpeg"/>
</draw:frame>
 ПісляБахмутського Лимансько-Куп’янський напрямок залишається другим за активністюведення бойових дій і там ворог використовує регулярні збройні сили.</text:p>
      <text:p text:style-name="P4">
Про це в ефірі телемарафону «Єдині новини» повідомив речник Східногоугруповання військ ЗСУ Сергій Череватий, передає Укрінформ із посиланням на <text:a xlink:type="simple" xlink:href="https://armyinform.com.ua/2023/05/02/na-lymansko-kupyanskomu-napryamku-vorog-zdebilshogo-vykorystovuye-regulyarni-zbrojni-syly-rf-sergij-cherevatyj/" text:style-name="Internet_20_link" text:visited-style-name="Visited_20_Internet_20_Link">
</text:a>
.</text:p>
      <text:p text:style-name="P4">
Оцінюючи дії противника на цьому проміжку фронту, офіцер, зокрема, наголосив,що на відміну від Бахмута тут здебільшого ворог використовує регулярні збройнісили <text:a xlink:type="simple" xlink:href="https://www.ukrinform.ua/tag-rosia" text:style-name="Internet_20_link" text:visited-style-name="Visited_20_Internet_20_Link">
 </text:a>
 , до складу яких входятьповітрянодесантні, механізовані та танкові підрозділи.</text:p>
      <text:p text:style-name="P4">
"Їхня тактика дій вирізняється від тих же «вагнерівців». Попри те, що у своїйбільшості регулярні підрозділи укомплектовані з числа мобілізованих, вонидіють більш обачливо, не йдуть у безглузді штурми та більш-менш намагаютьсядотримуватися основ військової науки", — підкреслив речник Східногоугруповання військ ЗСУ.</text:p>
      <text:p text:style-name="P4">
<text:span text:style-name="T4">
Читайте також:</text:span>
 <text:a xlink:type="simple" xlink:href="https://www.ukrinform.ua/rubric-ato/3703303-sturmuvati-zagarbnikiv-v-urbanizovanij-miscevosti-dosit-skladno-naev.html" text:style-name="Internet_20_link" text:visited-style-name="Visited_20_Internet_20_Link">
 </text:a>
</text:p>
      <text:p text:style-name="P4">
Череватий також повідомив, що за минулу добу ворог чотири рази вдавався доштурмових дій, здійснив понад 450 обстрілів українських позицій зі всіх типівартилерійського озброєння. А втрати противника в живій силі становлять 29окупантів убитими та понад 80 пораненими.</text:p>
      <text:p text:style-name="P4">
Як повідомляв <text:a xlink:type="simple" xlink:href="https://www.ukrinform.ua/rubric-ato/3703122-pvk-vagner-zalisaetsa-golovnou-udarnou-silou-rosian-u-bahmuti-cerevatij.html" text:style-name="Internet_20_link" text:visited-style-name="Visited_20_Internet_20_Link">
 </text:a>
 , наБахмутському напрямку воює 25,6 тисячі російських військових. ПВК «Вагнер»залишається головною ударною силою росії у Бахмуті, але через великі втративона посилена іншими підрозділами.</text:p>
      <text:p text:style-name="P4">
<text:span text:style-name="T5">
Фото: armyinform.com.ua</text:span>
</text:p>
      <text:p text:style-name="P4">
Source: <text:a xlink:type="simple" xlink:href="https://www.ukrinform.ua/rubric-ato/3703807-na-limanskokupanskomu-napramku-vorog-die-obaclivise-i-ne-jde-na-sturm-cerevatij.html" text:style-name="Internet_20_link" text:visited-style-name="Visited_20_Internet_20_Link">
https://www.ukrinform.ua/rubric-ato/3703807-na-limanskokupanskomu-napramku-vorog-die-obaclivise-i-ne-jde-na-sturm-cerevatij.html</text:a>
</text:p>
      <!--NEWS-->
      <text:h text:style-name="P10" text:outline-level="1">
<text:span text:style-name="T4">
Військові угруповання Судану погодили перемир'я з 4 по 11 травня</text:span>
</text:h>
      <text:p text:style-name="P4">
Authors: Ukrinform (Person)</text:p>
      <text:p text:style-name="P4">
Publisher: Укринформ (Organization)</text:p>
      <text:p text:style-name="P4">
Published Time: 2023-05-02T19:46:02+03:00</text:p>
      <text:p text:style-name="P4">
Modified Time: 2023-05-02T19:46:02+03:00</text:p>
      <text:p text:style-name="P4">
Description: Воюючі військові угруповання Судану у вівторок погодилися на принципове семиденне припинення вогню з 4 по 11 травня. — Укрінформ.</text:p>
      <text:p text:style-name="P4">
Images: ["<text:a xlink:type="simple" xlink:href="https://static.ukrinform.com/photos/2023_04/thumb_files/630_360_1681626756-721.jpg" text:style-name="Internet_20_link" text:visited-style-name="Visited_20_Internet_20_Link">
630_360_16816...</text:a>
"]</text:p>
      <text:p text:style-name="P4">
Tags: ["Перемир'я", 'Судан', 'Військові']</text:p>
      <text:p text:style-name="P4">
Type: Article</text:p>
      <!--METADATA-->
      <text:p text:style-name="P4">
<draw:frame draw:style-name="fr1" draw:name="Image179" text:anchor-type="as-char" svg:width="6.9236in" svg:height="3.956343in" draw:z-index="0">
<draw:image xlink:href="../Images/yкринформ/2023-05-02T19-46-02-03-00/630_360_1681626756-721.jpg" xlink:type="simple" xlink:show="embed" xlink:actuate="onLoad" draw:mime-type="image/jpeg"/>
</draw:frame>
 Воюючівійськові угруповання Судану у вівторок погодилися на принципове семиденнеприпинення вогню з 4 по 11 травня.</text:p>
      <text:p text:style-name="P4">
Як передає Укрінформ, про це повідомляє <text:a xlink:type="simple" xlink:href="https://www.reuters.com/world/africa/sudan-conflict-drives-100000-over-border-amid-crumbling-ceasefires-2023-05-02/" text:style-name="Internet_20_link" text:visited-style-name="Visited_20_Internet_20_Link">
</text:a>
 .</text:p>
      <text:p text:style-name="P4">
Влада Південного Судану заявила, що перемир'я, почнеться з четверга, оскількинові повітряні удари і стрілянина в районі Хартума порушили останнєкороткострокове <text:a xlink:type="simple" xlink:href="https://www.ukrinform.ua/tag-peremira" text:style-name="Internet_20_link" text:visited-style-name="Visited_20_Internet_20_Link">
 </text:a>
 .</text:p>
      <text:p text:style-name="P4">
У заяві Міністерства закордонних справ Південного Судану, яке запропонувалосвою посередницьку роль у конфлікті, йдеться про те, що його президент СальваКіїр підкреслив важливість більш тривалого перемир'я і призначення посланцівна мирні переговори, на що погодилися обидві сторони.</text:p>
      <text:p text:style-name="P4">
<text:span text:style-name="T4">
Читайте також:</text:span>
 <text:a xlink:type="simple" xlink:href="https://www.ukrinform.ua/rubric-society/3703167-ukrainski-rozvidniki-rozkrili-detali-ratuvalnoi-specoperacii-v-sudani.html" text:style-name="Internet_20_link" text:visited-style-name="Visited_20_Internet_20_Link">
 <text:span text:style-name="T4">
Судан</text:span>
 </text:a>
</text:p>
      <text:p text:style-name="P4">
Зазначається, що довіра до даної угоди між головнокомандувачем суданськоїармії генералом Абдель Фаттахом аль-Бурханом і лідером воєнізованих силшвидкої підтримки (RSF) генералом Мохамедом Хамданом Дагало була сумнівною,зважаючи на масові порушення, які підривали попередні домовленості, що триваливід 24 до 72 годин.</text:p>
      <text:p text:style-name="P4">
В свою чергу, президент Єгипту Абдель-Фаттах Ас-Сісі заявив, що Каїр надастьпідтримку діалогу в Судані між ворогуючими фракціями, але при цьому "будеобережним, щоб не втручатися в їхні внутрішні справи".</text:p>
      <text:p text:style-name="P4">
<text:span text:style-name="T4">
Читайте також:</text:span>
 <text:a xlink:type="simple" xlink:href="https://www.ukrinform.ua/rubric-world/3703195-vsesvitna-prodovolca-programa-ponovlue-dialnist-u-sudani.html" text:style-name="Internet_20_link" text:visited-style-name="Visited_20_Internet_20_Link">
 <text:span text:style-name="T4">
Судан</text:span>
 </text:a>
</text:p>
      <text:p text:style-name="P4">
Як повідомляв Укрінформ, Організація Об'єднаних Націй попередила, що <text:a xlink:type="simple" xlink:href="https://www.ukrinform.ua/rubric-world/3703570-kilkist-bizenciv-iz-sudanu-moze-zrosti-do-800-tisac-oon.html" text:style-name="Internet_20_link" text:visited-style-name="Visited_20_Internet_20_Link">
</text:a>
 .</text:p>
      <text:p text:style-name="P4">
<text:span text:style-name="T5">
Фото: АА</text:span>
</text:p>
      <text:p text:style-name="P4">
Source: <text:a xlink:type="simple" xlink:href="https://www.ukrinform.ua/rubric-world/3703808-vijskovi-ugrupovanna-sudanu-pogodili-peremira-z-4-po-11-travna.html" text:style-name="Internet_20_link" text:visited-style-name="Visited_20_Internet_20_Link">
https://www.ukrinform.ua/rubric-world/3703808-vijskovi-ugrupovanna-sudanu-pogodili-peremira-z-4-po-11-travna.html</text:a>
</text:p>
      <!--NEWS-->
      <text:h text:style-name="P10" text:outline-level="1">
<text:span text:style-name="T4">
Стартував подкаст із казками та історіями про Маріуполь</text:span>
</text:h>
      <text:p text:style-name="P4">
Authors: Ukrinform (Person)</text:p>
      <text:p text:style-name="P4">
Publisher: Укринформ (Organization)</text:p>
      <text:p text:style-name="P4">
Published Time: 2023-05-02T19:50:00+03:00</text:p>
      <text:p text:style-name="P4">
Modified Time: 2023-05-02T19:50:00+03:00</text:p>
      <text:p text:style-name="P4">
Description: Журналістка з Маріуполя Алевтина Швецова створила серію оповідань про рідне місто - "Мов море: казки Маріуполя". Завдяки медіаплатформі Sebto вони тепер доступні у формі подкасту. — Укрінформ.</text:p>
      <text:p text:style-name="P4">
Images: ["<text:a xlink:type="simple" xlink:href="https://static.ukrinform.com/photos/2017_06/thumb_files/630_360_1497333430-2412.jpg" text:style-name="Internet_20_link" text:visited-style-name="Visited_20_Internet_20_Link">
630_360_14973...</text:a>
", "<text:a xlink:type="simple" xlink:href="https://static.ukrinform.com/photos/2023_05/1683046053-659.jpeg" text:style-name="Internet_20_link" text:visited-style-name="Visited_20_Internet_20_Link">
1683046053-65...</text:a>
"]</text:p>
      <text:p text:style-name="P4">
Tags: ['Діти', 'Література', 'Маріуполь', 'Казка', 'Подкаст']</text:p>
      <text:p text:style-name="P4">
Type: Article</text:p>
      <!--METADATA-->
      <text:p text:style-name="P4">
<draw:frame draw:style-name="fr1" draw:name="Image180" text:anchor-type="as-char" svg:width="6.9236in" svg:height="3.956343in" draw:z-index="0">
<draw:image xlink:href="../Images/yкринформ/2023-05-02T19-50-00-03-00/630_360_1497333430-2412.jpg" xlink:type="simple" xlink:show="embed" xlink:actuate="onLoad" draw:mime-type="image/jpeg"/>
</draw:frame>
Журналістка з Маріуполя Алевтина Швецова створила серію оповідань про ріднемісто - "Мов море: казки Маріуполя". Завдяки медіаплатформі Sebto вони тепердоступні у формі подкасту.</text:p>
      <text:p text:style-name="P4">
Про це повідомляє у <text:a xlink:type="simple" xlink:href="https://t.me/mariupolrada/13978" text:style-name="Internet_20_link" text:visited-style-name="Visited_20_Internet_20_Link">
 </text:a>
 пресслужбаМаріупольської міської ради, передає Укрінформ.</text:p>
      <text:p text:style-name="P4">
<draw:frame draw:style-name="fr1" draw:name="Image181" text:anchor-type="as-char" svg:width="6.9236in" svg:height="6.9236in" draw:z-index="0">
<draw:image xlink:href="../Images/yкринформ/2023-05-02T19-50-00-03-00/1683046053-659.jpeg" xlink:type="simple" xlink:show="embed" xlink:actuate="onLoad" draw:mime-type="image/jpeg"/>
</draw:frame>
</text:p>
      <text:p text:style-name="P4">
"Подкасти зараз дуже популярні, але для дітей молодшого і середнього шкільноговіку вибір їх доволі обмежений. Мій син фанатіє від «Книги-мандрівки», це інадихнуло створити казки про Маріуполь", – розповіла Алевтина.</text:p>
      <text:p text:style-name="P4">
Зазначається, що серія оповідань "Мов море: казки <text:a xlink:type="simple" xlink:href="https://www.ukrinform.ua/tag-mariupol" text:style-name="Internet_20_link" text:visited-style-name="Visited_20_Internet_20_Link">
</text:a>
 " налічує п’ять історій, які авторкасамостійно написала та озвучила.</text:p>
      <text:p text:style-name="P4">
<text:span text:style-name="T4">
Читайте також:</text:span>
 <text:a xlink:type="simple" xlink:href="https://www.ukrinform.ua/rubric-culture/3687628-vijsov-drukom-blokadnij-sodennik-mariupolskoi-zurnalistki-nadii-suhorukovoi.html" text:style-name="Internet_20_link" text:visited-style-name="Visited_20_Internet_20_Link">
 </text:a>
</text:p>
      <text:p text:style-name="P4">
Перша казка - про морського котика Паскаля та мартина Мартіна.</text:p>
      <text:p text:style-name="P4">
Як повідомляв Укрінформ, у Національному музеї історії України <text:a xlink:type="simple" xlink:href="https://www.ukrinform.ua/rubric-culture/3697594-na-vistavci-u-kievi-mozna-pobaciti-zrujnovani-pamatki-mariupola.html" text:style-name="Internet_20_link" text:visited-style-name="Visited_20_Internet_20_Link">
</text:a>
 , на якій представлено зображеннязруйнованих пам'яток Маріуполя. На більш як 30 стендах були зібрані світлининайвизначніших архітектурних пам'яток Маріуполя - у їхньому первинному виглядіта теперішньому, після руйнування.</text:p>
      <text:p text:style-name="P4">
Source: <text:a xlink:type="simple" xlink:href="https://www.ukrinform.ua/rubric-culture/3703811-startuvav-podkast-iz-kazkami-ta-istoriami-pro-mariupol.html" text:style-name="Internet_20_link" text:visited-style-name="Visited_20_Internet_20_Link">
https://www.ukrinform.ua/rubric-culture/3703811-startuvav-podkast-iz-kazkami-ta-istoriami-pro-mariupol.html</text:a>
</text:p>
      <!--NEWS-->
      <text:h text:style-name="P10" text:outline-level="1">
<text:span text:style-name="T4">
Заборона на рибу і деревину з росії: Рада закликає світ розширити санкції</text:span>
</text:h>
      <text:p text:style-name="P4">
Authors: Ukrinform (Person)</text:p>
      <text:p text:style-name="P4">
Publisher: Укринформ (Organization)</text:p>
      <text:p text:style-name="P4">
Published Time: 2023-05-02T19:56:00+03:00</text:p>
      <text:p text:style-name="P4">
Modified Time: 2023-05-02T19:56:00+03:00</text:p>
      <text:p text:style-name="P4">
Description: Верховна Рада України закликає світову спільноту розглянути питання встановлення заборони на купівлю, імпорт та транзит деревини з російської федерації та республіки білорусь, а також російської риби та морепродуктів. — Укрінформ.</text:p>
      <text:p text:style-name="P4">
Images: ["<text:a xlink:type="simple" xlink:href="https://static.ukrinform.com/photos/2021_02/thumb_files/630_360_1612524590-210.jpg" text:style-name="Internet_20_link" text:visited-style-name="Visited_20_Internet_20_Link">
630_360_16125...</text:a>
"]</text:p>
      <text:p text:style-name="P4">
Tags: ['Антиросійські санкції', 'Риба', 'Деревина', 'Війна з росією']</text:p>
      <text:p text:style-name="P4">
Type: Article</text:p>
      <!--METADATA-->
      <text:p text:style-name="P4">
<draw:frame draw:style-name="fr1" draw:name="Image182" text:anchor-type="as-char" svg:width="6.9236in" svg:height="3.956343in" draw:z-index="0">
<draw:image xlink:href="../Images/yкринформ/2023-05-02T19-56-00-03-00/630_360_1612524590-210.jpg" xlink:type="simple" xlink:show="embed" xlink:actuate="onLoad" draw:mime-type="image/jpeg"/>
</draw:frame>
 ВерховнаРада України закликає світову спільноту розглянути питання встановленнязаборони на купівлю, імпорт та транзит деревини з російської федерації тареспубліки білорусь, а також російської риби та морепродуктів.</text:p>
      <text:p text:style-name="P4">
Відповідно до даних картки проєкту, <text:a xlink:type="simple" xlink:href="https://itd.rada.gov.ua/billInfo/Bills/Card/41090" text:style-name="Internet_20_link" text:visited-style-name="Visited_20_Internet_20_Link">
</text:a>
 ухвалено, повідомляєУкрінформ.</text:p>
      <text:p text:style-name="P4">
Так, ВРУ звертається до Європейської Комісії, Європейського Парламенту, РадиЄвропейського Союзу, Світової організації торгівлі, урядів та парламентівіноземних держав з пропозицією розглянути питання встановлення заборони накупівлю, <text:a xlink:type="simple" xlink:href="https://www.ukrinform.ua/tag-import" text:style-name="Internet_20_link" text:visited-style-name="Visited_20_Internet_20_Link">
 </text:a>
 та транзит деревини та усієїпродукції з деревини під митними кодами 44, 47, 48 та 94 відповідно доГармонізованої системи опису та кодування товарів, які походять з російськоїфедерації та республіки білорусь, у тому числі таких, що вироблені зросійської та білоруської сировини в третіх країнах.</text:p>
      <text:p text:style-name="P4">
Окрім того, український парламент закликає розглянути питання встановленнязаборони на купівлю, імпорт та транзит усіх видів риби і морепродуктів групи03, товарних позицій 16 04 та 16 05 відповідно до Гармонізованої системи описута кодування товарів, що походять з рф, у тому числі таких, що вироблені зросійської сировини і продуктів у третіх країнах.</text:p>
      <text:p text:style-name="P4">
Також Верховна Рада України звертається з проханням заборонити продаж,постачання, передачу, експорт, здачу в оренду в росію та білорусь устаткуваннята його компонентів, що використовуються для лісозаготівлі, переробленнядеревини та заготівлі й переробки риби та морепродуктів, а також заборонитиобслуговування такого устаткування.</text:p>
      <text:p text:style-name="P4">
<text:span text:style-name="T4">
Читайте також:</text:span>
 <text:a xlink:type="simple" xlink:href="https://www.ukrinform.ua/rubric-world/3703787-premerka-litvi-treba-zrobiti-vse-abi-rosia-ne-obhodila-sankcii.html" text:style-name="Internet_20_link" text:visited-style-name="Visited_20_Internet_20_Link">
 <text:span text:style-name="T4">
санкції</text:span>
 </text:a>
</text:p>
      <text:p text:style-name="P4">
Водночас український парламент закликає запровадити відмову від визнання усіхсертифікатів російської продукції системами екологічної сертифікації, які досіпрацюють у межах рф, зокрема Морською опікунською радою (Marine StewardshipCouncil, MSC).</text:p>
      <text:p text:style-name="P4">
Як повідомлялося, раніше Верховна Рада України закликала парламенти всіхіноземних держав, Європейського парламенту та Міжнародного агентства з атомноїенергії <text:a xlink:type="simple" xlink:href="https://www.ukrinform.ua/rubric-economy/3703705-vr-zaklikae-svit-zaprovaditi-sankcii-proti-rosatomu.html" text:style-name="Internet_20_link" text:visited-style-name="Visited_20_Internet_20_Link">
 </text:a>
 та запровадити заходи для зменшенняспівпраці з російською федерацією у сфері ядерної енергетики.</text:p>
      <text:p text:style-name="P4">
Source: <text:a xlink:type="simple" xlink:href="https://www.ukrinform.ua/rubric-economy/3703814-zaborona-na-ribu-i-derevinu-z-rosii-rada-zaklikae-svit-rozsiriti-sankcii.html" text:style-name="Internet_20_link" text:visited-style-name="Visited_20_Internet_20_Link">
https://www.ukrinform.ua/rubric-economy/3703814-zaborona-na-ribu-i-derevinu-z-rosii-rada-zaklikae-svit-rozsiriti-sankcii.html</text:a>
</text:p>
      <!--NEWS-->
      <text:h text:style-name="P10" text:outline-level="1">
<text:span text:style-name="T4">
Стали відомі суперниці Костюк у півфіналі турніру WTA в Мадриді</text:span>
</text:h>
      <text:p text:style-name="P4">
Authors: Ukrinform (Person)</text:p>
      <text:p text:style-name="P4">
Publisher: Укринформ (Organization)</text:p>
      <text:p text:style-name="P4">
Published Time: 2023-05-02T19:57:04+03:00</text:p>
      <text:p text:style-name="P4">
Modified Time: 2023-05-02T19:57:04+03:00</text:p>
      <text:p text:style-name="P4">
Description: Українсько-румунський дует Марта Костюк - Єлена-Габріела Русе дізнався суперниць у півфіналі престижного грунтового турніру серії WTA 1000 у Мадриді (Іспанія). — Укрінформ.</text:p>
      <text:p text:style-name="P4">
Images: ["<text:a xlink:type="simple" xlink:href="https://static.ukrinform.com/photos/2023_04/thumb_files/630_360_1682758839-532.jpg" text:style-name="Internet_20_link" text:visited-style-name="Visited_20_Internet_20_Link">
630_360_16827...</text:a>
"]</text:p>
      <text:p text:style-name="P4">
Tags: ['Теніс', 'Марта Костюк']</text:p>
      <text:p text:style-name="P4">
Type: Article</text:p>
      <!--METADATA-->
      <text:p text:style-name="P4">
<draw:frame draw:style-name="fr1" draw:name="Image183" text:anchor-type="as-char" svg:width="6.9236in" svg:height="3.956343in" draw:z-index="0">
<draw:image xlink:href="../Images/yкринформ/2023-05-02T19-57-04-03-00/630_360_1682758839-532.jpg" xlink:type="simple" xlink:show="embed" xlink:actuate="onLoad" draw:mime-type="image/jpeg"/>
</draw:frame>
Українсько-румунський дует Марта Костюк - Єлена-Габріела Русе дізнавсясуперниць у півфіналі престижного грунтового турніру серії WTA 1000 у Мадриді(Іспанія).</text:p>
      <text:p text:style-name="P4">
За вихід у фінал змагань Костюк та Русе зустрінеться з лідером «посіву»американською парою Джессіка Пегула - Корі Гауфф, яка у трьох сетах обігралаГабріелу Дабровскі з Канади та бразильянку Луїзу Стефані - 6:4, 3:6, 10:5,передає Укрінформ.</text:p>
      <text:p text:style-name="P4">
<text:span text:style-name="T4">
Читайте також:</text:span>
 <text:a xlink:type="simple" xlink:href="https://www.ukrinform.ua/rubric-sports/3703586-kostuk-vijsla-do-pivfinalu-turniru-wta-v-madridi-u-parnomu-rozradi.html" text:style-name="Internet_20_link" text:visited-style-name="Visited_20_Internet_20_Link">
 </text:a>
</text:p>
      <text:p text:style-name="P4">
Поєдинок Костюк/Русе - Пегула/Гауфф запланований на 5 травня о 14.00 закиївським часом.</text:p>
      <text:p text:style-name="P4">
Фото: btu.org.ua.</text:p>
      <text:p text:style-name="P4">
Source: <text:a xlink:type="simple" xlink:href="https://www.ukrinform.ua/rubric-sports/3703815-stali-vidomi-supernici-kostuk-u-pivfinali-turniru-wta-v-madridi.html" text:style-name="Internet_20_link" text:visited-style-name="Visited_20_Internet_20_Link">
https://www.ukrinform.ua/rubric-sports/3703815-stali-vidomi-supernici-kostuk-u-pivfinali-turniru-wta-v-madridi.html</text:a>
</text:p>
      <!--NEWS-->
      <text:h text:style-name="P10" text:outline-level="1">
<text:span text:style-name="T4">
На Донеччині евакуювали родину з п'ятьма дітьми, батько яких загинув під час обстрілу</text:span>
</text:h>
      <text:p text:style-name="P4">
Authors: Ukrinform (Person)</text:p>
      <text:p text:style-name="P4">
Publisher: Укринформ (Organization)</text:p>
      <text:p text:style-name="P4">
Published Time: 2023-05-02T19:58:00+03:00</text:p>
      <text:p text:style-name="P4">
Modified Time: 2023-05-02T19:58:00+03:00</text:p>
      <text:p text:style-name="P4">
Description: Поліцейські евакуювали із прифронтового селища Ямпіль Донецької області родину з п'ятьма дітьми, батько яких загинув під час ворожого обстрілу. — Укрінформ.</text:p>
      <text:p text:style-name="P4">
Images: ["<text:a xlink:type="simple" xlink:href="https://static.ukrinform.com/photos/2023_05/thumb_files/630_360_1683046673-618.jpg" text:style-name="Internet_20_link" text:visited-style-name="Visited_20_Internet_20_Link">
630_360_16830...</text:a>
", "<text:a xlink:type="simple" xlink:href="https://static.ukrinform.com/photos/2023_05/1683046673-986.jpg" text:style-name="Internet_20_link" text:visited-style-name="Visited_20_Internet_20_Link">
1683046673-98...</text:a>
", "<text:a xlink:type="simple" xlink:href="https://static.ukrinform.com/photos/2023_05/1683046674-727.jpg" text:style-name="Internet_20_link" text:visited-style-name="Visited_20_Internet_20_Link">
1683046674-72...</text:a>
"]</text:p>
      <text:p text:style-name="P4">
Tags: ['Діти', 'Донеччина', 'Евакуація', 'Обстріл', 'Війна з росією']</text:p>
      <text:p text:style-name="P4">
Type: Article</text:p>
      <!--METADATA-->
      <text:p text:style-name="P4">
<draw:frame draw:style-name="fr1" draw:name="Image184" text:anchor-type="as-char" svg:width="6.9236in" svg:height="3.956343in" draw:z-index="0">
<draw:image xlink:href="../Images/yкринформ/2023-05-02T19-58-00-03-00/630_360_1683046673-618.jpg" xlink:type="simple" xlink:show="embed" xlink:actuate="onLoad" draw:mime-type="image/jpeg"/>
</draw:frame>
Поліцейські евакуювали із прифронтового селища Ямпіль Донецької області родинуз п'ятьма дітьми, батько яких загинув під час ворожого обстрілу.</text:p>
      <text:p text:style-name="P4">
Як передає Укрінформ, про це повідомляє Краматорське районне управлінняполіції Донецької області.</text:p>
      <text:p text:style-name="P4">
<draw:frame draw:style-name="fr1" draw:name="Image185" text:anchor-type="as-char" svg:width="6.9236in" svg:height="4.686251in" draw:z-index="0">
<draw:image xlink:href="../Images/yкринформ/2023-05-02T19-58-00-03-00/1683046673-986.jpg" xlink:type="simple" xlink:show="embed" xlink:actuate="onLoad" draw:mime-type="image/jpeg"/>
</draw:frame>
</text:p>
      <text:p text:style-name="P4">
Звільнений Ямпіль пів року контролювали росіяни, а зараз до лінії фронту -близько 10 кілометрів. У поліції зауважили, що обстріли тут не припиняються:декілька днів тому були поранені дві жінки. Одна з них дорогою до лікарніпомерла.</text:p>
      <text:p text:style-name="P4">
<draw:frame draw:style-name="fr1" draw:name="Image186" text:anchor-type="as-char" svg:width="6.9236in" svg:height="4.615733in" draw:z-index="0">
<draw:image xlink:href="../Images/yкринформ/2023-05-02T19-58-00-03-00/1683046674-727.jpg" xlink:type="simple" xlink:show="embed" xlink:actuate="onLoad" draw:mime-type="image/jpeg"/>
</draw:frame>
</text:p>
      <text:p text:style-name="P4">
Серед жителів селища, які звернулися до поліції з проханням про евакуацію,39-річна мати п’ятьох дітей. їхній батько загинув восени разом із двомасусідами.</text:p>
      <text:p text:style-name="P4">
Загалом в обумовленому місці на правоохоронців чекали десятеро людей. Дітейзабрали на броньований транспорт “Білі янголи”, дорослі розмістились вавтомобілях поліцейських офіцерів громади.</text:p>
      <text:p text:style-name="P4">
<text:span text:style-name="T4">
Читайте також:</text:span>
 <text:a xlink:type="simple" xlink:href="https://www.ukrinform.ua/rubric-regions/3703630-na-dnipropetrovsini-organizuvali-19-evakuacijnih-rejsiv.html" text:style-name="Internet_20_link" text:visited-style-name="Visited_20_Internet_20_Link">
 <text:span text:style-name="T4">
евакуацій</text:span>
 </text:a>
</text:p>
      <text:p text:style-name="P4">
Евакуйованих доставили до Лимана. Згодом родини вирушили до Тернопільської таКіровоградської областей.</text:p>
      <text:p text:style-name="P4">
Як повідомляв Укрінформ, у прифронтовому селі Торське Лиманської громадизалишаються 219 жителів, у тому числі шестеро дітей.</text:p>
      <text:p text:style-name="P4">
<text:span text:style-name="T5">
Фото: Поліція Донеччини</text:span>
</text:p>
      <text:p text:style-name="P4">
Source: <text:a xlink:type="simple" xlink:href="https://www.ukrinform.ua/rubric-regions/3703817-na-doneccini-evakuuvali-rodinu-z-patma-ditmi-batko-akih-zaginuv-pid-cas-obstrilu.html" text:style-name="Internet_20_link" text:visited-style-name="Visited_20_Internet_20_Link">
https://www.ukrinform.ua/rubric-regions/3703817-na-doneccini-evakuuvali-rodinu-z-patma-ditmi-batko-akih-zaginuv-pid-cas-obstrilu.html</text:a>
</text:p>
      <!--NEWS-->
      <text:h text:style-name="P10" text:outline-level="1">
<text:span text:style-name="T4">
Помилки при реєстрації на мультипредметний тест можна виправити до 7 травня</text:span>
</text:h>
      <text:p text:style-name="P4">
Authors: Ukrinform (Person)</text:p>
      <text:p text:style-name="P4">
Publisher: Укринформ (Organization)</text:p>
      <text:p text:style-name="P4">
Published Time: 2023-05-02T20:03:00+03:00</text:p>
      <text:p text:style-name="P4">
Modified Time: 2023-05-02T20:03:00+03:00</text:p>
      <text:p text:style-name="P4">
Description: 270 тисяч учасників Національного мультипредметного тесту отримали сповіщення про успішну реєстрацію, ще семи тисячам потрібно до 7 травня виправити помилки. — Укрінформ.</text:p>
      <text:p text:style-name="P4">
Images: ["<text:a xlink:type="simple" xlink:href="https://static.ukrinform.com/photos/2023_02/thumb_files/630_360_1676289586-337.jpg" text:style-name="Internet_20_link" text:visited-style-name="Visited_20_Internet_20_Link">
630_360_16762...</text:a>
"]</text:p>
      <text:p text:style-name="P4">
Tags: ['Вступна кампанія', 'Абітурієнти', 'Мультипредметний тест', 'Єдині новини']</text:p>
      <text:p text:style-name="P4">
Type: Article</text:p>
      <!--METADATA-->
      <text:p text:style-name="P4">
<draw:frame draw:style-name="fr1" draw:name="Image187" text:anchor-type="as-char" svg:width="6.9236in" svg:height="3.956343in" draw:z-index="0">
<draw:image xlink:href="../Images/yкринформ/2023-05-02T20-03-00-03-00/630_360_1676289586-337.jpg" xlink:type="simple" xlink:show="embed" xlink:actuate="onLoad" draw:mime-type="image/jpeg"/>
</draw:frame>
 270 тисячучасників Національного мультипредметного тесту отримали сповіщення проуспішну реєстрацію, ще семи тисячам потрібно до 7 травня виправити помилки.</text:p>
      <text:p text:style-name="P4">
Про це розповіла директорка Українського центру оцінювання якості освітиТетяна Вакуленко в ефірі телемарафону «Єдині новини», повідомляє Укрінформ.</text:p>
      <text:p text:style-name="P4">
«Минулого року було зареєстровано 214 тисяч <text:a xlink:type="simple" xlink:href="https://www.ukrinform.ua/tag-vstupna-kampania" text:style-name="Internet_20_link" text:visited-style-name="Visited_20_Internet_20_Link">
 </text:a>
 , то цього року ми вже маємо понад 276 тисяч персональнихкабінетів і майже 270 тисяч учасників отримали повідомлення про успішнуреєстрацію», - сказала вона.</text:p>
      <text:p text:style-name="P4">
За її словами, майже сім тисяч учасників отримали повідомлення про помилки вданих під час реєстрації і їх не виправили.</text:p>
      <text:p text:style-name="P4">
«Ми просимо учасників до 7 травня обов’язково ці помилки виправити, інакшевони вважатимуться такими, які не зареєстровані, ми будемо змушені їмвідмовити», - підкреслила Вакуленко.</text:p>
      <text:p text:style-name="P4">
<text:span text:style-name="T4">
Читайте також:</text:span>
 <text:a xlink:type="simple" xlink:href="https://www.ukrinform.ua/rubric-society/3702907-mon-problem-z-ukrainskimi-dokumentami-pro-osvitu-ne-bulo-u-zodnij-z-krain-es.html" text:style-name="Internet_20_link" text:visited-style-name="Visited_20_Internet_20_Link">
 </text:a>
</text:p>
      <text:p text:style-name="P4">
Очільниця УЦОЯО також розповіла, що за кордоном НМТ можна буде скласти у 32країнах і там уже зареєструвалося більше як 26 тисяч учасників.</text:p>
      <text:p text:style-name="P4">
Як повідомляв Укрінформ, реєстрація для участі в цьогорічному Національномумультипредметному тесті розпочалася 3 квітня і триватиме до 3 травня.</text:p>
      <text:p text:style-name="P4">
<text:span text:style-name="T5">
Фото: Unsplash</text:span>
</text:p>
      <text:p text:style-name="P4">
Source: <text:a xlink:type="simple" xlink:href="https://www.ukrinform.ua/rubric-society/3703818-pomilki-pri-reestracii-na-multipredmetnij-test-mozna-vipraviti-do-7-travna.html" text:style-name="Internet_20_link" text:visited-style-name="Visited_20_Internet_20_Link">
https://www.ukrinform.ua/rubric-society/3703818-pomilki-pri-reestracii-na-multipredmetnij-test-mozna-vipraviti-do-7-travna.html</text:a>
</text:p>
      <!--NEWS-->
      <text:h text:style-name="P10" text:outline-level="1">
<text:span text:style-name="T4">
Моравецький відреагував на погрози польському послу в москві</text:span>
</text:h>
      <text:p text:style-name="P4">
Authors: Ukrinform (Person)</text:p>
      <text:p text:style-name="P4">
Publisher: Укринформ (Organization)</text:p>
      <text:p text:style-name="P4">
Published Time: 2023-05-02T20:04:32+03:00</text:p>
      <text:p text:style-name="P4">
Modified Time: 2023-05-02T20:04:32+03:00</text:p>
      <text:p text:style-name="P4">
Description: Погрози з боку росії польському послу в москві треба сприймати серйозно, але важливо не дати себе залякати. — Укрінформ.</text:p>
      <text:p text:style-name="P4">
Images: ["<text:a xlink:type="simple" xlink:href="https://static.ukrinform.com/photos/2022_11/thumb_files/630_360_1668540078-906.jpg" text:style-name="Internet_20_link" text:visited-style-name="Visited_20_Internet_20_Link">
630_360_16685...</text:a>
"]</text:p>
      <text:p text:style-name="P4">
Tags: ['Польща', 'Посол', 'росія', 'Моравецький', 'Погрози']</text:p>
      <text:p text:style-name="P4">
Type: Article</text:p>
      <!--METADATA-->
      <text:p text:style-name="P4">
<draw:frame draw:style-name="fr1" draw:name="Image188" text:anchor-type="as-char" svg:width="6.9236in" svg:height="3.956343in" draw:z-index="0">
<draw:image xlink:href="../Images/yкринформ/2023-05-02T20-04-32-03-00/630_360_1668540078-906.jpg" xlink:type="simple" xlink:show="embed" xlink:actuate="onLoad" draw:mime-type="image/jpeg"/>
</draw:frame>
 Погрози збоку росії польському послу в москві треба сприймати серйозно, але важливо недати себе залякати.</text:p>
      <text:p text:style-name="P4">
Про це під час візиту до Вільнюса, відповідаючи на запитання журналістів,заявив глава польського уряду Матеуш Моравецький, передає власний кореспондентУкрінформу.</text:p>
      <text:p text:style-name="P4">
“Усі погрози з боку <text:a xlink:type="simple" xlink:href="https://www.ukrinform.ua/tag-rosia" text:style-name="Internet_20_link" text:visited-style-name="Visited_20_Internet_20_Link">
 </text:a>
 треба сприйматисерйозно, але важливо, не дати себе залякати”,- зазначив Моравецький.</text:p>
      <text:p text:style-name="P4">
Він зазначив, що польський посол у москві працює у “складних умовах”. За йогословами, росія показує своє справжнє обличчя країни, яка “шантажує, погрожує,намагається примушувати до рішень”.</text:p>
      <text:p text:style-name="P4">
Як відомо, <text:a xlink:type="simple" xlink:href="https://www.ukrinform.ua/rubric-world/3703109-u-varsavi-vidreaguvali-na-slova-kolisnogo-ditacogo-ombudsmena-rf-pro-vbivstvo-polskogo-posla.html" text:style-name="Internet_20_link" text:visited-style-name="Visited_20_Internet_20_Link">
 </text:a>
 а, який в одному з російських ток-шоу висловив погрози на адресупосла Польщі в росії, і закликало гарантувати безпеку дипломатів відповідно доВіденської конвенції.</text:p>
      <text:p text:style-name="P4">
<text:span text:style-name="T4">
Читайте також:</text:span>
 <text:a xlink:type="simple" xlink:href="https://www.ukrinform.ua/rubric-world/3701379-u-polsi-znajsli-ulamki-vijskovogo-obekta-zmi-pisut-pro-raketu-iz-napisami-rosijskou.html" text:style-name="Internet_20_link" text:visited-style-name="Visited_20_Internet_20_Link">
 <text:span text:style-name="T4">
Польщі</text:span>
 <text:span text:style-name="T4">
знайшли</text:span>
 <text:span text:style-name="T4">
уламки</text:span>
 <text:span text:style-name="T4">
військового</text:span>
<text:span text:style-name="T4">
єкта</text:span>
 <text:span text:style-name="T4">
ЗМІ</text:span>
 <text:span text:style-name="T4">
пишуть</text:span>
 <text:span text:style-name="T4">
про</text:span>
 <text:span text:style-name="T4">
ракету</text:span>
 <text:span text:style-name="T4">
написами</text:span>
 <text:span text:style-name="T4">
російською</text:span>
</text:a>
</text:p>
      <text:p text:style-name="P4">
Раніше Астахов під час ефіру на російському державному телеканалі висловивдумку, що вбивство послів "може бути в рамках міжнародного права". Він звернувувагу, що торік у травні у Варшаві облили червоною рідиною посла рф у ВаршавіСергія Андрєєва. Через це він висловив здивування, чому донині посла РП умоскві "не знайшли у Москві-ріці".</text:p>
      <text:p text:style-name="P4">
Голова Бюро міжнародної політики при президентові Польщі Марцін Пшидач заявив,що <text:a xlink:type="simple" xlink:href="https://www.ukrinform.ua/rubric-world/3703511-polsa-poki-ne-mae-namiru-vidklikati-diplomativ-z-rosii.html" text:style-name="Internet_20_link" text:visited-style-name="Visited_20_Internet_20_Link">
 </text:a>
 . Завдяки їх перебуванню в росії є кращерозуміння того, що відбувається в москві.</text:p>
      <text:p text:style-name="P4">
Source: <text:a xlink:type="simple" xlink:href="https://www.ukrinform.ua/rubric-world/3703819-moraveckij-vidreaguvav-na-pogrozi-polskomu-poslu-v-moskvi.html" text:style-name="Internet_20_link" text:visited-style-name="Visited_20_Internet_20_Link">
https://www.ukrinform.ua/rubric-world/3703819-moraveckij-vidreaguvav-na-pogrozi-polskomu-poslu-v-moskvi.html</text:a>
</text:p>
      <!--NEWS-->
      <text:h text:style-name="P10" text:outline-level="1">
<text:span text:style-name="T4">
Рада ухвалила закон про службу в органах місцевого самоврядування</text:span>
</text:h>
      <text:p text:style-name="P4">
Authors: Ukrinform (Person)</text:p>
      <text:p text:style-name="P4">
Publisher: Укринформ (Organization)</text:p>
      <text:p text:style-name="P4">
Published Time: 2023-05-02T20:10:00+03:00</text:p>
      <text:p text:style-name="P4">
Modified Time: 2023-05-02T20:10:00+03:00</text:p>
      <text:p text:style-name="P4">
Description: Верховна Рада ухвалила закон «Про службу в органах місцевого самоврядування». — Укрінформ.</text:p>
      <text:p text:style-name="P4">
Images: ["<text:a xlink:type="simple" xlink:href="https://static.ukrinform.com/photos/2019_05/thumb_files/630_360_1559148328-156.jpg" text:style-name="Internet_20_link" text:visited-style-name="Visited_20_Internet_20_Link">
630_360_15591...</text:a>
"]</text:p>
      <text:p text:style-name="P4">
Tags: ['Закон', 'Верховна Рада', 'Місцеве самоврядування']</text:p>
      <text:p text:style-name="P4">
Type: Article</text:p>
      <!--METADATA-->
      <text:p text:style-name="P4">
<draw:frame draw:style-name="fr1" draw:name="Image189" text:anchor-type="as-char" svg:width="6.9236in" svg:height="3.956343in" draw:z-index="0">
<draw:image xlink:href="../Images/yкринформ/2023-05-02T20-10-00-03-00/630_360_1559148328-156.jpg" xlink:type="simple" xlink:show="embed" xlink:actuate="onLoad" draw:mime-type="image/jpeg"/>
</draw:frame>
 ВерховнаРада ухвалила закон «Про службу в органах місцевого самоврядування».</text:p>
      <text:p text:style-name="P4">
Про це народний депутат від парламентської фракції “Голос” Ярослав Железнякповідомив у <text:a xlink:type="simple" xlink:href="https://t.me/yzheleznyak/3988" text:style-name="Internet_20_link" text:visited-style-name="Visited_20_Internet_20_Link">
 </text:a>
 , передає Укрінформ. Вінуточнив, що за ухвалення законодавчого акта <text:a xlink:type="simple" xlink:href="https://itd.rada.gov.ua/billInfo/Bills/Card/38738" text:style-name="Internet_20_link" text:visited-style-name="Visited_20_Internet_20_Link">
</text:a>
 проголосували 263народних депутатів.</text:p>
      <text:p text:style-name="P4">
Метою закону є встановлення нових правових та організаційних засад служби ворганах місцевого самоврядування як професійної та політично неупередженоїдіяльності, удосконалення механізму реалізації громадянами <text:a xlink:type="simple" xlink:href="https://www.ukrinform.ua/tag-ukraina" text:style-name="Internet_20_link" text:visited-style-name="Visited_20_Internet_20_Link">
</text:a>
 права рівного доступу до служби ворганах місцевого самоврядування, уточнення класифікації посад в органахмісцевого самоврядування, що дозволить покращити умови оплати праці посадовихосіб місцевого самоврядування, а також приведення у відповідність до вимогбюджетного законодавства та нової системи адміністративно-територіальногоустрою.</text:p>
      <text:p text:style-name="P4">
Документ передбачає зміни, зокрема, щодо розмежування статусу службовців тавиборних посадових осіб місцевого самоврядування.</text:p>
      <text:p text:style-name="P4">
Окрім того, законом закріплюється принцип політичної неупередженостіслужбовців та збереження їх конституційного права на обрання.</text:p>
      <text:p text:style-name="P4">
Також передбачено упорядкування проведення відкритих конкурсів на посади,серед іншого – опублікування оголошення про конкурс та результатів йогопроведення через Єдиний портал вакансій публічної служби.</text:p>
      <text:p text:style-name="P4">
Планується оновити порядок формування конкурсної комісії, впровадити щорічнеоцінювання результатів роботи службовців та їх професійний розвиток.</text:p>
      <text:p text:style-name="P4">
<text:span text:style-name="T4">
Читайте також:</text:span>
 <text:a xlink:type="simple" xlink:href="https://www.ukrinform.ua/rubric-regions/3703310-ukrainci-zmozut-obirati-proekti-rozvitku-vlasnih-gromad-cerez-diu.html" text:style-name="Internet_20_link" text:visited-style-name="Visited_20_Internet_20_Link">
 </text:a>
</text:p>
      <text:p text:style-name="P4">
Крім цього, буде запроваджено механізми кар'єрного просування службовців ікадровий резерв, встановлюються межі посадових окладів, а також дисциплінарната матеріальна відповідальність службовців за свою діяльність.</text:p>
      <text:p text:style-name="P4">
Очікується, що реалізація закону матиме позитивний вплив на посадових осібмісцевого самоврядування, кандидатів на зайняття відповідних посад службовцівмісцевого самоврядування та працівників патронатної служби, оскільки визначитьїх статус, удосконалить конкурсні процедури та процедури проходження служби,зміцнить стабільність служби в органах місцевого самоврядування, а такожнадасть керівникам служби дієві інструменти прийняття ефективних управлінськихрішень.</text:p>
      <text:p text:style-name="P4">
Source: <text:a xlink:type="simple" xlink:href="https://www.ukrinform.ua/rubric-polytics/3703822-rada-uhvalila-zakon-pro-sluzbu-v-organah-miscevogo-samovraduvanna.html" text:style-name="Internet_20_link" text:visited-style-name="Visited_20_Internet_20_Link">
https://www.ukrinform.ua/rubric-polytics/3703822-rada-uhvalila-zakon-pro-sluzbu-v-organah-miscevogo-samovraduvanna.html</text:a>
</text:p>
      <!--NEWS-->
      <text:h text:style-name="P10" text:outline-level="1">
<text:span text:style-name="T4">
ПЦУ визначиться з переходом на новий календар у травні - Епіфаній</text:span>
</text:h>
      <text:p text:style-name="P4">
Authors: Ukrinform (Person)</text:p>
      <text:p text:style-name="P4">
Publisher: Укринформ (Organization)</text:p>
      <text:p text:style-name="P4">
Published Time: 2023-05-02T20:20:33+03:00</text:p>
      <text:p text:style-name="P4">
Modified Time: 2023-05-02T20:20:33+03:00</text:p>
      <text:p text:style-name="P4">
Description: Предстоятель Православної церкви України митрополит Епіфаній повідомив, що рішення щодо церковного календаря винесуть у травні під час Архієрейського собору. — Укрінформ.</text:p>
      <text:p text:style-name="P4">
Images: ["<text:a xlink:type="simple" xlink:href="https://static.ukrinform.com/photos/2021_09/thumb_files/630_360_1631014057-553.jpg" text:style-name="Internet_20_link" text:visited-style-name="Visited_20_Internet_20_Link">
630_360_16310...</text:a>
"]</text:p>
      <text:p text:style-name="P4">
Tags: ['Релігія', 'УГКЦ', 'Календар', 'Епіфаній', 'Православна церква України']</text:p>
      <text:p text:style-name="P4">
Type: Article</text:p>
      <!--METADATA-->
      <text:p text:style-name="P4">
<draw:frame draw:style-name="fr1" draw:name="Image190" text:anchor-type="as-char" svg:width="6.9236in" svg:height="3.956343in" draw:z-index="0">
<draw:image xlink:href="../Images/yкринформ/2023-05-02T20-20-33-03-00/630_360_1631014057-553.jpg" xlink:type="simple" xlink:show="embed" xlink:actuate="onLoad" draw:mime-type="image/jpeg"/>
</draw:frame>
Предстоятель Православної церкви України митрополит Епіфаній повідомив, щорішення щодо церковного календаря винесуть у травні під час Архієрейськогособору.</text:p>
      <text:p text:style-name="P4">
Про це ієрарх сказав в інтерв'ю <text:a xlink:type="simple" xlink:href="https://gazeta.ua/articles/opinions-journal/_rishennya-schodo-cerkovnogo-kalendarya-vinesut-u-travni/1142349" text:style-name="Internet_20_link" text:visited-style-name="Visited_20_Internet_20_Link">
 </text:a>
 <text:a xlink:type="simple" xlink:href="https://gazeta.ua/articles/opinions-journal/_rishennya-schodo-cerkovnogo-kalendarya-vinesut-u-travni/1142349" text:style-name="Internet_20_link" text:visited-style-name="Visited_20_Internet_20_Link">
</text:a>
 <text:span text:style-name="T4">
,</text:span>
 передає Укрінформ.</text:p>
      <text:p text:style-name="P4">
У травні ПЦУ проведе Архієрейський собор, де обговорить це питання.</text:p>
      <text:p text:style-name="P4">
"Втілення цієї реформи насамперед дасть змогу перейти на більш точний календарй уникнути в майбутньому поступового зміщення нерухомих свят. І хоч на цьомушляху ще залишаються деякі труднощі, проте переконаний, що з Божою допомогоюми їх вирішимо", - зазначив <text:a xlink:type="simple" xlink:href="https://www.ukrinform.ua/tag-epifanij" text:style-name="Internet_20_link" text:visited-style-name="Visited_20_Internet_20_Link">
 </text:a>
 .</text:p>
      <text:p text:style-name="P4">
За його словами, ПЦУ вже готується запровадити відповідну реформу й працює надновою редакцією певної церковної літератури для прихожан. Водночас митрополитЕпіфаній наголосив, що календарне питання не стосується православноговіровчення, яке є незмінним.</text:p>
      <text:p text:style-name="P4">
<text:span text:style-name="T4">
Читайте також:</text:span>
 <text:a xlink:type="simple" xlink:href="https://www.ukrinform.ua/rubric-society/3695616-zodna-politsila-ne-matime-u-pcu-akois-vinatkovoi-ta-kontroluucoi-roli-epifanij.html" text:style-name="Internet_20_link" text:visited-style-name="Visited_20_Internet_20_Link">
 <text:span text:style-name="T4">
Епіфаній</text:span>
 </text:a>
</text:p>
      <text:p text:style-name="P4">
Він також повідомив, що від початку повномасштабного російського вторгнення доПЦУ приєдналося понад тисячу парафій, приблизно така ж кількість перейшлавпродовж кількох років до цього.</text:p>
      <text:p text:style-name="P4">
"Тобто тепер понад 2 тисячі. Цей процес триває, і постійно надходять новини,що в тому чи іншому регіоні чергова громада вирішила приєднатися доПравославної церкви України", - підсумував Епіфаній.</text:p>
      <text:p text:style-name="P4">
Source: <text:a xlink:type="simple" xlink:href="https://www.ukrinform.ua/rubric-society/3703824-pcu-viznacitsa-z-perehodom-na-novij-kalendar-u-travni-epifanij.html" text:style-name="Internet_20_link" text:visited-style-name="Visited_20_Internet_20_Link">
https://www.ukrinform.ua/rubric-society/3703824-pcu-viznacitsa-z-perehodom-na-novij-kalendar-u-travni-epifanij.html</text:a>
</text:p>
      <!--NEWS-->
      <text:h text:style-name="P10" text:outline-level="1">
<text:span text:style-name="T4">
Україна готує великий санкційний пакет для рф - Зеленський</text:span>
</text:h>
      <text:p text:style-name="P4">
Authors: Ukrinform (Person)</text:p>
      <text:p text:style-name="P4">
Publisher: Укринформ (Organization)</text:p>
      <text:p text:style-name="P4">
Published Time: 2023-05-02T20:26:00+03:00</text:p>
      <text:p text:style-name="P4">
Modified Time: 2023-05-02T20:26:00+03:00</text:p>
      <text:p text:style-name="P4">
Description: Уважно стежимо за тим, як росія намагається обходити санкції, фіксуємо кожен такий напрямок, працюємо разом з партнерами, щоб заблокувати його. — Укрінформ.</text:p>
      <text:p text:style-name="P4">
Images: ["<text:a xlink:type="simple" xlink:href="https://static.ukrinform.com/photos/2023_01/thumb_files/630_360_1673074506-731.jpeg" text:style-name="Internet_20_link" text:visited-style-name="Visited_20_Internet_20_Link">
630_360_16730...</text:a>
"]</text:p>
      <text:p text:style-name="P4">
Tags: ['Антиросійські санкції', 'ЗСУ', 'Зеленський', 'Війна з росією']</text:p>
      <text:p text:style-name="P4">
Type: Article</text:p>
      <!--METADATA-->
      <text:p text:style-name="P4">
<draw:frame draw:style-name="fr1" draw:name="Image191" text:anchor-type="as-char" svg:width="6.9236in" svg:height="3.956343in" draw:z-index="0">
<draw:image xlink:href="../Images/yкринформ/2023-05-02T20-26-00-03-00/630_360_1673074506-731.jpeg" xlink:type="simple" xlink:show="embed" xlink:actuate="onLoad" draw:mime-type="image/jpeg"/>
</draw:frame>
 Уважностежимо за тим, як росія намагається обходити санкції, фіксуємо кожен такийнапрямок, працюємо разом з партнерами, щоб заблокувати його.</text:p>
      <text:p text:style-name="P4">
Про це Президент Володимир Зеленський сказав у вечірньому <text:a xlink:type="simple" xlink:href="https://www.facebook.com/zelenskiy.official/videos/6040158496037914" text:style-name="Internet_20_link" text:visited-style-name="Visited_20_Internet_20_Link">
</text:a>
 ,передає Укрінформ.</text:p>
      <text:p text:style-name="P4">
_Відео:<text:a xlink:type="simple" xlink:href="https://t.me/V_Zelenskiy_official/6093" text:style-name="Internet_20_link" text:visited-style-name="Visited_20_Internet_20_Link">
 </text:a>
 _</text:p>
      <text:p text:style-name="P4">
<text:span text:style-name="T4">
Бажаю здоровʼя, шановні українці!</text:span>
</text:p>
      <text:p text:style-name="P4">
Короткий звіт про сьогоднішній день.</text:p>
      <text:p text:style-name="P4">
<text:span text:style-name="T4">
Перше</text:span>
 – військовий кабінет. Це особлива робота з ключовими командувачами йтими, хто забезпечує оборону. Зрозуміло, що це закрита робота, її деталі неоприлюднюються. Але так само, як і засідання Ставки, військовий кабінет тежпрацює регулярно для синхронізації наших найбільш важливих оборонних таактивних дій.</text:p>
      <text:p text:style-name="P4">
<text:span text:style-name="T4">
Друге</text:span>
 – санкції. Провів нараду щодо посилення санкційних режимів – якнаших, українських, та і спільних із партнерами.</text:p>
      <text:p text:style-name="P4">
Уважно стежимо за тим, як держава-терорист намагається обходити санкції,фіксуємо кожен такий напрямок, працюємо разом з партнерами, щоб заблокуватице. Готуємо великий санкційний пакет. Рішення вже незабаром.</text:p>
      <text:p text:style-name="P4">
<text:span text:style-name="T4">
Третє</text:span>
 – міжнародні заходи. Цей травень і наступні місяці будуть доволіактивними для України в міжнародній площині. Буде багато переговорної роботи,міжнародні заходи, які посилять нашу оборону. Все опрацьовуємо. Провівсьогодні кілька нарад щодо запланованого на цей тиждень і на найближчий час.</text:p>
      <text:p text:style-name="P4">
<text:span text:style-name="T4">
Четверте</text:span>
 – провів нараду з главою уряду Шмигалем. Координація, підготовкарішень. Готуємо концептуальні безпекові рішення для розвитку України, нашоїінфраструктури як зараз, так і після війни. Готуємось і до запланованихміжнародних зустрічей щодо відбудови України та відповідних переговорів ізпартнерами.</text:p>
      <text:p text:style-name="P4">
І <text:span text:style-name="T4">
п'яте</text:span>
 – сьогоднішні міжнародні зустрічі й розмови.</text:p>
      <text:p text:style-name="P4">
Зустрівся з делегацією парламенту Португалії на чолі з головою парламенту.Продуктивно.</text:p>
      <text:p text:style-name="P4">
Подякував за підтримку нашої держави й людей. Тематика розмови – доволіширока, але головне все ж це те, що нас обʼєднує… Це безпека для всіхєвропейців, стабільність, а отже, це подальший розвиток і посиленняєвропейської та євроатлантичної спільноти. В цьому контексті зазначив, якихрішень очікуємо від саміту партнерів у Вільнюсі в липні, саміту НАТО.</text:p>
      <text:p text:style-name="P4">
Говорив сьогодні з головою Африканського Союзу, Президентом КоморськихОстровів. Важлива розмова й важливі спільні розуміння. Подякував за підтримкуна глобальних майданчиках, зокрема в ООН. Запросив приєднатися до реалізаціїнашої формули миру й запевнив, що Україна готова бути надійним гарантомпродовольчої безпеки. Ми робимо все, щоб ліквідувати будь-яку шкоду відросійської агресії як для наших людей, так і для всіх наших партнерів.</text:p>
      <text:p text:style-name="P4">
<text:span text:style-name="T4">
Дякую кожному у світі, хто підтримує Україну!</text:span>
</text:p>
      <text:p text:style-name="P4">
<text:span text:style-name="T4">
Слава всім нашим воїнам</text:span>
 , які зараз у бою заради нашої держави, на бойовихпостах та на бойових завданнях!</text:p>
      <text:p text:style-name="P4">
Особливо відзначу сьогодні воїнів 77-ї окремої аеромобільної та 93-ї окремоїмеханізованої бригад, які обороняють Бахмутський напрямок.Справдірезультативно! <text:span text:style-name="T4">
Дякую, хлопці!</text:span>
</text:p>
      <text:p text:style-name="P4">
<text:span text:style-name="T4">
Слава Україні!</text:span>
</text:p>
      <text:p text:style-name="P4">
<text:span text:style-name="T5">
Фото: ОП</text:span>
</text:p>
      <text:p text:style-name="P4">
Source: <text:a xlink:type="simple" xlink:href="https://www.ukrinform.ua/rubric-polytics/3703827-ukraina-gotue-velikij-sankcijnij-paket-dla-rf-zelenskij.html" text:style-name="Internet_20_link" text:visited-style-name="Visited_20_Internet_20_Link">
https://www.ukrinform.ua/rubric-polytics/3703827-ukraina-gotue-velikij-sankcijnij-paket-dla-rf-zelenskij.html</text:a>
</text:p>
      <!--NEWS-->
      <text:h text:style-name="P10" text:outline-level="1">
<text:span text:style-name="T4">
На підтримку постраждалих внаслідок ракетного удару по Павлограду виділили 9 мільйонів</text:span>
</text:h>
      <text:p text:style-name="P4">
Authors: Ukrinform (Person)</text:p>
      <text:p text:style-name="P4">
Publisher: Укринформ (Organization)</text:p>
      <text:p text:style-name="P4">
Published Time: 2023-05-02T20:37:38+03:00</text:p>
      <text:p text:style-name="P4">
Modified Time: 2023-05-02T20:37:38+03:00</text:p>
      <text:p text:style-name="P4">
Description: На підтримку жителів Павлограду, які постраждали внаслідок ракетного удару, який стався напередодні, з обласного та міського бюджетів виділили 9 млн грн. — Укрінформ.</text:p>
      <text:p text:style-name="P4">
Images: ["<text:a xlink:type="simple" xlink:href="https://static.ukrinform.com/photos/2023_05/thumb_files/630_360_1683032290-501.jpg" text:style-name="Internet_20_link" text:visited-style-name="Visited_20_Internet_20_Link">
630_360_16830...</text:a>
"]</text:p>
      <text:p text:style-name="P4">
Tags: ['Гроші', 'Павлоград', 'допомога', 'Війна з росією', 'Ракетний удар']</text:p>
      <text:p text:style-name="P4">
Type: Article</text:p>
      <!--METADATA-->
      <text:p text:style-name="P4">
<draw:frame draw:style-name="fr1" draw:name="Image192" text:anchor-type="as-char" svg:width="6.9236in" svg:height="3.956343in" draw:z-index="0">
<draw:image xlink:href="../Images/yкринформ/2023-05-02T20-37-38-03-00/630_360_1683032290-501.jpg" xlink:type="simple" xlink:show="embed" xlink:actuate="onLoad" draw:mime-type="image/jpeg"/>
</draw:frame>
 Напідтримку жителів Павлограду, які постраждали внаслідок ракетного удару, якийстався напередодні, з обласного та міського бюджетів виділили 9 млн грн.</text:p>
      <text:p text:style-name="P4">
Про це в <text:a xlink:type="simple" xlink:href="https://t.me/dnipropetrovskaODA/4416" text:style-name="Internet_20_link" text:visited-style-name="Visited_20_Internet_20_Link">
 </text:a>
 повідомляє головаДніпропетровської ОВА Сергій Лисак, передає Укрінформ.</text:p>
      <text:p text:style-name="P4">
"Допомога постраждалим від ракетного удару у Павлограді – питання №1. Воно наконтролі у Президента України <text:a xlink:type="simple" xlink:href="https://www.ukrinform.ua/tag-zelenskij" text:style-name="Internet_20_link" text:visited-style-name="Visited_20_Internet_20_Link">
 </text:a>
 .Об’єднали зусилля. З обласного бюджету на фінансову підтримку павлоградцівспрямували 3 млн грн. А міські депутати на сесії виділили ще 6 млн", - написаввін.</text:p>
      <text:p text:style-name="P4">
Ці кошти закриють першочергові потреби людей. Зазначається, що у містіпонівечені 24 багатоповерхівки та 80 приватних садиб. Господарі помешканьзможуть замінити вибиті вікна і двері або захистити від дощу потрощені дахи.</text:p>
      <text:p text:style-name="P4">
<text:span text:style-name="T4">
Читайте також:</text:span>
 <text:a xlink:type="simple" xlink:href="https://www.ukrinform.ua/rubric-regions/3703679-raketnij-udar-po-pavlogradu-vlada-sprostovue-informaciu-roszmi-pro-himicnu-nebezpeku.html" text:style-name="Internet_20_link" text:visited-style-name="Visited_20_Internet_20_Link">
 <text:span text:style-name="T4">
Павлограду</text:span>
 </text:a>
</text:p>
      <text:p text:style-name="P4">
Раніше повідомлялось, внаслідок ракетного удару постраждало 48 людей, з них 6- діти. Наразі в лікарні перебувають дві жінки, інші постраждалі лікуютьсяамбулаторно.</text:p>
      <text:p text:style-name="P4">
Source: <text:a xlink:type="simple" xlink:href="https://www.ukrinform.ua/rubric-regions/3703829-na-pidtrimku-postrazdalih-vnaslidok-raketnogo-udaru-po-pavlogradu-vidilili-9-miljoniv.html" text:style-name="Internet_20_link" text:visited-style-name="Visited_20_Internet_20_Link">
https://www.ukrinform.ua/rubric-regions/3703829-na-pidtrimku-postrazdalih-vnaslidok-raketnogo-udaru-po-pavlogradu-vidilili-9-miljoniv.html</text:a>
</text:p>
      <!--NEWS-->
      <text:h text:style-name="P10" text:outline-level="1">
<text:span text:style-name="T4">
В окупованому Криму справу громадянської журналістки Данилович повернули у «суд» першої інстанції</text:span>
</text:h>
      <text:p text:style-name="P4">
Authors: Ukrinform (Person)</text:p>
      <text:p text:style-name="P4">
Publisher: Укринформ (Organization)</text:p>
      <text:p text:style-name="P4">
Published Time: 2023-05-02T20:40:00+03:00</text:p>
      <text:p text:style-name="P4">
Modified Time: 2023-05-02T20:40:00+03:00</text:p>
      <text:p text:style-name="P4">
Description: Справу незаконно затриманої в тимчасово окупованому Криму громадянської журналістки Ірини Данилович повернули до “суду” першої інстанції. — Укрінформ.</text:p>
      <text:p text:style-name="P4">
Images: ["<text:a xlink:type="simple" xlink:href="https://static.ukrinform.com/photos/2022_11/thumb_files/630_360_1669133315-391.png" text:style-name="Internet_20_link" text:visited-style-name="Visited_20_Internet_20_Link">
630_360_16691...</text:a>
"]</text:p>
      <text:p text:style-name="P4">
Tags: ['Окупація Криму', 'Суд', 'Журналіст']</text:p>
      <text:p text:style-name="P4">
Type: Article</text:p>
      <!--METADATA-->
      <text:p text:style-name="P4">
<draw:frame draw:style-name="fr1" draw:name="Image193" text:anchor-type="as-char" svg:width="6.9236in" svg:height="3.956343in" draw:z-index="0">
<draw:image xlink:href="../Images/yкринформ/2023-05-02T20-40-00-03-00/630_360_1669133315-391.png" xlink:type="simple" xlink:show="embed" xlink:actuate="onLoad" draw:mime-type="image/png"/>
</draw:frame>
 Справунезаконно затриманої в тимчасово окупованому Криму громадянської журналісткиІрини Данилович повернули до “суду” першої інстанції.</text:p>
      <text:p text:style-name="P4">
Про це повідомив правозахисний проєкт <text:a xlink:type="simple" xlink:href="https://crimean-process.org/verhovnyj-sud-vernul-delo-grazhdanskoj-zhurnalistki-iriny-danilovich-dlya-ustraneniya-narushenij/" text:style-name="Internet_20_link" text:visited-style-name="Visited_20_Internet_20_Link">
 </text:a>
 , передає Укрінформ.</text:p>
      <text:p text:style-name="P4">
Зазначається, що “Верховний суд” <text:a xlink:type="simple" xlink:href="https://www.ukrinform.ua/tag-krim" text:style-name="Internet_20_link" text:visited-style-name="Visited_20_Internet_20_Link">
 </text:a>
розглянув апедяційну скаргу на вирок феодосійського міського “суду” укримінальній справі стосовно Ірини Данилович.</text:p>
      <text:p text:style-name="P4">
“За підсумками розгляду колегія суддів ухвалила рішення повернути справу до"суду" першої інстанції у зв’язку з тим, що підсудна не завершила розгляд ізматеріалами справи”, - йдеться в дописі.</text:p>
      <text:p text:style-name="P4">
Зазначається, що “судове засідання” пройшло у відкритому режимі. Для участі уньому доставили Ірину Данилович, не дивлячись на її погане самопочуття.</text:p>
      <text:p text:style-name="P4">
<text:span text:style-name="T4">
Читайте також:</text:span>
 <text:a xlink:type="simple" xlink:href="https://www.ukrinform.ua/rubric-crimea/3688064-12-rokiv-kolonii-za-spigunstvo-okupanti-vidhili-apelaciu-na-virok-krimcaninu-stecenku.html" text:style-name="Internet_20_link" text:visited-style-name="Visited_20_Internet_20_Link">
 </text:a>
</text:p>
      <text:p text:style-name="P4">
“Її захист звернув увагу апеляційної інстанції на численні порушення нормкримінально-процесуального кодексу. Однак “суд” звернув увагу лише на тойфакт, що за станом здоров’я вона не мала можливості ознайомитися до кінця зпротоколами судових засідань”, - розповіли у “Кримському процесі”.</text:p>
      <text:p text:style-name="P4">
Як повідомляв Укрінформ, Ірині Данилович після припинення голодування у СІЗОСімферополя <text:a xlink:type="simple" xlink:href="https://www.ukrinform.ua/rubric-crimea/3701630-rosijski-turemniki-u-krimu-ne-nadaut-meddopomogu-danilovic-pisla-pripinenna-goloduvanna.html" text:style-name="Internet_20_link" text:visited-style-name="Visited_20_Internet_20_Link">
 </text:a>
 .</text:p>
      <text:p text:style-name="P4">
Ірина Данилович зазначала, що має порушення слуху, чує постійний дзвін у вусі,що завдає їй нестерпних мук. Вона наголошувала, що під час переїздів ізсімферопольського СІЗО до "суду" у Феодосії її стан погіршується. Жінкаоголошувала сухе голодування, яке припинила, адже їй пообіцяли провести оглядта лікування.</text:p>
      <text:p text:style-name="P4">
<text:span text:style-name="T4">
Читайте також:</text:span>
 <text:a xlink:type="simple" xlink:href="https://www.ukrinform.ua/rubric-crimea/3697432-u-radi-evropi-zaavlaut-pro-cislenni-porusennah-prav-krimskih-tatar-na-okupovanomu-pivostrovi.html" text:style-name="Internet_20_link" text:visited-style-name="Visited_20_Internet_20_Link">
 </text:a>
</text:p>
      <text:p text:style-name="P4">
28 грудня 2022 року окупанти в Криму <text:a xlink:type="simple" xlink:href="https://www.ukrinform.ua/rubric-crimea/3642340-u-krimu-gromadansku-zurnalistku-danilovic-zasudili-do-semi-rokiv-kolonii.html" text:style-name="Internet_20_link" text:visited-style-name="Visited_20_Internet_20_Link">
 </text:a>
 , призначивши їй сім років колонії загального режиму таштраф у сумі 50 тис. рублів за нібито носіння вибухового пристрою.</text:p>
      <text:p text:style-name="P4">
Source: <text:a xlink:type="simple" xlink:href="https://www.ukrinform.ua/rubric-crimea/3703830-v-okupovanomu-krimu-spravu-zurnalistki-danilovic-povernuli-u-sud-persoi-instancii.html" text:style-name="Internet_20_link" text:visited-style-name="Visited_20_Internet_20_Link">
https://www.ukrinform.ua/rubric-crimea/3703830-v-okupovanomu-krimu-spravu-zurnalistki-danilovic-povernuli-u-sud-persoi-instancii.html</text:a>
</text:p>
      <!--NEWS-->
      <text:h text:style-name="P10" text:outline-level="1">
<text:span text:style-name="T4">
На Одещині українські військові підірвали морську міну</text:span>
</text:h>
      <text:p text:style-name="P4">
Authors: Ukrinform (Person)</text:p>
      <text:p text:style-name="P4">
Publisher: Укринформ (Organization)</text:p>
      <text:p text:style-name="P4">
Published Time: 2023-05-02T20:44:00+03:00</text:p>
      <text:p text:style-name="P4">
Modified Time: 2023-05-02T20:44:00+03:00</text:p>
      <text:p text:style-name="P4">
Description: В Одеській області Сили оборони здійснили контрольований підрив морської міни. — Укрінформ.</text:p>
      <text:p text:style-name="P4">
Images: ["<text:a xlink:type="simple" xlink:href="https://static.ukrinform.com/photos/2022_07/thumb_files/630_360_1656724619-463.jpg" text:style-name="Internet_20_link" text:visited-style-name="Visited_20_Internet_20_Link">
630_360_16567...</text:a>
"]</text:p>
      <text:p text:style-name="P4">
Tags: ['Міна', 'Одещина', 'Військові', 'Море']</text:p>
      <text:p text:style-name="P4">
Type: Article</text:p>
      <!--METADATA-->
      <text:p text:style-name="P4">
<draw:frame draw:style-name="fr1" draw:name="Image194" text:anchor-type="as-char" svg:width="6.9236in" svg:height="3.956343in" draw:z-index="0">
<draw:image xlink:href="../Images/yкринформ/2023-05-02T20-44-00-03-00/630_360_1656724619-463.jpg" xlink:type="simple" xlink:show="embed" xlink:actuate="onLoad" draw:mime-type="image/jpeg"/>
</draw:frame>
 В Одеськійобласті Сили оборони здійснили контрольований підрив морської міни.</text:p>
      <text:p text:style-name="P4">
Як передає Укрінформ, про це повідомив речник Одеської обласної військовоїадміністрації Сергій Братчук у <text:a xlink:type="simple" xlink:href="https://t.me/Bratchuk_Sergey/37242" text:style-name="Internet_20_link" text:visited-style-name="Visited_20_Internet_20_Link">
 </text:a>
 .</text:p>
      <text:p text:style-name="P4">
“Одещина. Контрольований підрив морської <text:a xlink:type="simple" xlink:href="https://www.ukrinform.ua/tag-mina" text:style-name="Internet_20_link" text:visited-style-name="Visited_20_Internet_20_Link">
 </text:a>
 представниками Сил оборони. Дякую за роботу! Подробиці - пізніше”, -написав він.</text:p>
      <text:p text:style-name="P4">
<text:span text:style-name="T4">
Читайте також:</text:span>
 <text:a xlink:type="simple" xlink:href="https://www.ukrinform.ua/rubric-regions/3698197-ziteliv-odesini-poperedili-pro-minnu-nebezpeku-v-cornomu-mori.html" text:style-name="Internet_20_link" text:visited-style-name="Visited_20_Internet_20_Link">
 <text:span text:style-name="T4">
Одещини</text:span>
 </text:a>
</text:p>
      <text:p text:style-name="P4">
Як повідомляв <text:a xlink:type="simple" xlink:href="https://www.ukrinform.ua/rubric-regions/3703587-odeske-uzberezza-bude-zakritim-dla-vidpocivalnikiv-ova.html" text:style-name="Internet_20_link" text:visited-style-name="Visited_20_Internet_20_Link">
 </text:a>
 , курортного сезону вОдесі та області цього року знову не буде.</text:p>
      <text:p text:style-name="P4">
Source: <text:a xlink:type="simple" xlink:href="https://www.ukrinform.ua/rubric-regions/3703832-na-odesini-ukrainski-vijskovi-pidirvali-morsku-minu.html" text:style-name="Internet_20_link" text:visited-style-name="Visited_20_Internet_20_Link">
https://www.ukrinform.ua/rubric-regions/3703832-na-odesini-ukrainski-vijskovi-pidirvali-morsku-minu.html</text:a>
</text:p>
      <!--NEWS-->
      <text:h text:style-name="P10" text:outline-level="1">
<text:span text:style-name="T4">
Ворог чотири рази обстріляв Нікопольщину, є руйнування</text:span>
</text:h>
      <text:p text:style-name="P4">
Authors: Ukrinform (Person)</text:p>
      <text:p text:style-name="P4">
Publisher: Укринформ (Organization)</text:p>
      <text:p text:style-name="P4">
Published Time: 2023-05-02T20:45:00+03:00</text:p>
      <text:p text:style-name="P4">
Modified Time: 2023-05-02T20:45:00+03:00</text:p>
      <text:p text:style-name="P4">
Description: Протягом дня російська армія з артилерії чотири рази обстріляла громади у Нікопольському районі. Також була атака дронами. — Укрінформ.</text:p>
      <text:p text:style-name="P4">
Images: ["<text:a xlink:type="simple" xlink:href="https://static.ukrinform.com/photos/2023_05/thumb_files/630_360_1683049813-837.jpg" text:style-name="Internet_20_link" text:visited-style-name="Visited_20_Internet_20_Link">
630_360_16830...</text:a>
", "<text:a xlink:type="simple" xlink:href="https://static.ukrinform.com/photos/2023_05/1683049813-931.jpg" text:style-name="Internet_20_link" text:visited-style-name="Visited_20_Internet_20_Link">
1683049813-93...</text:a>
", "<text:a xlink:type="simple" xlink:href="https://static.ukrinform.com/photos/2023_05/1683049812-828.jpg" text:style-name="Internet_20_link" text:visited-style-name="Visited_20_Internet_20_Link">
1683049812-82...</text:a>
", "<text:a xlink:type="simple" xlink:href="https://static.ukrinform.com/photos/2023_05/1683049812-891.jpg" text:style-name="Internet_20_link" text:visited-style-name="Visited_20_Internet_20_Link">
1683049812-89...</text:a>
", "<text:a xlink:type="simple" xlink:href="https://static.ukrinform.com/photos/2023_05/1683049812-234.jpg" text:style-name="Internet_20_link" text:visited-style-name="Visited_20_Internet_20_Link">
1683049812-23...</text:a>
"]</text:p>
      <text:p text:style-name="P4">
Tags: ['Дніпропетровщина', 'Нікополь', 'Обстріл', 'Війна з росією']</text:p>
      <text:p text:style-name="P4">
Type: Article</text:p>
      <!--METADATA-->
      <text:p text:style-name="P4">
<draw:frame draw:style-name="fr1" draw:name="Image195" text:anchor-type="as-char" svg:width="6.9236in" svg:height="3.956343in" draw:z-index="0">
<draw:image xlink:href="../Images/yкринформ/2023-05-02T20-45-00-03-00/630_360_1683049813-837.jpg" xlink:type="simple" xlink:show="embed" xlink:actuate="onLoad" draw:mime-type="image/jpeg"/>
</draw:frame>
 Протягомдня російська армія з артилерії чотири рази обстріляла громади уНікопольському районі. Також була атака дронами.</text:p>
      <text:p text:style-name="P4">
Про це в <text:a xlink:type="simple" xlink:href="https://t.me/mykola_lukashuk/4364" text:style-name="Internet_20_link" text:visited-style-name="Visited_20_Internet_20_Link">
 </text:a>
 повідомляє головаДніпропетровської обласної ради Микола Лукашук, передає Укрінформ.</text:p>
      <text:p text:style-name="P4">
"Весь день росіяни тероризували Нікопольський район. З важкої артилерії чотирирази <text:a xlink:type="simple" xlink:href="https://www.ukrinform.ua/tag-obstril" text:style-name="Internet_20_link" text:visited-style-name="Visited_20_Internet_20_Link">
 </text:a>
 по Червоногригорівській,Покровській, Марганецькій громадам і по самому Нікополю", - йдеться у дописі.</text:p>
      <text:p text:style-name="P4">
<draw:frame draw:style-name="fr1" draw:name="Image196" text:anchor-type="as-char" svg:width="6.9236in" svg:height="5.780657in" draw:z-index="0">
<draw:image xlink:href="../Images/yкринформ/2023-05-02T20-45-00-03-00/1683049813-931.jpg" xlink:type="simple" xlink:show="embed" xlink:actuate="onLoad" draw:mime-type="image/jpeg"/>
</draw:frame>
</text:p>
      <text:p text:style-name="P4">
Окрім цього, на Марганецьку громаду загарбники скерували ще й дрони.</text:p>
      <text:p text:style-name="P4">
<draw:frame draw:style-name="fr1" draw:name="Image197" text:anchor-type="as-char" svg:width="6.9236in" svg:height="4.747611in" draw:z-index="0">
<draw:image xlink:href="../Images/yкринформ/2023-05-02T20-45-00-03-00/1683049812-828.jpg" xlink:type="simple" xlink:show="embed" xlink:actuate="onLoad" draw:mime-type="image/jpeg"/>
</draw:frame>
</text:p>
      <text:p text:style-name="P4">
Внаслідок атак понівечено пʼятиповерхівку, три приватні житлові будинки,господарську споруду, адмінбудівлю. Наслідки ще уточнюються.</text:p>
      <text:p text:style-name="P4">
<draw:frame draw:style-name="fr1" draw:name="Image198" text:anchor-type="as-char" svg:width="6.9236in" svg:height="5.57185in" draw:z-index="0">
<draw:image xlink:href="../Images/yкринформ/2023-05-02T20-45-00-03-00/1683049812-891.jpg" xlink:type="simple" xlink:show="embed" xlink:actuate="onLoad" draw:mime-type="image/jpeg"/>
</draw:frame>
</text:p>
      <text:p text:style-name="P4">
Зазначається, що люди не постраждали.</text:p>
      <text:p text:style-name="P4">
<draw:frame draw:style-name="fr1" draw:name="Image199" text:anchor-type="as-char" svg:width="6.9236in" svg:height="5.50591in" draw:z-index="0">
<draw:image xlink:href="../Images/yкринформ/2023-05-02T20-45-00-03-00/1683049812-234.jpg" xlink:type="simple" xlink:show="embed" xlink:actuate="onLoad" draw:mime-type="image/jpeg"/>
</draw:frame>
</text:p>
      <text:p text:style-name="P4">
<text:span text:style-name="T4">
Читайте також:</text:span>
 <text:a xlink:type="simple" xlink:href="https://www.ukrinform.ua/rubric-ato/3703794-vorog-nastupae-na-cotiroh-napramkah-najzapeklisi-boi-za-bahmut-i-marinku.html" text:style-name="Internet_20_link" text:visited-style-name="Visited_20_Internet_20_Link">
 </text:a>
</text:p>
      <text:p text:style-name="P4">
Раніше повідомлялось, що на підтримку <text:a xlink:type="simple" xlink:href="https://www.ukrinform.ua/rubric-regions/3703829-na-pidtrimku-postrazdalih-vnaslidok-raketnogo-udaru-po-pavlogradu-vidilili-9-miljoniv.html" text:style-name="Internet_20_link" text:visited-style-name="Visited_20_Internet_20_Link">
 </text:a>
 .</text:p>
      <text:p text:style-name="P4">
<text:span text:style-name="T5">
Фото: Микола Лукашук / Телеграм</text:span>
</text:p>
      <text:p text:style-name="P4">
Source: <text:a xlink:type="simple" xlink:href="https://www.ukrinform.ua/rubric-ato/3703836-vorog-cotiri-razi-obstrilav-nikopolsinu-e-rujnuvanna.html" text:style-name="Internet_20_link" text:visited-style-name="Visited_20_Internet_20_Link">
https://www.ukrinform.ua/rubric-ato/3703836-vorog-cotiri-razi-obstrilav-nikopolsinu-e-rujnuvanna.html</text:a>
</text:p>
      <!--NEWS-->
      <text:h text:style-name="P10" text:outline-level="1">
<text:span text:style-name="T4">
«Митний безвіз»: за сім місяців оформили майже 4,5 тисячі транзитних декларацій</text:span>
</text:h>
      <text:p text:style-name="P4">
Authors: Ukrinform (Person)</text:p>
      <text:p text:style-name="P4">
Publisher: Укринформ (Organization)</text:p>
      <text:p text:style-name="P4">
Published Time: 2023-05-02T20:47:00+03:00</text:p>
      <text:p text:style-name="P4">
Modified Time: 2023-05-02T20:47:00+03:00</text:p>
      <text:p text:style-name="P4">
Description: Від 1 жовтня 2022 року, коли почали діяти положення Конвенції про процедуру спільного транзиту (New Computerized Transit System, NCTS), оформлено 4 474 тис. транзитних декларацій. — Укрінформ.</text:p>
      <text:p text:style-name="P4">
Images: ["<text:a xlink:type="simple" xlink:href="https://static.ukrinform.com/photos/2021_07/thumb_files/630_360_1627390958-468.jpeg" text:style-name="Internet_20_link" text:visited-style-name="Visited_20_Internet_20_Link">
630_360_16273...</text:a>
", "<text:a xlink:type="simple" xlink:href="https://static.ukrinform.com/photos/2023_05/1683049714-702.jpg" text:style-name="Internet_20_link" text:visited-style-name="Visited_20_Internet_20_Link">
1683049714-70...</text:a>
"]</text:p>
      <text:p text:style-name="P4">
Tags: ['Мінфін', 'Митний безвіз']</text:p>
      <text:p text:style-name="P4">
Type: Article</text:p>
      <!--METADATA-->
      <text:p text:style-name="P4">
<draw:frame draw:style-name="fr1" draw:name="Image200" text:anchor-type="as-char" svg:width="6.9236in" svg:height="3.956343in" draw:z-index="0">
<draw:image xlink:href="../Images/yкринформ/2023-05-02T20-47-00-03-00/630_360_1627390958-468.jpeg" xlink:type="simple" xlink:show="embed" xlink:actuate="onLoad" draw:mime-type="image/jpeg"/>
</draw:frame>
 Від 1жовтня 2022 року, коли почали діяти положення Конвенції про процедуруспільного транзиту (New Computerized Transit System, NCTS), оформлено 4 474тис. транзитних декларацій.</text:p>
      <text:p text:style-name="P4">
Як передає Укрінформ, про це повідомляє <text:a xlink:type="simple" xlink:href="https://www.mof.gov.ua/uk/news/mitnii_bezviz_v_tsifrakh_blizko_45_tis_tranzitnikh_deklaratsii_za_7_misiatsiv_mizhnarodnogo_zastosuvannia_ncts-3985" text:style-name="Internet_20_link" text:visited-style-name="Visited_20_Internet_20_Link">
</text:a>
.</text:p>
      <text:p text:style-name="P4">
"З початку міжнародного застосування NCTS 1 жовтня 2022 року оформлено 4 474тис. транзитних декларацій. За ці 7 місяців «митного безвізу» по 1 198деклараціях спільного транзиту товари були успішно доставлені до митницьпризначення на <text:a xlink:type="simple" xlink:href="https://www.ukrinform.ua/tag-mitnica" text:style-name="Internet_20_link" text:visited-style-name="Visited_20_Internet_20_Link">
 </text:a>
 території України", -йдеться у повідомленні.</text:p>
      <text:p text:style-name="P4">
<draw:frame draw:style-name="fr1" draw:name="Image201" text:anchor-type="as-char" svg:width="6.9236in" svg:height="6.9236in" draw:z-index="0">
<draw:image xlink:href="../Images/yкринформ/2023-05-02T20-47-00-03-00/1683049714-702.jpg" xlink:type="simple" xlink:show="embed" xlink:actuate="onLoad" draw:mime-type="image/jpeg"/>
</draw:frame>
</text:p>
      <text:p text:style-name="P4">
Зазначається, що у квітні цього року було оформлено 287 таких декларацій.</text:p>
      <text:p text:style-name="P4">
Загалом минулого місяця в країнах - учасницях конвенції було завершено 1 372переміщення, розпочатих в Україні. Це майже удвічі більше, ніж у березні 2023року. Причому така динаміка спостерігається два місяці поспіль. Загальнакількість переміщень з України за 7 місяців сягнула 3 276.</text:p>
      <text:p text:style-name="P4">
<text:span text:style-name="T4">
Читайте також:</text:span>
 <text:a xlink:type="simple" xlink:href="https://www.ukrinform.ua/rubric-economy/3703719-ecergu-zapuskaut-na-16-punktah-propusku-v-zahidnomu-napramku-smigal.html" text:style-name="Internet_20_link" text:visited-style-name="Visited_20_Internet_20_Link">
 <text:span text:style-name="T4">
Шмигаль</text:span>
 </text:a>
</text:p>
      <text:p text:style-name="P4">
Як повідомляв Укрінформ, 1 жовтня 2022 року в Україні запрацювали положенняКонвенції про процедуру спільного транзиту (NCTS). «Митний безвіз» - це більшшвидке переміщення товарів між країнами Європейського регіону, меншебюрократії на митниці, менше можливостей для зловживань, обмін даними зсусідніми митницями фактично в режимі реального часу. Це один із ключовихнапрямків розбудови в Україні зручної та прозорої митниці.</text:p>
      <text:p text:style-name="P4">
Source: <text:a xlink:type="simple" xlink:href="https://www.ukrinform.ua/rubric-economy/3703833-mitnij-bezviz-za-sim-misaciv-oformili-majze-45-tisaci-tranzitnih-deklaracij.html" text:style-name="Internet_20_link" text:visited-style-name="Visited_20_Internet_20_Link">
https://www.ukrinform.ua/rubric-economy/3703833-mitnij-bezviz-za-sim-misaciv-oformili-majze-45-tisaci-tranzitnih-deklaracij.html</text:a>
</text:p>
      <!--NEWS-->
      <text:h text:style-name="P10" text:outline-level="1">
<text:span text:style-name="T4">
В Україні 13 унікальних зразків бурштину внесли до Історичного фонду дорогоцінного каміння</text:span>
</text:h>
      <text:p text:style-name="P4">
Authors: Ukrinform (Person)</text:p>
      <text:p text:style-name="P4">
Publisher: Укринформ (Organization)</text:p>
      <text:p text:style-name="P4">
Published Time: 2023-05-02T20:50:00+03:00</text:p>
      <text:p text:style-name="P4">
Modified Time: 2023-05-02T20:50:00+03:00</text:p>
      <text:p text:style-name="P4">
Description: Кабінет міністрів України на засіданні 2 травня 2023 року прийняв постанову «Про зарахування дорогоцінного каміння органогенного утворення (бурштин-сировина унікальний) до Історичного фонду дорогоцінних металів і дорогоцінного каміння України». — Укрінформ.</text:p>
      <text:p text:style-name="P4">
Images: ["<text:a xlink:type="simple" xlink:href="https://static.ukrinform.com/photos/2021_03/thumb_files/630_360_1615827287-628.jpg" text:style-name="Internet_20_link" text:visited-style-name="Visited_20_Internet_20_Link">
630_360_16158...</text:a>
"]</text:p>
      <text:p text:style-name="P4">
Tags: ['Бурштин', 'Уряд']</text:p>
      <text:p text:style-name="P4">
Type: Article</text:p>
      <!--METADATA-->
      <text:p text:style-name="P4">
<draw:frame draw:style-name="fr1" draw:name="Image202" text:anchor-type="as-char" svg:width="6.9236in" svg:height="3.940361in" draw:z-index="0">
<draw:image xlink:href="../Images/yкринформ/2023-05-02T20-50-00-03-00/630_360_1615827287-628.jpg" xlink:type="simple" xlink:show="embed" xlink:actuate="onLoad" draw:mime-type="image/jpeg"/>
</draw:frame>
 Кабінетміністрів України на засіданні 2 травня 2023 року прийняв постанову «Прозарахування дорогоцінного каміння органогенного утворення (бурштин-сировинаунікальний) до Історичного фонду дорогоцінних металів і дорогоцінного камінняУкраїни».</text:p>
      <text:p text:style-name="P4">
Як передає Укрінформ, про це повідомляє пресслужба Мінфіну <text:a xlink:type="simple" xlink:href="https://www.mof.gov.ua/uk/news/uriad_zarakhuvav_13_unikalnikh_zrazkiv_burshtinu_do_istorichnogo_fondu_dorogotsinnikh_metaliv_i_dorogotsinnogo_kaminnia_ukraini-3986" text:style-name="Internet_20_link" text:visited-style-name="Visited_20_Internet_20_Link">
</text:a>
</text:p>
      <text:p text:style-name="P4">
Зазначається, що постанова врегульовує питання використання, контролю тазберігання дорогоцінного каміння органогенного утворення (бурштин-сировинаунікальний).</text:p>
      <text:p text:style-name="P4">
Це рішення дозволить надалі зберегти у власності держави 13 унікальних зразківбурштину та формувати цілісну наукову колекцію, яку буде зараховано доІсторичного фонду дорогоцінних металів і дорогоцінного каміння України ізвизначенням Державного гемологічного центру України місцем їх зберігання.</text:p>
      <text:p text:style-name="P4">
Водночас це надасть змогу для Державного гемологічного центру Українирозпочати експонування унікальних зразків <text:a xlink:type="simple" xlink:href="https://www.ukrinform.ua/tag-burstin" text:style-name="Internet_20_link" text:visited-style-name="Visited_20_Internet_20_Link">
 </text:a>
 , проведення наукових досліджень коштовного каміння, а такожінформування наукової спільноти, що сприятиме підвищенню міжнародного іміджуУкраїни.</text:p>
      <text:p text:style-name="P4">
<text:span text:style-name="T4">
Читайте також:</text:span>
 <text:a xlink:type="simple" xlink:href="https://www.ukrinform.ua/rubric-regions/3683025-legalnij-vidobutok-burstinu-na-rivnensini-za-tri-roki-zris-u-15-raziv.html" text:style-name="Internet_20_link" text:visited-style-name="Visited_20_Internet_20_Link">
 <text:span text:style-name="T4">
бурштин</text:span>
 </text:a>
</text:p>
      <text:p text:style-name="P4">
Таке зарахування унікальних зразків дорогоцінного каміння бурштину доІсторичного фонду відбувається в друге за часи незалежної України. Загальнасума оціночної вартості зразків становить ₴7,3 мільйона.</text:p>
      <text:p text:style-name="P4">
Як повідомлялося, Історичний фонд дорогоцінних металів і дорогоцінного камінняУкраїни — це частина ДУ "Державний фонд дорогоцінних металів і дорогоцінногокаміння України". Установа належить до сфери управління Міністерства фінансівУкраїни та забезпечує закупівлю, приймання, облік, зберігання та продаждорогоцінних металів, дорогоцінного каміння, дорогоцінного камінняорганогенного утворення та напівдорогоцінного каміння.</text:p>
      <text:p text:style-name="P4">
Source: <text:a xlink:type="simple" xlink:href="https://www.ukrinform.ua/rubric-economy/3703834-v-ukraini-13-unikalnih-zrazkiv-burstinu-vnesli-do-istoricnogo-fondu-dorogocinnogo-kaminna.html" text:style-name="Internet_20_link" text:visited-style-name="Visited_20_Internet_20_Link">
https://www.ukrinform.ua/rubric-economy/3703834-v-ukraini-13-unikalnih-zrazkiv-burstinu-vnesli-do-istoricnogo-fondu-dorogocinnogo-kaminna.html</text:a>
</text:p>
      <!--NEWS-->
      <text:h text:style-name="P10" text:outline-level="1">
<text:span text:style-name="T4">
Єврокомісія заборонила імпорт окремих агропродуктів з України</text:span>
</text:h>
      <text:p text:style-name="P4">
Authors: Ukrinform (Person)</text:p>
      <text:p text:style-name="P4">
Publisher: Укринформ (Organization)</text:p>
      <text:p text:style-name="P4">
Published Time: 2023-05-02T20:52:00+03:00</text:p>
      <text:p text:style-name="P4">
Modified Time: 2023-05-02T20:52:00+03:00</text:p>
      <text:p text:style-name="P4">
Description: Єврокомісія сьогодні офіційно оголосила про запровадження «виключних та тимчасових» запобіжних заходів проти імпорту з України, які обмежують надходження сільськогосподарських товарів українського виробництва до 5 країн ЄС. — Укрінформ.</text:p>
      <text:p text:style-name="P4">
Images: ["<text:a xlink:type="simple" xlink:href="https://static.ukrinform.com/photos/2022_06/thumb_files/630_360_1655013510-201.jpg" text:style-name="Internet_20_link" text:visited-style-name="Visited_20_Internet_20_Link">
630_360_16550...</text:a>
"]</text:p>
      <text:p text:style-name="P4">
Tags: ['Єврокомісія', 'Імпорт', 'Агропродукція']</text:p>
      <text:p text:style-name="P4">
Type: Article</text:p>
      <!--METADATA-->
      <text:p text:style-name="P4">
<draw:frame draw:style-name="fr1" draw:name="Image203" text:anchor-type="as-char" svg:width="6.9236in" svg:height="3.956343in" draw:z-index="0">
<draw:image xlink:href="../Images/yкринформ/2023-05-02T20-52-00-03-00/630_360_1655013510-201.jpg" xlink:type="simple" xlink:show="embed" xlink:actuate="onLoad" draw:mime-type="image/jpeg"/>
</draw:frame>
Єврокомісія сьогодні офіційно оголосила про запровадження «виключних татимчасових» запобіжних заходів проти імпорту з України, які обмежуютьнадходження сільськогосподарських товарів українського виробництва до 5 країнЄС.</text:p>
      <text:p text:style-name="P4">
Як повідомляє Укрінформ, така інформація оприлюднена сьогодні на <text:a xlink:type="simple" xlink:href="https://ec.europa.eu/commission/presscorner/detail/en/IP_23_2562" text:style-name="Internet_20_link" text:visited-style-name="Visited_20_Internet_20_Link">
</text:a>
 .</text:p>
      <text:p text:style-name="P4">
«Європейська Комісія сьогодні ухвалила виключні та тимчасові запобіжні заходищодо <text:a xlink:type="simple" xlink:href="https://www.ukrinform.ua/tag-import" text:style-name="Internet_20_link" text:visited-style-name="Visited_20_Internet_20_Link">
 </text:a>
 обмеженої кількості продуктів зУкраїни, відповідно до виключних захисних заходів, передбачених регуляторнимиправилами щодо автономних торговельних заходів. Такі заходи були необхідними зурахуванням виключних обставин, що пов’язані із серйозними логістичними«вузькими місцями», що відчувалися у п’яти країнах-членах», - йдеться уповідомленні.</text:p>
      <text:p text:style-name="P4">
Як зазначається, запобіжні заходи стосуватимуться лише чотирьохсільськогосподарських продуктів – зерна, кукурудзи, ріпаку та насіннясоняшника, що походять з України. Ці заходи також мають на меті усуненняіснуючих логістичних ускладнень щодо транспортування цих товарів в Болгарії,Угорщині, Польщі, Румунії і в Словаччині. Ці заходи набувають чинності від2-го травня, та будуть чинними до 5 червня 2023 року.</text:p>
      <text:p text:style-name="P4">
У цей період пшениця, кукурудза, насіння ріпаку та соняшника українськогопоходження можуть продовжувати реалізовуватися для вільного обігу у всіхкраїнах Європейського Союзу, за виключенням згаданих п’яти «прифронтових»країн-членів. Згадані товари будуть продовжувати проходити транзитом через ціп’ять країн-членів за звичайними митими транзитними процедурами у треті країниабо на території за межами Європейського Союзу.</text:p>
      <text:p text:style-name="P4">
Водночас, Болгарія, Угорщина, Польща і Словаччина погодилися скасувати своїодносторонні заходи щодо надходження пшениці, кукурудзи, насіння ріпаку тасоняшника, або будь-яких інших продуктів, що надходять з України.</text:p>
      <text:p text:style-name="P4">
«Відповідаючи на занепокоєння фермерів у згаданих країнах-членах, що єсусідами України, ці заходи дотримують потужні зобов’язання ЄС з підтримкиУкраїни, та зберігають її здатність експортувати своє зерно, яке є критичноважливим продовольством для світу та дозволяє знижувати ціни на продовольство,перед фактом величезних викликів, що були спричинені неспровокованою агресієюросії», - йдеться у документі.</text:p>
      <text:p text:style-name="P4">
Також зазначається, що згадані заходи є частиною загального пакету допомоги,який пропонує Європейська Комісія, і який буде доповнений фінансовоюпідтримкою фермерів у згаданих п’яти країнах-членах ЄС. Ці заходи такожпередбачають подальше вдосконалення транзиту українського зернового експорту звикористанням «коридорів солідарності» до інших країн ЄС та до третіх країн.</text:p>
      <text:p text:style-name="P4">
Єврокомісія готова продовжити застосування запобіжних заходів після того, якчинність поточних регуляторних правил щодо автономних торговельних заходівзавершиться 5-го червня 2023 року, якщо ця виключна ситуація будепродовжуватися.</text:p>
      <text:p text:style-name="P4">
<text:span text:style-name="T4">
Читайте також:</text:span>
 <text:a xlink:type="simple" xlink:href="https://www.ukrinform.ua/rubric-economy/3700730-krizu-agrarnogo-importu-slid-virisuvati-na-zasadah-solidarnosti-z-ukrainou-rada-es.html" text:style-name="Internet_20_link" text:visited-style-name="Visited_20_Internet_20_Link">
 </text:a>
</text:p>
      <text:p text:style-name="P4">
Єврокомісія готова розпочати також оцінку ситуацію на ринку ЄС з іншими«чутливими» продуктами, відповідно до згаданих правил щодо оновленихавтономних торгівельних заходів, які були запропоновані Європейською Комісією.</text:p>
      <text:p text:style-name="P4">
Як повідомлялося, раніше п’ять країн ЄС звернулися до Єврокомісії з проханнямпро запровадження захисних заходів проти «надмірного» сільськогосподарськогоекспорту з України, який впливає на ситуацію на ринку, призводить до падінняцін та, таким чином, зачіпає інтереси фермерів у сусідніх з Україною державахЄС.</text:p>
      <text:p text:style-name="P4">
Source: <text:a xlink:type="simple" xlink:href="https://www.ukrinform.ua/rubric-economy/3703840-evrokomisia-zaboronila-import-okremih-agroproduktiv-z-ukraini.html" text:style-name="Internet_20_link" text:visited-style-name="Visited_20_Internet_20_Link">
https://www.ukrinform.ua/rubric-economy/3703840-evrokomisia-zaboronila-import-okremih-agroproduktiv-z-ukraini.html</text:a>
</text:p>
      <!--NEWS-->
      <text:h text:style-name="P10" text:outline-level="1">
<text:span text:style-name="T4">
Ткаченко анонсував роботу комісії МКІП у Почаївській Лаврі</text:span>
</text:h>
      <text:p text:style-name="P4">
Authors: Ukrinform (Person)</text:p>
      <text:p text:style-name="P4">
Publisher: Укринформ (Organization)</text:p>
      <text:p text:style-name="P4">
Published Time: 2023-05-02T20:57:04+03:00</text:p>
      <text:p text:style-name="P4">
Modified Time: 2023-05-02T20:57:04+03:00</text:p>
      <text:p text:style-name="P4">
Description: Аудиторська комісія Міністерства культуру та інформаційної політики незабаром розпочне перевірку роботи Кременецького заповідника, у тому числі Почаївської Лаври. — Укрінформ.</text:p>
      <text:p text:style-name="P4">
Images: ["<text:a xlink:type="simple" xlink:href="https://static.ukrinform.com/photos/2023_03/thumb_files/630_360_1677827870-133.jpg" text:style-name="Internet_20_link" text:visited-style-name="Visited_20_Internet_20_Link">
630_360_16778...</text:a>
"]</text:p>
      <text:p text:style-name="P4">
Tags: ['Ткаченко', 'УПЦ МП', 'Почаївська Лавра', 'МКІП ']</text:p>
      <text:p text:style-name="P4">
Type: Article</text:p>
      <!--METADATA-->
      <text:p text:style-name="P4">
<draw:frame draw:style-name="fr1" draw:name="Image204" text:anchor-type="as-char" svg:width="6.9236in" svg:height="3.956343in" draw:z-index="0">
<draw:image xlink:href="../Images/yкринформ/2023-05-02T20-57-04-03-00/630_360_1677827870-133.jpg" xlink:type="simple" xlink:show="embed" xlink:actuate="onLoad" draw:mime-type="image/jpeg"/>
</draw:frame>
Аудиторська комісія Міністерства культуру та інформаційної політики незабаромрозпочне перевірку роботи Кременецького заповідника, у тому числі ПочаївськоїЛаври.</text:p>
      <text:p text:style-name="P4">
Про це розповів міністр культури та інформаційної політики Олександр Ткаченков ефірі телемарафону «Єдині новини».</text:p>
      <text:p text:style-name="P4">
«Ми передбачаємо, що найближчим часом розпочне роботу аудиторська комісіяМінкульту щодо перевірки роботи Кременецького заповідника і Почаївської Лаври.Після цього готові будемо повідомити вам додаткову інформацію», - сказав <text:a xlink:type="simple" xlink:href="https://www.ukrinform.ua/tag-tkacenko" text:style-name="Internet_20_link" text:visited-style-name="Visited_20_Internet_20_Link">
</text:a>
 .</text:p>
      <text:p text:style-name="P4">
<text:span text:style-name="T4">
Читайте також:</text:span>
 <text:a xlink:type="simple" xlink:href="https://www.ukrinform.ua/rubric-society/3703699-komisia-mkip-peredala-u-koristuvanna-16-korpusiv-kievopecerskoi-lavri-u-zadovilnomu-stani.html" text:style-name="Internet_20_link" text:visited-style-name="Visited_20_Internet_20_Link">
 <text:span text:style-name="T4">
лаври</text:span>
 </text:a>
</text:p>
      <text:p text:style-name="P4">
Водночас міністр нагадав, що комісія МКІП продовжує роботу з обстеженняоб’єктів на території Києво-Печерської Лаври для їх повернення в управліннядержавою.</text:p>
      <text:p text:style-name="P4">
За словами Ткаченка, цей процес зараз поліпшився з точки зору порозуміння збоку представників монастиря УПЦ (МП).</text:p>
      <text:p text:style-name="P4">
<text:span text:style-name="T4">
Читайте також:</text:span>
 <text:a xlink:type="simple" xlink:href="https://www.ukrinform.ua/rubric-society/3702042-ogolosili-pidozru-poslusniku-pocaivskoi-lavri-akij-vipravdovuvav-rosijsku-agresiu.html" text:style-name="Internet_20_link" text:visited-style-name="Visited_20_Internet_20_Link">
 </text:a>
</text:p>
      <text:p text:style-name="P4">
Як повідомляв Укрінформ, Національний заповідник "Києво-Печерська лавра"оголосив про розірвання договору про оренду з Українською православною церквоюмосковського патріархату з 29 березня 2023 року, проте тривалий час невідоміособи зачиняли приміщення Лаври зсередини та перешкоджали початку діяльностікомісії з інвентаризації майна.</text:p>
      <text:p text:style-name="P4">
29 квітня голова комісії МКІП з приймання-передачі державного майнаНаціонального заповідника «Києво-Печерська лавра» Мар’яна Томинпроінформувала, що комісія <text:a xlink:type="simple" xlink:href="https://www.ukrinform.ua/rubric-society/3702506-komisia-mkip-obstezila-11-iz-79-korpusiv-na-teritorii-kievopecerskoi-lavri.html" text:style-name="Internet_20_link" text:visited-style-name="Visited_20_Internet_20_Link">
 </text:a>
 на території Лаври.</text:p>
      <text:p text:style-name="P4">
<text:span text:style-name="T5">
Фото: Вікіпедія</text:span>
</text:p>
      <text:p text:style-name="P4">
Source: <text:a xlink:type="simple" xlink:href="https://www.ukrinform.ua/rubric-society/3703838-tkacenko-anonsuvav-robotu-komisii-mkip-u-pocaivskij-lavri.html" text:style-name="Internet_20_link" text:visited-style-name="Visited_20_Internet_20_Link">
https://www.ukrinform.ua/rubric-society/3703838-tkacenko-anonsuvav-robotu-komisii-mkip-u-pocaivskij-lavri.html</text:a>
</text:p>
      <!--NEWS-->
      <text:h text:style-name="P10" text:outline-level="1">
<text:span text:style-name="T4">
Епіфаній не бачить сенсу в можливому об'єднанні з УПЦ МП</text:span>
</text:h>
      <text:p text:style-name="P4">
Authors: Ukrinform (Person)</text:p>
      <text:p text:style-name="P4">
Publisher: Укринформ (Organization)</text:p>
      <text:p text:style-name="P4">
Published Time: 2023-05-02T21:04:03+03:00</text:p>
      <text:p text:style-name="P4">
Modified Time: 2023-05-02T21:04:03+03:00</text:p>
      <text:p text:style-name="P4">
Description: Предстоятель Православної церкви України митрополит Епіфаній не бачить сенсу в об'єднанні з представниками УПЦ МП. — Укрінформ.</text:p>
      <text:p text:style-name="P4">
Images: ["<text:a xlink:type="simple" xlink:href="https://static.ukrinform.com/photos/2023_01/thumb_files/630_360_1673007223-146.jpeg" text:style-name="Internet_20_link" text:visited-style-name="Visited_20_Internet_20_Link">
630_360_16730...</text:a>
"]</text:p>
      <text:p text:style-name="P4">
Tags: ['УПЦ МП', 'Агресія РФ', 'росія', 'РПЦ', 'Епіфаній', 'Православна церква України']</text:p>
      <text:p text:style-name="P4">
Type: Article</text:p>
      <!--METADATA-->
      <text:p text:style-name="P4">
<draw:frame draw:style-name="fr1" draw:name="Image205" text:anchor-type="as-char" svg:width="6.9236in" svg:height="3.956343in" draw:z-index="0">
<draw:image xlink:href="../Images/yкринформ/2023-05-02T21-04-03-03-00/630_360_1673007223-146.jpeg" xlink:type="simple" xlink:show="embed" xlink:actuate="onLoad" draw:mime-type="image/jpeg"/>
</draw:frame>
Предстоятель Православної церкви України митрополит Епіфаній не бачить сенсу воб'єднанні з представниками УПЦ МП.</text:p>
      <text:p text:style-name="P4">
Про це Епіфаній сказав в інтерв'ю <text:a xlink:type="simple" xlink:href="https://gazeta.ua/articles/opinions-journal/_rishennya-schodo-cerkovnogo-kalendarya-vinesut-u-travni/1142349" text:style-name="Internet_20_link" text:visited-style-name="Visited_20_Internet_20_Link">
 </text:a>
 <text:a xlink:type="simple" xlink:href="https://gazeta.ua/articles/opinions-journal/_rishennya-schodo-cerkovnogo-kalendarya-vinesut-u-travni/1142349" text:style-name="Internet_20_link" text:visited-style-name="Visited_20_Internet_20_Link">
</text:a>
 , передає Укрінформ.</text:p>
      <text:p text:style-name="P4">
"Немає сенсу говорити про ймовірне об'єднання з тими, хто цьому відвертопротивиться, бо має абсолютно відмінні цінності та пріоритети. У цьому немаєніякого сенсу. Нам не потрібні у своїх лавах колаборанти, які ненавидять усеукраїнське, чи ті, кому навіть жахіття, спричинені повномасштабним російськимнападом, не відкрили очей і не стали поштовхом для переоцінки перебування ускладі московського патріархату. Водночас ми відкриті для тих, хто щиро йвіддано хоче служити Богу та своєму українському народу, а не лише маскуєтьсяй не шукає, як фарисеї, різноманітних безглуздих виправдань власному небажаннюпоривати зв'язок із "русскім міром", – сказав <text:a xlink:type="simple" xlink:href="https://www.ukrinform.ua/tag-epifanij" text:style-name="Internet_20_link" text:visited-style-name="Visited_20_Internet_20_Link">
</text:a>
 .</text:p>
      <text:p text:style-name="P4">
Він також зауважив, що повернення Україні святинь, як-от Почаївська Лавра,Київська лавра залежить від рішучості влади.</text:p>
      <text:p text:style-name="P4">
<text:span text:style-name="T4">
Читайте також:</text:span>
 <text:a xlink:type="simple" xlink:href="https://www.ukrinform.ua/rubric-society/3690008-viselenna-upc-mp-iz-kievopecerskoi-lavri-moze-trivati-misacami-ekspert.html" text:style-name="Internet_20_link" text:visited-style-name="Visited_20_Internet_20_Link">
 </text:a>
</text:p>
      <text:p text:style-name="P4">
"Ці святині й так належать Україні та українському народу. Однак ними поки щопродовжують користуватися ті, хто насправді не любить цей народ. Бо не любитьпо-справжньому нашу мову й культуру, не знає і не хоче знати нашу справжнюісторію та в унісон із Кремлем не визнає нашого права на державну та церковнунезалежність. Коли і як ці люди перестануть паразитувати на наших святинях,залежить від української влади та її рішучості в цьому насправді важливому йдля держави питанні", - сказав він.</text:p>
      <text:p text:style-name="P4">
<text:span text:style-name="T4">
Читайте також:</text:span>
 <text:a xlink:type="simple" xlink:href="https://www.ukrinform.ua/rubric-society/3703838-tkacenko-anonsuvav-robotu-komisii-mkip-u-pocaivskij-lavri.html" text:style-name="Internet_20_link" text:visited-style-name="Visited_20_Internet_20_Link">
 <text:span text:style-name="T4">
Ткаченко</text:span>
 </text:a>
</text:p>
      <text:p text:style-name="P4">
Як повідомляв Укрінформ, <text:a xlink:type="simple" xlink:href="https://www.ukrinform.ua/rubric-society/3703824-pcu-viznacitsa-z-perehodom-na-novij-kalendar-u-travni-epifanij.html" text:style-name="Internet_20_link" text:visited-style-name="Visited_20_Internet_20_Link">
 </text:a>
 з переходом на новий календар у травні.</text:p>
      <text:p text:style-name="P4">
<text:span text:style-name="T5">
Фото: Епіфаній, Facebook</text:span>
</text:p>
      <text:p text:style-name="P4">
Source: <text:a xlink:type="simple" xlink:href="https://www.ukrinform.ua/rubric-society/3703841-epifanij-ne-bacit-sensu-v-mozlivomu-obednanni-z-upc-mp.html" text:style-name="Internet_20_link" text:visited-style-name="Visited_20_Internet_20_Link">
https://www.ukrinform.ua/rubric-society/3703841-epifanij-ne-bacit-sensu-v-mozlivomu-obednanni-z-upc-mp.html</text:a>
</text:p>
      <!--NEWS-->
      <text:h text:style-name="P10" text:outline-level="1">
<text:span text:style-name="T4">
Зеленський: Буде багато переговорів і міжнародних заходів, які посилять нашу оборону</text:span>
</text:h>
      <text:p text:style-name="P4">
Authors: Ukrinform (Person)</text:p>
      <text:p text:style-name="P4">
Publisher: Укринформ (Organization)</text:p>
      <text:p text:style-name="P4">
Published Time: 2023-05-02T21:11:00+03:00</text:p>
      <text:p text:style-name="P4">
Modified Time: 2023-05-02T21:11:00+03:00</text:p>
      <text:p text:style-name="P4">
Description: Володимир Зеленський заявив, що травень і наступні місяці будуть для України активним періодом у міжнародній площині. — Укрінформ.</text:p>
      <text:p text:style-name="P4">
Images: ["<text:a xlink:type="simple" xlink:href="https://static.ukrinform.com/photos/2023_04/thumb_files/630_360_1682522773-211.jpeg" text:style-name="Internet_20_link" text:visited-style-name="Visited_20_Internet_20_Link">
630_360_16825...</text:a>
"]</text:p>
      <text:p text:style-name="P4">
Tags: ['Переговори', 'Україна', 'Зеленський', 'Війна з росією']</text:p>
      <text:p text:style-name="P4">
Type: Article</text:p>
      <!--METADATA-->
      <text:p text:style-name="P4">
<draw:frame draw:style-name="fr1" draw:name="Image206" text:anchor-type="as-char" svg:width="6.9236in" svg:height="3.956343in" draw:z-index="0">
<draw:image xlink:href="../Images/yкринформ/2023-05-02T21-11-00-03-00/630_360_1682522773-211.jpeg" xlink:type="simple" xlink:show="embed" xlink:actuate="onLoad" draw:mime-type="image/jpeg"/>
</draw:frame>
 ВолодимирЗеленський заявив, що травень і наступні місяці будуть для України активнимперіодом у міжнародній площині.</text:p>
      <text:p text:style-name="P4">
Про це Президент України сказав у <text:a xlink:type="simple" xlink:href="https://www.youtube.com/watch" text:style-name="Internet_20_link" text:visited-style-name="Visited_20_Internet_20_Link">
</text:a>
 , передає Укрінформ</text:p>
      <text:p text:style-name="P4">
"Цей травень і наступні місяці будуть доволі активними для України вміжнародній площині. Буде багато переговорної роботи, міжнародні заходи, якіпосилять нашу оборону. Все опрацьовуємо", - зазначив він.</text:p>
      <text:p text:style-name="P4">
_Відео:<text:a xlink:type="simple" xlink:href="https://t.me/OP_UA/9387" text:style-name="Internet_20_link" text:visited-style-name="Visited_20_Internet_20_Link">
 </text:a>
 _</text:p>
      <text:p text:style-name="P4">
Президент також повідомив, що зустрівся з делегацією парламенту Португалії начолі зі спікером.</text:p>
      <text:p text:style-name="P4">
"Подякував за підтримку нашої держави й людей. Тематика розмови – доволіширока, але головне все ж це те, що нас об’єднує… Це безпека для всіхєвропейців, стабільність, а отже, це подальший розвиток і посиленняєвропейської та євроатлантичної спільноти. В цьому контексті зазначив, якихрішень очікуємо від саміту партнерів у Вільнюсі в липні, саміту НАТО", -розпові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ato/3703827-ukraina-gotue-velikij-sankcijnij-paket-dla-rf-zelenskij.html" text:style-name="Internet_20_link" text:visited-style-name="Visited_20_Internet_20_Link">
 <text:span text:style-name="T4">
Зеленський</text:span>
 </text:a>
</text:p>
      <text:p text:style-name="P4">
Крім того, сьогодні відбулася розмова з головою Африканського Союзу,президентом Коморських Островів.</text:p>
      <text:p text:style-name="P4">
"Важлива розмова й важливі спільні розуміння. Подякував за підтримку наглобальних майданчиках, зокрема в ООН. Запросив приєднатися до реалізаціїнашої Формули миру й запевнив, що Україна готова бути надійним гарантомпродовольчої безпеки. Ми робимо все, щоб ліквідувати будь-яку шкоду відросійської агресії як для наших людей, так і для всіх наших партнерів", -наголосив глава держави.</text:p>
      <text:p text:style-name="P4">
Як повідомлялося, Володимир Зеленський подякував Португалії за безпековупідтримку, у тому числі танки Leopard 2. Він висловив сподівання, що уряд іпарламент цієї країни зможуть ухвалити необхідні рішення для посиленняспроможностей українських захисників на передовій.</text:p>
      <text:p text:style-name="P4">
<text:span text:style-name="T5">
Фото: ОП</text:span>
</text:p>
      <text:p text:style-name="P4">
Source: <text:a xlink:type="simple" xlink:href="https://www.ukrinform.ua/rubric-polytics/3703847-zelenskij-bude-bagato-peregovoriv-i-miznarodnih-zahodiv-aki-posilat-nasu-oboronu.html" text:style-name="Internet_20_link" text:visited-style-name="Visited_20_Internet_20_Link">
https://www.ukrinform.ua/rubric-polytics/3703847-zelenskij-bude-bagato-peregovoriv-i-miznarodnih-zahodiv-aki-posilat-nasu-oboronu.html</text:a>
</text:p>
      <!--NEWS-->
      <text:h text:style-name="P10" text:outline-level="1">
<text:span text:style-name="T4">
В Іспанії мультфільм «Мавка. Лісова пісня» за перший тиждень прокату зібрав понад €321 500</text:span>
</text:h>
      <text:p text:style-name="P4">
Authors: Ukrinform (Person)</text:p>
      <text:p text:style-name="P4">
Publisher: Укринформ (Organization)</text:p>
      <text:p text:style-name="P4">
Published Time: 2023-05-02T21:14:00+03:00</text:p>
      <text:p text:style-name="P4">
Modified Time: 2023-05-02T21:14:00+03:00</text:p>
      <text:p text:style-name="P4">
Description: В Іспанії український мультфільм “Мавка. Лісова пісня” за перший тиждень кінопрокату зібрав €321 684, анімація увійшла до п’ятірки найуспішніших фільмів іспанського прокату за вікенд. — Укрінформ.</text:p>
      <text:p text:style-name="P4">
Images: ["<text:a xlink:type="simple" xlink:href="https://static.ukrinform.com/photos/2023_02/thumb_files/630_360_1677507670-869.jpg" text:style-name="Internet_20_link" text:visited-style-name="Visited_20_Internet_20_Link">
630_360_16775...</text:a>
", "<text:a xlink:type="simple" xlink:href="https://static.ukrinform.com/photos/2023_05/1683051154-733.jpg" text:style-name="Internet_20_link" text:visited-style-name="Visited_20_Internet_20_Link">
1683051154-73...</text:a>
"]</text:p>
      <text:p text:style-name="P4">
Tags: ['Іспанія', 'Кіно', 'Леся Українка', 'Мультфільм']</text:p>
      <text:p text:style-name="P4">
Type: Article</text:p>
      <!--METADATA-->
      <text:p text:style-name="P4">
<draw:frame draw:style-name="fr1" draw:name="Image207" text:anchor-type="as-char" svg:width="6.9236in" svg:height="3.956343in" draw:z-index="0">
<draw:image xlink:href="../Images/yкринформ/2023-05-02T21-14-00-03-00/630_360_1677507670-869.jpg" xlink:type="simple" xlink:show="embed" xlink:actuate="onLoad" draw:mime-type="image/jpeg"/>
</draw:frame>
 В Іспаніїукраїнський мультфільм “Мавка. Лісова пісня” за перший тиждень кінопрокатузібрав €321 684, анімація увійшла до п’ятірки найуспішніших фільмівіспанського прокату за вікенд.</text:p>
      <text:p text:style-name="P4">
Як передає Укрінформ, про це Державне агентство України з питань кіноповідомляє у <text:a xlink:type="simple" xlink:href="https://www.facebook.com/ukrainefilmagency/posts/pfbid02rxNthtGFb3QY9dYsmejJS7dbWW76wzcZ1JV6Us21rvX8auBdFXbCK2BNntGbu3Vel" text:style-name="Internet_20_link" text:visited-style-name="Visited_20_Internet_20_Link">
</text:a>
.</text:p>
      <text:p text:style-name="P4">
<draw:frame draw:style-name="fr1" draw:name="Image208" text:anchor-type="as-char" svg:width="6.9236in" svg:height="6.9236in" draw:z-index="0">
<draw:image xlink:href="../Images/yкринформ/2023-05-02T21-14-00-03-00/1683051154-733.jpg" xlink:type="simple" xlink:show="embed" xlink:actuate="onLoad" draw:mime-type="image/jpeg"/>
</draw:frame>
</text:p>
      <text:p text:style-name="P4">
“За перший тиждень кінопрокату “Мавки” в Іспанії на <text:a xlink:type="simple" xlink:href="https://www.ukrinform.ua/tag-kino" text:style-name="Internet_20_link" text:visited-style-name="Visited_20_Internet_20_Link">
</text:a>
 було куплено 50 064 квитки, а касовізбори склали €321 684. Завдяки цим результатам “Мавка” потрапила у п’ятіркунайуспішніших фільмів іспанського прокату за вікенд, посіла другу позиціюіспанського прокату за вікенд серед нових релізів, віддавши першістьіспанському екшену FATUM та очолила рейтинг кінострічок від незалежнихдистриб'юторів,” - ідеться у повідомленні.</text:p>
      <text:p text:style-name="P4">
Анімаційний фільм створено за підтримки Державного агентства України з питанькіно, Агентства США з міжнародного розвитку (USAID Ukraine - USAID Україна).</text:p>
      <text:p text:style-name="P4">
Кінотеатральну дистрибуцію в Україні здійснюють FILM.UA Distribution таKinomania Film Distribution. Генеральним медіапартнером проєкту виступає канал“1+1”.</text:p>
      <text:p text:style-name="P4">
Як повідомляв Укрінформ, анімаційна <text:a xlink:type="simple" xlink:href="https://www.ukrinform.ua/rubric-culture/3700669-multfilm-mavka-lisova-pisna-pokazut-ukrainskou-na-velikih-ekranah-ssa-i-kanadi.html" text:style-name="Internet_20_link" text:visited-style-name="Visited_20_Internet_20_Link">
 </text:a>
 у травні вийде українською на великих екранах СШАта Канади.</text:p>
      <text:p text:style-name="P4">
<text:span text:style-name="T5">
Фото: usfa.gov.ua</text:span>
</text:p>
      <text:p text:style-name="P4">
Source: <text:a xlink:type="simple" xlink:href="https://www.ukrinform.ua/rubric-culture/3703846-v-ispanii-multfilm-mavka-lisova-pisna-za-persij-tizden-prokatu-zibrav-ponad-3215-tisaci.html" text:style-name="Internet_20_link" text:visited-style-name="Visited_20_Internet_20_Link">
https://www.ukrinform.ua/rubric-culture/3703846-v-ispanii-multfilm-mavka-lisova-pisna-za-persij-tizden-prokatu-zibrav-ponad-3215-tisaci.html</text:a>
</text:p>
      <!--NEWS-->
      <text:h text:style-name="P10" text:outline-level="1">
<text:span text:style-name="T4">
В Уганді солдат убив міністра, якого охороняв</text:span>
</text:h>
      <text:p text:style-name="P4">
Authors: Ukrinform (Person)</text:p>
      <text:p text:style-name="P4">
Publisher: Укринформ (Organization)</text:p>
      <text:p text:style-name="P4">
Published Time: 2023-05-02T21:19:00+03:00</text:p>
      <text:p text:style-name="P4">
Modified Time: 2023-05-02T21:19:00+03:00</text:p>
      <text:p text:style-name="P4">
Description: Солдат угандійської національної армії застрелив високопосадовця, якого охороняв. — Укрінформ.</text:p>
      <text:p text:style-name="P4">
Images: ["<text:a xlink:type="simple" xlink:href="https://static.ukrinform.com/photos/2023_05/thumb_files/630_360_1683051433-851.jpg" text:style-name="Internet_20_link" text:visited-style-name="Visited_20_Internet_20_Link">
630_360_16830...</text:a>
"]</text:p>
      <text:p text:style-name="P4">
Tags: ['Військові', 'Вбивство', 'Уганда', 'охорона']</text:p>
      <text:p text:style-name="P4">
Type: Article</text:p>
      <!--METADATA-->
      <text:p text:style-name="P4">
<draw:frame draw:style-name="fr1" draw:name="Image209" text:anchor-type="as-char" svg:width="6.9236in" svg:height="3.956343in" draw:z-index="0">
<draw:image xlink:href="../Images/yкринформ/2023-05-02T21-19-00-03-00/630_360_1683051433-851.jpg" xlink:type="simple" xlink:show="embed" xlink:actuate="onLoad" draw:mime-type="image/jpeg"/>
</draw:frame>
 Солдатугандійської національної армії застрелив високопосадовця, якого охороняв.</text:p>
      <text:p text:style-name="P4">
Як передає Укрінформ, про це повідомляє <text:a xlink:type="simple" xlink:href="https://www.bbc.com/news/world-africa-65454213" text:style-name="Internet_20_link" text:visited-style-name="Visited_20_Internet_20_Link">
 </text:a>
 .</text:p>
      <text:p text:style-name="P4">
Полковник у відставці Чарльз Окелло Енгола, який був міністром з питаньгендеру та праці, був <text:a xlink:type="simple" xlink:href="https://www.ukrinform.ua/tag-vbivstvo" text:style-name="Internet_20_link" text:visited-style-name="Visited_20_Internet_20_Link">
 </text:a>
 у своємубудинку у вівторок вранці.</text:p>
      <text:p text:style-name="P4">
Наразі незрозуміло, чи була суперечка між солдатом і полковником Енголою. Самсолдат, особистість якого ще не встановлена, застрелився.</text:p>
      <text:p text:style-name="P4">
За словами одного з очевидців, перед тим, як наставити на себе зброю, солдатходив околицями і стріляв у повітря. Перші повідомлення з місця подій свідчатьпро те, що кілька людей могли бути поранені.</text:p>
      <text:p text:style-name="P4">
Полковник Енгола був високопоставленим урядовцем і раніше обіймав посадузаступника міністра оборони.</text:p>
      <text:p text:style-name="P4">
<text:span text:style-name="T4">
Читайте також:</text:span>
 <text:a xlink:type="simple" xlink:href="https://www.ukrinform.ua/rubric-world/3703734-lider-kenijskogo-kultu-postav-pered-sudom-cerez-smert-100-sektantiv.html" text:style-name="Internet_20_link" text:visited-style-name="Visited_20_Internet_20_Link">
 <text:span text:style-name="T4">
перед</text:span>
 <text:span text:style-name="T4">
судом</text:span>
 </text:a>
</text:p>
      <text:p text:style-name="P4">
Спікер парламенту Уганди підтвердив смерть полковника Енголи в короткій заявіпід час ранкового засідання.</text:p>
      <text:p text:style-name="P4">
Як повідомляв <text:a xlink:type="simple" xlink:href="https://www.ukrinform.ua/rubric-world/3702070-u-burkinafaso-vnaslidok-napadu-na-vijskovij-zagin-zaginuli-33-soldati.html" text:style-name="Internet_20_link" text:visited-style-name="Visited_20_Internet_20_Link">
 </text:a>
 , на сходіБуркіна-Фасо внаслідок нападу на військовий пост загинули 33 солдати.</text:p>
      <text:p text:style-name="P4">
<text:span text:style-name="T5">
Фото: ALAMY</text:span>
</text:p>
      <text:p text:style-name="P4">
Source: <text:a xlink:type="simple" xlink:href="https://www.ukrinform.ua/rubric-world/3703848-v-ugandi-soldat-ubiv-ministra-akogo-ohoronav.html" text:style-name="Internet_20_link" text:visited-style-name="Visited_20_Internet_20_Link">
https://www.ukrinform.ua/rubric-world/3703848-v-ugandi-soldat-ubiv-ministra-akogo-ohoronav.html</text:a>
</text:p>
      <!--NEWS-->
      <text:h text:style-name="P10" text:outline-level="1">
<text:span text:style-name="T4">
Рада ухвалила закон щодо забезпечення якості вищої освіти</text:span>
</text:h>
      <text:p text:style-name="P4">
Authors: Ukrinform (Person)</text:p>
      <text:p text:style-name="P4">
Publisher: Укринформ (Organization)</text:p>
      <text:p text:style-name="P4">
Published Time: 2023-05-02T21:28:00+03:00</text:p>
      <text:p text:style-name="P4">
Modified Time: 2023-05-02T21:28:00+03:00</text:p>
      <text:p text:style-name="P4">
Description: Верховна Рада ухвалила зміни до деяких законів щодо удосконалення механізму забезпечення якості вищої освіти. — Укрінформ.</text:p>
      <text:p text:style-name="P4">
Images: ["<text:a xlink:type="simple" xlink:href="https://static.ukrinform.com/photos/2023_01/thumb_files/630_360_1673282829-815.jpeg" text:style-name="Internet_20_link" text:visited-style-name="Visited_20_Internet_20_Link">
630_360_16732...</text:a>
"]</text:p>
      <text:p text:style-name="P4">
Tags: ['Закон', 'Верховна Рада', 'Освіта у вишах України ']</text:p>
      <text:p text:style-name="P4">
Type: Article</text:p>
      <!--METADATA-->
      <text:p text:style-name="P4">
<draw:frame draw:style-name="fr1" draw:name="Image210" text:anchor-type="as-char" svg:width="6.9236in" svg:height="3.956343in" draw:z-index="0">
<draw:image xlink:href="../Images/yкринформ/2023-05-02T21-28-00-03-00/630_360_1673282829-815.jpeg" xlink:type="simple" xlink:show="embed" xlink:actuate="onLoad" draw:mime-type="image/jpeg"/>
</draw:frame>
 ВерховнаРада ухвалила зміни до деяких законів щодо удосконалення механізмузабезпечення якості вищої освіти.</text:p>
      <text:p text:style-name="P4">
Про це народний депутат із парламентської фракції «Голос» Ярослав Железнякповідомив у <text:a xlink:type="simple" xlink:href="http://t.me/yzheleznyak/3988" text:style-name="Internet_20_link" text:visited-style-name="Visited_20_Internet_20_Link">
 </text:a>
 , передає Укрінформ.</text:p>
      <text:p text:style-name="P4">
Він уточнив, що за ухвалення закону «Про внесення змін до деяких законівУкраїни щодо забезпечення якості вищої освіти» ( <text:a xlink:type="simple" xlink:href="http://itd.rada.gov.ua/billInfo/Bills/Card/40579" text:style-name="Internet_20_link" text:visited-style-name="Visited_20_Internet_20_Link">
</text:a>
 ) проголосували 277депутатів.</text:p>
      <text:p text:style-name="P4">
Мета закону – вдосконалення механізму забезпечення якості вищої освіти.</text:p>
      <text:p text:style-name="P4">
Документ вносить зміни до законів України «Про вищу освіту», «Про освіту»,«Про запобігання корупції», «Про державну службу».</text:p>
      <text:p text:style-name="P4">
Крім того, уточнюється процедура формування складу Національного агентствазабезпечення якості вищої освіти, а також встановлюється структура агентства.Зокрема, вона має відповідати європейським вимогам, особливо в частиніфункціонування Апеляційної палати.</text:p>
      <text:p text:style-name="P4">
<text:span text:style-name="T4">
Читайте також:</text:span>
 <text:a xlink:type="simple" xlink:href="https://www.ukrinform.ua/rubric-polytics/3703822-rada-uhvalila-zakon-pro-sluzbu-v-organah-miscevogo-samovraduvanna.html" text:style-name="Internet_20_link" text:visited-style-name="Visited_20_Internet_20_Link">
 </text:a>
</text:p>
      <text:p text:style-name="P4">
Закон також передбачає запровадження постакредитаційного моніторингу –оцінювання органом, що ухвалив рішення про акредитацію, виконання наданих зарезультатами акредитації рекомендацій та/або відповідності критеріямакредитації.</text:p>
      <text:p text:style-name="P4">
Очікується, що запровадження змін, передбачених законом, дасть змогу шляхомсистемного реформування положень чинного законодавства удосконалити механізмзабезпечення якості вищої освіти та врахувати основні аспекти найкращихєвропейських практик у сфері освіти і науки.</text:p>
      <text:p text:style-name="P4">
<text:span text:style-name="T5">
Фото: ОП</text:span>
</text:p>
      <text:p text:style-name="P4">
Source: <text:a xlink:type="simple" xlink:href="https://www.ukrinform.ua/rubric-society/3703852-rada-uhvalila-zakon-sodo-zabezpecenna-akosti-visoi-osviti.html" text:style-name="Internet_20_link" text:visited-style-name="Visited_20_Internet_20_Link">
https://www.ukrinform.ua/rubric-society/3703852-rada-uhvalila-zakon-sodo-zabezpecenna-akosti-visoi-osviti.html</text:a>
</text:p>
      <!--NEWS-->
      <text:h text:style-name="P10" text:outline-level="1">
<text:span text:style-name="T4">
На східному фронті ворог концентрує зусилля на захопленні Бахмута та Мар’їнки - Міноборони</text:span>
</text:h>
      <text:p text:style-name="P4">
Authors: Ukrinform (Person)</text:p>
      <text:p text:style-name="P4">
Publisher: Укринформ (Organization)</text:p>
      <text:p text:style-name="P4">
Published Time: 2023-05-02T21:33:00+03:00</text:p>
      <text:p text:style-name="P4">
Modified Time: 2023-05-02T21:33:00+03:00</text:p>
      <text:p text:style-name="P4">
Description: Свої основні зусилля ворог концентрує біля Бахмута та Мар’їнки з метою захоплення цих населених пунктів. — Укрінформ.</text:p>
      <text:p text:style-name="P4">
Images: ["<text:a xlink:type="simple" xlink:href="https://static.ukrinform.com/photos/2022_08/thumb_files/630_360_1659680502-569.jpg" text:style-name="Internet_20_link" text:visited-style-name="Visited_20_Internet_20_Link">
630_360_16596...</text:a>
"]</text:p>
      <text:p text:style-name="P4">
Tags: ['Бахмут', "Мар'їнка", 'Війна з росією', 'Ганна Маляр', 'Єдині новини']</text:p>
      <text:p text:style-name="P4">
Type: Article</text:p>
      <!--METADATA-->
      <text:p text:style-name="P4">
<draw:frame draw:style-name="fr1" draw:name="Image211" text:anchor-type="as-char" svg:width="6.9236in" svg:height="3.956343in" draw:z-index="0">
<draw:image xlink:href="../Images/yкринформ/2023-05-02T21-33-00-03-00/630_360_1659680502-569.jpg" xlink:type="simple" xlink:show="embed" xlink:actuate="onLoad" draw:mime-type="image/jpeg"/>
</draw:frame>
 Своїосновні зусилля ворог концентрує біля Бахмута та Мар’їнки з метою захопленняцих населених пунктів.</text:p>
      <text:p text:style-name="P4">
Про це в ефірі загальнонаціонального телемарафону «Єдині новини» повідомилазаступниця міністра оборони України Ганна Маляр, передає Укрінформ зпосиланням на <text:a xlink:type="simple" xlink:href="https://armyinform.com.ua/2023/05/02/na-shidnomu-fronti-vorog-konczentruye-osnovni-zusyllya-na-zahoplenni-bahmuta-ta-maryinky-ganna-malyar/" text:style-name="Internet_20_link" text:visited-style-name="Visited_20_Internet_20_Link">
 </text:a>
 .</text:p>
      <text:p text:style-name="P4">
За її словами, у зв’язку з цим Сили оборони України мають на це відповіднимчином реагувати та у відповідь також концентрують свої основні сили на цьомупроміжку фронту з метою зупинити противника і не дати йому реалізувати своїплани.</text:p>
      <text:p text:style-name="P4">
"Нині там тривають дуже запеклі бої. І якщо проаналізувати ситуацію станом назараз, то основний акцент <text:a xlink:type="simple" xlink:href="https://www.ukrinform.ua/tag-rosijski-vijskovi" text:style-name="Internet_20_link" text:visited-style-name="Visited_20_Internet_20_Link">
 </text:a>
роблять на захопленні багатоповерхових будинків і споруд. Саме в такий спосібвони намагаються знищити наші позиції. Таку тактику противник ужевикористовував свого часу в Сирії. По-іншому він воювати не може, бо програєнам у вуличних боях", — повідомила Маляр.</text:p>
      <text:p text:style-name="P4">
Заступниця міністра оборони України також розповіла, що, крім ведення успішнихоборонних дій, Сили оборони України також здійснюють і штурмові наступальнідії.</text:p>
      <text:p text:style-name="P4">
"Загалом війна — це постійний рух і динаміка. Тому говорити про якісьостаточні результати там, звісно, зарано. Десь є позиції, які втрачаємо ми.Так само є позиції, з яких ми відтісняємо ворога. На східному фронті триваютьзапеклі бої, але станом на зараз ми тримаємо контроль над нашими населенимипунктами", — підкреслила Маляр.</text:p>
      <text:p text:style-name="P4">
<text:span text:style-name="T4">
Читайте також:</text:span>
 <text:a xlink:type="simple" xlink:href="https://www.ukrinform.ua/rubric-ato/3703807-na-limanskokupanskomu-napramku-vorog-die-obaclivise-i-ne-jde-na-sturm-cerevatij.html" text:style-name="Internet_20_link" text:visited-style-name="Visited_20_Internet_20_Link">
 <text:span text:style-name="T4">
Череватий</text:span>
 </text:a>
</text:p>
      <text:p text:style-name="P4">
Як повідомляв <text:a xlink:type="simple" xlink:href="https://www.ukrinform.ua/rubric-ato/3703794-vorog-nastupae-na-cotiroh-napramkah-najzapeklisi-boi-za-bahmut-i-marinku.html" text:style-name="Internet_20_link" text:visited-style-name="Visited_20_Internet_20_Link">
 </text:a>
 , наБахмутському напрямку російська армія продовжує вести наступальні дії. Бої вмісті Бахмут тривають.</text:p>
      <text:p text:style-name="P4">
Source: <text:a xlink:type="simple" xlink:href="https://www.ukrinform.ua/rubric-ato/3703854-na-shidnomu-fronti-vorog-koncentrue-zusilla-na-zahoplenni-bahmuta-ta-marinki-minoboroni.html" text:style-name="Internet_20_link" text:visited-style-name="Visited_20_Internet_20_Link">
https://www.ukrinform.ua/rubric-ato/3703854-na-shidnomu-fronti-vorog-koncentrue-zusilla-na-zahoplenni-bahmuta-ta-marinki-minoboroni.html</text:a>
</text:p>
      <!--NEWS-->
      <text:h text:style-name="P10" text:outline-level="1">
<text:span text:style-name="T4">
Матчі 24-го туру футбольної Прем'єр-ліги України пройдуть 3-4 травня</text:span>
</text:h>
      <text:p text:style-name="P4">
Authors: Ukrinform (Person)</text:p>
      <text:p text:style-name="P4">
Publisher: Укринформ (Organization)</text:p>
      <text:p text:style-name="P4">
Published Time: 2023-05-02T21:37:00+03:00</text:p>
      <text:p text:style-name="P4">
Modified Time: 2023-05-02T21:37:00+03:00</text:p>
      <text:p text:style-name="P4">
Description: У чемпіонаті України з футболу серед команд Прем'єр-ліги (УПЛ) 3-4 травня пройдуть поєдинки чергового, 24-го туру. — Укрінформ.</text:p>
      <text:p text:style-name="P4">
Images: ["<text:a xlink:type="simple" xlink:href="https://static.ukrinform.com/photos/2017_12/thumb_files/630_360_1513842861-1324.jpg" text:style-name="Internet_20_link" text:visited-style-name="Visited_20_Internet_20_Link">
630_360_15138...</text:a>
"]</text:p>
      <text:p text:style-name="P4">
Tags: ['Футбол', "Прем'єр-ліга"]</text:p>
      <text:p text:style-name="P4">
Type: Article</text:p>
      <!--METADATA-->
      <text:p text:style-name="P4">
<draw:frame draw:style-name="fr1" draw:name="Image212" text:anchor-type="as-char" svg:width="6.9236in" svg:height="3.956343in" draw:z-index="0">
<draw:image xlink:href="../Images/yкринформ/2023-05-02T21-37-00-03-00/630_360_1513842861-1324.jpg" xlink:type="simple" xlink:show="embed" xlink:actuate="onLoad" draw:mime-type="image/jpeg"/>
</draw:frame>
 Учемпіонаті України з футболу серед команд Прем'єр-ліги (УПЛ) 3-4 травняпройдуть поєдинки чергового, 24-го туру.</text:p>
      <text:p text:style-name="P4">
Перший ігровий день о 13.00 розпочнуть матчі між донецьким «Шахтарем» тазакарпатським «Минаєм», «Дніпром-1» та харківським «Металістом», передаєУкрінформ.</text:p>
      <text:p text:style-name="P4">
У середу, 3 травня, також зіграють «Львів» та «Олександрії» (14.00), луганська«Зоря» та рівненський «Верес» (15.00), одеський «Чорноморець» та ковалівський«Колос» (15.00).</text:p>
      <text:p text:style-name="P4">
Програму туру в четвер, 4 травня, завершать поєдинки «Інгульця» із Петрового зкриворізьким «Кривбасом» (13.00), харківського «Металіста 1925» із львівським«Рухом» (13.00), полтавської «Ворскли» з київським «Динамо» (15.00).</text:p>
      <text:p text:style-name="P4">
<text:span text:style-name="T4">
Читайте також:</text:span>
 <text:a xlink:type="simple" xlink:href="https://www.ukrinform.ua/rubric-sports/3702599-forvard-ta-trener-zori-najkrasi-u-23mu-turi-upl.html" text:style-name="Internet_20_link" text:visited-style-name="Visited_20_Internet_20_Link">
 </text:a>
</text:p>
      <text:p text:style-name="P4">
У турнірній таблиці УПЛ лідирує «Шахтар», у якого 56 очок (після 23-х ігор),далі - «Дніпро-1» - 41 (22), «Зоря» - 49 (23), «Динамо» - 44 (23),«Олександрія» - 34 (22), «Кривбас» - 31 (23), «Ворскла» - 30 (23), «Колос» -30 (23)...</text:p>
      <text:p text:style-name="P4">
Source: <text:a xlink:type="simple" xlink:href="https://www.ukrinform.ua/rubric-sports/3702725-matci-24go-turu-futbolnoi-premerligi-ukraini-projdut-34-travna.html" text:style-name="Internet_20_link" text:visited-style-name="Visited_20_Internet_20_Link">
https://www.ukrinform.ua/rubric-sports/3702725-matci-24go-turu-futbolnoi-premerligi-ukraini-projdut-34-travna.html</text:a>
</text:p>
      <!--NEWS-->
      <text:h text:style-name="P10" text:outline-level="1">
<text:span text:style-name="T4">
У кінотеатрі Відня покажуть документальні фільми про воєнні злочини рф в Україні</text:span>
</text:h>
      <text:p text:style-name="P4">
Authors: Ukrinform (Person)</text:p>
      <text:p text:style-name="P4">
Publisher: Укринформ (Organization)</text:p>
      <text:p text:style-name="P4">
Published Time: 2023-05-02T21:39:00+03:00</text:p>
      <text:p text:style-name="P4">
Modified Time: 2023-05-02T21:39:00+03:00</text:p>
      <text:p text:style-name="P4">
Description: У віденському кінотеатрі Schikaneder Kino у середу відбудеться спеціальний показ українських документальних фільмів про російські воєнні злочини. — Укрінформ.</text:p>
      <text:p text:style-name="P4">
Images: ["<text:a xlink:type="simple" xlink:href="https://static.ukrinform.com/photos/2021_08/thumb_files/630_360_1630171870-547.jpeg" text:style-name="Internet_20_link" text:visited-style-name="Visited_20_Internet_20_Link">
630_360_16301...</text:a>
"]</text:p>
      <text:p text:style-name="P4">
Tags: ['Відень', 'Кінотеатр', 'Документальне кіно', 'Війна з росією']</text:p>
      <text:p text:style-name="P4">
Type: Article</text:p>
      <!--METADATA-->
      <text:p text:style-name="P4">
<draw:frame draw:style-name="fr1" draw:name="Image213" text:anchor-type="as-char" svg:width="6.9236in" svg:height="3.956343in" draw:z-index="0">
<draw:image xlink:href="../Images/yкринформ/2023-05-02T21-39-00-03-00/630_360_1630171870-547.jpeg" xlink:type="simple" xlink:show="embed" xlink:actuate="onLoad" draw:mime-type="image/jpeg"/>
</draw:frame>
 Увіденському кінотеатрі Schikaneder Kino у середу відбудеться спеціальний показукраїнських документальних фільмів про російські воєнні злочини.</text:p>
      <text:p text:style-name="P4">
Як передає Укрінформ, про це повідомляється на <text:a xlink:type="simple" xlink:href="https://www.iwm.at/documenting-ukraine/news/ukrainian-documentaries-at-schikaneder-kino" text:style-name="Internet_20_link" text:visited-style-name="Visited_20_Internet_20_Link">
</text:a>
 , австрійського Інституту наук про людину (IWM).</text:p>
      <text:p text:style-name="P4">
"3 травня о 20:15 Інститут наук про людину (IWM) та проєкт "Україна свідчить"(The Reckoning Project: Ukraine Testifies) представлять спеціальний показукраїнських документальних <text:a xlink:type="simple" xlink:href="https://www.ukrinform.ua/tag-kino" text:style-name="Internet_20_link" text:visited-style-name="Visited_20_Internet_20_Link">
 </text:a>
 проросійські воєнні злочини в кінотеатрі Schikaneder Kino у співпраці з Thishuman world - Міжнародним фестивалем документального кіно про права людини", -йдеться у повідомленні.</text:p>
      <text:p text:style-name="P4">
У кінотеатрі глядачі зможуть побачити наступні стрічки:</text:p>
      <text:p text:style-name="P4">
"Чернігів. 03.03.2022" – після російських бомбардувань житлових кварталівЧернігова місцеві жителі розповідають, як вони вижили та втратили своїхблизьких.</text:p>
      <text:p text:style-name="P4">
"Найстрашніші дні мого життя. Ягідне" - у маленькому селі російська арміяутримувала в полоні 367 місцевих жителів у шкільному підвалі у Ягідному наЧернігівщині.</text:p>
      <text:p text:style-name="P4">
"Станція Краматорськ. Катя" – історія 12-річної дівчинки, яка втратила матірпід час російського ракетного обстрілу залізничної станції міста Краматорськна Донеччині.</text:p>
      <text:p text:style-name="P4">
"Поверніть мене татові" – фільм про те, як троє дітей з Маріуполя, якихнасильно депортували до росії, ледве врятувалися від усиновлення в російськійсім'ї.</text:p>
      <text:p text:style-name="P4">
"Лікарня в заручниках" – стрічка про роботу лікарні в умовах російськоїокупації у Снігурівці Миколаївської області.</text:p>
      <text:p text:style-name="P4">
"Втрачений рай. Віктор Маруняк" – голова окупованого села Стара Збур'ївка наХерсонщині Віктор Маруняк розповідає про тортури у російському полоні, післячого був змушений виїхати.</text:p>
      <text:p text:style-name="P4">
<text:span text:style-name="T4">
Читайте також:</text:span>
 <text:a xlink:type="simple" xlink:href="https://www.ukrinform.ua/rubric-culture/3702362-film-evrodonbas-pokazut-na-najbilsomu-u-pivnicnij-americi-festivali-dokumentalnogo-kino.html" text:style-name="Internet_20_link" text:visited-style-name="Visited_20_Internet_20_Link">
 <text:span text:style-name="T4">
документальн</text:span>
 </text:a>
</text:p>
      <text:p text:style-name="P4">
Після показу відбудеться дискусія з українською журналісткою та письменницею,співзасновницею The Reckoning Project Наталією Гуменюк, яка спеціалізується нависвітленні конфліктів.</text:p>
      <text:p text:style-name="P4">
Як повідомляв Укрінформ, фільм українського режисера Аліси Коваленко “Ми незгаснемо” отримала нагороду на фестивалі CROSSING EUROPE Filmfestival Linz вАвстрії.</text:p>
      <text:p text:style-name="P4">
<text:span text:style-name="T5">
Фото: credo</text:span>
</text:p>
      <text:p text:style-name="P4">
Source: <text:a xlink:type="simple" xlink:href="https://www.ukrinform.ua/rubric-culture/3703856-u-kinoteatri-vidna-pokazut-dokumentalni-filmi-pro-voenni-zlocini-rf-v-ukraini.html" text:style-name="Internet_20_link" text:visited-style-name="Visited_20_Internet_20_Link">
https://www.ukrinform.ua/rubric-culture/3703856-u-kinoteatri-vidna-pokazut-dokumentalni-filmi-pro-voenni-zlocini-rf-v-ukraini.html</text:a>
</text:p>
      <!--NEWS-->
      <text:h text:style-name="P10" text:outline-level="1">
<text:span text:style-name="T4">
На базі загарбників поблизу Сімферополя стався вибух - ЗМІ</text:span>
</text:h>
      <text:p text:style-name="P4">
Authors: Ukrinform (Person)</text:p>
      <text:p text:style-name="P4">
Publisher: Укринформ (Organization)</text:p>
      <text:p text:style-name="P4">
Published Time: 2023-05-02T21:40:00+03:00</text:p>
      <text:p text:style-name="P4">
Modified Time: 2023-05-02T21:40:00+03:00</text:p>
      <text:p text:style-name="P4">
Description: На колишній навчально-тренувальній базі прикордонників неподалік аеропорту тимчасово окупованого Сімферополя стався вибух. — Укрінформ.</text:p>
      <text:p text:style-name="P4">
Images: ["<text:a xlink:type="simple" xlink:href="https://static.ukrinform.com/photos/2022_12/thumb_files/630_360_1669987737-966.jpg" text:style-name="Internet_20_link" text:visited-style-name="Visited_20_Internet_20_Link">
630_360_16699...</text:a>
", "<text:a xlink:type="simple" xlink:href="https://static.ukrinform.com/photos/2023_05/1683052682-121.jpg" text:style-name="Internet_20_link" text:visited-style-name="Visited_20_Internet_20_Link">
1683052682-12...</text:a>
", "<text:a xlink:type="simple" xlink:href="https://static.ukrinform.com/photos/2023_05/1683052682-905.jpg" text:style-name="Internet_20_link" text:visited-style-name="Visited_20_Internet_20_Link">
1683052682-90...</text:a>
"]</text:p>
      <text:p text:style-name="P4">
Tags: ['Крим', 'Прикордонники', 'Вибух', 'Російські військові']</text:p>
      <text:p text:style-name="P4">
Type: Article</text:p>
      <!--METADATA-->
      <text:p text:style-name="P4">
<draw:frame draw:style-name="fr1" draw:name="Image214" text:anchor-type="as-char" svg:width="6.9236in" svg:height="3.956343in" draw:z-index="0">
<draw:image xlink:href="../Images/yкринформ/2023-05-02T21-40-00-03-00/630_360_1669987737-966.jpg" xlink:type="simple" xlink:show="embed" xlink:actuate="onLoad" draw:mime-type="image/jpeg"/>
</draw:frame>
 Наколишній навчально-тренувальній базі прикордонників неподалік аеропортутимчасово окупованого Сімферополя стався вибух.</text:p>
      <text:p text:style-name="P4">
Про це повідомляє в <text:a xlink:type="simple" xlink:href="http://t.me/radiosvoboda/40221" text:style-name="Internet_20_link" text:visited-style-name="Visited_20_Internet_20_Link">
 </text:a>
 Радио Свобода, передаєУкрінформ.</text:p>
      <text:p text:style-name="P4">
«За опублікованими фотографіями можна геолокувати місце вибуху: це колишнянавчально-тренувальна база прикордонників у районі балки Джабанак поряд ізселищем Шкільне, за кілька кілометрів від аеропорту Сімферополя», - йдеться уповідомленні.</text:p>
      <text:p text:style-name="P4">
<draw:frame draw:style-name="fr1" draw:name="Image215" text:anchor-type="as-char" svg:width="6.9236in" svg:height="7.152931in" draw:z-index="0">
<draw:image xlink:href="../Images/yкринформ/2023-05-02T21-40-00-03-00/1683052682-121.jpg" xlink:type="simple" xlink:show="embed" xlink:actuate="onLoad" draw:mime-type="image/jpeg"/>
</draw:frame>
</text:p>
      <text:p text:style-name="P4">
Спочатку російські Телеграм-канали писали про звуки <text:a xlink:type="simple" xlink:href="https://www.ukrinform.ua/tag-vibuh" text:style-name="Internet_20_link" text:visited-style-name="Visited_20_Internet_20_Link">
</text:a>
 у Севастополі. Але Радіо Свободастверджує, що йде саме про базу російських прикордонних військ підСімферополем.</text:p>
      <text:p text:style-name="P4">
<draw:frame draw:style-name="fr1" draw:name="Image216" text:anchor-type="as-char" svg:width="6.9236in" svg:height="3.883237in" draw:z-index="0">
<draw:image xlink:href="../Images/yкринформ/2023-05-02T21-40-00-03-00/1683052682-905.jpg" xlink:type="simple" xlink:show="embed" xlink:actuate="onLoad" draw:mime-type="image/jpeg"/>
</draw:frame>
</text:p>
      <text:p text:style-name="P4">
<text:span text:style-name="T4">
Читайте також:</text:span>
 <text:a xlink:type="simple" xlink:href="https://www.ukrinform.ua/rubric-ato/3702904-v-melitopoli-prolunav-vibuh-v-goteli-u-akomu-bazuvalis-okupanti-andrusenko.html" text:style-name="Internet_20_link" text:visited-style-name="Visited_20_Internet_20_Link">
 <text:span text:style-name="T4">
Мелітопо</text:span>
 </text:a>
</text:p>
      <text:p text:style-name="P4">
Як <text:a xlink:type="simple" xlink:href="http://www.ukrinform.ua/rubric-crimea/3703652-vid-pocatku-roku-v-okupovanomu-krimu-zafiksuvali-ponad-30-vibuhiv-eksperti.html" text:style-name="Internet_20_link" text:visited-style-name="Visited_20_Internet_20_Link">
 </text:a>
 , у тимчасовоокупованому росіянами Криму від початку 2023 року було зафіксовано понад 30вибухів в різних районах.</text:p>
      <text:p text:style-name="P4">
Source: <text:a xlink:type="simple" xlink:href="https://www.ukrinform.ua/rubric-crimea/3703859-na-bazi-zagarbnikiv-poblizu-simferopola-stavsa-vibuh-zmi.html" text:style-name="Internet_20_link" text:visited-style-name="Visited_20_Internet_20_Link">
https://www.ukrinform.ua/rubric-crimea/3703859-na-bazi-zagarbnikiv-poblizu-simferopola-stavsa-vibuh-zmi.html</text:a>
</text:p>
      <!--NEWS-->
      <text:h text:style-name="P10" text:outline-level="1">
<text:span text:style-name="T4">
ВР у першому читанні ухвалила законопроєкт про реформу на ринку реклами</text:span>
</text:h>
      <text:p text:style-name="P4">
Authors: Ukrinform (Person)</text:p>
      <text:p text:style-name="P4">
Publisher: Укринформ (Organization)</text:p>
      <text:p text:style-name="P4">
Published Time: 2023-05-02T21:53:00+03:00</text:p>
      <text:p text:style-name="P4">
Modified Time: 2023-05-02T21:53:00+03:00</text:p>
      <text:p text:style-name="P4">
Description: Верховна Рада ухвалила в першому читанні законопроєкт, який імплементує в національне законодавство України окремі положення acquis Європейського Союзу у сфері аудіовізуальної реклами. — Укрінформ.</text:p>
      <text:p text:style-name="P4">
Images: ["<text:a xlink:type="simple" xlink:href="https://static.ukrinform.com/photos/2019_12/thumb_files/630_360_1576709528-502.jpg" text:style-name="Internet_20_link" text:visited-style-name="Visited_20_Internet_20_Link">
630_360_15767...</text:a>
"]</text:p>
      <text:p text:style-name="P4">
Tags: ['Реклама', 'Ткаченко', 'Законопроєкт', 'Верховна Рада']</text:p>
      <text:p text:style-name="P4">
Type: Article</text:p>
      <!--METADATA-->
      <text:p text:style-name="P4">
<draw:frame draw:style-name="fr1" draw:name="Image217" text:anchor-type="as-char" svg:width="6.9236in" svg:height="3.956343in" draw:z-index="0">
<draw:image xlink:href="../Images/yкринформ/2023-05-02T21-53-00-03-00/630_360_1576709528-502.jpg" xlink:type="simple" xlink:show="embed" xlink:actuate="onLoad" draw:mime-type="image/jpeg"/>
</draw:frame>
 ВерховнаРада ухвалила в першому читанні законопроєкт, який імплементує в національнезаконодавство України окремі положення acquis Європейського Союзу у сферіаудіовізуальної реклами.</text:p>
      <text:p text:style-name="P4">
Про це міністр культури та інформаційної політики Олександр Ткаченко повідомиву <text:a xlink:type="simple" xlink:href="https://t.me/otkachenkokyiv/3495" text:style-name="Internet_20_link" text:visited-style-name="Visited_20_Internet_20_Link">
 </text:a>
 , передає Укрінформ.</text:p>
      <text:p text:style-name="P4">
"Сьогодні Верховна Рада конституційною більшістю у 320 голосів ухвалила упершому читанні один із ключових євроінтеграційних <text:a xlink:type="simple" xlink:href="https://www.ukrinform.ua/tag-zakon" text:style-name="Internet_20_link" text:visited-style-name="Visited_20_Internet_20_Link">
</text:a>
 №9206, який імплементує в українськезаконодавство про рекламу acquis ЄС", — зазначив міністр.</text:p>
      <text:p text:style-name="P4">
Як пояснив Ткаченко, документ є доповненням до вже ухваленого закону "Промедіа", після ухвалення в цілому він закриє всі вимоги з боку ЄвропейськогоСоюзу щодо аудіовізуальних послуг в Україні.</text:p>
      <text:p text:style-name="P4">
Законопроєктом передбачене, зокрема, введення терміну й регулювання "продакт-плейсмент", встановлення критеріїв, за якими реклама вважається такою, щопотрапляє під юрисдикцію України, заборона будь-якої реклами резидентівкраїни-агресора і розширення заборони вміщувати в рекламі дискримінаційнітвердження та/або зображення.</text:p>
      <text:p text:style-name="P4">
До ключових положень належить також дозвіл на показ зброї у соціальнійрекламі, спрощення правил переривання рекламою трансляції фільмів (за виняткомсеріалів і документальних фільмів), програм новин і програм для дітей (нечастіше, ніж один раз на кожні 30 хвилин) та збільшення квоти реклами влінійних аудіальних й аудіовізуальних медіа до 20%, що розраховується длячасових проміжків з 6:00 до 18:00 та з 18:00 до 24:00.</text:p>
      <text:p text:style-name="P4">
<text:span text:style-name="T4">
Читайте також:</text:span>
 <text:a xlink:type="simple" xlink:href="https://www.ukrinform.ua/rubric-ato/3696776-youtube-dozvolae-rozmisuvati-video-aki-reklamuut-pvk-vagner-sunday-times.html" text:style-name="Internet_20_link" text:visited-style-name="Visited_20_Internet_20_Link">
 <text:span text:style-name="T4">
рекламу</text:span>
 </text:a>
</text:p>
      <text:p text:style-name="P4">
Серед іншого, передбачене саморегулювання й співрегулювання у сфері рекламишляхом прийняття кодексів (правил) створення та розповсюдження реклами,зокрема щодо реклами алкогольних напоїв, з метою зменшення її впливу на дітей.</text:p>
      <text:p text:style-name="P4">
"Дякую народним депутатам за єдність та рішучу підтримку важливих законів нашляху до європейського майбутнього України", — додав глава МКІП.</text:p>
      <text:p text:style-name="P4">
Як повідомлялося, ухвалення закону про рекламу є однією із семи кандидатськихрекомендацій Європейської комісії, які Україна має виконати для вступу до ЄС.</text:p>
      <text:p text:style-name="P4">
Source: <text:a xlink:type="simple" xlink:href="https://www.ukrinform.ua/rubric-society/3703861-vr-u-persomu-citanni-uhvalila-zakonoproekt-pro-reformu-na-rinku-reklami.html" text:style-name="Internet_20_link" text:visited-style-name="Visited_20_Internet_20_Link">
https://www.ukrinform.ua/rubric-society/3703861-vr-u-persomu-citanni-uhvalila-zakonoproekt-pro-reformu-na-rinku-reklami.html</text:a>
</text:p>
      <!--NEWS-->
      <text:h text:style-name="P10" text:outline-level="1">
<text:span text:style-name="T4">
Жителі ТОТ можуть брати російські паспорти, аби зберегти собі життя - Данілов</text:span>
</text:h>
      <text:p text:style-name="P4">
Authors: Ukrinform (Person)</text:p>
      <text:p text:style-name="P4">
Publisher: Укринформ (Organization)</text:p>
      <text:p text:style-name="P4">
Published Time: 2023-05-02T21:59:00+03:00</text:p>
      <text:p text:style-name="P4">
Modified Time: 2023-05-02T21:59:00+03:00</text:p>
      <text:p text:style-name="P4">
Description: Секретар РНБО Олексій Данілов радить жителям тимчасово захоплених територій брати російські паспорти, аби уникнути небезпеки для життя. — Укрінформ.</text:p>
      <text:p text:style-name="P4">
Images: ["<text:a xlink:type="simple" xlink:href="https://static.ukrinform.com/photos/2023_04/thumb_files/630_360_1680783783-785.jpg" text:style-name="Internet_20_link" text:visited-style-name="Visited_20_Internet_20_Link">
630_360_16807...</text:a>
"]</text:p>
      <text:p text:style-name="P4">
Tags: ['Окупація', 'Паспорт', 'Данілов', 'Війна з росією', 'Єдині новини']</text:p>
      <text:p text:style-name="P4">
Type: Article</text:p>
      <!--METADATA-->
      <text:p text:style-name="P4">
<draw:frame draw:style-name="fr1" draw:name="Image218" text:anchor-type="as-char" svg:width="6.9236in" svg:height="3.956343in" draw:z-index="0">
<draw:image xlink:href="../Images/yкринформ/2023-05-02T21-59-00-03-00/630_360_1680783783-785.jpg" xlink:type="simple" xlink:show="embed" xlink:actuate="onLoad" draw:mime-type="image/jpeg"/>
</draw:frame>
 СекретарРНБО Олексій Данілов радить жителям тимчасово захоплених територій братиросійські паспорти, аби уникнути небезпеки для життя.</text:p>
      <text:p text:style-name="P4">
Про це Данілов сказав в ефірі телемарафону «Єдині новини», передає Укрінформ.</text:p>
      <text:p text:style-name="P4">
«Найцінніше в людини – це її життя. І якщо загрожує небезпека, якщо можутьпозбавити життя, то людина має прийняти для себе непросте рішення, але вижитиобов’язково, за будь-яких умов», - наголосив він.</text:p>
      <text:p text:style-name="P4">
За словами секретаря РНБО, це не є провиною громадян України, які опинилися натимчасово захоплених територіях і які дуже потрібні для розбудови держави.</text:p>
      <text:p text:style-name="P4">
Водночас <text:a xlink:type="simple" xlink:href="https://www.ukrinform.ua/tag-danilov" text:style-name="Internet_20_link" text:visited-style-name="Visited_20_Internet_20_Link">
 </text:a>
 попередив, що інакшою єситуація з тими, хто працює з окупантами, допомагає їм та виконує їхнівказівки: «Ми точно зможемо розібратись після звільнення наших територій - укого були які життєві обставини».</text:p>
      <text:p text:style-name="P4">
<text:span text:style-name="T4">
Читайте також:</text:span>
 <text:a xlink:type="simple" xlink:href="https://www.ukrinform.ua/rubric-ato/3699915-rosia-rozdae-svoi-pasporti-na-okupovanih-teritoriah-sob-pokazati-vtorgnenna-ak-uspih-rozvidka-britanii.html" text:style-name="Internet_20_link" text:visited-style-name="Visited_20_Internet_20_Link">
 <text:span text:style-name="T4">
паспорт</text:span>
 </text:a>
</text:p>
      <text:p text:style-name="P4">
Як повідомляв Укрінформ, Уповноважений Верховної Ради з прав людини ДмитроЛубінець сказав, що українці, які перебувають на ТОТ, задля збереженнявласного життя <text:a xlink:type="simple" xlink:href="http://www.ukrinform.ua/rubric-society/3702838-lubinec-radit-ukraincam-na-okupovanih-teritoriah-brati-pasport-rf-zaradi-zberezenna-zitta.html" text:style-name="Internet_20_link" text:visited-style-name="Visited_20_Internet_20_Link">
 </text:a>
 або в будь-який спосіб виїжджати з таких територій.</text:p>
      <text:p text:style-name="P4">
Своєю чергою віцепрем’єр - міністр з питань реінтеграції тимчасово окупованихтериторій Ірина Верещук рекомендувала жителям ТОТ не брати російські паспортита по змозі виїжджати звідти.</text:p>
      <text:p text:style-name="P4">
Source: <text:a xlink:type="simple" xlink:href="https://www.ukrinform.ua/rubric-society/3703864-ziteli-tot-mozut-brati-rosijski-pasporti-abi-zberegti-sobi-zitta-danilov.html" text:style-name="Internet_20_link" text:visited-style-name="Visited_20_Internet_20_Link">
https://www.ukrinform.ua/rubric-society/3703864-ziteli-tot-mozut-brati-rosijski-pasporti-abi-zberegti-sobi-zitta-danilov.html</text:a>
</text:p>
      <!--NEWS-->
      <text:h text:style-name="P10" text:outline-level="1">
<text:span text:style-name="T4">
У Брянській області вдруге за дві доби підірвали колії - з рейок зійшов вантажний потяг</text:span>
</text:h>
      <text:p text:style-name="P4">
Authors: Ukrinform (Person)</text:p>
      <text:p text:style-name="P4">
Publisher: Укринформ (Organization)</text:p>
      <text:p text:style-name="P4">
Published Time: 2023-05-02T22:03:00+03:00</text:p>
      <text:p text:style-name="P4">
Modified Time: 2023-05-02T22:03:00+03:00</text:p>
      <text:p text:style-name="P4">
Description: Губернатор Брянської області рф Олександр Богомаз заявив, що неподалік станції Снєжетьська спрацював вибуховий пристрій, внаслідок чого з рейок зійшов локомотив та вантажні вагони. — Укрінформ.</text:p>
      <text:p text:style-name="P4">
Images: ["<text:a xlink:type="simple" xlink:href="https://static.ukrinform.com/photos/2018_05/thumb_files/630_360_1525342645-9660.jpg" text:style-name="Internet_20_link" text:visited-style-name="Visited_20_Internet_20_Link">
630_360_15253...</text:a>
"]</text:p>
      <text:p text:style-name="P4">
Tags: ['Вибух', 'Залізниця', 'росія']</text:p>
      <text:p text:style-name="P4">
Type: Article</text:p>
      <!--METADATA-->
      <text:p text:style-name="P4">
<draw:frame draw:style-name="fr1" draw:name="Image219" text:anchor-type="as-char" svg:width="6.9236in" svg:height="3.956343in" draw:z-index="0">
<draw:image xlink:href="../Images/yкринформ/2023-05-02T22-03-00-03-00/630_360_1525342645-9660.jpg" xlink:type="simple" xlink:show="embed" xlink:actuate="onLoad" draw:mime-type="image/jpeg"/>
</draw:frame>
Губернатор Брянської області рф Олександр Богомаз заявив, що неподалік станціїСнєжетьська спрацював вибуховий пристрій, внаслідок чого з рейок зійшовлокомотив та вантажні вагони.</text:p>
      <text:p text:style-name="P4">
Про це повідомляється в <text:a xlink:type="simple" xlink:href="https://t.me/avbogomaz/2476" text:style-name="Internet_20_link" text:visited-style-name="Visited_20_Internet_20_Link">
 </text:a>
 , передає Укрінформ.</text:p>
      <text:p text:style-name="P4">
«У районі залізничної станції Снєжетьська спрацював невстановлений вибуховийпристрій. Постраждалих немає. Внаслідок події з рейок зійшов <text:a xlink:type="simple" xlink:href="https://www.ukrinform.ua/tag-potag" text:style-name="Internet_20_link" text:visited-style-name="Visited_20_Internet_20_Link">
</text:a>
 та кілька вагонів вантажного складу. Усіоперативні служби працюють на місці», - пише Богомаз.</text:p>
      <text:p text:style-name="P4">
Пізніше <text:a xlink:type="simple" xlink:href="https://t.me/rbc_news/73226" text:style-name="Internet_20_link" text:visited-style-name="Visited_20_Internet_20_Link">
 </text:a>
 уточнило інформацію – аварія сталасяна перегоні Снєжетьська – Білі Береги, внаслідок чого з рейок зійшло 20вагонів. Рух на цій залізничній дільниці призупинено. Повідомляється, нібивідкритого горіння немає, проте на місце аварії відправлені дві пожежні групи,а також пожежний і два відновлювальні поїзди.</text:p>
      <text:p text:style-name="P4">
<text:span text:style-name="T4">
Читайте також:</text:span>
 <text:a xlink:type="simple" xlink:href="https://www.ukrinform.ua/rubric-crimea/3703859-na-bazi-zagarbnikiv-poblizu-simferopola-stavsa-vibuh-zmi.html" text:style-name="Internet_20_link" text:visited-style-name="Visited_20_Internet_20_Link">
 <text:span text:style-name="T4">
вибух</text:span>
 </text:a>
</text:p>
      <text:p text:style-name="P4">
Як повідомлялося в понеділок, у Брянській області на перегоні Розсуха-Унечачерез пошкодження колії, за попередніми даними після підриву, <text:a xlink:type="simple" xlink:href="https://www.ukrinform.ua/rubric-world/3703058-u-rf-zijsov-z-rejok-poizd-iz-naftoproduktami-jmovirno-cerez-pidriv-kolii.html" text:style-name="Internet_20_link" text:visited-style-name="Visited_20_Internet_20_Link">
</text:a>
 . Він був завантаженийнафтопродуктами та пиломатеріалами. Близько 8 вагонів перекинулися. Внаслідокаварії сталася пожежа.</text:p>
      <text:p text:style-name="P4">
Source: <text:a xlink:type="simple" xlink:href="https://www.ukrinform.ua/rubric-world/3703863-u-branskij-oblasti-vdruge-za-dvi-dobi-pidirvali-zaliznicni-kolii-z-rejok-zijsov-vantaznij-potag.html" text:style-name="Internet_20_link" text:visited-style-name="Visited_20_Internet_20_Link">
https://www.ukrinform.ua/rubric-world/3703863-u-branskij-oblasti-vdruge-za-dvi-dobi-pidirvali-zaliznicni-kolii-z-rejok-zijsov-vantaznij-potag.html</text:a>
</text:p>
      <!--NEWS-->
      <text:h text:style-name="P10" text:outline-level="1">
<text:span text:style-name="T4">
рф у кіберпросторі, як і на полі бою, намагається атакувати цивільну інфраструктуру – Держспецзв’язку</text:span>
</text:h>
      <text:p text:style-name="P4">
Authors: Ukrinform (Person)</text:p>
      <text:p text:style-name="P4">
Publisher: Укринформ (Organization)</text:p>
      <text:p text:style-name="P4">
Published Time: 2023-05-02T22:10:00+03:00</text:p>
      <text:p text:style-name="P4">
Modified Time: 2023-05-02T22:10:00+03:00</text:p>
      <text:p text:style-name="P4">
Description: Урядова команда реагування на комп’ютерні надзвичайні події України CERT-UA відслідковує діяльність понад 80 хакерських груп, більшість із яких - угруповання з російської федерації, а 90% їх членів становлять російські військові. — Укрінформ.</text:p>
      <text:p text:style-name="P4">
Images: ["<text:a xlink:type="simple" xlink:href="https://static.ukrinform.com/photos/2022_09/thumb_files/630_360_1662202935-829.jpg" text:style-name="Internet_20_link" text:visited-style-name="Visited_20_Internet_20_Link">
630_360_16622...</text:a>
"]</text:p>
      <text:p text:style-name="P4">
Tags: ['Інфраструктура', 'Кібератака', 'Хакери', 'Війна з росією']</text:p>
      <text:p text:style-name="P4">
Type: Article</text:p>
      <!--METADATA-->
      <text:p text:style-name="P4">
<draw:frame draw:style-name="fr1" draw:name="Image220" text:anchor-type="as-char" svg:width="6.9236in" svg:height="3.956343in" draw:z-index="0">
<draw:image xlink:href="../Images/yкринформ/2023-05-02T22-10-00-03-00/630_360_1662202935-829.jpg" xlink:type="simple" xlink:show="embed" xlink:actuate="onLoad" draw:mime-type="image/jpeg"/>
</draw:frame>
 Урядовакоманда реагування на комп’ютерні надзвичайні події України CERT-UAвідслідковує діяльність понад 80 хакерських груп, більшість із яких -угруповання з російської федерації, а 90% їх членів становлять російськівійськові.</text:p>
      <text:p text:style-name="P4">
Про це розповів речник Держспецзв’язку Володимир Кондрашов в ефірітелемарафону «Єдині новини», повідомляє Укрінформ.</text:p>
      <text:p text:style-name="P4">
«Звідки йдуть атаки? Урядова команда реагування на комп’ютерні надзвичайніподії CERT-UA, яка займається в ручному режимі запобіганням, виявленням іреагуванням на <text:a xlink:type="simple" xlink:href="https://www.ukrinform.ua/tag-kiberataka" text:style-name="Internet_20_link" text:visited-style-name="Visited_20_Internet_20_Link">
 </text:a>
 , кіберінциденти,відслідковує діяльність понад 80 груп, більшість із яких – це хакерськіугруповання з російської федерації, і 90% членів таких хакерських угруповань -це є російські військові. Тобто ми бачимо, що росія у кіберпросторівикористовує таку саму тактику, як і на конвенційному полі бою, тобто вонанамагається атакувати цивільну інфраструктуру», - зазначив він.</text:p>
      <text:p text:style-name="P4">
Кондрашов зауважив, що за перші чотири місяці цього року тільки в ручномурежимі командою CERT-UA було відбито й опрацьовано 700 кіберінцидентів,третина з них – це атаки на органи влади. Так, він зауважив, що у квітніопрацьовано 151 атаку і кіберінцидент, 54 з яких - на органи влади. Це у 2,5раза більше, ніж атак на сектор сил безпеки й оборони.</text:p>
      <text:p text:style-name="P4">
Також речник Держспецзв’язку проінформував, що за квітень системи автоматичнозаблокували 24 млн кібератак, із яких 23 млн – це були сканування.</text:p>
      <text:p text:style-name="P4">
Кондрашов підкреслив, що попри певне зменшення кількості атак в тому чи іншомусекторі, систематичність, складність цих атак і їх інтенсивність залишаєтьсядуже високою, а основна ціль – це цивільна інфраструктура, комерційніструктури, органи влади і кожен громадянин.</text:p>
      <text:p text:style-name="P4">
Він також наголосив, що у більшості випадків своїх стратегічних цілейзловмисники не досягають.</text:p>
      <text:p text:style-name="P4">
«Те, що наші системи працюють, - уже приклад нашої стійкості і нашої здатностіпротистояти ворогу», - сказав речник Держспецзв’язку.</text:p>
      <text:p text:style-name="P4">
<text:span text:style-name="T4">
Читайте також:</text:span>
 <text:a xlink:type="simple" xlink:href="https://www.ukrinform.ua/rubric-technology/3702479-derzspeczvazku-poperedzae-pro-kiberataku-fejkovimi-onovlennami-operacijnoi-sistemi.html" text:style-name="Internet_20_link" text:visited-style-name="Visited_20_Internet_20_Link">
 </text:a>
</text:p>
      <text:p text:style-name="P4">
Водночас Кондрашов додав, стійкість України забезпечується в тому числі йміжнародним партнерством.</text:p>
      <text:p text:style-name="P4">
«У глобальному світі бути захищеному одному неможливо. Можна бути захищенимтільки колективно. І побудова спільного колективного кіберпростору захищеногосвіту – це наше основне завдання, і ми співпрацюємо з усіма цивілізованимикраїнами, у тому числі зі США, Великою Британією, країнами ЄС для налагодженняспівпраці», - пояснив він.</text:p>
      <text:p text:style-name="P4">
Як повідомляв <text:a xlink:type="simple" xlink:href="https://www.ukrinform.ua/rubric-technology/3691554-kabmin-zatverdiv-poradok-reaguvanna-na-kiberincidenti-ta-kiberataki.html" text:style-name="Internet_20_link" text:visited-style-name="Visited_20_Internet_20_Link">
 </text:a>
 , КабінетМіністрів затвердив Порядок реагування на кіберінциденти та кібератаки.</text:p>
      <text:p text:style-name="P4">
Source: <text:a xlink:type="simple" xlink:href="https://www.ukrinform.ua/rubric-technology/3703865-rf-u-kiberprostori-ak-i-na-poli-bou-namagaetsa-atakuvati-civilnu-infrastrukturu-derzspeczvazku.html" text:style-name="Internet_20_link" text:visited-style-name="Visited_20_Internet_20_Link">
https://www.ukrinform.ua/rubric-technology/3703865-rf-u-kiberprostori-ak-i-na-poli-bou-namagaetsa-atakuvati-civilnu-infrastrukturu-derzspeczvazku.html</text:a>
</text:p>
      <!--NEWS-->
      <text:h text:style-name="P10" text:outline-level="1">
<text:span text:style-name="T4">
Єврокомісія завтра представить Акт з підтримки виробництва боєприпасів для України</text:span>
</text:h>
      <text:p text:style-name="P4">
Authors: Ukrinform (Person)</text:p>
      <text:p text:style-name="P4">
Publisher: Укринформ (Organization)</text:p>
      <text:p text:style-name="P4">
Published Time: 2023-05-02T22:14:00+03:00</text:p>
      <text:p text:style-name="P4">
Modified Time: 2023-05-02T22:14:00+03:00</text:p>
      <text:p text:style-name="P4">
Description: Єврокомісія має намір вже завтра ухвалити документ, метою якого є прискорення виробництва артилерійських боєприпасів для швидкої відповіді на потреби України та для заповнення арсеналів країн ЄС. — Укрінформ.</text:p>
      <text:p text:style-name="P4">
Images: ["<text:a xlink:type="simple" xlink:href="https://static.ukrinform.com/photos/2023_04/thumb_files/630_360_1682729651-392.jpg" text:style-name="Internet_20_link" text:visited-style-name="Visited_20_Internet_20_Link">
630_360_16827...</text:a>
"]</text:p>
      <text:p text:style-name="P4">
Tags: ['Єврокомісія', 'Боєприпаси', 'Фон дер Ляєн', 'Війна з росією']</text:p>
      <text:p text:style-name="P4">
Type: Article</text:p>
      <!--METADATA-->
      <text:p text:style-name="P4">
<draw:frame draw:style-name="fr1" draw:name="Image221" text:anchor-type="as-char" svg:width="6.9236in" svg:height="3.949857in" draw:z-index="0">
<draw:image xlink:href="../Images/yкринформ/2023-05-02T22-14-00-03-00/630_360_1682729651-392.jpg" xlink:type="simple" xlink:show="embed" xlink:actuate="onLoad" draw:mime-type="image/jpeg"/>
</draw:frame>
Єврокомісія має намір вже завтра ухвалити документ, метою якого є прискореннявиробництва артилерійських боєприпасів для швидкої відповіді на потребиУкраїни та для заповнення арсеналів країн ЄС.</text:p>
      <text:p text:style-name="P4">
Як передає Укрінформ, про це у <text:a xlink:type="simple" xlink:href="http://twitter.com/vonderleyen/status/1653435924875825155" text:style-name="Internet_20_link" text:visited-style-name="Visited_20_Internet_20_Link">
</text:a>
 повідомилапрезидент Єврокомісії Урсула фон дер Ляєн.</text:p>
      <text:p text:style-name="P4">
«Рада зустрітися з Президентом Чеської Республіки Павелом у Празі. Подякувалайому за стійку підтримку Чехії на адресу України. Ми маємо терміново нароститивиробництво, замовлення та доставку боєприпасів. Саме тому Європейська комісіязавтра представить Акт з підтримки виробництва боєприпасів», - написалаочільниця ЄК.</text:p>
      <text:p text:style-name="Quotations">

<text:p text:style-name="P4">
Glad to meet with <text:a xlink:type="simple" xlink:href="https://twitter.com/prezidentpavel" text:style-name="Internet_20_link" text:visited-style-name="Visited_20_Internet_20_Link">
&gt;
 </text:a>
 in Prague.  &gt;
  &gt;
  I thanked him for Czechia's staunch support to Ukraine.  &gt;
  &gt;
  We need to urgently step up production, procurement, delivery of&gt;
 ammunition.  &gt;
  &gt;
  This is why the <text:a xlink:type="simple" xlink:href="https://twitter.com/EU_Commission" text:style-name="Internet_20_link" text:visited-style-name="Visited_20_Internet_20_Link">
 </text:a>
&gt;
 will present the Act in Support of Ammunition Production tomorrow. <text:a xlink:type="simple" xlink:href="https://t.co/irJzLKIIog" text:style-name="Internet_20_link" text:visited-style-name="Visited_20_Internet_20_Link">
&gt;
 </text:a>
&gt;
&gt;
 — Ursula von der Leyen (@vonderleyen) <text:a xlink:type="simple" xlink:href="https://twitter.com/vonderleyen/status/1653435924875825155" text:style-name="Internet_20_link" text:visited-style-name="Visited_20_Internet_20_Link">
&gt;
 </text:a>
</text:p>

</text:p>
      <text:p text:style-name="P4">
Як повідомлялося, країни ЄС погодили політичне рішення надати Україні мільйонснарядів протягом року для підтримки здатності нашої країни на самооборонупроти російської агресії.</text:p>
      <text:p text:style-name="P4">
<text:span text:style-name="T4">
Читайте також:</text:span>
 <text:a xlink:type="simple" xlink:href="https://www.ukrinform.ua/rubric-ato/3703387-u-serpni-ukraina-pocne-otrimuvati-boepripasi-do-ustanovok-gepard-solc.html" text:style-name="Internet_20_link" text:visited-style-name="Visited_20_Internet_20_Link">
 <text:span text:style-name="T4">
боєприпас</text:span>
 </text:a>
</text:p>
      <text:p text:style-name="P4">
Реалізація такого рішення передбачає поєднання трьох шляхів.</text:p>
      <text:p text:style-name="P4">
Перший - виділення 1 мільярда євро для компенсації країнам <text:a xlink:type="simple" xlink:href="https://www.ukrinform.ua/tag-evrosouz" text:style-name="Internet_20_link" text:visited-style-name="Visited_20_Internet_20_Link">
</text:a>
 постачань уже наявних боєприпасів зармійських складів. Другий – використання ще 1 мільярда євро для спільногозамовлення боєприпасів, що використовуватимуться для поповнення арсеналів українах-членах та для продовження постачання для України. Третій шляхпередбачає перспективне нарощування спроможностей європейської оборонноїпромисловості для відповіді на виклики у сфері безпеки й оборони, що постаютьперед ЄС та його країнами наслідок агресивної війни росії проти України.</text:p>
      <text:p text:style-name="P4">
Source: <text:a xlink:type="simple" xlink:href="https://www.ukrinform.ua/rubric-ato/3703867-evrokomisia-zavtra-predstavit-akt-z-pidtrimki-virobnictva-boepripasiv-dla-ukraini.html" text:style-name="Internet_20_link" text:visited-style-name="Visited_20_Internet_20_Link">
https://www.ukrinform.ua/rubric-ato/3703867-evrokomisia-zavtra-predstavit-akt-z-pidtrimki-virobnictva-boepripasiv-dla-ukraini.html</text:a>
</text:p>
      <!--NEWS-->
      <text:h text:style-name="P10" text:outline-level="1">
<text:span text:style-name="T4">
Експрем'єру Молдови висунули звинувачення через концесію аеропорту</text:span>
</text:h>
      <text:p text:style-name="P4">
Authors: Ukrinform (Person)</text:p>
      <text:p text:style-name="P4">
Publisher: Укринформ (Organization)</text:p>
      <text:p text:style-name="P4">
Published Time: 2023-05-02T22:18:00+03:00</text:p>
      <text:p text:style-name="P4">
Modified Time: 2023-05-02T22:18:00+03:00</text:p>
      <text:p text:style-name="P4">
Description: Колишньому прем'єр-міністру Молдови Юріє Лянке висунуто звинувачення у зловживанні владою через концесію, що передала контроль над головним аеропортом країни бізнесмену в еміграції. — Укрінформ.</text:p>
      <text:p text:style-name="P4">
Images: ["<text:a xlink:type="simple" xlink:href="https://static.ukrinform.com/photos/2023_05/thumb_files/630_360_1683055078-567.jpg" text:style-name="Internet_20_link" text:visited-style-name="Visited_20_Internet_20_Link">
630_360_16830...</text:a>
"]</text:p>
      <text:p text:style-name="P4">
Tags: ['Аеропорт', 'Молдова', "Прем'єр", 'Концесія']</text:p>
      <text:p text:style-name="P4">
Type: Article</text:p>
      <!--METADATA-->
      <text:p text:style-name="P4">
<draw:frame draw:style-name="fr1" draw:name="Image222" text:anchor-type="as-char" svg:width="6.9236in" svg:height="3.956343in" draw:z-index="0">
<draw:image xlink:href="../Images/yкринформ/2023-05-02T22-18-00-03-00/630_360_1683055078-567.jpg" xlink:type="simple" xlink:show="embed" xlink:actuate="onLoad" draw:mime-type="image/jpeg"/>
</draw:frame>
 Колишньомупрем'єр-міністру Молдови Юріє Лянке висунуто звинувачення у зловживанні владоючерез концесію, що передала контроль над головним аеропортом країни бізнесменув еміграції.</text:p>
      <text:p text:style-name="P4">
Як передає Укрінформ, про це повідомляє <text:a xlink:type="simple" xlink:href="https://www.reuters.com/world/europe/moldovan-ex-prime-minister-charged-over-airport-concession-2023-05-02/" text:style-name="Internet_20_link" text:visited-style-name="Visited_20_Internet_20_Link">
</text:a>
 .</text:p>
      <text:p text:style-name="P4">
Вероніка Драгалін, голова антикорупційної прокуратури <text:a xlink:type="simple" xlink:href="https://www.ukrinform.ua/tag-moldova" text:style-name="Internet_20_link" text:visited-style-name="Visited_20_Internet_20_Link">
</text:a>
 , заявила, що колишньому мініструекономіки і шістьом іншим колишнім чиновникам також висунуті аналогічнізвинувачення в рамках кримінальної справи, яку, за її словами, було переданодо суду.</text:p>
      <text:p text:style-name="P4">
"Всі обвинувачені не визнали себе винними", - заявила вона на пресконференціїв столиці Молдови, Кишиневі.</text:p>
      <text:p text:style-name="P4">
Як повідомлялося, концесія 2013 року передала контроль над Кишинівськимміжнародним аеропортом на 49-річний термін компанії, пов'язаній з політиком ібізнесменом Іланом Шором, який втік з Молдови у 2019 році після обранняпрозахідного президента Майї Санду.</text:p>
      <text:p text:style-name="P4">
<text:span text:style-name="T4">
Читайте також:</text:span>
 <text:a xlink:type="simple" xlink:href="https://www.ukrinform.ua/rubric-world/3703021-u-moldovi-zatrimali-vicegolovu-prorosijskoi-partii-sor-tauber.html" text:style-name="Internet_20_link" text:visited-style-name="Visited_20_Internet_20_Link">
 </text:a>
</text:p>
      <text:p text:style-name="P4">
У листопаді минулого року апеляційний суд постановив, що контроль надаеропортом має повернутися до держави.</text:p>
      <text:p text:style-name="P4">
Source: <text:a xlink:type="simple" xlink:href="https://www.ukrinform.ua/rubric-world/3703868-ekspremeru-moldovi-visunuli-zvinuvacenna-cerez-koncesiu-aeroportu.html" text:style-name="Internet_20_link" text:visited-style-name="Visited_20_Internet_20_Link">
https://www.ukrinform.ua/rubric-world/3703868-ekspremeru-moldovi-visunuli-zvinuvacenna-cerez-koncesiu-aeroportu.html</text:a>
</text:p>
      <!--NEWS-->
      <text:h text:style-name="P10" text:outline-level="1">
<text:span text:style-name="T4">
Ворог обстріляв з артилерії та мінометів ще чотири населені пункти Сумщини і Чернігівщини</text:span>
</text:h>
      <text:p text:style-name="P4">
Authors: Ukrinform (Person)</text:p>
      <text:p text:style-name="P4">
Publisher: Укринформ (Organization)</text:p>
      <text:p text:style-name="P4">
Published Time: 2023-05-02T22:23:00+03:00</text:p>
      <text:p text:style-name="P4">
Modified Time: 2023-05-02T22:23:00+03:00</text:p>
      <text:p text:style-name="P4">
Description: російські війська у другій половині дня 2 травня обстріляли з артилерії й мінометів чотири населені пункти Чернігівської та Сумської областей, здійснивши загалом понад 40 влучань.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223" text:anchor-type="as-char" svg:width="6.9236in" svg:height="3.956343in" draw:z-index="0">
<draw:image xlink:href="../Images/yкринформ/2023-05-02T22-23-00-03-00/630_360_1667124180-530.jpg" xlink:type="simple" xlink:show="embed" xlink:actuate="onLoad" draw:mime-type="image/jpeg"/>
</draw:frame>
 російськівійська у другій половині дня 2 травня обстріляли з артилерії й мінометівчотири населені пункти Чернігівської та Сумської областей, здійснивши загаломпонад 40 влучань.</text:p>
      <text:p text:style-name="P4">
Як передає Укрінформ, про це оперативне командування "Північ" повідомило в <text:a xlink:type="simple" xlink:href="https://t.me/ok_pivnich1/2248" text:style-name="Internet_20_link" text:visited-style-name="Visited_20_Internet_20_Link">
</text:a>
 .</text:p>
      <text:p text:style-name="P4">
Зокрема, з 15:25 до 15:45 відбулися вісім <text:a xlink:type="simple" xlink:href="https://www.ukrinform.ua/tag-obstril" text:style-name="Internet_20_link" text:visited-style-name="Visited_20_Internet_20_Link">
 </text:a>
 , імовірно, зі ствольної артилерії по селу Залізний МістЧернігівської області.</text:p>
      <text:p text:style-name="P4">
З 16:50 до 17:10 в районі цього ж населеного пункту зафіксовані ще вісімвлучань, імовірно, з такої ж зброї. Унаслідок ворожого обстрілу загорілисягосподарчі будівлі та житловий будинок.</text:p>
      <text:p text:style-name="P4">
За даними командування, будинок знищений вогнем. Інформація про постраждалихне надходила.</text:p>
      <text:p text:style-name="P4">
З 15:05 до 16:05 в районі села Зноб-Трубчевське Сумської області загарбникиздійснили 16 влучань, імовірно, теж зі ствольної артилерії.</text:p>
      <text:p text:style-name="P4">
<text:span text:style-name="T4">
Читайте також:</text:span>
 <text:a xlink:type="simple" xlink:href="https://www.ukrinform.ua/rubric-ato/3703614-zagarbniki-vdarili-z-artilerii-po-prikordonnomu-mistu-na-sumsini.html" text:style-name="Internet_20_link" text:visited-style-name="Visited_20_Internet_20_Link">
 <text:span text:style-name="T4">
Сумщин</text:span>
 </text:a>
</text:p>
      <text:p text:style-name="P4">
З 20:35 до 20:40 зафіксовані два влучання, імовірно, з такої ж зброї в районіБаранівки, з 20:05 до 20:35 — сім влучань, імовірно, з міномета120-міліметрового калібру, в районі Шалигіного.</text:p>
      <text:p text:style-name="P4">
Про втрати серед місцевого населення чи пошкодження цивільної інфраструктуриінформація не надходила.</text:p>
      <text:p text:style-name="P4">
Як повідомляв <text:a xlink:type="simple" xlink:href="https://www.ukrinform.ua/rubric-ato/3703437-rosijska-armia-vnoci-ta-zranku-obstriluvala-prikordonna-cernigivsini-j-sumsini.html" text:style-name="Internet_20_link" text:visited-style-name="Visited_20_Internet_20_Link">
 </text:a>
 , 2травня пообіді російська армія завдала ударів по населених пунктах Семенівка,Гірськ, Красний Хутір, Буда-Вороб'ївська, Миколаївка й БудівельнеЧернігівської та Сумської областей.</text:p>
      <text:p text:style-name="P4">
Source: <text:a xlink:type="simple" xlink:href="https://www.ukrinform.ua/rubric-ato/3703869-vorog-obstrilav-z-artilerii-ta-minometiv-se-cotiri-naseleni-punkti-sumsini-i-cernigivsini.html" text:style-name="Internet_20_link" text:visited-style-name="Visited_20_Internet_20_Link">
https://www.ukrinform.ua/rubric-ato/3703869-vorog-obstrilav-z-artilerii-ta-minometiv-se-cotiri-naseleni-punkti-sumsini-i-cernigivsini.html</text:a>
</text:p>
      <!--NEWS-->
      <text:h text:style-name="P10" text:outline-level="1">
<text:span text:style-name="T4">
Ла Ліга: «Барселона» у більшості мінімально обіграла «Осасуну»</text:span>
</text:h>
      <text:p text:style-name="P4">
Authors: Ukrinform (Person)</text:p>
      <text:p text:style-name="P4">
Publisher: Укринформ (Organization)</text:p>
      <text:p text:style-name="P4">
Published Time: 2023-05-02T22:32:28+03:00</text:p>
      <text:p text:style-name="P4">
Modified Time: 2023-05-02T22:32:28+03:00</text:p>
      <text:p text:style-name="P4">
Description: Футболісти «Барселони» завдали поразки «Осасуні» у 33-му турі елітного дивізіону чемпіонату Іспанії. — Укрінформ.</text:p>
      <text:p text:style-name="P4">
Images: ["<text:a xlink:type="simple" xlink:href="https://static.ukrinform.com/photos/2023_05/thumb_files/630_360_1683055842-158.jpg" text:style-name="Internet_20_link" text:visited-style-name="Visited_20_Internet_20_Link">
630_360_16830...</text:a>
"]</text:p>
      <text:p text:style-name="P4">
Tags: ['Барселона', 'Футбол']</text:p>
      <text:p text:style-name="P4">
Type: Article</text:p>
      <!--METADATA-->
      <text:p text:style-name="P4">
<draw:frame draw:style-name="fr1" draw:name="Image224" text:anchor-type="as-char" svg:width="6.9236in" svg:height="3.956343in" draw:z-index="0">
<draw:image xlink:href="../Images/yкринформ/2023-05-02T22-32-28-03-00/630_360_1683055842-158.jpg" xlink:type="simple" xlink:show="embed" xlink:actuate="onLoad" draw:mime-type="image/jpeg"/>
</draw:frame>
 Футболісти«Барселони» завдали поразки «Осасуні» у 33-му турі елітного дивізіонучемпіонату Іспанії.</text:p>
      <text:p text:style-name="P4">
Поєдинок на «Камп Ноу» в Барселоні завершився на користь господарів з рахунком1:0, передає Укрінформ.</text:p>
      <text:p text:style-name="P4">
Успіх каталонцям приніс захисник Хорді Альба, якому на 85-й хвилині асистувавФренкі де Йонг.</text:p>
      <text:p text:style-name="P4">
На 27-й хвилині гості залишилися у меншості після вилучення Хорхе Еррандо(затримка суперника).</text:p>
      <text:p text:style-name="P4">
<text:span text:style-name="T4">
Читайте також:</text:span>
 <text:a xlink:type="simple" xlink:href="https://www.ukrinform.ua/rubric-sports/3703377-asist-cigankova-dopomig-zironi-obigrati-sevilu-v-matci-la-ligi.html" text:style-name="Internet_20_link" text:visited-style-name="Visited_20_Internet_20_Link">
 </text:a>
</text:p>
      <text:p text:style-name="P4">
«Барселона» набрала 82 очки і продовжує лідирувати у турнірній таблиці ЛаЛіги. Другим йде «Реал» (68). «Вершкові» сьогодні на Reale Arena у Сан-Себастьяні зустрічаються з місцевим «Реал Сосьєдадом» (58), який нині посідаєчетверте місце у Прімері. Третю позицію зберігає мадридський «Атлетико» (66),якому завтра протистоятиме «Кадіс».</text:p>
      <text:p text:style-name="P4">
Фото: AFP.</text:p>
      <text:p text:style-name="P4">
Source: <text:a xlink:type="simple" xlink:href="https://www.ukrinform.ua/rubric-sports/3703871-la-liga-barselona-u-bilsosti-minimalno-obigrala-osasunu.html" text:style-name="Internet_20_link" text:visited-style-name="Visited_20_Internet_20_Link">
https://www.ukrinform.ua/rubric-sports/3703871-la-liga-barselona-u-bilsosti-minimalno-obigrala-osasunu.html</text:a>
</text:p>
      <!--NEWS-->
      <text:h text:style-name="P10" text:outline-level="1">
<text:span text:style-name="T4">
Білий дім: Ми раді почути від спікера Маккарті слова на підтримку України</text:span>
</text:h>
      <text:p text:style-name="P4">
Authors: Ukrinform (Person)</text:p>
      <text:p text:style-name="P4">
Publisher: Укринформ (Organization)</text:p>
      <text:p text:style-name="P4">
Published Time: 2023-05-02T22:35:00+03:00</text:p>
      <text:p text:style-name="P4">
Modified Time: 2023-05-02T22:35:00+03:00</text:p>
      <text:p text:style-name="P4">
Description: Адміністрація Байдена вітає заяву спікера Палати представників республіканця Кевіна Маккарті про необхідність подальшої масштабної підтримки України. — Укрінформ.</text:p>
      <text:p text:style-name="P4">
Images: ["<text:a xlink:type="simple" xlink:href="https://static.ukrinform.com/photos/2023_05/thumb_files/630_360_1683037313-390.jpg" text:style-name="Internet_20_link" text:visited-style-name="Visited_20_Internet_20_Link">
630_360_16830...</text:a>
"]</text:p>
      <text:p text:style-name="P4">
Tags: ['Конгрес США', 'Білий дім', 'Війна з росією']</text:p>
      <text:p text:style-name="P4">
Type: Article</text:p>
      <!--METADATA-->
      <text:p text:style-name="P4">
<draw:frame draw:style-name="fr1" draw:name="Image225" text:anchor-type="as-char" svg:width="6.9236in" svg:height="3.956343in" draw:z-index="0">
<draw:image xlink:href="../Images/yкринформ/2023-05-02T22-35-00-03-00/630_360_1683037313-390.jpg" xlink:type="simple" xlink:show="embed" xlink:actuate="onLoad" draw:mime-type="image/jpeg"/>
</draw:frame>
Адміністрація Байдена вітає заяву спікера Палати представників республіканцяКевіна Маккарті про необхідність подальшої масштабної підтримки України.</text:p>
      <text:p text:style-name="P4">
Так прокоментувала виступ лідера нижньої палати Конгресу США речниця Білогодому Карін Жан-П’єр, передає власний кореспондент Укрінформу.</text:p>
      <text:p text:style-name="P4">
«Ми раді почути, що спікер Маккарті погоджується з тим, що продовжуватипідтримку України – життєво важливо. Було приємно чути, як він відкинувпропаганду, яку поширюють російські державні ЗМІ», - сказала вона.</text:p>
      <text:p text:style-name="P4">
Представниця Білого дому нагадала, що впродовж останнього року президентБайден згуртував світ на підтримку України, яка протистоїть російськійагресії. І широка двопартійна підтримка, яку демонстрував <text:a xlink:type="simple" xlink:href="https://www.ukrinform.ua/tag-kongres-ssa" text:style-name="Internet_20_link" text:visited-style-name="Visited_20_Internet_20_Link">
</text:a>
 , була критично необхідною для цихзусиль.</text:p>
      <text:p text:style-name="P4">
«Важливо, щоби ця підтримка продовжувалася, і ми безумовно раді почути це відспікера Маккарті», - підкреслила Жан-П’єр.</text:p>
      <text:p text:style-name="P4">
<text:span text:style-name="T4">
Читайте також:</text:span>
 <text:a xlink:type="simple" xlink:href="https://www.ukrinform.ua/rubric-ato/3703379-bilij-dim-anonsuvav-novij-paket-vijskovoi-dopomogi-ukraini.html" text:style-name="Internet_20_link" text:visited-style-name="Visited_20_Internet_20_Link">
 <text:span text:style-name="T4">
Білий</text:span>
 <text:span text:style-name="T4">
дім</text:span>
 </text:a>
</text:p>
      <text:p text:style-name="P4">
Як повідомляв Укрінформ, напередодні під час візиту до Ізраїлю спікер Палатипредставників США республіканець Кевін Маккарті у відповідь на словаросійського журналіста <text:a xlink:type="simple" xlink:href="http://www.ukrinform.ua/rubric-polytics/3703722-spiker-palati-predstavnikiv-ssa-zaklikav-rosiu-piti-z-ukraini.html" text:style-name="Internet_20_link" text:visited-style-name="Visited_20_Internet_20_Link">
 </text:a>
</text:p>
      <text:p text:style-name="P4">
Маккарті також засудив москву за «вбивство (українських – ред.) дітей» тадистанціювався від деяких членів Республіканської партії, котрі виступаютьпроти подальшої допомоги Україні з боку США.</text:p>
      <text:p text:style-name="P4">
<text:span text:style-name="T5">
Фото: Tom Williams/CQ-Roll Call, Inc via Getty Images</text:span>
</text:p>
      <text:p text:style-name="P4">
Source: <text:a xlink:type="simple" xlink:href="https://www.ukrinform.ua/rubric-polytics/3703872-bilij-dim-mi-radi-pocuti-vid-spikera-makkarti-slova-na-pidtrimku-ukraini.html" text:style-name="Internet_20_link" text:visited-style-name="Visited_20_Internet_20_Link">
https://www.ukrinform.ua/rubric-polytics/3703872-bilij-dim-mi-radi-pocuti-vid-spikera-makkarti-slova-na-pidtrimku-ukraini.html</text:a>
</text:p>
      <!--NEWS-->
      <text:h text:style-name="P10" text:outline-level="1">
<text:span text:style-name="T4">
Війська рф обстріляли два селища на Херсонщині, є загиблий і поранена</text:span>
</text:h>
      <text:p text:style-name="P4">
Authors: Ukrinform (Person)</text:p>
      <text:p text:style-name="P4">
Publisher: Укринформ (Organization)</text:p>
      <text:p text:style-name="P4">
Published Time: 2023-05-02T22:43:00+03:00</text:p>
      <text:p text:style-name="P4">
Modified Time: 2023-05-02T22:43:00+03:00</text:p>
      <text:p text:style-name="P4">
Description: Російські загарбники ввечері 2 травня завдали ударів по селищах Козацьке та Дніпровське Херсонської області. — Укрінформ.</text:p>
      <text:p text:style-name="P4">
Images: ["<text:a xlink:type="simple" xlink:href="https://static.ukrinform.com/photos/2023_04/thumb_files/630_360_1680878030-989.jpg" text:style-name="Internet_20_link" text:visited-style-name="Visited_20_Internet_20_Link">
630_360_16808...</text:a>
"]</text:p>
      <text:p text:style-name="P4">
Tags: ['Херсонщина', 'Обстріл', 'Поранені', 'Загибель', 'Війна з росією']</text:p>
      <text:p text:style-name="P4">
Type: Article</text:p>
      <!--METADATA-->
      <text:p text:style-name="P4">
<draw:frame draw:style-name="fr1" draw:name="Image226" text:anchor-type="as-char" svg:width="6.9236in" svg:height="3.956343in" draw:z-index="0">
<draw:image xlink:href="../Images/yкринформ/2023-05-02T22-43-00-03-00/630_360_1680878030-989.jpg" xlink:type="simple" xlink:show="embed" xlink:actuate="onLoad" draw:mime-type="image/jpeg"/>
</draw:frame>
 Російськізагарбники ввечері 2 травня завдали ударів по селищах Козацьке та ДніпровськеХерсонської області.</text:p>
      <text:p text:style-name="P4">
Як передає Укрінформ, про це Херсонська обласна військова адміністраціяповідомила в <text:a xlink:type="simple" xlink:href="http://t.me/khersonskaODA/5531" text:style-name="Internet_20_link" text:visited-style-name="Visited_20_Internet_20_Link">
 </text:a>
 .</text:p>
      <text:p text:style-name="P4">
За даними ОВА, у селищі Козацьке Новокаховської громади через ворожий обстрілзагинув 66-річний чоловік.</text:p>
      <text:p text:style-name="P4">
Унаслідок ударів російської артилерії по Дніпровському Білозерської <text:a xlink:type="simple" xlink:href="https://www.ukrinform.ua/tag-tergromada" text:style-name="Internet_20_link" text:visited-style-name="Visited_20_Internet_20_Link">
</text:a>
 поранення дістала 78-річна жінка.Постраждалу госпіталізували у тяжкому стані.</text:p>
      <text:p text:style-name="P4">
Як повідомляв Укрінформ, надвечір 2 травня в Херсонській області росіяни <text:a xlink:type="simple" xlink:href="http://www.ukrinform.ua/rubric-ato/3703773-rosiani-obstrilali-selo-na-hersonsini-poranenij-pidlitok.html" text:style-name="Internet_20_link" text:visited-style-name="Visited_20_Internet_20_Link">
</text:a>
 Бериславської громади, поранивши підлітка.</text:p>
      <text:p text:style-name="P4">
Раніше загарбники <text:a xlink:type="simple" xlink:href="http://www.ukrinform.ua/rubric-ato/3703627-na-hersonsini-kilkist-zagiblih-cerez-vorozij-obstril-zrosla-do-troh-ludej.html" text:style-name="Internet_20_link" text:visited-style-name="Visited_20_Internet_20_Link">
 </text:a>
 .Унаслідок ворожих ударів троє жителів області загинули, ще п’ятеро дісталипоранення.</text:p>
      <text:p text:style-name="P4">
Source: <text:a xlink:type="simple" xlink:href="https://www.ukrinform.ua/rubric-ato/3703873-vijska-rf-obstrilali-dva-selisa-na-hersonsini-e-zagiblij-i-poranena.html" text:style-name="Internet_20_link" text:visited-style-name="Visited_20_Internet_20_Link">
https://www.ukrinform.ua/rubric-ato/3703873-vijska-rf-obstrilali-dva-selisa-na-hersonsini-e-zagiblij-i-poranena.html</text:a>
</text:p>
      <!--NEWS-->
      <text:h text:style-name="P10" text:outline-level="1">
<text:span text:style-name="T4">
Пентагон підтвердив, що продовжить надавати допомогу Україні</text:span>
</text:h>
      <text:p text:style-name="P4">
Authors: Ukrinform (Person)</text:p>
      <text:p text:style-name="P4">
Publisher: Укринформ (Organization)</text:p>
      <text:p text:style-name="P4">
Published Time: 2023-05-02T23:01:00+03:00</text:p>
      <text:p text:style-name="P4">
Modified Time: 2023-05-02T23:01:00+03:00</text:p>
      <text:p text:style-name="P4">
Description: Сполучені Штати мають намір виділяти Україні нові транші військової допомоги й перебувають у постійному контакті з керівництвом нашої держави, аби визначати найактуальніші потреби ЗСУ. — Укрінформ.</text:p>
      <text:p text:style-name="P4">
Images: ["<text:a xlink:type="simple" xlink:href="https://static.ukrinform.com/photos/2016_07/thumb_files/630_360_1467320804-6747.jpg" text:style-name="Internet_20_link" text:visited-style-name="Visited_20_Internet_20_Link">
630_360_14673...</text:a>
"]</text:p>
      <text:p text:style-name="P4">
Tags: ['Пентагон', 'США', 'Зброя', 'допомога', 'Війна з росією']</text:p>
      <text:p text:style-name="P4">
Type: Article</text:p>
      <!--METADATA-->
      <text:p text:style-name="P4">
<draw:frame draw:style-name="fr1" draw:name="Image227" text:anchor-type="as-char" svg:width="6.9236in" svg:height="3.956343in" draw:z-index="0">
<draw:image xlink:href="../Images/yкринформ/2023-05-02T23-01-00-03-00/630_360_1467320804-6747.jpg" xlink:type="simple" xlink:show="embed" xlink:actuate="onLoad" draw:mime-type="image/jpeg"/>
</draw:frame>
 СполученіШтати мають намір виділяти Україні нові транші військової допомоги йперебувають у постійному контакті з керівництвом нашої держави, аби визначатинайактуальніші потреби ЗСУ.</text:p>
      <text:p text:style-name="P4">
Про це заявив на брифінгу речник Пентагону генерал Патрік Райдер, передаєвласний кореспондент Укрінформу.</text:p>
      <text:p text:style-name="P4">
«Ми продовжимо підтримувати Україну у сфері безпеки, як і робили раніше», -відповів представник оборонного відомства США на запитання про підготовкунового пакета допомоги для Збройних сил України, які готуються доконтрнаступу.</text:p>
      <text:p text:style-name="P4">
Райдер зауважив, що не вдаватиметься в деталі процесу, та не став уточнювати,коли саме буде оголошений наступний транш. Однак генерал зауважив, що <text:a xlink:type="simple" xlink:href="https://www.ukrinform.ua/tag-ssa" text:style-name="Internet_20_link" text:visited-style-name="Visited_20_Internet_20_Link">
</text:a>
 «від самого початку» тісно співпрацюють зукраїнськими керівництвом, а також із союзниками та партнерами, аби визначати,що потрібно Україні для захисту суверенітету та повернення захоплених росієютериторій.</text:p>
      <text:p text:style-name="P4">
<text:span text:style-name="T4">
Читайте також:</text:span>
 <text:a xlink:type="simple" xlink:href="https://www.ukrinform.ua/rubric-ato/3701774-zbroa-dla-ukraini-stati-cogo-tizna-obgovorat-z-partnerami-priskorenna-postacan.html" text:style-name="Internet_20_link" text:visited-style-name="Visited_20_Internet_20_Link">
 </text:a>
</text:p>
      <text:p text:style-name="P4">
Як повідомляв Укрінформ, напередодні представник Білого дому Джон Кірбізаявив, що <text:a xlink:type="simple" xlink:href="http://www.ukrinform.ua/rubric-ato/3703379-bilij-dim-anonsuvav-novij-paket-vijskovoi-dopomogi-ukraini.html" text:style-name="Internet_20_link" text:visited-style-name="Visited_20_Internet_20_Link">
 </text:a>
 . Він також повідомив, що СШАпередали нашій країні майже 100% військової допомоги, про яку просилаукраїнська сторона.</text:p>
      <text:p text:style-name="P4">
Source: <text:a xlink:type="simple" xlink:href="https://www.ukrinform.ua/rubric-ato/3703876-pentagon-pidtverdiv-so-prodovzit-nadavati-dopomogu-ukraini.html" text:style-name="Internet_20_link" text:visited-style-name="Visited_20_Internet_20_Link">
https://www.ukrinform.ua/rubric-ato/3703876-pentagon-pidtverdiv-so-prodovzit-nadavati-dopomogu-ukraini.html</text:a>
</text:p>
      <!--NEWS-->
      <text:h text:style-name="P10" text:outline-level="1">
<text:span text:style-name="T4">
Президент нагородив 63 військових</text:span>
</text:h>
      <text:p text:style-name="P4">
Authors: Ukrinform (Person)</text:p>
      <text:p text:style-name="P4">
Publisher: Укринформ (Organization)</text:p>
      <text:p text:style-name="P4">
Published Time: 2023-05-02T23:15:00+03:00</text:p>
      <text:p text:style-name="P4">
Modified Time: 2023-05-02T23:15:00+03:00</text:p>
      <text:p text:style-name="P4">
Description: Президент Володимир Зеленський відзначив державними нагородами 63 захисників України. — Укрінформ.</text:p>
      <text:p text:style-name="P4">
Images: ["<text:a xlink:type="simple" xlink:href="https://static.ukrinform.com/photos/2022_12/thumb_files/630_360_1671115306-366.jpeg" text:style-name="Internet_20_link" text:visited-style-name="Visited_20_Internet_20_Link">
630_360_16711...</text:a>
"]</text:p>
      <text:p text:style-name="P4">
Tags: ['Нагорода', 'Військові', 'Зеленський']</text:p>
      <text:p text:style-name="P4">
Type: Article</text:p>
      <!--METADATA-->
      <text:p text:style-name="P4">
<draw:frame draw:style-name="fr1" draw:name="Image228" text:anchor-type="as-char" svg:width="6.9236in" svg:height="3.956343in" draw:z-index="0">
<draw:image xlink:href="../Images/yкринформ/2023-05-02T23-15-00-03-00/630_360_1671115306-366.jpeg" xlink:type="simple" xlink:show="embed" xlink:actuate="onLoad" draw:mime-type="image/jpeg"/>
</draw:frame>
 ПрезидентВолодимир Зеленський відзначив державними нагородами 63 захисників України.</text:p>
      <text:p text:style-name="P4">
Як передає Укрінформ, відповідний указ <text:a xlink:type="simple" xlink:href="https://www.president.gov.ua/documents/2602023-46661" text:style-name="Internet_20_link" text:visited-style-name="Visited_20_Internet_20_Link">
</text:a>
 оприлюднений на сайтіглави держави.</text:p>
      <text:p text:style-name="P4">
Згідно з документом, за особисту мужність, виявлену у захисті державногосуверенітету та територіальної цілісності України, самовіддане виконаннявійськового обов’язку оборонці <text:a xlink:type="simple" xlink:href="https://www.ukrinform.ua/tag-nagoroda" text:style-name="Internet_20_link" text:visited-style-name="Visited_20_Internet_20_Link">
 </text:a>
орденом "За мужність" та медаллю "За військову службу Україні".</text:p>
      <text:p text:style-name="P4">
<text:span text:style-name="T4">
Читайте також:</text:span>
 <text:a xlink:type="simple" xlink:href="https://www.ukrinform.ua/rubric-society/3702747-prezident-nagorodiv-pocesnou-vidznakou-za-muznist-ta-vidvagu-tri-prikordonni-zagoni.html" text:style-name="Internet_20_link" text:visited-style-name="Visited_20_Internet_20_Link">
 <text:span text:style-name="T4">
нагородив</text:span>
 </text:a>
</text:p>
      <text:p text:style-name="P4">
Як повідомляв <text:a xlink:type="simple" xlink:href="https://www.ukrinform.ua/rubric-ato/3703566-zelenskij-nagorodiv-292-bijciv-189-z-nih-posmertno.html" text:style-name="Internet_20_link" text:visited-style-name="Visited_20_Internet_20_Link">
 </text:a>
 , указами від 1 травняПрезидент нагородив 292 військовослужбовців, 189 з них — посмертно.</text:p>
      <text:p text:style-name="P4">
<text:span text:style-name="T5">
Фото: ОП</text:span>
</text:p>
      <text:p text:style-name="P4">
Source: <text:a xlink:type="simple" xlink:href="https://www.ukrinform.ua/rubric-ato/3703877-prezident-nagorodiv-63-vijskovih.html" text:style-name="Internet_20_link" text:visited-style-name="Visited_20_Internet_20_Link">
https://www.ukrinform.ua/rubric-ato/3703877-prezident-nagorodiv-63-vijskovih.html</text:a>
</text:p>
      <!--NEWS-->
      <text:h text:style-name="P10" text:outline-level="1">
<text:span text:style-name="T4">
путіна, лукашенка та інших диктаторів не запросили на коронацію Чарльза III - ЗМІ</text:span>
</text:h>
      <text:p text:style-name="P4">
Authors: Ukrinform (Person)</text:p>
      <text:p text:style-name="P4">
Publisher: Укринформ (Organization)</text:p>
      <text:p text:style-name="P4">
Published Time: 2023-05-02T23:34:00+03:00</text:p>
      <text:p text:style-name="P4">
Modified Time: 2023-05-02T23:34:00+03:00</text:p>
      <text:p text:style-name="P4">
Description: Сполучене Королівство Великої Британії й Північної Ірландії не запросило на церемонію коронації Чарльза III лідерів кількох держав, де панують авторитарні й диктаторські режими, в тому числі росії та білорусі. — Укрінформ.</text:p>
      <text:p text:style-name="P4">
Images: ["<text:a xlink:type="simple" xlink:href="https://static.ukrinform.com/photos/2023_05/thumb_files/630_360_1683059723-687.png" text:style-name="Internet_20_link" text:visited-style-name="Visited_20_Internet_20_Link">
630_360_16830...</text:a>
"]</text:p>
      <text:p text:style-name="P4">
Tags: ['Британія', 'лукашенко', 'путін', 'Чарльз ІІІ', 'Коронація']</text:p>
      <text:p text:style-name="P4">
Type: Article</text:p>
      <!--METADATA-->
      <text:p text:style-name="P4">
<draw:frame draw:style-name="fr1" draw:name="Image229" text:anchor-type="as-char" svg:width="6.9236in" svg:height="3.956343in" draw:z-index="0">
<draw:image xlink:href="../Images/yкринформ/2023-05-02T23-34-00-03-00/630_360_1683059723-687.png" xlink:type="simple" xlink:show="embed" xlink:actuate="onLoad" draw:mime-type="image/png"/>
</draw:frame>
 СполученеКоролівство Великої Британії й Північної Ірландії не запросило на церемоніюкоронації Чарльза III лідерів кількох держав, де панують авторитарні йдиктаторські режими, в тому числі росії та білорусі.</text:p>
      <text:p text:style-name="P4">
Про це повідомляє <text:a xlink:type="simple" xlink:href="http://www.reuters.com/world/russia-belarus-iran-myanmar-not-invited-king-charles-coronation-uk-source-2023-05-02/" text:style-name="Internet_20_link" text:visited-style-name="Visited_20_Internet_20_Link">
 </text:a>
 ізпосиланням на обізнане джерело, передає Укрінформ.</text:p>
      <text:p text:style-name="P4">
«Британія не надіслала запрошень на церемонію коронації короля Чарльза лідерамросії, білорусі, Ірану, М'янми, Сирії, Афганістану та Венесуели», - вказуєтьсяв публікації</text:p>
      <text:p text:style-name="P4">
Водночас на подію запрошені глави держав, з якими Велика Британія маєповноцінні дипломатичні відносини, а також представники британських володінь ізаморських територій.</text:p>
      <text:p text:style-name="P4">
Також уточнюється, що запрошення були надіслані високопоставленим <text:a xlink:type="simple" xlink:href="https://www.ukrinform.ua/tag-diplomati" text:style-name="Internet_20_link" text:visited-style-name="Visited_20_Internet_20_Link">
</text:a>
 Північної Кореї та Нікарагуа, однакне главам цих держав.</text:p>
      <text:p text:style-name="P4">
<text:span text:style-name="T4">
Читайте також:</text:span>
 <text:a xlink:type="simple" xlink:href="https://www.ukrinform.ua/rubric-world/3696686-u-koronacii-carlza-iii-vizmut-ucast-sist-tisac-vijskovosluzbovciv.html" text:style-name="Internet_20_link" text:visited-style-name="Visited_20_Internet_20_Link">
 <text:span text:style-name="T4">
коронаці</text:span>
 </text:a>
</text:p>
      <text:p text:style-name="P4">
Як повідомляв Укрінформ, міністр закордонних справ <text:a xlink:type="simple" xlink:href="http://www.ukrinform.ua/rubric-polytics/3703568-ukrainu-na-koronacii-carlza-iii-predstavlatime-delegacia-visokogo-rivna-kuleba.html" text:style-name="Internet_20_link" text:visited-style-name="Visited_20_Internet_20_Link">
</text:a>
 , що на коронаціїЧарльза ІІІ буде представлена високоповажна українська делегація.</text:p>
      <text:p text:style-name="P4">
Урочиста церемонія запланована на суботу, 6 травня, у Вестмінстерськомуабатстві в Лондоні.</text:p>
      <text:p text:style-name="P4">
Source: <text:a xlink:type="simple" xlink:href="https://www.ukrinform.ua/rubric-world/3703882-putina-lukasenka-ta-insih-diktatoriv-ne-zaprosili-na-koronaciu-carlza-iii-zmi.html" text:style-name="Internet_20_link" text:visited-style-name="Visited_20_Internet_20_Link">
https://www.ukrinform.ua/rubric-world/3703882-putina-lukasenka-ta-insih-diktatoriv-ne-zaprosili-na-koronaciu-carlza-iii-zmi.html</text:a>
</text:p>
      <!--NEWS-->
      <text:h text:style-name="P10" text:outline-level="1">
<text:span text:style-name="T4">
Єрмак зустрівся з українськими й іноземними журналістами</text:span>
</text:h>
      <text:p text:style-name="P4">
Authors: Ukrinform (Person)</text:p>
      <text:p text:style-name="P4">
Publisher: Укринформ (Organization)</text:p>
      <text:p text:style-name="P4">
Published Time: 2023-05-02T23:52:00+03:00</text:p>
      <text:p text:style-name="P4">
Modified Time: 2023-05-02T23:52:00+03:00</text:p>
      <text:p text:style-name="P4">
Description: Керівник Офісу Президента Андрій Єрмак провів зустріч з представниками українських та іноземних ЗМІ. — Укрінформ.</text:p>
      <text:p text:style-name="P4">
Images: ["<text:a xlink:type="simple" xlink:href="https://static.ukrinform.com/photos/2023_05/thumb_files/630_360_1683060645-674.jpeg" text:style-name="Internet_20_link" text:visited-style-name="Visited_20_Internet_20_Link">
630_360_16830...</text:a>
", "<text:a xlink:type="simple" xlink:href="https://static.ukrinform.com/photos/2023_05/1683060645-425.jpeg" text:style-name="Internet_20_link" text:visited-style-name="Visited_20_Internet_20_Link">
1683060645-42...</text:a>
", "<text:a xlink:type="simple" xlink:href="https://static.ukrinform.com/photos/2023_05/1683060645-818.jpeg" text:style-name="Internet_20_link" text:visited-style-name="Visited_20_Internet_20_Link">
1683060645-81...</text:a>
"]</text:p>
      <text:p text:style-name="P4">
Tags: ['ЗМІ', 'Журналіст', 'Єрмак', 'Офіс Президента', 'Жовква']</text:p>
      <text:p text:style-name="P4">
Type: Article</text:p>
      <!--METADATA-->
      <text:p text:style-name="P4">
<draw:frame draw:style-name="fr1" draw:name="Image230" text:anchor-type="as-char" svg:width="6.9236in" svg:height="3.956343in" draw:z-index="0">
<draw:image xlink:href="../Images/yкринформ/2023-05-02T23-52-00-03-00/630_360_1683060645-674.jpeg" xlink:type="simple" xlink:show="embed" xlink:actuate="onLoad" draw:mime-type="image/jpeg"/>
</draw:frame>
 КерівникОфісу Президента Андрій Єрмак провів зустріч з представниками українських таіноземних ЗМІ.</text:p>
      <text:p text:style-name="P4">
У заході також узяв участь заступник керівника ОП Ігор Жовква, передаєУкрінформ із посиланням на <text:a xlink:type="simple" xlink:href="https://www.president.gov.ua/news/mi-hochemo-otrimati-politichnij-signal-yakij-uzhe-sogodni-ch-82597" text:style-name="Internet_20_link" text:visited-style-name="Visited_20_Internet_20_Link">
 </text:a>
 .</text:p>
      <text:p text:style-name="P4">
Ключовою темою стало обговорення стратегічних безпекових питань, зокремаопрацювання з міжнародними партнерами умов вступу України в НАТО, проміжнихбезпекових гарантій, військово-технічної та гуманітарної підтримки нашоїдержави тощо.</text:p>
      <text:p text:style-name="P4">
За словами Єрмака, Україна очікує на чіткий сигнал від НАТО щодо підтримки їїчленства на Вільнюському саміті. Водночас він відзначив важливість наданнянашій державі ефективних безпекових гарантій на весь період, що передуватимеповній інтеграції в Альянс.</text:p>
      <text:p text:style-name="P4">
<draw:frame draw:style-name="fr1" draw:name="Image231" text:anchor-type="as-char" svg:width="6.9236in" svg:height="4.604691in" draw:z-index="0">
<draw:image xlink:href="../Images/yкринформ/2023-05-02T23-52-00-03-00/1683060645-425.jpeg" xlink:type="simple" xlink:show="embed" xlink:actuate="onLoad" draw:mime-type="image/jpeg"/>
</draw:frame>
</text:p>
      <text:p text:style-name="P4">
«Ми бачимо можливість зробити ці гарантії реальними, і вони мають працювати довступу України в <text:a xlink:type="simple" xlink:href="https://www.ukrinform.ua/tag-nato" text:style-name="Internet_20_link" text:visited-style-name="Visited_20_Internet_20_Link">
 </text:a>
 . Також ми хочемоотримати політичний сигнал, який уже сьогодні чітко закріпить майбутнє Українив НАТО, і зворотного шляху вже не буде. Буде тільки питання часу», – наголосивкерівник ОП.</text:p>
      <text:p text:style-name="P4">
Він додав, що Україна докладає максимум зусиль, працюючи індивідуально зкожною країною та знаходячи відповідні аргументи, щоб розвіяти будь-якісумніви в безальтернативності приєднання нашої держави до Альянсу.</text:p>
      <text:p text:style-name="P4">
<draw:frame draw:style-name="fr1" draw:name="Image232" text:anchor-type="as-char" svg:width="6.9236in" svg:height="4.604691in" draw:z-index="0">
<draw:image xlink:href="../Images/yкринформ/2023-05-02T23-52-00-03-00/1683060645-818.jpeg" xlink:type="simple" xlink:show="embed" xlink:actuate="onLoad" draw:mime-type="image/jpeg"/>
</draw:frame>
</text:p>
      <text:p text:style-name="P4">
Як зазначається, важливою темою розмови було також подальше нарощуванняекономічного тиску на росію. Нещодавно презентований групою Макфола-Єрмакасанкційний План 2.0 передбачає комплекс заходів, реалізація яких дасть змогупосилити вплив на країну-агресора та зменшити її військовий потенціал. У цьомуконтексті передусім ідеться про залучення країн G7.</text:p>
      <text:p text:style-name="P4">
Керівник Офісу Президента також висловив сподівання на продовження діалогу зкраїнами Глобального півдня та їх долучення до реалізації української формулимиру, запропонованої Президентом Володимиром Зеленським.</text:p>
      <text:p text:style-name="P4">
<text:span text:style-name="T4">
Читайте також:</text:span>
 <text:a xlink:type="simple" xlink:href="https://www.ukrinform.ua/rubric-polytics/3703660-ukraina-v-nato-e-najkrasim-sposobom-svidse-zaversiti-vijnu-ermak.html" text:style-name="Internet_20_link" text:visited-style-name="Visited_20_Internet_20_Link">
 <text:span text:style-name="T4">
Єрмак</text:span>
 </text:a>
</text:p>
      <text:p text:style-name="P4">
Також на зустрічі обговорили реалізацію зернової угоди. Окрему увагу приділилироботі влади з визволення українців, які перебувають у полоні.</text:p>
      <text:p text:style-name="P4">
«Найважливішою цінністю для нас є і завжди залишатиметься життя та здоров’якожної людини. Цього непохитного принципу, неодноразово озвученого ПрезидентомЗеленським, ми дотримуємося в усіх ключових питаннях. Зокрема, під часпланування нашого контрнаступу, і в процесі роботи з повернення нашихполонених, і в реалізації гуманітарної продовольчої програми для країн, щостраждають від голоду», – наголосив керівник Офісу Президента.</text:p>
      <text:p text:style-name="P4">
<text:span text:style-name="T5">
Фото: ОП</text:span>
</text:p>
      <text:p text:style-name="P4">
Source: <text:a xlink:type="simple" xlink:href="https://www.ukrinform.ua/rubric-polytics/3703883-ermak-zustrivsa-z-ukrainskimi-j-inozemnimi-zurnalistami.html" text:style-name="Internet_20_link" text:visited-style-name="Visited_20_Internet_20_Link">
https://www.ukrinform.ua/rubric-polytics/3703883-ermak-zustrivsa-z-ukrainskimi-j-inozemnimi-zurnalistami.html</text:a>
</text:p>
      <!--NEWS-->
      <text:h text:style-name="P10" text:outline-level="1">
<text:span text:style-name="T4">
АПЛ: «Арсенал» із Зінченком переграв «Челсі» Мудрика</text:span>
</text:h>
      <text:p text:style-name="P4">
Authors: Ukrinform (Person)</text:p>
      <text:p text:style-name="P4">
Publisher: Укринформ (Organization)</text:p>
      <text:p text:style-name="P4">
Published Time: 2023-05-02T23:57:00+03:00</text:p>
      <text:p text:style-name="P4">
Modified Time: 2023-05-02T23:57:00+03:00</text:p>
      <text:p text:style-name="P4">
Description: В Англійській прем'єр-лізі (АПЛ) тривають матчі 34-го туру футбольного чемпіонату. — Укрінформ.</text:p>
      <text:p text:style-name="P4">
Images: ["<text:a xlink:type="simple" xlink:href="https://static.ukrinform.com/photos/2023_05/thumb_files/630_360_1683061044-641.jpg" text:style-name="Internet_20_link" text:visited-style-name="Visited_20_Internet_20_Link">
630_360_16830...</text:a>
"]</text:p>
      <text:p text:style-name="P4">
Tags: ['Арсенал', 'Челсі', 'Футбол', 'Зінченко', 'АПЛ']</text:p>
      <text:p text:style-name="P4">
Type: Article</text:p>
      <!--METADATA-->
      <text:p text:style-name="P4">
<draw:frame draw:style-name="fr1" draw:name="Image233" text:anchor-type="as-char" svg:width="6.9236in" svg:height="3.956343in" draw:z-index="0">
<draw:image xlink:href="../Images/yкринформ/2023-05-02T23-57-00-03-00/630_360_1683061044-641.jpg" xlink:type="simple" xlink:show="embed" xlink:actuate="onLoad" draw:mime-type="image/jpeg"/>
</draw:frame>
 ВАнглійській прем'єр-лізі (АПЛ) тривають матчі 34-го туру футбольногочемпіонату.</text:p>
      <text:p text:style-name="P4">
«Арсенал» на домашній арені «Емірейтс Стедіум» у Лондоні змусив капітулювати«Челсі» - 3:1, перервавши свою 4-матчеву серію без перемог, передає Укрінформ.</text:p>
      <text:p text:style-name="P4">
Результативними ударами у господарів відзначилися Мартін Едегор, який оформивдубль на 18-й та 31-й хвилинах, та Габріел Жезус (34). У складі гостей авторомголу став Чуквунонсо Мадуеке (65)</text:p>
      <text:p text:style-name="P4">
Український захисник Олександр Зінченко вийшов у старті «Арсенала»,поступившись місцем на полі шотландцю Кірану Тірні на 73-й хвилині.</text:p>
      <text:p text:style-name="P4">
Форвард «Челсі» Михайло Мудрик у свою чергу замінив на 71-й хвилині нападниказбірної Англії Рахіма Стерлінга.</text:p>
      <text:p text:style-name="P4">
<text:span text:style-name="T4">
Читайте також:</text:span>
 <text:a xlink:type="simple" xlink:href="https://www.ukrinform.ua/rubric-sports/3703380-apl-everton-z-mikolenkom-unik-porazki-u-lesteri.html" text:style-name="Internet_20_link" text:visited-style-name="Visited_20_Internet_20_Link">
 <text:span text:style-name="T4">
АПЛ</text:span>
 </text:a>
</text:p>
      <text:p text:style-name="P4">
В активі «Арсенала» - 78 очок, який відновив лідерство у турнірній таблиціАПЛ. Другим йде «Манчестер Сіті» (76), маючи на дві гри менше. 3 травня«містяни» прийматимуть лондонський «Вест Гем».</text:p>
      <text:p text:style-name="P4">
Фото: AFP.</text:p>
      <text:p text:style-name="P4">
Source: <text:a xlink:type="simple" xlink:href="https://www.ukrinform.ua/rubric-sports/3703884-apl-arsenal-iz-zincenkom-peregrav-celsi-mudrika.html" text:style-name="Internet_20_link" text:visited-style-name="Visited_20_Internet_20_Link">
https://www.ukrinform.ua/rubric-sports/3703884-apl-arsenal-iz-zincenkom-peregrav-celsi-mudrika.html</text:a>
</text:p>
      <!--NEWS-->
      <text:h text:style-name="P10" text:outline-level="1">
<text:span text:style-name="T4">
У Координаційному штабі відбулася зустріч з родинами полонених морських піхотинців</text:span>
</text:h>
      <text:p text:style-name="P4">
Author: ['АРМІЯINFORM']</text:p>
      <text:p text:style-name="P4">
Time: 2023-05-02T26:00:00-04:00</text:p>
      <text:p text:style-name="P4">
Description: У Координаційному штабі відбулася зустріч з родинами полонених оркестрантів 36-ї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1_16-56-30.jpg" text:style-name="Internet_20_link" text:visited-style-name="Visited_20_Internet_20_Link">
photo_2023-05-01_16-56-30.jpg</text:a>
']</text:p>
      <text:p text:style-name="P4">
Tags: ['STOPRUSSIA', 'АГРЕСІЯ РФ', 'ВІЙНА', 'КООРДИНАЦІЙНИЙ ШТАБ З ПИТАНЬ ПОВОДЖЕННЯ З ВІЙСЬКОВОПОЛОНЕНИМИ']</text:p>
      <text:p text:style-name="P4">
Category: News</text:p>
      <!--METADATA-->
      <text:p text:style-name="P4">
<draw:frame draw:style-name="fr1" draw:name="Image234" text:anchor-type="as-char" svg:width="6.9236in" svg:height="5.1927in" draw:z-index="0">
<draw:image xlink:href="../Images/AРМІЯINFORM/2023-05-02T26-00-00-04-00/photo_2023-05-01_16-56-30.jpg" xlink:type="simple" xlink:show="embed" xlink:actuate="onLoad" draw:mime-type="image/jpeg"/>
</draw:frame>
</text:p>
      <text:p text:style-name="P4">
У Координаційному штабі відбулася зустріч з родинами полонених оркестрантів36-ї окремої бригади морської піхоти імені контрадмірала Михайла Білинського.</text:p>
      <text:p text:style-name="P4">
На запитання близьких відповіли представники Координаційного штабу,Національної поліції, Служби безпеки України та Офісу Уповноваженого ВерховноїРади з прав людини.</text:p>
      <text:p text:style-name="P4">
Про це <text:a xlink:type="simple" xlink:href="https://t.me/Koord_shtab/937" text:style-name="Internet_20_link" text:visited-style-name="Visited_20_Internet_20_Link">
повідомляє</text:a>
 Координаційний штаб з питаньповодження з військовополоненими.</text:p>
      <text:p text:style-name="P4">
«Обговорили стан здоров’я наших Захисників і Захисниць у полоні. Багато людейвже понад рік у неволі без належної медичної допомоги. Україна робить усе, щобповернути їх додому та змусити країну-агресорку гарантувати необхідні умовиутримання. Але це, на жаль, залежить не лише від України», — йдеться уповідомленні.</text:p>
      <text:p text:style-name="P4">
Зазначається, що представник Штабу уточнив, що під час евакуації з МаріуполяМіжнародний комітет Червоного Хреста анкетував наших Оборонців, але росія непідтвердила полон багатьох офіційно. Проте для міжнародної спільнотианкетування МКЧХ є доказом поневолення наших людей і порушення домовленостейпро їхнє звільнення.</text:p>
      <text:p text:style-name="P4">
Рідних також цікавило, чи можна зробити повторний відбір ДНК-зразка.</text:p>
      <text:p text:style-name="P4">
— Інколи буває неякісний перший відбір ДНК. Але такі випадки поодинокі, —зазначив представник поліції.</text:p>
      <text:p text:style-name="P4">
Також із представником Офісу Уповноваженого Верховної Ради з прав людини рідніобміркували, як підняти на міжнародному рівні проблему катувань та неналежнихумов утримання наших бранців у росії.</text:p>
      <text:p text:style-name="P4">
Source: <text:a xlink:type="simple" xlink:href="https://armyinform.com.ua/2023/05/02/u-koordynaczijnomu-shtabi-vidbulasya-zustrich-z-rodynamy-polonenyh-morskyh-pihotyncziv/" text:style-name="Internet_20_link" text:visited-style-name="Visited_20_Internet_20_Link">
https://armyinform.com.ua/2023/05/02/u-koordynaczijnomu-shtabi-vidbulasya-zustrich-z-rodynamy-polonenyh-morskyh-pihotyncziv/</text:a>
</text:p>
      <!--NEWS-->
      <text:h text:style-name="P10" text:outline-level="1">
<text:span text:style-name="T4">
Засуджено харків’янина, який здавав ворогу позиції ППО</text:span>
</text:h>
      <text:p text:style-name="P4">
Author: ['АРМІЯINFORM']</text:p>
      <text:p text:style-name="P4">
Time: 2023-05-02T27:00:00-04:00</text:p>
      <text:p text:style-name="P4">
Description: Прокурори у суді довели, що мешканець Салтівського району міста Харкова, о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1_16-31-19.jpg" text:style-name="Internet_20_link" text:visited-style-name="Visited_20_Internet_20_Link">
photo_2023-05-01_16-31-19.jpg</text:a>
']</text:p>
      <text:p text:style-name="P4">
Tags: ['STOPRUSSIA', 'АГРЕСІЯ РФ', 'ВТОРГНЕННЯ РФ', 'ОФІС ГЕНЕРАЛЬНОГО ПРОКУРОРА']</text:p>
      <text:p text:style-name="P4">
Category: News</text:p>
      <!--METADATA-->
      <text:p text:style-name="P4">
<draw:frame draw:style-name="fr1" draw:name="Image235" text:anchor-type="as-char" svg:width="6.9236in" svg:height="4.61393in" draw:z-index="0">
<draw:image xlink:href="../Images/AРМІЯINFORM/2023-05-02T27-00-00-04-00/photo_2023-05-01_16-31-19.jpg" xlink:type="simple" xlink:show="embed" xlink:actuate="onLoad" draw:mime-type="image/jpeg"/>
</draw:frame>
</text:p>
      <text:p text:style-name="P4">
Прокурори у суді довели, що мешканець Салтівського району міста Харкова,одного з найбільш постраждалих районів від обстрілів російських військових,корегував ворожий вогонь.</text:p>
      <text:p text:style-name="P4">
Про це<text:a xlink:type="simple" xlink:href="https://armyinform.com.ua/C:/Users/User/Desktop/%D0%97%D0%B0%D1%81%D1%83%D0%B4%D0%B6%D0%B5%D0%BD%D0%BE%20%D1%85%D0%B0%D1%80%D0%BA%D1%96%D0%B2%E2%80%99%D1%8F%D0%BD%D0%B8%D0%BD%D0%B0,%20%D1%8F%D0%BA%D0%B8%D0%B9%20%D0%B7%D0%B4%D0%B0%D0%B2%D0%B0%D0%B2%20%D0%B2%D0%BE%D1%80%D0%BE%D0%B3%D1%83%20%D0%BF%D0%BE%D0%B7%D0%B8%D1%86%D1%96%D1%97%20%D0%9F%D0%9F%D0%9E" text:style-name="Internet_20_link" text:visited-style-name="Visited_20_Internet_20_Link">
повідомляє</text:a>
Офіс Генерального прокурора.</text:p>
      <text:p text:style-name="P4">
«У червні 2022 року в одній із соціальних мереж чоловік у власних коментаряхвказував точні позиції сил протиповітряної оборони ЗСУ на території Харкова.Ці підрозділи ЗСУ виконували бойове завдання з відсічі збройної агресії рф,прикриваючи місто від ворожих ракет, якими щоденно обстрілювали Харків. 🔹Після того, як чоловік опублікував заборонену інформацію, російські військовіпіддавали ці локації обстрілам п‘ять разів. У судовому засіданні харків’янинпояснив, що дійсно писав коментарі в соціальній мережі, але вину у вчиненнізлочину не визнав. Засуджений таким способом нібито намагався попередити проприльоти», — йдеться у повідомленні.</text:p>
      <text:p text:style-name="P4">
За підтримання публічного обвинувачення прокурорами Харківської обласноїпрокуратури суд визнав чоловіка винним за фактом поширення інформації пропереміщення, рух або розташування ЗСУ (ч. 2 ст. 114-2 КК України).</text:p>
      <text:p text:style-name="P4">
Його засуджено до 5 років позбавлення волі.</text:p>
      <text:p text:style-name="P4">
Source: <text:a xlink:type="simple" xlink:href="https://armyinform.com.ua/2023/05/02/zasudzheno-harkivyanyna-yakyj-zdavav-vorogu-pozycziyi-ppo/" text:style-name="Internet_20_link" text:visited-style-name="Visited_20_Internet_20_Link">
https://armyinform.com.ua/2023/05/02/zasudzheno-harkivyanyna-yakyj-zdavav-vorogu-pozycziyi-ppo/</text:a>
</text:p>
      <!--NEWS-->
      <text:h text:style-name="P10" text:outline-level="1">
<text:span text:style-name="T4">
Окупант скаржиться на примусовий збір коштів у підрозділі — перехоплення ГУР</text:span>
</text:h>
      <text:p text:style-name="P4">
Author: ['АРМІЯINFORM']</text:p>
      <text:p text:style-name="P4">
Time: 2023-05-02T28:00:00-04:00</text:p>
      <text:p text:style-name="P4">
Description: https://youtu.be/N0dUpuSjuSE  Військовий рф скаржиться на незадовільну поведін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УР ПЕРЕХОПЛЕННЯ']</text:p>
      <text:p text:style-name="P4">
Category: News</text:p>
      <!--METADATA-->
      <text:p text:style-name="P4">
Військовий рф скаржиться на незадовільну поведінку керівництва та примусовийзбір коштів з підлеглого особового складу для їх подальшого частковоговикористання в особистих цілях.</text:p>
      <text:p text:style-name="P4">
Про це <text:a xlink:type="simple" xlink:href="https://gur.gov.ua/content/snachala-po-5000-obshchaka-potom-zarplatu-podnialy-po-20000-obshchaka-chto-to-takoho-bl-d-mutyl-po-20-s-kazhdoho.html" text:style-name="Internet_20_link" text:visited-style-name="Visited_20_Internet_20_Link">
повідомляє</text:a>
 ГУР МОУ.</text:p>
      <text:p text:style-name="P4">
«Сначала по 5000 общака, потом зарплату подняли по 20000 общака, что-тотакого, бл*дь, мутил, по 20 с каждого», — бідкається окупант.</text:p>
      <text:p text:style-name="P4">
Source: <text:a xlink:type="simple" xlink:href="https://armyinform.com.ua/2023/05/02/okupant-skarzhytsya-na-prymusovyj-zbir-koshtiv-u-pidrozdili-perehoplennya-gur/" text:style-name="Internet_20_link" text:visited-style-name="Visited_20_Internet_20_Link">
https://armyinform.com.ua/2023/05/02/okupant-skarzhytsya-na-prymusovyj-zbir-koshtiv-u-pidrozdili-perehoplennya-gur/</text:a>
</text:p>
      <!--NEWS-->
      <text:h text:style-name="P10" text:outline-level="1">
<text:span text:style-name="T4">
«Білі Янголи» забезпечили хлібом усіх мешканців прифронтового села Торське Лиманської громади</text:span>
</text:h>
      <text:p text:style-name="P4">
Author: ['АРМІЯINFORM']</text:p>
      <text:p text:style-name="P4">
Time: 2023-05-02T29:00:00-04:00</text:p>
      <text:p text:style-name="P4">
Description: Щодня спецекіпаж поліції, який працює на Лиманському напрямку, доставляє людям до трь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1_16-47-14.jpg" text:style-name="Internet_20_link" text:visited-style-name="Visited_20_Internet_20_Link">
photo_2023-05-01_16-47-14.jpg</text:a>
', '<text:a xlink:type="simple" xlink:href="https://armyinform.com.ua/wp-content/uploads/2023/05/photo_2023-05-01_16-47-15-150x150.jpg" text:style-name="Internet_20_link" text:visited-style-name="Visited_20_Internet_20_Link">
photo_2023-05-01_16-47-15-150x150.jpg</text:a>
', '<text:a xlink:type="simple" xlink:href="https://armyinform.com.ua/wp-content/uploads/2023/05/photo_2023-05-01_16-47-16-150x150.jpg" text:style-name="Internet_20_link" text:visited-style-name="Visited_20_Internet_20_Link">
photo_2023-05-01_16-47-16-150x150.jpg</text:a>
', '<text:a xlink:type="simple" xlink:href="https://armyinform.com.ua/wp-content/uploads/2023/05/photo_2023-05-01_16-47-17-150x150.jpg" text:style-name="Internet_20_link" text:visited-style-name="Visited_20_Internet_20_Link">
photo_2023-05-01_16-47-17-150x150.jpg</text:a>
', '<text:a xlink:type="simple" xlink:href="https://armyinform.com.ua/wp-content/uploads/2023/05/photo_2023-05-01_16-47-18-150x150.jpg" text:style-name="Internet_20_link" text:visited-style-name="Visited_20_Internet_20_Link">
photo_2023-05-01_16-47-18-150x150.jpg</text:a>
']</text:p>
      <text:p text:style-name="P4">
Tags: ['STOPRUSSIA', 'АГРЕСІЯ РФ', 'ВТОРГНЕННЯ РФ', 'НАЦІОНАЛЬНА ПОЛІЦІЯ']</text:p>
      <text:p text:style-name="P4">
Category: News</text:p>
      <!--METADATA-->
      <text:p text:style-name="P4">
<draw:frame draw:style-name="fr1" draw:name="Image236" text:anchor-type="as-char" svg:width="6.9236in" svg:height="4.806132in" draw:z-index="0">
<draw:image xlink:href="../Images/AРМІЯINFORM/2023-05-02T29-00-00-04-00/photo_2023-05-01_16-47-14.jpg" xlink:type="simple" xlink:show="embed" xlink:actuate="onLoad" draw:mime-type="image/jpeg"/>
</draw:frame>
</text:p>
      <text:p text:style-name="P4">
Щодня спецекіпаж поліції, який працює на Лиманському напрямку, доставляє людямдо трьох тонн гуманітарної допомоги. Кожен рейс — бойовий, адже ворогцілеспрямовано б’є по автомобілю «Білих янголів».</text:p>
      <text:p text:style-name="P4">
Сьогодні в Торському мешкають 219 людей, з них шестеро дітей. В умовахщоденних обстрілів все необхідне жителям доставляє поліція. Один з недавніхавіаударів повністю зруйнував приватний будинок, але мешканці не постраждали —бо вчасно евакуювалися.</text:p>
      <text:p text:style-name="P4">
<text:a xlink:type="simple" xlink:href="https://armyinform.com.ua/wp-content/uploads/2023/05/photo_2023-05-01_16-47-15.jpg" text:style-name="Internet_20_link" text:visited-style-name="Visited_20_Internet_20_Link">
<draw:frame draw:style-name="fr1" draw:name="Image237" text:anchor-type="as-char" svg:width="6.9236in" svg:height="6.9236in" draw:z-index="0">
<draw:image xlink:href="../Images/AРМІЯINFORM/2023-05-02T29-00-00-04-00/photo_2023-05-01_16-47-15-150x150.jpg" xlink:type="simple" xlink:show="embed" xlink:actuate="onLoad" draw:mime-type="image/jpeg"/>
</draw:frame>
</text:a>
</text:p>
      <text:p text:style-name="P4">
<text:a xlink:type="simple" xlink:href="https://armyinform.com.ua/wp-content/uploads/2023/05/photo_2023-05-01_16-47-16.jpg" text:style-name="Internet_20_link" text:visited-style-name="Visited_20_Internet_20_Link">
<draw:frame draw:style-name="fr1" draw:name="Image238" text:anchor-type="as-char" svg:width="6.9236in" svg:height="6.9236in" draw:z-index="0">
<draw:image xlink:href="../Images/AРМІЯINFORM/2023-05-02T29-00-00-04-00/photo_2023-05-01_16-47-16-150x150.jpg" xlink:type="simple" xlink:show="embed" xlink:actuate="onLoad" draw:mime-type="image/jpeg"/>
</draw:frame>
</text:a>
</text:p>
      <text:p text:style-name="P4">
<text:a xlink:type="simple" xlink:href="https://armyinform.com.ua/wp-content/uploads/2023/05/photo_2023-05-01_16-47-17.jpg" text:style-name="Internet_20_link" text:visited-style-name="Visited_20_Internet_20_Link">
<draw:frame draw:style-name="fr1" draw:name="Image239" text:anchor-type="as-char" svg:width="6.9236in" svg:height="6.9236in" draw:z-index="0">
<draw:image xlink:href="../Images/AРМІЯINFORM/2023-05-02T29-00-00-04-00/photo_2023-05-01_16-47-17-150x150.jpg" xlink:type="simple" xlink:show="embed" xlink:actuate="onLoad" draw:mime-type="image/jpeg"/>
</draw:frame>
</text:a>
</text:p>
      <text:p text:style-name="P4">
<text:a xlink:type="simple" xlink:href="https://armyinform.com.ua/wp-content/uploads/2023/05/photo_2023-05-01_16-47-18.jpg" text:style-name="Internet_20_link" text:visited-style-name="Visited_20_Internet_20_Link">
<draw:frame draw:style-name="fr1" draw:name="Image240" text:anchor-type="as-char" svg:width="6.9236in" svg:height="6.9236in" draw:z-index="0">
<draw:image xlink:href="../Images/AРМІЯINFORM/2023-05-02T29-00-00-04-00/photo_2023-05-01_16-47-18-150x150.jpg" xlink:type="simple" xlink:show="embed" xlink:actuate="onLoad" draw:mime-type="image/jpeg"/>
</draw:frame>
</text:a>
</text:p>
      <text:p text:style-name="P4">
— Найважче приїжджати до родин, в яких є загиблі. Так, під час обстрілу вбиложінку, що їхала на велосипеді. А її літня мати, яка майже не бачить, виявиласязачиненою в будинку… Про бідолашну нам повідомили сусіди, й ми вивезли самотнюжінку до більш безпечного місця, де за нею буде догляд«, — розповідаєполіцейська екіпажу «Білий Янгол» Валерія Чернікова.</text:p>
      <text:p text:style-name="P4">
<text:span text:style-name="T4">
Джерело:</text:span>
 <text:a xlink:type="simple" xlink:href="https://t.me/UA_National_Police/11363" text:style-name="Internet_20_link" text:visited-style-name="Visited_20_Internet_20_Link">
Національна поліціяУкраїни</text:a>
</text:p>
      <text:p text:style-name="P4">
Source: <text:a xlink:type="simple" xlink:href="https://armyinform.com.ua/2023/05/02/bili-yangoly-zabezpechyly-hlibom-vsih-meshkancziv-pryfrontovogo-sela-torske-lymanskoyi-gromady/" text:style-name="Internet_20_link" text:visited-style-name="Visited_20_Internet_20_Link">
https://armyinform.com.ua/2023/05/02/bili-yangoly-zabezpechyly-hlibom-vsih-meshkancziv-pryfrontovogo-sela-torske-lymanskoyi-gromady/</text:a>
</text:p>
      <!--NEWS-->
      <text:h text:style-name="P10" text:outline-level="1">
<text:span text:style-name="T4">
Розвиваємо інновації та кібербезпеку: Україна та Японія підписали меморандум про співпрацю</text:span>
</text:h>
      <text:p text:style-name="P4">
Author: ['АРМІЯINFORM']</text:p>
      <text:p text:style-name="P4">
Time: 2023-05-02T30:00:00-04:00</text:p>
      <text:p text:style-name="P4">
Description: Україна та Японія домовились про співробітництво у сфері цифрової транс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yaponiya.jpg" text:style-name="Internet_20_link" text:visited-style-name="Visited_20_Internet_20_Link">
yaponiya.jpg</text:a>
']</text:p>
      <text:p text:style-name="P4">
Tags: ['КІБЕРБЕЗПЕКА', 'МЕМОРАНДУМ ПРО СПІВПРАЦЮ', 'ЦИФРОВИЙ РОЗВИТОК', 'ЯПОНІЯ']</text:p>
      <text:p text:style-name="P4">
Category: News</text:p>
      <!--METADATA-->
      <text:p text:style-name="P4">
<draw:frame draw:style-name="fr1" draw:name="Image241" text:anchor-type="as-char" svg:width="6.9236in" svg:height="3.954686in" draw:z-index="0">
<draw:image xlink:href="../Images/AРМІЯINFORM/2023-05-02T30-00-00-04-00/yaponiya.jpg" xlink:type="simple" xlink:show="embed" xlink:actuate="onLoad" draw:mime-type="image/jpeg"/>
</draw:frame>
</text:p>
      <text:p text:style-name="P4">
Україна та Японія домовились про співробітництво у сфері цифровоїтрансформації. Міністерство цифрової трансформації України, Держспецзв’язку таМіністерство цифровізації Японії вперше уклали тристоронній меморандум проспівпрацю. Це початок потужного діджитал-співробітництва між країнами. Про це<text:a xlink:type="simple" xlink:href="https://www.rada.gov.ua/news/news_kom/235884.html" text:style-name="Internet_20_link" text:visited-style-name="Visited_20_Internet_20_Link">
повідомляє</text:a>
 прес-служба Апарату Верховної Ради України.</text:p>
      <text:p text:style-name="P4">
Документ закладає основи для співробітництва у сфері кіберзахисту, розвиткуінновацій та дає можливість налагодити обмін досвідом щодо розбудовиелектронного урядування та ІТ-галузі.</text:p>
      <text:p text:style-name="P4">
Підписання меморандуму відбулося під час онлайн-зустрічі Віцепрем’єр-міністраз інновацій, розвитку освіти, науки та технологій — Міністра цифровоїтрансформації України Михайла Федорова, Голови Держспецзв’язку Юрія Щиголя зМіністром цифровізації Японії Таро Коно, під час робочого візиту заступниціМіністра Мінцифри Валерії Іонан у Токіо.</text:p>
      <text:p text:style-name="P4">
Японія — країна інновацій, якими захоплюється світ. Зараз Японія активнотрансформує держсектор, там модернізують держреєстри, запустили My Number Card— пластиковий документ із чіпом, який дозволяє швидко верифікувати свою особупри отриманні держпослуг і сплачувати податки онлайн.</text:p>
      <text:p text:style-name="P4">
У рамках меморандуму Україна буде ділитися з японськими колегами досвідом, яквпроваджувати цифрові зміни та робити реінжиніринг процесів. Зі свого боку,Японія допоможе Україні розвивати інновації та посилювати кіберзахист.</text:p>
      <text:p text:style-name="P4">
Японсько-українські відносини мають значний потенціал, а обмін цифровимикейсами між нашими країнами буде корисним обом сторонам. Дякуємо японськомууряду та Міністру цифровізації Таро Коно за міцне партнерство та підтримку.</text:p>
      <text:p text:style-name="P4">
Source: <text:a xlink:type="simple" xlink:href="https://armyinform.com.ua/2023/05/02/rozvyvayemo-innovacziyi-ta-kiberbezpeku-ukrayina-ta-yaponiya-pidpysaly-memorandum-pro-spivpraczyu/" text:style-name="Internet_20_link" text:visited-style-name="Visited_20_Internet_20_Link">
https://armyinform.com.ua/2023/05/02/rozvyvayemo-innovacziyi-ta-kiberbezpeku-ukrayina-ta-yaponiya-pidpysaly-memorandum-pro-spivpraczyu/</text:a>
</text:p>
      <!--NEWS-->
      <text:h text:style-name="P10" text:outline-level="1">
<text:span text:style-name="T4">
Координаційний штаб з питань поводження з військовополоненим провів виїзну зустріч з представниками GLOBSEC</text:span>
</text:h>
      <text:p text:style-name="P4">
Author: ['АРМІЯINFORM']</text:p>
      <text:p text:style-name="P4">
Time: 2023-05-02T31:00:00-04:00</text:p>
      <text:p text:style-name="P4">
Description: На минулих вихідних відбулася робоча зустріч представників Координаційного шта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4724399_964895854530242_2104904536871258011_n.jpg" text:style-name="Internet_20_link" text:visited-style-name="Visited_20_Internet_20_Link">
344724399_964895854530242_2104904536871258011_n.jpg</text:a>
']</text:p>
      <text:p text:style-name="P4">
Tags: ['GLOBSEC', 'КООРДИНАЦІЙНИЙ ШТАБ З ПИТАНЬ ПОВОДЖЕННЯ З ВІЙСЬКОВОПОЛОНЕНИМИ']</text:p>
      <text:p text:style-name="P4">
Category: News</text:p>
      <!--METADATA-->
      <text:p text:style-name="P4">
<draw:frame draw:style-name="fr1" draw:name="Image242" text:anchor-type="as-char" svg:width="6.9236in" svg:height="5.1927in" draw:z-index="0">
<draw:image xlink:href="../Images/AРМІЯINFORM/2023-05-02T31-00-00-04-00/344724399_964895854530242_2104904536871258011_n.jpg" xlink:type="simple" xlink:show="embed" xlink:actuate="onLoad" draw:mime-type="image/jpeg"/>
</draw:frame>
</text:p>
      <text:p text:style-name="P4">
На минулих вихідних відбулася робоча зустріч представників Координаційногоштабу з організацією GLOBSEC. Це позапартійна неурядова організація,розташована у Братиславі, Словаччина. Одним із основних заходів є щорічнийБратиславський форум глобальної безпеки (Global Security), який відбувається з2005 року. Про це<text:a xlink:type="simple" xlink:href="https://www.facebook.com/koordshtab/posts/pfbid04snikBee81sx1RK4UrQjg9xmcDd8hS6Y1VwpSzTEa5VeTFJFkbobDDn8bCLKNDKGl" text:style-name="Internet_20_link" text:visited-style-name="Visited_20_Internet_20_Link">
повідомляє</text:a>
Координаційний штаб з питань поводження з військовополоненими.</text:p>
      <text:p text:style-name="P4">
Учасникам делегації GLOBSEC, до складу якої увійшла, зокрема, четвертапрезидентка Хорватії Колінда Грабар-Китарович, представили методику роботиКоординаційного штабу з питань поводження з військовополоненими. Також булапродемонстрована робота Західного регіонального центру Коордштабу у Львові.</text:p>
      <text:p text:style-name="P4">
Центр є одним із чотирьох регіональних відділень Координаційного штабу, якінадають юридичну, консультаційну, процедурну та психологічну допомогу родинамнаших Захисників та Захисниць, які потрапили до ворожого полону або зниклибезвісти за особливих обставин.</text:p>
      <text:p text:style-name="P4">
У рамках візиту також відбулася моніторингова поїздка до табору для російськихвійськовополонених.</text:p>
      <text:p text:style-name="P4">
Місія GLOBSEC підтвердила факт утримання в полоні військових країни-агресоркиу відповідності до вимог міжнародного гуманітарного права.</text:p>
      <text:p text:style-name="P4">
Представники Коордштабу та GLOBSEC домовилися про подальшу тісну співпрацю зметою відстоювання прав військовополонених українців, яких утримує країна-агресорка.</text:p>
      <text:p text:style-name="P4">
«Ми продовжимо тісне співробітництво із залученням міжнародних організацій длязабезпечення виконання вимог міжнародного гуманітарного права російськоюстороною», — зазначив представник Координаційного штабу Юрій Таранюк.</text:p>
      <text:p text:style-name="P4">
Крім Колінди Грабар-Китарович, участь у поїздці серед інших взяли представникКоордштабу Ігор Сибіга та керівниця київського офісу GLOBSEC Юлія Осмоловська.</text:p>
      <text:p text:style-name="P4">
Source: <text:a xlink:type="simple" xlink:href="https://armyinform.com.ua/2023/05/02/koordynaczijnyj-shtab-z-pytan-povodzhennya-z-vijskovopolonenym-proviv-vyyiznu-zustrich-z-predstavnykamy-globsec/" text:style-name="Internet_20_link" text:visited-style-name="Visited_20_Internet_20_Link">
https://armyinform.com.ua/2023/05/02/koordynaczijnyj-shtab-z-pytan-povodzhennya-z-vijskovopolonenym-proviv-vyyiznu-zustrich-z-predstavnykamy-globsec/</text:a>
</text:p>
      <!--NEWS-->
      <text:h text:style-name="P10" text:outline-level="1">
<text:span text:style-name="T4">
Наратив дня від російських ЗМІ: «Наше головне завдання: завдати поразки всім ворогам»</text:span>
</text:h>
      <text:p text:style-name="P4">
Author: ['АРМІЯINFORM']</text:p>
      <text:p text:style-name="P4">
Time: 2023-05-02T32:00:00-04:00</text:p>
      <text:p text:style-name="P4">
Description: Про це повідомляє Центр протидії дезінформації.  «У такий спосіб керівництво росії хоч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4744725_891171878640389_4775936853541655306_n.jpg" text:style-name="Internet_20_link" text:visited-style-name="Visited_20_Internet_20_Link">
344744725_891171878640389_4775936853541655306_n.jpg</text:a>
']</text:p>
      <text:p text:style-name="P4">
Tags: ['STOPRUSSIA', 'АГРЕСІЯ РФ', 'ВІЙНА', 'ВТОРГНЕННЯ РФ', 'РОСІЙСЬКІ ФЕЙКИ', 'ЦЕНТР ПРОТИДІЇ ДЕЗІНФОРМАЦІЇ']</text:p>
      <text:p text:style-name="P4">
Category: News</text:p>
      <!--METADATA-->
      <text:p text:style-name="P4">
<draw:frame draw:style-name="fr1" draw:name="Image243" text:anchor-type="as-char" svg:width="6.9236in" svg:height="6.9236in" draw:z-index="0">
<draw:image xlink:href="../Images/AРМІЯINFORM/2023-05-02T32-00-00-04-00/344744725_891171878640389_4775936853541655306_n.jpg" xlink:type="simple" xlink:show="embed" xlink:actuate="onLoad" draw:mime-type="image/jpeg"/>
</draw:frame>
</text:p>
      <text:p text:style-name="P4">
Про це<text:a xlink:type="simple" xlink:href="https://www.facebook.com/protydiyadezinformatsiyi.cpd/posts/pfbid05Whg8gkTuhu9hK5ALbCuLDJowSkrCdnZN87osqQTA7YynsXmnotUK8czg6PGA7Nyl" text:style-name="Internet_20_link" text:visited-style-name="Visited_20_Internet_20_Link">
повідомляє</text:a>
Центр протидії дезінформації.</text:p>
      <text:p text:style-name="P4">
«У такий спосіб керівництво росії хоче виправдати війну проти України танамагається залякати наших західних партнерів, які допомагають Україні уборотьбі з агресором. Подібні заяви ретранслюють справжні наміри росії, якавже не приховує своїх імперських амбіцій. Мета рф — це не мир, про який вонатак голосно продовжує заявляти на міжнародній арені, а захоплення якомогабільше територій», — йдеться у повідомленні.</text:p>
      <text:p text:style-name="P4">
Також зазначається, що «запасний» президент рф заявив, що росія повинна«повернути всі свої землі та назавжди захистити своїх людей».</text:p>
      <text:p text:style-name="P4">
Source: <text:a xlink:type="simple" xlink:href="https://armyinform.com.ua/2023/05/02/naratyv-dnya-vid-rosijskyh-zmi-nashe-golovne-zavdannya-zavdaty-porazky-vsim-vorogam/" text:style-name="Internet_20_link" text:visited-style-name="Visited_20_Internet_20_Link">
https://armyinform.com.ua/2023/05/02/naratyv-dnya-vid-rosijskyh-zmi-nashe-golovne-zavdannya-zavdaty-porazky-vsim-vorogam/</text:a>
</text:p>
      <!--NEWS-->
      <text:h text:style-name="P10" text:outline-level="1">
<text:span text:style-name="T4">
Президент України нагородив захисників за особисту мужність і самовідданість</text:span>
</text:h>
      <text:p text:style-name="P4">
Author: ['АРМІЯINFORM']</text:p>
      <text:p text:style-name="P4">
Time: 2023-05-02T33:00:00-04:00</text:p>
      <text:p text:style-name="P4">
Description: Президент України Володимир Зеленський відзначив державними нагородами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3213cb444a7b4dddfd13032ccfd9f959_1648215665_extra_large-1.jpeg" text:style-name="Internet_20_link" text:visited-style-name="Visited_20_Internet_20_Link">
3213cb444a7b4dddfd13032ccfd9f959_1648215665_extra_large-1.jpeg</text:a>
']</text:p>
      <text:p text:style-name="P4">
Tags: ['НАГОРОДЖЕННЯ', 'ПРЕЗИДЕНТ УКРАЇНИ']</text:p>
      <text:p text:style-name="P4">
Category: News</text:p>
      <!--METADATA-->
      <text:p text:style-name="P4">
<draw:frame draw:style-name="fr1" draw:name="Image244" text:anchor-type="as-char" svg:width="6.9236in" svg:height="4.613521in" draw:z-index="0">
<draw:image xlink:href="../Images/AРМІЯINFORM/2023-05-02T33-00-00-04-00/3213cb444a7b4dddfd13032ccfd9f959_1648215665_extra_large-1.jpeg" xlink:type="simple" xlink:show="embed" xlink:actuate="onLoad" draw:mime-type="image/jpeg"/>
</draw:frame>
Ілюстративне фото</text:p>
      <text:p text:style-name="P4">
<text:span text:style-name="T4">
Президент України Володимир Зеленський відзначив державними нагородамиукраїнських захисників.</text:span>
</text:p>
      <text:p text:style-name="P4">
Відповідні укази <text:a xlink:type="simple" xlink:href="https://www.president.gov.ua/documents/2562023-46649" text:style-name="Internet_20_link" text:visited-style-name="Visited_20_Internet_20_Link">
№256/2023</text:a>
, <text:a xlink:type="simple" xlink:href="https://www.president.gov.ua/documents/2572023-46653" text:style-name="Internet_20_link" text:visited-style-name="Visited_20_Internet_20_Link">
№257/2023</text:a>
 та <text:a xlink:type="simple" xlink:href="https://www.president.gov.ua/documents/2582023-46657" text:style-name="Internet_20_link" text:visited-style-name="Visited_20_Internet_20_Link">
№258/2023</text:a>
 опублікованіна сайті глави держави.</text:p>
      <text:h text:style-name="P13" text:outline-level="4">
<text:span text:style-name="T4">
<text:span text:style-name="T4">
Указ Президента України № 256/2023</text:span>
</text:span>
</text:h>
      <text:p text:style-name="P4">
<text:span text:style-name="T4">
Нагородити орденом Богдана Хмельницького ІІ ступеня</text:span>
</text:p>
      <text:p text:style-name="P4">
ЛЕВЧЕНКА Сергія Володимировича — капітана</text:p>
      <text:p text:style-name="P4">
НЕВМЕРЖИЦЬКОГО Івана Олексійовича — капітана</text:p>
      <text:p text:style-name="P4">
<text:span text:style-name="T4">
Нагородити орденом Богдана Хмельницького ІІІ ступеня</text:span>
</text:p>
      <text:p text:style-name="P4">
БАТЯШОВА Сергія Олександровича (посмертно) — лейтенанта</text:p>
      <text:p text:style-name="P4">
ДМИТРІЄВА Дмитра Феліксовича — молодшого лейтенанта</text:p>
      <text:p text:style-name="P4">
МАТВІЙЧУКА Сергія Петровича (посмертно) — старшого лейтенанта</text:p>
      <text:p text:style-name="P4">
ТРУСОВА Володимира Анатолійовича (посмертно) — майора</text:p>
      <text:p text:style-name="P4">
ЦИБУЛЬКА Юрія Віталійовича (посмертно) — капітана</text:p>
      <text:p text:style-name="P4">
<text:span text:style-name="T4">
Нагородити орденом «За мужність» ІІ ступеня</text:span>
</text:p>
      <text:p text:style-name="P4">
БАЛАХЧІ Віталія Миколайовича (посмертно) — сержанта</text:p>
      <text:p text:style-name="P4">
КОЛЬЦОВА Валерія Геннадійовича — полковника</text:p>
      <text:p text:style-name="P4">
ЛАБУ Назара Зеновійовича (посмертно) — сержанта</text:p>
      <text:p text:style-name="P4">
НИКОЛИНА Михайла Мирославовича (посмертно) — старшого лейтенанта</text:p>
      <text:p text:style-name="P4">
<text:span text:style-name="T4">
Нагородити орденом «За мужність» ІІІ ступеня</text:span>
</text:p>
      <text:p text:style-name="P4">
АПОСТОЛОВУ Оксану Володимирівну (посмертно) — сержанта</text:p>
      <text:p text:style-name="P4">
БАГНЮКА Ігоря Ярославовича (посмертно) — сержанта</text:p>
      <text:p text:style-name="P4">
БАЗІРА Володимира Вікторовича (посмертно) — солдата</text:p>
      <text:p text:style-name="P4">
БАЛДАЧЕВСЬКОГО Ігоря Вікторовича (посмертно) — солдата</text:p>
      <text:p text:style-name="P4">
БАРАНІКА Федора Павловича (посмертно) — солдата</text:p>
      <text:p text:style-name="P4">
БЕСПАЛЬКА Дмитра Олексійовича (посмертно) — старшого сержанта</text:p>
      <text:p text:style-name="P4">
БІЛИКА Сергія Анатолійовича (посмертно) — солдата</text:p>
      <text:p text:style-name="P4">
БІЛОУСОВА Сергія Олександровича (посмертно) — солдата</text:p>
      <text:p text:style-name="P4">
БОГАЧОВА Максима Сергійовича (посмертно) — старшого солдата</text:p>
      <text:p text:style-name="P4">
БОДРОВА Артура Володимировича (посмертно) — солдата</text:p>
      <text:p text:style-name="P4">
БОЙКА Максима Миколайовича (посмертно) — солдата</text:p>
      <text:p text:style-name="P4">
БОНДАРЕНКА Андрія Вікторовича (посмертно) — солдата</text:p>
      <text:p text:style-name="P4">
БОРУХУ Сергія Вікторовича (посмертно) — солдата</text:p>
      <text:p text:style-name="P4">
БУЛГАКОВА Юрія Володимировича (посмертно) — молодшого сержанта</text:p>
      <text:p text:style-name="P4">
ВОЄВУТКА Глеба Євгеновича (посмертно) — солдата</text:p>
      <text:p text:style-name="P4">
ВОСКРЕСЕНСЬКОГО Олександра Геннадійовича (посмертно) — старшого солдата</text:p>
      <text:p text:style-name="P4">
ГАЙДАША Володимира Валерійовича (посмертно) — солдата</text:p>
      <text:p text:style-name="P4">
ГАРКАВОГО Ігоря Григоровича (посмертно) — прапорщика</text:p>
      <text:p text:style-name="P4">
ГЕЙКА Данила Олексійовича (посмертно) — солдата</text:p>
      <text:p text:style-name="P4">
ГОРЕТОГО Євгена Володимировича (посмертно) — солдата</text:p>
      <text:p text:style-name="P4">
ГУЛАВСЬКОГО Василя Зіновійовича (посмертно) — солдата</text:p>
      <text:p text:style-name="P4">
ГУСЯ Владислава Ігоровича (посмертно) — солдата</text:p>
      <text:p text:style-name="P4">
ГУЦАЛЮКА Анатолія Олександровича (посмертно) — солдата</text:p>
      <text:p text:style-name="P4">
ДАВИДЕНКА Сергія Володимировича (посмертно) — солдата</text:p>
      <text:p text:style-name="P4">
ДВОРСЬКОГО Віталія Павловича (посмертно) — солдата</text:p>
      <text:p text:style-name="P4">
ДЕНИСЕНКА Руслана Миколайовича (посмертно) — старшого солдата</text:p>
      <text:p text:style-name="P4">
ДОНЕНКА Ігоря Анатолійовича (посмертно) — солдата</text:p>
      <text:p text:style-name="P4">
ДУБИЦЬКОГО Олега Юрійовича (посмертно) — солдата</text:p>
      <text:p text:style-name="P4">
ЄФАНОВА Євгена Руслановича (посмертно) — солдата</text:p>
      <text:p text:style-name="P4">
ЖАРІКОВА Олександра Івановича (посмертно) — солдата</text:p>
      <text:p text:style-name="P4">
ЗАЙЦЯ Сергія Миколайовича (посмертно) — старшого сержанта</text:p>
      <text:p text:style-name="P4">
ЗАСТАВСЬКОГО Сергія Олександровича (посмертно) — молодшого сержанта</text:p>
      <text:p text:style-name="P4">
ЗАХАРОВА Олега Костянтиновича (посмертно) — солдата</text:p>
      <text:p text:style-name="P4">
ЗАЦЕПІНА Дмитра Олександровича (посмертно) — лейтенанта</text:p>
      <text:p text:style-name="P4">
КАРЛІЙЧУКА Олексія Володимировича (посмертно) — старшого солдата</text:p>
      <text:p text:style-name="P4">
КАСІЧА Костянтина Павловича (посмертно) — старшого лейтенанта</text:p>
      <text:p text:style-name="P4">
КОВБАСЮКА Василя Васильовича (посмертно) — солдата</text:p>
      <text:p text:style-name="P4">
КОНОПАДУ Олега Ігоровича (посмертно) — старшого солдата</text:p>
      <text:p text:style-name="P4">
КОРОЛЬЧУКА Володимира Івановича (посмертно) — солдата</text:p>
      <text:p text:style-name="P4">
КУЗЬМЕНКА Дениса Павловича (посмертно) — солдата</text:p>
      <text:p text:style-name="P4">
КУЗЬМІНЧУКА Олександра Миколайовича (посмертно) — солдата</text:p>
      <text:p text:style-name="P4">
КУРИЛЯКА Віталія Вікторовича (посмертно) — головного сержанта</text:p>
      <text:p text:style-name="P4">
КУХАРЦЯ Андрія Сергійовича (посмертно) — старшого солдата</text:p>
      <text:p text:style-name="P4">
КУЦЕНКА Сергія Вікторовича (посмертно) — старшого сержанта</text:p>
      <text:p text:style-name="P4">
ЛАДУРА Ігоря Васильовича (посмертно) — солдата</text:p>
      <text:p text:style-name="P4">
ЛЕВЧУКА Валерія Вікторовича (посмертно) — старшого сержанта</text:p>
      <text:p text:style-name="P4">
ЛИСКОВА Руслана Миколайовича (посмертно) — старшого солдата</text:p>
      <text:p text:style-name="P4">
ЛУЦИКА Олександра Миколайовича (посмертно) — сержанта</text:p>
      <text:p text:style-name="P4">
МАКАРЧУКА Сергія Петровича (посмертно) — солдата</text:p>
      <text:p text:style-name="P4">
МАЛИКА Юрія Олексійовича (посмертно) — солдата</text:p>
      <text:p text:style-name="P4">
МАЛИЦЬКОГО Василя Володимировича (посмертно) — молодшого сержанта</text:p>
      <text:p text:style-name="P4">
МАЛІНОЧКУ Ігоря Олександровича (посмертно) — солдата</text:p>
      <text:p text:style-name="P4">
МЕЛЬНИЧУКА Юрія Олексійовича (посмертно) — солдата</text:p>
      <text:p text:style-name="P4">
МІКІТІНА Богдана Вячеславовича (посмертно) — солдата</text:p>
      <text:p text:style-name="P4">
МОРОЗА Сергія Юрійовича (посмертно) — старшого солдата</text:p>
      <text:p text:style-name="P4">
НЕЛЮБУ Миколу Вікторовича (посмертно) — сержанта</text:p>
      <text:p text:style-name="P4">
НЕЧАЯ Миколу Анатолійовича (посмертно) — старшого лейтенанта</text:p>
      <text:p text:style-name="P4">
НОЗДРЮ Олександра Євгенійовича (посмертно) — солдата</text:p>
      <text:p text:style-name="P4">
ОЛЯНЕЦЬКОГО Володимира Євгеновича (посмертно) — солдата</text:p>
      <text:p text:style-name="P4">
ПЕЛЕЩАКА Дмитра Володимировича (посмертно) — солдата</text:p>
      <text:p text:style-name="P4">
ПЕТІКА Володимира Миколайовича (посмертно) — капітана</text:p>
      <text:p text:style-name="P4">
ПЕТРОВА Олексія Валерійовича (посмертно) — солдата</text:p>
      <text:p text:style-name="P4">
ПИВОВАРОВА Олександра Васильовича (посмертно) — старшого солдата</text:p>
      <text:p text:style-name="P4">
ПІКУЛИКА Тараса Богдановича (посмертно) — солдата</text:p>
      <text:p text:style-name="P4">
ПОНОМАРЯ Артура Володимировича (посмертно) — капітана медичної служби</text:p>
      <text:p text:style-name="P4">
ПУСТОВОГО Віктора Анатолійовича (посмертно) — старшого сержанта</text:p>
      <text:p text:style-name="P4">
ПУТІЛОВА Івана Андрійовича (посмертно) — молодшого сержанта</text:p>
      <text:p text:style-name="P4">
РАТНИЧЕНКА Владислава Вікторовича (посмертно) — старшого солдата</text:p>
      <text:p text:style-name="P4">
РИБІЦЬКОГО Михайла Валерійовича (посмертно) — сержанта</text:p>
      <text:p text:style-name="P4">
РОМАНЧУКА Юрія Володимировича (посмертно) — солдата</text:p>
      <text:p text:style-name="P4">
САФРОНОВА Михайла Леонідовича (посмертно) — солдата</text:p>
      <text:p text:style-name="P4">
СВІТЛИЦЬКОГО Валентина Миколайовича (посмертно) — сержанта</text:p>
      <text:p text:style-name="P4">
СИМОНОВА Олексія Володимировича (посмертно) — солдата</text:p>
      <text:p text:style-name="P4">
СЛУГОЦЬКОГО Олександра Богдановича (посмертно) — капітана</text:p>
      <text:p text:style-name="P4">
СМИРНОВА Дениса Володимировича (посмертно) — солдата</text:p>
      <text:p text:style-name="P4">
СМОЛІЙЧУКА Віктора Петровича (посмертно) — солдата</text:p>
      <text:p text:style-name="P4">
СТЕЛЬМАХА Дмитра Миколайовича (посмертно) — молодшого сержанта</text:p>
      <text:p text:style-name="P4">
СТЕШЕНКА Олександра Миколайовича (посмертно) — солдата</text:p>
      <text:p text:style-name="P4">
ТАРАСИКА Костянтина Євгеновича (посмертно) — солдата</text:p>
      <text:p text:style-name="P4">
ТАРАСЮКА Олександра Івановича (посмертно) — молодшого сержанта</text:p>
      <text:p text:style-name="P4">
ТЕПЛИНСЬКОГО Артема Володимировича (посмертно) — солдата</text:p>
      <text:p text:style-name="P4">
ТЕРТИЧНОГО Дмитра Миколайовича (посмертно) — старшого лейтенанта</text:p>
      <text:p text:style-name="P4">
ТИМЧУКА Дмитра Анатолійовича (посмертно) — солдата</text:p>
      <text:p text:style-name="P4">
ТИЧКІВСЬКОГО Івана Любомировича (посмертно) — солдата</text:p>
      <text:p text:style-name="P4">
ТОКАРЯ Ярослава Ігоровича (посмертно) — старшого солдата</text:p>
      <text:p text:style-name="P4">
ТРЕГУБА Володимира Івановича (посмертно) — старшину</text:p>
      <text:p text:style-name="P4">
ТРИНЬКУ Івана Івановича (посмертно) — солдата</text:p>
      <text:p text:style-name="P4">
ТРІЩУКА Олександра Петровича (посмертно) — старшого солдата</text:p>
      <text:p text:style-name="P4">
УДОДА Сергія Костянтиновича (посмертно) — солдата</text:p>
      <text:p text:style-name="P4">
ФЕДИНУ Олександра Юрійовича (посмертно) — солдата</text:p>
      <text:p text:style-name="P4">
ХАЙДУКОВА Дмитра Юрійовича (посмертно) — солдата</text:p>
      <text:p text:style-name="P4">
ЧЕРКАШИНА Михайла Олександровича (посмертно) — солдата</text:p>
      <text:p text:style-name="P4">
ЧЕРНЯХІВСЬКОГО Вадима Олександровича (посмертно) — лейтенанта</text:p>
      <text:p text:style-name="P4">
ШЕЛУДЬКА Віталія Анатолійовича (посмертно) — солдата</text:p>
      <text:p text:style-name="P4">
ШИНКАРУКА Віталія Юрійовича (посмертно) — старшого солдата</text:p>
      <text:p text:style-name="P4">
ШУЛЯКА Сергія Миколайовича (посмертно) — солдата</text:p>
      <text:p text:style-name="P4">
ЩИРБУ Тараса Михайловича (посмертно) — солдата</text:p>
      <text:p text:style-name="P4">
ЯРЕМЧУКА Назарія Ігоровича (посмертно) — солдата</text:p>
      <text:p text:style-name="P4">
<text:span text:style-name="T4">
Нагородити медаллю «За військову службу Україні»</text:span>
</text:p>
      <text:p text:style-name="P4">
АНДРОЩУКА Олега Олександровича (посмертно) — молодшого сержанта</text:p>
      <text:p text:style-name="P4">
МІЗІНА Владислава Сергійовича — капітана</text:p>
      <text:p text:style-name="P4">
МОМОТКА Михайла Володимировича (посмертно) — солдата</text:p>
      <text:p text:style-name="P4">
ПИЛИПЕНКА Олексія Миколайовича — старшину 1 статті</text:p>
      <text:p text:style-name="P4">
СМАГІНА Євгена Миколайовича — головного старшину</text:p>
      <text:p text:style-name="P4">
УЖБІДУ Євгенія Анатолійовича — молодшого сержанта</text:p>
      <text:p text:style-name="P4">
ФОКІНА Дмитра Сергійовича — матроса</text:p>
      <text:p text:style-name="P4">
<text:span text:style-name="T4">
Нагородити медаллю «Захиснику Вітчизни»</text:span>
</text:p>
      <text:p text:style-name="P4">
БАБИЧА Ярослава Миколайовича — лейтенанта</text:p>
      <text:p text:style-name="P4">
БАГМУТА Миколу Валерійовича — солдата</text:p>
      <text:p text:style-name="P4">
ВЕПРИКОВА Сергія Володимировича — матроса</text:p>
      <text:p text:style-name="P4">
ГУДЗЯ Романа Валерійовича — солдата</text:p>
      <text:p text:style-name="P4">
ДУДКУ Артема Володимировича — старшого солдата</text:p>
      <text:p text:style-name="P4">
ДЯЧЕНКА Миколу Анатолійовича — солдата</text:p>
      <text:p text:style-name="P4">
ЄВСТАФІЄВА Максима Віталійовича — солдата</text:p>
      <text:p text:style-name="P4">
КОТІВЦЯ Андрія Миколайовича — матроса</text:p>
      <text:p text:style-name="P4">
КРУГОВОГО Володимира Миколайовича — солдата</text:p>
      <text:p text:style-name="P4">
ЛИННИКА Валентина Володимировича — солдата</text:p>
      <text:p text:style-name="P4">
ЛЯЛІНА Миколу Васильовича — солдата</text:p>
      <text:p text:style-name="P4">
МАЗУРЕНКА Володимира Костянтиновича — сержанта</text:p>
      <text:p text:style-name="P4">
МАКСИМЧУКА Олега Агафоновича — старшого солдата</text:p>
      <text:p text:style-name="P4">
МАКСИМ’ЮКА Дмитра Івановича — старшого солдата</text:p>
      <text:p text:style-name="P4">
МАЧАНКАЛАДЗЕ Олексія Борисовича — молодшого сержанта</text:p>
      <text:p text:style-name="P4">
МИКИТИЧА Івана Івановича — солдата</text:p>
      <text:p text:style-name="P4">
МИНАЄВА Олександра Сергійовича — солдата</text:p>
      <text:p text:style-name="P4">
НЕСІНА Максима В’ячеславовича — солдата</text:p>
      <text:p text:style-name="P4">
ОДРАЖОГО Олега Володимировича — старшого солдата</text:p>
      <text:p text:style-name="P4">
ПРИХОДЬКА Володимира Валерійовича — капітана медичної служби</text:p>
      <text:p text:style-name="P4">
ПУГАЧА Всеволода Вікторовича — старшого солдата</text:p>
      <text:p text:style-name="P4">
САМОХІНА Віктора Геннадійовича — капітана 2 рангу</text:p>
      <text:p text:style-name="P4">
СЕМКУ Тимофія Вікторовича (посмертно) — молодшого сержанта</text:p>
      <text:p text:style-name="P4">
ТУРЛАЯ Миколу Романовича — матроса</text:p>
      <text:p text:style-name="P4">
ТЮРЮ Дмитра Петровича — солдата</text:p>
      <text:p text:style-name="P4">
<text:span text:style-name="T4">
Нагородити медаллю «За врятоване життя»</text:span>
</text:p>
      <text:p text:style-name="P4">
ГРУБУ Олександра Олександровича — старшину 2 статті</text:p>
      <text:p text:style-name="P4">
ЛОБОДУ Сергія Володимировича — штаб-сержанта</text:p>
      <text:p text:style-name="P4">
МОРОЗА Богдана Васильовича — працівника Збройних Сил України</text:p>
      <text:p text:style-name="P4">
ПОЧТАРЕНКО Анастасію Яківну — старшину 2 статті</text:p>
      <text:p text:style-name="P4">
ШАМАНСЬКУ Карину Ярославівну — старшину 2 статті.</text:p>
      <text:h text:style-name="P13" text:outline-level="4">
<text:span text:style-name="T4">
<text:span text:style-name="T4">
Указ Президента України № 257/2023</text:span>
</text:span>
</text:h>
      <text:p text:style-name="P4">
<text:span text:style-name="T4">
Нагородити орденом Богдана Хмельницького ІІ ступеня</text:span>
</text:p>
      <text:p text:style-name="P4">
БІЛАША Олександра Сергійовича — підполковника</text:p>
      <text:p text:style-name="P4">
ОГЕРЕНКА Сергія Івановича — полковника</text:p>
      <text:p text:style-name="P4">
<text:span text:style-name="T4">
Нагородити орденом Богдана Хмельницького ІІІ ступеня</text:span>
</text:p>
      <text:p text:style-name="P4">
В’ЮНА Олексія Юрійовича — лейтенанта</text:p>
      <text:p text:style-name="P4">
ГАЗЮКА Івана Ярославовича (посмертно) — молодшого сержанта</text:p>
      <text:p text:style-name="P4">
ДОВГОРУКА Віктора Михайловича — полковника</text:p>
      <text:p text:style-name="P4">
МАШЛЕВСЬКОГО Сергія Івановича — капітана</text:p>
      <text:p text:style-name="P4">
ПОЛИВЯНОГО Андрія Васильовича — підполковника</text:p>
      <text:p text:style-name="P4">
ТКАЧУКА Андрія Олександровича (посмертно) — капітана</text:p>
      <text:p text:style-name="P4">
ФАРМУСА Назара Володимировича — лейтенанта</text:p>
      <text:p text:style-name="P4">
ШЕВЧЕНКА Тараса Олександровича — лейтенанта</text:p>
      <text:p text:style-name="P4">
<text:span text:style-name="T4">
Нагородити орденом «За мужність» ІІ ступеня</text:span>
</text:p>
      <text:p text:style-name="P4">
ГУЩИНА Василя Валерійовича — солдата</text:p>
      <text:p text:style-name="P4">
МАРТИНЮКА Анатолія Михайловича (посмертно) — солдата</text:p>
      <text:p text:style-name="P4">
СИРОТЮКА Володимира Валерійовича (посмертно) — старшого солдата</text:p>
      <text:p text:style-name="P4">
ЯСНОГО Євгенія Йосиповича — молодшого сержанта</text:p>
      <text:p text:style-name="P4">
<text:span text:style-name="T4">
Нагородити орденом «За мужність» ІІІ ступеня</text:span>
</text:p>
      <text:p text:style-name="P4">
АРСЕНІКА Василя Миколайовича (посмертно) — солдата</text:p>
      <text:p text:style-name="P4">
БАБАРИКУ Мар’яна Васильовича (посмертно) — старшого солдата</text:p>
      <text:p text:style-name="P4">
БАЙЧУРУ Романа Миколайовича (посмертно) — солдата</text:p>
      <text:p text:style-name="P4">
БЛЯШУКА Андрія Володимировича (посмертно) — старшого матроса</text:p>
      <text:p text:style-name="P4">
БОНДАРЯ Миколу Володимировича (посмертно) — солдата</text:p>
      <text:p text:style-name="P4">
БУЙМОВА Олександра Сергійовича — старшого солдата</text:p>
      <text:p text:style-name="P4">
ВЕЛИКОПОЛЬСЬКОГО Сергія Андрійовича (посмертно) — солдата</text:p>
      <text:p text:style-name="P4">
ВІВСЯНОГО Сергія Івановича (посмертно) — молодшого сержанта</text:p>
      <text:p text:style-name="P4">
ВОЛКОВУ Надію Олександрівну — старшого сержанта</text:p>
      <text:p text:style-name="P4">
ВОРОБЕЯ Ярослава Миколайовича (посмертно) — старшого солдата</text:p>
      <text:p text:style-name="P4">
ВОРОНЮКА Владислава Васильовича (посмертно) — старшого солдата</text:p>
      <text:p text:style-name="P4">
ГАРАДЧУКА Олександра Володимировича (посмертно) — старшого сержанта</text:p>
      <text:p text:style-name="P4">
ГЛИНЮКА Андрія Олексійовича (посмертно) — солдата</text:p>
      <text:p text:style-name="P4">
ГОРДЄЄВА Олексія Олександровича — солдата</text:p>
      <text:p text:style-name="P4">
ДАЩУКА Володимира Олександровича (посмертно) — солдата</text:p>
      <text:p text:style-name="P4">
ДІДИКА Віталія Миколайовича (посмертно) — солдата</text:p>
      <text:p text:style-name="P4">
ДМИТРАША Володимира Романовича (посмертно) — солдата</text:p>
      <text:p text:style-name="P4">
ДУДЮКА Володимира Миколайовича (посмертно) — старшого сержанта</text:p>
      <text:p text:style-name="P4">
ЄФІМОВА Олександра Вікторовича (посмертно) — солдата</text:p>
      <text:p text:style-name="P4">
ЖОЛОНДІЄВСЬКОГО Володимира Олександровича (посмертно) — старшого солдата</text:p>
      <text:p text:style-name="P4">
ЗАХАРЧУКА Віктора Васильовича (посмертно) — молодшого сержанта</text:p>
      <text:p text:style-name="P4">
ЗІМІНА Юрія Володимировича — сержанта</text:p>
      <text:p text:style-name="P4">
КАЛЕНЮКА Олександра Васильовича — солдата</text:p>
      <text:p text:style-name="P4">
КАРПЮКА Павла Олександровича (посмертно) — старшого солдата</text:p>
      <text:p text:style-name="P4">
КАШУБУ Ярослава Івановича (посмертно) — старшого сержанта</text:p>
      <text:p text:style-name="P4">
КОВАЛЕНКА Володимира Олександровича (посмертно) — старшого солдата</text:p>
      <text:p text:style-name="P4">
КОВАЛЯ Віталія Володимировича (посмертно) — солдата</text:p>
      <text:p text:style-name="P4">
КОВАЛЬЧУКА Олександра Ананійовича (посмертно) — старшого солдата</text:p>
      <text:p text:style-name="P4">
КОЖУХА Олександра Юрійовича (посмертно) — молодшого лейтенанта</text:p>
      <text:p text:style-name="P4">
КОМАРОВА Ярослава Олександровича (посмертно) — солдата</text:p>
      <text:p text:style-name="P4">
КОНЕЧНОГО Анатолія Миколайовича (посмертно) — солдата</text:p>
      <text:p text:style-name="P4">
КОСОВА Дмитра Михайловича (посмертно) — солдата</text:p>
      <text:p text:style-name="P4">
КОСТЮЧКА Михайла Мусійовича (посмертно) — солдата</text:p>
      <text:p text:style-name="P4">
КОШАРНОГО Валерія Віталійовича (посмертно) — солдата</text:p>
      <text:p text:style-name="P4">
КУЗЯКА Олександра Володимировича (посмертно) — солдата</text:p>
      <text:p text:style-name="P4">
КУРПАЧЕНКА Андрія Вікторовича (посмертно) — солдата</text:p>
      <text:p text:style-name="P4">
ЛАБУНСЬКОГО Дениса Богдановича (посмертно) — сержанта</text:p>
      <text:p text:style-name="P4">
ЛАЗАРЦЯ Віталія Олександровича (посмертно) — головного сержанта</text:p>
      <text:p text:style-name="P4">
ЛАЗУЦЬКОГО Михайла Івановича (посмертно) — солдата</text:p>
      <text:p text:style-name="P4">
ЛАПЧУКА Олександра Степановича (посмертно) — сержанта</text:p>
      <text:p text:style-name="P4">
ЛИСЕНКОВА Вадима Миколайовича (посмертно) — молодшого сержанта</text:p>
      <text:p text:style-name="P4">
ЛИТВИНЦЯ Миколу Миколайовича (посмертно) — старшина</text:p>
      <text:p text:style-name="P4">
МАРЧУКА Валентина Петровича (посмертно) — солдата</text:p>
      <text:p text:style-name="P4">
МАЦЮКА Віталія Миколайовича (посмертно) — солдата</text:p>
      <text:p text:style-name="P4">
МІТЯЙКІНА Олексія Андрійовича (посмертно) — старшого солдата</text:p>
      <text:p text:style-name="P4">
ОМЕЛЯНЧУКА Володимира Леонідовича (посмертно) — солдата</text:p>
      <text:p text:style-name="P4">
ОСАДЧУКА Петра Петровича (посмертно) — молодшого сержанта</text:p>
      <text:p text:style-name="P4">
ОСОВСЬКОГО Івана Миколайовича — молодшого сержанта</text:p>
      <text:p text:style-name="P4">
ПИЛИПЧУКА Петра В’ячеславовича (посмертно) — солдата</text:p>
      <text:p text:style-name="P4">
ПІВАРЧУКА Тараса Андрійовича (посмертно) — солдата</text:p>
      <text:p text:style-name="P4">
ПОЛІЩУКА Мирослава Олександровича (посмертно) — солдата</text:p>
      <text:p text:style-name="P4">
ПРИЩЕПОВА Романа Михайловича — старшого лейтенанта</text:p>
      <text:p text:style-name="P4">
ПРОКОПЧУКА Ростислава Ігоровича (посмертно) — солдата</text:p>
      <text:p text:style-name="P4">
РАДІОЗУ Сергія Євгенійовича (посмертно) — сержанта</text:p>
      <text:p text:style-name="P4">
РИБЧУКА Станіслава Ярославовича (посмертно) — старшого солдата</text:p>
      <text:p text:style-name="P4">
РУХЛА Олексія Вікторовича — солдата</text:p>
      <text:p text:style-name="P4">
РЯСИКА Василя Івановича — підполковника</text:p>
      <text:p text:style-name="P4">
САМОШИНА Віталія Федоровича — солдата</text:p>
      <text:p text:style-name="P4">
САРАВАНСЬКОГО Валерія Анатолійовича (посмертно) — старшого солдата</text:p>
      <text:p text:style-name="P4">
СЕРДЮКА Мар’яна Ігоровича (посмертно) — солдата</text:p>
      <text:p text:style-name="P4">
СТРИЛЮКА Михайла Володимировича (посмертно) — молодшого сержанта</text:p>
      <text:p text:style-name="P4">
СУХОВЕРХА Дениса Вікторовича (посмертно) — солдата</text:p>
      <text:p text:style-name="P4">
ТАРАСЮКА Олександра Васильовича (посмертно) — молодшого сержанта</text:p>
      <text:p text:style-name="P4">
ТІШКА Андрія Віталійовича (посмертно) — старшого солдата</text:p>
      <text:p text:style-name="P4">
ФЕДЮКА Валерія Євгеновича (посмертно) — солдата</text:p>
      <text:p text:style-name="P4">
ФОРМАНЮКА Віталія Олександровича (посмертно) — штаб-сержанта</text:p>
      <text:p text:style-name="P4">
ХАРЧУКА Романа Миколайовича (посмертно) — солдата</text:p>
      <text:p text:style-name="P4">
ЦВИДА Володимира Івановича (посмертно) — молодшого сержанта</text:p>
      <text:p text:style-name="P4">
ЧАКА Олександра Івановича (посмертно) — солдата</text:p>
      <text:p text:style-name="P4">
ЧЕРНЕЦЬКОГО Віталія Володимировича (посмертно) — старшого солдата</text:p>
      <text:p text:style-name="P4">
ЧУРАКА Петра Павловича — старшого солдата</text:p>
      <text:p text:style-name="P4">
ШЕЛЬЧУКА Сергія Йосиповича (посмертно) — солдата</text:p>
      <text:p text:style-name="P4">
ШИШКА Івана Олександровича (посмертно) — старшого солдата</text:p>
      <text:p text:style-name="P4">
ШУМА Валентина Івановича (посмертно) — старшого сержанта</text:p>
      <text:p text:style-name="P4">
ЮРЧУКА Романа Віталійовича (посмертно) — солдата</text:p>
      <text:p text:style-name="P4">
ЯРМОЛЮКА Сергія Васильовича (посмертно) — солдата</text:p>
      <text:p text:style-name="P4">
<text:span text:style-name="T4">
Нагородити медаллю «За військову службу Україні»</text:span>
</text:p>
      <text:p text:style-name="P4">
ВАВРАШКОВА Віталія Васильовича — солдата</text:p>
      <text:p text:style-name="P4">
ГОРОЖАНКІНА Микиту Сергійовича — старшого солдата</text:p>
      <text:p text:style-name="P4">
ІЛЬЇНА Юрія Степановича — солдата</text:p>
      <text:p text:style-name="P4">
ІОЛКІНА Артура Сергійовича — солдата</text:p>
      <text:p text:style-name="P4">
ЛІВШУНА Іллю Олександровича — солдата</text:p>
      <text:p text:style-name="P4">
ПАВЛОВСЬКУ Тетяну Анатоліївну — солдата</text:p>
      <text:p text:style-name="P4">
РОМАНОВА Володимира Олександровича — старшого солдата</text:p>
      <text:p text:style-name="P4">
САВЧЕНКА Юрія Леонідовича — старшого солдата</text:p>
      <text:p text:style-name="P4">
САЛЬНІКОВА Олексія Юрійовича — солдата</text:p>
      <text:p text:style-name="P4">
ШПАНЮКА Владислава Михайловича — старшого солдата</text:p>
      <text:p text:style-name="P4">
ЯРМАКА Вячеслава Володимировича — старшого солдата</text:p>
      <text:p text:style-name="P4">
<text:span text:style-name="T4">
Нагородити медаллю «Захиснику Вітчизни»</text:span>
</text:p>
      <text:p text:style-name="P4">
БЛАЖИЄВСЬКОГО Олександра Івановича — старшого солдата</text:p>
      <text:p text:style-name="P4">
ГОЛДУНА Віктора Валерійовича — солдата</text:p>
      <text:p text:style-name="P4">
ДАДАЯНА Давида Валерійовича — молодшого сержанта</text:p>
      <text:p text:style-name="P4">
ДОВГАЛЮКА Ігоря Вікторовича — солдата</text:p>
      <text:p text:style-name="P4">
ДОВЖЕНКА Руслана Святославовича — солдата</text:p>
      <text:p text:style-name="P4">
ІЩЕНКА Сергія Олександровича — молодшого сержанта</text:p>
      <text:p text:style-name="P4">
МУЗИЧКУ Анатолія Вікторовича — солдата</text:p>
      <text:p text:style-name="P4">
НІКІТЧЕНКА Ігоря Миколайовича — старшого солдата</text:p>
      <text:p text:style-name="P4">
ПАВЕЛКА Василя Володимировича — старшого солдата</text:p>
      <text:p text:style-name="P4">
ПОТАПОВА Семена Юрійовича — старшого солдата</text:p>
      <text:p text:style-name="P4">
СТЕПАНЮКА Владислава Ігоровича — солдата.</text:p>
      <text:h text:style-name="P13" text:outline-level="4">
<text:span text:style-name="T4">
<text:span text:style-name="T4">
Указ Президента України № 258/2023</text:span>
</text:span>
</text:h>
      <text:p text:style-name="P4">
БЕЙДЕРМАНА Олега Станіславовича — лейтенанта</text:p>
      <text:p text:style-name="P4">
БОРИСЕНКОВА Віктора Олександровича (посмертно) — старшого солдата</text:p>
      <text:p text:style-name="P4">
ВОДАЛУ-ТОПІШКО Валентину Василівну (посмертно) — старшого солдата</text:p>
      <text:p text:style-name="P4">
ЖУКА Олександра Віталійовича (посмертно) — старшого солдата</text:p>
      <text:p text:style-name="P4">
КОВАЛЕНКА Юрія Петровича (посмертно) — солдата</text:p>
      <text:p text:style-name="P4">
ПАЩУКА Дмитра Дмитровича (посмертно) — старшого матроса</text:p>
      <text:p text:style-name="P4">
ПЕРІНСЬКОГО Дмитра Олександровича (посмертно) — молодшого сержанта</text:p>
      <text:p text:style-name="P4">
ПЕТРИКА Сергія Сергійовича (посмертно) — старшого матроса</text:p>
      <text:p text:style-name="P4">
ПОКИНЬЧЕРЕДУ Ростислава Васильовича (посмертно) — лейтенанта</text:p>
      <text:p text:style-name="P4">
СТОРОЖУКА Богдана Олександровича (посмертно) — солдата</text:p>
      <text:p text:style-name="P4">
ЧИГИРА Романа Михайловича (посмертно) — старшого матроса</text:p>
      <text:p text:style-name="P4">
ШКУРАТА Миколу Сергійовича (посмертно) — старшину 2 статті</text:p>
      <text:p text:style-name="P4">
ЮЩЕНКО Катерину Юріївну (посмертно) — старшого солдата</text:p>
      <text:p text:style-name="P4">
ЯЩЕНКА Олександра Володимировича — майора</text:p>
      <text:p text:style-name="P4">
<text:span text:style-name="T4">
Нагородити орденом Данила Галицького</text:span>
</text:p>
      <text:p text:style-name="P4">
ВОЛОШКА Олександра Віталійовича — майора</text:p>
      <text:p text:style-name="P4">
НІКОЛАЄВА Дмитра Вікторовича — підполковника</text:p>
      <text:p text:style-name="P4">
<text:span text:style-name="T4">
Нагородити медаллю «За військову службу Україні»</text:span>
</text:p>
      <text:p text:style-name="P4">
ГОЛУБОВА Сергія Олеговича — старшого лейтенанта</text:p>
      <text:p text:style-name="P4">
КЛЕЦЯ В’ячеслава Олександровича — старшого солдата</text:p>
      <text:p text:style-name="P4">
ЛЮБКІНА Ігоря Леонідовича — лейтенанта</text:p>
      <text:p text:style-name="P4">
ОЛІЙНИКА Дмитра Олександровича — сержанта</text:p>
      <text:p text:style-name="P4">
СЕМАНЮКА Андрія Дмитровича — сержанта</text:p>
      <text:p text:style-name="P4">
СОЛЯНКІНА Миколу Олександровича — капітана</text:p>
      <text:p text:style-name="P4">
ШЕВЧУКА Василя Васильовича — старшого солдата</text:p>
      <text:p text:style-name="P4">
<text:span text:style-name="T4">
Нагородити медаллю «Захиснику Вітчизни»</text:span>
</text:p>
      <text:p text:style-name="P4">
ВЕЛЕКОЦЬКОГО Миколу Євгеновича — старшого лейтенанта</text:p>
      <text:p text:style-name="P4">
ДАНЬКА Андрія Любомировича — старшого солдата</text:p>
      <text:p text:style-name="P4">
ЗАЙЦЯ Вадима Олександровича — капітана</text:p>
      <text:p text:style-name="P4">
КОСЕНКА Олексія Сергійовича — старшого лейтенанта</text:p>
      <text:p text:style-name="P4">
МУЖИЛА Руслана Станіславовича — майора</text:p>
      <text:p text:style-name="P4">
ПОПОВИЧА Сергія Михайловича — старшого лейтенанта</text:p>
      <text:p text:style-name="P4">
РАБА Володимира Мироновича — молодшого сержанта</text:p>
      <text:p text:style-name="P4">
РУБАНІКА В’ячеслава Олександровича — солдата</text:p>
      <text:p text:style-name="P4">
ФЕДОРЕНКА Дмитра Олександровича — майора</text:p>
      <text:p text:style-name="P4">
ФІЛОНОВА Миколу Валерійовича — солдата</text:p>
      <text:p text:style-name="P4">
ЯРЕМУ Бориса Вікторовича — старшого солдата.</text:p>
      <text:p text:style-name="P4">
Source: <text:a xlink:type="simple" xlink:href="https://armyinform.com.ua/2023/05/02/prezydent-ukrayiny-nagorodyv-zahysnykiv-za-osobystu-muzhnist-i-samoviddanist/" text:style-name="Internet_20_link" text:visited-style-name="Visited_20_Internet_20_Link">
https://armyinform.com.ua/2023/05/02/prezydent-ukrayiny-nagorodyv-zahysnykiv-za-osobystu-muzhnist-i-samoviddanist/</text:a>
</text:p>
      <!--NEWS-->
      <text:h text:style-name="P10" text:outline-level="1">
<text:span text:style-name="T4">
Авіація Сил оборони завдала сім ударів по позиціях окупантів та знищила БПЛА «Орлан-10»</text:span>
</text:h>
      <text:p text:style-name="P4">
Author: ['АРМІЯINFORM']</text:p>
      <text:p text:style-name="P4">
Time: 2023-05-02T34:00:00-04:00</text:p>
      <text:p text:style-name="P4">
Description: Про це повідомляє Генеральний штаб ЗСУ.  «Авіація Сил оборони за добу знищ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2/bpla-orlan.jpg" text:style-name="Internet_20_link" text:visited-style-name="Visited_20_Internet_20_Link">
bpla-orlan.jpg</text:a>
']</text:p>
      <text:p text:style-name="P4">
Tags: ['STOPRUSSIA', 'АГРЕСІЯ РФ', 'ВІЙНА', 'ВТОРГНЕННЯ РФ']</text:p>
      <text:p text:style-name="P4">
Category: News</text:p>
      <!--METADATA-->
      <text:p text:style-name="P4">
<draw:frame draw:style-name="fr1" draw:name="Image245" text:anchor-type="as-char" svg:width="6.9236in" svg:height="4.615733in" draw:z-index="0">
<draw:image xlink:href="../Images/AРМІЯINFORM/2023-05-02T34-00-00-04-00/bpla-orla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Hzf2BQXZunWt9wWL1sp4aDfsxVv6KNY7Snhh5FH1xztGAyGGTFhZN42GMg8yGgAXl" text:style-name="Internet_20_link" text:visited-style-name="Visited_20_Internet_20_Link">
повідомля</text:a>
єГенеральний штаб ЗСУ.</text:p>
      <text:p text:style-name="P4">
«Авіація Сил оборони за добу знищила 3 російських зенітно-ракетних комплексита завдала 7 ударів по районах зосередження особового складу противника. Такожзбито ворожий розвідувальний БпЛА типу «Орлан-10», — йдеться у повідомленні.</text:p>
      <text:p text:style-name="P4">
Зазначається, що протягом доби підрозділи ракетних військ і артилерії уразилипункт управління, 6 районів зосередження озброєння та військової техніки, 2склади боєприпасів та 1 склад пально-мастильних матеріалів ворога.</text:p>
      <text:p text:style-name="P4">
Source: <text:a xlink:type="simple" xlink:href="https://armyinform.com.ua/2023/05/02/aviacziya-syl-oborony-zavdala-sim-udariv-po-pozycziyah-okupantiv-ta-znyshhyla-bpla-orlan-10/" text:style-name="Internet_20_link" text:visited-style-name="Visited_20_Internet_20_Link">
https://armyinform.com.ua/2023/05/02/aviacziya-syl-oborony-zavdala-sim-udariv-po-pozycziyah-okupantiv-ta-znyshhyla-bpla-orlan-10/</text:a>
</text:p>
      <!--NEWS-->
      <text:h text:style-name="P10" text:outline-level="1">
<text:span text:style-name="T4">
окупанти посилюють контррозвідувальний та поліцейський режими на ТОТ</text:span>
</text:h>
      <text:p text:style-name="P4">
Author: ['АРМІЯINFORM']</text:p>
      <text:p text:style-name="P4">
Time: 2023-05-02T35:00:00-04:00</text:p>
      <text:p text:style-name="P4">
Description: Про це повідомляє Генеральний штаб ЗСУ.  «Російські окупанти посилю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ІЙНА', 'ТОТ']</text:p>
      <text:p text:style-name="P4">
Category: News</text:p>
      <!--METADATA-->
      <text:p text:style-name="P4">
<draw:frame draw:style-name="fr1" draw:name="Image246" text:anchor-type="as-char" svg:width="6.9236in" svg:height="5.140773in" draw:z-index="0">
<draw:image xlink:href="../Images/AРМІЯINFORM/2023-05-02T35-00-00-04-00/okupant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Hzf2BQXZunWt9wWL1sp4aDfsxVv6KNY7Snhh5FH1xztGAyGGTFhZN42GMg8yGgAXl" text:style-name="Internet_20_link" text:visited-style-name="Visited_20_Internet_20_Link">
повідомля</text:a>
єГенеральний штаб ЗСУ.</text:p>
      <text:p text:style-name="P4">
«Російські окупанти посилюють контррозвідувальний та поліцейський режими натимчасово зайнятій території Запорізької області. Зокрема, в населених пунктахДорожнянка, Решетилівка, Костянтинівка та Чумацьке, загарбники заборонилив’їзд цивільним особам без місцевої реєстрації», — йдеться у повідомленні.</text:p>
      <text:p text:style-name="P4">
Зазначається, що у Горностаївці Херсонської області відзначаються значніпроблеми зі стільниковим зв’язком російських операторів, на відміну відстійкого зв’язку національних операторів України. Місцеве командуванняросійських окупаційних військ даний факт пояснює результатами ураження, якезавдають Збройні Сили України.</text:p>
      <text:p text:style-name="P4">
Source: <text:a xlink:type="simple" xlink:href="https://armyinform.com.ua/2023/05/02/okupanty-posylyuyut-kontrrozviduvalnyj-ta-policzejskyj-rezhymy-na-tot/" text:style-name="Internet_20_link" text:visited-style-name="Visited_20_Internet_20_Link">
https://armyinform.com.ua/2023/05/02/okupanty-posylyuyut-kontrrozviduvalnyj-ta-policzejskyj-rezhymy-na-tot/</text:a>
</text:p>
      <!--NEWS-->
      <text:h text:style-name="P10" text:outline-level="1">
<text:span text:style-name="T4">
Сили оборони відбили 41 атаку на Лиманському, Бахмутському, Авдіївському та Мар’їнському напрямках</text:span>
</text:h>
      <text:p text:style-name="P4">
Author: ['АРМІЯINFORM']</text:p>
      <text:p text:style-name="P4">
Time: 2023-05-02T36:00:00-04:00</text:p>
      <text:p text:style-name="P4">
Description: Про це повідомляє Генеральний штаб ЗСУ.  «Окупанти продовжують зосереджувати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su.jpg" text:style-name="Internet_20_link" text:visited-style-name="Visited_20_Internet_20_Link">
zsu.jpg</text:a>
']</text:p>
      <text:p text:style-name="P4">
Tags: ['STOPRUSSIA', 'АГРЕСІЯ РФ', 'ВІЙНА', 'ВТОРГНЕННЯ РФ']</text:p>
      <text:p text:style-name="P4">
Category: News</text:p>
      <!--METADATA-->
      <text:p text:style-name="P4">
<draw:frame draw:style-name="fr1" draw:name="Image247" text:anchor-type="as-char" svg:width="6.9236in" svg:height="3.894525in" draw:z-index="0">
<draw:image xlink:href="../Images/AРМІЯINFORM/2023-05-02T36-00-00-04-00/zsu.jpg" xlink:type="simple" xlink:show="embed" xlink:actuate="onLoad" draw:mime-type="image/jpeg"/>
</draw:frame>
 <text:span text:style-name="T4">
🔥 Ситуаціящодо російського вторгнення</text:span>
</text:p>
      <text:p text:style-name="P4">
Про це<text:a xlink:type="simple" xlink:href="https://www.facebook.com/GeneralStaff.ua/posts/pfbid0Hzf2BQXZunWt9wWL1sp4aDfsxVv6KNY7Snhh5FH1xztGAyGGTFhZN42GMg8yGgAXl" text:style-name="Internet_20_link" text:visited-style-name="Visited_20_Internet_20_Link">
повідомляє</text:a>
Генеральний штаб ЗСУ.</text:p>
      <text:p text:style-name="P4">
«Окупанти продовжують зосереджувати основні зусилля на веденні наступальнихдій на Лиманському, Бахмутському, Авдіївському та Мар’їнському напрямках —відбито 41 атаку противника. В епіцентрі бойових дій залишаються Бахмут таМар’їнка, наші воїни тримають оборону», — йдеться у повідомленні.</text:p>
      <text:p text:style-name="P4">
Зазначається, що на Бахмутському напрямку ворог продовжує вести наступальнідії. Тривають бої у місті Бахмут. До того ж, протягом доби, противник вівбезуспішні наступальні дії у напрямку населеного пункту Предтечине. Завдававіаційного удару по Бахмуту та Білій Горі. Від ворожих обстрілів постраждалиВасюківка, Оріхово-Василівка, Новомаркове, Григорівка, Бахмут, Хромове, ЧасівЯр, Іванівське, Костянтинівка, Диліївка та Південне Донецької області.</text:p>
      <text:p text:style-name="P4">
На Авдіївському напрямку противник вів наступальні дії в районах населенихпунктів Сєверне та Первомайське, успіху не мав. Завдав авіаудару по Авдіївці.Обстріляв Ласточкине, Сєверне, Первомайське та Карлівку Донецької області.</text:p>
      <text:p text:style-name="P4">
На Мар’їнському напрямку противник продовжує атакувати позиції сил оборони.Тривають бої за Мар’їнку.</text:p>
      <text:p text:style-name="P4">
Source: <text:a xlink:type="simple" xlink:href="https://armyinform.com.ua/2023/05/02/syly-oborony-vidbyly-41-ataku-na-lymanskomu-bahmutskomu-avdiyivskomu-ta-maryinskomu-napryamkah/" text:style-name="Internet_20_link" text:visited-style-name="Visited_20_Internet_20_Link">
https://armyinform.com.ua/2023/05/02/syly-oborony-vidbyly-41-ataku-na-lymanskomu-bahmutskomu-avdiyivskomu-ta-maryinskomu-napryamkah/</text:a>
</text:p>
      <!--NEWS-->
      <text:h text:style-name="P10" text:outline-level="1">
<text:span text:style-name="T4">
Українські захисники за добу ліквідували майже 500 окупантів, знищили 9 артсистем</text:span>
</text:h>
      <text:p text:style-name="P4">
Author: ['АРМІЯINFORM']</text:p>
      <text:p text:style-name="P4">
Time: 2023-05-02T37:00:00-04:00</text:p>
      <text:p text:style-name="P4">
Description: Загальні бойові втрати противника з 24.02.22 по 02.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27dc02c-a2f6-46a3-a34b-986dc80bf142-scaled.jpg" text:style-name="Internet_20_link" text:visited-style-name="Visited_20_Internet_20_Link">
f27dc02c-a2f6-46a3-a34b-986dc80bf142-scaled.jpg</text:a>
']</text:p>
      <text:p text:style-name="P4">
Tags: ['STOPRUSSIA', 'АГРЕСІЯ РФ', 'ВТОРГНЕННЯ РФ', 'ВТРАТИ ВОРОГА', 'ГШ ЗСУ']</text:p>
      <text:p text:style-name="P4">
Category: News</text:p>
      <!--METADATA-->
      <text:p text:style-name="P4">
<draw:frame draw:style-name="fr1" draw:name="Image248" text:anchor-type="as-char" svg:width="6.9236in" svg:height="6.987066in" draw:z-index="0">
<draw:image xlink:href="../Images/AРМІЯINFORM/2023-05-02T37-00-00-04-00/f27dc02c-a2f6-46a3-a34b-986dc80bf142-scaled.jpg" xlink:type="simple" xlink:show="embed" xlink:actuate="onLoad" draw:mime-type="image/jpeg"/>
</draw:frame>
</text:p>
      <text:p text:style-name="P4">
Загальні бойові втрати противника з 24.02.22 по 02.05.23 орієнтовностановлять:</text:p>
      <ul>
        <li>
<text:span text:style-name="T4">
особового складу ‒</text:span>
 191420 (+460) осіб ліквідовано  * <text:span text:style-name="T4">
танків ‒</text:span>
 3701 (+1)  * <text:span text:style-name="T4">
бойових броньованих машин ‒</text:span>
 7193 (+1)  * <text:span text:style-name="T4">
артилерійських систем ‒</text:span>
 2930 (+9)  * <text:span text:style-name="T4">
РСЗВ ‒</text:span>
 544 (0)  * <text:span text:style-name="T4">
засоби ППО ‒</text:span>
 298 (+3)  * <text:span text:style-name="T4">
літаків ‒</text:span>
 308 (0)  * <text:span text:style-name="T4">
гелікоптерів ‒</text:span>
 294 (0)  * <text:span text:style-name="T4">
БПЛА оперативно-тактичного рівня ‒</text:span>
 2477 (+1)  * <text:span text:style-name="T4">
крилаті ракети ‒</text:span>
 947 (+15)  * <text:span text:style-name="T4">
кораблі / катери ‒</text:span>
 18 (0)  * <text:span text:style-name="T4">
автомобільної техніки та автоцистерн ‒</text:span>
 5851 (+6)  * <text:span text:style-name="T4">
спеціальна техніка ‒</text:span>
 360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2.05.23.</text:p>
      <text:p text:style-name="P4">
Source: <text:a xlink:type="simple" xlink:href="https://armyinform.com.ua/2023/05/02/ukrayinski-zahysnyky-za-dobu-likviduvaly-majzhe-500-okupantiv-znyshhyly-9-artsystem/" text:style-name="Internet_20_link" text:visited-style-name="Visited_20_Internet_20_Link">
https://armyinform.com.ua/2023/05/02/ukrayinski-zahysnyky-za-dobu-likviduvaly-majzhe-500-okupantiv-znyshhyly-9-artsystem/</text:a>
</text:p>
      <!--NEWS-->
      <text:h text:style-name="P10" text:outline-level="1">
<text:span text:style-name="T4">
Олексій Резніков мав телефонну розмову з міністром закордонних справ Ісландії — подякував за підтримку</text:span>
</text:h>
      <text:p text:style-name="P4">
Author: ['АРМІЯINFORM']</text:p>
      <text:p text:style-name="P4">
Time: 2023-05-02T38:00:00-04:00</text:p>
      <text:p text:style-name="P4">
Description: Міністр оборони України Олексій Резніков провів телефонну розмову з міністр закордо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kraine_iceland.jpg" text:style-name="Internet_20_link" text:visited-style-name="Visited_20_Internet_20_Link">
ukraine_iceland.jpg</text:a>
']</text:p>
      <text:p text:style-name="P4">
Tags: ['STOPRUSSIA', 'ІСЛАНДІЯ', 'ОЛЕКСІЙ РЕЗНІКОВ', 'СВІТ ПІДТРИМУЄ УКРАЇНУ']</text:p>
      <text:p text:style-name="P4">
Category: News</text:p>
      <!--METADATA-->
      <text:p text:style-name="P4">
<draw:frame draw:style-name="fr1" draw:name="Image249" text:anchor-type="as-char" svg:width="6.9236in" svg:height="3.894525in" draw:z-index="0">
<draw:image xlink:href="../Images/AРМІЯINFORM/2023-05-02T38-00-00-04-00/ukraine_iceland.jpg" xlink:type="simple" xlink:show="embed" xlink:actuate="onLoad" draw:mime-type="image/jpeg"/>
</draw:frame>
</text:p>
      <text:p text:style-name="P4">
Міністр оборони України Олексій Резніков провів телефонну розмову з міністрзакордонних справ та міжнародного співробітництва з метою розвитку ІсландіїТордіс Колбрун Рейкфьорд Гильфадоттір.</text:p>
      <text:p text:style-name="P4">
Про це глава українського оборонного відомства<text:a xlink:type="simple" xlink:href="https://twitter.com/oleksiireznikov/status/1653025687073181696" text:style-name="Internet_20_link" text:visited-style-name="Visited_20_Internet_20_Link">
повідомив</text:a>
 уTwitter.</text:p>
      <text:p text:style-name="P4">
«Висловив подяку за сильну позицію Ісландії щодо підтримки України. ДякуємоІсландії, що залишається разом із Україною», — зазначив Олексій Резніков.</text:p>
      <text:p text:style-name="P4">
Нагадаємо, 14 березня 2023 року Президент України Володимир Зеленський у Києві<text:a xlink:type="simple" xlink:href="https://armyinform.com.ua/2023/03/14/prezydent-ukrayiny-zustrivsya-z-premyer-ministrom-islandiyi/" text:style-name="Internet_20_link" text:visited-style-name="Visited_20_Internet_20_Link">
провів</text:a>
 зустріч із прем’єр-міністром Ісландії КатрінЯкобсдоттір. Під час прийому було<text:a xlink:type="simple" xlink:href="https://armyinform.com.ua/2023/03/14/prezydent-ukrayiny-ta-premyer-ministr-islandiyi-pidpysaly-spilnu-deklaracziyu/" text:style-name="Internet_20_link" text:visited-style-name="Visited_20_Internet_20_Link">
підписано</text:a>
 спільну декларацію,де було зафіксовано спільне бачення з усіх ключових питань двостороннього іміжнародного порядку денного.</text:p>
      <text:p text:style-name="P4">
Source: <text:a xlink:type="simple" xlink:href="https://armyinform.com.ua/2023/05/02/oleksij-reznikov-mav-telefonnu-rozmovu-z-ministrom-zakordonnyh-sprav-islandiyi-podyakuvav-za-pidtrymku/" text:style-name="Internet_20_link" text:visited-style-name="Visited_20_Internet_20_Link">
https://armyinform.com.ua/2023/05/02/oleksij-reznikov-mav-telefonnu-rozmovu-z-ministrom-zakordonnyh-sprav-islandiyi-podyakuvav-za-pidtrymku/</text:a>
</text:p>
      <!--NEWS-->
      <text:h text:style-name="P10" text:outline-level="1">
<text:span text:style-name="T4">
В Україні хвилина мовчання</text:span>
</text:h>
      <text:p text:style-name="P4">
Author: ['АРМІЯINFORM']</text:p>
      <text:p text:style-name="P4">
Time: 2023-05-02T3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50" text:anchor-type="as-char" svg:width="6.9236in" svg:height="3.895992in" draw:z-index="0">
<draw:image xlink:href="../Images/AРМІЯINFORM/2023-05-02T39-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02/v-ukrayini-hvylyna-movchannya/" text:style-name="Internet_20_link" text:visited-style-name="Visited_20_Internet_20_Link">
https://armyinform.com.ua/2023/05/02/v-ukrayini-hvylyna-movchannya/</text:a>
</text:p>
      <!--NEWS-->
      <text:h text:style-name="P10" text:outline-level="1">
<text:span text:style-name="T4">
Україна здобула перевагу в протистоянні кібератакам та інформаційній агресії рф — РНБО</text:span>
</text:h>
      <text:p text:style-name="P4">
Author: ['АРМІЯINFORM']</text:p>
      <text:p text:style-name="P4">
Time: 2023-05-02T40:00:00-04:00</text:p>
      <text:p text:style-name="P4">
Description: Під час Чорноморського регіонального форуму випускників програм Європейського цент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hatsapp-image-2023-05-01-at-16.41.31-3-e1683006836132.jpeg" text:style-name="Internet_20_link" text:visited-style-name="Visited_20_Internet_20_Link">
whatsapp-image-2023-05-01-at-16.41.31-3-e1683006836132.jpeg</text:a>
']</text:p>
      <text:p text:style-name="P4">
Tags: ['YES', 'ЄВРОПЕЙСЬКИЙ ЦЕНТР ДОСЛІДЖЕНЬ ПРОБЛЕМ БЕЗПЕКИ', 'КІБЕРЗАГРОЗИ', 'РНБО УКРАЇНИ']</text:p>
      <text:p text:style-name="P4">
Category: News</text:p>
      <!--METADATA-->
      <text:p text:style-name="P4">
<draw:frame draw:style-name="fr1" draw:name="Image251" text:anchor-type="as-char" svg:width="6.9236in" svg:height="4.185262in" draw:z-index="0">
<draw:image xlink:href="../Images/AРМІЯINFORM/2023-05-02T40-00-00-04-00/whatsapp-image-2023-05-01-at-16.41.31-3-e1683006836132.jpeg" xlink:type="simple" xlink:show="embed" xlink:actuate="onLoad" draw:mime-type="image/jpeg"/>
</draw:frame>
</text:p>
      <text:p text:style-name="P4">
Під час Чорноморського регіонального форуму випускників програм Європейськогоцентру досліджень проблем безпеки ім. Дж. Маршалла учасники заходу обговорилипитання щодо визначення та нейтралізації перешкод для вступу України таМолдови до ЄС. Окрему увагу було приділено протидії гібридному впливу рф,зокрема в інформаційній сфері та євроінтеграційній ініціативі.</text:p>
      <text:p text:style-name="P4">
Про це <text:a xlink:type="simple" xlink:href="https://www.rnbo.gov.ua/ua/Diialnist/6302.html" text:style-name="Internet_20_link" text:visited-style-name="Visited_20_Internet_20_Link">
повідомляє</text:a>
 АпаратРади національної безпеки і оборони України.</text:p>
      <text:p text:style-name="P4">
На форумі йшлося про важливість підтримки вступу країн Чорноморського регіонудо ЄС, обговорено досвід та виклики, які постали перед Болгарією та Румунієюпід час набуття членства в Євросоюзі, досягнення та проблемні питання України,Молдови та Грузії на шляху до євроінтеграції. Також розглянуто гібридні заходивпливу, що здійснюються рф для недопущення реалізації євроінтеграційнихініціатив, та досвід країн Чорноморського регіону із протидії актуальнимвикликам.</text:p>
      <text:p text:style-name="P4">
Українська сторона поділилася успішним досвідом із протидії інформаційній такіберагресії рф в умовах воєнного стану та розбудови національної стійкості.Керівник служби з питань інформаційної безпеки та кібербезпеки Апарату РНБОУкраїни Наталія Ткачук під час виступу наголосила, що нині Україна – єдинакраїна у світі, яка змогла здобути перевагу у протистоянні кібератакам таінформаційній агресії рф.</text:p>
      <text:p text:style-name="P4">
Також вона наголосила, що Україна досягла значних успіхів на шляху до вступу вЄС, і подякувала європейським партнерам за підтримку. «Членство України в ЄС єважливим не лише для України. Воно сприятиме посиленню колективної безпекиЄвропи, зокрема щодо протидії російській агресії», — наголосила керівникслужби.</text:p>
      <text:p text:style-name="P4">
У форумі також взяли участь Прем’єр-міністр Молдови Дорін Речан, Посол США вМолдові Кент Логсдон, Посол Німеччини в Молдові Маргрет Юббер, а такожпредставники державних органів та експерти України, Молдови, Румунії,Болгарії, Грузії, Німеччини та США.</text:p>
      <text:p text:style-name="P4">
Source: <text:a xlink:type="simple" xlink:href="https://armyinform.com.ua/2023/05/02/ukrayina-zdobula-perevagu-u-protystoyanni-kiberatakam-ta-informaczijnij-agresiyi-rf-rnbo/" text:style-name="Internet_20_link" text:visited-style-name="Visited_20_Internet_20_Link">
https://armyinform.com.ua/2023/05/02/ukrayina-zdobula-perevagu-u-protystoyanni-kiberatakam-ta-informaczijnij-agresiyi-rf-rnbo/</text:a>
</text:p>
      <!--NEWS-->
      <text:h text:style-name="P10" text:outline-level="1">
<text:span text:style-name="T4">
Членство України в НАТО: Держдеп дотримується політики відкритих дверей</text:span>
</text:h>
      <text:p text:style-name="P4">
Author: ['АРМІЯINFORM']</text:p>
      <text:p text:style-name="P4">
Time: 2023-05-02T41:00:00-04:00</text:p>
      <text:p text:style-name="P4">
Description: Державний департамент Сполучених Штатів Америки дотримується політики відкритих двер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czczcznato.jpg" text:style-name="Internet_20_link" text:visited-style-name="Visited_20_Internet_20_Link">
czczcznato.jpg</text:a>
']</text:p>
      <text:p text:style-name="P4">
Tags: ['АГРЕСІЯ РФ', 'ДЕРЖДЕП', 'ДОПОМОГА ПАРТНЕРІВ', 'НАТО', 'СВІТ ПІДТРИМУЄ УКРАЇНУ', 'США']</text:p>
      <text:p text:style-name="P4">
Category: News</text:p>
      <!--METADATA-->
      <text:p text:style-name="P4">
<draw:frame draw:style-name="fr1" draw:name="Image252" text:anchor-type="as-char" svg:width="6.9236in" svg:height="4.340623in" draw:z-index="0">
<draw:image xlink:href="../Images/AРМІЯINFORM/2023-05-02T41-00-00-04-00/czczcznato.jpg" xlink:type="simple" xlink:show="embed" xlink:actuate="onLoad" draw:mime-type="image/jpeg"/>
</draw:frame>
</text:p>
      <text:p text:style-name="P4">
Державний департамент Сполучених Штатів Америки дотримується політикивідкритих дверей щодо можливого членства України в НАТО.</text:p>
      <text:p text:style-name="P4">
Про це на пресбрифінгу <text:a xlink:type="simple" xlink:href="https://www.state.gov/briefings/department-press-briefing-may-1-2023/" text:style-name="Internet_20_link" text:visited-style-name="Visited_20_Internet_20_Link">
повідомив</text:a>
 заступник речника Держдепартаменту США ВедантПател.</text:p>
      <text:p text:style-name="P4">
«Ми підтримуємо політику відкритих дверей НАТО. Очевидно, що це ( <text:span text:style-name="T5">
членствоУкраїни в НАТО</text:span>
 <text:span text:style-name="T5">
— ред.</text:span>
 ) — колективне рішення, і його має ухвалити весьАльянс. Те, на чому ми зараз зосереджені, це забезпечення підтримки нашихукраїнських партнерів у вирішенні викликів, з якими вони наразі стикаються, аце — величезна російська агресія, російські напади на цивільну та енергетичнуінфраструктуру», — зазначив Ведант Пател.</text:p>
      <text:p text:style-name="P4">
Нагадаємо, саміт Північноатлантичного альянсу<text:a xlink:type="simple" xlink:href="https://armyinform.com.ua/2022/11/09/nastupnyj-samit-nato-vidbudetsya-vlitku-2023-roku-v-lytvi/" text:style-name="Internet_20_link" text:visited-style-name="Visited_20_Internet_20_Link">
відбудеться</text:a>
 у Вільнюсі 11-12 липня 2023 року.Генсек НАТО Єнс Столтенберг<text:a xlink:type="simple" xlink:href="https://armyinform.com.ua/2023/02/15/pozycziya-nato-shhodo-ukrayiny-ne-zminylasya-vona-stane-chlenom-alyansu-yens-stoltenberg/" text:style-name="Internet_20_link" text:visited-style-name="Visited_20_Internet_20_Link">
заявив</text:a>
, що позиція блокущодо України не змінилася, і перемога України є передумовою для будь-якої<text:a xlink:type="simple" xlink:href="https://armyinform.com.ua/2023/04/05/peremoga-ukrayiny-ye-peredumovoyu-dlya-bud-yakoyi-dyskusiyi-shhodo-majbutnogo-chlenstva-v-nato-yens-stoltenberg/" text:style-name="Internet_20_link" text:visited-style-name="Visited_20_Internet_20_Link">
дискусії</text:a>
 щодо майбутнього членства в НАТО.</text:p>
      <text:p text:style-name="P4">
Source: <text:a xlink:type="simple" xlink:href="https://armyinform.com.ua/2023/05/02/chlenstvo-ukrayiny-v-nato-derzhdep-dotrymuyetsya-polityky-vidkrytyh-dverej/" text:style-name="Internet_20_link" text:visited-style-name="Visited_20_Internet_20_Link">
https://armyinform.com.ua/2023/05/02/chlenstvo-ukrayiny-v-nato-derzhdep-dotrymuyetsya-polityky-vidkrytyh-dverej/</text:a>
</text:p>
      <!--NEWS-->
      <text:h text:style-name="P10" text:outline-level="1">
<text:span text:style-name="T4">
Вночі армія рф обстріляла прикордоння Сумщини і Чернігівщини з мінометів та ствольної артилерії</text:span>
</text:h>
      <text:p text:style-name="P4">
Author: ['АРМІЯINFORM']</text:p>
      <text:p text:style-name="P4">
Time: 2023-05-02T42:00:00-04:00</text:p>
      <text:p text:style-name="P4">
Description: Вночі з 22:00 1 травня по 08:00 2 травня російські окупаційні війська чотири раз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01379058ae50fdafa91a200e502c1df_l.jpg" text:style-name="Internet_20_link" text:visited-style-name="Visited_20_Internet_20_Link">
501379058ae50fdafa91a200e502c1df_l.jpg</text:a>
']</text:p>
      <text:p text:style-name="P4">
Tags: ['АГРЕСІЯ РФ', 'ВТОРГНЕННЯ РФ', 'ОБСТРІЛИ ПРИКОРДОННЯ', 'СУМЩИНА', 'ЧЕРНІГІВЩИНА']</text:p>
      <text:p text:style-name="P4">
Category: News</text:p>
      <!--METADATA-->
      <text:p text:style-name="P4">
<draw:frame draw:style-name="fr1" draw:name="Image253" text:anchor-type="as-char" svg:width="6.9236in" svg:height="4.286862in" draw:z-index="0">
<draw:image xlink:href="../Images/AРМІЯINFORM/2023-05-02T42-00-00-04-00/501379058ae50fdafa91a200e502c1df_l.jpg" xlink:type="simple" xlink:show="embed" xlink:actuate="onLoad" draw:mime-type="image/jpeg"/>
</draw:frame>
 Ілюстративнефото</text:p>
      <text:p text:style-name="P4">
Вночі з 22:00 1 травня по 08:00 2 травня російські окупаційні війська чотирирази обстріляли прикордоння Чернігівської та Сумської області.</text:p>
      <text:p text:style-name="P4">
Про це <text:a xlink:type="simple" xlink:href="https://t.me/ok_pivnich1/2220" text:style-name="Internet_20_link" text:visited-style-name="Visited_20_Internet_20_Link">
повідомляє</text:a>
 оперативне командування«Північ».</text:p>
      <text:p text:style-name="P4">
У Сумській області:</text:p>
      <text:p text:style-name="P4">
· близько 22:51 зафіксовано 4 приходи, ймовірно зі ствольної артилерії, врайоні населеного пункту Соснівка.</text:p>
      <text:p text:style-name="P4">
· з 22:35 до 22:37 зафіксовано 2 приходи, ймовірно міномет 120 мм, у районінаселеного пункту Вінторівка.</text:p>
      <text:p text:style-name="P4">
· з 06:18 до 06:32 3 приходи, ймовірно з міномета 120 мм, у районі населеногопункту Рівне.</text:p>
      <text:p text:style-name="P4">
У Чернігівській області з 06:00 до 06:30 зафіксовано 7 приходів, ймовірно зіствольної артилерії, в районі населеного пункту Мурав’ї.</text:p>
      <text:p text:style-name="P4">
Про втрати серед місцевого населення чи пошкодження цивільної інфраструктуриінформації не надходило.</text:p>
      <text:p text:style-name="P4">
Source: <text:a xlink:type="simple" xlink:href="https://armyinform.com.ua/2023/05/02/vnochi-armiya-rf-obstrilyala-prykordonnya-sumshhyny-i-chernigivshhyny-z-minometiv-ta-stvolnoyi-artyleriyi/" text:style-name="Internet_20_link" text:visited-style-name="Visited_20_Internet_20_Link">
https://armyinform.com.ua/2023/05/02/vnochi-armiya-rf-obstrilyala-prykordonnya-sumshhyny-i-chernigivshhyny-z-minometiv-ta-stvolnoyi-artyleriyi/</text:a>
</text:p>
      <!--NEWS-->
      <text:h text:style-name="P10" text:outline-level="1">
<text:span text:style-name="T4">
Президент Польщі: Членство України в Євросоюзі — один із головних пріоритетів головування Польщі в ЄС</text:span>
</text:h>
      <text:p text:style-name="P4">
Author: ['АРМІЯINFORM']</text:p>
      <text:p text:style-name="P4">
Time: 2023-05-02T43:00:00-04:00</text:p>
      <text:p text:style-name="P4">
Description: Для Польщі одними із пріоритетних напрямків у контексті підготовки республіки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uda-1.jpg" text:style-name="Internet_20_link" text:visited-style-name="Visited_20_Internet_20_Link">
duda-1.jpg</text:a>
']</text:p>
      <text:p text:style-name="P4">
Tags: ['STOPRUSSIA', 'АГРЕСІЯ РФ', 'ПРЕЗИДЕНТ ПОЛЬЩІ АНДЖЕЙ ДУДА', 'СВІТ ПІДТРИМУЄ УКРАЇНУ']</text:p>
      <text:p text:style-name="P4">
Category: News</text:p>
      <!--METADATA-->
      <text:p text:style-name="P4">
<draw:frame draw:style-name="fr1" draw:name="Image254" text:anchor-type="as-char" svg:width="6.9236in" svg:height="3.894525in" draw:z-index="0">
<draw:image xlink:href="../Images/AРМІЯINFORM/2023-05-02T43-00-00-04-00/duda-1.jpg" xlink:type="simple" xlink:show="embed" xlink:actuate="onLoad" draw:mime-type="image/jpeg"/>
</draw:frame>
</text:p>
      <text:p text:style-name="P4">
Для Польщі одними із пріоритетних напрямків у контексті підготовки республікидо головування в Раді ЄС є членство України в Європейському Союзі та відбудовапіслявоєнної України.</text:p>
      <text:p text:style-name="P4">
Про це під час спільної із польським прем’єр-міністром Матеушем Моравецькимпресконференції з нагоди 19-ї річниці вступу Польщі до Європейського Союзу<text:a xlink:type="simple" xlink:href="https://www.prezydent.pl/aktualnosci/wydarzenia/andrzej-duda-jestesmy-uczestnikami-wielkiej-europejskiej-wolnosci,67708" text:style-name="Internet_20_link" text:visited-style-name="Visited_20_Internet_20_Link">
заявив</text:a>
 президент ПольщіАнджей Дуда.</text:p>
      <text:p text:style-name="P4">
Крім того, польський лідер ще одним з напрямків назвав зміцненняєвроатлантичних зв'язків.</text:p>
      <text:p text:style-name="P4">
«Співпраця зі США має принципове значення», — підкреслив Анджей Дуда.</text:p>
      <text:p text:style-name="P4">
Президент Польщі підкреслив, що одним із фундаментальних постулатів для ньогоє політика відкритих дверей щодо країн, які давно чекають на можливість статичастиною ЄС.</text:p>
      <text:p text:style-name="P4">
Нагадаємо, майбутнє головування Польщі в Раді ЄС заплановане на перше півріччя2025 року.</text:p>
      <text:p text:style-name="P4">
Source: <text:a xlink:type="simple" xlink:href="https://armyinform.com.ua/2023/05/02/prezydent-polshhi-chlenstvo-ukrayiny-v-yevrosoyuzi-odyn-iz-golovnyh-priorytetiv-golovuvannya-polshhi-v-yes/" text:style-name="Internet_20_link" text:visited-style-name="Visited_20_Internet_20_Link">
https://armyinform.com.ua/2023/05/02/prezydent-polshhi-chlenstvo-ukrayiny-v-yevrosoyuzi-odyn-iz-golovnyh-priorytetiv-golovuvannya-polshhi-v-yes/</text:a>
</text:p>
      <!--NEWS-->
      <text:h text:style-name="P10" text:outline-level="1">
<text:span text:style-name="T4">
За добу піротехніки ДСНС знешкодили понад 600 вибухонебезпечних предметів</text:span>
</text:h>
      <text:p text:style-name="P4">
Author: ['АРМІЯINFORM']</text:p>
      <text:p text:style-name="P4">
Time: 2023-05-02T44:00:00-04:00</text:p>
      <text:p text:style-name="P4">
Description: Протягом минулої доби, 1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ozminuvannya.jpg" text:style-name="Internet_20_link" text:visited-style-name="Visited_20_Internet_20_Link">
rozminuvannya.jpg</text:a>
', '<text:a xlink:type="simple" xlink:href="https://armyinform.com.ua/wp-content/uploads/2023/05/a757ab64-77ca-4b79-ba65-819ed6a7257f.jpg" text:style-name="Internet_20_link" text:visited-style-name="Visited_20_Internet_20_Link">
a757ab64-77ca-4b79-ba65-819ed6a7257f.jpg</text:a>
']</text:p>
      <text:p text:style-name="P4">
Tags: ['АГРЕСІЯ РФ', 'ВТОРГНЕННЯ РФ', 'ДСНС УКРАЇНИ', 'РОЗМІНУВАННЯ']</text:p>
      <text:p text:style-name="P4">
Category: News</text:p>
      <!--METADATA-->
      <text:p text:style-name="P4">
<draw:frame draw:style-name="fr1" draw:name="Image255" text:anchor-type="as-char" svg:width="6.9236in" svg:height="3.89773in" draw:z-index="0">
<draw:image xlink:href="../Images/AРМІЯINFORM/2023-05-02T44-00-00-04-00/rozminuvannya.jpg" xlink:type="simple" xlink:show="embed" xlink:actuate="onLoad" draw:mime-type="image/jpeg"/>
</draw:frame>
Ілюстративне фото</text:p>
      <text:p text:style-name="P4">
Протягом минулої доби, <text:span text:style-name="T4">
1 травня</text:span>
 , піротехнічні підрозділи Державної службиУкраїни з надзвичайних ситуацій <text:span text:style-name="T4">
153 рази</text:span>
 залучалися до виконання завдань зрозмінування.</text:p>
      <text:p text:style-name="P4">
Про це <text:span text:style-name="T5">
<text:a xlink:type="simple" xlink:href="https://dsns.gov.ua/uk/news/nadzvicaini-podiyi/informaciia-shhodo-diialnosti-pirotexnicnix-pidrozdiliv-dsns-107"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647</text:span>
<text:span text:style-name="T4">
вибухонебезпечних</text:span>
 <text:span text:style-name="T4">
предметів.</text:span>
 Обстежено (очищено) територію площею<text:span text:style-name="T4">
144 гектари</text:span>
.</text:p>
      <text:p text:style-name="P4">
Найчастіше піротехнічні підрозділи працювали: на Харківщині 17 487 разів,Київщині — 7556, Донеччині — 5014, Миколаївщині — 4711, Чернігівщині — 4545,Херсонщині — 4516, Сумщині — 1909, Черкащині — 1085.</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53 210разів</text:span>
 до виконання завдань з розмінування. Знешкоджено <text:span text:style-name="T4">
353 404вибухонебезпечних предмети</text:span>
 , зокрема <text:span text:style-name="T4">
2217 авіабомб</text:span>
. Обстежено (очищено)територію площею <text:span text:style-name="T4">
83 894 гектари</text:span>
.</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256" text:anchor-type="as-char" svg:width="6.9236in" svg:height="5.804039in" draw:z-index="0">
<draw:image xlink:href="../Images/AРМІЯINFORM/2023-05-02T44-00-00-04-00/a757ab64-77ca-4b79-ba65-819ed6a7257f.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02/za-dobu-pirotehniky-dsns-zneshkodyly-ponad-600-vybuhonebezpechnyh-predmetiv-3/" text:style-name="Internet_20_link" text:visited-style-name="Visited_20_Internet_20_Link">
https://armyinform.com.ua/2023/05/02/za-dobu-pirotehniky-dsns-zneshkodyly-ponad-600-vybuhonebezpechnyh-predmetiv-3/</text:a>
</text:p>
      <!--NEWS-->
      <text:h text:style-name="P10" text:outline-level="1">
<text:span text:style-name="T4">
Запрацював Єдиний реєстр зниклих безвісти осіб</text:span>
</text:h>
      <text:p text:style-name="P4">
Author: ['АРМІЯINFORM']</text:p>
      <text:p text:style-name="P4">
Time: 2023-05-02T45:00:00-04:00</text:p>
      <text:p text:style-name="P4">
Description: У Міністерстві внутрішніх справ України запрацював Єдиний реєстр осіб, зниклих безві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nykli-bezvisty.jpg" text:style-name="Internet_20_link" text:visited-style-name="Visited_20_Internet_20_Link">
znykli-bezvisty.jpg</text:a>
']</text:p>
      <text:p text:style-name="P4">
Tags: ['БЕЗВІСТИ ЗНИКЛІ', 'ЄДИНИЙ РЕЄСТР ЗНИКЛИХ БЕЗВІСТИ', 'МВС УКРАЇНИ']</text:p>
      <text:p text:style-name="P4">
Category: News</text:p>
      <!--METADATA-->
      <text:p text:style-name="P4">
<draw:frame draw:style-name="fr1" draw:name="Image257" text:anchor-type="as-char" svg:width="6.9236in" svg:height="4.288165in" draw:z-index="0">
<draw:image xlink:href="../Images/AРМІЯINFORM/2023-05-02T45-00-00-04-00/znykli-bezvisty.jpg" xlink:type="simple" xlink:show="embed" xlink:actuate="onLoad" draw:mime-type="image/jpeg"/>
</draw:frame>
</text:p>
      <text:p text:style-name="P4">
У Міністерстві внутрішніх справ України запрацював Єдиний реєстр осіб, зниклихбезвісти за особливих обставин. Родичі осіб, зниклих безвісти за особливихобставин, можуть вже звертатися за витягом з реєстру.</text:p>
      <text:p text:style-name="P4">
Про це <text:a xlink:type="simple" xlink:href="https://www.kmu.gov.ua/news/u-mvs-zapratsiuvav-iedynyi-reiestr-osib-znyklykh-bezvisty-za-osoblyvykh-obstavyn-leonid-tymchenko" text:style-name="Internet_20_link" text:visited-style-name="Visited_20_Internet_20_Link">
повідомляє</text:a>
Урядовий портал.</text:p>
      <text:p text:style-name="P4">
З часу широкомасштабного вторгнення росії в Україну десятки тисяч людейвважалися безвісти зниклими. Переважну більшість з них було знайдено. Однак щеофіційно підтверджено близько 23 тисячі осіб, які вважаються безвісти зниклимиза особливих обставин — внаслідок воєнних дій.</text:p>
      <text:p text:style-name="P4">
Витяги з Єдиного реєстру надаватимуть представники Департаменту інформатизаціїМВС України. Для отримання документа потрібно звернутися до МВС (надіслатипоштою за адресою м.Київ, вул. Богомольця, 10, Міністерство внутрішніх справУкраїни, або на електронну скриньку <text:a xlink:type="simple" xlink:href="https://armyinform.com.ua/cdn-cgi/l/email-protection" text:style-name="Internet_20_link" text:visited-style-name="Visited_20_Internet_20_Link">
[email protected]</text:a>
) із власне запитом та копіями документів, що засвідчують особузапитувача та ступінь споріднення зі зниклою особою.</text:p>
      <text:p text:style-name="P4">
«Цей реєстр є повністю захищеною базою даних. І доступ до нього будуть мативизначені посадовці: представники Офісу Уповноваженого зі зниклих безвісти,працівники Національної поліції та Департаменту інформатизації МВС України.Картки записів формуються на основі заяв, поданих родичами зниклих доНаціональної поліції. А верифікацію кожної особи здійснює безпосередньо ОфісУповноваженого зі зниклих безвісти», — наголосив заступник міністра внутрішніхсправ України Леонід Тимченко.</text:p>
      <text:p text:style-name="P4">
Source: <text:a xlink:type="simple" xlink:href="https://armyinform.com.ua/2023/05/02/zapraczyuvav-yedynyj-reyestr-znyklyh-bezvisty-osib/" text:style-name="Internet_20_link" text:visited-style-name="Visited_20_Internet_20_Link">
https://armyinform.com.ua/2023/05/02/zapraczyuvav-yedynyj-reyestr-znyklyh-bezvisty-osib/</text:a>
</text:p>
      <!--NEWS-->
      <text:h text:style-name="P10" text:outline-level="1">
<text:span text:style-name="T4">
Ухвалили низку необхідних рішень для ефективної оборони на Бахмутському напрямку — Олександр Сирський</text:span>
</text:h>
      <text:p text:style-name="P4">
Author: ['АРМІЯINFORM']</text:p>
      <text:p text:style-name="P4">
Time: 2023-05-02T46:00:00-04:00</text:p>
      <text:p text:style-name="P4">
Description: Командувач Східного угруповання військ генерал-полковник Олександр Сирський у Бахму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yrskyj_01-e1679558385743.jpg" text:style-name="Internet_20_link" text:visited-style-name="Visited_20_Internet_20_Link">
syrskyj_01-e1679558385743.jpg</text:a>
']</text:p>
      <text:p text:style-name="P4">
Tags: ['STOPRUSSIA', 'АГРЕСІЯ РФ', 'БАХМУТСЬКИЙ НАПРЯМОК', 'ВТОРГНЕННЯ РФ', 'ГЕНЕРАЛ-ПОЛКОВНИК ОЛЕКСАНДР СИРСЬКИЙ']</text:p>
      <text:p text:style-name="P4">
Category: News</text:p>
      <!--METADATA-->
      <text:p text:style-name="P4">
<draw:frame draw:style-name="fr1" draw:name="Image258" text:anchor-type="as-char" svg:width="6.9236in" svg:height="3.686817in" draw:z-index="0">
<draw:image xlink:href="../Images/AРМІЯINFORM/2023-05-02T46-00-00-04-00/syrskyj_01-e1679558385743.jpg" xlink:type="simple" xlink:show="embed" xlink:actuate="onLoad" draw:mime-type="image/jpeg"/>
</draw:frame>
 Ілюстративне фото</text:p>
      <text:p text:style-name="P4">
Командувач Східного угруповання військ генерал-полковник Олександр Сирський уБахмуті разом з командирами ухвалив низку необхідних рішень, спрямованих назабезпечення ефективної оборони та завдавання максимальних втрат противнику.</text:p>
      <text:p text:style-name="P4">
Про це генерал-полковник Олександр Сирський заявив у<text:a xlink:type="simple" xlink:href="http://t.me/osirskiy/57" text:style-name="Internet_20_link" text:visited-style-name="Visited_20_Internet_20_Link">
Телеграм</text:a>
.</text:p>
      <text:p text:style-name="P4">
«Поспілкувалися із захисниками східного фронту. В центрі уваги постійно маютьбути люди, від солдата до комбрига. Ніхто не має залишитись осторонь, оскількисаме завдяки їхній самовідданості та професіоналізму Бахмут тримається», —наголосив він.</text:p>
      <text:p text:style-name="P4">
Наші командири і воїни, як зазначив генерал-полковник Олександр Сирський, — цегерої сучасності, які щодня вщент розбивають плани ворога.</text:p>
      <text:p text:style-name="P4">
Source: <text:a xlink:type="simple" xlink:href="https://armyinform.com.ua/2023/05/02/uhvalyly-nyzku-neobhidnyh-rishen-dlya-efektyvnoyi-oborony-na-bahmutskomu-napryamku-oleksandr-syrskyj/" text:style-name="Internet_20_link" text:visited-style-name="Visited_20_Internet_20_Link">
https://armyinform.com.ua/2023/05/02/uhvalyly-nyzku-neobhidnyh-rishen-dlya-efektyvnoyi-oborony-na-bahmutskomu-napryamku-oleksandr-syrskyj/</text:a>
</text:p>
      <!--NEWS-->
      <text:h text:style-name="P10" text:outline-level="1">
<text:span text:style-name="T4">
За добу рятувальники майже 300 разів виїжджали на ліквідацію наслідків ворожих обстрілів</text:span>
</text:h>
      <text:p text:style-name="P4">
Author: ['АРМІЯINFORM']</text:p>
      <text:p text:style-name="P4">
Time: 2023-05-02T47:00:00-04:00</text:p>
      <text:p text:style-name="P4">
Description: Протягом минулої доби, 1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peratyvno-dsns.jpeg" text:style-name="Internet_20_link" text:visited-style-name="Visited_20_Internet_20_Link">
operatyvno-dsns.jpeg</text:a>
']</text:p>
      <text:p text:style-name="P4">
Tags: ['STOPRUSSIA', 'АГРЕСІЯ РФ', 'ВТОРГНЕННЯ РФ', 'ДСНС УКРАЇНИ', 'ОБСТРІЛИ ІНФРАСТРУКТУРИ']</text:p>
      <text:p text:style-name="P4">
Category: News</text:p>
      <!--METADATA-->
      <text:p text:style-name="P4">
<draw:frame draw:style-name="fr1" draw:name="Image259" text:anchor-type="as-char" svg:width="6.9236in" svg:height="3.889116in" draw:z-index="0">
<draw:image xlink:href="../Images/AРМІЯINFORM/2023-05-02T47-00-00-04-00/operatyvno-dsns.jpeg" xlink:type="simple" xlink:show="embed" xlink:actuate="onLoad" draw:mime-type="image/jpeg"/>
</draw:frame>
</text:p>
      <text:p text:style-name="P4">
Протягом минулої доби, <text:span text:style-name="T4">
1 травня,</text:span>
 підрозділи Державної служби України знадзвичайних ситуацій <text:span text:style-name="T4">
здійснили 269 виїздів</text:span>
 на ліквідацію наслідківобстрілів окупантами населених пунктів та об’єктів інфраструктури. Ліквідовано9 пожеж. Надано психологічну допомогу 330 особам.</text:p>
      <text:p text:style-name="P4">
Про це йдеться у <text:a xlink:type="simple" xlink:href="https://dsns.gov.ua/uk/news/nadzvicaini-podiyi/operativna-informaciia-dsns-shhodo-naslidkiv-vedennia-boiovix-dii-rosiiskoiu-federacijeiu-143" text:style-name="Internet_20_link" text:visited-style-name="Visited_20_Internet_20_Link">
повідомленні</text:a>
 ДСНС України.</text:p>
      <text:p text:style-name="P4">
З початку війни здійснено 92 069 виїздів на ліквідацію наслідків обстрілів,ліквідовано 14 387 пожеж, врятовано 4029 осіб, надано психологічну допомогу212 169 особам.</text:p>
      <text:p text:style-name="P4">
Source: <text:a xlink:type="simple" xlink:href="https://armyinform.com.ua/2023/05/02/za-dobu-ryatuvalnyky-majzhe-300-raziv-vyyizhdzhaly-na-likvidacziyu-naslidkiv-vorozhyh-obstriliv/" text:style-name="Internet_20_link" text:visited-style-name="Visited_20_Internet_20_Link">
https://armyinform.com.ua/2023/05/02/za-dobu-ryatuvalnyky-majzhe-300-raziv-vyyizhdzhaly-na-likvidacziyu-naslidkiv-vorozhyh-obstriliv/</text:a>
</text:p>
      <!--NEWS-->
      <text:h text:style-name="P10" text:outline-level="1">
<text:span text:style-name="T4">
Круглий стіл «Внесок України та українців у перемогу в Другій світовій війні»</text:span>
</text:h>
      <text:p text:style-name="P4">
Author: ['АРМІЯINFORM']</text:p>
      <text:p text:style-name="P4">
Time: 2023-05-02T48:00:00-04:00</text:p>
      <text:p text:style-name="P4">
Description: https://www.youtube.com/watch?v=gQ4cvr2NlrQ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text:p>
      <text:p text:style-name="P4">
Category: News</text:p>
      <!--METADATA-->
      <text:p text:style-name="P4">
Source: <text:a xlink:type="simple" xlink:href="https://armyinform.com.ua/2023/05/02/kruglyj-stil-vnesok-ukrayiny-ta-ukrayincziv-u-peremogu-v-ii-svitovij-vijni/" text:style-name="Internet_20_link" text:visited-style-name="Visited_20_Internet_20_Link">
https://armyinform.com.ua/2023/05/02/kruglyj-stil-vnesok-ukrayiny-ta-ukrayincziv-u-peremogu-v-ii-svitovij-vijni/</text:a>
</text:p>
      <!--NEWS-->
      <text:h text:style-name="P10" text:outline-level="1">
<text:span text:style-name="T4">
Польща зацікавлена в тому, аби Україна дала відсіч російській агресії — Анджей Дуда</text:span>
</text:h>
      <text:p text:style-name="P4">
Author: ['АРМІЯINFORM']</text:p>
      <text:p text:style-name="P4">
Time: 2023-05-02T49:00:00-04:00</text:p>
      <text:p text:style-name="P4">
Description: Польща переслідує інтерес, який полягає в тому, аби Україна дала відсіч росій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uda-2.jpg" text:style-name="Internet_20_link" text:visited-style-name="Visited_20_Internet_20_Link">
duda-2.jpg</text:a>
']</text:p>
      <text:p text:style-name="P4">
Tags: ['STOPRUSSIA', 'ВІЙСЬКОВА ДОПОМОГА', 'ВТОРГНЕННЯ РФ', 'ПРЕЗИДЕНТ ПОЛЬЩІ АНДЖЕЙ ДУДА']</text:p>
      <text:p text:style-name="P4">
Category: News</text:p>
      <!--METADATA-->
      <text:p text:style-name="P4">
<draw:frame draw:style-name="fr1" draw:name="Image260" text:anchor-type="as-char" svg:width="6.9236in" svg:height="3.894525in" draw:z-index="0">
<draw:image xlink:href="../Images/AРМІЯINFORM/2023-05-02T49-00-00-04-00/duda-2.jpg" xlink:type="simple" xlink:show="embed" xlink:actuate="onLoad" draw:mime-type="image/jpeg"/>
</draw:frame>
</text:p>
      <text:p text:style-name="P4">
Польща переслідує інтерес, який полягає в тому, аби Україна дала відсічросійському агресору.</text:p>
      <text:p text:style-name="P4">
На цьому<text:a xlink:type="simple" xlink:href="https://twitter.com/prezydentpl/status/1653103045469773824" text:style-name="Internet_20_link" text:visited-style-name="Visited_20_Internet_20_Link">
наголошує</text:a>
президент Польщі Анджей Дуда.</text:p>
      <text:p text:style-name="P4">
«Саме через це ми і ухвалили рішення про ( <text:span text:style-name="T5">
надання Україні</text:span>
 <text:span text:style-name="T5">
— ред.</text:span>
 )військової допомоги. Ми проявили добросусідство, завдяки неординарному жесту збоку поляків ми здобули авторитет на міжнародній арені», — підкресливпольський лідер.</text:p>
      <text:p text:style-name="P4">
Нагадаємо, під час офіційного візиту Президента України Володимира Зеленськогодо Варшави польський президент Анджей Дуда<text:a xlink:type="simple" xlink:href="https://armyinform.com.ua/2023/04/05/andzhej-duda-polshha-nadaye-ukrayini-vijskovu-pidtrymku-ta-mobilizuye-soyuznykiv-robyty-te-zh-same/" text:style-name="Internet_20_link" text:visited-style-name="Visited_20_Internet_20_Link">
зазначив</text:a>
, щоПольща надає Україні військову підтримку та мобілізує союзників робити те жсаме.</text:p>
      <text:p text:style-name="P4">
Source: <text:a xlink:type="simple" xlink:href="https://armyinform.com.ua/2023/05/02/polshha-zaczikavlena-v-tomu-aby-ukrayina-dala-vidsich-rosijskij-agresiyi-andzhej-duda/" text:style-name="Internet_20_link" text:visited-style-name="Visited_20_Internet_20_Link">
https://armyinform.com.ua/2023/05/02/polshha-zaczikavlena-v-tomu-aby-ukrayina-dala-vidsich-rosijskij-agresiyi-andzhej-duda/</text:a>
</text:p>
      <!--NEWS-->
      <text:h text:style-name="P10" text:outline-level="1">
<text:span text:style-name="T4">
Порядок надання військовослужбовцям відпустки за станом здоров’я: роз’яснення</text:span>
</text:h>
      <text:p text:style-name="P4">
Author: ['АРМІЯINFORM']</text:p>
      <text:p text:style-name="P4">
Time: 2023-05-02T50:00:00-04:00</text:p>
      <text:p text:style-name="P4">
Description: Право на отримання відпусток військовослужбовцями під час воєнного стану чітко визначе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70758786224079735_y.jpg" text:style-name="Internet_20_link" text:visited-style-name="Visited_20_Internet_20_Link">
photo_5370758786224079735_y.jpg</text:a>
']</text:p>
      <text:p text:style-name="P4">
Tags: ['ВТОРГНЕННЯ РФ', 'СОЦЗАХИСТ ПІД ЧАС ВІЙНИ']</text:p>
      <text:p text:style-name="P4">
Category: News</text:p>
      <!--METADATA-->
      <text:p text:style-name="P4">
<draw:frame draw:style-name="fr1" draw:name="Image261" text:anchor-type="as-char" svg:width="6.9236in" svg:height="4.824884in" draw:z-index="0">
<draw:image xlink:href="../Images/AРМІЯINFORM/2023-05-02T50-00-00-04-00/photo_5370758786224079735_y.jpg" xlink:type="simple" xlink:show="embed" xlink:actuate="onLoad" draw:mime-type="image/jpeg"/>
</draw:frame>
</text:p>
      <text:p text:style-name="P4">
Право на отримання відпусток військовослужбовцями під час воєнного стану чітковизначене в статті 101 ЗУ «<text:a xlink:type="simple" xlink:href="https://zakon.rada.gov.ua/laws/show/2011-12#Text" text:style-name="Internet_20_link" text:visited-style-name="Visited_20_Internet_20_Link">
Про соціальний і правовий захиствійськовослужбовців та членів їхсімей</text:a>
».</text:p>
      <text:p text:style-name="P4">
Згідно з пунктом 11 статті 101 цього<text:a xlink:type="simple" xlink:href="https://zakon.rada.gov.ua/laws/show/2011-12#Text" text:style-name="Internet_20_link" text:visited-style-name="Visited_20_Internet_20_Link">
закону</text:a>
, у зв’язку зхворобою військовослужбовця йому надається відпустка для лікування іззбереженням грошового та матеріального забезпечення на підставі <text:span text:style-name="T4">
висновкувійськово-лікарської комісії.</text:span>
 Тривалість такої відпустки визначаєтьсяхарактером захворювання. <text:span text:style-name="T4">
Загальний час безперервного перебуваннявійськовослужбовця в закладах охорони здоров’я та у відпустці для лікування узв’язку з хворобою не повинен перевищувати 4 місяців поспіль.</text:span>
</text:p>
      <text:p text:style-name="P4">
На підставі змін, внесених до <text:a xlink:type="simple" xlink:href="https://zakon.rada.gov.ua/laws/show/2011-12#n176" text:style-name="Internet_20_link" text:visited-style-name="Visited_20_Internet_20_Link">
пункту18</text:a>
 статті 10 <text:span text:style-name="T4">
1</text:span>
вищезазначеного <text:a xlink:type="simple" xlink:href="https://zakon.rada.gov.ua/laws/show/2011-12#Text" text:style-name="Internet_20_link" text:visited-style-name="Visited_20_Internet_20_Link">
закону</text:a>
, вособливий період під час дії воєнного стану військовослужбовцям можутьнадавати частину щорічної основної відпустки, а також відпустку за сімейнимиобставинами та з інших поважних причин із збереженням грошового забезпечення.Кожна із зазначених відпусток може бути надана тривалістю не більш як 10календарних днів <text:span text:style-name="T4">
без урахування часу, необхідного для проїзду в межахУкраїни до місця проведення відпустки та назад, але не більше ніж дві доби водин кінець.</text:span>
</text:p>
      <text:p text:style-name="P4">
Водночас, згідно з П<text:a xlink:type="simple" xlink:href="https://zakon.rada.gov.ua/laws/show/z1109-08#Text" text:style-name="Internet_20_link" text:visited-style-name="Visited_20_Internet_20_Link">
оложенням про військово-лікарську експертизу в ЗбройнихСилах України</text:a>
, відпустказа станом здоров’я після лікування надається військовослужбовцям виключно зарішенням військово-лікарської комісії.</text:p>
      <text:p text:style-name="P4">
Постанову ВЛК про потребу військовослужбовця у відпустці за станом здоров’яухвалюють після закінчення стаціонарного лікування в разі, коли для повноговідновлення функції і працездатності необхідний термін — не менш ніж 30календарних днів.</text:p>
      <text:p text:style-name="P4">
За постановою ВЛК відпустка за станом здоров’я може бути продовжена на такийсамий строк, а за відповідних медичних показань — повторно продовжена ще на 30календарних днів.</text:p>
      <text:p text:style-name="P4">
Постанову ВЛК про продовження відпустки за станом здоров’я записують у книгупротоколів засідань ВЛК та в довідку ВЛК, на підставі якої була надана першавідпустка за станом здоров’я. Її підписує голова, члени комісії (не меншедвох), секретар комісії, підписи скріплюються гербовою печаткою.</text:p>
      <text:p text:style-name="P4">
Відпустку за станом здоров’я надає військовослужбовцю командир військовоїчастини, де він проходить службу, на підставі постанови ВЛК. Процедураотримання такої відпустки:</text:p>
      <text:p text:style-name="P4">
· військовослужбовець подає рапорт безпосередньому командиру (начальнику),</text:p>
      <text:p text:style-name="P4">
· командир (начальник) передає рапорт до штабу в/ч на розгляд командира в/ч,</text:p>
      <text:p text:style-name="P4">
· командир приймає рішення щодо надання відпустки.</text:p>
      <text:p text:style-name="P4">
Якщо після відпустки за станом здоров’я військовослужбовець не може приступитидо виконання службових обов’язків, то він проходить огляд ВЛК для визначенняступеня придатності до військової служби.</text:p>
      <text:p text:style-name="P4">
Згідно з <text:a xlink:type="simple" xlink:href="https://zakon.rada.gov.ua/laws/show/231/2022#Text" text:style-name="Internet_20_link" text:visited-style-name="Visited_20_Internet_20_Link">
Положенням про проходження громадянами України військової служби уЗбройних Силах України</text:a>
 від11.04.2022 року, <text:span text:style-name="T4">
відпустку для лікування після тяжкого поранення зависновком (постановою) військово-лікарської комісії військовослужбовцям можебути надано тривалістю не менш ніж 10 календарних днів без урахування часу,необхідного для проїзду до місця проведення відпустки і назад:</text:span>
</text:p>
      <text:p text:style-name="P4">
· військовослужбовцям вищого офіцерського складу, які обіймають посадикомандирів корпусів, прирівняних до них осіб і вище, — ГоловнокомандувачемЗбройних Сил України;</text:p>
      <text:p text:style-name="P4">
· військовослужбовцям офіцерського складу, які обіймають посади командирівз’єднань, — командувачами видів Збройних Сил України, командувачами військоперативних командувань;</text:p>
      <text:p text:style-name="P4">
· військовослужбовцям офіцерського складу, які обіймають посади командирів(начальників) військових частин, кораблів 1 і 2 рангів, — командиром корпусу,прирівняною до нього посадовою особою і вище;</text:p>
      <text:p text:style-name="P4">
· іншим військовослужбовцям — прямими начальниками від командира полку(бригади), прирівняної до неї посадової особи і вище.</text:p>
      <text:p text:style-name="P4">
Важливо, що після прибуття до місця проведення відпустки військовослужбовцізобов’язані стати на облік, а в разі вибуття — знятися з обліку в порядку,визначеному <text:a xlink:type="simple" xlink:href="https://zakon.rada.gov.ua/laws/show/550-14" text:style-name="Internet_20_link" text:visited-style-name="Visited_20_Internet_20_Link">
Статутом гарнізонної та вартової служб Збройних СилУкраїни</text:a>
.</text:p>
      <text:p text:style-name="P4">
<text:span text:style-name="T5">
Підготувала Леся Медведенко</text:span>
</text:p>
      <text:p text:style-name="P4">
Source: <text:a xlink:type="simple" xlink:href="https://armyinform.com.ua/2023/05/02/poryadok-nadannya-vijskovosluzhbovczyam-vidpustky-za-stanom-zdorovya-rozyasnennya/" text:style-name="Internet_20_link" text:visited-style-name="Visited_20_Internet_20_Link">
https://armyinform.com.ua/2023/05/02/poryadok-nadannya-vijskovosluzhbovczyam-vidpustky-za-stanom-zdorovya-rozyasnennya/</text:a>
</text:p>
      <!--NEWS-->
      <text:h text:style-name="P10" text:outline-level="1">
<text:span text:style-name="T4">
Внаслідок ворожих обстрілів уражено 85 об’єктів інфраструктури</text:span>
</text:h>
      <text:p text:style-name="P4">
Author: ['АРМІЯINFORM']</text:p>
      <text:p text:style-name="P4">
Time: 2023-05-02T51: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be76a30-b7f6-4430-8364-3541a3476890.jpg" text:style-name="Internet_20_link" text:visited-style-name="Visited_20_Internet_20_Link">
ebe76a30-b7f6-4430-8364-3541a3476890.jpg</text:a>
']</text:p>
      <text:p text:style-name="P4">
Tags: ['STOPRUSSIA', 'АГРЕСІЯ РФ', 'ВТОРГНЕННЯ РФ', 'ОБСТРІЛИ ІНФРАСТРУКТУРИ']</text:p>
      <text:p text:style-name="P4">
Category: News</text:p>
      <!--METADATA-->
      <text:p text:style-name="P4">
<draw:frame draw:style-name="fr1" draw:name="Image262" text:anchor-type="as-char" svg:width="6.9236in" svg:height="5.013404in" draw:z-index="0">
<draw:image xlink:href="../Images/AРМІЯINFORM/2023-05-02T51-00-00-04-00/ebe76a30-b7f6-4430-8364-3541a3476890.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1827" text:style-name="Internet_20_link" text:visited-style-name="Visited_20_Internet_20_Link">
повідомляє</text:a>
 Military MediaCenter.</text:p>
      <text:p text:style-name="P4">
Загалом із різних видів озброєння (міномети, танки, артилерія, ОТРК, ЗРК,БПЛА, тактична авіація) здійснено обстріли 108 населених пунктів, підтвердженоураження 85 об’єктів інфраструктури.</text:p>
      <text:p text:style-name="P4">
За попередньою інформацією, 1 цивільна особа загинула та 14 поранено.</text:p>
      <text:p text:style-name="P4">
Source: <text:a xlink:type="simple" xlink:href="https://armyinform.com.ua/2023/05/02/vnaslidok-obstriliv-rosarmiyeyu-urazheno-85-obyektiv-infrastruktury/" text:style-name="Internet_20_link" text:visited-style-name="Visited_20_Internet_20_Link">
https://armyinform.com.ua/2023/05/02/vnaslidok-obstriliv-rosarmiyeyu-urazheno-85-obyektiv-infrastruktury/</text:a>
</text:p>
      <!--NEWS-->
      <text:h text:style-name="P10" text:outline-level="1">
<text:span text:style-name="T4">
Президент України: Наша держава вже довела, що вміє перемагати</text:span>
</text:h>
      <text:p text:style-name="P4">
Author: ['АРМІЯINFORM']</text:p>
      <text:p text:style-name="P4">
Time: 2023-05-02T52:00:00-04:00</text:p>
      <text:p text:style-name="P4">
Description: Українці довели, що можуть звільнити свою землю від окупанта.    Про це заявив Президе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70778006202730301_y.jpg" text:style-name="Internet_20_link" text:visited-style-name="Visited_20_Internet_20_Link">
photo_5370778006202730301_y.jpg</text:a>
', '<text:a xlink:type="simple" xlink:href="https://armyinform.com.ua/wp-content/uploads/2023/05/photo_5370778006202730298_y-150x150.jpg" text:style-name="Internet_20_link" text:visited-style-name="Visited_20_Internet_20_Link">
photo_5370778006202730298_y-150x150.jpg</text:a>
', '<text:a xlink:type="simple" xlink:href="https://armyinform.com.ua/wp-content/uploads/2023/05/photo_5370778006202730297_y-150x150.jpg" text:style-name="Internet_20_link" text:visited-style-name="Visited_20_Internet_20_Link">
photo_5370778006202730297_y-150x150.jpg</text:a>
', '<text:a xlink:type="simple" xlink:href="https://armyinform.com.ua/wp-content/uploads/2023/05/photo_5370778006202730295_y-150x150.jpg" text:style-name="Internet_20_link" text:visited-style-name="Visited_20_Internet_20_Link">
photo_5370778006202730295_y-150x150.jpg</text:a>
', '<text:a xlink:type="simple" xlink:href="https://armyinform.com.ua/wp-content/uploads/2023/05/photo_5370778006202730299_y-150x150.jpg" text:style-name="Internet_20_link" text:visited-style-name="Visited_20_Internet_20_Link">
photo_5370778006202730299_y-150x150.jpg</text:a>
']</text:p>
      <text:p text:style-name="P4">
Tags: ['STOPRUSSIA', 'АГРЕСІЯ РФ', 'ВОЛОДИМИР ЗЕЛЕНСЬКИЙ', 'ВТОРГНЕННЯ РФ']</text:p>
      <text:p text:style-name="P4">
Category: News</text:p>
      <!--METADATA-->
      <text:p text:style-name="P4">
<draw:frame draw:style-name="fr1" draw:name="Image263" text:anchor-type="as-char" svg:width="6.9236in" svg:height="4.621503in" draw:z-index="0">
<draw:image xlink:href="../Images/AРМІЯINFORM/2023-05-02T52-00-00-04-00/photo_5370778006202730301_y.jpg" xlink:type="simple" xlink:show="embed" xlink:actuate="onLoad" draw:mime-type="image/jpeg"/>
</draw:frame>
</text:p>
      <text:p text:style-name="P4">
Українці довели, що можуть звільнити свою землю від окупанта.</text:p>
      <text:p text:style-name="P4">
Про це заявив Президент України Володимир Зеленський у<text:a xlink:type="simple" xlink:href="https://t.me/V_Zelenskiy_official/6089" text:style-name="Internet_20_link" text:visited-style-name="Visited_20_Internet_20_Link">
Телеграм</text:a>
.</text:p>
      <text:p text:style-name="P4">
«Усі, хто забезпечує деокупацію, довели, що разом із синьо-жовтим прапоромповертається нормальне життя для кожної людини й кожної родини», — наголосивглава держави.</text:p>
      <text:p text:style-name="P4">
Наша мета, зазначає Володимир Зеленський, це — повернути таке життя всійУкраїні, всім тим районам, які поки що тимчасово перебувають в окупації.</text:p>
      <text:p text:style-name="P4">
<text:a xlink:type="simple" xlink:href="https://armyinform.com.ua/wp-content/uploads/2023/05/photo_5370778006202730298_y.jpg" text:style-name="Internet_20_link" text:visited-style-name="Visited_20_Internet_20_Link">
<draw:frame draw:style-name="fr1" draw:name="Image264" text:anchor-type="as-char" svg:width="6.9236in" svg:height="6.9236in" draw:z-index="0">
<draw:image xlink:href="../Images/AРМІЯINFORM/2023-05-02T52-00-00-04-00/photo_5370778006202730298_y-150x150.jpg" xlink:type="simple" xlink:show="embed" xlink:actuate="onLoad" draw:mime-type="image/jpeg"/>
</draw:frame>
</text:a>
</text:p>
      <text:p text:style-name="P4">
<text:a xlink:type="simple" xlink:href="https://armyinform.com.ua/wp-content/uploads/2023/05/photo_5370778006202730297_y.jpg" text:style-name="Internet_20_link" text:visited-style-name="Visited_20_Internet_20_Link">
<draw:frame draw:style-name="fr1" draw:name="Image265" text:anchor-type="as-char" svg:width="6.9236in" svg:height="6.9236in" draw:z-index="0">
<draw:image xlink:href="../Images/AРМІЯINFORM/2023-05-02T52-00-00-04-00/photo_5370778006202730297_y-150x150.jpg" xlink:type="simple" xlink:show="embed" xlink:actuate="onLoad" draw:mime-type="image/jpeg"/>
</draw:frame>
</text:a>
</text:p>
      <text:p text:style-name="P4">
<text:a xlink:type="simple" xlink:href="https://armyinform.com.ua/wp-content/uploads/2023/05/photo_5370778006202730295_y.jpg" text:style-name="Internet_20_link" text:visited-style-name="Visited_20_Internet_20_Link">
<draw:frame draw:style-name="fr1" draw:name="Image266" text:anchor-type="as-char" svg:width="6.9236in" svg:height="6.9236in" draw:z-index="0">
<draw:image xlink:href="../Images/AРМІЯINFORM/2023-05-02T52-00-00-04-00/photo_5370778006202730295_y-150x150.jpg" xlink:type="simple" xlink:show="embed" xlink:actuate="onLoad" draw:mime-type="image/jpeg"/>
</draw:frame>
</text:a>
</text:p>
      <text:p text:style-name="P4">
<text:a xlink:type="simple" xlink:href="https://armyinform.com.ua/wp-content/uploads/2023/05/photo_5370778006202730299_y.jpg" text:style-name="Internet_20_link" text:visited-style-name="Visited_20_Internet_20_Link">
<draw:frame draw:style-name="fr1" draw:name="Image267" text:anchor-type="as-char" svg:width="6.9236in" svg:height="6.9236in" draw:z-index="0">
<draw:image xlink:href="../Images/AРМІЯINFORM/2023-05-02T52-00-00-04-00/photo_5370778006202730299_y-150x150.jpg" xlink:type="simple" xlink:show="embed" xlink:actuate="onLoad" draw:mime-type="image/jpeg"/>
</draw:frame>
</text:a>
</text:p>
      <text:p text:style-name="P4">
Source: <text:a xlink:type="simple" xlink:href="https://armyinform.com.ua/2023/05/02/prezydent-ukrayiny-nasha-derzhava-vzhe-dovela-shho-vmiye-peremagaty/" text:style-name="Internet_20_link" text:visited-style-name="Visited_20_Internet_20_Link">
https://armyinform.com.ua/2023/05/02/prezydent-ukrayiny-nasha-derzhava-vzhe-dovela-shho-vmiye-peremagaty/</text:a>
</text:p>
      <!--NEWS-->
      <text:h text:style-name="P10" text:outline-level="1">
<text:span text:style-name="T4">
Офіс Генпрокурора України: задокументовано понад 84 тисячі воєнних злочинів</text:span>
</text:h>
      <text:p text:style-name="P4">
Author: ['АРМІЯINFORM']</text:p>
      <text:p text:style-name="P4">
Time: 2023-05-02T53: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9.jpg" text:style-name="Internet_20_link" text:visited-style-name="Visited_20_Internet_20_Link">
1-9.jpg</text:a>
', '<text:a xlink:type="simple" xlink:href="https://armyinform.com.ua/wp-content/uploads/2023/05/2-10.jpg" text:style-name="Internet_20_link" text:visited-style-name="Visited_20_Internet_20_Link">
2-10.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68" text:anchor-type="as-char" svg:width="6.9236in" svg:height="4.447316in" draw:z-index="0">
<draw:image xlink:href="../Images/AРМІЯINFORM/2023-05-02T53-00-00-04-00/1-9.jpg" xlink:type="simple" xlink:show="embed" xlink:actuate="onLoad" draw:mime-type="image/jpeg"/>
</draw:frame>
</text:p>
      <text:p text:style-name="P4">
Офіс Генерального прокурора України<text:a xlink:type="simple" xlink:href="https://t.me/pgo_gov_ua/11749" text:style-name="Internet_20_link" text:visited-style-name="Visited_20_Internet_20_Link">
повідомляє</text:a>
 про задокументовані злочини,вчинені в період широкомасштабної агресії російської федерації проти України.</text:p>
      <text:p text:style-name="P4">
<text:span text:style-name="T4">
Станом на 2 травня</text:span>
 зареєстровано:</text:p>
      <ul>
        <li>
84 055 воєнних злочинів,  * 17 140 злочинів проти національної безпеки України.</li>
      </ul>
      <text:p text:style-name="P4">
Крім того, за офіційними даними ювенальних прокурорів, <text:span text:style-name="T4">
1438 дітейпостраждали</text:span>
 внаслідок агресії рф, з них:</text:p>
      <ul>
        <li>
478 — дітей загинули,  * 960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69" text:anchor-type="as-char" svg:width="6.9236in" svg:height="4.447316in" draw:z-index="0">
<draw:image xlink:href="../Images/AРМІЯINFORM/2023-05-02T53-00-00-04-00/2-10.jpg" xlink:type="simple" xlink:show="embed" xlink:actuate="onLoad" draw:mime-type="image/jpeg"/>
</draw:frame>
</text:p>
      <text:p text:style-name="P4">
Source: <text:a xlink:type="simple" xlink:href="https://armyinform.com.ua/2023/05/02/ofis-genprokurora-ukrayiny-zadokumentovano-ponad-84-tysyachi-voyennyh-zlochyniv/" text:style-name="Internet_20_link" text:visited-style-name="Visited_20_Internet_20_Link">
https://armyinform.com.ua/2023/05/02/ofis-genprokurora-ukrayiny-zadokumentovano-ponad-84-tysyachi-voyennyh-zlochyniv/</text:a>
</text:p>
      <!--NEWS-->
      <text:h text:style-name="P10" text:outline-level="1">
<text:span text:style-name="T4">
За участю військового оркестру стартував концертний тур «Мистецька Артилерія. Разом до перемоги!»</text:span>
</text:h>
      <text:p text:style-name="P4">
Author: ['Яна Задубінна']</text:p>
      <text:p text:style-name="P4">
Time: 2023-05-02T54:00:00-04:00</text:p>
      <text:p text:style-name="P4">
Description: З нагоди відзначення першої річниці початку визволення українських земель від рашист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4.jpg" text:style-name="Internet_20_link" text:visited-style-name="Visited_20_Internet_20_Link">
golovna-4.jpg</text:a>
', '<text:a xlink:type="simple" xlink:href="https://armyinform.com.ua/wp-content/uploads/2023/05/foto-1-150x150.jpg" text:style-name="Internet_20_link" text:visited-style-name="Visited_20_Internet_20_Link">
foto-1-150x150.jpg</text:a>
', '<text:a xlink:type="simple" xlink:href="https://armyinform.com.ua/wp-content/uploads/2023/05/foto-2-150x150.jpg" text:style-name="Internet_20_link" text:visited-style-name="Visited_20_Internet_20_Link">
foto-2-150x150.jpg</text:a>
', '<text:a xlink:type="simple" xlink:href="https://armyinform.com.ua/wp-content/uploads/2023/05/foto-3-150x150.jpg" text:style-name="Internet_20_link" text:visited-style-name="Visited_20_Internet_20_Link">
foto-3-150x150.jpg</text:a>
', '<text:a xlink:type="simple" xlink:href="https://armyinform.com.ua/wp-content/uploads/2023/05/maczyuk.jpg" text:style-name="Internet_20_link" text:visited-style-name="Visited_20_Internet_20_Link">
maczyuk.jpg</text:a>
', '<text:a xlink:type="simple" xlink:href="https://armyinform.com.ua/wp-content/uploads/2023/05/foto-4-150x150.jpg" text:style-name="Internet_20_link" text:visited-style-name="Visited_20_Internet_20_Link">
foto-4-150x150.jpg</text:a>
', '<text:a xlink:type="simple" xlink:href="https://armyinform.com.ua/wp-content/uploads/2023/05/foto-6-150x150.jpg" text:style-name="Internet_20_link" text:visited-style-name="Visited_20_Internet_20_Link">
foto-6-150x150.jpg</text:a>
', '<text:a xlink:type="simple" xlink:href="https://armyinform.com.ua/wp-content/uploads/2023/05/foto5-150x150.jpg" text:style-name="Internet_20_link" text:visited-style-name="Visited_20_Internet_20_Link">
foto5-150x150.jpg</text:a>
']</text:p>
      <text:p text:style-name="P4">
Tags: []</text:p>
      <text:p text:style-name="P4">
Category: News</text:p>
      <!--METADATA-->
      <text:p text:style-name="P4">
<draw:frame draw:style-name="fr1" draw:name="Image270" text:anchor-type="as-char" svg:width="6.9236in" svg:height="4.609964in" draw:z-index="0">
<draw:image xlink:href="../Images/AРМІЯINFORM/2023-05-02T54-00-00-04-00/golovna-4.jpg" xlink:type="simple" xlink:show="embed" xlink:actuate="onLoad" draw:mime-type="image/jpeg"/>
</draw:frame>
</text:p>
      <text:p text:style-name="P4">
З нагоди відзначення першої річниці початку визволення українських земель відрашистських загарбників на Миколаївщині стартував тур «Мистецька Артилерія.Разом до перемоги!»</text:p>
      <text:p text:style-name="P4">
<text:a xlink:type="simple" xlink:href="https://armyinform.com.ua/wp-content/uploads/2023/05/foto-1.jpg" text:style-name="Internet_20_link" text:visited-style-name="Visited_20_Internet_20_Link">
<draw:frame draw:style-name="fr1" draw:name="Image271" text:anchor-type="as-char" svg:width="6.9236in" svg:height="6.9236in" draw:z-index="0">
<draw:image xlink:href="../Images/AРМІЯINFORM/2023-05-02T54-00-00-04-00/foto-1-150x150.jpg" xlink:type="simple" xlink:show="embed" xlink:actuate="onLoad" draw:mime-type="image/jpeg"/>
</draw:frame>
</text:a>
</text:p>
      <text:p text:style-name="P4">
<text:a xlink:type="simple" xlink:href="https://armyinform.com.ua/wp-content/uploads/2023/05/foto-2.jpg" text:style-name="Internet_20_link" text:visited-style-name="Visited_20_Internet_20_Link">
<draw:frame draw:style-name="fr1" draw:name="Image272" text:anchor-type="as-char" svg:width="6.9236in" svg:height="6.9236in" draw:z-index="0">
<draw:image xlink:href="../Images/AРМІЯINFORM/2023-05-02T54-00-00-04-00/foto-2-150x150.jpg" xlink:type="simple" xlink:show="embed" xlink:actuate="onLoad" draw:mime-type="image/jpeg"/>
</draw:frame>
</text:a>
</text:p>
      <text:p text:style-name="P4">
<text:a xlink:type="simple" xlink:href="https://armyinform.com.ua/wp-content/uploads/2023/05/foto-3.jpg" text:style-name="Internet_20_link" text:visited-style-name="Visited_20_Internet_20_Link">
<draw:frame draw:style-name="fr1" draw:name="Image273" text:anchor-type="as-char" svg:width="6.9236in" svg:height="6.9236in" draw:z-index="0">
<draw:image xlink:href="../Images/AРМІЯINFORM/2023-05-02T54-00-00-04-00/foto-3-150x150.jpg" xlink:type="simple" xlink:show="embed" xlink:actuate="onLoad" draw:mime-type="image/jpeg"/>
</draw:frame>
</text:a>
</text:p>
      <text:p text:style-name="P4">
До організації заходів був залучений Військовий оркестр окремої артилерійськоїбригади імені генерал-хорунжого Олексія Алмазова ВМС ЗСУ, Миколаївськийфаховий коледж культури і мистецтв та управління культури, національностей тарелігій Миколаївської військової адміністрації, а також обласний Палацкультури. Така творча співпраця демонструє єдність армії і народу задля єдиноїмети — перемоги.</text:p>
      <text:p text:style-name="P4">
— Українці пережили виснажливий рік збройної агресії рф, і в суспільствівідчутні сліди морального занепаду. Саме тому ми вирішили розрядити атмосферутим, що вміємо найліпше — організували концерт. Наша нація недарма визнананайспівучішою, і як на мене, пісня допомагає у найтяжчі моменти, — наголосивначальник оркестру окремої артилерійської бригади імені генерал-хорунжогоОлексія Алмазова ВМС ЗСУ майор Віталій Мацюк.</text:p>
      <text:p text:style-name="P4">
<draw:frame draw:style-name="fr1" draw:name="Image274" text:anchor-type="as-char" svg:width="6.9236in" svg:height="5.423487in" draw:z-index="0">
<draw:image xlink:href="../Images/AРМІЯINFORM/2023-05-02T54-00-00-04-00/maczyuk.jpg" xlink:type="simple" xlink:show="embed" xlink:actuate="onLoad" draw:mime-type="image/jpeg"/>
</draw:frame>
</text:p>
      <text:p text:style-name="P4">
Основою репертуару концертної програми стали українські естрадні пісні. Аособливістю концертних програм було виконання пісень, які стали своєріднимисимволами боротьби українського народу проти рашистської навали: «Ой, у лузічервона калина..», «Цей сон, цей сон», «Рускій корабль, іди… гей, гей».</text:p>
      <text:p text:style-name="P4">
— От ці хіти і викликали найбільший фідбек публіки: люди підспівували,вставали, деякі навіть пританцьовували. І для мене це цілком очікувано, аджекожна з цих пісень в українців асоціюється з певним періодом війни, і тіспогади й емоції, які пісня «дістає» з пам’яті, не можуть залишити байдужимижодного громадянина України, — зауважив диригент Віталій Мацюк.</text:p>
      <text:p text:style-name="P4">
<text:a xlink:type="simple" xlink:href="https://armyinform.com.ua/wp-content/uploads/2023/05/foto-4.jpg" text:style-name="Internet_20_link" text:visited-style-name="Visited_20_Internet_20_Link">
<draw:frame draw:style-name="fr1" draw:name="Image275" text:anchor-type="as-char" svg:width="6.9236in" svg:height="6.9236in" draw:z-index="0">
<draw:image xlink:href="../Images/AРМІЯINFORM/2023-05-02T54-00-00-04-00/foto-4-150x150.jpg" xlink:type="simple" xlink:show="embed" xlink:actuate="onLoad" draw:mime-type="image/jpeg"/>
</draw:frame>
</text:a>
</text:p>
      <text:p text:style-name="P4">
<text:a xlink:type="simple" xlink:href="https://armyinform.com.ua/wp-content/uploads/2023/05/foto-6.jpg" text:style-name="Internet_20_link" text:visited-style-name="Visited_20_Internet_20_Link">
<draw:frame draw:style-name="fr1" draw:name="Image276" text:anchor-type="as-char" svg:width="6.9236in" svg:height="6.9236in" draw:z-index="0">
<draw:image xlink:href="../Images/AРМІЯINFORM/2023-05-02T54-00-00-04-00/foto-6-150x150.jpg" xlink:type="simple" xlink:show="embed" xlink:actuate="onLoad" draw:mime-type="image/jpeg"/>
</draw:frame>
</text:a>
</text:p>
      <text:p text:style-name="P4">
<text:a xlink:type="simple" xlink:href="https://armyinform.com.ua/wp-content/uploads/2023/05/foto5.jpg" text:style-name="Internet_20_link" text:visited-style-name="Visited_20_Internet_20_Link">
<draw:frame draw:style-name="fr1" draw:name="Image277" text:anchor-type="as-char" svg:width="6.9236in" svg:height="6.9236in" draw:z-index="0">
<draw:image xlink:href="../Images/AРМІЯINFORM/2023-05-02T54-00-00-04-00/foto5-150x150.jpg" xlink:type="simple" xlink:show="embed" xlink:actuate="onLoad" draw:mime-type="image/jpeg"/>
</draw:frame>
</text:a>
</text:p>
      <text:p text:style-name="P4">
Також, розуміючи європейське коріння української культури, під час концертноїпрограми були виконані музичні твори з репертуару французької співачки ЛариФабіан та британського гурту Deep Purple.</text:p>
      <text:p text:style-name="P4">
Це не перша ініціатива, в якій взяв участь військовий оркестр. Музиканти ще зпочатку широкомасштабного вторгнення проводять концерти на вулицях Миколаєвата піднімають бойовий дух українським захисникам та змученому постійнимиобстрілами народу.</text:p>
      <text:p text:style-name="P4">
Загалом у межах туру планується відвідати з концертами понад 15 різних міст іселищ Миколаївської області, серед яких Вознесенськ, Новий Буг та Первомайськ.2 населені пункти позаду, далі більше.</text:p>
      <text:p text:style-name="P4">
Source: <text:a xlink:type="simple" xlink:href="https://armyinform.com.ua/2023/05/02/za-uchastyu-vijskovogo-orkestru-startuvav-konczertnyj-tur-mysteczka-artyleriya-razom-do-peremogy/" text:style-name="Internet_20_link" text:visited-style-name="Visited_20_Internet_20_Link">
https://armyinform.com.ua/2023/05/02/za-uchastyu-vijskovogo-orkestru-startuvav-konczertnyj-tur-mysteczka-artyleriya-razom-do-peremogy/</text:a>
</text:p>
      <!--NEWS-->
      <text:h text:style-name="P10" text:outline-level="1">
<text:span text:style-name="T4">
Колишньому «донському козаку» оголошено підозру за співпрацю з окупаційною адміністрацією в Лисичанську</text:span>
</text:h>
      <text:p text:style-name="P4">
Author: ['АРМІЯINFORM']</text:p>
      <text:p text:style-name="P4">
Time: 2023-05-02T55:00:00-04:00</text:p>
      <text:p text:style-name="P4">
Description: У липні 2022 року мешканець Лисичанська почав співпрацювати з окупаційною влад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lysychansk.jpg" text:style-name="Internet_20_link" text:visited-style-name="Visited_20_Internet_20_Link">
lysychansk.jpg</text:a>
']</text:p>
      <text:p text:style-name="P4">
Tags: ['STOPRUSSIA', 'АГРЕСІЯ РФ', 'КОЛАБОРАНТ', 'ОФІС ГЕНЕРАЛЬНОГО ПРОКУРОРА УКРАЇНИ']</text:p>
      <text:p text:style-name="P4">
Category: News</text:p>
      <!--METADATA-->
      <text:p text:style-name="P4">
<draw:frame draw:style-name="fr1" draw:name="Image278" text:anchor-type="as-char" svg:width="6.9236in" svg:height="3.894525in" draw:z-index="0">
<draw:image xlink:href="../Images/AРМІЯINFORM/2023-05-02T55-00-00-04-00/lysychansk.jpg" xlink:type="simple" xlink:show="embed" xlink:actuate="onLoad" draw:mime-type="image/jpeg"/>
</draw:frame>
</text:p>
      <text:p text:style-name="P4">
У липні 2022 року мешканець Лисичанська почав співпрацювати з окупаційноювладою держави-агресора. Він добровільно обійняв посаду так званого«начальника управління житлово-комунального господарства адміністрації містаЛисичанська лнр».</text:p>
      <text:p text:style-name="P4">
Про це <text:a xlink:type="simple" xlink:href="https://gp.gov.ua/ua/posts/povidomleno-pro-pidozru-kolisnyomu-donskomu-kozaku-yakii-ocoliv-upravlinnya-v-okupaciinii-administraciyi-lisicanska" text:style-name="Internet_20_link" text:visited-style-name="Visited_20_Internet_20_Link">
повідомляє</text:a>
 пресслужба Офісу Генерального прокурора України.</text:p>
      <text:p text:style-name="P4">
Чоловік контролює стан справ у сфері ЖКГ захопленого ворогом міста, керуєдіяльністю підпорядкованих відділів та координує їх роботу.</text:p>
      <text:p text:style-name="P4">
Фігурант — колишній учасник незаконного збройного формування «козацьканаціональна гвардія всевеликого війська донського ім. платова». Раніше він бувзаочно засуджений до 12 років 6 місяців позбавлення волі. Увесь цей часпереховувався на території так званої «лнр».</text:p>
      <text:p text:style-name="P4">
Чоловіка засудили за низку злочинів під час тимчасової окупації Лисичанська у2014 році. Встановлено, що з травня по липень він у складі групи з п’яти осібконтролював блокпост на виїзді з міста в напрямку Бахмута.</text:p>
      <text:p text:style-name="P4">
Засуджений та інші учасники групи затримували місцеве населення за порушення«комендантської години» або перебування у нетверезому стані. Утримували людейу приміщенні колишнього Лисичанського м’ясокомбінату та змушували виконуватифізичну роботу.</text:p>
      <text:p text:style-name="P4">
Учасники незаконного збройного формування обстрілювали позиції Збройних СилУкраїни зі стрілецької зброї та гранатометів.</text:p>
      <text:p text:style-name="P4">
Жителю Лисичанська повідомлено про підозру у колабораційній діяльності.</text:p>
      <text:p text:style-name="P4">
Source: <text:a xlink:type="simple" xlink:href="https://armyinform.com.ua/2023/05/02/kolyshnomu-donskomu-kozaku-ogolosheno-pidozru-za-spivpraczyu-z-okupaczijnoyu-administracziyeyu-v-lysychansku/" text:style-name="Internet_20_link" text:visited-style-name="Visited_20_Internet_20_Link">
https://armyinform.com.ua/2023/05/02/kolyshnomu-donskomu-kozaku-ogolosheno-pidozru-za-spivpraczyu-z-okupaczijnoyu-administracziyeyu-v-lysychansku/</text:a>
</text:p>
      <!--NEWS-->
      <text:h text:style-name="P10" text:outline-level="1">
<text:span text:style-name="T4">
Полон українських військових офіційно підтверджує тільки міноборони рф через МКЧХ  — Координаційний штаб</text:span>
</text:h>
      <text:p text:style-name="P4">
Author: ['АРМІЯINFORM']</text:p>
      <text:p text:style-name="P4">
Time: 2023-05-02T56:00:00-04:00</text:p>
      <text:p text:style-name="P4">
Description: У Координаційному штабі відбулася онлайн-зустріч з родинами захисників однієї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sh3.jpg" text:style-name="Internet_20_link" text:visited-style-name="Visited_20_Internet_20_Link">
ksh3.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79" text:anchor-type="as-char" svg:width="6.9236in" svg:height="4.823441in" draw:z-index="0">
<draw:image xlink:href="../Images/AРМІЯINFORM/2023-05-02T56-00-00-04-00/ksh3.jpg" xlink:type="simple" xlink:show="embed" xlink:actuate="onLoad" draw:mime-type="image/jpeg"/>
</draw:frame>
</text:p>
      <text:p text:style-name="P4">
У Координаційному штабі відбулася онлайн-зустріч з родинами захисників однієїз військової частини Київської області, під час якої представникКоординаційного штабу наголосив, що російська сторона повинна офіційно визнатиполон українських військовослужбовців і забезпечити дотримання праввійськовополонених, як це передбачено нормами міжнародного гуманітарногоправа.</text:p>
      <text:p text:style-name="P4">
Про це <text:a xlink:type="simple" xlink:href="https://t.me/Koord_shtab/939" text:style-name="Internet_20_link" text:visited-style-name="Visited_20_Internet_20_Link">
повідомляє</text:a>
 Координаційний штаб з питаньповодження з військовополоненими.</text:p>
      <text:p text:style-name="P4">
Це стосується, зокрема, умов утримання, медичної допомоги і комунікації зродичами. А поранених, важкохворих, цивільних, жінок і дітей країна-агресоркаповинна відпустити без жодних умов.</text:p>
      <text:p text:style-name="P4">
Представник Штабу звернув увагу на те, що облікова категоріявійськовослужбовця у військовій частині може відрізнятися від обліку в єдиномуреєстрі оборонців Національного інформаційного бюро. У випадку, колиз’являється нова інформація, фото- чи відеоматеріали, лист, свідченняповернутого з полону — облікова категорія військовослужбовця може змінитися.Ці відомості додатково вказують на те, що захисник перебуває у полоні, протетака інформація не є офіційною.</text:p>
      <text:p text:style-name="P4">
Варто зазначити, що Міжнародний комітет Червоного Хреста не підтверджує полонвійськовослужбовця, таке підтвердження офіційно може надати лише міністерствооборони російської федерації.</text:p>
      <text:p text:style-name="P4">
На зустрічі окремо обговорили питання реабілітації й відновлення здоров'явійськовослужбовців після звільнення з полону, надання психологічної допомогиі роботи з родинами.</text:p>
      <text:p text:style-name="P4">
Source: <text:a xlink:type="simple" xlink:href="https://armyinform.com.ua/2023/05/02/poranenyh-vazhkohvoryh-czyvilnyh-zhinok-i-ditej-rf-povynna-vidpustyty-koordynaczijnyj-shtab/" text:style-name="Internet_20_link" text:visited-style-name="Visited_20_Internet_20_Link">
https://armyinform.com.ua/2023/05/02/poranenyh-vazhkohvoryh-czyvilnyh-zhinok-i-ditej-rf-povynna-vidpustyty-koordynaczijnyj-shtab/</text:a>
</text:p>
      <!--NEWS-->
      <text:h text:style-name="P10" text:outline-level="1">
<text:span text:style-name="T4">
Понад 20 «Калібрів»: рф утримує ракетоносій у Чорному морі, ще чотири — у Середземному</text:span>
</text:h>
      <text:p text:style-name="P4">
Author: ['АРМІЯINFORM']</text:p>
      <text:p text:style-name="P4">
Time: 2023-05-02T57:00:00-04:00</text:p>
      <text:p text:style-name="P4">
Description: Станом на 2 травня в Чорному морі на бойовому чергуванні знаходиться 8 ворожих кораб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630_360_1447753045-4415-korabli-rf.jpg" text:style-name="Internet_20_link" text:visited-style-name="Visited_20_Internet_20_Link">
630_360_1447753045-4415-korabli-rf.jpg</text:a>
']</text:p>
      <text:p text:style-name="P4">
Tags: ['STOPRUSSIA', 'АГРЕСІЯ РФ', 'ВМС ЗС УКРАЇНИ', 'ВТОРГНЕННЯ РФ']</text:p>
      <text:p text:style-name="P4">
Category: News</text:p>
      <!--METADATA-->
      <text:p text:style-name="P4">
<draw:frame draw:style-name="fr1" draw:name="Image280" text:anchor-type="as-char" svg:width="6.9236in" svg:height="3.956343in" draw:z-index="0">
<draw:image xlink:href="../Images/AРМІЯINFORM/2023-05-02T57-00-00-04-00/630_360_1447753045-4415-korabli-rf.jpg" xlink:type="simple" xlink:show="embed" xlink:actuate="onLoad" draw:mime-type="image/jpeg"/>
</draw:frame>
</text:p>
      <text:p text:style-name="P4">
Станом на 2 травня в Чорному морі на бойовому чергуванні знаходиться 8 ворожихкораблів, з них 1 носій крилатих ракет «Калібр», загальний залп до 4 ракет.</text:p>
      <text:p text:style-name="P4">
Про це <text:a xlink:type="simple" xlink:href="https://t.me/ukrainian_navy/2947" text:style-name="Internet_20_link" text:visited-style-name="Visited_20_Internet_20_Link">
повідомляє</text:a>
 Командування Військово-Морських Сил ЗС України.</text:p>
      <text:p text:style-name="P4">
В Азовському морі – 1 ворожий корабель; у Середземному морі на бойовомучергуванні знаходиться до 4 ворожих кораблі, з них 1 носій крилатих ракет«Калібр», загальний залп до 16 ракет.</text:p>
      <text:p text:style-name="P4">
За добу в інтересах рф прохід Керч-Єнікальською протокою здійснили:</text:p>
      <ul>
        <li>
до Азовського моря – 13 суден, з них 4 рухалось з протоки Босфор;  * до Чорного моря – 34 судна, з них 11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02/ponad-20-kalibriv-rf-utrymuye-raketonosij-u-chornomu-mori-shhe-chotyry-u-seredzemnomu/" text:style-name="Internet_20_link" text:visited-style-name="Visited_20_Internet_20_Link">
https://armyinform.com.ua/2023/05/02/ponad-20-kalibriv-rf-utrymuye-raketonosij-u-chornomu-mori-shhe-chotyry-u-seredzemnomu/</text:a>
</text:p>
      <!--NEWS-->
      <text:h text:style-name="P10" text:outline-level="1">
<text:span text:style-name="T4">
Повідомлено про підозру колишньому керівнику охорони Януковича за допомогу окупантам на Херсонщині</text:span>
</text:h>
      <text:p text:style-name="P4">
Author: ['АРМІЯINFORM']</text:p>
      <text:p text:style-name="P4">
Time: 2023-05-02T58:00:00-04:00</text:p>
      <text:p text:style-name="P4">
Description: Слідчі Служби безпеки зібрали доказову базу на ще одного колишнього топпосадовця,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КОЛАБОРАНТИ', 'ОФІС ГЕНЕРАЛЬНОГО ПРОКУРОРА УКРАЇНИ', 'СБУ']</text:p>
      <text:p text:style-name="P4">
Category: News</text:p>
      <!--METADATA-->
      <text:p text:style-name="P4">
<draw:frame draw:style-name="fr1" draw:name="Image281" text:anchor-type="as-char" svg:width="6.9236in" svg:height="4.367194in" draw:z-index="0">
<draw:image xlink:href="../Images/AРМІЯINFORM/2023-05-02T58-00-00-04-00/a8879da467f5ef3186c59aa101cecbce_id76321_1300x820_141_650x410.jpg" xlink:type="simple" xlink:show="embed" xlink:actuate="onLoad" draw:mime-type="image/jpeg"/>
</draw:frame>
Ілюстративне фото</text:p>
      <text:p text:style-name="P4">
Слідчі Служби безпеки зібрали доказову базу на ще одного колишньоготоппосадовця, який переховується від правосуддя на території країни-агресора.</text:p>
      <text:p text:style-name="P4">
Мова йде про В’ячеслава Заневського – колишнього керівника охорони президента-втікача Віктора Януковича.</text:p>
      <text:p text:style-name="P4">
Після захоплення Херсона і частини Миколаївської області він допомагавзагарбникам у поширенні кремлівського режиму та придушенні руху опору.</text:p>
      <text:p text:style-name="P4">
За даними слідства, у липні минулого року на Заневського вийшов його син, якийвходив до складу окупаційних угруповань рф на тимчасово захопленій частиніпівдня України.</text:p>
      <text:p text:style-name="P4">
Тоді він звернувся до свого батька з проханням посприяти російським каральниморганам у виявленні місцевих українських патріотів, у тому числі учасників АТОі ветеранів ЗСУ.</text:p>
      <text:p text:style-name="P4">
У відповідь на це Заневський сконтактував сина з двома своїми знайомими –очільниками створених агресором «мвс» і «державної служби безпеки» у тимчасовоокупованій Херсонщині.</text:p>
      <text:p text:style-name="P4">
У подальшому вони передавали російським загарбникам персональні дані промісцевих жителів та сприяли викраденню людей.</text:p>
      <text:p text:style-name="P4">
Також Заневський консультував військові підрозділи країни-агресора щодотактики ведення бойових дій проти Сил оборони.</text:p>
      <text:p text:style-name="P4">
На підставі зібраних доказів слідчі Служби безпеки повідомили фігуранту пропідозру за пособництво державі-агресору.</text:p>
      <text:p text:style-name="P4">
Тривають комплексні заходи для його притягнення до відповідальності.</text:p>
      <text:p text:style-name="P4">
Розслідування проводили за процесуального керівництва Офісу Генеральногопрокурора.</text:p>
      <text:p text:style-name="P4">
<text:span text:style-name="T4">
Джерело:</text:span>
 <text:a xlink:type="simple" xlink:href="https://ssu.gov.ua/novyny/sbu-povidomyla-pro-pidozru-kolyshnomu-kerivnyku-okhorony-yanukovycha" text:style-name="Internet_20_link" text:visited-style-name="Visited_20_Internet_20_Link">
<text:span text:style-name="T5">
СБУ</text:span>
</text:a>
</text:p>
      <text:p text:style-name="P4">
Source: <text:a xlink:type="simple" xlink:href="https://armyinform.com.ua/2023/05/02/povidomleno-pro-pidozru-kolyshnomu-kerivnyku-ohorony-yanukovycha-za-dopomogu-okupantam-na-hersonshhyni/" text:style-name="Internet_20_link" text:visited-style-name="Visited_20_Internet_20_Link">
https://armyinform.com.ua/2023/05/02/povidomleno-pro-pidozru-kolyshnomu-kerivnyku-ohorony-yanukovycha-za-dopomogu-okupantam-na-hersonshhyni/</text:a>
</text:p>
      <!--NEWS-->
      <text:h text:style-name="P10" text:outline-level="1">
<text:span text:style-name="T4">
Олексій Резніков: рф може озвучити черговий «жест доброї волі» під приводом техногенної катастрофи</text:span>
</text:h>
      <text:p text:style-name="P4">
Author: ['АРМІЯINFORM']</text:p>
      <text:p text:style-name="P4">
Time: 2023-05-02T59:00:00-04:00</text:p>
      <text:p text:style-name="P4">
Description: Міністр оборони України Олексій Резніков вважає, що через поразки на полі бою рф мо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6a4713.jpg" text:style-name="Internet_20_link" text:visited-style-name="Visited_20_Internet_20_Link">
5f6a4713.jpg</text:a>
']</text:p>
      <text:p text:style-name="P4">
Tags: ['STOPRUSSIA', 'АГРЕСІЯ РФ', 'ВТОРГНЕННЯ РФ', 'ОЛЕКСІЙ РЕЗНІКОВ']</text:p>
      <text:p text:style-name="P4">
Category: News</text:p>
      <!--METADATA-->
      <text:p text:style-name="P4">
<draw:frame draw:style-name="fr1" draw:name="Image282" text:anchor-type="as-char" svg:width="6.9236in" svg:height="4.615733in" draw:z-index="0">
<draw:image xlink:href="../Images/AРМІЯINFORM/2023-05-02T59-00-00-04-00/5f6a4713.jpg" xlink:type="simple" xlink:show="embed" xlink:actuate="onLoad" draw:mime-type="image/jpeg"/>
</draw:frame>
 ОлексійРезніков</text:p>
      <text:p text:style-name="P4">
Міністр оборони України Олексій Резніков вважає, що через поразки на полі боюрф може озвучити черговий «жест доброї волі» під приводом техногенноїкатастрофи на території своєї країни.</text:p>
      <text:p text:style-name="P4">
Як <text:a xlink:type="simple" xlink:href="https://interfax.com.ua/news/general/907512.html" text:style-name="Internet_20_link" text:visited-style-name="Visited_20_Internet_20_Link">
розповів</text:a>
 Міністроборони України в інтерв'ю агентству «Інтерфакс-Україна», у кремлі вже шукаютьваріанти можливих сценаріїв, яким чином можна виправдати всередині свогосуспільства черговий успіх української армії.</text:p>
      <text:p text:style-name="P4">
— Якщо вже поспостерігати за низкою публічних висловлювань на російськихресурсах, то можна побачити, що вже лунають фрази, мовляв: «треба, напевно,закінчувати «сво», «треба переходити до оборони», «треба утримати наші«новоприбулі» території», — акцентує Олексій Резніков. —Адже в разі черговогоуспіху української армії, який є абсолютно очікуваним і для них, потрібнозрозуміти, як «продавати» у себе всередині, як подавати це народу? У них жетеж перегріті були очікування: Київ за три дні і «сво» за три тижні. І хочапропаганда в рф працює прекрасно, але з кожним разом усе складніше».</text:p>
      <text:p text:style-name="P4">
Очільник оборонного відомства також припустив, що буде «жест доброї волі» підвиглядом якогось катаклізму.</text:p>
      <text:p text:style-name="P4">
— Це не мій прогноз, а міркування, але все ж таки я не здивуюся, якщо в нихз'явиться в сценарії якась проблема, серйозного катастрофічного виду,техногенного, на території росії. Скажімо, щось станеться з електростанцією,гідроелектростанцією, АЕС, з'являться ризики для населення, і це потребуватименегайної уваги уряду, акумуляції ресурсів, зокрема солдатів. І так вони нібитозможуть пояснити людям, чому закінчують активні бойові дії в Україні. Тобто їмдоведеться озвучити «жест доброї волі» під виглядом якогось катаклізму натериторії рф, — зазначив Міністр оборони України.</text:p>
      <text:p text:style-name="P4">
Source: <text:a xlink:type="simple" xlink:href="https://armyinform.com.ua/2023/05/02/oleksij-reznikov-rf-mozhe-ozvuchyty-chergovyj-zhest-dobroyi-voli-pid-pryvodom-tehnogennoyi-katastrofy/" text:style-name="Internet_20_link" text:visited-style-name="Visited_20_Internet_20_Link">
https://armyinform.com.ua/2023/05/02/oleksij-reznikov-rf-mozhe-ozvuchyty-chergovyj-zhest-dobroyi-voli-pid-pryvodom-tehnogennoyi-katastrofy/</text:a>
</text:p>
      <!--NEWS-->
      <text:h text:style-name="P10" text:outline-level="1">
<text:span text:style-name="T4">
У Харкові судитимуть експоліціянта, який присягнув на вірність державі-агресору</text:span>
</text:h>
      <text:p text:style-name="P4">
Author: ['АРМІЯINFORM']</text:p>
      <text:p text:style-name="P4">
Time: 2023-05-02T60:00:00-04:00</text:p>
      <text:p text:style-name="P4">
Description: Харківська обласна прокуратура скерувала до суду обвинувальний акт стосовно колишнь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g-4990.jpg" text:style-name="Internet_20_link" text:visited-style-name="Visited_20_Internet_20_Link">
img-4990.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83" text:anchor-type="as-char" svg:width="6.9236in" svg:height="7.229392in" draw:z-index="0">
<draw:image xlink:href="../Images/AРМІЯINFORM/2023-05-02T60-00-00-04-00/img-4990.jpg" xlink:type="simple" xlink:show="embed" xlink:actuate="onLoad" draw:mime-type="image/jpeg"/>
</draw:frame>
</text:p>
      <text:p text:style-name="P4">
Харківська обласна прокуратура скерувала до суду обвинувальний акт стосовноколишнього інспектора відділу реагування патрульної поліції Ізюмського РУПГУНП в області за фактом державної зради.</text:p>
      <text:p text:style-name="P4">
Досудовим розслідуванням встановлено, що під час окупації м. Ізюмобвинувачений, будучи на той момент діючим працівником Нацполіції, перейшов набік ворога.</text:p>
      <text:p text:style-name="P4">
Він патрулював місто, щоб окупанти почували себе у безпеці. Після цього вінпочав схиляти своїх колег підтримувати представників держави-агресора.</text:p>
      <text:p text:style-name="P4">
Обвинувачений разом з російськими військовими приїхав за місцем проживанняодного з поліцейських. Вони провели «обшук», під час якого протиправновилучили вогнепальну мисливську зброю та інше особисте майно правоохоронця.</text:p>
      <text:p text:style-name="P4">
Згодом обвинувачений «працевлаштувався» до «Отделения полиции № 2 (дислокацияг. Изюм) так званого «УВД ВГА Харьковской области». Обійняв псевдопосаду«начальника отделения участковых уполномоченных полиции и по деламнесовершеннолетних».</text:p>
      <text:p text:style-name="P4">
Досудове розслідування здійснювали слідчі ТУ ДБР, розташованого в м. Полтаві,оперативний супровід — співробітники ДБР, Харківського управління Департаментувнутрішньої безпеки Нацполіції України та Управління СБУ в Харківськійобласті.</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text:span text:style-name="T4">
Джерело:</text:span>
 <text:a xlink:type="simple" xlink:href="https://www.gp.gov.ua/ua/posts/u-xarkovi-suditimut-shhe-odnogo-ekspoliciyanta-yakii-prisyagnuv-na-virnist-derzavi-agresoru" text:style-name="Internet_20_link" text:visited-style-name="Visited_20_Internet_20_Link">
<text:span text:style-name="T5">
Офіс Генерального прокурораУкраїни</text:span>
</text:a>
</text:p>
      <text:p text:style-name="P4">
Source: <text:a xlink:type="simple" xlink:href="https://armyinform.com.ua/2023/05/02/u-harkovi-sudytymut-ekspolicziyanta-yakyj-prysyagnuv-na-virnist-derzhavi-agresoru/" text:style-name="Internet_20_link" text:visited-style-name="Visited_20_Internet_20_Link">
https://armyinform.com.ua/2023/05/02/u-harkovi-sudytymut-ekspolicziyanta-yakyj-prysyagnuv-na-virnist-derzhavi-agresoru/</text:a>
</text:p>
      <!--NEWS-->
      <text:h text:style-name="P10" text:outline-level="1">
<text:span text:style-name="T4">
Нинішня агресія рф є наслідком непокарання радянського режиму за розв’язання ІІ Світової війни</text:span>
</text:h>
      <text:p text:style-name="P4">
Author: ['АРМІЯINFORM']</text:p>
      <text:p text:style-name="P4">
Time: 2023-05-02T61:00:00-04:00</text:p>
      <text:p text:style-name="P4">
Description: Про це заявив доктор історичних наук, співробітник Центру досліджень воєнної історії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2_13-26-39.jpg" text:style-name="Internet_20_link" text:visited-style-name="Visited_20_Internet_20_Link">
photo_2023-05-02_13-26-39.jpg</text:a>
']</text:p>
      <text:p text:style-name="P4">
Tags: ['MILITARY MEDIA CENTER', 'STOPRUSSIA', 'АГРЕСІЯ РФ', 'ВТОРГНЕННЯ РФ']</text:p>
      <text:p text:style-name="P4">
Category: News</text:p>
      <!--METADATA-->
      <text:p text:style-name="P4">
<draw:frame draw:style-name="fr1" draw:name="Image284" text:anchor-type="as-char" svg:width="6.9236in" svg:height="4.477261in" draw:z-index="0">
<draw:image xlink:href="../Images/AРМІЯINFORM/2023-05-02T61-00-00-04-00/photo_2023-05-02_13-26-39.jpg" xlink:type="simple" xlink:show="embed" xlink:actuate="onLoad" draw:mime-type="image/jpeg"/>
</draw:frame>
</text:p>
      <text:p text:style-name="P4">
Про це <text:a xlink:type="simple" xlink:href="https://t.me/militarymediacenter/1830" text:style-name="Internet_20_link" text:visited-style-name="Visited_20_Internet_20_Link">
заявив</text:a>
 доктор історичних наук,співробітник Центру досліджень воєнної історії ЗСУ Іван Патриляк під часкруглого столу в Military Media Center.</text:p>
      <text:p text:style-name="P4">
За його словами, для України ІІ Світова війна є незавершеною, тому що не буловирішене питання української держави, а також не було покаране зло.</text:p>
      <text:p text:style-name="P4">
Під час круглого столу на тему: «Внесок України та українців у перемогу в ІІСвітовій війні: уроки історії, які ми досі вчимо» Іван Патриляк наголосив, що«одне зло ІІ Світової війни — нацистський режим — було покаране, однак другезло — російський більшовизм — не був покараний».</text:p>
      <text:p text:style-name="P4">
За словами історика, натомість російський більшовицький режим опинився середпереможців і «зараз ми маємо наслідки цього непокарання російськогобільшовизму у ІІ Світовій війні».</text:p>
      <text:p text:style-name="P4">
«Тому що росіяни сприйняли непокарання як слабкість світу, що вони можутьповторювати, насамперед повторювати свою агресію і злочини», — сказав ІванПатриляк.</text:p>
      <text:p text:style-name="P4">
«Дві держави, які розв’язали Другу світову війну, - це нацистський райх ісовєцький союз. Але на шибеницях опинились лідери однієї держави, а лідериіншої держави опинились у теплих кріслах міжнародних організацій», — наголосивісторик.</text:p>
      <text:p text:style-name="P4">
«І зараз ми маємо наслідок, що Росія головує в Раді безпеки ООН», — зазначивІван Патриляк.</text:p>
      <text:p text:style-name="P4">
«Тобто ми бачимо, яким є вплив Другої світової війни на події сучасності».</text:p>
      <text:p text:style-name="P4">
Source: <text:a xlink:type="simple" xlink:href="https://armyinform.com.ua/2023/05/02/nynishnya-agresiya-rf-ye-naslidkom-nepokarannya-radyanskogo-rezhymu-za-rozvyazannya-ii-svitovoyi-vijny/" text:style-name="Internet_20_link" text:visited-style-name="Visited_20_Internet_20_Link">
https://armyinform.com.ua/2023/05/02/nynishnya-agresiya-rf-ye-naslidkom-nepokarannya-radyanskogo-rezhymu-za-rozvyazannya-ii-svitovoyi-vijny/</text:a>
</text:p>
      <!--NEWS-->
      <text:h text:style-name="P10" text:outline-level="1">
<text:span text:style-name="T4">
Затримано ворожого інформатора, який «наводив» російські ракети на Слов’янськ</text:span>
</text:h>
      <text:p text:style-name="P4">
Author: ['АРМІЯINFORM']</text:p>
      <text:p text:style-name="P4">
Time: 2023-05-02T62:00:00-04:00</text:p>
      <text:p text:style-name="P4">
Description: Викрито ще одного поплічника агресора під час контрдиверсійних заходів у прифронт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STOPRUSSIA', 'АГРЕСІЯ РФ', 'ВТОРГНЕННЯ РФ', 'СБУ']</text:p>
      <text:p text:style-name="P4">
Category: News</text:p>
      <!--METADATA-->
      <text:p text:style-name="P4">
<draw:frame draw:style-name="fr1" draw:name="Image285" text:anchor-type="as-char" svg:width="6.9236in" svg:height="3.555362in" draw:z-index="0">
<draw:image xlink:href="../Images/AРМІЯINFORM/2023-05-02T62-00-00-04-00/232191481_149444590648295_3523033550936501027_n.jpg" xlink:type="simple" xlink:show="embed" xlink:actuate="onLoad" draw:mime-type="image/jpeg"/>
</draw:frame>
Ілюстративне фото</text:p>
      <text:p text:style-name="P4">
Викрито ще одного поплічника агресора під час контрдиверсійних заходів уприфронтових районах Донеччини. Зловмисником виявився безробітний мешканецьСлов’янська, який збирав для окупантів розвіддані про дислокацію Сил оборонина території міста.</text:p>
      <text:p text:style-name="P4">
Передусім фігурант намагався виявити місця тимчасового базування тапереміщення підрозділів ЗСУ та Національної гвардії, які задіяні наБахмутському напрямку.</text:p>
      <text:p text:style-name="P4">
У разі отримання розвідувальної інформації, російські загарбники плануваливикористати її для підготовки ракетних ударів по позиціях українських військ.</text:p>
      <text:p text:style-name="P4">
Втім, співробітники СБУ затримали ворожого інформатора і тим самим запобіглипередачі агресору закритих відомостей. За даними слідства, зловмисникперебував «на зв’язку» із «заступником командира комендантського полкународної міліції днр». Фігурант обходив місцевість і приховано фіксував місцяперебування українських захисників. Потім передавав інформацію через одну іззаборонених російських соцмереж.</text:p>
      <text:p text:style-name="P4">
За допомогу окупаційним угрупованням ворог обіцяв своєму поплічнику гроші та«високу посаду», у разі захоплення міста.</text:p>
      <text:p text:style-name="P4">
На підставі зібраних доказів слідчі Служби безпеки повідомили затриманому пропідозру.</text:p>
      <text:p text:style-name="P4">
Наразі зловмисник перебуває під вартою. Триває розслідування для встановленнявсіх обставин злочину.</text:p>
      <text:p text:style-name="P4">
<text:span text:style-name="T4">
Джерело:</text:span>
 <text:a xlink:type="simple" xlink:href="https://ssu.gov.ua/novyny/sbu-zatrymala-vorozhoho-informatora-yakyi-navodyv-rosiiski-rakety-na-sloviansk" text:style-name="Internet_20_link" text:visited-style-name="Visited_20_Internet_20_Link">
<text:span text:style-name="T5">
СБУ</text:span>
</text:a>
</text:p>
      <text:p text:style-name="P4">
Source: <text:a xlink:type="simple" xlink:href="https://armyinform.com.ua/2023/05/02/zatrymano-vorozhogo-informatora-yakyj-navodyv-rosijski-rakety-na-slovyansk/" text:style-name="Internet_20_link" text:visited-style-name="Visited_20_Internet_20_Link">
https://armyinform.com.ua/2023/05/02/zatrymano-vorozhogo-informatora-yakyj-navodyv-rosijski-rakety-na-slovyansk/</text:a>
</text:p>
      <!--NEWS-->
      <text:h text:style-name="P10" text:outline-level="1">
<text:span text:style-name="T4">
Обстріли прикордоння: на Сумщині зруйновані будинки, заклад освіти та інфраструктури</text:span>
</text:h>
      <text:p text:style-name="P4">
Author: ['АРМІЯINFORM']</text:p>
      <text:p text:style-name="P4">
Time: 2023-05-02T63:00:00-04:00</text:p>
      <text:p text:style-name="P4">
Description: Сьогодні, 2 травня, станом на 12:00 російські окупаційні війська вчергове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7428426-448c-495a-8ec3-fa1393fa2082.jpg" text:style-name="Internet_20_link" text:visited-style-name="Visited_20_Internet_20_Link">
37428426-448c-495a-8ec3-fa1393fa2082.jpg</text:a>
']</text:p>
      <text:p text:style-name="P4">
Tags: ['ОБСТРІЛИ ПРИКОРДОННЯ', 'ОК «ПІВНІЧ»', 'СУМЩИНА', 'ЧЕРНІГІВЩИНА']</text:p>
      <text:p text:style-name="P4">
Category: News</text:p>
      <!--METADATA-->
      <text:p text:style-name="P4">
<draw:frame draw:style-name="fr1" draw:name="Image286" text:anchor-type="as-char" svg:width="6.9236in" svg:height="3.11562in" draw:z-index="0">
<draw:image xlink:href="../Images/AРМІЯINFORM/2023-05-02T63-00-00-04-00/37428426-448c-495a-8ec3-fa1393fa2082.jpg" xlink:type="simple" xlink:show="embed" xlink:actuate="onLoad" draw:mime-type="image/jpeg"/>
</draw:frame>
</text:p>
      <text:p text:style-name="P4">
Сьогодні, 2 травня, станом на 12:00 російські окупаційні війська вчерговеобстріляли прикордоння Чернігівської та Сумської областей. Внаслідок обстрілуна Сумщині пошкоджено заклад освіти та інфраструктури.</text:p>
      <text:p text:style-name="P4">
Про це <text:a xlink:type="simple" xlink:href="https://t.me/ok_pivnich1/2240" text:style-name="Internet_20_link" text:visited-style-name="Visited_20_Internet_20_Link">
повідомляє</text:a>
 Оперативне командування«Північ».</text:p>
      <text:p text:style-name="P4">
У Чернігівські області:</text:p>
      <ul>
        <li>
з 06:50 до 07:10 зафіксовано 18 вибухів: 9 приходів в районі населеного пункту Архипівка та 9 приходів в районі населеного пункту Леонівка;  * з 08:40 до 08:58 зафіксовано 3 приходи, ймовірно з міномету 120 мм, по населеному пункту Миколаївка;  * з 09:50 до 10:05 зафіксовано 5 приходів, ймовірно з САУ, в районі населеного пункту Гасичівка;  * з 10:45 до 11:05 зафіксовано 10 приходів, ймовірно з міномету 120 мм, в районі населеного пункту Блешня;  * з 10:40 до 10:55 зафіксовано 3 приходи, імовірно з САУ, в район н.п. Гасичівка.</li>
      </ul>
      <text:p text:style-name="P4">
Про втрати серед місцевого населення чи пошкодження цивільної інфраструктуриінформація не надходила.</text:p>
      <text:p text:style-name="P4">
У Сумській області з 11:20 до 11:40 зафіксовано 19 приходів по населеномупункту Середина-Буда. За даними, внаслідок обстрілу є руйнування закладуосвіти, інфраструктури, двох приватних будинків та пошкодженнябагатоквартирного будинку. Інформація про постраждалих не надходила.</text:p>
      <text:p text:style-name="P4">
Source: <text:a xlink:type="simple" xlink:href="https://armyinform.com.ua/2023/05/02/obstrily-prykordonnya-na-sumshhyni-zrujnovani-budynky-zaklad-osvity-ta-infrastruktury/" text:style-name="Internet_20_link" text:visited-style-name="Visited_20_Internet_20_Link">
https://armyinform.com.ua/2023/05/02/obstrily-prykordonnya-na-sumshhyni-zrujnovani-budynky-zaklad-osvity-ta-infrastruktury/</text:a>
</text:p>
      <!--NEWS-->
      <text:h text:style-name="P10" text:outline-level="1">
<text:span text:style-name="T4">
У Києві розпочали тестувати системи раннього оповіщення, отримані від Ізраїлю</text:span>
</text:h>
      <text:p text:style-name="P4">
Author: ['АРМІЯINFORM']</text:p>
      <text:p text:style-name="P4">
Time: 2023-05-02T64:00:00-04:00</text:p>
      <text:p text:style-name="P4">
Description: У Києві розпочалися тестування системи раннього оповіщення, яку Ізраїль вирішив перед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ning.jpg" text:style-name="Internet_20_link" text:visited-style-name="Visited_20_Internet_20_Link">
warning.jpg</text:a>
']</text:p>
      <text:p text:style-name="P4">
Tags: ['STOPRUSSIA', 'АГРЕСІЯ РФ', 'ВТОРГНЕННЯ РФ', 'ІЗРАЇЛЬ', 'ОЛЕНA КОНДРАТЮК', 'СИСТЕМИ ОПОВІЩЕННЯ']</text:p>
      <text:p text:style-name="P4">
Category: News</text:p>
      <!--METADATA-->
      <text:p text:style-name="P4">
<draw:frame draw:style-name="fr1" draw:name="Image287" text:anchor-type="as-char" svg:width="6.9236in" svg:height="3.894525in" draw:z-index="0">
<draw:image xlink:href="../Images/AРМІЯINFORM/2023-05-02T64-00-00-04-00/warning.jpg" xlink:type="simple" xlink:show="embed" xlink:actuate="onLoad" draw:mime-type="image/jpeg"/>
</draw:frame>
</text:p>
      <text:p text:style-name="P4">
У Києві розпочалися тестування системи раннього оповіщення, яку Ізраїльвирішив передати Україні.</text:p>
      <text:p text:style-name="P4">
Про це за результатами зустрічі з Генеральним директором Міністерствазакордонних справ Ізраїлю Роненом Леві<text:a xlink:type="simple" xlink:href="https://www.facebook.com/100068146218289/posts/pfbid0Hfer8uZgY8EHjxY4Emo7Y2ZHrJpQmHX6qybB3fsfWTnchTE1dsTNZXfXfnrPzRyZl/" text:style-name="Internet_20_link" text:visited-style-name="Visited_20_Internet_20_Link">
повідомила</text:a>
заступниця Голови Верховної Ради України Олена Кондратюк.</text:p>
      <text:p text:style-name="P4">
«Ми обговорили співробітництво між країнами, зокрема, старт проєкту ізрозміщення системи раннього оповіщення, яку Ізраїль вирішив передати Україні.Сьогодні її вже тестують в Києві», — зазначила Олена Кондратюк.</text:p>
      <text:p text:style-name="P4">
Крім того, вона повідомила, що Ізраїль підтримує суверенітет і територіальнуцілісність України та не визнає анексії українських територій російськоюфедерацією.</text:p>
      <text:p text:style-name="P4">
«Україна вдячна Ізраїлю за постійну підтримку в міжнародних організаціях,голосування за відповідні резолюції ООН та активну участь у реалізаціїгуманітарних проєктів та ініціатив», — підкреслила заступниця Голови ВерховноїРади України.</text:p>
      <text:p text:style-name="P4">
Source: <text:a xlink:type="simple" xlink:href="https://armyinform.com.ua/2023/05/02/u-kyyevi-rozpochaly-testuvaty-systemy-rannogo-opovishhennya-otrymani-vid-izrayilyu/" text:style-name="Internet_20_link" text:visited-style-name="Visited_20_Internet_20_Link">
https://armyinform.com.ua/2023/05/02/u-kyyevi-rozpochaly-testuvaty-systemy-rannogo-opovishhennya-otrymani-vid-izrayilyu/</text:a>
</text:p>
      <!--NEWS-->
      <text:h text:style-name="P10" text:outline-level="1">
<text:span text:style-name="T4">
8 бригад «Гвардії наступу» сформовані і надійдуть під командування Сил оборони</text:span>
</text:h>
      <text:p text:style-name="P4">
Author: ['АРМІЯINFORM']</text:p>
      <text:p text:style-name="P4">
Time: 2023-05-02T65:00:00-04:00</text:p>
      <text:p text:style-name="P4">
Description: Вісім бригад «Гвардії наступу» вже повністю сформовані. Нещодавно Гвардія поповнилася щ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dc21ad790cc.png" text:style-name="Internet_20_link" text:visited-style-name="Visited_20_Internet_20_Link">
63dc21ad790cc.png</text:a>
']</text:p>
      <text:p text:style-name="P4">
Tags: ['АГРЕСІЯ РФ', 'ВТОРГНЕННЯ РФ', 'ГВАРДІЯ НАСТУПУ', 'ІГОР КЛИМЕНКО', 'МВС', 'СИЛИ ОБОРОНИ']</text:p>
      <text:p text:style-name="P4">
Category: News</text:p>
      <!--METADATA-->
      <text:p text:style-name="P4">
<draw:frame draw:style-name="fr1" draw:name="Image288" text:anchor-type="as-char" svg:width="6.9236in" svg:height="4.32725in" draw:z-index="0">
<draw:image xlink:href="../Images/AРМІЯINFORM/2023-05-02T65-00-00-04-00/63dc21ad790cc.png" xlink:type="simple" xlink:show="embed" xlink:actuate="onLoad" draw:mime-type="image/png"/>
</draw:frame>
</text:p>
      <text:p text:style-name="P4">
Вісім бригад «Гвардії наступу» вже повністю сформовані. Нещодавно Гвардіяпоповнилася ще однією бригадою — «Хартією».</text:p>
      <text:p text:style-name="P4">
Про це <text:a xlink:type="simple" xlink:href="https://mvs.gov.ua/uk/news/igor-klimenko-vid-koznogo-viiskovogo-zalezit-uspisnist-operaciyi-na-tomu-ci-insomu-napriamku" text:style-name="Internet_20_link" text:visited-style-name="Visited_20_Internet_20_Link">
повідомляє</text:a>
 пресслужбаМіністерства внутрішніх справ України.</text:p>
      <text:p text:style-name="P4">
«Ми доозброюємо бригади, які вже сформовані, вони пройдуть відповідне навчання— це 2-3 тижні, і паралельно приступаємо до формування додаткових підрозділів.Завдання кожної з цих бригад — проведення відповідних наступальних штурмовихдій разом з Силами оборони під час військових операцій», — зазначив міністрвнутрішніх справ Ігор Клименко.</text:p>
      <text:p text:style-name="P4">
Він також наголосив, що роль людей, які пішли добровольцями у штурмовібригади, буде значущою у майбутньому контрнаступі.</text:p>
      <text:p text:style-name="P4">
«Ми так і вчимо. Бо від кожної бригади, від кожного підрозділу, від кожноговійськовослужбовця і поліцейського буде залежати успішність операції на томучи іншому напрямку», — заявив Ігор Клименко.</text:p>
      <text:p text:style-name="P4">
Глава МВС розповів, що деякі підрозділи «Гвардії наступу» формувалися з нуля,а деякі — вже на базі чинних, зі сформованою структурою, в першу чергу,логістичною:</text:p>
      <text:p text:style-name="P4">
«В таких випадках «кістяк» бригад для успішності був сформований саме ізвійськовослужбовців та поліцейських, які мають досвід бойових дій. Ці люди якраз і вчать добровольців — молодих людей, які перший раз прийшли до лавбригад. Також досвідчені бійці виступають командирами на ланках діяльності тав майбутньому веденні бойових дій».</text:p>
      <text:p text:style-name="P4">
Ігор Клименко наголошує, що навчити командира важко — це завжди тривалий час,а він у нас обмежений, тому у відомстві робили ставку саме на працівників здосвідом бойових дій і досвідом керування підрозділами.</text:p>
      <text:p text:style-name="P4">
Source: <text:a xlink:type="simple" xlink:href="https://armyinform.com.ua/2023/05/02/8-brygad-gvardiyi-nastupu-sformovani-i-nadijdut-pid-komanduvannya-syl-oborony/" text:style-name="Internet_20_link" text:visited-style-name="Visited_20_Internet_20_Link">
https://armyinform.com.ua/2023/05/02/8-brygad-gvardiyi-nastupu-sformovani-i-nadijdut-pid-komanduvannya-syl-oborony/</text:a>
</text:p>
      <!--NEWS-->
      <text:h text:style-name="P10" text:outline-level="1">
<text:span text:style-name="T4">
Новозеландські інструктори готують українських захисників захищати країну від агресії рф</text:span>
</text:h>
      <text:p text:style-name="P4">
Author: ['АРМІЯINFORM']</text:p>
      <text:p text:style-name="P4">
Time: 2023-05-02T66:00:00-04:00</text:p>
      <text:p text:style-name="P4">
Description: У рамках багатонаціональної навчальної операції висококваліфіковані військові інструкто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11.jpg" text:style-name="Internet_20_link" text:visited-style-name="Visited_20_Internet_20_Link">
1-11.jpg</text:a>
', '<text:a xlink:type="simple" xlink:href="https://armyinform.com.ua/wp-content/uploads/2023/05/3-12-150x150.jpg" text:style-name="Internet_20_link" text:visited-style-name="Visited_20_Internet_20_Link">
3-12-150x150.jpg</text:a>
', '<text:a xlink:type="simple" xlink:href="https://armyinform.com.ua/wp-content/uploads/2023/05/2-13-150x150.jpg" text:style-name="Internet_20_link" text:visited-style-name="Visited_20_Internet_20_Link">
2-13-150x150.jpg</text:a>
', '<text:a xlink:type="simple" xlink:href="https://armyinform.com.ua/wp-content/uploads/2023/05/4-10-150x150.jpg" text:style-name="Internet_20_link" text:visited-style-name="Visited_20_Internet_20_Link">
4-10-150x150.jpg</text:a>
']</text:p>
      <text:p text:style-name="P4">
Tags: ['STOPRUSSIA', 'АГРЕСІЯ РФ', 'ВТОРГНЕННЯ РФ', 'ГШ ЗСУ', 'НОВОЗЕЛАНДСЬКІ ІНСТРУКТОРИ']</text:p>
      <text:p text:style-name="P4">
Category: News</text:p>
      <!--METADATA-->
      <text:p text:style-name="P4">
<draw:frame draw:style-name="fr1" draw:name="Image289" text:anchor-type="as-char" svg:width="6.9236in" svg:height="4.615733in" draw:z-index="0">
<draw:image xlink:href="../Images/AРМІЯINFORM/2023-05-02T66-00-00-04-00/1-11.jpg" xlink:type="simple" xlink:show="embed" xlink:actuate="onLoad" draw:mime-type="image/jpeg"/>
</draw:frame>
</text:p>
      <text:p text:style-name="P4">
У рамках багатонаціональної навчальної операції висококваліфіковані військовіінструктори Сил оборони Нової Зеландії допомагають перетворити вмотивованихновобранців Збройних Сил України на боєздатних солдатів, навчаючи їхнавичками, необхідними для виживання та ефективного ведення бойових дій напередовій.</text:p>
      <text:p text:style-name="P4">
Про це<text:a xlink:type="simple" xlink:href="https://www.facebook.com/GeneralStaff.ua/posts/pfbid02v75z8wwCkdkipt3DroU23zvoXgdKHiYACvKQcyzwfTURxR69bZKv9gDu3WD8Q2dZl" text:style-name="Internet_20_link" text:visited-style-name="Visited_20_Internet_20_Link">
повідомляє</text:a>
Генеральний штаб Збройних Сил України.</text:p>
      <text:p text:style-name="P4">
Військовослужбовці Сил оборони Нової Зеландії у Сполученому Королівстванавчатимуть українських новобранців таким навичкам, як поводження зі зброєю,влучна стрільба, надання першої медичної допомоги на полі бою, а такожнаступальні й оборонні операції в різних умовах.</text:p>
      <text:p text:style-name="P4">
«Народ України пережив понад 12 місяців війни, руйнування та труднощів післянезаконного вторгнення росії. Військовий персонал Сил оборони Нової Зеландіїпрацював у Великій Британії та Європі в рамках зусиль міжнародногоспівтовариства щодо підтримки самооборони України. Наша підтримка включаларозвідку, матеріально-технічне забезпечення, транспортування безкоштовноївійськової допомоги, а також команди з підготовки артилерії та піхоти», —йдеться в повідомленні.</text:p>
      <text:p text:style-name="P4">
Нагадаємо, що 15 серпня 2022 року Уряд та Сили оборони Нової Зеландії офіційноповідомили, що ухвалили рішення про «здійснення подальшого значногорозгортання 120 військовослужбовців Сил оборони Нової Зеландії у СполученомуКоролівстві для допомоги в навчанні українських військовослужбовців у рамкахміжнародних зусиль, щоб допомогти Україні продовжувати захищатися віднезаконної війни росії».</text:p>
      <text:p text:style-name="P4">
<text:a xlink:type="simple" xlink:href="https://armyinform.com.ua/wp-content/uploads/2023/05/3-12.jpg" text:style-name="Internet_20_link" text:visited-style-name="Visited_20_Internet_20_Link">
<draw:frame draw:style-name="fr1" draw:name="Image290" text:anchor-type="as-char" svg:width="6.9236in" svg:height="6.9236in" draw:z-index="0">
<draw:image xlink:href="../Images/AРМІЯINFORM/2023-05-02T66-00-00-04-00/3-12-150x150.jpg" xlink:type="simple" xlink:show="embed" xlink:actuate="onLoad" draw:mime-type="image/jpeg"/>
</draw:frame>
</text:a>
</text:p>
      <text:p text:style-name="P4">
<text:a xlink:type="simple" xlink:href="https://armyinform.com.ua/wp-content/uploads/2023/05/2-13.jpg" text:style-name="Internet_20_link" text:visited-style-name="Visited_20_Internet_20_Link">
<draw:frame draw:style-name="fr1" draw:name="Image291" text:anchor-type="as-char" svg:width="6.9236in" svg:height="6.9236in" draw:z-index="0">
<draw:image xlink:href="../Images/AРМІЯINFORM/2023-05-02T66-00-00-04-00/2-13-150x150.jpg" xlink:type="simple" xlink:show="embed" xlink:actuate="onLoad" draw:mime-type="image/jpeg"/>
</draw:frame>
</text:a>
</text:p>
      <text:p text:style-name="P4">
<text:a xlink:type="simple" xlink:href="https://armyinform.com.ua/wp-content/uploads/2023/05/4-10.jpg" text:style-name="Internet_20_link" text:visited-style-name="Visited_20_Internet_20_Link">
<draw:frame draw:style-name="fr1" draw:name="Image292" text:anchor-type="as-char" svg:width="6.9236in" svg:height="6.9236in" draw:z-index="0">
<draw:image xlink:href="../Images/AРМІЯINFORM/2023-05-02T66-00-00-04-00/4-10-150x150.jpg" xlink:type="simple" xlink:show="embed" xlink:actuate="onLoad" draw:mime-type="image/jpeg"/>
</draw:frame>
</text:a>
</text:p>
      <text:p text:style-name="P4">
«Нова Зеландія чітко заявила, що ми продовжуватимемо відповідати на закликУкраїни щодо практичної підтримки, коли вони захищають свою Батьківщину танарод від невиправданого вторгнення росії», — цитує слова Прем’єр-міністеркиНової Зеландії Джасінда Ардерн урядове джерело.</text:p>
      <text:p text:style-name="P4">
Міністр оборони Нової Зеландії Пені Хенаре сказав, що розгортання такожпідтверджує його пріоритет щодо людей у ​​Силах оборони: «Це розгортання такождає можливість персоналу Сил оборони Нової Зеландії набути цінний досвід черезвикладання базових військових умінь у чужому середовищі, разом із ключовимипартнерами, що сприяє підтриманню наших військових спроможностей. Піхотнапідготовка, яка викладатиметься, добре узгоджується з навичками таможливостями нашого особового складу. Навчання проводитиметься виключно водному з місць у Сполученому Королівстві і особовий склад Сил оборони НовоїЗеландії наш не в’їжджатиме в Україну».</text:p>
      <text:p text:style-name="P4">
Міністерка закордонних справ Нової Зеландії Нанайя Махута сказала, що наданнядодаткової підтримки Україні дало змогу Аотеароа Новій Зеландії підтримуватинаші стратегічні інтереси у захисті міжнародної системи, заснованої направилах: «Це демонстрація наших цінностей і нашої незалежної зовнішньоїполітики. Наша постійна роль у сприянні міжнародній реакції підтримує Українув захисті її територіальної цілісності та суверенітету».</text:p>
      <text:p text:style-name="P4">
Головнокомандувач Сил оборони Нової Зеландії маршал авіації Кевін Шорт сказав,що рішення Кабінету міністрів Нової Зеландії було ухвалене після запрошеннявід Збройних сил Сполученого Королівства до Сил оборони Нової Зеландії взятиучасть у програмі навчання піхоти: «Мені дуже приємно, що це розгортання булосхвалено, особливо для армії, оскільки це дає можливість деяким з наших людейзробити подальший вагомий внесок, оскільки ми відповідаємо на запит близькогопартнера. Наш внесок у попередні зусилля вже допоміг і це рішення продовжуєнашу допомогу Україні, оскільки вона захищається від невиправданого танезаконного вторгнення росії. Розгортання є гарним свідченням високої повагинаших партнерів до нашого професіоналізму як військової сили».</text:p>
      <text:p text:style-name="P4">
Source: <text:a xlink:type="simple" xlink:href="https://armyinform.com.ua/2023/05/02/novozelandski-instruktory-gotuyut-ukrayinskyh-zahysnykiv-zahyshhaty-krayinu-vid-agresiyi-rf/" text:style-name="Internet_20_link" text:visited-style-name="Visited_20_Internet_20_Link">
https://armyinform.com.ua/2023/05/02/novozelandski-instruktory-gotuyut-ukrayinskyh-zahysnykiv-zahyshhaty-krayinu-vid-agresiyi-rf/</text:a>
</text:p>
      <!--NEWS-->
      <text:h text:style-name="P10" text:outline-level="1">
<text:span text:style-name="T4">
Противник постійно змінює свою тактику — Юрій Ігнат</text:span>
</text:h>
      <text:p text:style-name="P4">
Author: ['Вячеслав Діордієв']</text:p>
      <text:p text:style-name="P4">
Time: 2023-05-02T67:00:00-04:00</text:p>
      <text:p text:style-name="P4">
Description: Про це в ефірі телевізійного марафону «Єдині новини» розповів речник Коман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yurij-ignat-telemarafon.jpg" text:style-name="Internet_20_link" text:visited-style-name="Visited_20_Internet_20_Link">
yurij-ignat-telemarafon.jpg</text:a>
']</text:p>
      <text:p text:style-name="P4">
Tags: ['ВТОРГНЕННЯ РФ', 'ЄДИНІ НОВИНИ', 'ПС ЗСУ', 'РАКЕТНИЙ ОБСТРІЛ', 'ЮРІЙ ІГНАТ']</text:p>
      <text:p text:style-name="P4">
Category: News</text:p>
      <!--METADATA-->
      <text:p text:style-name="P4">
<draw:frame draw:style-name="fr1" draw:name="Image293" text:anchor-type="as-char" svg:width="6.9236in" svg:height="3.847652in" draw:z-index="0">
<draw:image xlink:href="../Images/AРМІЯINFORM/2023-05-02T67-00-00-04-00/yurij-ignat-telemarafon.jpg" xlink:type="simple" xlink:show="embed" xlink:actuate="onLoad" draw:mime-type="image/jpeg"/>
</draw:frame>
 Юрій Ігнат. Скриншот відео</text:p>
      <text:p text:style-name="P4">
Про це в ефірі <text:a xlink:type="simple" xlink:href="https://www.youtube.com/watch" text:style-name="Internet_20_link" text:visited-style-name="Visited_20_Internet_20_Link">
телевізійного марафону</text:a>
«Єдині новини» розповів речникКомандування Повітряних Сил ЗС України Юрій Ігнат.</text:p>
      <text:p text:style-name="P4">
За його словами, якщо восени та взимку ворог майже щотижня здійснював масованіракетні удари по наших об’єктах паливно-енергетичного сектора, використовуючивелику кількість далекобійних і високоточних крилатих ракет з метою завдаваннямаксимальної шкоди економіці України та залякування мирного населення, тонині, не досягнувши очікуваного для себе ефекту, намагається застосовуватисвою зброю по найбільш пріоритетних для себе об’єктах.</text:p>
      <text:p text:style-name="P4">
— У росіян вже фактично нема в наявності засобів для продовження веденняобстрілів у таких же масштабах. Тому тими ж ракетами повітряного базуванняХ-101, Х-555 та «калібрами» вони намагатимуться цілити по зразках озброєннязахідного виробництва, що надходять до нас для проведення наступальних іоборонних дій від партнерів. А також, безперечно, є велика імовірність того,що ворог продовжуватиме гатити по паливно-енергетичному сектору, відбезперебійного функціонування об’єктів якого залежить як взагалі життя вдержаві, так і рівень забезпечення Сил оборони України, — наголосив полковникЮрій Ігнат.</text:p>
      <text:p text:style-name="P4">
Речник Командування Повітряних Сил ЗС України також підкреслив, що через бракзасобів, призначених для завдавання дистанційних ракетних ударів, російськіокупанти використовують озброєння, яке розташоване на передній ліній фронту.Зокрема, йдеться про реактивні системи залпового вогню «Торнадо», ракетиС-300, дальність польоту снарядів яких становить понад сто кілометрів.</text:p>
      <text:p text:style-name="P4">
— Ще одним небезпечним викликом для нас є застосування росіянами вженеодноразово згадуваних керованих авіаційних бомб, проти яких необхідно матиефективну протидію. Противник скидає ці бомби на нашу територію регулярно, аїхнє виробництво нарощує. Тому нам вкрай необхідно посилювати наші далекобійнізасоби протиповітряної оборони, а також сподіватися на якнайшвидше позитивневирішення щодо отримання багатофункціональних сучасних західних винищувачів,наявність яких посилить оборону нашої держави та відіб’є бажання вороганаближатися впритул до повітряного простору України, — підкреслив полковникЮрій Ігнат.</text:p>
      <text:p text:style-name="P4">
Source: <text:a xlink:type="simple" xlink:href="https://armyinform.com.ua/2023/05/02/protyvnyk-postijno-zminyuye-svoyu-taktyku-yurij-ignat/" text:style-name="Internet_20_link" text:visited-style-name="Visited_20_Internet_20_Link">
https://armyinform.com.ua/2023/05/02/protyvnyk-postijno-zminyuye-svoyu-taktyku-yurij-ignat/</text:a>
</text:p>
      <!--NEWS-->
      <text:h text:style-name="P10" text:outline-level="1">
<text:span text:style-name="T4">
Пріоритетом участі українських захисників в Invictus Games є реабілітаційна складова</text:span>
</text:h>
      <text:p text:style-name="P4">
Author: ['АРМІЯINFORM']</text:p>
      <text:p text:style-name="P4">
Time: 2023-05-02T68:00:00-04:00</text:p>
      <text:p text:style-name="P4">
Description: Головний тренер національної збірної команди на Invictus Games-2023 Олена Янов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nvictus-games.jpg" text:style-name="Internet_20_link" text:visited-style-name="Visited_20_Internet_20_Link">
invictus-games.jpg</text:a>
']</text:p>
      <text:p text:style-name="P4">
Tags: ['INVICTUS GAMES', 'INVICTUS GAMES-2023', 'МІНВЕТЕРАНІВ', 'РЕАБІЛІТАЦІЯ']</text:p>
      <text:p text:style-name="P4">
Category: News</text:p>
      <!--METADATA-->
      <text:p text:style-name="P4">
<draw:frame draw:style-name="fr1" draw:name="Image294" text:anchor-type="as-char" svg:width="6.9236in" svg:height="4.615733in" draw:z-index="0">
<draw:image xlink:href="../Images/AРМІЯINFORM/2023-05-02T68-00-00-04-00/invictus-games.jpg" xlink:type="simple" xlink:show="embed" xlink:actuate="onLoad" draw:mime-type="image/jpeg"/>
</draw:frame>
Invictus Games. Ілюстративне фото</text:p>
      <text:p text:style-name="P4">
Головний тренер національної збірної команди на Invictus Games-2023 ОленаЯновська розповіла про основні критерії відбору до команди «Іграх Нескорених»,де основну увагу приділяють реабілітації учасника.</text:p>
      <text:p text:style-name="P4">
Про це <text:a xlink:type="simple" xlink:href="https://mva.gov.ua/ua/news/olena-yanovska-prioritetom-v-uchasti-ukrayinskih-zahisnikiv-i-zahisnic-v-invictus-games-ye-ne-sportivni-rezultati-reabilitacijna-skladova" text:style-name="Internet_20_link" text:visited-style-name="Visited_20_Internet_20_Link">
повідомляє</text:a>
 Міністерство у справах ветеранів України.</text:p>
      <text:p text:style-name="P4">
«Цьогоріч у нас стало набагато більше новачків. Більшість учасників впершебрали участь в «Іграх Нескорених» та ніколи не займалися спортом. Надалісуддівська команда визначить переможців. 40% відсотків важливого у відборі —це реабілітаційна складова особи. 25% — мотивація учасника, наскільки він хочерозвиватися в обраному виді спорту, ще 25% — етика поведінки на спортивнійлокації. І лише 10% — це спортивна складова. Тобто за правилами Ігор,спортивні результати не є пріоритетом для участі українських Воїнів в InvictusGames», — розповіла Олена Яновська.</text:p>
      <text:p text:style-name="P4">
За її словами, усі учасники національного відбору у Львові були неймовірновмотивовані брати участь змаганнях, незважаючи на різні ступені отриманих навійни поранень, та підтримували своїх побратимів.</text:p>
      <text:p text:style-name="P4">
«Ми активно розвиваємось і розширюємо нашу ветеранську спільноту InvictusGames», — наголосила головний тренер.</text:p>
      <text:p text:style-name="P4">
Нагадаємо, що 29-30 квітня у Львові<text:a xlink:type="simple" xlink:href="https://armyinform.com.ua/2023/05/01/u-lvovi-vidbuvsya-vidbir-do-naczionalnoyi-zbirnoyi-invictus-games/" text:style-name="Internet_20_link" text:visited-style-name="Visited_20_Internet_20_Link">
відбулися</text:a>
 Всеукраїнські змагання «ІгриНескорених», що стали відбором до національної збірної на міжнародні змаганняInvictus Games у Дюссельдорфі. Захід став наймасштабнішим за всі роки: 223захисників і захисниць України — ветеранів війни та військових, які зазналитравм внаслідок бойових дій, змагалися у 9 видах адаптивного спорту.</text:p>
      <text:p text:style-name="P4">
Source: <text:a xlink:type="simple" xlink:href="https://armyinform.com.ua/2023/05/02/priorytetom-uchasti-ukrayinskyh-zahysnykiv-v-invictus-games-ye-reabilitaczijna-skladova/" text:style-name="Internet_20_link" text:visited-style-name="Visited_20_Internet_20_Link">
https://armyinform.com.ua/2023/05/02/priorytetom-uchasti-ukrayinskyh-zahysnykiv-v-invictus-games-ye-reabilitaczijna-skladova/</text:a>
</text:p>
      <!--NEWS-->
      <text:h text:style-name="P10" text:outline-level="1">
<text:span text:style-name="T4">
Китай вперше підтримав резолюцію ООН, в якій росію названо агресором</text:span>
</text:h>
      <text:p text:style-name="P4">
Author: ['АРМІЯINFORM']</text:p>
      <text:p text:style-name="P4">
Time: 2023-05-02T69:00:00-04:00</text:p>
      <text:p text:style-name="P4">
Description: Китай уперше проголосував за резолюцію Генеральної асамблеї ООН, де росію було назва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23816_un_gettyimages_new_960x380_0.png" text:style-name="Internet_20_link" text:visited-style-name="Visited_20_Internet_20_Link">
223816_un_gettyimages_new_960x380_0.png</text:a>
']</text:p>
      <text:p text:style-name="P4">
Tags: ['STOPRUSSIA', 'АГРЕСІЯ РФ', 'ВТОРГНЕННЯ РФ', 'КИТАЙ', 'ООН']</text:p>
      <text:p text:style-name="P4">
Category: News</text:p>
      <!--METADATA-->
      <text:p text:style-name="P4">
<draw:frame draw:style-name="fr1" draw:name="Image295" text:anchor-type="as-char" svg:width="6.9236in" svg:height="3.606042in" draw:z-index="0">
<draw:image xlink:href="../Images/AРМІЯINFORM/2023-05-02T69-00-00-04-00/223816_un_gettyimages_new_960x380_0.png" xlink:type="simple" xlink:show="embed" xlink:actuate="onLoad" draw:mime-type="image/png"/>
</draw:frame>
</text:p>
      <text:p text:style-name="P4">
Китай уперше проголосував за резолюцію Генеральної асамблеї ООН, де росію булоназвано агресором. Раніше в таких голосуваннях Китай висловлювався проти абоутримувався.</text:p>
      <text:p text:style-name="P4">
Про це<text:a xlink:type="simple" xlink:href="https://twitter.com/SergiyKyslytsya/status/1651336381577191424" text:style-name="Internet_20_link" text:visited-style-name="Visited_20_Internet_20_Link">
повідомив</text:a>
 уТвіттер постійний представник України в ООН Сергій Кислиця.</text:p>
      <text:p text:style-name="P4">
«Генасамблея 122 голосами "за" і 5 голосами "проти" ухвалила резолюцію проспівпрацю ООН та Ради Європи. Спроба рф зняти згадку про агресію щодо Українипровалилася в Генеральній асамблеї ООН», — написав він.</text:p>
      <text:p text:style-name="P4">
Крім Китаю,<text:a xlink:type="simple" xlink:href="https://www.facebook.com/verkhovna.rada.ukraine/posts/pfbid0ZqDrx3bxRptd4g4qbspnwtLuzpsgfc6XigyxP9FQ9jsrSS7tEC1jn1qq2wiVf7QFl" text:style-name="Internet_20_link" text:visited-style-name="Visited_20_Internet_20_Link">
зазначили</text:a>
у Верховній Раді України, документ схвалили й кілька інших країн, яківважаються дружніми росії, у тому числі Казахстан і Вірменія, а також Індія таБразилія.</text:p>
      <text:p text:style-name="P4">
Source: <text:a xlink:type="simple" xlink:href="https://armyinform.com.ua/2023/05/02/kytaj-vpershe-pidtrymav-rezolyucziyu-oon-v-yakij-rosiyu-nazvano-agresorom/" text:style-name="Internet_20_link" text:visited-style-name="Visited_20_Internet_20_Link">
https://armyinform.com.ua/2023/05/02/kytaj-vpershe-pidtrymav-rezolyucziyu-oon-v-yakij-rosiyu-nazvano-agresorom/</text:a>
</text:p>
      <!--NEWS-->
      <text:h text:style-name="P10" text:outline-level="1">
<text:span text:style-name="T4">
Обстріли прикордоння: за 4 години на Сумщині і Чернігівщині пролунало понад 50 вибухів</text:span>
</text:h>
      <text:p text:style-name="P4">
Author: ['АРМІЯINFORM']</text:p>
      <text:p text:style-name="P4">
Time: 2023-05-02T70:00:00-04:00</text:p>
      <text:p text:style-name="P4">
Description: Сьогодні, 2 травня, з 12:00 до 16:00 російські окупаційні війська ще 6 разів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89bc187-c713-4b40-9bdc-b6dcda312c74.jpg" text:style-name="Internet_20_link" text:visited-style-name="Visited_20_Internet_20_Link">
c89bc187-c713-4b40-9bdc-b6dcda312c74.jpg</text:a>
']</text:p>
      <text:p text:style-name="P4">
Tags: ['АГРЕСІЯ РФ', 'ВТОРГНЕННЯ РФ', 'ОБСТРІЛИ ПРИКОРДОННЯ', 'СУМЩИНА', 'ЧЕРНІГІВЩИНА']</text:p>
      <text:p text:style-name="P4">
Category: News</text:p>
      <!--METADATA-->
      <text:p text:style-name="P4">
<draw:frame draw:style-name="fr1" draw:name="Image296" text:anchor-type="as-char" svg:width="6.9236in" svg:height="5.1927in" draw:z-index="0">
<draw:image xlink:href="../Images/AРМІЯINFORM/2023-05-02T70-00-00-04-00/c89bc187-c713-4b40-9bdc-b6dcda312c74.jpg" xlink:type="simple" xlink:show="embed" xlink:actuate="onLoad" draw:mime-type="image/jpeg"/>
</draw:frame>
</text:p>
      <text:p text:style-name="P4">
Сьогодні, 2 травня, з 12:00 до 16:00 російські окупаційні війська ще 6 разівобстріляли прикордоння Чернігівської та Сумської областей.</text:p>
      <text:p text:style-name="P4">
Про це<text:a xlink:type="simple" xlink:href="https://www.facebook.com/kommander.nord/posts/pfbid02CG7N54TfbYv9Q3dhiuJp7bkFz5yfdHwQHq7UfQYEFEjmpa8wkTGQ8W75ZNgCqsWXl" text:style-name="Internet_20_link" text:visited-style-name="Visited_20_Internet_20_Link">
повідомляє</text:a>
Оперативне командування «Північ».</text:p>
      <text:p text:style-name="P4">
З 12:20 до 13:05 зафіксовано 10 приходів, ймовірно зі ствольної артилерії: 4 врайон населеного пункту Красний Хутір, 6 в район населеного пункту Буда-Вороб'ївська.</text:p>
      <text:p text:style-name="P4">
З 13:48 до 13:55 зафіксовано 21 приход, ймовірно з РСЗВ, по населеному пунктуСеменівка. Внаслідок обстрілу сталося займання житлового будинку. Запопередніми даними, постраждали дві місцеві жительки. Інформація уточнюється.</text:p>
      <text:p text:style-name="P4">
З 13:30 до 13:50 зафіксовано 9 приходів, ймовірно зі ствольної артилерії, врайон дороги на населений пункт Гірськ.</text:p>
      <text:p text:style-name="P4">
З 13:55 до 14:05 зафіксовано 3 приходи, ймовірно зі ствольної артилерії, врайоні населеного пункту Гірськ. Пошкоджено приватний будинок, внаслідок чоговиникла пожежа. Інформація про постраждалих уточнюється.</text:p>
      <text:p text:style-name="P4">
З 14:40 до 15:00 зафіксовано 2 приходи, ймовірно з міномету 120 мм, в районінаселеного пункту Миколаївка.</text:p>
      <text:p text:style-name="P4">
З 15:10 до 15:40 зафіксовано 8 приходів, ймовірно зі ствольної артилерії, понаселеному пункту Будівельне.</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5/02/obstrily-prykordonnya-za-4-godyny-na-sumshhyni-i-chernigivshhyni-prolunalo-ponad-50-vybuhiv/" text:style-name="Internet_20_link" text:visited-style-name="Visited_20_Internet_20_Link">
https://armyinform.com.ua/2023/05/02/obstrily-prykordonnya-za-4-godyny-na-sumshhyni-i-chernigivshhyni-prolunalo-ponad-50-vybuhiv/</text:a>
</text:p>
      <!--NEWS-->
      <text:h text:style-name="P10" text:outline-level="1">
<text:span text:style-name="T4">
Ворог використовує хибні цілі задля розосереджування уваги та виснажування нашої системи ППО — Юрій Ігнат</text:span>
</text:h>
      <text:p text:style-name="P4">
Author: ['Вячеслав Діордієв']</text:p>
      <text:p text:style-name="P4">
Time: 2023-05-02T71:00:00-04:00</text:p>
      <text:p text:style-name="P4">
Description: Відповідаючи на запитання ведучої щодо використання росіянами так званих хибних ціл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БПЛА', 'ВТОРГНЕННЯ РФ', 'ЄДИНІ НОВИНИ', 'ППО ЗСУ', 'РАКЕТНИЙ ОБСТРІЛ', 'ЮРІЙ ІГНАТ']</text:p>
      <text:p text:style-name="P4">
Category: News</text:p>
      <!--METADATA-->
      <text:p text:style-name="P4">
<draw:frame draw:style-name="fr1" draw:name="Image297" text:anchor-type="as-char" svg:width="6.9236in" svg:height="4.361868in" draw:z-index="0">
<draw:image xlink:href="../Images/AРМІЯINFORM/2023-05-02T71-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Відповідаючи на запитання ведучої щодо використання росіянами так званиххибних цілей у вигляді дешевих безпілотних літальних апаратів, речникКомандування Повітряних Сил ЗС України Юрій Ігнат в ефірі <text:a xlink:type="simple" xlink:href="https://www.youtube.com/watch" text:style-name="Internet_20_link" text:visited-style-name="Visited_20_Internet_20_Link">
телевізійногомарафону </text:a>
«Єдині новини»наголосив, що такі випадки мають місце, але в будь-якому разі, якщо у повітріз’явилася ворожа ціль, ми маємо на це негайно реагувати та збивати її.</text:p>
      <text:p text:style-name="P4">
— Звісно, що по таких дешевих БПЛА доцільно використовувати і такі ж дешевізасоби ураження, а не ті ж зенітні керовані ракети, що коштують мільйони тавкрай потрібні для захисту повітряного простору держави у разі появиросійської авіації та більш потужних засобів ворожого вогневого ураження накшталт крилатих ракет. Так, задля розосереджування уваги та виснажування нашоїсистеми ППО ворог використовує хибні цілі — БПЛА та ракети Х-55, що можутьбути без бойової частини. Але достеменно не знаючи, є там бойова частина абоні, ми не маємо права ризикувати життям людей та маємо обов’язково знищувативсі повітряні цілі противника, — підкреслив полковник Юрій Ігнат.</text:p>
      <text:p text:style-name="P4">
За словами офіцера, задля того, щоб робити це ще більш ефективно, Силамоборони України потрібно ще більш сучасних засобів, зброї та ракет.</text:p>
      <text:p text:style-name="P4">
Зокрема, в цьому контексті речник Командування Повітряних Сил ЗС Українивідзначив недавнє отримання ще одного із найкращих протиповітряних комплексіву світі німецького виробництва IRIS-T, який, на його думку, безперечнопосилить нашу систему протиповітряної оборони.</text:p>
      <text:p text:style-name="P4">
Source: <text:a xlink:type="simple" xlink:href="https://armyinform.com.ua/2023/05/02/vorog-vykorystovuye-hybni-czili-zadlya-rozoseredzhuvannya-uvagy-ta-vysnazhuvannya-nashoyi-systemy-ppo-yurij-ignat/" text:style-name="Internet_20_link" text:visited-style-name="Visited_20_Internet_20_Link">
https://armyinform.com.ua/2023/05/02/vorog-vykorystovuye-hybni-czili-zadlya-rozoseredzhuvannya-uvagy-ta-vysnazhuvannya-nashoyi-systemy-ppo-yurij-ignat/</text:a>
</text:p>
      <!--NEWS-->
      <text:h text:style-name="P10" text:outline-level="1">
<text:span text:style-name="T4">
Рада підтримала будівництво Національного військового кладовища у Биківні</text:span>
</text:h>
      <text:p text:style-name="P4">
Author: ['АРМІЯINFORM']</text:p>
      <text:p text:style-name="P4">
Time: 2023-05-02T72:00:00-04:00</text:p>
      <text:p text:style-name="P4">
Description: Верховна Рада ухвалила Закон «Про внесення змін до законів України щодо забезпе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ladovyshhe.jpg" text:style-name="Internet_20_link" text:visited-style-name="Visited_20_Internet_20_Link">
kladovyshhe.jpg</text:a>
']</text:p>
      <text:p text:style-name="P4">
Tags: ['БИКІВНЯ', 'ВЕРХОВНА РАДА УКРАЇНИ', 'НАЦІОНАЛЬНЕ ВІЙСЬКОВЕ КЛАДОВИЩЕ']</text:p>
      <text:p text:style-name="P4">
Category: News</text:p>
      <!--METADATA-->
      <text:p text:style-name="P4">
<draw:frame draw:style-name="fr1" draw:name="Image298" text:anchor-type="as-char" svg:width="6.9236in" svg:height="4.351365in" draw:z-index="0">
<draw:image xlink:href="../Images/AРМІЯINFORM/2023-05-02T72-00-00-04-00/kladovyshhe.jpg" xlink:type="simple" xlink:show="embed" xlink:actuate="onLoad" draw:mime-type="image/jpeg"/>
</draw:frame>
</text:p>
      <text:p text:style-name="P4">
Верховна Рада ухвалила Закон «Про внесення змін до законів України щодозабезпечення розміщення Національного військового меморіального кладовища вмісті Києві» (<text:a xlink:type="simple" xlink:href="https://itd.rada.gov.ua/billInfo/Bills/Card/41814" text:style-name="Internet_20_link" text:visited-style-name="Visited_20_Internet_20_Link">
№9240</text:a>
).Його планують розташувати на Броварському проспекті у Києві.</text:p>
      <text:p text:style-name="P4">
Про це<text:a xlink:type="simple" xlink:href="https://www.facebook.com/stefanchuk.official/posts/pfbid0undZuvHTHjTHqFhbcqipxPc3VGgABhCAN4nFzjcDstUJWinfQ5WurK36WCkjYSwpl" text:style-name="Internet_20_link" text:visited-style-name="Visited_20_Internet_20_Link">
повідомив</text:a>
Голова Верховної Ради України Руслан Стефанчук.</text:p>
      <text:p text:style-name="P4">
«Змінили цільове призначення земельних ділянок для побудови у КиєвіНаціонального військового меморіального кладовища. Для кладовища запропонуваливиділити 100 га у Биківнянському лісі», - проінформував він.</text:p>
      <text:p text:style-name="P4">
Source: <text:a xlink:type="simple" xlink:href="https://armyinform.com.ua/2023/05/02/rada-pidtrymala-budivnycztvo-naczionalnogo-vijskovogo-kladovyshha-u-bykivni/" text:style-name="Internet_20_link" text:visited-style-name="Visited_20_Internet_20_Link">
https://armyinform.com.ua/2023/05/02/rada-pidtrymala-budivnycztvo-naczionalnogo-vijskovogo-kladovyshha-u-bykivni/</text:a>
</text:p>
      <!--NEWS-->
      <text:h text:style-name="P10" text:outline-level="1">
<text:span text:style-name="T4">
росіяни наближаються до «рекорду Гіннеса» щодо встановлення дат із захоплення Бахмута — Сергій Череватий</text:span>
</text:h>
      <text:p text:style-name="P4">
Author: ['Вячеслав Діордієв']</text:p>
      <text:p text:style-name="P4">
Time: 2023-05-02T73:00:00-04:00</text:p>
      <text:p text:style-name="P4">
Description: Як наголосив під час телевізійного марафону  «Єдині новини» речник Східного угрупо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4.jpg" text:style-name="Internet_20_link" text:visited-style-name="Visited_20_Internet_20_Link">
bahmut-4.jpg</text:a>
']</text:p>
      <text:p text:style-name="P4">
Tags: ['БАХМУТ', 'ВТОРГНЕННЯ РФ', 'ЄДИНІ НОВИНИ', 'СЕРГІЙ ЧЕРЕВАТИЙ']</text:p>
      <text:p text:style-name="P4">
Category: News</text:p>
      <!--METADATA-->
      <text:p text:style-name="P4">
<draw:frame draw:style-name="fr1" draw:name="Image299" text:anchor-type="as-char" svg:width="6.9236in" svg:height="3.894525in" draw:z-index="0">
<draw:image xlink:href="../Images/AРМІЯINFORM/2023-05-02T73-00-00-04-00/bahmut-4.jpg" xlink:type="simple" xlink:show="embed" xlink:actuate="onLoad" draw:mime-type="image/jpeg"/>
</draw:frame>
</text:p>
      <text:p text:style-name="P4">
Як наголосив під час <text:a xlink:type="simple" xlink:href="https://www.youtube.com/watch" text:style-name="Internet_20_link" text:visited-style-name="Visited_20_Internet_20_Link">
телевізійного марафону</text:a>
 «Єдині новини» речник Східногоугруповання військ ЗС України Сергій Череватий, на Бахмутському напрямкутривають позиційні бої з агресором і Сили оборони України продовжують триматиміцну оборону.</text:p>
      <text:p text:style-name="P4">
— Але це не означає, що ми постійно відсиджуємося лише в обороні. Якщо у насз’являється можливість проводити контрнаступальні дії без ризику великих втратз нашого боку, ми в обов’язковому порядку цим користуємося, виходячи звійськової ситуації, що складається на полі бою, та змушуємо ворога полишитираніше зайняті ним позиції, — повідомив полковник Сергій Череватий.</text:p>
      <text:p text:style-name="P4">
За словами речника Східного угруповання військ ЗС України, факт того, що бійцізлочинного угруповання пвк «вагнер», підсилені повітрянодесантними військами,вже багато місяців поспіль не можуть захопити місто-фортецю Бахмут,красномовно свідчить про те, що тактика, яку застосовують на цьому напрямкуСили оборони України, повністю себе виправдовує. А постійна присутність напозиціях командувача Сухопутних військ генерал-полковника Олександра Сирськогосприяє покращенню організації взаємодії між захисниками Бахмута та підіймаєбойовий дух військовослужбовців.</text:p>
      <text:p text:style-name="P4">
Відповідаючи на запитання ведучої щодо інформації про встановленнякремлівськими можновладцями нової дати захоплення Бахмута до 9 травня, СергійЧереватий нагадав, що спочатку ворог планував захопити це місто ще в липні.Але ці плани їм успішно руйнують та руйнуватимуть й надалі мужні захисникиУкраїни. А щодо встановлення дат до захоплення Бахмута, то росіяни вженаблизилися до «рекорду Гіннеса».</text:p>
      <text:p text:style-name="P4">
Розповідаючи про ситуацію на фронті, офіцер також наголосив, що за минулу добуна Бахмутському напрямку українські захисники знищили 106 окупантів, а ще 127загарбників дістали поранень. Окрім того, за добу відбулося 17 бойовихзіткнень з противником, а кількість ворожих обстрілів наших позицій становить348 разів.</text:p>
      <text:p text:style-name="P4">
Source: <text:a xlink:type="simple" xlink:href="https://armyinform.com.ua/2023/05/02/rosiyany-nablyzhayutsya-do-rekordu-ginnesa-shhodo-vstanovlennya-dat-iz-zahoplennya-bahmuta-sergij-cherevatyj/" text:style-name="Internet_20_link" text:visited-style-name="Visited_20_Internet_20_Link">
https://armyinform.com.ua/2023/05/02/rosiyany-nablyzhayutsya-do-rekordu-ginnesa-shhodo-vstanovlennya-dat-iz-zahoplennya-bahmuta-sergij-cherevatyj/</text:a>
</text:p>
      <!--NEWS-->
      <text:h text:style-name="P10" text:outline-level="1">
<text:span text:style-name="T4">
В Україні продовжили воєнний стан і мобілізацію</text:span>
</text:h>
      <text:p text:style-name="P4">
Author: ['АРМІЯINFORM']</text:p>
      <text:p text:style-name="P4">
Time: 2023-05-02T74:00:00-04:00</text:p>
      <text:p text:style-name="P4">
Description: Сьогодні, 2 травня, депутати проголосували за продовження дії воєнного стану і провед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zsu.jpg" text:style-name="Internet_20_link" text:visited-style-name="Visited_20_Internet_20_Link">
zsu.jpg</text:a>
']</text:p>
      <text:p text:style-name="P4">
Tags: ['ВОЄННИЙ СТАН', 'ВРУ', 'ЗАГАЛЬНА МОБІЛІЗАЦІЯ']</text:p>
      <text:p text:style-name="P4">
Category: News</text:p>
      <!--METADATA-->
      <text:p text:style-name="P4">
<draw:frame draw:style-name="fr1" draw:name="Image300" text:anchor-type="as-char" svg:width="6.9236in" svg:height="4.615733in" draw:z-index="0">
<draw:image xlink:href="../Images/AРМІЯINFORM/2023-05-02T74-00-00-04-00/zsu.jpg" xlink:type="simple" xlink:show="embed" xlink:actuate="onLoad" draw:mime-type="image/jpeg"/>
</draw:frame>
</text:p>
      <text:p text:style-name="P4">
Сьогодні, 2 травня, депутати проголосували за продовження дії воєнного стану іпроведення загальної мобілізації.</text:p>
      <text:p text:style-name="P4">
Про це<text:a xlink:type="simple" xlink:href="https://www.facebook.com/verkhovna.rada.ukraine/posts/pfbid02zdX31xZddDYW6z8BxwUtzPQsWR5ZunAYi1mM93NdJHMZ6knfkciDtWsikk1H8X9tl" text:style-name="Internet_20_link" text:visited-style-name="Visited_20_Internet_20_Link">
повідомляє</text:a>
Верховна Рада України.</text:p>
      <text:p text:style-name="P4">
Згідно з законопроєктами№<text:a xlink:type="simple" xlink:href="https://itd.rada.gov.ua/billInfo/Bills/Card/41864" text:style-name="Internet_20_link" text:visited-style-name="Visited_20_Internet_20_Link">
9259</text:a>
 і№<text:a xlink:type="simple" xlink:href="https://itd.rada.gov.ua/billInfo/Bills/Card/41865" text:style-name="Internet_20_link" text:visited-style-name="Visited_20_Internet_20_Link">
9260</text:a>
 дія воєнного станув Україні і проведення загальної мобілізації продовжено на 90 днів.</text:p>
      <text:p text:style-name="P4">
Це вже вп’яте з початку широкомасштабної агресії росії проти України, колипролонгується воєнний стан і загальна мобілізація в країні.</text:p>
      <text:p text:style-name="P4">
Реалізація законопроєктів сприятиме вжиттю адекватних заходів, спрямованих навідбиття збройної агресії російської федерації проти України.</text:p>
      <text:p text:style-name="P4">
Source: <text:a xlink:type="simple" xlink:href="https://armyinform.com.ua/2023/05/02/v-ukrayini-prodovzhyly-voyennyj-stan-i-mobilizacziyu/" text:style-name="Internet_20_link" text:visited-style-name="Visited_20_Internet_20_Link">
https://armyinform.com.ua/2023/05/02/v-ukrayini-prodovzhyly-voyennyj-stan-i-mobilizacziyu/</text:a>
</text:p>
      <!--NEWS-->
      <text:h text:style-name="P10" text:outline-level="1">
<text:span text:style-name="T4">
Офіційно: Верховна Рада визнала політичний режим у росії «рашизмом»</text:span>
</text:h>
      <text:p text:style-name="P4">
Author: ['АРМІЯINFORM']</text:p>
      <text:p text:style-name="P4">
Time: 2023-05-02T75:00:00-04:00</text:p>
      <text:p text:style-name="P4">
Description: Верховна Рада ухвалила постанову, яка визначає політичний режим у росії як «рашизм», 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shyzm.jpg" text:style-name="Internet_20_link" text:visited-style-name="Visited_20_Internet_20_Link">
rashyzm.jpg</text:a>
']</text:p>
      <text:p text:style-name="P4">
Tags: ['STOPRUSSIA', 'АГРЕСІЯ РФ', 'ВЕРХОВНА РАДА', 'ВТОРГНЕННЯ РФ', 'РУСЛАН СТЕФАНЧУК']</text:p>
      <text:p text:style-name="P4">
Category: News</text:p>
      <!--METADATA-->
      <text:p text:style-name="P4">
<draw:frame draw:style-name="fr1" draw:name="Image301" text:anchor-type="as-char" svg:width="6.9236in" svg:height="3.894525in" draw:z-index="0">
<draw:image xlink:href="../Images/AРМІЯINFORM/2023-05-02T75-00-00-04-00/rashyzm.jpg" xlink:type="simple" xlink:show="embed" xlink:actuate="onLoad" draw:mime-type="image/jpeg"/>
</draw:frame>
</text:p>
      <text:p text:style-name="P4">
Верховна Рада ухвалила постанову, яка визначає політичний режим у росії як«рашизм», а також засуджує ідеологічні засади та суспільні практикиросійського режиму, називаючи їх тоталітарними й людиноненависницькими.</text:p>
      <text:p text:style-name="P4">
Про це<text:a xlink:type="simple" xlink:href="https://www.facebook.com/stefanchuk.official/posts/pfbid0undZuvHTHjTHqFhbcqipxPc3VGgABhCAN4nFzjcDstUJWinfQ5WurK36WCkjYSwpl" text:style-name="Internet_20_link" text:visited-style-name="Visited_20_Internet_20_Link">
повідомив</text:a>
голова Верховної Ради України Руслан Стефанчук.</text:p>
      <text:p text:style-name="P4">
«( <text:span text:style-name="T5">
Законопроєкт</text:span>
 <text:span text:style-name="T5">
— ред.</text:span>
 )<text:a xlink:type="simple" xlink:href="https://itd.rada.gov.ua/billInfo/Bills/Card/41531" text:style-name="Internet_20_link" text:visited-style-name="Visited_20_Internet_20_Link">
9101</text:a>
 — ухвалили ЗаявуВерховної Ради України “Про визначення існуючого в рф політичного режиму якрашизму та засудження його ідеологічних засад і суспільних практик яктоталітарних та людоненависницький”», — зазначив Руслан Стефанчук.</text:p>
      <text:p text:style-name="P4">
Як зазначено в пояснювальній записці, метою проєкту Постанови є прийняттязаяви Верховної Ради України «Про визначення існуючого в російській федераціїполітичного режиму як рашизму та засудження його ідеологічних засад ісуспільних практик як тоталітарних та людоненависницьких», яка дозволитьвизначити форми агресії та спонукатиме засудженню державами світу політикиросійської федерації, яка призводить до вчинення воєнних злочинів та геноцидуукраїнського народу існуючого в російській федерації політичного режиму якрашизму та засудження його ідеологічних засад і суспільних практик яктоталітарних та людоненависницьких.</text:p>
      <text:p text:style-name="P4">
Сама заява покликана спонукати засудженню чинного політичного режимуросійської федерації міжнародним співтовариством.</text:p>
      <text:p text:style-name="P4">
Source: <text:a xlink:type="simple" xlink:href="https://armyinform.com.ua/2023/05/02/oficzijno-verhovna-rada-vyznala-politychnyj-rezhym-u-rosiyi-rashyzmom/" text:style-name="Internet_20_link" text:visited-style-name="Visited_20_Internet_20_Link">
https://armyinform.com.ua/2023/05/02/oficzijno-verhovna-rada-vyznala-politychnyj-rezhym-u-rosiyi-rashyzmom/</text:a>
</text:p>
      <!--NEWS-->
      <text:h text:style-name="P10" text:outline-level="1">
<text:span text:style-name="T4">
Зупинена спроба нелегального вивезення в Іран двигунів до військово-транспортних літаків</text:span>
</text:h>
      <text:p text:style-name="P4">
Author: ['АРМІЯINFORM']</text:p>
      <text:p text:style-name="P4">
Time: 2023-05-02T76:00:00-04:00</text:p>
      <text:p text:style-name="P4">
Description: Служба безпеки запобігла спробі незаконного вивезення за межі України авіаці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f3358b24b8b3cd20478691982be7444.jpeg" text:style-name="Internet_20_link" text:visited-style-name="Visited_20_Internet_20_Link">
5f3358b24b8b3cd20478691982be7444.jpeg</text:a>
']</text:p>
      <text:p text:style-name="P4">
Tags: ['STOPRUSSIA', 'АГРЕСІЯ РФ', 'ВТОРГНЕННЯ РФ', 'СБУ']</text:p>
      <text:p text:style-name="P4">
Category: News</text:p>
      <!--METADATA-->
      <text:p text:style-name="P4">
<draw:frame draw:style-name="fr1" draw:name="Image302" text:anchor-type="as-char" svg:width="6.9236in" svg:height="4.615733in" draw:z-index="0">
<draw:image xlink:href="../Images/AРМІЯINFORM/2023-05-02T76-00-00-04-00/5f3358b24b8b3cd20478691982be7444.jpeg" xlink:type="simple" xlink:show="embed" xlink:actuate="onLoad" draw:mime-type="image/jpeg"/>
</draw:frame>
</text:p>
      <text:p text:style-name="P4">
Служба безпеки запобігла спробі незаконного вивезення за межі Україниавіаційних комплектуючих, що підлягають державному експортному контролю.</text:p>
      <text:p text:style-name="P4">
У ході комплексних заходів у Дніпрі викрито двох підприємців, які намагалисянелегально переправити до Ірану два турбореактивні авіадвигуни Д-36 дляпродажу.</text:p>
      <text:p text:style-name="P4">
Встановлено, що українську продукцію фігуранти планували реалізувати іноземцямза 400 тис. дол.</text:p>
      <text:p text:style-name="P4">
«Замовники» планували використати відповідне високотехнологічне обладнання навійськово-транспортних літаках АН-74.</text:p>
      <text:p text:style-name="P4">
Для маскування злочинної діяльності зловмисники хотіли вивезти авіадвигуни зУкраїни під виглядом комплектуючих для магістральних газогонів. Для цьоговносили недостовірні відомості до товарно-транспортних декларацій.</text:p>
      <text:p text:style-name="P4">
Втім, співробітники СБУ своєчасно викрили оборудку і заблокували її.</text:p>
      <text:p text:style-name="P4">
За даними слідства, організаторами «схеми» є двоє власників дніпровськоїкомпанії, яка спеціалізується на вантажних перевезеннях до країн БлизькогоСходу і Африки.</text:p>
      <text:p text:style-name="P4">
За оперативною інформацією, двигуни, які вони намагались нелегально вивезти закордон, раніше були викрадені під час ліквідації одного з держпідприємств.</text:p>
      <text:p text:style-name="P4">
Ділки планували зробити «косметичний» ремонт цих агрегатів і виготовити на нихпідроблені документи для подальшого продажу.</text:p>
      <text:p text:style-name="P4">
Зловмисники зберігали авіапродукцію в ангарі на території підприємства. Саметам її виявили правоохоронці при обшуках за місцем роботи фігурантів.</text:p>
      <text:p text:style-name="P4">
Наразі двигуни вилучено для проведення експертиз. Після цього буде вирішенопитання щодо їх передачі на потреби оборонно-промислового комплексу України.</text:p>
      <text:p text:style-name="P4">
У межах кримінального провадження, розпочатого слідчими СБУ за порушенняпорядку здійснення міжнародних передач товарів, що підлягають державномуекспортному контролю, триває розслідування для встановлення всіх обставинзлочину і притягнення винних до відповідальності.</text:p>
      <text:p text:style-name="P4">
Заходи з викриття правопорушення проводили співробітники СБУ в Запорізькійобласті за процесуального керівництва обласної прокуратури.</text:p>
      <text:p text:style-name="P4">
<text:span text:style-name="T4">
Джерело:</text:span>
 <text:a xlink:type="simple" xlink:href="https://ssu.gov.ua/novyny/sbu-zapobihla-nelehalnomu-vyvezenniu-v-iran-dvyhuniv-do-viiskovotransportnykh-litakiv" text:style-name="Internet_20_link" text:visited-style-name="Visited_20_Internet_20_Link">
<text:span text:style-name="T5">
СБУ</text:span>
</text:a>
</text:p>
      <text:p text:style-name="P4">
Source: <text:a xlink:type="simple" xlink:href="https://armyinform.com.ua/2023/05/02/zupynena-sproba-nelegalnogo-vyvezennya-v-iran-dvyguniv-do-vijskovo-transportnyh-litakiv/" text:style-name="Internet_20_link" text:visited-style-name="Visited_20_Internet_20_Link">
https://armyinform.com.ua/2023/05/02/zupynena-sproba-nelegalnogo-vyvezennya-v-iran-dvyguniv-do-vijskovo-transportnyh-litakiv/</text:a>
</text:p>
      <!--NEWS-->
      <text:h text:style-name="P10" text:outline-level="1">
<text:span text:style-name="T4">
У Харкові презентували український БПЛА під назвою Sirko</text:span>
</text:h>
      <text:p text:style-name="P4">
Author: ['Оксана Іванець']</text:p>
      <text:p text:style-name="P4">
Time: 2023-05-02T77:00:00-04:00</text:p>
      <text:p text:style-name="P4">
Description: — Перше творіння нашого підприємства БПЛА Sirko — це тактичний розвідник літакового тип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5.jpg" text:style-name="Internet_20_link" text:visited-style-name="Visited_20_Internet_20_Link">
golovna-5.jpg</text:a>
', '<text:a xlink:type="simple" xlink:href="https://armyinform.com.ua/wp-content/uploads/2023/05/1-12.jpg" text:style-name="Internet_20_link" text:visited-style-name="Visited_20_Internet_20_Link">
1-12.jpg</text:a>
', '<text:a xlink:type="simple" xlink:href="https://armyinform.com.ua/wp-content/uploads/2023/05/2-14-150x150.jpg" text:style-name="Internet_20_link" text:visited-style-name="Visited_20_Internet_20_Link">
2-14-150x150.jpg</text:a>
', '<text:a xlink:type="simple" xlink:href="https://armyinform.com.ua/wp-content/uploads/2023/05/3-13-150x150.jpg" text:style-name="Internet_20_link" text:visited-style-name="Visited_20_Internet_20_Link">
3-13-150x150.jpg</text:a>
', '<text:a xlink:type="simple" xlink:href="https://armyinform.com.ua/wp-content/uploads/2023/05/4-11-150x150.jpg" text:style-name="Internet_20_link" text:visited-style-name="Visited_20_Internet_20_Link">
4-11-150x150.jpg</text:a>
', '<text:a xlink:type="simple" xlink:href="https://armyinform.com.ua/wp-content/uploads/2023/05/5-4-150x150.jpg" text:style-name="Internet_20_link" text:visited-style-name="Visited_20_Internet_20_Link">
5-4-150x150.jpg</text:a>
', '<text:a xlink:type="simple" xlink:href="https://armyinform.com.ua/wp-content/uploads/2023/05/6-5-150x150.jpg" text:style-name="Internet_20_link" text:visited-style-name="Visited_20_Internet_20_Link">
6-5-150x150.jpg</text:a>
', '<text:a xlink:type="simple" xlink:href="https://armyinform.com.ua/wp-content/uploads/2023/05/7-4.jpg" text:style-name="Internet_20_link" text:visited-style-name="Visited_20_Internet_20_Link">
7-4.jpg</text:a>
']</text:p>
      <text:p text:style-name="P4">
Tags: ['АГРЕСІЯ РФ', 'ВТОРГНЕННЯ РФ', 'ОВТ', 'ОЗБРОЄННЯ ТА ТЕХНІКА']</text:p>
      <text:p text:style-name="P4">
Category: News</text:p>
      <!--METADATA-->
      <text:p text:style-name="P4">
<draw:frame draw:style-name="fr1" draw:name="Image303" text:anchor-type="as-char" svg:width="6.9236in" svg:height="4.615733in" draw:z-index="0">
<draw:image xlink:href="../Images/AРМІЯINFORM/2023-05-02T77-00-00-04-00/golovna-5.jpg" xlink:type="simple" xlink:show="embed" xlink:actuate="onLoad" draw:mime-type="image/jpeg"/>
</draw:frame>
</text:p>
      <text:p text:style-name="P4">
— Перше творіння нашого підприємства БПЛА Sirko — це тактичний розвідниклітакового типу з нерухомим крилом. Він може збирати розвідувальну інформацію,забезпечуючи сталий відеозв’язок з оператором на відстані до 30 кілометрів, вофлайн-режимі — до 50 км, — розповідає голова наглядової ради ТОВ «Науково-виробнича компанія Skyassist» Ігор Криничко.</text:p>
      <text:p text:style-name="P4">
<draw:frame draw:style-name="fr1" draw:name="Image304" text:anchor-type="as-char" svg:width="6.9236in" svg:height="4.615733in" draw:z-index="0">
<draw:image xlink:href="../Images/AРМІЯINFORM/2023-05-02T77-00-00-04-00/1-12.jpg" xlink:type="simple" xlink:show="embed" xlink:actuate="onLoad" draw:mime-type="image/jpeg"/>
</draw:frame>
</text:p>
      <text:p text:style-name="P4">
За словами виробників, БПЛА Sirko виготовлений з литого корпусу, тобто цяособливість дозволяє організувати процес зборки апарата на конвеєрі тазабезпечити його масове виробництво.</text:p>
      <text:p text:style-name="P4">
— Ми маємо змогу збирати до 1 тисячі БПЛА на місяць. Водночас при належномуфінансуванні ми можемо масштабувати наші виробничі потужності, оскількитехнологія штампування дозволяє робити близько 200 бортів на день. Вартістьбезпілотника без станції 3 тис. доларів. З наземною станцією, залежно відкомплектації — до 9 тис. доларів США, — розповідає Криничко.</text:p>
      <text:p text:style-name="P4">
Sirko має розмір 93 сантиметри в крилах, він вважається надлегким, оскількиважить лише 1,37 кілограма. Заряду акумулятора вистачає, аби подолати відстаньдо 130-140 кілометрів на висоті близько 1 тисячі метрів. У повітрі цей БПЛАможе знаходитися до півтори години залежно від погодних умов — наприклад, присильному вітрі цей час зменшується.</text:p>
      <text:p text:style-name="P4">
<text:a xlink:type="simple" xlink:href="https://armyinform.com.ua/wp-content/uploads/2023/05/2-14.jpg" text:style-name="Internet_20_link" text:visited-style-name="Visited_20_Internet_20_Link">
<draw:frame draw:style-name="fr1" draw:name="Image305" text:anchor-type="as-char" svg:width="6.9236in" svg:height="6.9236in" draw:z-index="0">
<draw:image xlink:href="../Images/AРМІЯINFORM/2023-05-02T77-00-00-04-00/2-14-150x150.jpg" xlink:type="simple" xlink:show="embed" xlink:actuate="onLoad" draw:mime-type="image/jpeg"/>
</draw:frame>
</text:a>
</text:p>
      <text:p text:style-name="P4">
<text:a xlink:type="simple" xlink:href="https://armyinform.com.ua/wp-content/uploads/2023/05/3-13.jpg" text:style-name="Internet_20_link" text:visited-style-name="Visited_20_Internet_20_Link">
<draw:frame draw:style-name="fr1" draw:name="Image306" text:anchor-type="as-char" svg:width="6.9236in" svg:height="6.9236in" draw:z-index="0">
<draw:image xlink:href="../Images/AРМІЯINFORM/2023-05-02T77-00-00-04-00/3-13-150x150.jpg" xlink:type="simple" xlink:show="embed" xlink:actuate="onLoad" draw:mime-type="image/jpeg"/>
</draw:frame>
</text:a>
</text:p>
      <text:p text:style-name="P4">
<text:a xlink:type="simple" xlink:href="https://armyinform.com.ua/wp-content/uploads/2023/05/4-11.jpg" text:style-name="Internet_20_link" text:visited-style-name="Visited_20_Internet_20_Link">
<draw:frame draw:style-name="fr1" draw:name="Image307" text:anchor-type="as-char" svg:width="6.9236in" svg:height="6.9236in" draw:z-index="0">
<draw:image xlink:href="../Images/AРМІЯINFORM/2023-05-02T77-00-00-04-00/4-11-150x150.jpg" xlink:type="simple" xlink:show="embed" xlink:actuate="onLoad" draw:mime-type="image/jpeg"/>
</draw:frame>
</text:a>
</text:p>
      <text:p text:style-name="P4">
На БПЛА встановлено чотири 4К-камери. За допомогою сталого зв’язку безпілотникпередає відеозапис на борт оператора в онлайн-режимі.</text:p>
      <text:p text:style-name="P4">
— Тобто оператор миттєво може ухвалювати рішення щодо подальших дій на лініїфронту або передає інформацію відповідним підрозділам, — ділиться тонкощамироботи безпілотника голова наглядової ради.</text:p>
      <text:p text:style-name="P4">
<text:a xlink:type="simple" xlink:href="https://armyinform.com.ua/wp-content/uploads/2023/05/5-4.jpg" text:style-name="Internet_20_link" text:visited-style-name="Visited_20_Internet_20_Link">
<draw:frame draw:style-name="fr1" draw:name="Image308" text:anchor-type="as-char" svg:width="6.9236in" svg:height="6.9236in" draw:z-index="0">
<draw:image xlink:href="../Images/AРМІЯINFORM/2023-05-02T77-00-00-04-00/5-4-150x150.jpg" xlink:type="simple" xlink:show="embed" xlink:actuate="onLoad" draw:mime-type="image/jpeg"/>
</draw:frame>
</text:a>
</text:p>
      <text:p text:style-name="P4">
<text:a xlink:type="simple" xlink:href="https://armyinform.com.ua/wp-content/uploads/2023/05/6-5.jpg" text:style-name="Internet_20_link" text:visited-style-name="Visited_20_Internet_20_Link">
<draw:frame draw:style-name="fr1" draw:name="Image309" text:anchor-type="as-char" svg:width="6.9236in" svg:height="6.9236in" draw:z-index="0">
<draw:image xlink:href="../Images/AРМІЯINFORM/2023-05-02T77-00-00-04-00/6-5-150x150.jpg" xlink:type="simple" xlink:show="embed" xlink:actuate="onLoad" draw:mime-type="image/jpeg"/>
</draw:frame>
</text:a>
</text:p>
      <text:p text:style-name="P4">
Крім того, Sirko може працювати в офлайн-режимі, записуючи інформацію накамеру. Також апарат є повністю автоматизованим, тобто має можливість летітиза заздалегідь розробленим маршрутом.</text:p>
      <text:p text:style-name="P4">
За словами конструкторів, сам літальний апарат зроблений із полімерногоматеріалу, який є повністю радіопрозорим — в режимі радіомовчання засобиелектронної боротьби противника його не бачать або сприймають, як птаха.</text:p>
      <text:p text:style-name="P4">
Відрізняє Sirko від решти відомих марок БПЛА й те, що його оператори можутькерувати ним з укриття, наприклад, бліндажу, розміщуючи антену та щогли навідстані від місця розташування людини.</text:p>
      <text:p text:style-name="P4">
<draw:frame draw:style-name="fr1" draw:name="Image310" text:anchor-type="as-char" svg:width="6.660156in" svg:height="10.0in" draw:z-index="0">
<draw:image xlink:href="../Images/AРМІЯINFORM/2023-05-02T77-00-00-04-00/7-4.jpg" xlink:type="simple" xlink:show="embed" xlink:actuate="onLoad" draw:mime-type="image/jpeg"/>
</draw:frame>
</text:p>
      <text:p text:style-name="P4">
— Наприклад, відомий всім БПЛА Mavic керується лише вручну. А його пультикерування випромінюють радіохвилі, які ворог може зафіксувати. Тобто зміркувань безпеки перебувати на місцевості оператор може дуже короткий час, амаршрут польоту БПЛА буде також недовгим. Будова же нашого комплексу подовжуєроботу оператора, а також може врятувати його життя у випадку, якщо РЕБпротивника зафіксує роботу станції та відкриє вогонь в її напрямку, — пояснюєКриничко.</text:p>
      <text:p text:style-name="P4">
За словами виробників, опанувати керування БПЛА Sirko можна впродовж двох-трьох тижнів. Школа операторів знаходиться безпосередньо на виробництві.</text:p>
      <text:p text:style-name="P4">
За словами Ігоря Криничка, наразі підприємство знаходиться на стадіїпідписання державної угоди на поставку цих комплексів, зокрема і зМіністерством оборони.</text:p>
      <text:p text:style-name="P4">
Крім того, вже незабаром розробники БПЛА Sirko анонсували презентацію йогомолодшого брата — нового ударного безпілотника українського виробництва.</text:p>
      <text:p text:style-name="P4">
<text:span text:style-name="T5">
Фото автора</text:span>
</text:p>
      <text:p text:style-name="P4">
Source: <text:a xlink:type="simple" xlink:href="https://armyinform.com.ua/2023/05/02/u-harkovi-prezentuvaly-pershyj-ukrayinskyj-bpla-pid-nazvoyu-sirko/" text:style-name="Internet_20_link" text:visited-style-name="Visited_20_Internet_20_Link">
https://armyinform.com.ua/2023/05/02/u-harkovi-prezentuvaly-pershyj-ukrayinskyj-bpla-pid-nazvoyu-sirko/</text:a>
</text:p>
      <!--NEWS-->
      <text:h text:style-name="P10" text:outline-level="1">
<text:span text:style-name="T4">
Військові медики отримали сучасну апаратуру від Польщі</text:span>
</text:h>
      <text:p text:style-name="P4">
Author: ['Олександр Колесник']</text:p>
      <text:p text:style-name="P4">
Time: 2023-05-02T78:00:00-04:00</text:p>
      <text:p text:style-name="P4">
Description: На Дніпропетровщині одному з військових госпіталів передали сучасну медичну апаратуру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umanitarna_dopomoga_dnipro.jpg" text:style-name="Internet_20_link" text:visited-style-name="Visited_20_Internet_20_Link">
gumanitarna_dopomoga_dnipro.jpg</text:a>
']</text:p>
      <text:p text:style-name="P4">
Tags: ['АГРЕСІЯ РФ', 'ВТОРГНЕННЯ РФ', 'ДНІПРОПЕТРОВСЬКА ОБЛАСТЬ']</text:p>
      <text:p text:style-name="P4">
Category: News</text:p>
      <!--METADATA-->
      <text:p text:style-name="P4">
<draw:frame draw:style-name="fr1" draw:name="Image311" text:anchor-type="as-char" svg:width="6.9236in" svg:height="4.627273in" draw:z-index="0">
<draw:image xlink:href="../Images/AРМІЯINFORM/2023-05-02T78-00-00-04-00/gumanitarna_dopomoga_dnipro.jpg" xlink:type="simple" xlink:show="embed" xlink:actuate="onLoad" draw:mime-type="image/jpeg"/>
</draw:frame>
</text:p>
      <text:p text:style-name="P4">
На Дніпропетровщині одному з військових госпіталів передали сучасну медичнуапаратуру від Премʼєр-міністра Польщі Матеуша Моравецького.</text:p>
      <text:p text:style-name="P4">
Як повідомили у Дніпропетровській обласній раді, для забезпечення наданняякісної та своєчасної медичної допомоги військовий госпіталь отримавгенератори, апарати УЗД та ЕКГ, операційні столи, кардіомонітори, апарати ШВЛ,ортопедичні дошки, медико-тактичні аптечки.</text:p>
      <text:p text:style-name="P4">
Зазначається, що це вже не перша допомога, яку область отримала саме відпольських партнерів.</text:p>
      <text:p text:style-name="P4">
— Про те, наскільки потужною є підтримка Польщі, годі й говорити. Завдякиновому обладнанню медики госпіталю зможуть врятувати ще більше життів, —сказав голова Дніпропетровської обласної ради Микола Лукашук.</text:p>
      <text:p text:style-name="P4">
Зі слів помічника Премʼєр-міністра Польщі Яцека Дуткевича, мова йде пропорятунок життів, а це — найвища цінність.</text:p>
      <text:p text:style-name="P4">
— Ми розуміємо, наскільки важливою є якість медичної допомоги під час війни.Ми раді допомогти й будемо продовжувати це робити, — сказав він.</text:p>
      <text:p text:style-name="P4">
Також цього дня військових медиків відзначили почесними грамотами.</text:p>
      <text:p text:style-name="P4">
Source: <text:a xlink:type="simple" xlink:href="https://armyinform.com.ua/2023/05/02/vijskovi-medyky-otrymaly-suchasnu-aparaturu-vid-polshhi/" text:style-name="Internet_20_link" text:visited-style-name="Visited_20_Internet_20_Link">
https://armyinform.com.ua/2023/05/02/vijskovi-medyky-otrymaly-suchasnu-aparaturu-vid-polshhi/</text:a>
</text:p>
      <!--NEWS-->
      <text:h text:style-name="P10" text:outline-level="1">
<text:span text:style-name="T4">
На Лимансько-Куп’янському напрямку ворог здебільшого використовує регулярні збройні сили рф — Сергій Череватий</text:span>
</text:h>
      <text:p text:style-name="P4">
Author: ['Вячеслав Діордієв']</text:p>
      <text:p text:style-name="P4">
Time: 2023-05-02T79:00:00-04:00</text:p>
      <text:p text:style-name="P4">
Description: За словами речника Східного угруповання військ ЗС України Сергія Череватого, піс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herevatyj-1.jpg" text:style-name="Internet_20_link" text:visited-style-name="Visited_20_Internet_20_Link">
cherevatyj-1.jpg</text:a>
']</text:p>
      <text:p text:style-name="P4">
Tags: ['STOPRUSSIA', 'АГРЕСІЯ РФ', 'ВТОРГНЕННЯ РФ', 'СЕРГІЙ ЧЕРЕВАТИЙ', 'ТЕЛЕМАРАФОН "ЄДИНІ НОВИНИ"']</text:p>
      <text:p text:style-name="P4">
Category: News</text:p>
      <!--METADATA-->
      <text:p text:style-name="P4">
<draw:frame draw:style-name="fr1" draw:name="Image312" text:anchor-type="as-char" svg:width="6.9236in" svg:height="4.611226in" draw:z-index="0">
<draw:image xlink:href="../Images/AРМІЯINFORM/2023-05-02T79-00-00-04-00/cherevatyj-1.jpg" xlink:type="simple" xlink:show="embed" xlink:actuate="onLoad" draw:mime-type="image/jpeg"/>
</draw:frame>
</text:p>
      <text:p text:style-name="P4">
За словами речника Східного угруповання військ ЗС України Сергія Череватого,після Бахмутського Лимансько-Куп’янський напрямок залишається другим заактивністю ведення бойових дій у визначеній операційній зоні відповідальності.Про це він повідомив під час <text:a xlink:type="simple" xlink:href="https://www.youtube.com/watch" text:style-name="Internet_20_link" text:visited-style-name="Visited_20_Internet_20_Link">
телевізійногомарафону</text:a>
 «Єдині новини».</text:p>
      <text:p text:style-name="P4">
Оцінюючи дії противника на цьому проміжку фронту, офіцер, зокрема, наголосив,що, на відміну від Бахмута, тут здебільшого ворог використовує регулярнізбройні сили рф, до складу яких входять повітрянодесантні, механізовані татанкові підрозділи.</text:p>
      <text:p text:style-name="P4">
—Їхня тактика дій вирізняється від тих же «вагнерівців». Попри те, що у своїйбільшості регулярні підрозділи укомплектовані з числа мобілізованих, вонидіють більш обачливо, не йдуть у безглузді штурми та більш-менш намагаютьсядотримуватися основ військової науки, — підкреслив речник Східного угрупованнявійськ ЗС України.</text:p>
      <text:p text:style-name="P4">
Полковник Сергій Череватий також повідомив, що за минулу добу ворог чотирирази вдавався до штурмових дій, здійснив понад 450 обстрілів наших позицій зівсіх типів артилерійського озброєння. А втрати противника в живій силістановлять 29 окупантів убитими та понад 80 пораненими.</text:p>
      <text:p text:style-name="P4">
Source: <text:a xlink:type="simple" xlink:href="https://armyinform.com.ua/2023/05/02/na-lymansko-kupyanskomu-napryamku-vorog-zdebilshogo-vykorystovuye-regulyarni-zbrojni-syly-rf-sergij-cherevatyj/" text:style-name="Internet_20_link" text:visited-style-name="Visited_20_Internet_20_Link">
https://armyinform.com.ua/2023/05/02/na-lymansko-kupyanskomu-napryamku-vorog-zdebilshogo-vykorystovuye-regulyarni-zbrojni-syly-rf-sergij-cherevatyj/</text:a>
</text:p>
      <!--NEWS-->
      <text:h text:style-name="P10" text:outline-level="1">
<text:span text:style-name="T4">
Українські «Буря» і «Блискавка» ще попереду — Кирило Буданов</text:span>
</text:h>
      <text:p text:style-name="P4">
Author: ['АРМІЯINFORM']</text:p>
      <text:p text:style-name="P4">
Time: 2023-05-02T80:00:00-04:00</text:p>
      <text:p text:style-name="P4">
Description: Начальник Головного управління розвідки Міністерства оборони України генерал-майор Кир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2-03-e1683037525800.jpeg" text:style-name="Internet_20_link" text:visited-style-name="Visited_20_Internet_20_Link">
20230502-03-e1683037525800.jpeg</text:a>
']</text:p>
      <text:p text:style-name="P4">
Tags: ['STOPRUSSIA', 'АГРЕСІЯ РФ', 'ВТОРГНЕННЯ РФ', 'ГУР МО УКРАЇНИ']</text:p>
      <text:p text:style-name="P4">
Category: News</text:p>
      <!--METADATA-->
      <text:p text:style-name="P4">
<draw:frame draw:style-name="fr1" draw:name="Image313" text:anchor-type="as-char" svg:width="6.9236in" svg:height="7.203341in" draw:z-index="0">
<draw:image xlink:href="../Images/AРМІЯINFORM/2023-05-02T80-00-00-04-00/20230502-03-e1683037525800.jpeg" xlink:type="simple" xlink:show="embed" xlink:actuate="onLoad" draw:mime-type="image/jpeg"/>
</draw:frame>
</text:p>
      <text:p text:style-name="P4">
Начальник Головного управління розвідки Міністерства оборони України генерал-майор Кирило Буданов провів зустріч з четвертою Президенткою Хорватії(2015-2020) Коліндою Грабар-Китарович, яка нині перебуває з візитом у нашійдержаві.</text:p>
      <text:p text:style-name="P4">
Про це <text:a xlink:type="simple" xlink:href="https://gur.gov.ua/content/nachalnyk-holovnoho-upravlinnia-rozvidky-ministerstva-oborony-ukrainy-proviv-zustrich-z-chetvertoiu-prezydentkoiu-khorvatii-kolindoiu-hrabar-kytarovych.html" text:style-name="Internet_20_link" text:visited-style-name="Visited_20_Internet_20_Link">
повідомляє</text:a>
 ГУР МОУ.</text:p>
      <text:p text:style-name="P4">
Під час зустрічі Буданов та Грабар-Китарович обговорили досвід Війни занезалежність Хорватії у 1991-1995 роках, зокрема процеси розмінування та шляхипритягнення до відповідальності осіб, які вчинили злочини проти людяності.</text:p>
      <text:p text:style-name="P4">
Керівник воєнної розвідки України Кирило Буданов подякував Президентці КоліндіГрабар-Китарович за плідну розмову та підтримку українців у війні зросійськими загарбниками.</text:p>
      <text:p text:style-name="P4">
«Українська «Буря» і «Блискавка» ще попереду”, - зазначив начальник ГУР КирилоБуданов.</text:p>
      <text:p text:style-name="P4">
Source: <text:a xlink:type="simple" xlink:href="https://armyinform.com.ua/2023/05/02/ukrayinski-burya-i-blyskavka-shhe-poperedu-kyrylo-budanov/" text:style-name="Internet_20_link" text:visited-style-name="Visited_20_Internet_20_Link">
https://armyinform.com.ua/2023/05/02/ukrayinski-burya-i-blyskavka-shhe-poperedu-kyrylo-budanov/</text:a>
</text:p>
      <!--NEWS-->
      <text:h text:style-name="P10" text:outline-level="1">
<text:span text:style-name="T4">
Засуджено офіцера генерального штабу зс рф, який підбурював громадянина України до державної зради</text:span>
</text:h>
      <text:p text:style-name="P4">
Author: ['АРМІЯINFORM']</text:p>
      <text:p text:style-name="P4">
Time: 2023-05-02T81:00:00-04:00</text:p>
      <text:p text:style-name="P4">
Description: За підтримання публічного обвинувачення Офісом Генерального прокурора суд визнав офіце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2_17-32-17.jpg" text:style-name="Internet_20_link" text:visited-style-name="Visited_20_Internet_20_Link">
photo_2023-05-02_17-32-17.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14" text:anchor-type="as-char" svg:width="6.9236in" svg:height="5.993241in" draw:z-index="0">
<draw:image xlink:href="../Images/AРМІЯINFORM/2023-05-02T81-00-00-04-00/photo_2023-05-02_17-32-17.jpg" xlink:type="simple" xlink:show="embed" xlink:actuate="onLoad" draw:mime-type="image/jpeg"/>
</draw:frame>
</text:p>
      <text:p text:style-name="P4">
За підтримання публічного обвинувачення Офісом Генерального прокурора судвизнав офіцера 3-го оперативного відділу 316-го розвідувального центруголовного управління генерального штабу зс рф (в/ч 09920-3) винним упідбурюванні до вчинення державної зради.</text:p>
      <text:p text:style-name="P4">
За результатами спеціального судового розгляду його засуджено до 13 років 6місяців позбавлення волі з конфіскацією усього наявного майна засуджено.</text:p>
      <text:p text:style-name="P4">
Сторона обвинувачення повністю довела, що засуджений за попередньою змовою зіншим кадровим співробітником розвідувального центру гу генштабу зс рфпідбурював громадянина України до державної зради. А саме до вчиненняпротиправних дій на шкоду обороноздатності України.</text:p>
      <text:p text:style-name="P4">
Досудове розслідування здійснювалося Службою безпеки України.</text:p>
      <text:p text:style-name="P4">
<text:span text:style-name="T4">
Джерело:</text:span>
 <text:a xlink:type="simple" xlink:href="https://www.gp.gov.ua/ua/posts/zasudzeno-oficera-generalnogo-stabu-zs-rf-yakii-pidburyuvav-gromadyanina-ukrayini-do-derzavnoyi-zradi" text:style-name="Internet_20_link" text:visited-style-name="Visited_20_Internet_20_Link">
<text:span text:style-name="T5">
Офіс Генерального прокурораУкраїни</text:span>
</text:a>
</text:p>
      <text:p text:style-name="P4">
Source: <text:a xlink:type="simple" xlink:href="https://armyinform.com.ua/2023/05/02/zasudzheno-oficzera-generalnogo-shtabu-zs-rf-yakyj-pidburyuvav-gromadyanyna-ukrayiny-do-derzhavnoyi-zrady/" text:style-name="Internet_20_link" text:visited-style-name="Visited_20_Internet_20_Link">
https://armyinform.com.ua/2023/05/02/zasudzheno-oficzera-generalnogo-shtabu-zs-rf-yakyj-pidburyuvav-gromadyanyna-ukrayiny-do-derzhavnoyi-zrady/</text:a>
</text:p>
      <!--NEWS-->
      <text:h text:style-name="P10" text:outline-level="1">
<text:span text:style-name="T4">
Противник завдав 3 ракетних та 30 авіаційних ударів</text:span>
</text:h>
      <text:p text:style-name="P4">
Author: ['АРМІЯINFORM']</text:p>
      <text:p text:style-name="P4">
Time: 2023-05-02T82:00:00-04:00</text:p>
      <text:p text:style-name="P4">
Description: Триває чотириста тридцять третя доба широкомасштабної збройної агресії рос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u-35-chb.jpg" text:style-name="Internet_20_link" text:visited-style-name="Visited_20_Internet_20_Link">
su-35-chb.jpg</text:a>
']</text:p>
      <text:p text:style-name="P4">
Tags: ['STOPRUSSIA', 'АГРЕСІЯ РФ', 'ВТОРГНЕННЯ РФ', 'ГШ ЗСУ']</text:p>
      <text:p text:style-name="P4">
Category: News</text:p>
      <!--METADATA-->
      <text:p text:style-name="P4">
<draw:frame draw:style-name="fr1" draw:name="Image315" text:anchor-type="as-char" svg:width="6.9236in" svg:height="3.894525in" draw:z-index="0">
<draw:image xlink:href="../Images/AРМІЯINFORM/2023-05-02T82-00-00-04-00/su-35-chb.jpg" xlink:type="simple" xlink:show="embed" xlink:actuate="onLoad" draw:mime-type="image/jpeg"/>
</draw:frame>
 Пускракети з літака Су-35. Ілюстративне зображення <text:span text:style-name="T4">
🔥 Ситуація щодо російськоговторгнення</text:span>
</text:p>
      <text:p text:style-name="P4">
Триває чотириста тридцять третя доба широкомасштабної збройної агресіїросійської федерації проти України.</text:p>
      <text:p text:style-name="P4">
Сьогодні противник завдав 3 ракетних, 30 авіаційних ударів та здійснив близько8 обстрілів із реактивних систем залпового вогню по позиціях наших військ інаселених пунктах. Є поранені серед цивільного населення, зруйновано тапошкоджено приватні житлові будинки та інша цивільна інфраструктура.</text:p>
      <text:p text:style-name="P4">
Ймовірність завдавання ракетних та авіаційних ударів по всій території Українизалишається високою.</text:p>
      <text:p text:style-name="P4">
<text:span text:style-name="T4">
Джерело:</text:span>
 <text:span text:style-name="T5">
<text:a xlink:type="simple" xlink:href="https://www.facebook.com/GeneralStaff.ua/posts/pfbid0BLVLamnVCTA168MqaTmw67aD3boUy9DqSwR2jJ7zbzuUseacSmR9bhGuZ7j6WpSWl" text:style-name="Internet_20_link" text:visited-style-name="Visited_20_Internet_20_Link">
ГШЗСУ</text:a>
</text:span>
</text:p>
      <text:p text:style-name="P4">
Source: <text:a xlink:type="simple" xlink:href="https://armyinform.com.ua/2023/05/02/protyvnyk-zavdav-3-raketnyh-ta-30-aviaczijnyh-udariv/" text:style-name="Internet_20_link" text:visited-style-name="Visited_20_Internet_20_Link">
https://armyinform.com.ua/2023/05/02/protyvnyk-zavdav-3-raketnyh-ta-30-aviaczijnyh-udariv/</text:a>
</text:p>
      <!--NEWS-->
      <text:h text:style-name="P10" text:outline-level="1">
<text:span text:style-name="T4">
Ворог зосередив основні зусилля на Лиманському, Бахмутському, Авдіївському та Мар’їнському напрямках</text:span>
</text:h>
      <text:p text:style-name="P4">
Author: ['АРМІЯINFORM']</text:p>
      <text:p text:style-name="P4">
Time: 2023-05-02T83:00:00-04:00</text:p>
      <text:p text:style-name="P4">
Description: Підрозділами сил оборони України протягом доби було відбито більш як 20 ата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ahmut1.jpg" text:style-name="Internet_20_link" text:visited-style-name="Visited_20_Internet_20_Link">
bahmut1.jpg</text:a>
']</text:p>
      <text:p text:style-name="P4">
Tags: ['STOPRUSSIA', 'АГРЕСІЯ РФ', 'ВТОРГНЕННЯ РФ', 'ГШ ЗСУ']</text:p>
      <text:p text:style-name="P4">
Category: News</text:p>
      <!--METADATA-->
      <text:p text:style-name="P4">
<draw:frame draw:style-name="fr1" draw:name="Image316" text:anchor-type="as-char" svg:width="6.9236in" svg:height="3.894525in" draw:z-index="0">
<draw:image xlink:href="../Images/AРМІЯINFORM/2023-05-02T83-00-00-04-00/bahmut1.jpg" xlink:type="simple" xlink:show="embed" xlink:actuate="onLoad" draw:mime-type="image/jpeg"/>
</draw:frame>
Ілюстративне фото <text:span text:style-name="T4">
🔥 Ситуація щодо російського вторгнення</text:span>
</text:p>
      <text:p text:style-name="P4">
Підрозділами сил оборони України протягом доби було відбито більш як 20 атакпротивника на зазначених ділянках фронту. Найзапекліші бої тривають за Бахмутта Мар’їнку, наші воїни стійко тримають оборону.</text:p>
      <text:p text:style-name="P4">
На Волинському та Поліському напрямках ознак формування наступальнихугруповань ворога не виявлено. На території республіки білорусь і надаліперебувають визначені підрозділи збройних сил російської федерації.</text:p>
      <text:p text:style-name="P4">
На Сіверському та Слобожанському напрямках противник зберігає військовуприсутність у прикордонних з Україною районах Брянської, Курської таБєлгородської областей. Протягом доби здійснив артилерійські та мінометніобстріли населених пунктів Гасичівка, Єліне, Блешня, Карповичі, Тимоновичі,Леонівка, Мурав'ї Чернігівської області; Зноб-Новгородське, Уралове, Середина-Буда, Кучерівка, Рівне, Ворожба, Волфине, Миколаївка, Миропілля Сумськоїобласті, а також Ветеринарне, Вільхівка, Гатище, Вовчанськ, Потихонове наХарківщині.</text:p>
      <text:p text:style-name="P4">
На Куп’янському напрямку ворог наступальних дій не проводив. Артилерійських тамінометних обстрілів противника зазнали Красне Перше, Фиголівка, Новомлинськ,Лиман Перший, Куп'янськ, Кислівка, Крохмальне, Берестове Харківської області.</text:p>
      <text:p text:style-name="P4">
На Лиманському напрямку противник вів безуспішні наступальні дії у напрямкупівденніше Діброви. Артилерійських обстрілів зазнали Макіївка Луганськоїобласті, Білогорівка, Верхньокам’янське, Спірне Донецької області.</text:p>
      <text:p text:style-name="P4">
На Бахмутському напрямку ворог продовжує вести наступальні дії. Тривають важкібої за місто Бахмут. До того ж, протягом доби, противник вів безуспішнінаступальні дії у напрямку населених пунктів Іванівське та Предтечине. Відворожих обстрілів постраждали Васюківка, Оріхово-Василівка, Новомаркове,Григорівка, Хромове, Бахмут, Іванівське, Часів Яр, Костянтинівка, Предтечине,Диліївка та Південне Донецької області.</text:p>
      <text:p text:style-name="P4">
На Авдіївському напрямку противник вів безуспішні наступальні дії в районіПервомайського. Здійснив обстріли населених пунктів Новокалинове, Авдіївка,Сєверне, Тоненьке, Карлівка, Нетайлове та Первомайське Донецької області.</text:p>
      <text:p text:style-name="P4">
На Мар’їнському напрямку протягом доби нашими захисниками були відбитічисленні атаки противника в районі Мар’їнки. Ворожих обстрілів зазналиКрасногорівка, Георгіївка, Мар’їнка, Побєда та Новомихайлівка Донецькоїобласті.</text:p>
      <text:p text:style-name="P4">
На Шахтарському напрямку протягом поточної доби ворог наступальних дій непроводив. Здійснив обстріли населених пунктів Новоукраїнка та ПречистівкаДонецької області.</text:p>
      <text:p text:style-name="P4">
<text:span text:style-name="T4">
Джерело:</text:span>
 <text:span text:style-name="T5">
<text:a xlink:type="simple" xlink:href="https://www.facebook.com/GeneralStaff.ua/posts/pfbid0BLVLamnVCTA168MqaTmw67aD3boUy9DqSwR2jJ7zbzuUseacSmR9bhGuZ7j6WpSWl" text:style-name="Internet_20_link" text:visited-style-name="Visited_20_Internet_20_Link">
ГШЗСУ</text:a>
</text:span>
</text:p>
      <text:p text:style-name="P4">
Source: <text:a xlink:type="simple" xlink:href="https://armyinform.com.ua/2023/05/02/vorog-zoseredyv-osnovni-zusyllya-na-lymanskomu-bahmutskomu-avdiyivskomu-ta-maryinskomu-napryamkah/" text:style-name="Internet_20_link" text:visited-style-name="Visited_20_Internet_20_Link">
https://armyinform.com.ua/2023/05/02/vorog-zoseredyv-osnovni-zusyllya-na-lymanskomu-bahmutskomu-avdiyivskomu-ta-maryinskomu-napryamkah/</text:a>
</text:p>
      <!--NEWS-->
      <text:h text:style-name="P10" text:outline-level="1">
<text:span text:style-name="T4">
Вперше в історії: Президент України зустрівся з Президентом Союзу Коморських Островів</text:span>
</text:h>
      <text:p text:style-name="P4">
Author: ['АРМІЯINFORM']</text:p>
      <text:p text:style-name="P4">
Time: 2023-05-02T84:00:00-04:00</text:p>
      <text:p text:style-name="P4">
Description: Президент України Владимир Зеленський радіє першому в історії відносин контакту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2_19-16-15.jpg" text:style-name="Internet_20_link" text:visited-style-name="Visited_20_Internet_20_Link">
photo_2023-05-02_19-16-15.jpg</text:a>
']</text:p>
      <text:p text:style-name="P4">
Tags: ['STOPRUSSIA', 'АГРЕСІЯ РФ', 'ВТОРГНЕННЯ РФ']</text:p>
      <text:p text:style-name="P4">
Category: News</text:p>
      <!--METADATA-->
      <text:p text:style-name="P4">
<draw:frame draw:style-name="fr1" draw:name="Image317" text:anchor-type="as-char" svg:width="6.9236in" svg:height="4.603112in" draw:z-index="0">
<draw:image xlink:href="../Images/AРМІЯINFORM/2023-05-02T84-00-00-04-00/photo_2023-05-02_19-16-15.jpg" xlink:type="simple" xlink:show="embed" xlink:actuate="onLoad" draw:mime-type="image/jpeg"/>
</draw:frame>
</text:p>
      <text:p text:style-name="P4">
Президент України Владимир Зеленський радіє першому в історії відносинконтакту з Президентом Союзу Коморських Островів Азалі Ассумані.</text:p>
      <text:p text:style-name="P4">
— Привітав колегу з обранням головою Африканського Союзу. Зазначив, що Україназацікавлена в розвитку співпраці з Африкою та, зі свого боку, готовазалишатися гарантом продовольчої безпеки світу, — зазначив ВолодимирЗеленський.</text:p>
      <text:p text:style-name="P4">
Також глава держави подякував колезі за принципову позицію та підтримкуУкраїни в ООН і на інших майданчиках. Запросив приєднатися до реалізаціїукраїнської формули миру.</text:p>
      <text:p text:style-name="P4">
Джерело: <text:a xlink:type="simple" xlink:href="https://t.me/V_Zelenskiy_official/6091" text:style-name="Internet_20_link" text:visited-style-name="Visited_20_Internet_20_Link">
Президент України</text:a>
</text:p>
      <text:p text:style-name="P4">
Source: <text:a xlink:type="simple" xlink:href="https://armyinform.com.ua/2023/05/02/vpershe-v-istoriyi-prezydent-ukrayiny-zustrivsya-z-prezydentom-soyuzu-komorskyh-ostroviv/" text:style-name="Internet_20_link" text:visited-style-name="Visited_20_Internet_20_Link">
https://armyinform.com.ua/2023/05/02/vpershe-v-istoriyi-prezydent-ukrayiny-zustrivsya-z-prezydentom-soyuzu-komorskyh-ostroviv/</text:a>
</text:p>
      <!--NEWS-->
      <text:h text:style-name="P10" text:outline-level="1">
<text:span text:style-name="T4">
Ворог масово обстрілює населені пункти на Запорізькому та Херсонському напрямках</text:span>
</text:h>
      <text:p text:style-name="P4">
Author: ['АРМІЯINFORM']</text:p>
      <text:p text:style-name="P4">
Time: 2023-05-02T85:00:00-04:00</text:p>
      <text:p text:style-name="P4">
Description: На Запорізькому та Херсонському напрямках противник продовжує вести оборонні дії.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6-7-raketnyh-udariv-po-zaporizhzhyu.jpg" text:style-name="Internet_20_link" text:visited-style-name="Visited_20_Internet_20_Link">
2022-10-06-7-raketnyh-udariv-po-zaporizhzhyu.jpg</text:a>
']</text:p>
      <text:p text:style-name="P4">
Tags: ['STOPRUSSIA', 'АГРЕСІЯ РФ', 'ВТОРГНЕННЯ РФ', 'ГШ ЗСУ']</text:p>
      <text:p text:style-name="P4">
Category: News</text:p>
      <!--METADATA-->
      <text:p text:style-name="P4">
<draw:frame draw:style-name="fr1" draw:name="Image318" text:anchor-type="as-char" svg:width="6.9236in" svg:height="5.221548in" draw:z-index="0">
<draw:image xlink:href="../Images/AРМІЯINFORM/2023-05-02T85-00-00-04-00/2022-10-06-7-raketnyh-udariv-po-zaporizhzhyu.jpg" xlink:type="simple" xlink:show="embed" xlink:actuate="onLoad" draw:mime-type="image/jpeg"/>
</draw:frame>
Ілюстративне фото <text:span text:style-name="T4">
🔥 Ситуація щодо російського вторгнення</text:span>
</text:p>
      <text:p text:style-name="P4">
На Запорізькому та Херсонському напрямках противник продовжує вести обороннідії. В той же час, протягом доби здійснив обстріли понад 30 населених пунктів,що межують з лінією бойового зіткнення. Серед них – Времівка, НовосілкаДонецької області; Гуляйполе, Білогір'я, Мала Токмачка, Новоданилівка,Новоандріївка та Кам’янське Запорізької області; Нікополь Дніпропетровськоїобласті; Золота Балка, Дудчани, Качкарівка, Веселе, Львове, Іванівка,Микільське, Антонівка, Дніпровське, Кізомис Херсонської області та містоХерсон.</text:p>
      <text:p text:style-name="P4">
<text:span text:style-name="T4">
Джерело:</text:span>
 <text:span text:style-name="T5">
<text:a xlink:type="simple" xlink:href="https://www.facebook.com/GeneralStaff.ua/posts/pfbid0BLVLamnVCTA168MqaTmw67aD3boUy9DqSwR2jJ7zbzuUseacSmR9bhGuZ7j6WpSWl" text:style-name="Internet_20_link" text:visited-style-name="Visited_20_Internet_20_Link">
ГШЗСУ</text:a>
</text:span>
</text:p>
      <text:p text:style-name="P4">
Source: <text:a xlink:type="simple" xlink:href="https://armyinform.com.ua/2023/05/02/vorog-masovo-obstrilyuye-naseleni-punkty-na-zaporizkomu-ta-hersonskomu-napryamkah/" text:style-name="Internet_20_link" text:visited-style-name="Visited_20_Internet_20_Link">
https://armyinform.com.ua/2023/05/02/vorog-masovo-obstrilyuye-naseleni-punkty-na-zaporizkomu-ta-hersonskomu-napryamkah/</text:a>
</text:p>
      <!--NEWS-->
      <text:h text:style-name="P10" text:outline-level="1">
<text:span text:style-name="T4">
Ганна Маляр: Поранених, які не можуть виконувати бойові завдання і виведені в розпорядження командирів, будуть призначати на інші посади</text:span>
</text:h>
      <text:p text:style-name="P4">
Author: ['АРМІЯINFORM']</text:p>
      <text:p text:style-name="P4">
Time: 2023-05-02T86:00:00-04:00</text:p>
      <text:p text:style-name="P4">
Description: Війна ускладнила все, що функціонувало в ЗСУ до великого вторгнення.    Про це заступ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2042816251143.jpg" text:style-name="Internet_20_link" text:visited-style-name="Visited_20_Internet_20_Link">
2022042816251143.jpg</text:a>
']</text:p>
      <text:p text:style-name="P4">
Tags: ['STOPRUSSIA', 'АГРЕСІЯ РФ', 'ВТОРГНЕННЯ РФ', 'ГАННА МАЛЯР']</text:p>
      <text:p text:style-name="P4">
Category: News</text:p>
      <!--METADATA-->
      <text:p text:style-name="P4">
<draw:frame draw:style-name="fr1" draw:name="Image319" text:anchor-type="as-char" svg:width="6.9236in" svg:height="5.059554in" draw:z-index="0">
<draw:image xlink:href="../Images/AРМІЯINFORM/2023-05-02T86-00-00-04-00/2022042816251143.jpg" xlink:type="simple" xlink:show="embed" xlink:actuate="onLoad" draw:mime-type="image/jpeg"/>
</draw:frame>
Ілюстративне фото</text:p>
      <text:p text:style-name="P4">
Війна ускладнила все, що функціонувало в ЗСУ до великого вторгнення.</text:p>
      <text:p text:style-name="P4">
Про це заступник Міністра оборони України Ганна Маляр<text:a xlink:type="simple" xlink:href="https://www.facebook.com/ganna.maliar/posts/pfbid0VzepEF6NFWv5fm8HRGtRjLbDV1gPAgfqttrhAVQkySuA3Q2idm2Vmbvgxp8XNqhXl" text:style-name="Internet_20_link" text:visited-style-name="Visited_20_Internet_20_Link">
написала</text:a>
у Фейсбук.</text:p>
      <text:p text:style-name="P4">
— Це зрозуміло. Задача номер один – воювати. Крім того з’явились нові викликиі проблеми — рішення для яких шукають прямо зараз, бо раніше такого досвіду небуло. От, власне, стандартна процедура — призначити пораненого після лікуванняна посаду, яку той в змозі займати, під час війни стала для бойових командирівнепростою. Бо повномасштабна війна диктує свої умови. Поранених, які не можутьвиконувати бойові завдання і виведені в розпорядження командирів, будутьпризначати на інші посади! — наголосила Ганна Маляр.</text:p>
      <text:p text:style-name="P4">
Вакансій в ЗСУ на сьогодні в десятки разів більше, ніж поранених, які заразчекають на призначення.</text:p>
      <text:p text:style-name="P4">
Проблема відома і з нею вже відпрацювала робоча група Міноборони та ЗбройнихСил України.</text:p>
      <text:p text:style-name="P4">
Готується відповідне розпорядження Головнокомандувача ЗСУ — і це повинновирішити питання тих, хто зараз чекає на призначення. Також готуються змінисистемного характеру до Наказу 402 Міноборони та законодавства.</text:p>
      <text:p text:style-name="P4">
Є конкретні рішення, які будуть реалізовані.</text:p>
      <text:p text:style-name="P4">
Source: <text:a xlink:type="simple" xlink:href="https://armyinform.com.ua/2023/05/02/ganna-malyar-poranenyh-yaki-ne-mozhut-vykonuvaty-bojovi-zavdannya-i-vyvedeni-v-rozporyadzhennya-komandyriv-budut-pryznachaty-na-inshi-posady/" text:style-name="Internet_20_link" text:visited-style-name="Visited_20_Internet_20_Link">
https://armyinform.com.ua/2023/05/02/ganna-malyar-poranenyh-yaki-ne-mozhut-vykonuvaty-bojovi-zavdannya-i-vyvedeni-v-rozporyadzhennya-komandyriv-budut-pryznachaty-na-inshi-posady/</text:a>
</text:p>
      <!--NEWS-->
      <text:h text:style-name="P10" text:outline-level="1">
<text:span text:style-name="T4">
Глава держави провів зустріч із Головою Парламенту Португалії Аугушту Сантушем Сілвою</text:span>
</text:h>
      <text:p text:style-name="P4">
Author: ['АРМІЯINFORM']</text:p>
      <text:p text:style-name="P4">
Time: 2023-05-02T87:00:00-04:00</text:p>
      <text:p text:style-name="P4">
Description: Президент України Владимир Зеленський обговорив з Головою Парламенту Португалії Аугуш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z-imeni.png" text:style-name="Internet_20_link" text:visited-style-name="Visited_20_Internet_20_Link">
bez-imeni.png</text:a>
']</text:p>
      <text:p text:style-name="P4">
Tags: ['STOPRUSSIA', 'АГРЕСІЯ РФ', 'ВОЛОДИМИР ЗЕЛЕНСЬКИЙ', 'ВТОРГНЕННЯ РФ', 'СВІТ ПІДТРИМУЄ УКРАЇНУ']</text:p>
      <text:p text:style-name="P4">
Category: News</text:p>
      <!--METADATA-->
      <text:p text:style-name="P4">
<draw:frame draw:style-name="fr1" draw:name="Image320" text:anchor-type="as-char" svg:width="6.9236in" svg:height="3.756053in" draw:z-index="0">
<draw:image xlink:href="../Images/AРМІЯINFORM/2023-05-02T87-00-00-04-00/bez-imeni.png" xlink:type="simple" xlink:show="embed" xlink:actuate="onLoad" draw:mime-type="image/png"/>
</draw:frame>
</text:p>
      <text:p text:style-name="P4">
Президент України Владимир Зеленський<text:a xlink:type="simple" xlink:href="https://t.me/V_Zelenskiy_official/6090" text:style-name="Internet_20_link" text:visited-style-name="Visited_20_Internet_20_Link">
обговорив</text:a>
 з Головою ПарламентуПортугалії Аугушту Сантушем Сілвою взаємодію на шляху інтеграції України вЄвропейський Союз і НАТО та першочергові потреби українських захисників.</text:p>
      <text:p text:style-name="P4">
— Початок переговорів про вступ до ЄС до кінця цього року стане потужнимстимулом для українського суспільства та українських захисників, які вже понад14 місяців стримують агресора. Сподіваємося, що Уряд і Парламент Португаліїзможуть ухвалити необхідні рішення для посилення спроможностей українськихзахисників на передовій, — підкреслив Володимир Зеленський.</text:p>
      <text:p text:style-name="P4">
Також глава держави подякував Парламенту й Уряду Португалії за підтримкуУкраїни з початку повномасштабного вторгнення, а також суспільству Португалії,яке завдяки діям Уряду й Парламенту було об’єднане в підтримці нашої країни талюдей. Це дуже важливий сигнал віри в Україну.</text:p>
      <text:p text:style-name="P4">
Source: <text:a xlink:type="simple" xlink:href="https://armyinform.com.ua/2023/05/02/glava-derzhavy-proviv-zustrich-iz-golovoyu-parlamentu-portugaliyi-augushtu-santushem-silvoyu/" text:style-name="Internet_20_link" text:visited-style-name="Visited_20_Internet_20_Link">
https://armyinform.com.ua/2023/05/02/glava-derzhavy-proviv-zustrich-iz-golovoyu-parlamentu-portugaliyi-augushtu-santushem-silvoyu/</text:a>
</text:p>
      <!--NEWS-->
      <text:h text:style-name="P10" text:outline-level="1">
<text:span text:style-name="T4">
На східному фронті ворог концентрує основні зусилля на захопленні Бахмута та Мар’їнки — Ганна Маляр</text:span>
</text:h>
      <text:p text:style-name="P4">
Author: ['Вячеслав Діордієв']</text:p>
      <text:p text:style-name="P4">
Time: 2023-05-02T88:00:00-04:00</text:p>
      <text:p text:style-name="P4">
Description: Розповідаючи про оперативну обстановку на східному фронті в ефірі телевіз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lyar-ganna-1.jpg" text:style-name="Internet_20_link" text:visited-style-name="Visited_20_Internet_20_Link">
malyar-ganna-1.jpg</text:a>
']</text:p>
      <text:p text:style-name="P4">
Tags: ['STOPRUSSIA', 'АГРЕСІЯ РФ', 'ГАННА МАЛЯР', 'ТЕЛЕМАРАФОН "ЄДИНІ НОВИНИ"']</text:p>
      <text:p text:style-name="P4">
Category: News</text:p>
      <!--METADATA-->
      <text:p text:style-name="P4">
<draw:frame draw:style-name="fr1" draw:name="Image321" text:anchor-type="as-char" svg:width="6.9236in" svg:height="5.532059in" draw:z-index="0">
<draw:image xlink:href="../Images/AРМІЯINFORM/2023-05-02T88-00-00-04-00/malyar-ganna-1.jpg" xlink:type="simple" xlink:show="embed" xlink:actuate="onLoad" draw:mime-type="image/jpeg"/>
</draw:frame>
</text:p>
      <text:p text:style-name="P4">
Розповідаючи про оперативну обстановку на східному фронті в ефірі<text:a xlink:type="simple" xlink:href="https://www.youtube.com/watch" text:style-name="Internet_20_link" text:visited-style-name="Visited_20_Internet_20_Link">
телевізійного марафону</text:a>
 «Єдиніновини», заступник Міністра оборони України Ганна Маляр наголосила, що своїосновні зусилля ворог концентрує біля Бахмута та Мар’їнки з метою захопленняцих населених пунктів.</text:p>
      <text:p text:style-name="P4">
За її словами, у зв’язку з цим Сили оборони України мають на це відповіднимчином реагувати та у відповідь також концентрують свої основні сили на цьомупроміжку фронту з метою зупинити противника та не дати йому реалізувати своїплани.</text:p>
      <text:p text:style-name="P4">
—Нині там тривають дуже запеклі бої. І якщо проаналізувати ситуацію станом назараз, то основний акцент російські агресори роблять на захопленнібагатоповерхових будинків і споруд. Саме в такий спосіб вони намагаютьсязнищити наші позиції. Таку тактику противник уже використовував свого часу вСирії. По-іншому він воювати не може, бо програє нам у вуличних боях, —повідомила Ганна Маляр.</text:p>
      <text:p text:style-name="P4">
Заступник Міністра оборони України також розповіла, що, крім ведення успішнихоборонних дій, Сили оборони України також здійснюють і штурмові наступальнідії.</text:p>
      <text:p text:style-name="P4">
—Загалом війна — це постійний рух і динаміка. Тому говорити про якісьостаточні результати там, звісно, зарано. Десь є позиції, які втрачаємо ми.Так само є позиції, з яких ми відтісняємо ворога. На східному фронті триваютьзапеклі бої, але станом на зараз ми тримаємо контроль над нашими населенимипунктами, — підкреслила Ганна Маляр.</text:p>
      <text:p text:style-name="P4">
Source: <text:a xlink:type="simple" xlink:href="https://armyinform.com.ua/2023/05/02/na-shidnomu-fronti-vorog-konczentruye-osnovni-zusyllya-na-zahoplenni-bahmuta-ta-maryinky-ganna-malyar/" text:style-name="Internet_20_link" text:visited-style-name="Visited_20_Internet_20_Link">
https://armyinform.com.ua/2023/05/02/na-shidnomu-fronti-vorog-konczentruye-osnovni-zusyllya-na-zahoplenni-bahmuta-ta-maryinky-ganna-malyar/</text:a>
</text:p>
      <!--NEWS-->
      <text:h text:style-name="P10" text:outline-level="1">
<text:span text:style-name="T4">
Олексій Резніков провів телефонну розмову з міністром оборони Фінляндії</text:span>
</text:h>
      <text:p text:style-name="P4">
Author: ['АРМІЯINFORM']</text:p>
      <text:p text:style-name="P4">
Time: 2023-05-02T89:00:00-04:00</text:p>
      <text:p text:style-name="P4">
Description: Міністр оборони України Олексій Резніков разом із міністром оборони Фінлян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2766690_1074355996857011_2143908671959222673_n.jpg" text:style-name="Internet_20_link" text:visited-style-name="Visited_20_Internet_20_Link">
342766690_1074355996857011_2143908671959222673_n.jpg</text:a>
']</text:p>
      <text:p text:style-name="P4">
Tags: ['STOPRUSSIA', 'АГРЕСІЯ РФ', 'МІНІСТР ОБОРОНИ УКРАЇНИ ОЛЕКСІЙ РЕЗНІКОВ']</text:p>
      <text:p text:style-name="P4">
Category: News</text:p>
      <!--METADATA-->
      <text:p text:style-name="P4">
<draw:frame draw:style-name="fr1" draw:name="Image322" text:anchor-type="as-char" svg:width="6.9236in" svg:height="4.808056in" draw:z-index="0">
<draw:image xlink:href="../Images/AРМІЯINFORM/2023-05-02T89-00-00-04-00/342766690_1074355996857011_2143908671959222673_n.jpg" xlink:type="simple" xlink:show="embed" xlink:actuate="onLoad" draw:mime-type="image/jpeg"/>
</draw:frame>
Олексій Резніков. Фото: Інтерфакс-Україна</text:p>
      <text:p text:style-name="P4">
Міністр оборони України Олексій Резніков разом із міністром оборони Фінляндіїв телефонному режимів обговорили обстановку на полі бою.</text:p>
      <text:p text:style-name="P4">
Про це Олексій Резніков<text:a xlink:type="simple" xlink:href="https://twitter.com/oleksiireznikov/status/1653410423369003010" text:style-name="Internet_20_link" text:visited-style-name="Visited_20_Internet_20_Link">
написав</text:a>
у себе у твіттері.</text:p>
      <text:p text:style-name="P4">
— Я був радий спілкуватися з міністром оборони Фінляндії Антті Кайкконеном.Обговорили ситуацію на полі бою. Фінляндська Республіка є нашим надійнимсоюзником на шляху спільної перемоги над російською агресією, — написав він.</text:p>
      <text:p text:style-name="P4">
Source: <text:a xlink:type="simple" xlink:href="https://armyinform.com.ua/2023/05/02/oleksij-reznikov-proviv-telefonnu-rozmovu-z-ministrom-oborony-finlyandiyi/" text:style-name="Internet_20_link" text:visited-style-name="Visited_20_Internet_20_Link">
https://armyinform.com.ua/2023/05/02/oleksij-reznikov-proviv-telefonnu-rozmovu-z-ministrom-oborony-finlyandiyi/</text:a>
</text:p>
      <!--NEWS-->
      <text:h text:style-name="P10" text:outline-level="1">
<text:span text:style-name="T4">
В умовах активної фази війни неможливо здійснити точний підрахунок втрат — Ганна Маляр</text:span>
</text:h>
      <text:p text:style-name="P4">
Author: ['Вячеслав Діордієв']</text:p>
      <text:p text:style-name="P4">
Time: 2023-05-02T90:00:00-04:00</text:p>
      <text:p text:style-name="P4">
Description: Відповідаючи на запитання ведучої під час телевізійного марафону «Єдині новини»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snovna-1.jpg" text:style-name="Internet_20_link" text:visited-style-name="Visited_20_Internet_20_Link">
osnovna-1.jpg</text:a>
']</text:p>
      <text:p text:style-name="P4">
Tags: ['STOPRUSSIA', 'АГРЕСІЯ РФ', 'ГАННА МАЛЯР', 'ТЕЛЕМАРАФОН "ЄДИНІ НОВИНИ"']</text:p>
      <text:p text:style-name="P4">
Category: News</text:p>
      <!--METADATA-->
      <text:p text:style-name="P4">
<draw:frame draw:style-name="fr1" draw:name="Image323" text:anchor-type="as-char" svg:width="6.9236in" svg:height="5.1927in" draw:z-index="0">
<draw:image xlink:href="../Images/AРМІЯINFORM/2023-05-02T90-00-00-04-00/osnovna-1.jpg" xlink:type="simple" xlink:show="embed" xlink:actuate="onLoad" draw:mime-type="image/jpeg"/>
</draw:frame>
</text:p>
      <text:p text:style-name="P4">
Відповідаючи на запитання ведучої під час <text:a xlink:type="simple" xlink:href="https://www.youtube.com/watch" text:style-name="Internet_20_link" text:visited-style-name="Visited_20_Internet_20_Link">
телевізійногомарафону</text:a>
 «Єдині новини» щодокількості втрат, відповідно до яких, за оприлюдненими американськимипартнерами даними, впродовж останніх п’яти місяців у росіян вони сягнули понадсто тисяч, заступник Міністра оборони України Ганна Маляр наголосила, щозагалом вони більш-менш адекватні, але однаково не зовсім точні, бо зробититакий підрахунок в умовах активної фази війни неможливо.</text:p>
      <text:p text:style-name="P4">
— Загалом цифри щодо втрат з обох боків лунають різні. Якщо казати про росіян,то такі дані у своїх зведеннях щодня оприлюднює Генеральний штаб ЗС України.Важливо усвідомлювати, що вкладають у цю цифру ті, хто здійснює такийпідрахунок. Чи вони мають на увазі лише загиблих або поранених теж? Аджевійськовою мовою поранені також належать до втрат, бо вони потім або взагаліне повертаються до строю, або повертаються туди через тривалий термін післяпроходження лікування, — підкреслила Ганна Маляр.</text:p>
      <text:p text:style-name="P4">
За словами заступника Міністра оборони України, в умовах ведення активнихбойових дій взагалі важко здійснювати підрахунок втрат, так би мовити, зматематичною точністю. І така складність, зокрема, полягає в тому, щокомандири, які мають це робити, під час бою виконують інші завдання. І можутьце зробити лише після закінчення бою.</text:p>
      <text:p text:style-name="P4">
— Але знов-таки точність підрахунку залежить від багатьох чинників. Зокрема,від того, чи знайдені тіла, чи можна їх ідентифікувати та до якої категоріївони належать — до загиблих або безвісти зниклих? Окрім того, є випадки, колизнищується техніка, в якій міг перебувати особовий склад. Але за таких умовпідрахунок є все-таки приблизним, бо ми знаємо умовно, що в тому ж танку малоперебувати стільки-то осіб, — зазначила Ганна Маляр.</text:p>
      <text:p text:style-name="P4">
Source: <text:a xlink:type="simple" xlink:href="https://armyinform.com.ua/2023/05/02/v-umovah-aktyvnoyi-fazy-vijny-nemozhlyvo-zdijsnyty-tochnyj-pidrahunok-vtrat-ganna-malyar/" text:style-name="Internet_20_link" text:visited-style-name="Visited_20_Internet_20_Link">
https://armyinform.com.ua/2023/05/02/v-umovah-aktyvnoyi-fazy-vijny-nemozhlyvo-zdijsnyty-tochnyj-pidrahunok-vtrat-ganna-malyar/</text:a>
</text:p>
      <!--NEWS-->
      <text:h text:style-name="P10" text:outline-level="1">
<text:span text:style-name="T4">
Верховна Рада України закликала інші країни накласти санкції на «росатом»</text:span>
</text:h>
      <text:p text:style-name="P4">
Author: ['АРМІЯINFORM']</text:p>
      <text:p text:style-name="P4">
Time: 2023-05-02T91:00:00-04:00</text:p>
      <text:p text:style-name="P4">
Description: Верховна Рада України 2 травня 2023р. прийняла проект Постанови «Про Звернення Верхов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27144_sanction-rf_gettyimages.png" text:style-name="Internet_20_link" text:visited-style-name="Visited_20_Internet_20_Link">
227144_sanction-rf_gettyimages.png</text:a>
']</text:p>
      <text:p text:style-name="P4">
Tags: ['STOPRUSSIA', 'АГРЕСІЯ РФ', 'АНТИРОСІЙСЬКІ САНКЦІЇ', 'ВЕРХОВА РАДА УКРАЇНИ', 'ВТОРГНЕННЯ РФ']</text:p>
      <text:p text:style-name="P4">
Category: News</text:p>
      <!--METADATA-->
      <text:p text:style-name="P4">
<draw:frame draw:style-name="fr1" draw:name="Image324" text:anchor-type="as-char" svg:width="6.9236in" svg:height="3.606042in" draw:z-index="0">
<draw:image xlink:href="../Images/AРМІЯINFORM/2023-05-02T91-00-00-04-00/227144_sanction-rf_gettyimages.png" xlink:type="simple" xlink:show="embed" xlink:actuate="onLoad" draw:mime-type="image/png"/>
</draw:frame>
 Ілюстративне фото</text:p>
      <text:p text:style-name="P4">
Верховна Рада України 2 травня 2023р. прийняла проект Постанови «Про ЗверненняВерховної Ради України до парламентів усіх іноземних держав, Європейськогопарламенту та Міжнародного агентства з атомної енергії щодо накладення санкційна російську державну корпорацію з атомної енергії «росатом» та запровадженнязаходів для зменшення співпраці з російською федерацією в сфері ядерноїенергетики», внесеного народними депутатами України (реєстр. №9060 від23.02.2023).</text:p>
      <text:p text:style-name="P4">
Прийняття проекту Постанови Верховної Ради України «Про Звернення ВерховноїРади України до парламентів усіх іноземних держав, Європейського парламенту таМіжнародного агентства з атомної енергії щодо накладення санкцій на російськудержавну корпорацію з атомної енергії «росатом» та запровадження заходів длязменшення співпраці з російською федерацією в сфері ядерної енергетики»,внесеного народними депутатами України, обґрунтоване необхідністю приверненняуваги світової спільноти до ядерного терору, який вчиняє росія, ігноруючи своїзобов’язання в сфері ядерної енергетики.</text:p>
      <text:p text:style-name="P4">
Прийняття Постанови та відповідного Звернення сприятиме об'єднанню зусильсвітової спільноти і міжнародних організацій для запровадження системи заходівз метою припинення ядерного терору рф шляхом запровадження санкцій та іншихкомплексних заходів для посилення ядерної безпеки у світі, обмеження співпраціз російською федерацією у відповідній сфері та відповідно прибутків, якіспрямовуються на фінансування збройної агресії.</text:p>
      <text:p text:style-name="P4">
<text:span text:style-name="T4">
Джерело:</text:span>
 <text:span text:style-name="T5">
<text:a xlink:type="simple" xlink:href="https://www.rada.gov.ua/news/razom/236008.html" text:style-name="Internet_20_link" text:visited-style-name="Visited_20_Internet_20_Link">
Верховна РадаУкраїни</text:a>
</text:span>
</text:p>
      <text:p text:style-name="P4">
Source: <text:a xlink:type="simple" xlink:href="https://armyinform.com.ua/2023/05/02/verhovna-rada-ukrayiny-zaklykala-inshi-krayiny-naklasty-sankcziyi-na-rosatom/" text:style-name="Internet_20_link" text:visited-style-name="Visited_20_Internet_20_Link">
https://armyinform.com.ua/2023/05/02/verhovna-rada-ukrayiny-zaklykala-inshi-krayiny-naklasty-sankcziyi-na-rosatom/</text:a>
</text:p>
      <!--NEWS-->
      <text:h text:style-name="P10" text:outline-level="1">
<text:span text:style-name="T4">
Уряд удосконалив порядок оформлення довідок про перебування військовослужбовців у полоні</text:span>
</text:h>
      <text:p text:style-name="P4">
Author: ['АРМІЯINFORM']</text:p>
      <text:p text:style-name="P4">
Time: 2023-05-02T92:00:00-04:00</text:p>
      <text:p text:style-name="P4">
Description: Внесено зміни до Порядку оформлення довідок про перебування осіб у місцях несвобо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jpg" text:style-name="Internet_20_link" text:visited-style-name="Visited_20_Internet_20_Link">
photo.jpg</text:a>
']</text:p>
      <text:p text:style-name="P4">
Tags: ['STOPRUSSIA', 'АГРЕСІЯ РФ', 'ВТОРГНЕННЯ РФ', 'СОЦІАЛЬНИЙ ЗАХИСТ ПІД ЧАС ВІЙНИ']</text:p>
      <text:p text:style-name="P4">
Category: News</text:p>
      <!--METADATA-->
      <text:p text:style-name="P4">
<draw:frame draw:style-name="fr1" draw:name="Image325" text:anchor-type="as-char" svg:width="6.9236in" svg:height="6.9236in" draw:z-index="0">
<draw:image xlink:href="../Images/AРМІЯINFORM/2023-05-02T92-00-00-04-00/photo.jpg" xlink:type="simple" xlink:show="embed" xlink:actuate="onLoad" draw:mime-type="image/jpeg"/>
</draw:frame>
Ілюстративне фото</text:p>
      <text:p text:style-name="P4">
Внесено зміни до Порядку оформлення довідок про перебування осіб у місцяхнесвободи внаслідок збройної агресії проти України або інтернування внейтральних державах. Відповідний проект Постанови підготувалоМінреінтеграції.</text:p>
      <text:p text:style-name="P4">
Документом передбачено, що Національне інформаційне бюро може звертатися досилових відомств для отримання такої довідки за зверненням та в інтересахвійськовополонених і звільнених із полону. А саме – до Міноборони,правоохоронного органу, командира підрозділу Збройних Сил, іншого законноговійськового формування чи органу Сил безпеки й оборони України.</text:p>
      <text:p text:style-name="P4">
Таким чином, буде забезпечено дотримання вимог Закону України «Про захистперсональних даних». А також – соціальний і правовий захист оборонців та їхніхродин.</text:p>
      <text:p text:style-name="P4">
Нагадаємо, що ця довідка входить до переліку обов’язкових документів (щодовійськовослужбовців), які подаються до Комісії при Мінреінтеграції длявстановлення факту позбавлення особи свободи внаслідок збройної агресії протиУкраїни.</text:p>
      <text:p text:style-name="P4">
У разі ухвалення Комісією відповідного рішення особа та/або члени її сім’їмають право на державну грошову допомогу у розмірі 100 тисяч гривень.</text:p>
      <text:p text:style-name="P4">
<text:span text:style-name="T4">
Джерело:</text:span>
 <text:a xlink:type="simple" xlink:href="https://www.kmu.gov.ua/news/uriad-udoskonalyv-poriadok-oformlennia-dovidok-pro-perebuvannia-viiskovosluzhbovtsiv-u-poloni" text:style-name="Internet_20_link" text:visited-style-name="Visited_20_Internet_20_Link">
<text:span text:style-name="T5">
Урядовий портал</text:span>
</text:a>
</text:p>
      <text:p text:style-name="P4">
Source: <text:a xlink:type="simple" xlink:href="https://armyinform.com.ua/2023/05/02/uryad-udoskonalyv-poryadok-oformlennya-dovidok-pro-perebuvannya-vijskovosluzhbovcziv-u-poloni/" text:style-name="Internet_20_link" text:visited-style-name="Visited_20_Internet_20_Link">
https://armyinform.com.ua/2023/05/02/uryad-udoskonalyv-poryadok-oformlennya-dovidok-pro-perebuvannya-vijskovosluzhbovcziv-u-poloni/</text:a>
</text:p>
      <!--NEWS-->
      <text:h text:style-name="P10" text:outline-level="1">
<text:span text:style-name="T4">
Нами вже зроблено величезний крок щодо покращення роботи військово-лікарських комісій — Ганна Маляр</text:span>
</text:h>
      <text:p text:style-name="P4">
Author: ['АРМІЯINFORM']</text:p>
      <text:p text:style-name="P4">
Time: 2023-05-02T93:00:00-04:00</text:p>
      <text:p text:style-name="P4">
Description: Як наголосила під час телевізійного марафону «Єдині новини» заступник Міністр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f9a6329-e1679059638218-1.jpg" text:style-name="Internet_20_link" text:visited-style-name="Visited_20_Internet_20_Link">
5f9a6329-e1679059638218-1.jpg</text:a>
']</text:p>
      <text:p text:style-name="P4">
Tags: ['ГАННА МАЛЯР', 'ТЕЛЕМАРАФОН "ЄДИНІ НОВИНИ"']</text:p>
      <text:p text:style-name="P4">
Category: News</text:p>
      <!--METADATA-->
      <text:p text:style-name="P4">
<draw:frame draw:style-name="fr1" draw:name="Image326" text:anchor-type="as-char" svg:width="6.9236in" svg:height="6.070971in" draw:z-index="0">
<draw:image xlink:href="../Images/AРМІЯINFORM/2023-05-02T93-00-00-04-00/5f9a6329-e1679059638218-1.jpg" xlink:type="simple" xlink:show="embed" xlink:actuate="onLoad" draw:mime-type="image/jpeg"/>
</draw:frame>
</text:p>
      <text:p text:style-name="P4">
Як наголосила під час <text:a xlink:type="simple" xlink:href="https://www.youtube.com/watch" text:style-name="Internet_20_link" text:visited-style-name="Visited_20_Internet_20_Link">
телевізійногомарафону</text:a>
 «Єдині новини»заступник Міністра оборони України Ганна Маляр, проблеми, що виникли в роботівійськово-лікарських комісій, пов’язані з великими викликами, обумовленимипочатком широкомасштабної збройної агресії росії проти України.</text:p>
      <text:p text:style-name="P4">
За її словами, побудована раніше в цьому напрямку система вже не моглавпоратися з таким великим навантаженням і треба було вносити в роботу ВЛКсуттєві відповідні зміни.</text:p>
      <text:p text:style-name="P4">
— Раніше, навіть у 2014–2015 роках, ця система могла ще працювати за існуючимзаконодавством та з відповідним паперовим документообігом. Але післяширокомасштабного російського вторгнення це стало неможливо і стало очевидно,що треба змінювати самі підходи до організації роботи ВЛК. Аби ви зрозуміли —військово-лікарські комісії проходять не лише воїни, які зазнали поранень та вяких погіршився стан здоров’я, але й ті, проти кого відкрито кримінальнепровадження через самовільне залишення бойових позицій, — підкреслилазаступник Міністра оборони України.</text:p>
      <text:p text:style-name="P4">
Ганна Маляр також розповіла, що, за дорученням очільника вітчизняногооборонного відомства Олексія Резнікова, цими вихідними вона разом ізкомандувачкою Медичних сил ЗС України особисто здійснила поїздку вздовж лініїфронту та на місці перевірила роботу створених там військово-лікарськихкомісій.</text:p>
      <text:p text:style-name="P4">
— Десь взагалі я не бачила черг, десь черги були. Розмовляючи звійськовослужбовцями, ми дійшли висновку, що деякі проблемні питання щодороботи ВЛК можна вирішити організаційним шляхом. Інші проблеми потребуютьвирішення на законодавчому рівні. У цьому сенсі можу зазначити, що вжесьогодні народними депутатами України у другому читанні проголосовано зміни додвох важливих Законів, що спрощують паперовий документообіг та взагалі самупроцедуру проходження ВЛК. Тому величезний крок у напрямку покращення роботивійськово-лікарських комісій вже зроблений, — наголосила Ганна Маляр.</text:p>
      <text:p text:style-name="P4">
Окрім того, за словами заступника глави вітчизняного оборонного відомства, дляспрощення процедури проходження комісій сьогодні ВЛК також створені на базіцивільних закладів охорони здоров’я. А Міноборони спільно із Мінцифри таМіністерством охорони здоров’я працюють у напрямку цифровізації та поступовогозапровадження електронного документообігу в роботі ВЛК.</text:p>
      <text:p text:style-name="P4">
Source: <text:a xlink:type="simple" xlink:href="https://armyinform.com.ua/2023/05/02/namy-vzhe-zrobleno-velycheznyj-krok-shhodo-pokrashhennya-roboty-vijskovo-likarskyh-komisij-ganna-malyar/" text:style-name="Internet_20_link" text:visited-style-name="Visited_20_Internet_20_Link">
https://armyinform.com.ua/2023/05/02/namy-vzhe-zrobleno-velycheznyj-krok-shhodo-pokrashhennya-roboty-vijskovo-likarskyh-komisij-ganna-malyar/</text:a>
</text:p>
      <!--NEWS-->
      <text:h text:style-name="P10" text:outline-level="1">
<text:span text:style-name="T4">
На Черкащині дітей навчали військовій справі</text:span>
</text:h>
      <text:p text:style-name="P4">
Author: ['Ігор Березинський']</text:p>
      <text:p text:style-name="P4">
Time: 2023-05-02T94:00:00-04:00</text:p>
      <text:p text:style-name="P4">
Description: Військовослужбовці Черкаського обласного ТЦК та СП  провели  заняття зі школярами стар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1-3.jpg" text:style-name="Internet_20_link" text:visited-style-name="Visited_20_Internet_20_Link">
01-3.jpg</text:a>
', '<text:a xlink:type="simple" xlink:href="https://armyinform.com.ua/wp-content/uploads/2023/05/02-150x150.jpeg" text:style-name="Internet_20_link" text:visited-style-name="Visited_20_Internet_20_Link">
02-150x150.jpeg</text:a>
', '<text:a xlink:type="simple" xlink:href="https://armyinform.com.ua/wp-content/uploads/2023/05/03-150x150.jpeg" text:style-name="Internet_20_link" text:visited-style-name="Visited_20_Internet_20_Link">
03-150x150.jpeg</text:a>
', '<text:a xlink:type="simple" xlink:href="https://armyinform.com.ua/wp-content/uploads/2023/05/04-2-150x150.jpg" text:style-name="Internet_20_link" text:visited-style-name="Visited_20_Internet_20_Link">
04-2-150x150.jpg</text:a>
', '<text:a xlink:type="simple" xlink:href="https://armyinform.com.ua/wp-content/uploads/2023/05/05-2-150x150.jpg" text:style-name="Internet_20_link" text:visited-style-name="Visited_20_Internet_20_Link">
05-2-150x150.jpg</text:a>
', '<text:a xlink:type="simple" xlink:href="https://armyinform.com.ua/wp-content/uploads/2023/05/06-1-150x150.jpg" text:style-name="Internet_20_link" text:visited-style-name="Visited_20_Internet_20_Link">
06-1-150x150.jpg</text:a>
', '<text:a xlink:type="simple" xlink:href="https://armyinform.com.ua/wp-content/uploads/2023/05/07-150x150.jpg" text:style-name="Internet_20_link" text:visited-style-name="Visited_20_Internet_20_Link">
07-150x150.jpg</text:a>
', '<text:a xlink:type="simple" xlink:href="https://armyinform.com.ua/wp-content/uploads/2023/05/08-150x150.jpg" text:style-name="Internet_20_link" text:visited-style-name="Visited_20_Internet_20_Link">
08-150x150.jpg</text:a>
', '<text:a xlink:type="simple" xlink:href="https://armyinform.com.ua/wp-content/uploads/2023/05/09-150x150.jpg" text:style-name="Internet_20_link" text:visited-style-name="Visited_20_Internet_20_Link">
09-150x150.jpg</text:a>
', '<text:a xlink:type="simple" xlink:href="https://armyinform.com.ua/wp-content/uploads/2023/05/10-4-150x150.jpg" text:style-name="Internet_20_link" text:visited-style-name="Visited_20_Internet_20_Link">
10-4-150x150.jpg</text:a>
']</text:p>
      <text:p text:style-name="P4">
Tags: ['STOPRUSSIA', 'АГРЕСІЯ РФ', 'ВТОРГНЕННЯ РФ', 'УКРАЇНСЬКИЙ НАРОД НЕПЕРЕМОЖНИЙ']</text:p>
      <text:p text:style-name="P4">
Category: News</text:p>
      <!--METADATA-->
      <text:p text:style-name="P4">
<draw:frame draw:style-name="fr1" draw:name="Image327" text:anchor-type="as-char" svg:width="6.9236in" svg:height="5.1927in" draw:z-index="0">
<draw:image xlink:href="../Images/AРМІЯINFORM/2023-05-02T94-00-00-04-00/01-3.jpg" xlink:type="simple" xlink:show="embed" xlink:actuate="onLoad" draw:mime-type="image/jpeg"/>
</draw:frame>
</text:p>
      <text:p text:style-name="P4">
Військовослужбовці Черкаського обласного ТЦК та СП провели заняття зішколярами старших класів навчальних закладів. Такі заходи є невід’ємноючастиною військово-патріотичного виховання молоді та обізнаності про військовуслужбу.</text:p>
      <text:p text:style-name="P4">
У рамках занять військові презентували учням різноманітні види зброї,розповіли про її призначення та застосування. Водночас були проведені йпрактичні заняття з основ тактичної медицини, де навчали надавати першудомедичну допомогу пораненим на полі бою.</text:p>
      <text:p text:style-name="P4">
<text:a xlink:type="simple" xlink:href="https://armyinform.com.ua/wp-content/uploads/2023/05/02.jpeg" text:style-name="Internet_20_link" text:visited-style-name="Visited_20_Internet_20_Link">
<draw:frame draw:style-name="fr1" draw:name="Image328" text:anchor-type="as-char" svg:width="6.9236in" svg:height="6.9236in" draw:z-index="0">
<draw:image xlink:href="../Images/AРМІЯINFORM/2023-05-02T94-00-00-04-00/02-150x150.jpeg" xlink:type="simple" xlink:show="embed" xlink:actuate="onLoad" draw:mime-type="image/jpeg"/>
</draw:frame>
</text:a>
</text:p>
      <text:p text:style-name="P4">
<text:a xlink:type="simple" xlink:href="https://armyinform.com.ua/wp-content/uploads/2023/05/03.jpeg" text:style-name="Internet_20_link" text:visited-style-name="Visited_20_Internet_20_Link">
<draw:frame draw:style-name="fr1" draw:name="Image329" text:anchor-type="as-char" svg:width="6.9236in" svg:height="6.9236in" draw:z-index="0">
<draw:image xlink:href="../Images/AРМІЯINFORM/2023-05-02T94-00-00-04-00/03-150x150.jpeg" xlink:type="simple" xlink:show="embed" xlink:actuate="onLoad" draw:mime-type="image/jpeg"/>
</draw:frame>
</text:a>
</text:p>
      <text:p text:style-name="P4">
<text:a xlink:type="simple" xlink:href="https://armyinform.com.ua/wp-content/uploads/2023/05/04-2.jpg" text:style-name="Internet_20_link" text:visited-style-name="Visited_20_Internet_20_Link">
<draw:frame draw:style-name="fr1" draw:name="Image330" text:anchor-type="as-char" svg:width="6.9236in" svg:height="6.9236in" draw:z-index="0">
<draw:image xlink:href="../Images/AРМІЯINFORM/2023-05-02T94-00-00-04-00/04-2-150x150.jpg" xlink:type="simple" xlink:show="embed" xlink:actuate="onLoad" draw:mime-type="image/jpeg"/>
</draw:frame>
</text:a>
</text:p>
      <text:p text:style-name="P4">
<text:a xlink:type="simple" xlink:href="https://armyinform.com.ua/wp-content/uploads/2023/05/05-2.jpg" text:style-name="Internet_20_link" text:visited-style-name="Visited_20_Internet_20_Link">
<draw:frame draw:style-name="fr1" draw:name="Image331" text:anchor-type="as-char" svg:width="6.9236in" svg:height="6.9236in" draw:z-index="0">
<draw:image xlink:href="../Images/AРМІЯINFORM/2023-05-02T94-00-00-04-00/05-2-150x150.jpg" xlink:type="simple" xlink:show="embed" xlink:actuate="onLoad" draw:mime-type="image/jpeg"/>
</draw:frame>
</text:a>
</text:p>
      <text:p text:style-name="P4">
<text:a xlink:type="simple" xlink:href="https://armyinform.com.ua/wp-content/uploads/2023/05/06-1-scaled.jpg" text:style-name="Internet_20_link" text:visited-style-name="Visited_20_Internet_20_Link">
<draw:frame draw:style-name="fr1" draw:name="Image332" text:anchor-type="as-char" svg:width="6.9236in" svg:height="6.9236in" draw:z-index="0">
<draw:image xlink:href="../Images/AРМІЯINFORM/2023-05-02T94-00-00-04-00/06-1-150x150.jpg" xlink:type="simple" xlink:show="embed" xlink:actuate="onLoad" draw:mime-type="image/jpeg"/>
</draw:frame>
</text:a>
</text:p>
      <text:p text:style-name="P4">
— В умовах війни володіти навичками виживання варто зі школи. Окрема увагаповинна приділятися і мінній безпеці, оскільки Україна стала однією з лідеріву світі за кількістю забруднених територій вибуховими пристроями, — зазначиладиректорка однієї зі шкіл.</text:p>
      <text:p text:style-name="P4">
Особливо зацікавило школярів навчальне місце з бойовими дронами, зокремарозвідувальним, ударним та дроном-камікадзе.</text:p>
      <text:p text:style-name="P4">
— Старшокласникам слід знати різні типи дронів, їх можливості, а також правилавикористання в різних обставинах, — каже інструктор.</text:p>
      <text:p text:style-name="P4">
— Мені дуже сподобався цей захід. Багато побачив того, що в подальшому можнавикористовувати на практиці. Ми повинні знати про нелегку роботу армійців, якідарують нам спокій на мирних територіях, — ділиться враженнями учень 10 класуВолодимир.</text:p>
      <text:p text:style-name="P4">
<text:a xlink:type="simple" xlink:href="https://armyinform.com.ua/wp-content/uploads/2023/05/07.jpg" text:style-name="Internet_20_link" text:visited-style-name="Visited_20_Internet_20_Link">
<draw:frame draw:style-name="fr1" draw:name="Image333" text:anchor-type="as-char" svg:width="6.9236in" svg:height="6.9236in" draw:z-index="0">
<draw:image xlink:href="../Images/AРМІЯINFORM/2023-05-02T94-00-00-04-00/07-150x150.jpg" xlink:type="simple" xlink:show="embed" xlink:actuate="onLoad" draw:mime-type="image/jpeg"/>
</draw:frame>
</text:a>
</text:p>
      <text:p text:style-name="P4">
<text:a xlink:type="simple" xlink:href="https://armyinform.com.ua/wp-content/uploads/2023/05/08.jpg" text:style-name="Internet_20_link" text:visited-style-name="Visited_20_Internet_20_Link">
<draw:frame draw:style-name="fr1" draw:name="Image334" text:anchor-type="as-char" svg:width="6.9236in" svg:height="6.9236in" draw:z-index="0">
<draw:image xlink:href="../Images/AРМІЯINFORM/2023-05-02T94-00-00-04-00/08-150x150.jpg" xlink:type="simple" xlink:show="embed" xlink:actuate="onLoad" draw:mime-type="image/jpeg"/>
</draw:frame>
</text:a>
</text:p>
      <text:p text:style-name="P4">
<text:a xlink:type="simple" xlink:href="https://armyinform.com.ua/wp-content/uploads/2023/05/09.jpg" text:style-name="Internet_20_link" text:visited-style-name="Visited_20_Internet_20_Link">
<draw:frame draw:style-name="fr1" draw:name="Image335" text:anchor-type="as-char" svg:width="6.9236in" svg:height="6.9236in" draw:z-index="0">
<draw:image xlink:href="../Images/AРМІЯINFORM/2023-05-02T94-00-00-04-00/09-150x150.jpg" xlink:type="simple" xlink:show="embed" xlink:actuate="onLoad" draw:mime-type="image/jpeg"/>
</draw:frame>
</text:a>
</text:p>
      <text:p text:style-name="P4">
<text:a xlink:type="simple" xlink:href="https://armyinform.com.ua/wp-content/uploads/2023/05/10-4.jpg" text:style-name="Internet_20_link" text:visited-style-name="Visited_20_Internet_20_Link">
<draw:frame draw:style-name="fr1" draw:name="Image336" text:anchor-type="as-char" svg:width="6.9236in" svg:height="6.9236in" draw:z-index="0">
<draw:image xlink:href="../Images/AРМІЯINFORM/2023-05-02T94-00-00-04-00/10-4-150x150.jpg" xlink:type="simple" xlink:show="embed" xlink:actuate="onLoad" draw:mime-type="image/jpeg"/>
</draw:frame>
</text:a>
</text:p>
      <text:p text:style-name="P4">
На думку військових Черкаського обласного ТЦК та СП, молоде покоління проявляєжагу до опанування нових військових знань і надалі це може стати їм у пригодів будь-якій ситуації як на мирній території, так і під час захисту країни відокупантів.</text:p>
      <text:p text:style-name="P4">
<text:span text:style-name="T5">
Фото Аліни Кривошеї</text:span>
</text:p>
      <text:p text:style-name="P4">
Source: <text:a xlink:type="simple" xlink:href="https://armyinform.com.ua/2023/05/02/na-cherkashhyni-ditej-navchaly-vijskovij-spravi/" text:style-name="Internet_20_link" text:visited-style-name="Visited_20_Internet_20_Link">
https://armyinform.com.ua/2023/05/02/na-cherkashhyni-ditej-navchaly-vijskovij-spravi/</text:a>
</text:p>
      <!--NEWS-->
      <text:h text:style-name="P10" text:outline-level="1">
<text:span text:style-name="T4">
росіяни застосовують сталінський метод «переселення народів», побоюючись опору з боку наших громадян — Ганна Маляр</text:span>
</text:h>
      <text:p text:style-name="P4">
Author: ['Вячеслав Діордієв']</text:p>
      <text:p text:style-name="P4">
Time: 2023-05-02T95:00:00-04:00</text:p>
      <text:p text:style-name="P4">
Description: За словами заступниці Міністра оборони України Ганни Маляр, на тимчасово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lyar-ganna-1.jpg" text:style-name="Internet_20_link" text:visited-style-name="Visited_20_Internet_20_Link">
malyar-ganna-1.jpg</text:a>
']</text:p>
      <text:p text:style-name="P4">
Tags: ['STOPRUSSIA', 'АГРЕСІЯ РФ', 'ВТОРГНЕННЯ РФ', 'ГАННА МАЛЯР', 'ТЕЛЕМАРАФОН "ЄДИНІ НОВИНИ"']</text:p>
      <text:p text:style-name="P4">
Category: News</text:p>
      <!--METADATA-->
      <text:p text:style-name="P4">
<draw:frame draw:style-name="fr1" draw:name="Image337" text:anchor-type="as-char" svg:width="6.9236in" svg:height="5.532059in" draw:z-index="0">
<draw:image xlink:href="../Images/AРМІЯINFORM/2023-05-02T95-00-00-04-00/malyar-ganna-1.jpg" xlink:type="simple" xlink:show="embed" xlink:actuate="onLoad" draw:mime-type="image/jpeg"/>
</draw:frame>
</text:p>
      <text:p text:style-name="P4">
За словами заступниці Міністра оборони України Ганни Маляр, на тимчасовоокупованих територіях України ворог побоюється об’єднання та справедливогоопору окупантам з боку наших людей, а тому застосовує дикі сталінські методищодо «переселення народів». Про це вона повідомила в ефірі <text:a xlink:type="simple" xlink:href="https://www.youtube.com/watch" text:style-name="Internet_20_link" text:visited-style-name="Visited_20_Internet_20_Link">
телевізійногомарафону</text:a>
 «Єдині новини».</text:p>
      <text:p text:style-name="P4">
За словами Ганни Маляр, у такий спосіб окупанти намагаються, так би мовити,розмити наш етнічний склад.</text:p>
      <text:p text:style-name="P4">
— Так у ХХІ столітті це звучить дуже дико. Але, як і колись радянськийкерманич сталін, росія іде на те задля перемішування українців з певнимиетнічними групами. Задля того вони примусово звозять людей з різних регіонівкраїни-агресора та розселяють їх на тимчасово окупованих територіях України, —зазначила заступниця Міністра оборони.</text:p>
      <text:p text:style-name="P4">
На думку Ганни Маляр, люди одного етнічного складу, які стали жертвамизбройної агресії, завжди схильні до об’єднання та опору. І щоб завадити цьому,розділити їх, ворог і перемішує українців з представниками своїх етнічнихгруп.</text:p>
      <text:p text:style-name="P4">
— Раніше ми чули про такі методи лише з історії та розповідей наших бабусь тадідусів, що жили за сталінських часів. Це сприймалося нами трагічно, але ми негадали, що таке може статися в наші дні. Втім, крім абсолютно неприпустимихжорстоких методів, спрямованих на пригнічення наших людей та примушення їх доспівпраці, вони вдалися і до таких диких методів зміцнення своєї імперії, —підсумувала Ганна Маляр.</text:p>
      <text:p text:style-name="P4">
Source: <text:a xlink:type="simple" xlink:href="https://armyinform.com.ua/2023/05/02/na-tymchasovo-okupovanyh-terytoriyah-ukrayiny-rosiyany-zastosovuyut-stalinskyj-metod-pereselennya-narodiv-poboyuyuchys-oporu-z-boku-nashyh-gromadyan-ganna-malyar/" text:style-name="Internet_20_link" text:visited-style-name="Visited_20_Internet_20_Link">
https://armyinform.com.ua/2023/05/02/na-tymchasovo-okupovanyh-terytoriyah-ukrayiny-rosiyany-zastosovuyut-stalinskyj-metod-pereselennya-narodiv-poboyuyuchys-oporu-z-boku-nashyh-gromadyan-ganna-malyar/</text:a>
</text:p>
      <!--NEWS-->
      <text:h text:style-name="P10" text:outline-level="1">
<text:span text:style-name="T4">
Готуємо великий санкційний пакет, рішення вже незабаром — Президента України</text:span>
</text:h>
      <text:p text:style-name="P4">
Author: ['АРМІЯINFORM']</text:p>
      <text:p text:style-name="P4">
Time: 2023-05-02T96:00:00-04:00</text:p>
      <text:p text:style-name="P4">
Description: Бажаю здоровʼя, шановні українці!    Короткий звіт про сьогоднішній день.    Перше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9ed516f76ce690a44dcf53b001e3e82_1683046422_extra_large.jpeg" text:style-name="Internet_20_link" text:visited-style-name="Visited_20_Internet_20_Link">
29ed516f76ce690a44dcf53b001e3e82_1683046422_extra_large.jpeg</text:a>
']</text:p>
      <text:p text:style-name="P4">
Tags: ['STOPRUSSIA', 'АГРЕСІЯ РФ', 'ВІДЕОЗВЕРНЕННЯ ПРЕЗИДЕНТА УКРАЇНИ', 'ВОЛОДИМИР ЗЕЛЕНСЬКИЙ', 'ВТОРГНЕННЯ РФ']</text:p>
      <text:p text:style-name="P4">
Category: News</text:p>
      <!--METADATA-->
      <text:p text:style-name="P4">
<draw:frame draw:style-name="fr1" draw:name="Image338" text:anchor-type="as-char" svg:width="6.9236in" svg:height="3.888755in" draw:z-index="0">
<draw:image xlink:href="../Images/AРМІЯINFORM/2023-05-02T96-00-00-04-00/29ed516f76ce690a44dcf53b001e3e82_1683046422_extra_large.jpeg" xlink:type="simple" xlink:show="embed" xlink:actuate="onLoad" draw:mime-type="image/jpeg"/>
</draw:frame>
</text:p>
      <text:p text:style-name="P4">
<text:span text:style-name="T4">
<text:span text:style-name="T5">
Бажаю здоровʼя, шановні українці!</text:span>
</text:span>
</text:p>
      <text:p text:style-name="P4">
Короткий звіт про сьогоднішній день.</text:p>
      <text:p text:style-name="P4">
Перше — військовий кабінет. Це особлива робота з ключовими командувачами йтими, хто забезпечує оборону. Зрозуміло, що це закрита робота, її деталі неоприлюднюються. Але так само, як і засідання Ставки, військовий кабінет тежпрацює регулярно для синхронізації наших найбільш важливих оборонних таактивних дій.</text:p>
      <text:p text:style-name="P4">
Друге — санкції. Провів нараду щодо посилення санкційних режимів — як наших,українських, та і спільних із партнерами.</text:p>
      <text:p text:style-name="P4">
Уважно стежимо за тим, як держава-терорист намагається обходити санкції,фіксуємо кожен такий напрямок, працюємо разом з партнерами, щоб заблокуватице. Готуємо великий санкційний пакет. Рішення вже незабаром.</text:p>
      <text:p text:style-name="P4">
Третє — міжнародні заходи. Цей травень і наступні місяці будуть доволіактивними для України в міжнародній площині. Буде багато переговорної роботи,міжнародні заходи, які посилять нашу оборону. Все опрацьовуємо. Провівсьогодні кілька нарад щодо запланованого на цей тиждень і на найближчий час.</text:p>
      <text:p text:style-name="P4">
Четверте — провів нараду з главою уряду Шмигалем. Координація, підготовкарішень. Готуємо концептуальні безпекові рішення для розвитку України, нашоїінфраструктури як зараз, так і після війни. Готуємось і до запланованихміжнародних зустрічей щодо відбудови України та відповідних переговорів ізпартнерами.</text:p>
      <text:p text:style-name="P4">
І п’яте — сьогоднішні міжнародні зустрічі й розмови.</text:p>
      <text:p text:style-name="P4">
Зустрівся з делегацією парламенту Португалії на чолі з головою парламенту.Продуктивно.</text:p>
      <text:p text:style-name="P4">
Подякував за підтримку нашої держави й людей. Тематика розмови — доволіширока, але головне все ж це те, що нас обʼєднує… Це безпека для всіхєвропейців, стабільність, а отже, це подальший розвиток і посиленняєвропейської та євроатлантичної спільноти. В цьому контексті зазначив, якихрішень очікуємо від саміту партнерів у Вільнюсі в липні, саміту НАТО.</text:p>
      <text:p text:style-name="P4">
Говорив сьогодні з головою Африканського Союзу, Президентом КоморськихОстровів. Важлива розмова й важливі спільні розуміння. Подякував за підтримкуна глобальних майданчиках, зокрема в ООН. Запросив приєднатися до реалізаціїнашої формули миру й запевнив, що Україна готова бути надійним гарантомпродовольчої безпеки. Ми робимо все, щоб ліквідувати будь-яку шкоду відросійської агресії як для наших людей, так і для всіх наших партнерів.</text:p>
      <text:p text:style-name="P4">
Дякую кожному у світі, хто підтримує Україну!</text:p>
      <text:p text:style-name="P4">
Слава всім нашим воїнам, які зараз у бою заради нашої держави, на бойовихпостах та на бойових завданнях!</text:p>
      <text:p text:style-name="P4">
Особливо відзначу сьогодні воїнів 77-ї окремої аеромобільної та 93-ї окремоїмеханізованої бригад, які обороняють Бахмутський напрямок. Справдірезультативно! Дякую, хлопці!</text:p>
      <text:p text:style-name="P4">
<text:span text:style-name="T4">
<text:span text:style-name="T5">
Слава Україні!</text:span>
</text:span>
</text:p>
      <text:p text:style-name="P4">
Source: <text:a xlink:type="simple" xlink:href="https://armyinform.com.ua/2023/05/02/gotuyemo-velykyj-sankczijnyj-paket-rishennya-vzhe-nezabarom-prezydenta-ukrayiny/" text:style-name="Internet_20_link" text:visited-style-name="Visited_20_Internet_20_Link">
https://armyinform.com.ua/2023/05/02/gotuyemo-velykyj-sankczijnyj-paket-rishennya-vzhe-nezabarom-prezydenta-ukrayiny/</text:a>
</text:p>
      <!--NEWS-->
      <text:h text:style-name="P10" text:outline-level="1">
<text:span text:style-name="T4">
Прямі втрати України під час ІІ Світової війни склали близько 7 млн. осіб</text:span>
</text:h>
      <text:p text:style-name="P4">
Author: ['АРМІЯINFORM']</text:p>
      <text:p text:style-name="P4">
Time: 2023-05-02T97:00:00-04:00</text:p>
      <text:p text:style-name="P4">
Description: Про це нагадала заступниця генерального директора Національного музею історії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24356699-465.jpg" text:style-name="Internet_20_link" text:visited-style-name="Visited_20_Internet_20_Link">
630_360_1624356699-465.jpg</text:a>
', '<text:a xlink:type="simple" xlink:href="https://armyinform.com.ua/wp-content/uploads/2023/05/2efda004-d91c-4a1d-a7d8-25246f52a269-150x150.jpg" text:style-name="Internet_20_link" text:visited-style-name="Visited_20_Internet_20_Link">
2efda004-d91c-4a1d-a7d8-25246f52a269-150x150.jpg</text:a>
', '<text:a xlink:type="simple" xlink:href="https://armyinform.com.ua/wp-content/uploads/2023/05/6f21eaf2-c5f5-49ee-9745-a3b6e39d8c65-150x150.jpg" text:style-name="Internet_20_link" text:visited-style-name="Visited_20_Internet_20_Link">
6f21eaf2-c5f5-49ee-9745-a3b6e39d8c65-150x150.jpg</text:a>
']</text:p>
      <text:p text:style-name="P4">
Tags: ['MILITARY MEDIA CENTER', 'STOPRUSSIA', 'ЛЮДМИЛА РИБЧЕНКО']</text:p>
      <text:p text:style-name="P4">
Category: News</text:p>
      <!--METADATA-->
      <text:p text:style-name="P4">
<draw:frame draw:style-name="fr1" draw:name="Image339" text:anchor-type="as-char" svg:width="6.9236in" svg:height="3.956343in" draw:z-index="0">
<draw:image xlink:href="../Images/AРМІЯINFORM/2023-05-02T97-00-00-04-00/630_360_1624356699-465.jpg" xlink:type="simple" xlink:show="embed" xlink:actuate="onLoad" draw:mime-type="image/jpeg"/>
</draw:frame>
 Фото ілюстративне</text:p>
      <text:p text:style-name="P4">
Про це нагадала заступниця генерального директора Національного музею історіїУкраїни у ІІ Світовій війні Людмила Рибченко під час круглого столу «ВнесокУкраїни та українців у перемогу над фашизмом у ІІ Світовій війні: урокиісторії, які ми досі вчимо» в Military Media Center.</text:p>
      <text:p text:style-name="P4">
— З-поміж близько 7 млн. мобілізованих з території України до лав Червоноїармії загинув кожен другий. "На сьогодні в нашому музеї зберігаютьсядокументи, які підтверджують втрати 3 млн. 300 тис. військовослужбовців,призваних з України, — повідомила Людмила Рибченко.</text:p>
      <text:p text:style-name="P4">
Число втрат серед мирних мешканців учені оцінюють у близько 4 млн. осіб.</text:p>
      <text:p text:style-name="P4">
— Загалом демографічні втрати — 13 млн. 850 тис. осіб без урахуванняЗакарпаття і Криму. Щоб досягнути довоєнної чисельності населення (41 млн.осіб), Україні довелося відновлюватися 19 років, — підкреслила науковиця.</text:p>
      <text:p text:style-name="P4">
<text:a xlink:type="simple" xlink:href="https://armyinform.com.ua/wp-content/uploads/2023/05/2efda004-d91c-4a1d-a7d8-25246f52a269.jpg" text:style-name="Internet_20_link" text:visited-style-name="Visited_20_Internet_20_Link">
<draw:frame draw:style-name="fr1" draw:name="Image340" text:anchor-type="as-char" svg:width="6.9236in" svg:height="6.9236in" draw:z-index="0">
<draw:image xlink:href="../Images/AРМІЯINFORM/2023-05-02T97-00-00-04-00/2efda004-d91c-4a1d-a7d8-25246f52a269-150x150.jpg" xlink:type="simple" xlink:show="embed" xlink:actuate="onLoad" draw:mime-type="image/jpeg"/>
</draw:frame>
</text:a>
</text:p>
      <text:p text:style-name="P4">
<text:a xlink:type="simple" xlink:href="https://armyinform.com.ua/wp-content/uploads/2023/05/6f21eaf2-c5f5-49ee-9745-a3b6e39d8c65.jpg" text:style-name="Internet_20_link" text:visited-style-name="Visited_20_Internet_20_Link">
<draw:frame draw:style-name="fr1" draw:name="Image341" text:anchor-type="as-char" svg:width="6.9236in" svg:height="6.9236in" draw:z-index="0">
<draw:image xlink:href="../Images/AРМІЯINFORM/2023-05-02T97-00-00-04-00/6f21eaf2-c5f5-49ee-9745-a3b6e39d8c65-150x150.jpg" xlink:type="simple" xlink:show="embed" xlink:actuate="onLoad" draw:mime-type="image/jpeg"/>
</draw:frame>
</text:a>
</text:p>
      <text:p text:style-name="P4">
За її словами, по війні на території України не лишилося жодного міста, вякому б мешкало більше, ніж 60% довоєнного населення. Так, у Києві з 900 тис.мешканці лишилося 200 тис., в Одесі — з довоєнних 600 тис. осіб — близько 200тисяч, у Дніпропетровську — з пів мільйона — 100 тис. мешканців.</text:p>
      <text:p text:style-name="P4">
— Варто додати також післявоєнні втрати, які є, безперечно, наслідком війни тасформованої під час війни політики Сталіна, — наголосила Людмила Рибченко. —Зокрема, не так давно почали досліджувати голод 1946-1947 рр., масштабивражають. На сьогодні ми оперуємо цифрами в близько 1 млн. осіб загиблих.</text:p>
      <text:p text:style-name="P4">
Круглий стіл відбувся за сприяння Світового Конгресу Українців.</text:p>
      <text:p text:style-name="P4">
<text:span text:style-name="T4">
Джерело:</text:span>
 <text:span text:style-name="T5">
<text:a xlink:type="simple" xlink:href="https://armyinform.com.ua/reformator/script%20async%20src=%22https:/telegram.org/js/telegram-widget.js" text:style-name="Internet_20_link" text:visited-style-name="Visited_20_Internet_20_Link">
Military MediaCenter</text:a>
</text:span>
</text:p>
      <text:p text:style-name="P4">
Source: <text:a xlink:type="simple" xlink:href="https://armyinform.com.ua/2023/05/02/pryami-vtraty-ukrayiny-pid-chas-ii-svitovoyi-vijny-sklaly-blyzko-7-mln-osib/" text:style-name="Internet_20_link" text:visited-style-name="Visited_20_Internet_20_Link">
https://armyinform.com.ua/2023/05/02/pryami-vtraty-ukrayiny-pid-chas-ii-svitovoyi-vijny-sklaly-blyzko-7-mln-osib/</text:a>
</text:p>
      <!--NEWS-->
      <text:h text:style-name="P10" text:outline-level="1">
<text:span text:style-name="T4">
Внесені зміні до Статуту ЗСУ щодо удосконалення питань лікування військовослужбовців під час дії воєнного стану</text:span>
</text:h>
      <text:p text:style-name="P4">
Author: ['АРМІЯINFORM']</text:p>
      <text:p text:style-name="P4">
Time: 2023-05-02T98:00:00-04:00</text:p>
      <text:p text:style-name="P4">
Description: Верховна Рада України 2 травня 2023р. прийняла у другому читанні і в цілому проект Зак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age.webp" text:style-name="Internet_20_link" text:visited-style-name="Visited_20_Internet_20_Link">
image.webp</text:a>
']</text:p>
      <text:p text:style-name="P4">
Tags: ['STOPRUSSIA', 'АГРЕСІЯ РФ', 'ВЕРХОВНА РАДА УКРАЇНИ', 'СТАТУТ ЗБРОЙНИХ СИЛ УКРАЇНИ']</text:p>
      <text:p text:style-name="P4">
Category: News</text:p>
      <!--METADATA-->
      <text:p text:style-name="P4">
<draw:frame draw:style-name="fr1" draw:name="Image342" text:anchor-type="as-char" svg:width="6.9236in" svg:height="9.231467in" draw:z-index="0">
<draw:image xlink:href="../ConvertedIMGs/AРМІЯINFORM/2023-05-02T98-00-00-04-00/image.png" xlink:type="simple" xlink:show="embed" xlink:actuate="onLoad" draw:mime-type="image/png"/>
</draw:frame>
</text:p>
      <text:p text:style-name="P4">
Верховна Рада України 2 травня 2023р. прийняла у другому читанні і в ціломупроект Закону про внесення змін до Статуту внутрішньої Служби Збройних СилУкраїни щодо удосконалення питань оформлення документів та лікуваннявійськовослужбовців під час дії воєнного стану (реєстр.№<text:a xlink:type="simple" xlink:href="https://ips.ligazakon.net/document/view/JI09021I" text:style-name="Internet_20_link" text:visited-style-name="Visited_20_Internet_20_Link">
9158</text:a>
).</text:p>
      <text:p text:style-name="P4">
Прийнятий Закон удосконалює питання оформлення військовослужбовцям довідки прообставини травми (поранення, контузії, каліцтва) як за результатами проведеннявідповідного розслідування (службового чи спеціального), так і без йогопроведення, а також удосконалює питання оформлення і направлення медичних таінших документів між військовими частинами та закладами охорони здоров’я.</text:p>
      <text:p text:style-name="P4">
<text:span text:style-name="T4">
Джерело:</text:span>
 <text:a xlink:type="simple" xlink:href="https://www.rada.gov.ua/news/razom/236000.html" text:style-name="Internet_20_link" text:visited-style-name="Visited_20_Internet_20_Link">
<text:span text:style-name="T5">
Верховна РадаУкраїни</text:span>
</text:a>
</text:p>
      <text:p text:style-name="P4">
Source: <text:a xlink:type="simple" xlink:href="https://armyinform.com.ua/2023/05/02/vneseni-zmini-do-statutu-zsu-shhodo-udoskonalennya-pytan-likuvannya-vijskovosluzhbovcziv-pid-chas-diyi-voyennogo-stanu/" text:style-name="Internet_20_link" text:visited-style-name="Visited_20_Internet_20_Link">
https://armyinform.com.ua/2023/05/02/vneseni-zmini-do-statutu-zsu-shhodo-udoskonalennya-pytan-likuvannya-vijskovosluzhbovcziv-pid-chas-diyi-voyennogo-stanu/</text:a>
</text:p>
      <!--NEWS-->
      <text:h text:style-name="P10" text:outline-level="1">
<text:span text:style-name="T4">
Коротко. Війна. День 433</text:span>
</text:h>
      <text:p text:style-name="P4">
Author: ['АРМІЯINFORM']</text:p>
      <text:p text:style-name="P4">
Time: 2023-05-02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ТОРГНЕННЯ РФ', 'ГШ ЗСУ']</text:p>
      <text:p text:style-name="P4">
Category: News</text:p>
      <!--METADATA-->
      <text:p text:style-name="P4">
Source: <text:a xlink:type="simple" xlink:href="https://armyinform.com.ua/2023/05/02/korotko-vijna-den-433/" text:style-name="Internet_20_link" text:visited-style-name="Visited_20_Internet_20_Link">
https://armyinform.com.ua/2023/05/02/korotko-vijna-den-433/</text:a>
</text:p>
      <!--NEWS-->
      <text:h text:style-name="P10" text:outline-level="1">
<text:span text:style-name="T4">
На Київщині та у столиці працює ППО</text:span>
</text:h>
      <text:p text:style-name="P4">
Authors: Ukrinform (Person)</text:p>
      <text:p text:style-name="P4">
Publisher: Укринформ (Organization)</text:p>
      <text:p text:style-name="P4">
Published Time: 2023-05-03T-31:52:00+03:00</text:p>
      <text:p text:style-name="P4">
Modified Time: 2023-05-03T00:52:00+03:00</text:p>
      <text:p text:style-name="P4">
Description: Під час повітряної тривоги в Київській області працюють сили протиповітряної оборони. — Укрінформ.</text:p>
      <text:p text:style-name="P4">
Images: ["<text:a xlink:type="simple" xlink:href="https://static.ukrinform.com/photos/2022_03/thumb_files/630_360_1646577157-576.jpg" text:style-name="Internet_20_link" text:visited-style-name="Visited_20_Internet_20_Link">
630_360_16465...</text:a>
"]</text:p>
      <text:p text:style-name="P4">
Tags: ['Київ', 'Київщина', 'Війна з росією', 'ППО', 'Дрон-камікадзе']</text:p>
      <text:p text:style-name="P4">
Type: Article</text:p>
      <!--METADATA-->
      <text:p text:style-name="P4">
<draw:frame draw:style-name="fr1" draw:name="Image343" text:anchor-type="as-char" svg:width="6.9236in" svg:height="3.956343in" draw:z-index="0">
<draw:image xlink:href="../Images/yкринформ/2023-05-03T-31-52-00-03-00/630_360_1646577157-576.jpg" xlink:type="simple" xlink:show="embed" xlink:actuate="onLoad" draw:mime-type="image/jpeg"/>
</draw:frame>
 Під часповітряної тривоги в Київській області працюють сили протиповітряної оборони.</text:p>
      <text:p text:style-name="P4">
Про це в <text:a xlink:type="simple" xlink:href="https://t.me/s/kyivoda" text:style-name="Internet_20_link" text:visited-style-name="Visited_20_Internet_20_Link">
 </text:a>
 повідомляє Київська ОВА, передаєУкрінформ.</text:p>
      <text:p text:style-name="P4">
"Київщина! Працює ППО", - йдеться в дописі.</text:p>
      <text:p text:style-name="P4">
ОВА закликає громадян залишатися в укриттях або інших безпечних місцях дозакінчення <text:a xlink:type="simple" xlink:href="https://www.ukrinform.ua/tag-povitrana-trivoga" text:style-name="Internet_20_link" text:visited-style-name="Visited_20_Internet_20_Link">
 </text:a>
 .</text:p>
      <text:p text:style-name="P4">
Про роботу ППО також <text:a xlink:type="simple" xlink:href="https://t.me/s/VA_Kyiv" text:style-name="Internet_20_link" text:visited-style-name="Visited_20_Internet_20_Link">
 </text:a>
 Київська міська військоваадміністрація, закликаючи громадян зберігати спокій.</text:p>
      <text:p text:style-name="P4">
<text:span text:style-name="T4">
Читайте також:</text:span>
 <text:a xlink:type="simple" xlink:href="https://www.ukrinform.ua/rubric-ato/3702974-na-hmelniccini-vnoci-pracuvala-ppo.html" text:style-name="Internet_20_link" text:visited-style-name="Visited_20_Internet_20_Link">
 <text:span text:style-name="T4">
ППО</text:span>
 </text:a>
</text:p>
      <text:p text:style-name="P4">
Як повідомлялося, у столиці та Київській області оголошено повітряну тривогу узв'язку з імовірною атакою ударних безпілотників.</text:p>
      <text:p text:style-name="P4">
Source: <text:a xlink:type="simple" xlink:href="https://www.ukrinform.ua/rubric-ato/3703887-na-kiivsini-pracue-ppo.html" text:style-name="Internet_20_link" text:visited-style-name="Visited_20_Internet_20_Link">
https://www.ukrinform.ua/rubric-ato/3703887-na-kiivsini-pracue-ppo.html</text:a>
</text:p>
      <!--NEWS-->
      <text:h text:style-name="P10" text:outline-level="1">
<text:span text:style-name="T4">
В Україні - від 2° до 21° тепла, переважно без опадів</text:span>
</text:h>
      <text:p text:style-name="P4">
Authors: Ukrinform (Person)</text:p>
      <text:p text:style-name="P4">
Publisher: Укринформ (Organization)</text:p>
      <text:p text:style-name="P4">
Published Time: 2023-05-03T-33:44:00+03:00</text:p>
      <text:p text:style-name="P4">
Modified Time: 2023-05-03T00:44:00+03:00</text:p>
      <text:p text:style-name="P4">
Description: В Україні 3 травня опади ймовірні лише у західних і окремих північних областях, температура вночі 2-7° тепла, вдень 16-21°. — Укрінформ.</text:p>
      <text:p text:style-name="P4">
Images: ["<text:a xlink:type="simple" xlink:href="https://static.ukrinform.com/photos/2022_05/thumb_files/630_360_1652121027-407.jpeg" text:style-name="Internet_20_link" text:visited-style-name="Visited_20_Internet_20_Link">
630_360_16521...</text:a>
"]</text:p>
      <text:p text:style-name="P4">
Tags: ['Погода', 'Тепло', 'Прогноз']</text:p>
      <text:p text:style-name="P4">
Type: Article</text:p>
      <!--METADATA-->
      <text:p text:style-name="P4">
<draw:frame draw:style-name="fr1" draw:name="Image344" text:anchor-type="as-char" svg:width="6.9236in" svg:height="3.956343in" draw:z-index="0">
<draw:image xlink:href="../Images/yкринформ/2023-05-03T-33-44-00-03-00/630_360_1652121027-407.jpeg" xlink:type="simple" xlink:show="embed" xlink:actuate="onLoad" draw:mime-type="image/jpeg"/>
</draw:frame>
 ВУкраїні 3 травня опади ймовірні лише у західних і окремих північних областях,температура вночі 2-7° тепла, вдень 16-21°.</text:p>
      <text:p text:style-name="P4">
Про це Укрінформу повідомили в Українському гідрометцентрі.</text:p>
      <text:p text:style-name="P4">
"Уночі у Волинській, Рівненській, вдень у західних та Житомирській областяххмарно з проясненнями, місцями невеликий короткочасний дощ, гроза; на рештітериторії мінлива хмарність, без опадів. Вітер переважно південний (у західнихобластях з переходом на північно-західний), 5-10 м/с. Температура вночі 2-7°тепла, вдень 16-21°, у більшості західних областей вночі 4-9°, вдень 12-17°(на високогір'ї Карпат вночі 0-5° тепла, вдень 8-13°)", - йдеться вповідомленні.</text:p>
      <text:p text:style-name="P4">
У Києві та області у середу опади не очікуються. Вітер південний, 5-10 м/с. Устолиці температура вночі 5-7° тепла, вдень близько 20°, на Київщині вночі2-7° тепла, вдень 16-21°.</text:p>
      <text:p text:style-name="P4">
Згідно з прогнозом, 4 травня у західних та північних областях, 5 травня вУкраїні, крім південно-східної частини, пройдуть невеликі дощі, місцями грози;на решті території без опадів. Вітер 4 травня південний, у північних тазахідних областях, 5 травня на більшій частині території країни північний тапівнічно-східний, 3-8 м/с. Температура вночі 4-9°, на півдні та південномусході країни до 12° (5 травня у північно-західних областях 2-7° тепла); вденьу західних (крім Закарпатської) та північних областях, 5 травня і в більшостіцентральних областей 11-16°, на решті території 15-20°, на півдні та сходікраїни до 23°.</text:p>
      <text:p text:style-name="P4">
<text:span text:style-name="T4">
Читайте також:</text:span>
 <text:a xlink:type="simple" xlink:href="https://www.ukrinform.ua/rubric-kyiv/3703460-u-kievi-riven-vodi-v-dnipri-za-dobu-majze-ne-zminivsa.html" text:style-name="Internet_20_link" text:visited-style-name="Visited_20_Internet_20_Link">
 </text:a>
</text:p>
      <text:p text:style-name="P4">
У Києві та області 4-5 травня прогнозуються невеликі дощі (вночі 4 травнямісцями). Вітер північний та північно-східний, 3-8 м/с. У столиці температуравночі 7-9°, вдень 12-14° на Київщині вночі 4-9° тепла, вдень 11-16°.</text:p>
      <text:p text:style-name="P4">
Синоптики на вихідні в Україні опадів не прогнозують, лише у Карпатськомурегіоні 7 травня пройде короткочасний дощ.</text:p>
      <text:p text:style-name="P4">
Температура у південних та південно-східних областях вночі 6-11°, вдень13-18°; на решті території вночі 1-7° <text:a xlink:type="simple" xlink:href="https://www.ukrinform.ua/tag-teplo" text:style-name="Internet_20_link" text:visited-style-name="Visited_20_Internet_20_Link">
 </text:a>
, на ґрунті заморозки 0-3°, вдень 8-14° тепла, на Закарпатті 15-20°.</text:p>
      <text:p text:style-name="P4">
У Києві та області 6- 7 травня опади не очікуються. У столиці температуравночі 3-5° тепла, вдень 10-12°, на Київщині вночі 1-6° тепла, на ґрунтізаморозки 0-3°; вдень 8-13° тепла.</text:p>
      <text:p text:style-name="P4">
Source: <text:a xlink:type="simple" xlink:href="https://www.ukrinform.ua/rubric-regions/3703638-v-ukraini-zavtra-vid-2-do-21-tepla-perevazno-bez-opadiv.html" text:style-name="Internet_20_link" text:visited-style-name="Visited_20_Internet_20_Link">
https://www.ukrinform.ua/rubric-regions/3703638-v-ukraini-zavtra-vid-2-do-21-tepla-perevazno-bez-opadiv.html</text:a>
</text:p>
      <!--NEWS-->
      <text:h text:style-name="P10" text:outline-level="1">
<text:span text:style-name="T4">
Попри запеклі бої ситуація на фронті в Україні залишається статичною - Пентагон</text:span>
</text:h>
      <text:p text:style-name="P4">
Authors: Ukrinform (Person)</text:p>
      <text:p text:style-name="P4">
Publisher: Укринформ (Organization)</text:p>
      <text:p text:style-name="P4">
Published Time: 2023-05-03T-35:32:00+03:00</text:p>
      <text:p text:style-name="P4">
Modified Time: 2023-05-03T00:32:00+03:00</text:p>
      <text:p text:style-name="P4">
Description: Українські сили продовжують відбивати атаки російських окупантів та ведуть важкі бої, особливо на Бахмутському напрямку, однак загалом ситуація вздовж лінії фронту є статичною, коли сторони не набувають контролю над суттєвими новими територіями. — Укрінформ.</text:p>
      <text:p text:style-name="P4">
Images: ["<text:a xlink:type="simple" xlink:href="https://static.ukrinform.com/photos/2022_10/thumb_files/630_360_1665090731-591.jpg" text:style-name="Internet_20_link" text:visited-style-name="Visited_20_Internet_20_Link">
630_360_16650...</text:a>
"]</text:p>
      <text:p text:style-name="P4">
Tags: ['Бахмут', 'Пентагон', 'Україна', 'Війна з росією']</text:p>
      <text:p text:style-name="P4">
Type: Article</text:p>
      <!--METADATA-->
      <text:p text:style-name="P4">
<draw:frame draw:style-name="fr1" draw:name="Image345" text:anchor-type="as-char" svg:width="6.9236in" svg:height="3.956343in" draw:z-index="0">
<draw:image xlink:href="../Images/yкринформ/2023-05-03T-35-32-00-03-00/630_360_1665090731-591.jpg" xlink:type="simple" xlink:show="embed" xlink:actuate="onLoad" draw:mime-type="image/jpeg"/>
</draw:frame>
Українські сили продовжують відбивати атаки російських окупантів та ведутьважкі бої, особливо на Бахмутському напрямку, однак загалом ситуація вздовжлінії фронту є статичною, коли сторони не набувають контролю над суттєвиминовими територіями.</text:p>
      <text:p text:style-name="P4">
Про це сказав у вівторок під час пресбрифінгу речник Пентагону генерал ПатрікРайдер, передає власний кореспондент Укрінформу.</text:p>
      <text:p text:style-name="P4">
«У цілому ми продовжуємо спостерігати важкі бої в Бахмуті», - зауваживпредставник оборонного відомства США.</text:p>
      <text:p text:style-name="P4">
Хоча, за його словами, певний час тому в цьому районі мало місце послабленнянапруженості.</text:p>
      <text:p text:style-name="P4">
Характеризуючи ситуацію в Україні в цілому, генерал вказав також напродовження <text:a xlink:type="simple" xlink:href="https://www.ukrinform.ua/tag-rosia" text:style-name="Internet_20_link" text:visited-style-name="Visited_20_Internet_20_Link">
 </text:a>
 атак ракетами та дронамипо українській цивільній інфраструктурі, що «на жаль, не є новим».</text:p>
      <text:p text:style-name="P4">
<text:span text:style-name="T4">
Читайте також:</text:span>
 <text:a xlink:type="simple" xlink:href="https://www.ukrinform.ua/rubric-ato/3703876-pentagon-pidtverdiv-so-prodovzit-nadavati-dopomogu-ukraini.html" text:style-name="Internet_20_link" text:visited-style-name="Visited_20_Internet_20_Link">
 <text:span text:style-name="T4">
Пентагон</text:span>
 </text:a>
</text:p>
      <text:p text:style-name="P4">
Водночас, за його словами, «в основному, вздовж лінії фронту ситуаціяпродовжує залишатися статичною».</text:p>
      <text:p text:style-name="P4">
Як повідомляв <text:a xlink:type="simple" xlink:href="https://www.ukrinform.ua/rubric-ato/3703794-vorog-nastupae-na-cotiroh-napramkah-najzapeklisi-boi-za-bahmut-i-marinku.html" text:style-name="Internet_20_link" text:visited-style-name="Visited_20_Internet_20_Link">
 </text:a>
 , за данимиГенштабу ЗСУ, війська рф продовжують наступальні дії на Лиманському,Бахмутському, Авдіївському та Мар’їнському напрямках. Підрозділи Сил оборонина вказаних ділянках фронту протягом минулої доби відбиті понад 20 атак.</text:p>
      <text:p text:style-name="P4">
Source: <text:a xlink:type="simple" xlink:href="https://www.ukrinform.ua/rubric-ato/3703880-popri-zapekli-boi-situacia-na-fronti-v-ukraini-zalisaetsa-staticnou-pentagon.html" text:style-name="Internet_20_link" text:visited-style-name="Visited_20_Internet_20_Link">
https://www.ukrinform.ua/rubric-ato/3703880-popri-zapekli-boi-situacia-na-fronti-v-ukraini-zalisaetsa-staticnou-pentagon.html</text:a>
</text:p>
      <!--NEWS-->
      <text:h text:style-name="P10" text:outline-level="1">
<text:span text:style-name="T4">
У Києві та області - повітряна тривога</text:span>
</text:h>
      <text:p text:style-name="P4">
Authors: Ukrinform (Person)</text:p>
      <text:p text:style-name="P4">
Publisher: Укринформ (Organization)</text:p>
      <text:p text:style-name="P4">
Published Time: 2023-05-03T-37:16:00+03:00</text:p>
      <text:p text:style-name="P4">
Modified Time: 2023-05-03T00:16:00+03:00</text:p>
      <text:p text:style-name="P4">
Description: У столиці та Київській області оголошено повітряну тривогу у зв'язку з імовірною атакою ударних безпілотників.</text:p>
      <text:p text:style-name="P4">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Київ', 'Київщина', 'Війна з росією', 'Повітряна тривога', 'Дрон-камікадзе']</text:p>
      <text:p text:style-name="P4">
Type: Article</text:p>
      <!--METADATA-->
      <text:p text:style-name="P4">
<draw:frame draw:style-name="fr1" draw:name="Image346" text:anchor-type="as-char" svg:width="6.9236in" svg:height="3.956343in" draw:z-index="0">
<draw:image xlink:href="../Images/yкринформ/2023-05-03T-37-16-00-03-00/630_360_1645871571-868.jpg" xlink:type="simple" xlink:show="embed" xlink:actuate="onLoad" draw:mime-type="image/jpeg"/>
</draw:frame>
 У столиціта Київській області оголошено повітряну тривогу у зв'язку з імовірною атакоюударних безпілотників.</text:p>
      <text:p text:style-name="P4">
Про це повідомляють Київська <text:a xlink:type="simple" xlink:href="https://t.me/s/VA_Kyiv" text:style-name="Internet_20_link" text:visited-style-name="Visited_20_Internet_20_Link">
 </text:a>
 та Київська <text:a xlink:type="simple" xlink:href="https://t.me/s/kyivoda" text:style-name="Internet_20_link" text:visited-style-name="Visited_20_Internet_20_Link">
</text:a>
 військові адміністрації, передає Укрінформ.</text:p>
      <text:p text:style-name="P4">
Громадян просять прямувати до укриттів.</text:p>
      <text:p text:style-name="P4">
Керівник Офісу Президента Андрій Єрмак <text:a xlink:type="simple" xlink:href="https://t.me/s/ermaka2022" text:style-name="Internet_20_link" text:visited-style-name="Visited_20_Internet_20_Link">
 </text:a>
 неігнорувати тривогу. Невдовзі він повідомив про роботу ППО.</text:p>
      <text:p text:style-name="P4">
<text:span text:style-name="T4">
Читайте також:</text:span>
 <text:a xlink:type="simple" xlink:href="https://www.ukrinform.ua/rubric-kyiv/3702925-nad-kievom-ppo-znisila-vsi-vorozi-raketi-ta-droni-ocilnik-kmva.html" text:style-name="Internet_20_link" text:visited-style-name="Visited_20_Internet_20_Link">
 </text:a>
</text:p>
      <text:p text:style-name="P4">
За попередньою інформацією, тривога пов'язана із запуском дронів-камікадзе зпівнічно-східного напрямку.</text:p>
      <text:p text:style-name="P4">
Source: <text:a xlink:type="simple" xlink:href="https://www.ukrinform.ua/rubric-ato/3703886-u-kievi-ta-oblasti-povitrana-trivoga.html" text:style-name="Internet_20_link" text:visited-style-name="Visited_20_Internet_20_Link">
https://www.ukrinform.ua/rubric-ato/3703886-u-kievi-ta-oblasti-povitrana-trivoga.html</text:a>
</text:p>
      <!--NEWS-->
      <text:h text:style-name="P10" text:outline-level="1">
<text:span text:style-name="T4">
Авіація Ізраїлю завдає ударів по Сектору Гази у відповідь на ракетний обстріл</text:span>
</text:h>
      <text:p text:style-name="P4">
Authors: Ukrinform (Person)</text:p>
      <text:p text:style-name="P4">
Publisher: Укринформ (Organization)</text:p>
      <text:p text:style-name="P4">
Published Time: 2023-05-03T-39:09:00+03:00</text:p>
      <text:p text:style-name="P4">
Modified Time: 2023-05-03T00:09:00+03:00</text:p>
      <text:p text:style-name="P4">
Description: Армія оборони Ізраїлю (ЦАХАЛ) проводить військово-повітряну операцію, завдаючи прицільних ударів по Сектору Гази, звідки у вівторок на ізраїльську територію прилетіли ракети. — Укрінформ.</text:p>
      <text:p text:style-name="P4">
Images: ["<text:a xlink:type="simple" xlink:href="https://static.ukrinform.com/photos/2015_12/thumb_files/630_360_1450664167-8541.jpg" text:style-name="Internet_20_link" text:visited-style-name="Visited_20_Internet_20_Link">
630_360_14506...</text:a>
"]</text:p>
      <text:p text:style-name="P4">
Tags: ['Авіація', 'Ізраїль', 'Обстріл', 'Сектор Гази']</text:p>
      <text:p text:style-name="P4">
Type: Article</text:p>
      <!--METADATA-->
      <text:p text:style-name="P4">
<draw:frame draw:style-name="fr1" draw:name="Image347" text:anchor-type="as-char" svg:width="6.9236in" svg:height="3.956343in" draw:z-index="0">
<draw:image xlink:href="../Images/yкринформ/2023-05-03T-39-09-00-03-00/630_360_1450664167-8541.jpg" xlink:type="simple" xlink:show="embed" xlink:actuate="onLoad" draw:mime-type="image/jpeg"/>
</draw:frame>
 Арміяоборони Ізраїлю (ЦАХАЛ) проводить військово-повітряну операцію, завдаючиприцільних ударів по Сектору Гази, звідки у вівторок на ізраїльську територіюприлетіли ракети.</text:p>
      <text:p text:style-name="P4">
Про це повідомляє <text:a xlink:type="simple" xlink:href="http://www.cnn.com/2023/05/02/middleeast/israel-gaza-strip-idf-intl/index.html" text:style-name="Internet_20_link" text:visited-style-name="Visited_20_Internet_20_Link">
 </text:a>
 із посиланням на ізраїльських військових, передаєУкрінформ.</text:p>
      <text:p text:style-name="P4">
«Армія оборони Ізраїлю ЦАХАЛ завдає ударів по Сектору Гази», - йдеться вповідомленні.</text:p>
      <text:p text:style-name="P4">
При цьому зазначається, що у своїй <text:a xlink:type="simple" xlink:href="http://www.idf.il/en/articles/hafatzot/05-2023/three-rockets-were-launched-from-gaza-toward-israeli-territory/" text:style-name="Internet_20_link" text:visited-style-name="Visited_20_Internet_20_Link">
</text:a>
 ЦАХАЛ офіційно сповістив про запусккількох ракет із Сектора Гази. Одна була перехоплена групою протиповітряноїоборони ЦАХАЛ, а решта впали на відкритих територіях.</text:p>
      <text:p text:style-name="P4">
<text:span text:style-name="T4">
Читайте також:</text:span>
 <text:a xlink:type="simple" xlink:href="https://www.ukrinform.ua/rubric-world/3703737-izrail-zaavlae-so-sektor-gazi-vipustiv-po-jogo-teritorii-22-raketi-e-postrazdali.html" text:style-name="Internet_20_link" text:visited-style-name="Visited_20_Internet_20_Link">
 <text:span text:style-name="T4">
Ізраїль</text:span>
 </text:a>
</text:p>
      <text:p text:style-name="P4">
Як повідомляв Укрінформ, <text:a xlink:type="simple" xlink:href="https://www.ukrinform.ua/rubric-world/3703651-izrail-zavdav-udaru-po-sirii-zaginuv-vijskovij-reuters.html" text:style-name="Internet_20_link" text:visited-style-name="Visited_20_Internet_20_Link">
 </text:a>
 впонеділок загинув один військовослужбовець, ще сім осіб отримали поранення.</text:p>
      <text:p text:style-name="P4">
<text:span text:style-name="T5">
Фото ілюстративне</text:span>
</text:p>
      <text:p text:style-name="P4">
Source: <text:a xlink:type="simple" xlink:href="https://www.ukrinform.ua/rubric-world/3703885-aviacia-izrailu-zavdae-udariv-po-sektoru-gazi-u-vidpovid-na-raketnij-obstril.html" text:style-name="Internet_20_link" text:visited-style-name="Visited_20_Internet_20_Link">
https://www.ukrinform.ua/rubric-world/3703885-aviacia-izrailu-zavdae-udariv-po-sektoru-gazi-u-vidpovid-na-raketnij-obstril.html</text:a>
</text:p>
      <!--NEWS-->
      <text:h text:style-name="P10" text:outline-level="1">
<text:span text:style-name="T4">
Авіація Ізраїлю завдає ударів по Сектору Гази у відповідь на ракетний обстріл</text:span>
</text:h>
      <text:p text:style-name="P4">
Authors: Ukrinform (Person)</text:p>
      <text:p text:style-name="P4">
Publisher: Укринформ (Organization)</text:p>
      <text:p text:style-name="P4">
Published Time: 2023-05-03T00:09:00+03:00</text:p>
      <text:p text:style-name="P4">
Modified Time: 2023-05-03T00:09:00+03:00</text:p>
      <text:p text:style-name="P4">
Description: Армія оборони Ізраїлю (ЦАХАЛ) проводить військово-повітряну операцію, завдаючи прицільних ударів по Сектору Гази, звідки у вівторок на ізраїльську територію прилетіли ракети. — Укрінформ.</text:p>
      <text:p text:style-name="P4">
Images: ["<text:a xlink:type="simple" xlink:href="https://static.ukrinform.com/photos/2015_12/thumb_files/630_360_1450664167-8541.jpg" text:style-name="Internet_20_link" text:visited-style-name="Visited_20_Internet_20_Link">
630_360_14506...</text:a>
"]</text:p>
      <text:p text:style-name="P4">
Tags: ['Авіація', 'Ізраїль', 'Обстріл', 'Сектор Гази']</text:p>
      <text:p text:style-name="P4">
Type: Article</text:p>
      <!--METADATA-->
      <text:p text:style-name="P4">
<draw:frame draw:style-name="fr1" draw:name="Image348" text:anchor-type="as-char" svg:width="6.9236in" svg:height="3.956343in" draw:z-index="0">
<draw:image xlink:href="../Images/yкринформ/2023-05-03T00-09-00-03-00/630_360_1450664167-8541.jpg" xlink:type="simple" xlink:show="embed" xlink:actuate="onLoad" draw:mime-type="image/jpeg"/>
</draw:frame>
 Арміяоборони Ізраїлю (ЦАХАЛ) проводить військово-повітряну операцію, завдаючиприцільних ударів по Сектору Гази, звідки у вівторок на ізраїльську територіюприлетіли ракети.</text:p>
      <text:p text:style-name="P4">
Про це повідомляє <text:a xlink:type="simple" xlink:href="http://www.cnn.com/2023/05/02/middleeast/israel-gaza-strip-idf-intl/index.html" text:style-name="Internet_20_link" text:visited-style-name="Visited_20_Internet_20_Link">
 </text:a>
 із посиланням на ізраїльських військових, передаєУкрінформ.</text:p>
      <text:p text:style-name="P4">
«Армія оборони Ізраїлю ЦАХАЛ завдає ударів по Сектору Гази», - йдеться вповідомленні.</text:p>
      <text:p text:style-name="P4">
При цьому зазначається, що у своїй <text:a xlink:type="simple" xlink:href="http://www.idf.il/en/articles/hafatzot/05-2023/three-rockets-were-launched-from-gaza-toward-israeli-territory/" text:style-name="Internet_20_link" text:visited-style-name="Visited_20_Internet_20_Link">
</text:a>
 ЦАХАЛ офіційно сповістив про запусккількох ракет із Сектора Гази. Одна була перехоплена групою протиповітряноїоборони ЦАХАЛ, а решта впали на відкритих територіях.</text:p>
      <text:p text:style-name="P4">
<text:span text:style-name="T4">
Читайте також:</text:span>
 <text:a xlink:type="simple" xlink:href="https://www.ukrinform.ua/rubric-world/3703737-izrail-zaavlae-so-sektor-gazi-vipustiv-po-jogo-teritorii-22-raketi-e-postrazdali.html" text:style-name="Internet_20_link" text:visited-style-name="Visited_20_Internet_20_Link">
 <text:span text:style-name="T4">
Ізраїль</text:span>
 </text:a>
</text:p>
      <text:p text:style-name="P4">
Як повідомляв Укрінформ, <text:a xlink:type="simple" xlink:href="https://www.ukrinform.ua/rubric-world/3703651-izrail-zavdav-udaru-po-sirii-zaginuv-vijskovij-reuters.html" text:style-name="Internet_20_link" text:visited-style-name="Visited_20_Internet_20_Link">
 </text:a>
 впонеділок загинув один військовослужбовець, ще сім осіб отримали поранення.</text:p>
      <text:p text:style-name="P4">
<text:span text:style-name="T5">
Фото ілюстративне</text:span>
</text:p>
      <text:p text:style-name="P4">
Source: <text:a xlink:type="simple" xlink:href="https://www.ukrinform.ua/rubric-world/3703885-aviacia-izrailu-zavdae-udariv-po-sektoru-gazi-u-vidpovid-na-raketnij-obstril.html" text:style-name="Internet_20_link" text:visited-style-name="Visited_20_Internet_20_Link">
https://www.ukrinform.ua/rubric-world/3703885-aviacia-izrailu-zavdae-udariv-po-sektoru-gazi-u-vidpovid-na-raketnij-obstril.html</text:a>
</text:p>
      <!--NEWS-->
      <text:h text:style-name="P10" text:outline-level="1">
<text:span text:style-name="T4">
У Києві та області - повітряна тривога</text:span>
</text:h>
      <text:p text:style-name="P4">
Authors: Ukrinform (Person)</text:p>
      <text:p text:style-name="P4">
Publisher: Укринформ (Organization)</text:p>
      <text:p text:style-name="P4">
Published Time: 2023-05-03T00:16:00+03:00</text:p>
      <text:p text:style-name="P4">
Modified Time: 2023-05-03T00:16:00+03:00</text:p>
      <text:p text:style-name="P4">
Description: У столиці та Київській області оголошено повітряну тривогу у зв'язку з імовірною атакою ударних безпілотників.</text:p>
      <text:p text:style-name="P4">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Київ', 'Київщина', 'Війна з росією', 'Повітряна тривога', 'Дрон-камікадзе']</text:p>
      <text:p text:style-name="P4">
Type: Article</text:p>
      <!--METADATA-->
      <text:p text:style-name="P4">
<draw:frame draw:style-name="fr1" draw:name="Image349" text:anchor-type="as-char" svg:width="6.9236in" svg:height="3.956343in" draw:z-index="0">
<draw:image xlink:href="../Images/yкринформ/2023-05-03T00-16-00-03-00/630_360_1645871571-868.jpg" xlink:type="simple" xlink:show="embed" xlink:actuate="onLoad" draw:mime-type="image/jpeg"/>
</draw:frame>
 У столиціта Київській області оголошено повітряну тривогу у зв'язку з імовірною атакоюударних безпілотників.</text:p>
      <text:p text:style-name="P4">
Про це повідомляють Київська <text:a xlink:type="simple" xlink:href="https://t.me/s/VA_Kyiv" text:style-name="Internet_20_link" text:visited-style-name="Visited_20_Internet_20_Link">
 </text:a>
 та Київська <text:a xlink:type="simple" xlink:href="https://t.me/s/kyivoda" text:style-name="Internet_20_link" text:visited-style-name="Visited_20_Internet_20_Link">
</text:a>
 військові адміністрації, передає Укрінформ.</text:p>
      <text:p text:style-name="P4">
Громадян просять прямувати до укриттів.</text:p>
      <text:p text:style-name="P4">
Керівник Офісу Президента Андрій Єрмак <text:a xlink:type="simple" xlink:href="https://t.me/s/ermaka2022" text:style-name="Internet_20_link" text:visited-style-name="Visited_20_Internet_20_Link">
 </text:a>
 неігнорувати тривогу. Невдовзі він повідомив про роботу ППО.</text:p>
      <text:p text:style-name="P4">
<text:span text:style-name="T4">
Читайте також:</text:span>
 <text:a xlink:type="simple" xlink:href="https://www.ukrinform.ua/rubric-kyiv/3702925-nad-kievom-ppo-znisila-vsi-vorozi-raketi-ta-droni-ocilnik-kmva.html" text:style-name="Internet_20_link" text:visited-style-name="Visited_20_Internet_20_Link">
 </text:a>
</text:p>
      <text:p text:style-name="P4">
За попередньою інформацією, тривога пов'язана із запуском дронів-камікадзе зпівнічно-східного напрямку.</text:p>
      <text:p text:style-name="P4">
Source: <text:a xlink:type="simple" xlink:href="https://www.ukrinform.ua/rubric-ato/3703886-u-kievi-ta-oblasti-povitrana-trivoga.html" text:style-name="Internet_20_link" text:visited-style-name="Visited_20_Internet_20_Link">
https://www.ukrinform.ua/rubric-ato/3703886-u-kievi-ta-oblasti-povitrana-trivoga.html</text:a>
</text:p>
      <!--NEWS-->
      <text:h text:style-name="P10" text:outline-level="1">
<text:span text:style-name="T4">
Попри запеклі бої ситуація на фронті в Україні залишається статичною - Пентагон</text:span>
</text:h>
      <text:p text:style-name="P4">
Authors: Ukrinform (Person)</text:p>
      <text:p text:style-name="P4">
Publisher: Укринформ (Organization)</text:p>
      <text:p text:style-name="P4">
Published Time: 2023-05-03T00:32:00+03:00</text:p>
      <text:p text:style-name="P4">
Modified Time: 2023-05-03T00:32:00+03:00</text:p>
      <text:p text:style-name="P4">
Description: Українські сили продовжують відбивати атаки російських окупантів та ведуть важкі бої, особливо на Бахмутському напрямку, однак загалом ситуація вздовж лінії фронту є статичною, коли сторони не набувають контролю над суттєвими новими територіями. — Укрінформ.</text:p>
      <text:p text:style-name="P4">
Images: ["<text:a xlink:type="simple" xlink:href="https://static.ukrinform.com/photos/2022_10/thumb_files/630_360_1665090731-591.jpg" text:style-name="Internet_20_link" text:visited-style-name="Visited_20_Internet_20_Link">
630_360_16650...</text:a>
"]</text:p>
      <text:p text:style-name="P4">
Tags: ['Бахмут', 'Пентагон', 'Україна', 'Війна з росією']</text:p>
      <text:p text:style-name="P4">
Type: Article</text:p>
      <!--METADATA-->
      <text:p text:style-name="P4">
<draw:frame draw:style-name="fr1" draw:name="Image350" text:anchor-type="as-char" svg:width="6.9236in" svg:height="3.956343in" draw:z-index="0">
<draw:image xlink:href="../Images/yкринформ/2023-05-03T00-32-00-03-00/630_360_1665090731-591.jpg" xlink:type="simple" xlink:show="embed" xlink:actuate="onLoad" draw:mime-type="image/jpeg"/>
</draw:frame>
 Українськісили продовжують відбивати атаки російських окупантів та ведуть важкі бої,особливо на Бахмутському напрямку, однак загалом ситуація вздовж лінії фронтує статичною, коли сторони не набувають контролю над суттєвими новимитериторіями.</text:p>
      <text:p text:style-name="P4">
Про це сказав у вівторок під час пресбрифінгу речник Пентагону генерал ПатрікРайдер, передає власний кореспондент Укрінформу.</text:p>
      <text:p text:style-name="P4">
«У цілому ми продовжуємо спостерігати важкі бої в Бахмуті», - зауваживпредставник оборонного відомства США.</text:p>
      <text:p text:style-name="P4">
Хоча, за його словами, певний час тому в цьому районі мало місце послабленнянапруженості.</text:p>
      <text:p text:style-name="P4">
Характеризуючи ситуацію в Україні в цілому, генерал вказав також напродовження <text:a xlink:type="simple" xlink:href="https://www.ukrinform.ua/tag-rosia" text:style-name="Internet_20_link" text:visited-style-name="Visited_20_Internet_20_Link">
 </text:a>
 атак ракетами та дронамипо українській цивільній інфраструктурі, що «на жаль, не є новим».</text:p>
      <text:p text:style-name="P4">
<text:span text:style-name="T4">
Читайте також:</text:span>
 <text:a xlink:type="simple" xlink:href="https://www.ukrinform.ua/rubric-ato/3703876-pentagon-pidtverdiv-so-prodovzit-nadavati-dopomogu-ukraini.html" text:style-name="Internet_20_link" text:visited-style-name="Visited_20_Internet_20_Link">
 <text:span text:style-name="T4">
Пентагон</text:span>
 </text:a>
</text:p>
      <text:p text:style-name="P4">
Водночас, за його словами, «в основному, вздовж лінії фронту ситуаціяпродовжує залишатися статичною».</text:p>
      <text:p text:style-name="P4">
Як повідомляв <text:a xlink:type="simple" xlink:href="https://www.ukrinform.ua/rubric-ato/3703794-vorog-nastupae-na-cotiroh-napramkah-najzapeklisi-boi-za-bahmut-i-marinku.html" text:style-name="Internet_20_link" text:visited-style-name="Visited_20_Internet_20_Link">
 </text:a>
 , за данимиГенштабу ЗСУ, війська рф продовжують наступальні дії на Лиманському,Бахмутському, Авдіївському та Мар’їнському напрямках. Підрозділи Сил оборонина вказаних ділянках фронту протягом минулої доби відбиті понад 20 атак.</text:p>
      <text:p text:style-name="P4">
Source: <text:a xlink:type="simple" xlink:href="https://www.ukrinform.ua/rubric-ato/3703880-popri-zapekli-boi-situacia-na-fronti-v-ukraini-zalisaetsa-staticnou-pentagon.html" text:style-name="Internet_20_link" text:visited-style-name="Visited_20_Internet_20_Link">
https://www.ukrinform.ua/rubric-ato/3703880-popri-zapekli-boi-situacia-na-fronti-v-ukraini-zalisaetsa-staticnou-pentagon.html</text:a>
</text:p>
      <!--NEWS-->
      <text:h text:style-name="P10" text:outline-level="1">
<text:span text:style-name="T4">
В Україні - від 2° до 21° тепла, переважно без опадів</text:span>
</text:h>
      <text:p text:style-name="P4">
Authors: Ukrinform (Person)</text:p>
      <text:p text:style-name="P4">
Publisher: Укринформ (Organization)</text:p>
      <text:p text:style-name="P4">
Published Time: 2023-05-03T00:44:00+03:00</text:p>
      <text:p text:style-name="P4">
Modified Time: 2023-05-03T00:44:00+03:00</text:p>
      <text:p text:style-name="P4">
Description: В Україні 3 травня опади ймовірні лише у західних і окремих північних областях, температура вночі 2-7° тепла, вдень 16-21°. — Укрінформ.</text:p>
      <text:p text:style-name="P4">
Images: ["<text:a xlink:type="simple" xlink:href="https://static.ukrinform.com/photos/2022_05/thumb_files/630_360_1652121027-407.jpeg" text:style-name="Internet_20_link" text:visited-style-name="Visited_20_Internet_20_Link">
630_360_16521...</text:a>
"]</text:p>
      <text:p text:style-name="P4">
Tags: ['Погода', 'Тепло', 'Прогноз']</text:p>
      <text:p text:style-name="P4">
Type: Article</text:p>
      <!--METADATA-->
      <text:p text:style-name="P4">
<draw:frame draw:style-name="fr1" draw:name="Image351" text:anchor-type="as-char" svg:width="6.9236in" svg:height="3.956343in" draw:z-index="0">
<draw:image xlink:href="../Images/yкринформ/2023-05-03T00-44-00-03-00/630_360_1652121027-407.jpeg" xlink:type="simple" xlink:show="embed" xlink:actuate="onLoad" draw:mime-type="image/jpeg"/>
</draw:frame>
 В Україні3 травня опади ймовірні лише у західних і окремих північних областях,температура вночі 2-7° тепла, вдень 16-21°.</text:p>
      <text:p text:style-name="P4">
Про це Укрінформу повідомили в Українському гідрометцентрі.</text:p>
      <text:p text:style-name="P4">
"Уночі у Волинській, Рівненській, вдень у західних та Житомирській областяххмарно з проясненнями, місцями невеликий короткочасний дощ, гроза; на рештітериторії мінлива хмарність, без опадів. Вітер переважно південний (у західнихобластях з переходом на північно-західний), 5-10 м/с. Температура вночі 2-7°тепла, вдень 16-21°, у більшості західних областей вночі 4-9°, вдень 12-17°(на високогір'ї Карпат вночі 0-5° тепла, вдень 8-13°)", - йдеться вповідомленні.</text:p>
      <text:p text:style-name="P4">
У Києві та області у середу опади не очікуються. Вітер південний, 5-10 м/с. Устолиці температура вночі 5-7° тепла, вдень близько 20°, на Київщині вночі2-7° тепла, вдень 16-21°.</text:p>
      <text:p text:style-name="P4">
Згідно з прогнозом, 4 травня у західних та північних областях, 5 травня вУкраїні, крім південно-східної частини, пройдуть невеликі дощі, місцями грози;на решті території без опадів. Вітер 4 травня південний, у північних тазахідних областях, 5 травня на більшій частині території країни північний тапівнічно-східний, 3-8 м/с. Температура вночі 4-9°, на півдні та південномусході країни до 12° (5 травня у північно-західних областях 2-7° тепла); вденьу західних (крім Закарпатської) та північних областях, 5 травня і в більшостіцентральних областей 11-16°, на решті території 15-20°, на півдні та сходікраїни до 23°.</text:p>
      <text:p text:style-name="P4">
<text:span text:style-name="T4">
Читайте також:</text:span>
 <text:a xlink:type="simple" xlink:href="https://www.ukrinform.ua/rubric-kyiv/3703460-u-kievi-riven-vodi-v-dnipri-za-dobu-majze-ne-zminivsa.html" text:style-name="Internet_20_link" text:visited-style-name="Visited_20_Internet_20_Link">
 </text:a>
</text:p>
      <text:p text:style-name="P4">
У Києві та області 4-5 травня прогнозуються невеликі дощі (вночі 4 травнямісцями). Вітер північний та північно-східний, 3-8 м/с. У столиці температуравночі 7-9°, вдень 12-14° на Київщині вночі 4-9° тепла, вдень 11-16°.</text:p>
      <text:p text:style-name="P4">
Синоптики на вихідні в Україні опадів не прогнозують, лише у Карпатськомурегіоні 7 травня пройде короткочасний дощ.</text:p>
      <text:p text:style-name="P4">
Температура у південних та південно-східних областях вночі 6-11°, вдень13-18°; на решті території вночі 1-7° <text:a xlink:type="simple" xlink:href="https://www.ukrinform.ua/tag-teplo" text:style-name="Internet_20_link" text:visited-style-name="Visited_20_Internet_20_Link">
 </text:a>
, на ґрунті заморозки 0-3°, вдень 8-14° тепла, на Закарпатті 15-20°.</text:p>
      <text:p text:style-name="P4">
У Києві та області 6- 7 травня опади не очікуються. У столиці температуравночі 3-5° тепла, вдень 10-12°, на Київщині вночі 1-6° тепла, на ґрунтізаморозки 0-3°; вдень 8-13° тепла.</text:p>
      <text:p text:style-name="P4">
Source: <text:a xlink:type="simple" xlink:href="https://www.ukrinform.ua/rubric-regions/3703638-v-ukraini-zavtra-vid-2-do-21-tepla-perevazno-bez-opadiv.html" text:style-name="Internet_20_link" text:visited-style-name="Visited_20_Internet_20_Link">
https://www.ukrinform.ua/rubric-regions/3703638-v-ukraini-zavtra-vid-2-do-21-tepla-perevazno-bez-opadiv.html</text:a>
</text:p>
      <!--NEWS-->
      <text:h text:style-name="P10" text:outline-level="1">
<text:span text:style-name="T4">
На Київщині та у столиці працює ППО</text:span>
</text:h>
      <text:p text:style-name="P4">
Authors: Ukrinform (Person)</text:p>
      <text:p text:style-name="P4">
Publisher: Укринформ (Organization)</text:p>
      <text:p text:style-name="P4">
Published Time: 2023-05-03T00:52:00+03:00</text:p>
      <text:p text:style-name="P4">
Modified Time: 2023-05-03T00:52:00+03:00</text:p>
      <text:p text:style-name="P4">
Description: Під час повітряної тривоги в Київській області працюють сили протиповітряної оборони. — Укрінформ.</text:p>
      <text:p text:style-name="P4">
Images: ["<text:a xlink:type="simple" xlink:href="https://static.ukrinform.com/photos/2022_03/thumb_files/630_360_1646577157-576.jpg" text:style-name="Internet_20_link" text:visited-style-name="Visited_20_Internet_20_Link">
630_360_16465...</text:a>
"]</text:p>
      <text:p text:style-name="P4">
Tags: ['Київ', 'Київщина', 'Війна з росією', 'ППО', 'Дрон-камікадзе']</text:p>
      <text:p text:style-name="P4">
Type: Article</text:p>
      <!--METADATA-->
      <text:p text:style-name="P4">
<draw:frame draw:style-name="fr1" draw:name="Image352" text:anchor-type="as-char" svg:width="6.9236in" svg:height="3.956343in" draw:z-index="0">
<draw:image xlink:href="../Images/yкринформ/2023-05-03T00-52-00-03-00/630_360_1646577157-576.jpg" xlink:type="simple" xlink:show="embed" xlink:actuate="onLoad" draw:mime-type="image/jpeg"/>
</draw:frame>
 Під часповітряної тривоги в Київській області працюють сили протиповітряної оборони.</text:p>
      <text:p text:style-name="P4">
Про це в <text:a xlink:type="simple" xlink:href="https://t.me/s/kyivoda" text:style-name="Internet_20_link" text:visited-style-name="Visited_20_Internet_20_Link">
 </text:a>
 повідомляє Київська ОВА, передаєУкрінформ.</text:p>
      <text:p text:style-name="P4">
"Київщина! Працює ППО", - йдеться в дописі.</text:p>
      <text:p text:style-name="P4">
ОВА закликає громадян залишатися в укриттях або інших безпечних місцях дозакінчення <text:a xlink:type="simple" xlink:href="https://www.ukrinform.ua/tag-povitrana-trivoga" text:style-name="Internet_20_link" text:visited-style-name="Visited_20_Internet_20_Link">
 </text:a>
 .</text:p>
      <text:p text:style-name="P4">
Про роботу ППО також <text:a xlink:type="simple" xlink:href="https://t.me/s/VA_Kyiv" text:style-name="Internet_20_link" text:visited-style-name="Visited_20_Internet_20_Link">
 </text:a>
 Київська міська військоваадміністрація, закликаючи громадян зберігати спокій.</text:p>
      <text:p text:style-name="P4">
<text:span text:style-name="T4">
Читайте також:</text:span>
 <text:a xlink:type="simple" xlink:href="https://www.ukrinform.ua/rubric-ato/3702974-na-hmelniccini-vnoci-pracuvala-ppo.html" text:style-name="Internet_20_link" text:visited-style-name="Visited_20_Internet_20_Link">
 <text:span text:style-name="T4">
ППО</text:span>
 </text:a>
</text:p>
      <text:p text:style-name="P4">
Як повідомлялося, у столиці та Київській області оголошено повітряну тривогу узв'язку з імовірною атакою ударних безпілотників.</text:p>
      <text:p text:style-name="P4">
Source: <text:a xlink:type="simple" xlink:href="https://www.ukrinform.ua/rubric-ato/3703887-na-kiivsini-pracue-ppo.html" text:style-name="Internet_20_link" text:visited-style-name="Visited_20_Internet_20_Link">
https://www.ukrinform.ua/rubric-ato/3703887-na-kiivsini-pracue-ppo.html</text:a>
</text:p>
      <!--NEWS-->
      <text:h text:style-name="P10" text:outline-level="1">
<text:span text:style-name="T4">
У Представництві Президента України в АР Крим обговорили молодіжну політику після деокупації півострова</text:span>
</text:h>
      <text:p text:style-name="P4">
Author: ['АРМІЯINFORM']</text:p>
      <text:p text:style-name="P4">
Time: 2023-05-03T99:00:00-04:00</text:p>
      <text:p text:style-name="P4">
Description: Хороші державні політики потребують хороших, змістовних планів. Саме зар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4735566_546360710760660_5047061695975222334_n.jpg" text:style-name="Internet_20_link" text:visited-style-name="Visited_20_Internet_20_Link">
344735566_546360710760660_5047061695975222334_n.jpg</text:a>
']</text:p>
      <text:p text:style-name="P4">
Tags: ['STOPRUSSIA', 'АГРЕСІЯ РФ', 'АР КРИМ', 'ВТОРГНЕННЯ РФ', 'ТАМІЛА ТАШЕВА']</text:p>
      <text:p text:style-name="P4">
Category: News</text:p>
      <!--METADATA-->
      <text:p text:style-name="P4">
<draw:frame draw:style-name="fr1" draw:name="Image353" text:anchor-type="as-char" svg:width="6.9236in" svg:height="3.11562in" draw:z-index="0">
<draw:image xlink:href="../Images/AРМІЯINFORM/2023-05-03T99-00-00-04-00/344735566_546360710760660_5047061695975222334_n.jpg" xlink:type="simple" xlink:show="embed" xlink:actuate="onLoad" draw:mime-type="image/jpeg"/>
</draw:frame>
</text:p>
      <text:p text:style-name="P4">
Хороші державні політики потребують хороших, змістовних планів. Саме зарадирозробки такого Постійний Представник Президента України в АРК Таміла Ташевазустрілася із представниками державного та громадського сектору. Друзі таколеги зібралися за одним столом, щоб детально обговорити майбутню молодіжнуполітику на деокупованому Кримському півострові.</text:p>
      <text:p text:style-name="P4">
Про це<text:a xlink:type="simple" xlink:href="https://www.facebook.com/tamila.tasheva/posts/pfbid02r26oTAAGBxXp5PppuLLxMPJZyZFmaCzeTbJvsJLAQz3HXZamcNxTVNPdPQoFDeYHl" text:style-name="Internet_20_link" text:visited-style-name="Visited_20_Internet_20_Link">
повідомляє</text:a>
Постійний Представник Президента України в АРК Таміла Ташева.</text:p>
      <text:p text:style-name="P4">
«Наша зустріч тривала більше двох годин, за які нам вдалося окреслити майбутнінапрямки роботи: залучення інвестицій у розвиток молодіжних центрів таініціатив, організація програм обміну студентами, — як внутрішня, так іміжнародна мобільність молоді — підготовка не лише майбутніх фахівців, адержавотворців, підготовка майбутнього викладацького складу задля відновленнядіяльності навчальних закладів», — наголосила вона.</text:p>
      <text:p text:style-name="P4">
Марина Попатенко – заступниця Міністра молоді та спорту України — поділиласяцікавою думкою про те, що до молодіжної політики потрібно залучати молодепокоління представників корінних народів України, адже це зможе задовольнитиунікальний запит Криму.</text:p>
      <text:p text:style-name="P4">
Обговорили також ті меседжі, які ми вже маємо активно комунікувати як середукраїнців з підконтрольних територій України, так і серед тих громадян нашоїдержави, кому довелося виживати всі ці роки окупації. Це важливе питання, вякому ми – як громадянське суспільство — маємо досягти синергії.</text:p>
      <text:p text:style-name="P4">
«Вирішили з колегами, що Представництво підготує бріф за результатамидискусії, надасть для ознайомлення та внесення пропозицій і запланує наступнузустріч для подальшої роботи над візією молодіжної політики у деокупованомуКриму.</text:p>
      <text:p text:style-name="P4">
Відчуваю, що це той поштовх, який врешті призведе до майбутніх не лише рішень,а й політик, які ми спрямовуватимемо на реінтеграцію нашого українськогопівострова», — зазначила Тамла Ташева.</text:p>
      <text:p text:style-name="P4">
Продовжуємо працювати задля головної цілі — деокупації Криму та йогореінтеграції!</text:p>
      <text:p text:style-name="P4">
Source: <text:a xlink:type="simple" xlink:href="https://armyinform.com.ua/2023/05/03/u-predstavnycztvi-prezydenta-ukrayiny-v-ar-krym-obgovoryly-molodizhnu-polityku-pislya-deokupacziyi-pivostrova/" text:style-name="Internet_20_link" text:visited-style-name="Visited_20_Internet_20_Link">
https://armyinform.com.ua/2023/05/03/u-predstavnycztvi-prezydenta-ukrayiny-v-ar-krym-obgovoryly-molodizhnu-polityku-pislya-deokupacziyi-pivostrov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